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Gnumeric-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Gnumeric-default"/>
        <table:table-column table:style-name="co1" table:default-cell-style-name="ce1"/>
        <table:table-column table:style-name="co1" table:number-columns-repeated="246" table:default-cell-style-name="Gnumeric-default"/>
        <table:table-row table:style-name="ro1">
          <table:table-cell office:value-type="string">
            <text:p>5347369</text:p>
          </table:table-cell>
          <table:table-cell office:value-type="string">
            <text:p>11271170</text:p>
          </table:table-cell>
          <table:table-cell office:value-type="string">
            <text:p>LFP2</text:p>
          </table:table-cell>
          <table:table-cell office:value-type="float" office:value="605730.09">
            <text:p>605730.09</text:p>
          </table:table-cell>
          <table:table-cell office:value-type="float" office:value="227160.62">
            <text:p>227160.62</text:p>
          </table:table-cell>
          <table:table-cell office:value-type="float" office:value="429.6">
            <text:p>429.6</text:p>
          </table:table-cell>
          <table:table-cell office:value-type="float" office:value="429.6799926758">
            <text:p>429.6799926758</text:p>
          </table:table-cell>
          <table:table-cell office:value-type="float" office:value="7.9992675781">
            <text:p>7.9992675781</text:p>
          </table:table-cell>
          <table:table-cell office:value-type="string">
            <text:p>2513</text:p>
          </table:table-cell>
          <table:table-cell table:formula="of:=ABS([.H1])" office:value-type="float" office:value="7.999267578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370</text:p>
          </table:table-cell>
          <table:table-cell office:value-type="string">
            <text:p>11272300</text:p>
          </table:table-cell>
          <table:table-cell office:value-type="string">
            <text:p>LFP2</text:p>
          </table:table-cell>
          <table:table-cell office:value-type="float" office:value="607856.94">
            <text:p>607856.94</text:p>
          </table:table-cell>
          <table:table-cell office:value-type="float" office:value="225516.29">
            <text:p>225516.29</text:p>
          </table:table-cell>
          <table:table-cell office:value-type="float" office:value="492.32">
            <text:p>492.32</text:p>
          </table:table-cell>
          <table:table-cell office:value-type="float" office:value="492.4100036621">
            <text:p>492.4100036621</text:p>
          </table:table-cell>
          <table:table-cell office:value-type="float" office:value="9.0003662109">
            <text:p>9.0003662109</text:p>
          </table:table-cell>
          <table:table-cell office:value-type="string">
            <text:p>2513</text:p>
          </table:table-cell>
          <table:table-cell table:formula="of:=ABS([.H2])" office:value-type="float" office:value="9.000366210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371</text:p>
          </table:table-cell>
          <table:table-cell office:value-type="string">
            <text:p>11273170</text:p>
          </table:table-cell>
          <table:table-cell office:value-type="string">
            <text:p>LFP2</text:p>
          </table:table-cell>
          <table:table-cell office:value-type="float" office:value="609819.01">
            <text:p>609819.01</text:p>
          </table:table-cell>
          <table:table-cell office:value-type="float" office:value="226982.12">
            <text:p>226982.12</text:p>
          </table:table-cell>
          <table:table-cell office:value-type="float" office:value="498.3">
            <text:p>498.3</text:p>
          </table:table-cell>
          <table:table-cell office:value-type="float" office:value="498.3699951172">
            <text:p>498.3699951172</text:p>
          </table:table-cell>
          <table:table-cell office:value-type="float" office:value="6.9995117187">
            <text:p>6.9995117187</text:p>
          </table:table-cell>
          <table:table-cell office:value-type="string">
            <text:p>2513</text:p>
          </table:table-cell>
          <table:table-cell table:formula="of:=ABS([.H3])" office:value-type="float" office:value="6.999511718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372</text:p>
          </table:table-cell>
          <table:table-cell office:value-type="string">
            <text:p>11273180</text:p>
          </table:table-cell>
          <table:table-cell office:value-type="string">
            <text:p>LFP2</text:p>
          </table:table-cell>
          <table:table-cell office:value-type="float" office:value="608116.47">
            <text:p>608116.47</text:p>
          </table:table-cell>
          <table:table-cell office:value-type="float" office:value="227361.95">
            <text:p>227361.95</text:p>
          </table:table-cell>
          <table:table-cell office:value-type="float" office:value="451.98">
            <text:p>451.98</text:p>
          </table:table-cell>
          <table:table-cell office:value-type="float" office:value="452.0899963379">
            <text:p>452.0899963379</text:p>
          </table:table-cell>
          <table:table-cell office:value-type="float" office:value="10.9996337891">
            <text:p>10.9996337891</text:p>
          </table:table-cell>
          <table:table-cell office:value-type="string">
            <text:p>2513</text:p>
          </table:table-cell>
          <table:table-cell table:formula="of:=ABS([.H4])" office:value-type="float" office:value="10.999633789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373</text:p>
          </table:table-cell>
          <table:table-cell office:value-type="string">
            <text:p>11273218</text:p>
          </table:table-cell>
          <table:table-cell office:value-type="string">
            <text:p>LFP2</text:p>
          </table:table-cell>
          <table:table-cell office:value-type="float" office:value="609077.55">
            <text:p>609077.55</text:p>
          </table:table-cell>
          <table:table-cell office:value-type="float" office:value="225840.08">
            <text:p>225840.08</text:p>
          </table:table-cell>
          <table:table-cell office:value-type="float" office:value="494.91">
            <text:p>494.91</text:p>
          </table:table-cell>
          <table:table-cell office:value-type="float" office:value="458.6499938965">
            <text:p>458.6499938965</text:p>
          </table:table-cell>
          <table:table-cell office:value-type="float" office:value="-3626.0006103516">
            <text:p>-3626.0006103516</text:p>
          </table:table-cell>
          <table:table-cell office:value-type="string">
            <text:p>2513</text:p>
          </table:table-cell>
          <table:table-cell table:formula="of:=ABS([.H5])" office:value-type="float" office:value="3626.0006103516">
            <text:p>3626</text:p>
          </table:table-cell>
          <table:table-cell table:number-columns-repeated="246"/>
        </table:table-row>
        <table:table-row table:style-name="ro1">
          <table:table-cell office:value-type="string">
            <text:p>5347374</text:p>
          </table:table-cell>
          <table:table-cell office:value-type="string">
            <text:p>11273258</text:p>
          </table:table-cell>
          <table:table-cell office:value-type="string">
            <text:p>LFP2</text:p>
          </table:table-cell>
          <table:table-cell office:value-type="float" office:value="609892.4">
            <text:p>609892.4</text:p>
          </table:table-cell>
          <table:table-cell office:value-type="float" office:value="224978.84">
            <text:p>224978.84</text:p>
          </table:table-cell>
          <table:table-cell office:value-type="float" office:value="493.95">
            <text:p>493.95</text:p>
          </table:table-cell>
          <table:table-cell office:value-type="float" office:value="449.0799865723">
            <text:p>449.0799865723</text:p>
          </table:table-cell>
          <table:table-cell office:value-type="float" office:value="-4487.0013427734">
            <text:p>-4487.0013427734</text:p>
          </table:table-cell>
          <table:table-cell office:value-type="string">
            <text:p>2513</text:p>
          </table:table-cell>
          <table:table-cell table:formula="of:=ABS([.H6])" office:value-type="float" office:value="4487.0013427734">
            <text:p>4487</text:p>
          </table:table-cell>
          <table:table-cell table:number-columns-repeated="246"/>
        </table:table-row>
        <table:table-row table:style-name="ro1">
          <table:table-cell office:value-type="string">
            <text:p>5347375</text:p>
          </table:table-cell>
          <table:table-cell office:value-type="string">
            <text:p>11273270</text:p>
          </table:table-cell>
          <table:table-cell office:value-type="string">
            <text:p>LFP2</text:p>
          </table:table-cell>
          <table:table-cell office:value-type="float" office:value="608473.13">
            <text:p>608473.13</text:p>
          </table:table-cell>
          <table:table-cell office:value-type="float" office:value="224295.99">
            <text:p>224295.99</text:p>
          </table:table-cell>
          <table:table-cell office:value-type="float" office:value="463.51">
            <text:p>463.51</text:p>
          </table:table-cell>
          <table:table-cell office:value-type="float" office:value="463.5799865723">
            <text:p>463.5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513</text:p>
          </table:table-cell>
          <table:table-cell table:formula="of:=ABS([.H7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379</text:p>
          </table:table-cell>
          <table:table-cell office:value-type="string">
            <text:p>11272251</text:p>
          </table:table-cell>
          <table:table-cell office:value-type="string">
            <text:p>LFP3</text:p>
          </table:table-cell>
          <table:table-cell office:value-type="float" office:value="607699.25">
            <text:p>607699.25</text:p>
          </table:table-cell>
          <table:table-cell office:value-type="float" office:value="227293.98">
            <text:p>227293.98</text:p>
          </table:table-cell>
          <table:table-cell office:value-type="float" office:value="484.4">
            <text:p>484.4</text:p>
          </table:table-cell>
          <table:table-cell office:value-type="float" office:value="484.5299987793">
            <text:p>484.5299987793</text:p>
          </table:table-cell>
          <table:table-cell office:value-type="float" office:value="12.9998779297">
            <text:p>12.9998779297</text:p>
          </table:table-cell>
          <table:table-cell office:value-type="string">
            <text:p>2513</text:p>
          </table:table-cell>
          <table:table-cell table:formula="of:=ABS([.H8])" office:value-type="float" office:value="12.9998779297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380</text:p>
          </table:table-cell>
          <table:table-cell office:value-type="string">
            <text:p>11272261</text:p>
          </table:table-cell>
          <table:table-cell office:value-type="string">
            <text:p>LFP3</text:p>
          </table:table-cell>
          <table:table-cell office:value-type="float" office:value="606566.91">
            <text:p>606566.91</text:p>
          </table:table-cell>
          <table:table-cell office:value-type="float" office:value="227131.3">
            <text:p>227131.3</text:p>
          </table:table-cell>
          <table:table-cell office:value-type="float" office:value="456.5">
            <text:p>456.5</text:p>
          </table:table-cell>
          <table:table-cell office:value-type="float" office:value="456.7200012207">
            <text:p>456.7200012207</text:p>
          </table:table-cell>
          <table:table-cell office:value-type="float" office:value="22.0001220703">
            <text:p>22.0001220703</text:p>
          </table:table-cell>
          <table:table-cell office:value-type="string">
            <text:p>2513</text:p>
          </table:table-cell>
          <table:table-cell table:formula="of:=ABS([.H9])" office:value-type="float" office:value="22.0001220703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47381</text:p>
          </table:table-cell>
          <table:table-cell office:value-type="string">
            <text:p>11273181</text:p>
          </table:table-cell>
          <table:table-cell office:value-type="string">
            <text:p>LFP3</text:p>
          </table:table-cell>
          <table:table-cell office:value-type="float" office:value="608429.78">
            <text:p>608429.78</text:p>
          </table:table-cell>
          <table:table-cell office:value-type="float" office:value="226845.96">
            <text:p>226845.96</text:p>
          </table:table-cell>
          <table:table-cell office:value-type="float" office:value="458.33">
            <text:p>458.33</text:p>
          </table:table-cell>
          <table:table-cell office:value-type="float" office:value="458.4299926758">
            <text:p>458.4299926758</text:p>
          </table:table-cell>
          <table:table-cell office:value-type="float" office:value="9.9992675781">
            <text:p>9.9992675781</text:p>
          </table:table-cell>
          <table:table-cell office:value-type="string">
            <text:p>2513</text:p>
          </table:table-cell>
          <table:table-cell table:formula="of:=ABS([.H10])" office:value-type="float" office:value="9.9992675781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382</text:p>
          </table:table-cell>
          <table:table-cell office:value-type="string">
            <text:p>11273229</text:p>
          </table:table-cell>
          <table:table-cell office:value-type="string">
            <text:p>LFP3</text:p>
          </table:table-cell>
          <table:table-cell office:value-type="float" office:value="609802.82">
            <text:p>609802.82</text:p>
          </table:table-cell>
          <table:table-cell office:value-type="float" office:value="225790.98">
            <text:p>225790.98</text:p>
          </table:table-cell>
          <table:table-cell office:value-type="float" office:value="514.3">
            <text:p>514.3</text:p>
          </table:table-cell>
          <table:table-cell office:value-type="float" office:value="446.1799926758">
            <text:p>446.1799926758</text:p>
          </table:table-cell>
          <table:table-cell office:value-type="float" office:value="-6812.0007324219">
            <text:p>-6812.0007324219</text:p>
          </table:table-cell>
          <table:table-cell office:value-type="string">
            <text:p>2513</text:p>
          </table:table-cell>
          <table:table-cell table:formula="of:=ABS([.H11])" office:value-type="float" office:value="6812.0007324219">
            <text:p>6812</text:p>
          </table:table-cell>
          <table:table-cell table:number-columns-repeated="246"/>
        </table:table-row>
        <table:table-row table:style-name="ro1">
          <table:table-cell office:value-type="string">
            <text:p>5347383</text:p>
          </table:table-cell>
          <table:table-cell office:value-type="string">
            <text:p>11273252</text:p>
          </table:table-cell>
          <table:table-cell office:value-type="string">
            <text:p>LFP3</text:p>
          </table:table-cell>
          <table:table-cell office:value-type="float" office:value="609847.85">
            <text:p>609847.85</text:p>
          </table:table-cell>
          <table:table-cell office:value-type="float" office:value="225102.84">
            <text:p>225102.84</text:p>
          </table:table-cell>
          <table:table-cell office:value-type="float" office:value="448.03">
            <text:p>448.03</text:p>
          </table:table-cell>
          <table:table-cell office:value-type="float" office:value="448.0599975586">
            <text:p>448.0599975586</text:p>
          </table:table-cell>
          <table:table-cell office:value-type="float" office:value="2.9997558594">
            <text:p>2.9997558594</text:p>
          </table:table-cell>
          <table:table-cell office:value-type="string">
            <text:p>2513</text:p>
          </table:table-cell>
          <table:table-cell table:formula="of:=ABS([.H12])" office:value-type="float" office:value="2.999755859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384</text:p>
          </table:table-cell>
          <table:table-cell office:value-type="string">
            <text:p>11273253</text:p>
          </table:table-cell>
          <table:table-cell office:value-type="string">
            <text:p>LFP3</text:p>
          </table:table-cell>
          <table:table-cell office:value-type="float" office:value="609855.1">
            <text:p>609855.1</text:p>
          </table:table-cell>
          <table:table-cell office:value-type="float" office:value="225018.13">
            <text:p>225018.13</text:p>
          </table:table-cell>
          <table:table-cell office:value-type="float" office:value="448.05">
            <text:p>448.05</text:p>
          </table:table-cell>
          <table:table-cell office:value-type="float" office:value="448.049987793">
            <text:p>448.049987793</text:p>
          </table:table-cell>
          <table:table-cell office:value-type="float" office:value="-0.0012207031">
            <text:p>-0.0012207031</text:p>
          </table:table-cell>
          <table:table-cell office:value-type="string">
            <text:p>2513</text:p>
          </table:table-cell>
          <table:table-cell table:formula="of:=ABS([.H13])" office:value-type="float" office:value="0.0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385</text:p>
          </table:table-cell>
          <table:table-cell office:value-type="string">
            <text:p>11273271</text:p>
          </table:table-cell>
          <table:table-cell office:value-type="string">
            <text:p>LFP3</text:p>
          </table:table-cell>
          <table:table-cell office:value-type="float" office:value="608794.94">
            <text:p>608794.94</text:p>
          </table:table-cell>
          <table:table-cell office:value-type="float" office:value="224460.37">
            <text:p>224460.37</text:p>
          </table:table-cell>
          <table:table-cell office:value-type="float" office:value="472.88">
            <text:p>472.88</text:p>
          </table:table-cell>
          <table:table-cell office:value-type="float" office:value="472.75">
            <text:p>472.75</text:p>
          </table:table-cell>
          <table:table-cell office:value-type="float" office:value="-13">
            <text:p>-13</text:p>
          </table:table-cell>
          <table:table-cell office:value-type="string">
            <text:p>2513</text:p>
          </table:table-cell>
          <table:table-cell table:formula="of:=ABS([.H14])"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386</text:p>
          </table:table-cell>
          <table:table-cell office:value-type="string">
            <text:p>11273281</text:p>
          </table:table-cell>
          <table:table-cell office:value-type="string">
            <text:p>LFP3</text:p>
          </table:table-cell>
          <table:table-cell office:value-type="float" office:value="609059.02">
            <text:p>609059.02</text:p>
          </table:table-cell>
          <table:table-cell office:value-type="float" office:value="224360.95">
            <text:p>224360.95</text:p>
          </table:table-cell>
          <table:table-cell office:value-type="float" office:value="477.79">
            <text:p>477.79</text:p>
          </table:table-cell>
          <table:table-cell office:value-type="float" office:value="477.7300109863">
            <text:p>477.7300109863</text:p>
          </table:table-cell>
          <table:table-cell office:value-type="float" office:value="-5.9989013672">
            <text:p>-5.9989013672</text:p>
          </table:table-cell>
          <table:table-cell office:value-type="string">
            <text:p>2513</text:p>
          </table:table-cell>
          <table:table-cell table:formula="of:=ABS([.H15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387</text:p>
          </table:table-cell>
          <table:table-cell office:value-type="string">
            <text:p>11273283</text:p>
          </table:table-cell>
          <table:table-cell office:value-type="string">
            <text:p>LFP3</text:p>
          </table:table-cell>
          <table:table-cell office:value-type="float" office:value="609025.74">
            <text:p>609025.74</text:p>
          </table:table-cell>
          <table:table-cell office:value-type="float" office:value="224450.35">
            <text:p>224450.35</text:p>
          </table:table-cell>
          <table:table-cell office:value-type="float" office:value="470.18">
            <text:p>470.18</text:p>
          </table:table-cell>
          <table:table-cell office:value-type="float" office:value="470.1499938965">
            <text:p>470.1499938965</text:p>
          </table:table-cell>
          <table:table-cell office:value-type="float" office:value="-3.0006103516">
            <text:p>-3.0006103516</text:p>
          </table:table-cell>
          <table:table-cell office:value-type="string">
            <text:p>2513</text:p>
          </table:table-cell>
          <table:table-cell table:formula="of:=ABS([.H16])" office:value-type="float" office:value="3.0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388</text:p>
          </table:table-cell>
          <table:table-cell office:value-type="string">
            <text:p>11273301</text:p>
          </table:table-cell>
          <table:table-cell office:value-type="string">
            <text:p>LFP3</text:p>
          </table:table-cell>
          <table:table-cell office:value-type="float" office:value="608365.54">
            <text:p>608365.54</text:p>
          </table:table-cell>
          <table:table-cell office:value-type="float" office:value="223996.33">
            <text:p>223996.33</text:p>
          </table:table-cell>
          <table:table-cell office:value-type="float" office:value="468">
            <text:p>468</text:p>
          </table:table-cell>
          <table:table-cell office:value-type="float" office:value="467.9200134277">
            <text:p>467.9200134277</text:p>
          </table:table-cell>
          <table:table-cell office:value-type="float" office:value="-7.9986572266">
            <text:p>-7.9986572266</text:p>
          </table:table-cell>
          <table:table-cell office:value-type="string">
            <text:p>2513</text:p>
          </table:table-cell>
          <table:table-cell table:formula="of:=ABS([.H17])" office:value-type="float" office:value="7.998657226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389</text:p>
          </table:table-cell>
          <table:table-cell office:value-type="string">
            <text:p>11275094</text:p>
          </table:table-cell>
          <table:table-cell office:value-type="string">
            <text:p>LFP3</text:p>
          </table:table-cell>
          <table:table-cell office:value-type="float" office:value="605619.49">
            <text:p>605619.49</text:p>
          </table:table-cell>
          <table:table-cell office:value-type="float" office:value="227140.39">
            <text:p>227140.39</text:p>
          </table:table-cell>
          <table:table-cell office:value-type="float" office:value="430.55">
            <text:p>430.55</text:p>
          </table:table-cell>
          <table:table-cell office:value-type="float" office:value="430.6499938965">
            <text:p>430.6499938965</text:p>
          </table:table-cell>
          <table:table-cell office:value-type="float" office:value="9.9993896484">
            <text:p>9.9993896484</text:p>
          </table:table-cell>
          <table:table-cell office:value-type="string">
            <text:p>2513</text:p>
          </table:table-cell>
          <table:table-cell table:formula="of:=ABS([.H18])" office:value-type="float" office:value="9.999389648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390</text:p>
          </table:table-cell>
          <table:table-cell office:value-type="string">
            <text:p>25130108</text:p>
          </table:table-cell>
          <table:table-cell office:value-type="string">
            <text:p>LFP3</text:p>
          </table:table-cell>
          <table:table-cell office:value-type="float" office:value="607028.946">
            <text:p>607028.946</text:p>
          </table:table-cell>
          <table:table-cell office:value-type="float" office:value="227496.955">
            <text:p>227496.955</text:p>
          </table:table-cell>
          <table:table-cell office:value-type="float" office:value="432.565">
            <text:p>432.565</text:p>
          </table:table-cell>
          <table:table-cell office:value-type="float" office:value="432.2799987793">
            <text:p>432.2799987793</text:p>
          </table:table-cell>
          <table:table-cell office:value-type="float" office:value="-28.5001220703">
            <text:p>-28.5001220703</text:p>
          </table:table-cell>
          <table:table-cell office:value-type="string">
            <text:p>2513</text:p>
          </table:table-cell>
          <table:table-cell table:formula="of:=ABS([.H19])" office:value-type="float" office:value="28.5001220703">
            <text:p>29</text:p>
          </table:table-cell>
          <table:table-cell table:number-columns-repeated="246"/>
        </table:table-row>
        <table:table-row table:style-name="ro1">
          <table:table-cell office:value-type="string">
            <text:p>5347391</text:p>
          </table:table-cell>
          <table:table-cell office:value-type="string">
            <text:p>25130219</text:p>
          </table:table-cell>
          <table:table-cell office:value-type="string">
            <text:p>LFP3</text:p>
          </table:table-cell>
          <table:table-cell office:value-type="float" office:value="605650.82">
            <text:p>605650.82</text:p>
          </table:table-cell>
          <table:table-cell office:value-type="float" office:value="227042.235">
            <text:p>227042.235</text:p>
          </table:table-cell>
          <table:table-cell office:value-type="float" office:value="437.551">
            <text:p>437.551</text:p>
          </table:table-cell>
          <table:table-cell office:value-type="float" office:value="437.3999938965">
            <text:p>437.3999938965</text:p>
          </table:table-cell>
          <table:table-cell office:value-type="float" office:value="-15.1006103516">
            <text:p>-15.1006103516</text:p>
          </table:table-cell>
          <table:table-cell office:value-type="string">
            <text:p>2513</text:p>
          </table:table-cell>
          <table:table-cell table:formula="of:=ABS([.H20])" office:value-type="float" office:value="15.1006103516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393</text:p>
          </table:table-cell>
          <table:table-cell office:value-type="string">
            <text:p>25130548</text:p>
          </table:table-cell>
          <table:table-cell office:value-type="string">
            <text:p>LFP3</text:p>
          </table:table-cell>
          <table:table-cell office:value-type="float" office:value="610395.629">
            <text:p>610395.629</text:p>
          </table:table-cell>
          <table:table-cell office:value-type="float" office:value="227105.75">
            <text:p>227105.75</text:p>
          </table:table-cell>
          <table:table-cell office:value-type="float" office:value="460.27">
            <text:p>460.27</text:p>
          </table:table-cell>
          <table:table-cell office:value-type="float" office:value="459.8500061035">
            <text:p>459.8500061035</text:p>
          </table:table-cell>
          <table:table-cell office:value-type="float" office:value="-41.9993896484">
            <text:p>-41.9993896484</text:p>
          </table:table-cell>
          <table:table-cell office:value-type="string">
            <text:p>2513</text:p>
          </table:table-cell>
          <table:table-cell table:formula="of:=ABS([.H21])" office:value-type="float" office:value="41.9993896484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47394</text:p>
          </table:table-cell>
          <table:table-cell office:value-type="string">
            <text:p>25130549</text:p>
          </table:table-cell>
          <table:table-cell office:value-type="string">
            <text:p>LFP3</text:p>
          </table:table-cell>
          <table:table-cell office:value-type="float" office:value="610436.36">
            <text:p>610436.36</text:p>
          </table:table-cell>
          <table:table-cell office:value-type="float" office:value="227057.373">
            <text:p>227057.373</text:p>
          </table:table-cell>
          <table:table-cell office:value-type="float" office:value="461.69">
            <text:p>461.69</text:p>
          </table:table-cell>
          <table:table-cell office:value-type="float" office:value="461.4899902344">
            <text:p>461.4899902344</text:p>
          </table:table-cell>
          <table:table-cell office:value-type="float" office:value="-20.0009765625">
            <text:p>-20.0009765625</text:p>
          </table:table-cell>
          <table:table-cell office:value-type="string">
            <text:p>2513</text:p>
          </table:table-cell>
          <table:table-cell table:formula="of:=ABS([.H22])" office:value-type="float" office:value="20.0009765625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47395</text:p>
          </table:table-cell>
          <table:table-cell office:value-type="string">
            <text:p>25130711</text:p>
          </table:table-cell>
          <table:table-cell office:value-type="string">
            <text:p>LFP3</text:p>
          </table:table-cell>
          <table:table-cell office:value-type="float" office:value="607889.764">
            <text:p>607889.764</text:p>
          </table:table-cell>
          <table:table-cell office:value-type="float" office:value="227571.236">
            <text:p>227571.236</text:p>
          </table:table-cell>
          <table:table-cell office:value-type="float" office:value="450.34">
            <text:p>450.34</text:p>
          </table:table-cell>
          <table:table-cell office:value-type="float" office:value="450.3599853516">
            <text:p>450.3599853516</text:p>
          </table:table-cell>
          <table:table-cell office:value-type="float" office:value="1.9985351563">
            <text:p>1.9985351563</text:p>
          </table:table-cell>
          <table:table-cell office:value-type="string">
            <text:p>2513</text:p>
          </table:table-cell>
          <table:table-cell table:formula="of:=ABS([.H23])" office:value-type="float" office:value="1.998535156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396</text:p>
          </table:table-cell>
          <table:table-cell office:value-type="string">
            <text:p>25130745</text:p>
          </table:table-cell>
          <table:table-cell office:value-type="string">
            <text:p>LFP3</text:p>
          </table:table-cell>
          <table:table-cell office:value-type="float" office:value="607423.45">
            <text:p>607423.45</text:p>
          </table:table-cell>
          <table:table-cell office:value-type="float" office:value="227337.6">
            <text:p>227337.6</text:p>
          </table:table-cell>
          <table:table-cell office:value-type="float" office:value="452.74">
            <text:p>452.74</text:p>
          </table:table-cell>
          <table:table-cell office:value-type="float" office:value="452.75">
            <text:p>452.75</text:p>
          </table:table-cell>
          <table:table-cell office:value-type="float" office:value="1">
            <text:p>1</text:p>
          </table:table-cell>
          <table:table-cell office:value-type="string">
            <text:p>2513</text:p>
          </table:table-cell>
          <table:table-cell table:formula="of:=ABS([.H24])"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397</text:p>
          </table:table-cell>
          <table:table-cell office:value-type="string">
            <text:p>25130746</text:p>
          </table:table-cell>
          <table:table-cell office:value-type="string">
            <text:p>LFP3</text:p>
          </table:table-cell>
          <table:table-cell office:value-type="float" office:value="607323.76">
            <text:p>607323.76</text:p>
          </table:table-cell>
          <table:table-cell office:value-type="float" office:value="227338.64">
            <text:p>227338.64</text:p>
          </table:table-cell>
          <table:table-cell office:value-type="float" office:value="454.25">
            <text:p>454.25</text:p>
          </table:table-cell>
          <table:table-cell office:value-type="float" office:value="454.450012207">
            <text:p>454.450012207</text:p>
          </table:table-cell>
          <table:table-cell office:value-type="float" office:value="20.0012207031">
            <text:p>20.0012207031</text:p>
          </table:table-cell>
          <table:table-cell office:value-type="string">
            <text:p>2513</text:p>
          </table:table-cell>
          <table:table-cell table:formula="of:=ABS([.H25])" office:value-type="float" office:value="20.0012207031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47398</text:p>
          </table:table-cell>
          <table:table-cell office:value-type="string">
            <text:p>25130770</text:p>
          </table:table-cell>
          <table:table-cell office:value-type="string">
            <text:p>LFP3</text:p>
          </table:table-cell>
          <table:table-cell office:value-type="float" office:value="606228.219">
            <text:p>606228.219</text:p>
          </table:table-cell>
          <table:table-cell office:value-type="float" office:value="226671.73">
            <text:p>226671.73</text:p>
          </table:table-cell>
          <table:table-cell office:value-type="float" office:value="459.72">
            <text:p>459.72</text:p>
          </table:table-cell>
          <table:table-cell office:value-type="float" office:value="459.4899902344">
            <text:p>459.4899902344</text:p>
          </table:table-cell>
          <table:table-cell office:value-type="float" office:value="-23.0009765625">
            <text:p>-23.0009765625</text:p>
          </table:table-cell>
          <table:table-cell office:value-type="string">
            <text:p>2513</text:p>
          </table:table-cell>
          <table:table-cell table:formula="of:=ABS([.H26])" office:value-type="float" office:value="23.0009765625">
            <text:p>23</text:p>
          </table:table-cell>
          <table:table-cell table:number-columns-repeated="246"/>
        </table:table-row>
        <table:table-row table:style-name="ro1">
          <table:table-cell office:value-type="string">
            <text:p>5347399</text:p>
          </table:table-cell>
          <table:table-cell office:value-type="string">
            <text:p>25130771</text:p>
          </table:table-cell>
          <table:table-cell office:value-type="string">
            <text:p>LFP3</text:p>
          </table:table-cell>
          <table:table-cell office:value-type="float" office:value="606163.562">
            <text:p>606163.562</text:p>
          </table:table-cell>
          <table:table-cell office:value-type="float" office:value="226635.62">
            <text:p>226635.62</text:p>
          </table:table-cell>
          <table:table-cell office:value-type="float" office:value="459.45">
            <text:p>459.45</text:p>
          </table:table-cell>
          <table:table-cell office:value-type="float" office:value="459.4100036621">
            <text:p>459.4100036621</text:p>
          </table:table-cell>
          <table:table-cell office:value-type="float" office:value="-3.9996337891">
            <text:p>-3.9996337891</text:p>
          </table:table-cell>
          <table:table-cell office:value-type="string">
            <text:p>2513</text:p>
          </table:table-cell>
          <table:table-cell table:formula="of:=ABS([.H27])" office:value-type="float" office:value="3.999633789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400</text:p>
          </table:table-cell>
          <table:table-cell office:value-type="string">
            <text:p>25130772</text:p>
          </table:table-cell>
          <table:table-cell office:value-type="string">
            <text:p>LFP3</text:p>
          </table:table-cell>
          <table:table-cell office:value-type="float" office:value="606063.593">
            <text:p>606063.593</text:p>
          </table:table-cell>
          <table:table-cell office:value-type="float" office:value="226603.37">
            <text:p>226603.37</text:p>
          </table:table-cell>
          <table:table-cell office:value-type="float" office:value="459.15">
            <text:p>459.15</text:p>
          </table:table-cell>
          <table:table-cell office:value-type="float" office:value="459.0799865723">
            <text:p>459.0799865723</text:p>
          </table:table-cell>
          <table:table-cell office:value-type="float" office:value="-7.0013427734">
            <text:p>-7.0013427734</text:p>
          </table:table-cell>
          <table:table-cell office:value-type="string">
            <text:p>2513</text:p>
          </table:table-cell>
          <table:table-cell table:formula="of:=ABS([.H28])" office:value-type="float" office:value="7.001342773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401</text:p>
          </table:table-cell>
          <table:table-cell office:value-type="string">
            <text:p>25130774</text:p>
          </table:table-cell>
          <table:table-cell office:value-type="string">
            <text:p>LFP3</text:p>
          </table:table-cell>
          <table:table-cell office:value-type="float" office:value="605742.954">
            <text:p>605742.954</text:p>
          </table:table-cell>
          <table:table-cell office:value-type="float" office:value="226564.5">
            <text:p>226564.5</text:p>
          </table:table-cell>
          <table:table-cell office:value-type="float" office:value="458.13">
            <text:p>458.13</text:p>
          </table:table-cell>
          <table:table-cell office:value-type="float" office:value="457.7099914551">
            <text:p>457.7099914551</text:p>
          </table:table-cell>
          <table:table-cell office:value-type="float" office:value="-42.0008544922">
            <text:p>-42.0008544922</text:p>
          </table:table-cell>
          <table:table-cell office:value-type="string">
            <text:p>2513</text:p>
          </table:table-cell>
          <table:table-cell table:formula="of:=ABS([.H29])" office:value-type="float" office:value="42.0008544922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47402</text:p>
          </table:table-cell>
          <table:table-cell office:value-type="string">
            <text:p>25130836</text:p>
          </table:table-cell>
          <table:table-cell office:value-type="string">
            <text:p>LFP3</text:p>
          </table:table-cell>
          <table:table-cell office:value-type="float" office:value="606998.103">
            <text:p>606998.103</text:p>
          </table:table-cell>
          <table:table-cell office:value-type="float" office:value="226798.374">
            <text:p>226798.374</text:p>
          </table:table-cell>
          <table:table-cell office:value-type="float" office:value="471.31">
            <text:p>471.31</text:p>
          </table:table-cell>
          <table:table-cell office:value-type="float" office:value="471.2799987793">
            <text:p>471.2799987793</text:p>
          </table:table-cell>
          <table:table-cell office:value-type="float" office:value="-3.0001220703">
            <text:p>-3.0001220703</text:p>
          </table:table-cell>
          <table:table-cell office:value-type="string">
            <text:p>2513</text:p>
          </table:table-cell>
          <table:table-cell table:formula="of:=ABS([.H30])" office:value-type="float" office:value="3.0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403</text:p>
          </table:table-cell>
          <table:table-cell office:value-type="string">
            <text:p>25130838</text:p>
          </table:table-cell>
          <table:table-cell office:value-type="string">
            <text:p>LFP3</text:p>
          </table:table-cell>
          <table:table-cell office:value-type="float" office:value="606937.638">
            <text:p>606937.638</text:p>
          </table:table-cell>
          <table:table-cell office:value-type="float" office:value="226794.525">
            <text:p>226794.525</text:p>
          </table:table-cell>
          <table:table-cell office:value-type="float" office:value="463.01">
            <text:p>463.01</text:p>
          </table:table-cell>
          <table:table-cell office:value-type="float" office:value="462.75">
            <text:p>462.75</text:p>
          </table:table-cell>
          <table:table-cell office:value-type="float" office:value="-26">
            <text:p>-26</text:p>
          </table:table-cell>
          <table:table-cell office:value-type="string">
            <text:p>2513</text:p>
          </table:table-cell>
          <table:table-cell table:formula="of:=ABS([.H31])"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47404</text:p>
          </table:table-cell>
          <table:table-cell office:value-type="string">
            <text:p>25130843</text:p>
          </table:table-cell>
          <table:table-cell office:value-type="string">
            <text:p>LFP3</text:p>
          </table:table-cell>
          <table:table-cell office:value-type="float" office:value="605571.944">
            <text:p>605571.944</text:p>
          </table:table-cell>
          <table:table-cell office:value-type="float" office:value="226903.636">
            <text:p>226903.636</text:p>
          </table:table-cell>
          <table:table-cell office:value-type="float" office:value="452.579">
            <text:p>452.579</text:p>
          </table:table-cell>
          <table:table-cell office:value-type="float" office:value="452.4899902344">
            <text:p>452.4899902344</text:p>
          </table:table-cell>
          <table:table-cell office:value-type="float" office:value="-8.9009765625">
            <text:p>-8.9009765625</text:p>
          </table:table-cell>
          <table:table-cell office:value-type="string">
            <text:p>2513</text:p>
          </table:table-cell>
          <table:table-cell table:formula="of:=ABS([.H32])" office:value-type="float" office:value="8.900976562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05</text:p>
          </table:table-cell>
          <table:table-cell office:value-type="string">
            <text:p>25130844</text:p>
          </table:table-cell>
          <table:table-cell office:value-type="string">
            <text:p>LFP3</text:p>
          </table:table-cell>
          <table:table-cell office:value-type="float" office:value="605583.015">
            <text:p>605583.015</text:p>
          </table:table-cell>
          <table:table-cell office:value-type="float" office:value="226867.025">
            <text:p>226867.025</text:p>
          </table:table-cell>
          <table:table-cell office:value-type="float" office:value="454.817">
            <text:p>454.817</text:p>
          </table:table-cell>
          <table:table-cell office:value-type="float" office:value="454.8599853516">
            <text:p>454.8599853516</text:p>
          </table:table-cell>
          <table:table-cell office:value-type="float" office:value="4.2985351562">
            <text:p>4.2985351562</text:p>
          </table:table-cell>
          <table:table-cell office:value-type="string">
            <text:p>2513</text:p>
          </table:table-cell>
          <table:table-cell table:formula="of:=ABS([.H33])" office:value-type="float" office:value="4.2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406</text:p>
          </table:table-cell>
          <table:table-cell office:value-type="string">
            <text:p>25130845</text:p>
          </table:table-cell>
          <table:table-cell office:value-type="string">
            <text:p>LFP3</text:p>
          </table:table-cell>
          <table:table-cell office:value-type="float" office:value="605588.579">
            <text:p>605588.579</text:p>
          </table:table-cell>
          <table:table-cell office:value-type="float" office:value="226813.63">
            <text:p>226813.63</text:p>
          </table:table-cell>
          <table:table-cell office:value-type="float" office:value="453.332">
            <text:p>453.332</text:p>
          </table:table-cell>
          <table:table-cell office:value-type="float" office:value="453.3200073242">
            <text:p>453.3200073242</text:p>
          </table:table-cell>
          <table:table-cell office:value-type="float" office:value="-1.1992675781">
            <text:p>-1.1992675781</text:p>
          </table:table-cell>
          <table:table-cell office:value-type="string">
            <text:p>2513</text:p>
          </table:table-cell>
          <table:table-cell table:formula="of:=ABS([.H34])" office:value-type="float" office:value="1.199267578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407</text:p>
          </table:table-cell>
          <table:table-cell office:value-type="string">
            <text:p>25130853</text:p>
          </table:table-cell>
          <table:table-cell office:value-type="string">
            <text:p>LFP3</text:p>
          </table:table-cell>
          <table:table-cell office:value-type="float" office:value="605685.102">
            <text:p>605685.102</text:p>
          </table:table-cell>
          <table:table-cell office:value-type="float" office:value="226481.112">
            <text:p>226481.112</text:p>
          </table:table-cell>
          <table:table-cell office:value-type="float" office:value="461.27">
            <text:p>461.27</text:p>
          </table:table-cell>
          <table:table-cell office:value-type="float" office:value="460.7600097656">
            <text:p>460.7600097656</text:p>
          </table:table-cell>
          <table:table-cell office:value-type="float" office:value="-50.9990234375">
            <text:p>-50.9990234375</text:p>
          </table:table-cell>
          <table:table-cell office:value-type="string">
            <text:p>2513</text:p>
          </table:table-cell>
          <table:table-cell table:formula="of:=ABS([.H35])" office:value-type="float" office:value="50.9990234375">
            <text:p>51</text:p>
          </table:table-cell>
          <table:table-cell table:number-columns-repeated="246"/>
        </table:table-row>
        <table:table-row table:style-name="ro1">
          <table:table-cell office:value-type="string">
            <text:p>5347408</text:p>
          </table:table-cell>
          <table:table-cell office:value-type="string">
            <text:p>25130855</text:p>
          </table:table-cell>
          <table:table-cell office:value-type="string">
            <text:p>LFP3</text:p>
          </table:table-cell>
          <table:table-cell office:value-type="float" office:value="605658.885">
            <text:p>605658.885</text:p>
          </table:table-cell>
          <table:table-cell office:value-type="float" office:value="226378.85">
            <text:p>226378.85</text:p>
          </table:table-cell>
          <table:table-cell office:value-type="float" office:value="467.48">
            <text:p>467.48</text:p>
          </table:table-cell>
          <table:table-cell office:value-type="float" office:value="466.8999938965">
            <text:p>466.8999938965</text:p>
          </table:table-cell>
          <table:table-cell office:value-type="float" office:value="-58.0006103516">
            <text:p>-58.0006103516</text:p>
          </table:table-cell>
          <table:table-cell office:value-type="string">
            <text:p>2513</text:p>
          </table:table-cell>
          <table:table-cell table:formula="of:=ABS([.H36])" office:value-type="float" office:value="58.0006103516">
            <text:p>58</text:p>
          </table:table-cell>
          <table:table-cell table:number-columns-repeated="246"/>
        </table:table-row>
        <table:table-row table:style-name="ro1">
          <table:table-cell office:value-type="string">
            <text:p>5347409</text:p>
          </table:table-cell>
          <table:table-cell office:value-type="string">
            <text:p>25130857</text:p>
          </table:table-cell>
          <table:table-cell office:value-type="string">
            <text:p>LFP3</text:p>
          </table:table-cell>
          <table:table-cell office:value-type="float" office:value="605639.295">
            <text:p>605639.295</text:p>
          </table:table-cell>
          <table:table-cell office:value-type="float" office:value="226262.344">
            <text:p>226262.344</text:p>
          </table:table-cell>
          <table:table-cell office:value-type="float" office:value="474.72">
            <text:p>474.72</text:p>
          </table:table-cell>
          <table:table-cell office:value-type="float" office:value="474.5799865723">
            <text:p>474.5799865723</text:p>
          </table:table-cell>
          <table:table-cell office:value-type="float" office:value="-14.0013427734">
            <text:p>-14.0013427734</text:p>
          </table:table-cell>
          <table:table-cell office:value-type="string">
            <text:p>2513</text:p>
          </table:table-cell>
          <table:table-cell table:formula="of:=ABS([.H37])" office:value-type="float" office:value="14.0013427734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410</text:p>
          </table:table-cell>
          <table:table-cell office:value-type="string">
            <text:p>25130859</text:p>
          </table:table-cell>
          <table:table-cell office:value-type="string">
            <text:p>LFP3</text:p>
          </table:table-cell>
          <table:table-cell office:value-type="float" office:value="605561.05">
            <text:p>605561.05</text:p>
          </table:table-cell>
          <table:table-cell office:value-type="float" office:value="226139.417">
            <text:p>226139.417</text:p>
          </table:table-cell>
          <table:table-cell office:value-type="float" office:value="484.88">
            <text:p>484.88</text:p>
          </table:table-cell>
          <table:table-cell office:value-type="float" office:value="484.8800048828">
            <text:p>484.8800048828</text:p>
          </table:table-cell>
          <table:table-cell office:value-type="float" office:value="0.0004882813">
            <text:p>0.0004882813</text:p>
          </table:table-cell>
          <table:table-cell office:value-type="string">
            <text:p>2513</text:p>
          </table:table-cell>
          <table:table-cell table:formula="of:=ABS([.H38])" office:value-type="float" office:value="0.000488281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411</text:p>
          </table:table-cell>
          <table:table-cell office:value-type="string">
            <text:p>25130860</text:p>
          </table:table-cell>
          <table:table-cell office:value-type="string">
            <text:p>LFP3</text:p>
          </table:table-cell>
          <table:table-cell office:value-type="float" office:value="605546.624">
            <text:p>605546.624</text:p>
          </table:table-cell>
          <table:table-cell office:value-type="float" office:value="226111.402">
            <text:p>226111.402</text:p>
          </table:table-cell>
          <table:table-cell office:value-type="float" office:value="488.08">
            <text:p>488.08</text:p>
          </table:table-cell>
          <table:table-cell office:value-type="float" office:value="487.9599914551">
            <text:p>487.9599914551</text:p>
          </table:table-cell>
          <table:table-cell office:value-type="float" office:value="-12.0008544922">
            <text:p>-12.0008544922</text:p>
          </table:table-cell>
          <table:table-cell office:value-type="string">
            <text:p>2513</text:p>
          </table:table-cell>
          <table:table-cell table:formula="of:=ABS([.H39])" office:value-type="float" office:value="12.000854492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412</text:p>
          </table:table-cell>
          <table:table-cell office:value-type="string">
            <text:p>25130862</text:p>
          </table:table-cell>
          <table:table-cell office:value-type="string">
            <text:p>LFP3</text:p>
          </table:table-cell>
          <table:table-cell office:value-type="float" office:value="605555.866">
            <text:p>605555.866</text:p>
          </table:table-cell>
          <table:table-cell office:value-type="float" office:value="226021.195">
            <text:p>226021.195</text:p>
          </table:table-cell>
          <table:table-cell office:value-type="float" office:value="496.07">
            <text:p>496.07</text:p>
          </table:table-cell>
          <table:table-cell office:value-type="float" office:value="495.1600036621">
            <text:p>495.1600036621</text:p>
          </table:table-cell>
          <table:table-cell office:value-type="float" office:value="-90.9996337891">
            <text:p>-90.9996337891</text:p>
          </table:table-cell>
          <table:table-cell office:value-type="string">
            <text:p>2513</text:p>
          </table:table-cell>
          <table:table-cell table:formula="of:=ABS([.H40])" office:value-type="float" office:value="90.9996337891">
            <text:p>91</text:p>
          </table:table-cell>
          <table:table-cell table:number-columns-repeated="246"/>
        </table:table-row>
        <table:table-row table:style-name="ro1">
          <table:table-cell office:value-type="string">
            <text:p>5347413</text:p>
          </table:table-cell>
          <table:table-cell office:value-type="string">
            <text:p>25130864</text:p>
          </table:table-cell>
          <table:table-cell office:value-type="string">
            <text:p>LFP3</text:p>
          </table:table-cell>
          <table:table-cell office:value-type="float" office:value="606345.56">
            <text:p>606345.56</text:p>
          </table:table-cell>
          <table:table-cell office:value-type="float" office:value="226360.96">
            <text:p>226360.96</text:p>
          </table:table-cell>
          <table:table-cell office:value-type="float" office:value="501.55">
            <text:p>501.55</text:p>
          </table:table-cell>
          <table:table-cell office:value-type="float" office:value="501.0899963379">
            <text:p>501.0899963379</text:p>
          </table:table-cell>
          <table:table-cell office:value-type="float" office:value="-46.0003662109">
            <text:p>-46.0003662109</text:p>
          </table:table-cell>
          <table:table-cell office:value-type="string">
            <text:p>2513</text:p>
          </table:table-cell>
          <table:table-cell table:formula="of:=ABS([.H41])" office:value-type="float" office:value="46.0003662109">
            <text:p>46</text:p>
          </table:table-cell>
          <table:table-cell table:number-columns-repeated="246"/>
        </table:table-row>
        <table:table-row table:style-name="ro1">
          <table:table-cell office:value-type="string">
            <text:p>5347414</text:p>
          </table:table-cell>
          <table:table-cell office:value-type="string">
            <text:p>25130880</text:p>
          </table:table-cell>
          <table:table-cell office:value-type="string">
            <text:p>LFP3</text:p>
          </table:table-cell>
          <table:table-cell office:value-type="float" office:value="606728.059">
            <text:p>606728.059</text:p>
          </table:table-cell>
          <table:table-cell office:value-type="float" office:value="225754.14">
            <text:p>225754.14</text:p>
          </table:table-cell>
          <table:table-cell office:value-type="float" office:value="535.64">
            <text:p>535.64</text:p>
          </table:table-cell>
          <table:table-cell office:value-type="float" office:value="535.1699829102">
            <text:p>535.1699829102</text:p>
          </table:table-cell>
          <table:table-cell office:value-type="float" office:value="-47.0017089844">
            <text:p>-47.0017089844</text:p>
          </table:table-cell>
          <table:table-cell office:value-type="string">
            <text:p>2513</text:p>
          </table:table-cell>
          <table:table-cell table:formula="of:=ABS([.H42])" office:value-type="float" office:value="47.0017089844">
            <text:p>47</text:p>
          </table:table-cell>
          <table:table-cell table:number-columns-repeated="246"/>
        </table:table-row>
        <table:table-row table:style-name="ro1">
          <table:table-cell office:value-type="string">
            <text:p>5347415</text:p>
          </table:table-cell>
          <table:table-cell office:value-type="string">
            <text:p>25130886</text:p>
          </table:table-cell>
          <table:table-cell office:value-type="string">
            <text:p>LFP3</text:p>
          </table:table-cell>
          <table:table-cell office:value-type="float" office:value="605565.849">
            <text:p>605565.849</text:p>
          </table:table-cell>
          <table:table-cell office:value-type="float" office:value="225924.417">
            <text:p>225924.417</text:p>
          </table:table-cell>
          <table:table-cell office:value-type="float" office:value="506.38">
            <text:p>506.38</text:p>
          </table:table-cell>
          <table:table-cell office:value-type="float" office:value="506.3500061035">
            <text:p>506.3500061035</text:p>
          </table:table-cell>
          <table:table-cell office:value-type="float" office:value="-2.9993896484">
            <text:p>-2.9993896484</text:p>
          </table:table-cell>
          <table:table-cell office:value-type="string">
            <text:p>2513</text:p>
          </table:table-cell>
          <table:table-cell table:formula="of:=ABS([.H43])" office:value-type="float" office:value="2.9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416</text:p>
          </table:table-cell>
          <table:table-cell office:value-type="string">
            <text:p>25130887</text:p>
          </table:table-cell>
          <table:table-cell office:value-type="string">
            <text:p>LFP3</text:p>
          </table:table-cell>
          <table:table-cell office:value-type="float" office:value="605541.925">
            <text:p>605541.925</text:p>
          </table:table-cell>
          <table:table-cell office:value-type="float" office:value="225874.072">
            <text:p>225874.072</text:p>
          </table:table-cell>
          <table:table-cell office:value-type="float" office:value="508.07">
            <text:p>508.07</text:p>
          </table:table-cell>
          <table:table-cell office:value-type="float" office:value="507.8800048828">
            <text:p>507.8800048828</text:p>
          </table:table-cell>
          <table:table-cell office:value-type="float" office:value="-18.9995117187">
            <text:p>-18.9995117187</text:p>
          </table:table-cell>
          <table:table-cell office:value-type="string">
            <text:p>2513</text:p>
          </table:table-cell>
          <table:table-cell table:formula="of:=ABS([.H44])" office:value-type="float" office:value="18.9995117187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7417</text:p>
          </table:table-cell>
          <table:table-cell office:value-type="string">
            <text:p>25130889</text:p>
          </table:table-cell>
          <table:table-cell office:value-type="string">
            <text:p>LFP3</text:p>
          </table:table-cell>
          <table:table-cell office:value-type="float" office:value="605497.979">
            <text:p>605497.979</text:p>
          </table:table-cell>
          <table:table-cell office:value-type="float" office:value="225781.896">
            <text:p>225781.896</text:p>
          </table:table-cell>
          <table:table-cell office:value-type="float" office:value="513.88">
            <text:p>513.88</text:p>
          </table:table-cell>
          <table:table-cell office:value-type="float" office:value="513.4199829102">
            <text:p>513.4199829102</text:p>
          </table:table-cell>
          <table:table-cell office:value-type="float" office:value="-46.0017089844">
            <text:p>-46.0017089844</text:p>
          </table:table-cell>
          <table:table-cell office:value-type="string">
            <text:p>2513</text:p>
          </table:table-cell>
          <table:table-cell table:formula="of:=ABS([.H45])" office:value-type="float" office:value="46.0017089844">
            <text:p>46</text:p>
          </table:table-cell>
          <table:table-cell table:number-columns-repeated="246"/>
        </table:table-row>
        <table:table-row table:style-name="ro1">
          <table:table-cell office:value-type="string">
            <text:p>5347418</text:p>
          </table:table-cell>
          <table:table-cell office:value-type="string">
            <text:p>25130890</text:p>
          </table:table-cell>
          <table:table-cell office:value-type="string">
            <text:p>LFP3</text:p>
          </table:table-cell>
          <table:table-cell office:value-type="float" office:value="605530.845">
            <text:p>605530.845</text:p>
          </table:table-cell>
          <table:table-cell office:value-type="float" office:value="225696.674">
            <text:p>225696.674</text:p>
          </table:table-cell>
          <table:table-cell office:value-type="float" office:value="518.73">
            <text:p>518.73</text:p>
          </table:table-cell>
          <table:table-cell office:value-type="float" office:value="518.3300170898">
            <text:p>518.3300170898</text:p>
          </table:table-cell>
          <table:table-cell office:value-type="float" office:value="-39.9982910156">
            <text:p>-39.9982910156</text:p>
          </table:table-cell>
          <table:table-cell office:value-type="string">
            <text:p>2513</text:p>
          </table:table-cell>
          <table:table-cell table:formula="of:=ABS([.H46])" office:value-type="float" office:value="39.9982910156">
            <text:p>40</text:p>
          </table:table-cell>
          <table:table-cell table:number-columns-repeated="246"/>
        </table:table-row>
        <table:table-row table:style-name="ro1">
          <table:table-cell office:value-type="string">
            <text:p>5347419</text:p>
          </table:table-cell>
          <table:table-cell office:value-type="string">
            <text:p>25130891</text:p>
          </table:table-cell>
          <table:table-cell office:value-type="string">
            <text:p>LFP3</text:p>
          </table:table-cell>
          <table:table-cell office:value-type="float" office:value="605554.346">
            <text:p>605554.346</text:p>
          </table:table-cell>
          <table:table-cell office:value-type="float" office:value="225639.516">
            <text:p>225639.516</text:p>
          </table:table-cell>
          <table:table-cell office:value-type="float" office:value="522.29">
            <text:p>522.29</text:p>
          </table:table-cell>
          <table:table-cell office:value-type="float" office:value="521.7800292969">
            <text:p>521.7800292969</text:p>
          </table:table-cell>
          <table:table-cell office:value-type="float" office:value="-50.9970703125">
            <text:p>-50.9970703125</text:p>
          </table:table-cell>
          <table:table-cell office:value-type="string">
            <text:p>2513</text:p>
          </table:table-cell>
          <table:table-cell table:formula="of:=ABS([.H47])" office:value-type="float" office:value="50.9970703125">
            <text:p>51</text:p>
          </table:table-cell>
          <table:table-cell table:number-columns-repeated="246"/>
        </table:table-row>
        <table:table-row table:style-name="ro1">
          <table:table-cell office:value-type="string">
            <text:p>5347420</text:p>
          </table:table-cell>
          <table:table-cell office:value-type="string">
            <text:p>25130892</text:p>
          </table:table-cell>
          <table:table-cell office:value-type="string">
            <text:p>LFP3</text:p>
          </table:table-cell>
          <table:table-cell office:value-type="float" office:value="605553.958">
            <text:p>605553.958</text:p>
          </table:table-cell>
          <table:table-cell office:value-type="float" office:value="225604.597">
            <text:p>225604.597</text:p>
          </table:table-cell>
          <table:table-cell office:value-type="float" office:value="524.9">
            <text:p>524.9</text:p>
          </table:table-cell>
          <table:table-cell office:value-type="float" office:value="524.3800048828">
            <text:p>524.3800048828</text:p>
          </table:table-cell>
          <table:table-cell office:value-type="float" office:value="-51.9995117187">
            <text:p>-51.9995117187</text:p>
          </table:table-cell>
          <table:table-cell office:value-type="string">
            <text:p>2513</text:p>
          </table:table-cell>
          <table:table-cell table:formula="of:=ABS([.H48])" office:value-type="float" office:value="51.9995117187">
            <text:p>52</text:p>
          </table:table-cell>
          <table:table-cell table:number-columns-repeated="246"/>
        </table:table-row>
        <table:table-row table:style-name="ro1">
          <table:table-cell office:value-type="string">
            <text:p>5347421</text:p>
          </table:table-cell>
          <table:table-cell office:value-type="string">
            <text:p>25130893</text:p>
          </table:table-cell>
          <table:table-cell office:value-type="string">
            <text:p>LFP3</text:p>
          </table:table-cell>
          <table:table-cell office:value-type="float" office:value="605571.894">
            <text:p>605571.894</text:p>
          </table:table-cell>
          <table:table-cell office:value-type="float" office:value="225577.613">
            <text:p>225577.613</text:p>
          </table:table-cell>
          <table:table-cell office:value-type="float" office:value="527.57">
            <text:p>527.57</text:p>
          </table:table-cell>
          <table:table-cell office:value-type="float" office:value="527.0700073242">
            <text:p>527.0700073242</text:p>
          </table:table-cell>
          <table:table-cell office:value-type="float" office:value="-49.9992675781">
            <text:p>-49.9992675781</text:p>
          </table:table-cell>
          <table:table-cell office:value-type="string">
            <text:p>2513</text:p>
          </table:table-cell>
          <table:table-cell table:formula="of:=ABS([.H49])" office:value-type="float" office:value="49.9992675781">
            <text:p>50</text:p>
          </table:table-cell>
          <table:table-cell table:number-columns-repeated="246"/>
        </table:table-row>
        <table:table-row table:style-name="ro1">
          <table:table-cell office:value-type="string">
            <text:p>5347422</text:p>
          </table:table-cell>
          <table:table-cell office:value-type="string">
            <text:p>25130894</text:p>
          </table:table-cell>
          <table:table-cell office:value-type="string">
            <text:p>LFP3</text:p>
          </table:table-cell>
          <table:table-cell office:value-type="float" office:value="605586.09">
            <text:p>605586.09</text:p>
          </table:table-cell>
          <table:table-cell office:value-type="float" office:value="225536.886">
            <text:p>225536.886</text:p>
          </table:table-cell>
          <table:table-cell office:value-type="float" office:value="530.99">
            <text:p>530.99</text:p>
          </table:table-cell>
          <table:table-cell office:value-type="float" office:value="530.3099975586">
            <text:p>530.3099975586</text:p>
          </table:table-cell>
          <table:table-cell office:value-type="float" office:value="-68.0002441406">
            <text:p>-68.0002441406</text:p>
          </table:table-cell>
          <table:table-cell office:value-type="string">
            <text:p>2513</text:p>
          </table:table-cell>
          <table:table-cell table:formula="of:=ABS([.H50])" office:value-type="float" office:value="68.0002441406">
            <text:p>68</text:p>
          </table:table-cell>
          <table:table-cell table:number-columns-repeated="246"/>
        </table:table-row>
        <table:table-row table:style-name="ro1">
          <table:table-cell office:value-type="string">
            <text:p>5347423</text:p>
          </table:table-cell>
          <table:table-cell office:value-type="string">
            <text:p>25130895</text:p>
          </table:table-cell>
          <table:table-cell office:value-type="string">
            <text:p>LFP3</text:p>
          </table:table-cell>
          <table:table-cell office:value-type="float" office:value="605608.085">
            <text:p>605608.085</text:p>
          </table:table-cell>
          <table:table-cell office:value-type="float" office:value="225509.892">
            <text:p>225509.892</text:p>
          </table:table-cell>
          <table:table-cell office:value-type="float" office:value="532.14">
            <text:p>532.14</text:p>
          </table:table-cell>
          <table:table-cell office:value-type="float" office:value="531.8499755859">
            <text:p>531.8499755859</text:p>
          </table:table-cell>
          <table:table-cell office:value-type="float" office:value="-29.0024414062">
            <text:p>-29.0024414062</text:p>
          </table:table-cell>
          <table:table-cell office:value-type="string">
            <text:p>2513</text:p>
          </table:table-cell>
          <table:table-cell table:formula="of:=ABS([.H51])" office:value-type="float" office:value="29.0024414062">
            <text:p>29</text:p>
          </table:table-cell>
          <table:table-cell table:number-columns-repeated="246"/>
        </table:table-row>
        <table:table-row table:style-name="ro1">
          <table:table-cell office:value-type="string">
            <text:p>5347424</text:p>
          </table:table-cell>
          <table:table-cell office:value-type="string">
            <text:p>25130896</text:p>
          </table:table-cell>
          <table:table-cell office:value-type="string">
            <text:p>LFP3</text:p>
          </table:table-cell>
          <table:table-cell office:value-type="float" office:value="605638.911">
            <text:p>605638.911</text:p>
          </table:table-cell>
          <table:table-cell office:value-type="float" office:value="225496.199">
            <text:p>225496.199</text:p>
          </table:table-cell>
          <table:table-cell office:value-type="float" office:value="534.85">
            <text:p>534.85</text:p>
          </table:table-cell>
          <table:table-cell office:value-type="float" office:value="534.3499755859">
            <text:p>534.3499755859</text:p>
          </table:table-cell>
          <table:table-cell office:value-type="float" office:value="-50.0024414063">
            <text:p>-50.0024414063</text:p>
          </table:table-cell>
          <table:table-cell office:value-type="string">
            <text:p>2513</text:p>
          </table:table-cell>
          <table:table-cell table:formula="of:=ABS([.H52])" office:value-type="float" office:value="50.0024414063">
            <text:p>50</text:p>
          </table:table-cell>
          <table:table-cell table:number-columns-repeated="246"/>
        </table:table-row>
        <table:table-row table:style-name="ro1">
          <table:table-cell office:value-type="string">
            <text:p>5347425</text:p>
          </table:table-cell>
          <table:table-cell office:value-type="string">
            <text:p>25130897</text:p>
          </table:table-cell>
          <table:table-cell office:value-type="string">
            <text:p>LFP3</text:p>
          </table:table-cell>
          <table:table-cell office:value-type="float" office:value="605714.266">
            <text:p>605714.266</text:p>
          </table:table-cell>
          <table:table-cell office:value-type="float" office:value="225477.116">
            <text:p>225477.116</text:p>
          </table:table-cell>
          <table:table-cell office:value-type="float" office:value="539.1">
            <text:p>539.1</text:p>
          </table:table-cell>
          <table:table-cell office:value-type="float" office:value="538.8400268555">
            <text:p>538.8400268555</text:p>
          </table:table-cell>
          <table:table-cell office:value-type="float" office:value="-25.9973144531">
            <text:p>-25.9973144531</text:p>
          </table:table-cell>
          <table:table-cell office:value-type="string">
            <text:p>2513</text:p>
          </table:table-cell>
          <table:table-cell table:formula="of:=ABS([.H53])" office:value-type="float" office:value="25.9973144531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47426</text:p>
          </table:table-cell>
          <table:table-cell office:value-type="string">
            <text:p>25130901</text:p>
          </table:table-cell>
          <table:table-cell office:value-type="string">
            <text:p>LFP3</text:p>
          </table:table-cell>
          <table:table-cell office:value-type="float" office:value="605837.28">
            <text:p>605837.28</text:p>
          </table:table-cell>
          <table:table-cell office:value-type="float" office:value="225367.28">
            <text:p>225367.28</text:p>
          </table:table-cell>
          <table:table-cell office:value-type="float" office:value="543.49">
            <text:p>543.49</text:p>
          </table:table-cell>
          <table:table-cell office:value-type="float" office:value="542.8200073242">
            <text:p>542.8200073242</text:p>
          </table:table-cell>
          <table:table-cell office:value-type="float" office:value="-66.9992675781">
            <text:p>-66.9992675781</text:p>
          </table:table-cell>
          <table:table-cell office:value-type="string">
            <text:p>2513</text:p>
          </table:table-cell>
          <table:table-cell table:formula="of:=ABS([.H54])" office:value-type="float" office:value="66.9992675781">
            <text:p>67</text:p>
          </table:table-cell>
          <table:table-cell table:number-columns-repeated="246"/>
        </table:table-row>
        <table:table-row table:style-name="ro1">
          <table:table-cell office:value-type="string">
            <text:p>5347427</text:p>
          </table:table-cell>
          <table:table-cell office:value-type="string">
            <text:p>25130902</text:p>
          </table:table-cell>
          <table:table-cell office:value-type="string">
            <text:p>LFP3</text:p>
          </table:table-cell>
          <table:table-cell office:value-type="float" office:value="605914.42">
            <text:p>605914.42</text:p>
          </table:table-cell>
          <table:table-cell office:value-type="float" office:value="225456.72">
            <text:p>225456.72</text:p>
          </table:table-cell>
          <table:table-cell office:value-type="float" office:value="543">
            <text:p>543</text:p>
          </table:table-cell>
          <table:table-cell office:value-type="float" office:value="542.549987793">
            <text:p>542.549987793</text:p>
          </table:table-cell>
          <table:table-cell office:value-type="float" office:value="-45.0012207031">
            <text:p>-45.0012207031</text:p>
          </table:table-cell>
          <table:table-cell office:value-type="string">
            <text:p>2513</text:p>
          </table:table-cell>
          <table:table-cell table:formula="of:=ABS([.H55])" office:value-type="float" office:value="45.0012207031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7428</text:p>
          </table:table-cell>
          <table:table-cell office:value-type="string">
            <text:p>25130903</text:p>
          </table:table-cell>
          <table:table-cell office:value-type="string">
            <text:p>LFP3</text:p>
          </table:table-cell>
          <table:table-cell office:value-type="float" office:value="605992.64">
            <text:p>605992.64</text:p>
          </table:table-cell>
          <table:table-cell office:value-type="float" office:value="225477.2">
            <text:p>225477.2</text:p>
          </table:table-cell>
          <table:table-cell office:value-type="float" office:value="542.56">
            <text:p>542.56</text:p>
          </table:table-cell>
          <table:table-cell office:value-type="float" office:value="541.9600219727">
            <text:p>541.9600219727</text:p>
          </table:table-cell>
          <table:table-cell office:value-type="float" office:value="-59.9978027344">
            <text:p>-59.9978027344</text:p>
          </table:table-cell>
          <table:table-cell office:value-type="string">
            <text:p>2513</text:p>
          </table:table-cell>
          <table:table-cell table:formula="of:=ABS([.H56])" office:value-type="float" office:value="59.9978027344">
            <text:p>60</text:p>
          </table:table-cell>
          <table:table-cell table:number-columns-repeated="246"/>
        </table:table-row>
        <table:table-row table:style-name="ro1">
          <table:table-cell office:value-type="string">
            <text:p>5347429</text:p>
          </table:table-cell>
          <table:table-cell office:value-type="string">
            <text:p>25130904</text:p>
          </table:table-cell>
          <table:table-cell office:value-type="string">
            <text:p>LFP3</text:p>
          </table:table-cell>
          <table:table-cell office:value-type="float" office:value="606067.64">
            <text:p>606067.64</text:p>
          </table:table-cell>
          <table:table-cell office:value-type="float" office:value="225503.93">
            <text:p>225503.93</text:p>
          </table:table-cell>
          <table:table-cell office:value-type="float" office:value="541.71">
            <text:p>541.71</text:p>
          </table:table-cell>
          <table:table-cell office:value-type="float" office:value="541.2299804688">
            <text:p>541.2299804688</text:p>
          </table:table-cell>
          <table:table-cell office:value-type="float" office:value="-48.001953125">
            <text:p>-48.001953125</text:p>
          </table:table-cell>
          <table:table-cell office:value-type="string">
            <text:p>2513</text:p>
          </table:table-cell>
          <table:table-cell table:formula="of:=ABS([.H57])" office:value-type="float" office:value="48.001953125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47430</text:p>
          </table:table-cell>
          <table:table-cell office:value-type="string">
            <text:p>25130905</text:p>
          </table:table-cell>
          <table:table-cell office:value-type="string">
            <text:p>LFP3</text:p>
          </table:table-cell>
          <table:table-cell office:value-type="float" office:value="606102.85">
            <text:p>606102.85</text:p>
          </table:table-cell>
          <table:table-cell office:value-type="float" office:value="225524.39">
            <text:p>225524.39</text:p>
          </table:table-cell>
          <table:table-cell office:value-type="float" office:value="541.39">
            <text:p>541.39</text:p>
          </table:table-cell>
          <table:table-cell office:value-type="float" office:value="540.9600219727">
            <text:p>540.9600219727</text:p>
          </table:table-cell>
          <table:table-cell office:value-type="float" office:value="-42.9978027344">
            <text:p>-42.9978027344</text:p>
          </table:table-cell>
          <table:table-cell office:value-type="string">
            <text:p>2513</text:p>
          </table:table-cell>
          <table:table-cell table:formula="of:=ABS([.H58])" office:value-type="float" office:value="42.9978027344">
            <text:p>43</text:p>
          </table:table-cell>
          <table:table-cell table:number-columns-repeated="246"/>
        </table:table-row>
        <table:table-row table:style-name="ro1">
          <table:table-cell office:value-type="string">
            <text:p>5347431</text:p>
          </table:table-cell>
          <table:table-cell office:value-type="string">
            <text:p>25130906</text:p>
          </table:table-cell>
          <table:table-cell office:value-type="string">
            <text:p>LFP3</text:p>
          </table:table-cell>
          <table:table-cell office:value-type="float" office:value="606131.05">
            <text:p>606131.05</text:p>
          </table:table-cell>
          <table:table-cell office:value-type="float" office:value="225542.45">
            <text:p>225542.45</text:p>
          </table:table-cell>
          <table:table-cell office:value-type="float" office:value="541.09">
            <text:p>541.09</text:p>
          </table:table-cell>
          <table:table-cell office:value-type="float" office:value="540.4799804688">
            <text:p>540.4799804688</text:p>
          </table:table-cell>
          <table:table-cell office:value-type="float" office:value="-61.001953125">
            <text:p>-61.001953125</text:p>
          </table:table-cell>
          <table:table-cell office:value-type="string">
            <text:p>2513</text:p>
          </table:table-cell>
          <table:table-cell table:formula="of:=ABS([.H59])" office:value-type="float" office:value="61.001953125">
            <text:p>61</text:p>
          </table:table-cell>
          <table:table-cell table:number-columns-repeated="246"/>
        </table:table-row>
        <table:table-row table:style-name="ro1">
          <table:table-cell office:value-type="string">
            <text:p>5347432</text:p>
          </table:table-cell>
          <table:table-cell office:value-type="string">
            <text:p>25130907</text:p>
          </table:table-cell>
          <table:table-cell office:value-type="string">
            <text:p>LFP3</text:p>
          </table:table-cell>
          <table:table-cell office:value-type="float" office:value="606169.01">
            <text:p>606169.01</text:p>
          </table:table-cell>
          <table:table-cell office:value-type="float" office:value="225545.61">
            <text:p>225545.61</text:p>
          </table:table-cell>
          <table:table-cell office:value-type="float" office:value="540.56">
            <text:p>540.56</text:p>
          </table:table-cell>
          <table:table-cell office:value-type="float" office:value="540.0700073242">
            <text:p>540.0700073242</text:p>
          </table:table-cell>
          <table:table-cell office:value-type="float" office:value="-48.9992675781">
            <text:p>-48.9992675781</text:p>
          </table:table-cell>
          <table:table-cell office:value-type="string">
            <text:p>2513</text:p>
          </table:table-cell>
          <table:table-cell table:formula="of:=ABS([.H60])" office:value-type="float" office:value="48.9992675781">
            <text:p>49</text:p>
          </table:table-cell>
          <table:table-cell table:number-columns-repeated="246"/>
        </table:table-row>
        <table:table-row table:style-name="ro1">
          <table:table-cell office:value-type="string">
            <text:p>5347433</text:p>
          </table:table-cell>
          <table:table-cell office:value-type="string">
            <text:p>25130908</text:p>
          </table:table-cell>
          <table:table-cell office:value-type="string">
            <text:p>LFP3</text:p>
          </table:table-cell>
          <table:table-cell office:value-type="float" office:value="606195.65">
            <text:p>606195.65</text:p>
          </table:table-cell>
          <table:table-cell office:value-type="float" office:value="225551.51">
            <text:p>225551.51</text:p>
          </table:table-cell>
          <table:table-cell office:value-type="float" office:value="540.17">
            <text:p>540.17</text:p>
          </table:table-cell>
          <table:table-cell office:value-type="float" office:value="539.9600219727">
            <text:p>539.9600219727</text:p>
          </table:table-cell>
          <table:table-cell office:value-type="float" office:value="-20.9978027344">
            <text:p>-20.9978027344</text:p>
          </table:table-cell>
          <table:table-cell office:value-type="string">
            <text:p>2513</text:p>
          </table:table-cell>
          <table:table-cell table:formula="of:=ABS([.H61])" office:value-type="float" office:value="20.9978027344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434</text:p>
          </table:table-cell>
          <table:table-cell office:value-type="string">
            <text:p>25130909</text:p>
          </table:table-cell>
          <table:table-cell office:value-type="string">
            <text:p>LFP3</text:p>
          </table:table-cell>
          <table:table-cell office:value-type="float" office:value="606219.23">
            <text:p>606219.23</text:p>
          </table:table-cell>
          <table:table-cell office:value-type="float" office:value="225536.55">
            <text:p>225536.55</text:p>
          </table:table-cell>
          <table:table-cell office:value-type="float" office:value="540.92">
            <text:p>540.92</text:p>
          </table:table-cell>
          <table:table-cell office:value-type="float" office:value="540.4699707031">
            <text:p>540.4699707031</text:p>
          </table:table-cell>
          <table:table-cell office:value-type="float" office:value="-45.0029296875">
            <text:p>-45.0029296875</text:p>
          </table:table-cell>
          <table:table-cell office:value-type="string">
            <text:p>2513</text:p>
          </table:table-cell>
          <table:table-cell table:formula="of:=ABS([.H62])" office:value-type="float" office:value="45.0029296875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7435</text:p>
          </table:table-cell>
          <table:table-cell office:value-type="string">
            <text:p>25130910</text:p>
          </table:table-cell>
          <table:table-cell office:value-type="string">
            <text:p>LFP3</text:p>
          </table:table-cell>
          <table:table-cell office:value-type="float" office:value="606267.457">
            <text:p>606267.457</text:p>
          </table:table-cell>
          <table:table-cell office:value-type="float" office:value="225508.36">
            <text:p>225508.36</text:p>
          </table:table-cell>
          <table:table-cell office:value-type="float" office:value="541.25">
            <text:p>541.25</text:p>
          </table:table-cell>
          <table:table-cell office:value-type="float" office:value="540.9699707031">
            <text:p>540.9699707031</text:p>
          </table:table-cell>
          <table:table-cell office:value-type="float" office:value="-28.0029296875">
            <text:p>-28.0029296875</text:p>
          </table:table-cell>
          <table:table-cell office:value-type="string">
            <text:p>2513</text:p>
          </table:table-cell>
          <table:table-cell table:formula="of:=ABS([.H63])" office:value-type="float" office:value="28.0029296875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47436</text:p>
          </table:table-cell>
          <table:table-cell office:value-type="string">
            <text:p>25130911</text:p>
          </table:table-cell>
          <table:table-cell office:value-type="string">
            <text:p>LFP3</text:p>
          </table:table-cell>
          <table:table-cell office:value-type="float" office:value="606314.533">
            <text:p>606314.533</text:p>
          </table:table-cell>
          <table:table-cell office:value-type="float" office:value="225477.27">
            <text:p>225477.27</text:p>
          </table:table-cell>
          <table:table-cell office:value-type="float" office:value="541.21">
            <text:p>541.21</text:p>
          </table:table-cell>
          <table:table-cell office:value-type="float" office:value="540.5">
            <text:p>540.5</text:p>
          </table:table-cell>
          <table:table-cell office:value-type="float" office:value="-71">
            <text:p>-71</text:p>
          </table:table-cell>
          <table:table-cell office:value-type="string">
            <text:p>2513</text:p>
          </table:table-cell>
          <table:table-cell table:formula="of:=ABS([.H64])"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string">
            <text:p>5347437</text:p>
          </table:table-cell>
          <table:table-cell office:value-type="string">
            <text:p>25130919</text:p>
          </table:table-cell>
          <table:table-cell office:value-type="string">
            <text:p>LFP3</text:p>
          </table:table-cell>
          <table:table-cell office:value-type="float" office:value="606227.48">
            <text:p>606227.48</text:p>
          </table:table-cell>
          <table:table-cell office:value-type="float" office:value="226226.89">
            <text:p>226226.89</text:p>
          </table:table-cell>
          <table:table-cell office:value-type="float" office:value="510.05">
            <text:p>510.05</text:p>
          </table:table-cell>
          <table:table-cell office:value-type="float" office:value="509.9400024414">
            <text:p>509.9400024414</text:p>
          </table:table-cell>
          <table:table-cell office:value-type="float" office:value="-10.9997558594">
            <text:p>-10.9997558594</text:p>
          </table:table-cell>
          <table:table-cell office:value-type="string">
            <text:p>2513</text:p>
          </table:table-cell>
          <table:table-cell table:formula="of:=ABS([.H65])" office:value-type="float" office:value="10.999755859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438</text:p>
          </table:table-cell>
          <table:table-cell office:value-type="string">
            <text:p>25130920</text:p>
          </table:table-cell>
          <table:table-cell office:value-type="string">
            <text:p>LFP3</text:p>
          </table:table-cell>
          <table:table-cell office:value-type="float" office:value="606209.77">
            <text:p>606209.77</text:p>
          </table:table-cell>
          <table:table-cell office:value-type="float" office:value="226086.53">
            <text:p>226086.53</text:p>
          </table:table-cell>
          <table:table-cell office:value-type="float" office:value="516.13">
            <text:p>516.13</text:p>
          </table:table-cell>
          <table:table-cell office:value-type="float" office:value="516.1099853516">
            <text:p>516.1099853516</text:p>
          </table:table-cell>
          <table:table-cell office:value-type="float" office:value="-2.0014648437">
            <text:p>-2.0014648437</text:p>
          </table:table-cell>
          <table:table-cell office:value-type="string">
            <text:p>2513</text:p>
          </table:table-cell>
          <table:table-cell table:formula="of:=ABS([.H66])" office:value-type="float" office:value="2.001464843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439</text:p>
          </table:table-cell>
          <table:table-cell office:value-type="string">
            <text:p>25130922</text:p>
          </table:table-cell>
          <table:table-cell office:value-type="string">
            <text:p>LFP3</text:p>
          </table:table-cell>
          <table:table-cell office:value-type="float" office:value="606124.09">
            <text:p>606124.09</text:p>
          </table:table-cell>
          <table:table-cell office:value-type="float" office:value="225948.88">
            <text:p>225948.88</text:p>
          </table:table-cell>
          <table:table-cell office:value-type="float" office:value="531.23">
            <text:p>531.23</text:p>
          </table:table-cell>
          <table:table-cell office:value-type="float" office:value="530.75">
            <text:p>530.75</text:p>
          </table:table-cell>
          <table:table-cell office:value-type="float" office:value="-48">
            <text:p>-48</text:p>
          </table:table-cell>
          <table:table-cell office:value-type="string">
            <text:p>2513</text:p>
          </table:table-cell>
          <table:table-cell table:formula="of:=ABS([.H67])"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47440</text:p>
          </table:table-cell>
          <table:table-cell office:value-type="string">
            <text:p>25130923</text:p>
          </table:table-cell>
          <table:table-cell office:value-type="string">
            <text:p>LFP3</text:p>
          </table:table-cell>
          <table:table-cell office:value-type="float" office:value="606130.06">
            <text:p>606130.06</text:p>
          </table:table-cell>
          <table:table-cell office:value-type="float" office:value="225805.92">
            <text:p>225805.92</text:p>
          </table:table-cell>
          <table:table-cell office:value-type="float" office:value="534.11">
            <text:p>534.11</text:p>
          </table:table-cell>
          <table:table-cell office:value-type="float" office:value="533.9000244141">
            <text:p>533.9000244141</text:p>
          </table:table-cell>
          <table:table-cell office:value-type="float" office:value="-20.9975585938">
            <text:p>-20.9975585938</text:p>
          </table:table-cell>
          <table:table-cell office:value-type="string">
            <text:p>2513</text:p>
          </table:table-cell>
          <table:table-cell table:formula="of:=ABS([.H68])" office:value-type="float" office:value="20.9975585938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441</text:p>
          </table:table-cell>
          <table:table-cell office:value-type="string">
            <text:p>25130924</text:p>
          </table:table-cell>
          <table:table-cell office:value-type="string">
            <text:p>LFP3</text:p>
          </table:table-cell>
          <table:table-cell office:value-type="float" office:value="606212.01">
            <text:p>606212.01</text:p>
          </table:table-cell>
          <table:table-cell office:value-type="float" office:value="225753.59">
            <text:p>225753.59</text:p>
          </table:table-cell>
          <table:table-cell office:value-type="float" office:value="535.84">
            <text:p>535.84</text:p>
          </table:table-cell>
          <table:table-cell office:value-type="float" office:value="535.6699829102">
            <text:p>535.6699829102</text:p>
          </table:table-cell>
          <table:table-cell office:value-type="float" office:value="-17.0017089844">
            <text:p>-17.0017089844</text:p>
          </table:table-cell>
          <table:table-cell office:value-type="string">
            <text:p>2513</text:p>
          </table:table-cell>
          <table:table-cell table:formula="of:=ABS([.H69])" office:value-type="float" office:value="17.0017089844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47442</text:p>
          </table:table-cell>
          <table:table-cell office:value-type="string">
            <text:p>25130926</text:p>
          </table:table-cell>
          <table:table-cell office:value-type="string">
            <text:p>LFP3</text:p>
          </table:table-cell>
          <table:table-cell office:value-type="float" office:value="606365.63">
            <text:p>606365.63</text:p>
          </table:table-cell>
          <table:table-cell office:value-type="float" office:value="225711.49">
            <text:p>225711.49</text:p>
          </table:table-cell>
          <table:table-cell office:value-type="float" office:value="538.03">
            <text:p>538.03</text:p>
          </table:table-cell>
          <table:table-cell office:value-type="float" office:value="537.8200073242">
            <text:p>537.8200073242</text:p>
          </table:table-cell>
          <table:table-cell office:value-type="float" office:value="-20.9992675781">
            <text:p>-20.9992675781</text:p>
          </table:table-cell>
          <table:table-cell office:value-type="string">
            <text:p>2513</text:p>
          </table:table-cell>
          <table:table-cell table:formula="of:=ABS([.H70])" office:value-type="float" office:value="20.999267578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443</text:p>
          </table:table-cell>
          <table:table-cell office:value-type="string">
            <text:p>25130928</text:p>
          </table:table-cell>
          <table:table-cell office:value-type="string">
            <text:p>LFP3</text:p>
          </table:table-cell>
          <table:table-cell office:value-type="float" office:value="606333.704">
            <text:p>606333.704</text:p>
          </table:table-cell>
          <table:table-cell office:value-type="float" office:value="225526.3">
            <text:p>225526.3</text:p>
          </table:table-cell>
          <table:table-cell office:value-type="float" office:value="537.75">
            <text:p>537.75</text:p>
          </table:table-cell>
          <table:table-cell office:value-type="float" office:value="537.6900024414">
            <text:p>537.6900024414</text:p>
          </table:table-cell>
          <table:table-cell office:value-type="float" office:value="-5.9997558594">
            <text:p>-5.9997558594</text:p>
          </table:table-cell>
          <table:table-cell office:value-type="string">
            <text:p>2513</text:p>
          </table:table-cell>
          <table:table-cell table:formula="of:=ABS([.H71])" office:value-type="float" office:value="5.9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444</text:p>
          </table:table-cell>
          <table:table-cell office:value-type="string">
            <text:p>25130929</text:p>
          </table:table-cell>
          <table:table-cell office:value-type="string">
            <text:p>LFP3</text:p>
          </table:table-cell>
          <table:table-cell office:value-type="float" office:value="607528.491">
            <text:p>607528.491</text:p>
          </table:table-cell>
          <table:table-cell office:value-type="float" office:value="226971.438">
            <text:p>226971.438</text:p>
          </table:table-cell>
          <table:table-cell office:value-type="float" office:value="475.84">
            <text:p>475.84</text:p>
          </table:table-cell>
          <table:table-cell office:value-type="float" office:value="476.0199890137">
            <text:p>476.0199890137</text:p>
          </table:table-cell>
          <table:table-cell office:value-type="float" office:value="17.9989013672">
            <text:p>17.9989013672</text:p>
          </table:table-cell>
          <table:table-cell office:value-type="string">
            <text:p>2513</text:p>
          </table:table-cell>
          <table:table-cell table:formula="of:=ABS([.H72])" office:value-type="float" office:value="17.9989013672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445</text:p>
          </table:table-cell>
          <table:table-cell office:value-type="string">
            <text:p>25130930</text:p>
          </table:table-cell>
          <table:table-cell office:value-type="string">
            <text:p>LFP3</text:p>
          </table:table-cell>
          <table:table-cell office:value-type="float" office:value="607571.932">
            <text:p>607571.932</text:p>
          </table:table-cell>
          <table:table-cell office:value-type="float" office:value="226939.625">
            <text:p>226939.625</text:p>
          </table:table-cell>
          <table:table-cell office:value-type="float" office:value="481.62">
            <text:p>481.62</text:p>
          </table:table-cell>
          <table:table-cell office:value-type="float" office:value="481.5799865723">
            <text:p>481.5799865723</text:p>
          </table:table-cell>
          <table:table-cell office:value-type="float" office:value="-4.0013427734">
            <text:p>-4.0013427734</text:p>
          </table:table-cell>
          <table:table-cell office:value-type="string">
            <text:p>2513</text:p>
          </table:table-cell>
          <table:table-cell table:formula="of:=ABS([.H73])" office:value-type="float" office:value="4.0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446</text:p>
          </table:table-cell>
          <table:table-cell office:value-type="string">
            <text:p>25130931</text:p>
          </table:table-cell>
          <table:table-cell office:value-type="string">
            <text:p>LFP3</text:p>
          </table:table-cell>
          <table:table-cell office:value-type="float" office:value="607552.832">
            <text:p>607552.832</text:p>
          </table:table-cell>
          <table:table-cell office:value-type="float" office:value="226880.495">
            <text:p>226880.495</text:p>
          </table:table-cell>
          <table:table-cell office:value-type="float" office:value="485.35">
            <text:p>485.35</text:p>
          </table:table-cell>
          <table:table-cell office:value-type="float" office:value="485.6799926758">
            <text:p>485.6799926758</text:p>
          </table:table-cell>
          <table:table-cell office:value-type="float" office:value="32.9992675781">
            <text:p>32.9992675781</text:p>
          </table:table-cell>
          <table:table-cell office:value-type="string">
            <text:p>2513</text:p>
          </table:table-cell>
          <table:table-cell table:formula="of:=ABS([.H74])" office:value-type="float" office:value="32.9992675781">
            <text:p>33</text:p>
          </table:table-cell>
          <table:table-cell table:number-columns-repeated="246"/>
        </table:table-row>
        <table:table-row table:style-name="ro1">
          <table:table-cell office:value-type="string">
            <text:p>5347447</text:p>
          </table:table-cell>
          <table:table-cell office:value-type="string">
            <text:p>25130932</text:p>
          </table:table-cell>
          <table:table-cell office:value-type="string">
            <text:p>LFP3</text:p>
          </table:table-cell>
          <table:table-cell office:value-type="float" office:value="607479.211">
            <text:p>607479.211</text:p>
          </table:table-cell>
          <table:table-cell office:value-type="float" office:value="226830.128">
            <text:p>226830.128</text:p>
          </table:table-cell>
          <table:table-cell office:value-type="float" office:value="488.73">
            <text:p>488.73</text:p>
          </table:table-cell>
          <table:table-cell office:value-type="float" office:value="488.6400146484">
            <text:p>488.6400146484</text:p>
          </table:table-cell>
          <table:table-cell office:value-type="float" office:value="-8.9985351563">
            <text:p>-8.9985351563</text:p>
          </table:table-cell>
          <table:table-cell office:value-type="string">
            <text:p>2513</text:p>
          </table:table-cell>
          <table:table-cell table:formula="of:=ABS([.H75])" office:value-type="float" office:value="8.998535156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48</text:p>
          </table:table-cell>
          <table:table-cell office:value-type="string">
            <text:p>25130933</text:p>
          </table:table-cell>
          <table:table-cell office:value-type="string">
            <text:p>LFP3</text:p>
          </table:table-cell>
          <table:table-cell office:value-type="float" office:value="607387.473">
            <text:p>607387.473</text:p>
          </table:table-cell>
          <table:table-cell office:value-type="float" office:value="226799.94">
            <text:p>226799.94</text:p>
          </table:table-cell>
          <table:table-cell office:value-type="float" office:value="490.25">
            <text:p>490.25</text:p>
          </table:table-cell>
          <table:table-cell office:value-type="float" office:value="490.3599853516">
            <text:p>490.3599853516</text:p>
          </table:table-cell>
          <table:table-cell office:value-type="float" office:value="10.9985351562">
            <text:p>10.9985351562</text:p>
          </table:table-cell>
          <table:table-cell office:value-type="string">
            <text:p>2513</text:p>
          </table:table-cell>
          <table:table-cell table:formula="of:=ABS([.H76])" office:value-type="float" office:value="10.9985351562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449</text:p>
          </table:table-cell>
          <table:table-cell office:value-type="string">
            <text:p>25130934</text:p>
          </table:table-cell>
          <table:table-cell office:value-type="string">
            <text:p>LFP3</text:p>
          </table:table-cell>
          <table:table-cell office:value-type="float" office:value="607315.885">
            <text:p>607315.885</text:p>
          </table:table-cell>
          <table:table-cell office:value-type="float" office:value="226762.692">
            <text:p>226762.692</text:p>
          </table:table-cell>
          <table:table-cell office:value-type="float" office:value="492.23">
            <text:p>492.23</text:p>
          </table:table-cell>
          <table:table-cell office:value-type="float" office:value="492.1600036621">
            <text:p>492.1600036621</text:p>
          </table:table-cell>
          <table:table-cell office:value-type="float" office:value="-6.9996337891">
            <text:p>-6.9996337891</text:p>
          </table:table-cell>
          <table:table-cell office:value-type="string">
            <text:p>2513</text:p>
          </table:table-cell>
          <table:table-cell table:formula="of:=ABS([.H77])" office:value-type="float" office:value="6.999633789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450</text:p>
          </table:table-cell>
          <table:table-cell office:value-type="string">
            <text:p>25130935</text:p>
          </table:table-cell>
          <table:table-cell office:value-type="string">
            <text:p>LFP3</text:p>
          </table:table-cell>
          <table:table-cell office:value-type="float" office:value="607209.807">
            <text:p>607209.807</text:p>
          </table:table-cell>
          <table:table-cell office:value-type="float" office:value="226724.23">
            <text:p>226724.23</text:p>
          </table:table-cell>
          <table:table-cell office:value-type="float" office:value="496.17">
            <text:p>496.17</text:p>
          </table:table-cell>
          <table:table-cell office:value-type="float" office:value="496.0799865723">
            <text:p>496.0799865723</text:p>
          </table:table-cell>
          <table:table-cell office:value-type="float" office:value="-9.0013427734">
            <text:p>-9.0013427734</text:p>
          </table:table-cell>
          <table:table-cell office:value-type="string">
            <text:p>2513</text:p>
          </table:table-cell>
          <table:table-cell table:formula="of:=ABS([.H78])" office:value-type="float" office:value="9.001342773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51</text:p>
          </table:table-cell>
          <table:table-cell office:value-type="string">
            <text:p>25130936</text:p>
          </table:table-cell>
          <table:table-cell office:value-type="string">
            <text:p>LFP3</text:p>
          </table:table-cell>
          <table:table-cell office:value-type="float" office:value="607175.127">
            <text:p>607175.127</text:p>
          </table:table-cell>
          <table:table-cell office:value-type="float" office:value="226667.193">
            <text:p>226667.193</text:p>
          </table:table-cell>
          <table:table-cell office:value-type="float" office:value="499.92">
            <text:p>499.92</text:p>
          </table:table-cell>
          <table:table-cell office:value-type="float" office:value="499.8299865723">
            <text:p>499.8299865723</text:p>
          </table:table-cell>
          <table:table-cell office:value-type="float" office:value="-9.0013427734">
            <text:p>-9.0013427734</text:p>
          </table:table-cell>
          <table:table-cell office:value-type="string">
            <text:p>2513</text:p>
          </table:table-cell>
          <table:table-cell table:formula="of:=ABS([.H79])" office:value-type="float" office:value="9.001342773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52</text:p>
          </table:table-cell>
          <table:table-cell office:value-type="string">
            <text:p>25130937</text:p>
          </table:table-cell>
          <table:table-cell office:value-type="string">
            <text:p>LFP3</text:p>
          </table:table-cell>
          <table:table-cell office:value-type="float" office:value="607159.824">
            <text:p>607159.824</text:p>
          </table:table-cell>
          <table:table-cell office:value-type="float" office:value="226528.304">
            <text:p>226528.304</text:p>
          </table:table-cell>
          <table:table-cell office:value-type="float" office:value="512.54">
            <text:p>512.54</text:p>
          </table:table-cell>
          <table:table-cell office:value-type="float" office:value="512.4199829102">
            <text:p>512.4199829102</text:p>
          </table:table-cell>
          <table:table-cell office:value-type="float" office:value="-12.0017089844">
            <text:p>-12.0017089844</text:p>
          </table:table-cell>
          <table:table-cell office:value-type="string">
            <text:p>2513</text:p>
          </table:table-cell>
          <table:table-cell table:formula="of:=ABS([.H80])" office:value-type="float" office:value="12.001708984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453</text:p>
          </table:table-cell>
          <table:table-cell office:value-type="string">
            <text:p>25130938</text:p>
          </table:table-cell>
          <table:table-cell office:value-type="string">
            <text:p>LFP3</text:p>
          </table:table-cell>
          <table:table-cell office:value-type="float" office:value="607147.681">
            <text:p>607147.681</text:p>
          </table:table-cell>
          <table:table-cell office:value-type="float" office:value="226465.083">
            <text:p>226465.083</text:p>
          </table:table-cell>
          <table:table-cell office:value-type="float" office:value="515.36">
            <text:p>515.36</text:p>
          </table:table-cell>
          <table:table-cell office:value-type="float" office:value="515.1500244141">
            <text:p>515.1500244141</text:p>
          </table:table-cell>
          <table:table-cell office:value-type="float" office:value="-20.9975585938">
            <text:p>-20.9975585938</text:p>
          </table:table-cell>
          <table:table-cell office:value-type="string">
            <text:p>2513</text:p>
          </table:table-cell>
          <table:table-cell table:formula="of:=ABS([.H81])" office:value-type="float" office:value="20.9975585938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454</text:p>
          </table:table-cell>
          <table:table-cell office:value-type="string">
            <text:p>25130939</text:p>
          </table:table-cell>
          <table:table-cell office:value-type="string">
            <text:p>LFP3</text:p>
          </table:table-cell>
          <table:table-cell office:value-type="float" office:value="607131.558">
            <text:p>607131.558</text:p>
          </table:table-cell>
          <table:table-cell office:value-type="float" office:value="226378.501">
            <text:p>226378.501</text:p>
          </table:table-cell>
          <table:table-cell office:value-type="float" office:value="517.61">
            <text:p>517.61</text:p>
          </table:table-cell>
          <table:table-cell office:value-type="float" office:value="517.4199829102">
            <text:p>517.4199829102</text:p>
          </table:table-cell>
          <table:table-cell office:value-type="float" office:value="-19.0017089844">
            <text:p>-19.0017089844</text:p>
          </table:table-cell>
          <table:table-cell office:value-type="string">
            <text:p>2513</text:p>
          </table:table-cell>
          <table:table-cell table:formula="of:=ABS([.H82])" office:value-type="float" office:value="19.0017089844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7455</text:p>
          </table:table-cell>
          <table:table-cell office:value-type="string">
            <text:p>25130940</text:p>
          </table:table-cell>
          <table:table-cell office:value-type="string">
            <text:p>LFP3</text:p>
          </table:table-cell>
          <table:table-cell office:value-type="float" office:value="607099.563">
            <text:p>607099.563</text:p>
          </table:table-cell>
          <table:table-cell office:value-type="float" office:value="226245.528">
            <text:p>226245.528</text:p>
          </table:table-cell>
          <table:table-cell office:value-type="float" office:value="519.71">
            <text:p>519.71</text:p>
          </table:table-cell>
          <table:table-cell office:value-type="float" office:value="519.5700073242">
            <text:p>519.5700073242</text:p>
          </table:table-cell>
          <table:table-cell office:value-type="float" office:value="-13.9992675781">
            <text:p>-13.9992675781</text:p>
          </table:table-cell>
          <table:table-cell office:value-type="string">
            <text:p>2513</text:p>
          </table:table-cell>
          <table:table-cell table:formula="of:=ABS([.H83])" office:value-type="float" office:value="13.999267578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456</text:p>
          </table:table-cell>
          <table:table-cell office:value-type="string">
            <text:p>25130941</text:p>
          </table:table-cell>
          <table:table-cell office:value-type="string">
            <text:p>LFP3</text:p>
          </table:table-cell>
          <table:table-cell office:value-type="float" office:value="607085.454">
            <text:p>607085.454</text:p>
          </table:table-cell>
          <table:table-cell office:value-type="float" office:value="226134.017">
            <text:p>226134.017</text:p>
          </table:table-cell>
          <table:table-cell office:value-type="float" office:value="524.13">
            <text:p>524.13</text:p>
          </table:table-cell>
          <table:table-cell office:value-type="float" office:value="523.9299926758">
            <text:p>523.9299926758</text:p>
          </table:table-cell>
          <table:table-cell office:value-type="float" office:value="-20.0007324219">
            <text:p>-20.0007324219</text:p>
          </table:table-cell>
          <table:table-cell office:value-type="string">
            <text:p>2513</text:p>
          </table:table-cell>
          <table:table-cell table:formula="of:=ABS([.H84])" office:value-type="float" office:value="20.0007324219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47457</text:p>
          </table:table-cell>
          <table:table-cell office:value-type="string">
            <text:p>25130942</text:p>
          </table:table-cell>
          <table:table-cell office:value-type="string">
            <text:p>LFP3</text:p>
          </table:table-cell>
          <table:table-cell office:value-type="float" office:value="607065.416">
            <text:p>607065.416</text:p>
          </table:table-cell>
          <table:table-cell office:value-type="float" office:value="226047.477">
            <text:p>226047.477</text:p>
          </table:table-cell>
          <table:table-cell office:value-type="float" office:value="531.42">
            <text:p>531.42</text:p>
          </table:table-cell>
          <table:table-cell office:value-type="float" office:value="531.2399902344">
            <text:p>531.2399902344</text:p>
          </table:table-cell>
          <table:table-cell office:value-type="float" office:value="-18.0009765625">
            <text:p>-18.0009765625</text:p>
          </table:table-cell>
          <table:table-cell office:value-type="string">
            <text:p>2513</text:p>
          </table:table-cell>
          <table:table-cell table:formula="of:=ABS([.H85])" office:value-type="float" office:value="18.0009765625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458</text:p>
          </table:table-cell>
          <table:table-cell office:value-type="string">
            <text:p>25130943</text:p>
          </table:table-cell>
          <table:table-cell office:value-type="string">
            <text:p>LFP3</text:p>
          </table:table-cell>
          <table:table-cell office:value-type="float" office:value="607023.957">
            <text:p>607023.957</text:p>
          </table:table-cell>
          <table:table-cell office:value-type="float" office:value="225961.787">
            <text:p>225961.787</text:p>
          </table:table-cell>
          <table:table-cell office:value-type="float" office:value="534.24">
            <text:p>534.24</text:p>
          </table:table-cell>
          <table:table-cell office:value-type="float" office:value="534.1099853516">
            <text:p>534.1099853516</text:p>
          </table:table-cell>
          <table:table-cell office:value-type="float" office:value="-13.0014648438">
            <text:p>-13.0014648438</text:p>
          </table:table-cell>
          <table:table-cell office:value-type="string">
            <text:p>2513</text:p>
          </table:table-cell>
          <table:table-cell table:formula="of:=ABS([.H86])" office:value-type="float" office:value="13.001464843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459</text:p>
          </table:table-cell>
          <table:table-cell office:value-type="string">
            <text:p>25130944</text:p>
          </table:table-cell>
          <table:table-cell office:value-type="string">
            <text:p>LFP3</text:p>
          </table:table-cell>
          <table:table-cell office:value-type="float" office:value="606990.537">
            <text:p>606990.537</text:p>
          </table:table-cell>
          <table:table-cell office:value-type="float" office:value="225898.333">
            <text:p>225898.333</text:p>
          </table:table-cell>
          <table:table-cell office:value-type="float" office:value="537.93">
            <text:p>537.93</text:p>
          </table:table-cell>
          <table:table-cell office:value-type="float" office:value="537.8200073242">
            <text:p>537.8200073242</text:p>
          </table:table-cell>
          <table:table-cell office:value-type="float" office:value="-10.9992675781">
            <text:p>-10.9992675781</text:p>
          </table:table-cell>
          <table:table-cell office:value-type="string">
            <text:p>2513</text:p>
          </table:table-cell>
          <table:table-cell table:formula="of:=ABS([.H87])" office:value-type="float" office:value="10.999267578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460</text:p>
          </table:table-cell>
          <table:table-cell office:value-type="string">
            <text:p>25130945</text:p>
          </table:table-cell>
          <table:table-cell office:value-type="string">
            <text:p>LFP3</text:p>
          </table:table-cell>
          <table:table-cell office:value-type="float" office:value="606949.835">
            <text:p>606949.835</text:p>
          </table:table-cell>
          <table:table-cell office:value-type="float" office:value="225820.18">
            <text:p>225820.18</text:p>
          </table:table-cell>
          <table:table-cell office:value-type="float" office:value="540.9">
            <text:p>540.9</text:p>
          </table:table-cell>
          <table:table-cell office:value-type="float" office:value="540.9600219727">
            <text:p>540.9600219727</text:p>
          </table:table-cell>
          <table:table-cell office:value-type="float" office:value="6.0021972656">
            <text:p>6.0021972656</text:p>
          </table:table-cell>
          <table:table-cell office:value-type="string">
            <text:p>2513</text:p>
          </table:table-cell>
          <table:table-cell table:formula="of:=ABS([.H88])" office:value-type="float" office:value="6.002197265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461</text:p>
          </table:table-cell>
          <table:table-cell office:value-type="string">
            <text:p>25130946</text:p>
          </table:table-cell>
          <table:table-cell office:value-type="string">
            <text:p>LFP3</text:p>
          </table:table-cell>
          <table:table-cell office:value-type="float" office:value="606904.359">
            <text:p>606904.359</text:p>
          </table:table-cell>
          <table:table-cell office:value-type="float" office:value="225742.62">
            <text:p>225742.62</text:p>
          </table:table-cell>
          <table:table-cell office:value-type="float" office:value="542.61">
            <text:p>542.61</text:p>
          </table:table-cell>
          <table:table-cell office:value-type="float" office:value="542.2800292969">
            <text:p>542.2800292969</text:p>
          </table:table-cell>
          <table:table-cell office:value-type="float" office:value="-32.9970703125">
            <text:p>-32.9970703125</text:p>
          </table:table-cell>
          <table:table-cell office:value-type="string">
            <text:p>2513</text:p>
          </table:table-cell>
          <table:table-cell table:formula="of:=ABS([.H89])" office:value-type="float" office:value="32.9970703125">
            <text:p>33</text:p>
          </table:table-cell>
          <table:table-cell table:number-columns-repeated="246"/>
        </table:table-row>
        <table:table-row table:style-name="ro1">
          <table:table-cell office:value-type="string">
            <text:p>5347462</text:p>
          </table:table-cell>
          <table:table-cell office:value-type="string">
            <text:p>25130947</text:p>
          </table:table-cell>
          <table:table-cell office:value-type="string">
            <text:p>LFP3</text:p>
          </table:table-cell>
          <table:table-cell office:value-type="float" office:value="606880.378">
            <text:p>606880.378</text:p>
          </table:table-cell>
          <table:table-cell office:value-type="float" office:value="225685.24">
            <text:p>225685.24</text:p>
          </table:table-cell>
          <table:table-cell office:value-type="float" office:value="542.18">
            <text:p>542.18</text:p>
          </table:table-cell>
          <table:table-cell office:value-type="float" office:value="541.9600219727">
            <text:p>541.9600219727</text:p>
          </table:table-cell>
          <table:table-cell office:value-type="float" office:value="-21.9978027344">
            <text:p>-21.9978027344</text:p>
          </table:table-cell>
          <table:table-cell office:value-type="string">
            <text:p>2513</text:p>
          </table:table-cell>
          <table:table-cell table:formula="of:=ABS([.H90])" office:value-type="float" office:value="21.9978027344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47463</text:p>
          </table:table-cell>
          <table:table-cell office:value-type="string">
            <text:p>25130948</text:p>
          </table:table-cell>
          <table:table-cell office:value-type="string">
            <text:p>LFP3</text:p>
          </table:table-cell>
          <table:table-cell office:value-type="float" office:value="606861.208">
            <text:p>606861.208</text:p>
          </table:table-cell>
          <table:table-cell office:value-type="float" office:value="225621.26">
            <text:p>225621.26</text:p>
          </table:table-cell>
          <table:table-cell office:value-type="float" office:value="538.14">
            <text:p>538.14</text:p>
          </table:table-cell>
          <table:table-cell office:value-type="float" office:value="537.950012207">
            <text:p>537.950012207</text:p>
          </table:table-cell>
          <table:table-cell office:value-type="float" office:value="-18.9987792969">
            <text:p>-18.9987792969</text:p>
          </table:table-cell>
          <table:table-cell office:value-type="string">
            <text:p>2513</text:p>
          </table:table-cell>
          <table:table-cell table:formula="of:=ABS([.H91])" office:value-type="float" office:value="18.9987792969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7464</text:p>
          </table:table-cell>
          <table:table-cell office:value-type="string">
            <text:p>25130951</text:p>
          </table:table-cell>
          <table:table-cell office:value-type="string">
            <text:p>LFP3</text:p>
          </table:table-cell>
          <table:table-cell office:value-type="float" office:value="607141.09">
            <text:p>607141.09</text:p>
          </table:table-cell>
          <table:table-cell office:value-type="float" office:value="225804.29">
            <text:p>225804.29</text:p>
          </table:table-cell>
          <table:table-cell office:value-type="float" office:value="525.53">
            <text:p>525.53</text:p>
          </table:table-cell>
          <table:table-cell office:value-type="float" office:value="524.9000244141">
            <text:p>524.9000244141</text:p>
          </table:table-cell>
          <table:table-cell office:value-type="float" office:value="-62.9975585937">
            <text:p>-62.9975585937</text:p>
          </table:table-cell>
          <table:table-cell office:value-type="string">
            <text:p>2513</text:p>
          </table:table-cell>
          <table:table-cell table:formula="of:=ABS([.H92])" office:value-type="float" office:value="62.9975585937">
            <text:p>63</text:p>
          </table:table-cell>
          <table:table-cell table:number-columns-repeated="246"/>
        </table:table-row>
        <table:table-row table:style-name="ro1">
          <table:table-cell office:value-type="string">
            <text:p>5347465</text:p>
          </table:table-cell>
          <table:table-cell office:value-type="string">
            <text:p>25130952</text:p>
          </table:table-cell>
          <table:table-cell office:value-type="string">
            <text:p>LFP3</text:p>
          </table:table-cell>
          <table:table-cell office:value-type="float" office:value="607163.73">
            <text:p>607163.73</text:p>
          </table:table-cell>
          <table:table-cell office:value-type="float" office:value="225752.15">
            <text:p>225752.15</text:p>
          </table:table-cell>
          <table:table-cell office:value-type="float" office:value="526.44">
            <text:p>526.44</text:p>
          </table:table-cell>
          <table:table-cell office:value-type="float" office:value="525.9199829102">
            <text:p>525.9199829102</text:p>
          </table:table-cell>
          <table:table-cell office:value-type="float" office:value="-52.0017089844">
            <text:p>-52.0017089844</text:p>
          </table:table-cell>
          <table:table-cell office:value-type="string">
            <text:p>2513</text:p>
          </table:table-cell>
          <table:table-cell table:formula="of:=ABS([.H93])" office:value-type="float" office:value="52.0017089844">
            <text:p>52</text:p>
          </table:table-cell>
          <table:table-cell table:number-columns-repeated="246"/>
        </table:table-row>
        <table:table-row table:style-name="ro1">
          <table:table-cell office:value-type="string">
            <text:p>5347466</text:p>
          </table:table-cell>
          <table:table-cell office:value-type="string">
            <text:p>25130953</text:p>
          </table:table-cell>
          <table:table-cell office:value-type="string">
            <text:p>LFP3</text:p>
          </table:table-cell>
          <table:table-cell office:value-type="float" office:value="607239.2">
            <text:p>607239.2</text:p>
          </table:table-cell>
          <table:table-cell office:value-type="float" office:value="225691.49">
            <text:p>225691.49</text:p>
          </table:table-cell>
          <table:table-cell office:value-type="float" office:value="526.08">
            <text:p>526.08</text:p>
          </table:table-cell>
          <table:table-cell office:value-type="float" office:value="525.700012207">
            <text:p>525.700012207</text:p>
          </table:table-cell>
          <table:table-cell office:value-type="float" office:value="-37.9987792969">
            <text:p>-37.9987792969</text:p>
          </table:table-cell>
          <table:table-cell office:value-type="string">
            <text:p>2513</text:p>
          </table:table-cell>
          <table:table-cell table:formula="of:=ABS([.H94])" office:value-type="float" office:value="37.9987792969">
            <text:p>38</text:p>
          </table:table-cell>
          <table:table-cell table:number-columns-repeated="246"/>
        </table:table-row>
        <table:table-row table:style-name="ro1">
          <table:table-cell office:value-type="string">
            <text:p>5347467</text:p>
          </table:table-cell>
          <table:table-cell office:value-type="string">
            <text:p>25130954</text:p>
          </table:table-cell>
          <table:table-cell office:value-type="string">
            <text:p>LFP3</text:p>
          </table:table-cell>
          <table:table-cell office:value-type="float" office:value="607322.53">
            <text:p>607322.53</text:p>
          </table:table-cell>
          <table:table-cell office:value-type="float" office:value="225634.35">
            <text:p>225634.35</text:p>
          </table:table-cell>
          <table:table-cell office:value-type="float" office:value="531.61">
            <text:p>531.61</text:p>
          </table:table-cell>
          <table:table-cell office:value-type="float" office:value="531.0599975586">
            <text:p>531.0599975586</text:p>
          </table:table-cell>
          <table:table-cell office:value-type="float" office:value="-55.0002441406">
            <text:p>-55.0002441406</text:p>
          </table:table-cell>
          <table:table-cell office:value-type="string">
            <text:p>2513</text:p>
          </table:table-cell>
          <table:table-cell table:formula="of:=ABS([.H95])" office:value-type="float" office:value="55.0002441406">
            <text:p>55</text:p>
          </table:table-cell>
          <table:table-cell table:number-columns-repeated="246"/>
        </table:table-row>
        <table:table-row table:style-name="ro1">
          <table:table-cell office:value-type="string">
            <text:p>5347468</text:p>
          </table:table-cell>
          <table:table-cell office:value-type="string">
            <text:p>25130955</text:p>
          </table:table-cell>
          <table:table-cell office:value-type="string">
            <text:p>LFP3</text:p>
          </table:table-cell>
          <table:table-cell office:value-type="float" office:value="607374.72">
            <text:p>607374.72</text:p>
          </table:table-cell>
          <table:table-cell office:value-type="float" office:value="225596.21">
            <text:p>225596.21</text:p>
          </table:table-cell>
          <table:table-cell office:value-type="float" office:value="535.81">
            <text:p>535.81</text:p>
          </table:table-cell>
          <table:table-cell office:value-type="float" office:value="535.0900268555">
            <text:p>535.0900268555</text:p>
          </table:table-cell>
          <table:table-cell office:value-type="float" office:value="-71.9973144531">
            <text:p>-71.9973144531</text:p>
          </table:table-cell>
          <table:table-cell office:value-type="string">
            <text:p>2513</text:p>
          </table:table-cell>
          <table:table-cell table:formula="of:=ABS([.H96])" office:value-type="float" office:value="71.9973144531">
            <text:p>72</text:p>
          </table:table-cell>
          <table:table-cell table:number-columns-repeated="246"/>
        </table:table-row>
        <table:table-row table:style-name="ro1">
          <table:table-cell office:value-type="string">
            <text:p>5347469</text:p>
          </table:table-cell>
          <table:table-cell office:value-type="string">
            <text:p>25130956</text:p>
          </table:table-cell>
          <table:table-cell office:value-type="string">
            <text:p>LFP3</text:p>
          </table:table-cell>
          <table:table-cell office:value-type="float" office:value="607422.8">
            <text:p>607422.8</text:p>
          </table:table-cell>
          <table:table-cell office:value-type="float" office:value="225542.13">
            <text:p>225542.13</text:p>
          </table:table-cell>
          <table:table-cell office:value-type="float" office:value="534.75">
            <text:p>534.75</text:p>
          </table:table-cell>
          <table:table-cell office:value-type="float" office:value="534.2299804688">
            <text:p>534.2299804688</text:p>
          </table:table-cell>
          <table:table-cell office:value-type="float" office:value="-52.001953125">
            <text:p>-52.001953125</text:p>
          </table:table-cell>
          <table:table-cell office:value-type="string">
            <text:p>2513</text:p>
          </table:table-cell>
          <table:table-cell table:formula="of:=ABS([.H97])" office:value-type="float" office:value="52.001953125">
            <text:p>52</text:p>
          </table:table-cell>
          <table:table-cell table:number-columns-repeated="246"/>
        </table:table-row>
        <table:table-row table:style-name="ro1">
          <table:table-cell office:value-type="string">
            <text:p>5347470</text:p>
          </table:table-cell>
          <table:table-cell office:value-type="string">
            <text:p>25130957</text:p>
          </table:table-cell>
          <table:table-cell office:value-type="string">
            <text:p>LFP3</text:p>
          </table:table-cell>
          <table:table-cell office:value-type="float" office:value="607453.32">
            <text:p>607453.32</text:p>
          </table:table-cell>
          <table:table-cell office:value-type="float" office:value="225508.01">
            <text:p>225508.01</text:p>
          </table:table-cell>
          <table:table-cell office:value-type="float" office:value="530.47">
            <text:p>530.47</text:p>
          </table:table-cell>
          <table:table-cell office:value-type="float" office:value="530.3800048828">
            <text:p>530.3800048828</text:p>
          </table:table-cell>
          <table:table-cell office:value-type="float" office:value="-8.9995117188">
            <text:p>-8.9995117188</text:p>
          </table:table-cell>
          <table:table-cell office:value-type="string">
            <text:p>2513</text:p>
          </table:table-cell>
          <table:table-cell table:formula="of:=ABS([.H98])" office:value-type="float" office:value="8.999511718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71</text:p>
          </table:table-cell>
          <table:table-cell office:value-type="string">
            <text:p>25130958</text:p>
          </table:table-cell>
          <table:table-cell office:value-type="string">
            <text:p>LFP3</text:p>
          </table:table-cell>
          <table:table-cell office:value-type="float" office:value="607480.51">
            <text:p>607480.51</text:p>
          </table:table-cell>
          <table:table-cell office:value-type="float" office:value="225478.41">
            <text:p>225478.41</text:p>
          </table:table-cell>
          <table:table-cell office:value-type="float" office:value="524.81">
            <text:p>524.81</text:p>
          </table:table-cell>
          <table:table-cell office:value-type="float" office:value="524.3800048828">
            <text:p>524.3800048828</text:p>
          </table:table-cell>
          <table:table-cell office:value-type="float" office:value="-42.9995117187">
            <text:p>-42.9995117187</text:p>
          </table:table-cell>
          <table:table-cell office:value-type="string">
            <text:p>2513</text:p>
          </table:table-cell>
          <table:table-cell table:formula="of:=ABS([.H99])" office:value-type="float" office:value="42.9995117187">
            <text:p>43</text:p>
          </table:table-cell>
          <table:table-cell table:number-columns-repeated="246"/>
        </table:table-row>
        <table:table-row table:style-name="ro1">
          <table:table-cell office:value-type="string">
            <text:p>5347472</text:p>
          </table:table-cell>
          <table:table-cell office:value-type="string">
            <text:p>25130959</text:p>
          </table:table-cell>
          <table:table-cell office:value-type="string">
            <text:p>LFP3</text:p>
          </table:table-cell>
          <table:table-cell office:value-type="float" office:value="607500.48">
            <text:p>607500.48</text:p>
          </table:table-cell>
          <table:table-cell office:value-type="float" office:value="225438.71">
            <text:p>225438.71</text:p>
          </table:table-cell>
          <table:table-cell office:value-type="float" office:value="520.93">
            <text:p>520.93</text:p>
          </table:table-cell>
          <table:table-cell office:value-type="float" office:value="520.7800292969">
            <text:p>520.7800292969</text:p>
          </table:table-cell>
          <table:table-cell office:value-type="float" office:value="-14.9970703125">
            <text:p>-14.9970703125</text:p>
          </table:table-cell>
          <table:table-cell office:value-type="string">
            <text:p>2513</text:p>
          </table:table-cell>
          <table:table-cell table:formula="of:=ABS([.H100])" office:value-type="float" office:value="14.997070312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473</text:p>
          </table:table-cell>
          <table:table-cell office:value-type="string">
            <text:p>25130960</text:p>
          </table:table-cell>
          <table:table-cell office:value-type="string">
            <text:p>LFP3</text:p>
          </table:table-cell>
          <table:table-cell office:value-type="float" office:value="607515.27">
            <text:p>607515.27</text:p>
          </table:table-cell>
          <table:table-cell office:value-type="float" office:value="225407.79">
            <text:p>225407.79</text:p>
          </table:table-cell>
          <table:table-cell office:value-type="float" office:value="511.31">
            <text:p>511.31</text:p>
          </table:table-cell>
          <table:table-cell office:value-type="float" office:value="511.4400024414">
            <text:p>511.4400024414</text:p>
          </table:table-cell>
          <table:table-cell office:value-type="float" office:value="13.0002441406">
            <text:p>13.0002441406</text:p>
          </table:table-cell>
          <table:table-cell office:value-type="string">
            <text:p>2513</text:p>
          </table:table-cell>
          <table:table-cell table:formula="of:=ABS([.H101])" office:value-type="float" office:value="13.000244140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474</text:p>
          </table:table-cell>
          <table:table-cell office:value-type="string">
            <text:p>25130961</text:p>
          </table:table-cell>
          <table:table-cell office:value-type="string">
            <text:p>LFP3</text:p>
          </table:table-cell>
          <table:table-cell office:value-type="float" office:value="607184.611">
            <text:p>607184.611</text:p>
          </table:table-cell>
          <table:table-cell office:value-type="float" office:value="225875.99">
            <text:p>225875.99</text:p>
          </table:table-cell>
          <table:table-cell office:value-type="float" office:value="523.49">
            <text:p>523.49</text:p>
          </table:table-cell>
          <table:table-cell office:value-type="float" office:value="523.200012207">
            <text:p>523.200012207</text:p>
          </table:table-cell>
          <table:table-cell office:value-type="float" office:value="-28.9987792969">
            <text:p>-28.9987792969</text:p>
          </table:table-cell>
          <table:table-cell office:value-type="string">
            <text:p>2513</text:p>
          </table:table-cell>
          <table:table-cell table:formula="of:=ABS([.H102])" office:value-type="float" office:value="28.9987792969">
            <text:p>29</text:p>
          </table:table-cell>
          <table:table-cell table:number-columns-repeated="246"/>
        </table:table-row>
        <table:table-row table:style-name="ro1">
          <table:table-cell office:value-type="string">
            <text:p>5347475</text:p>
          </table:table-cell>
          <table:table-cell office:value-type="string">
            <text:p>25130962</text:p>
          </table:table-cell>
          <table:table-cell office:value-type="string">
            <text:p>LFP3</text:p>
          </table:table-cell>
          <table:table-cell office:value-type="float" office:value="607223.54">
            <text:p>607223.54</text:p>
          </table:table-cell>
          <table:table-cell office:value-type="float" office:value="225910.315">
            <text:p>225910.315</text:p>
          </table:table-cell>
          <table:table-cell office:value-type="float" office:value="523.09">
            <text:p>523.09</text:p>
          </table:table-cell>
          <table:table-cell office:value-type="float" office:value="522.6799926758">
            <text:p>522.6799926758</text:p>
          </table:table-cell>
          <table:table-cell office:value-type="float" office:value="-41.0007324219">
            <text:p>-41.0007324219</text:p>
          </table:table-cell>
          <table:table-cell office:value-type="string">
            <text:p>2513</text:p>
          </table:table-cell>
          <table:table-cell table:formula="of:=ABS([.H103])" office:value-type="float" office:value="41.0007324219">
            <text:p>41</text:p>
          </table:table-cell>
          <table:table-cell table:number-columns-repeated="246"/>
        </table:table-row>
        <table:table-row table:style-name="ro1">
          <table:table-cell office:value-type="string">
            <text:p>5347476</text:p>
          </table:table-cell>
          <table:table-cell office:value-type="string">
            <text:p>25130963</text:p>
          </table:table-cell>
          <table:table-cell office:value-type="string">
            <text:p>LFP3</text:p>
          </table:table-cell>
          <table:table-cell office:value-type="float" office:value="607287.292">
            <text:p>607287.292</text:p>
          </table:table-cell>
          <table:table-cell office:value-type="float" office:value="225939.589">
            <text:p>225939.589</text:p>
          </table:table-cell>
          <table:table-cell office:value-type="float" office:value="521.56">
            <text:p>521.56</text:p>
          </table:table-cell>
          <table:table-cell office:value-type="float" office:value="521.3499755859">
            <text:p>521.3499755859</text:p>
          </table:table-cell>
          <table:table-cell office:value-type="float" office:value="-21.0024414062">
            <text:p>-21.0024414062</text:p>
          </table:table-cell>
          <table:table-cell office:value-type="string">
            <text:p>2513</text:p>
          </table:table-cell>
          <table:table-cell table:formula="of:=ABS([.H104])" office:value-type="float" office:value="21.0024414062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477</text:p>
          </table:table-cell>
          <table:table-cell office:value-type="string">
            <text:p>25130964</text:p>
          </table:table-cell>
          <table:table-cell office:value-type="string">
            <text:p>LFP3</text:p>
          </table:table-cell>
          <table:table-cell office:value-type="float" office:value="607363.48">
            <text:p>607363.48</text:p>
          </table:table-cell>
          <table:table-cell office:value-type="float" office:value="225986.442">
            <text:p>225986.442</text:p>
          </table:table-cell>
          <table:table-cell office:value-type="float" office:value="522.16">
            <text:p>522.16</text:p>
          </table:table-cell>
          <table:table-cell office:value-type="float" office:value="521.8599853516">
            <text:p>521.8599853516</text:p>
          </table:table-cell>
          <table:table-cell office:value-type="float" office:value="-30.0014648437">
            <text:p>-30.0014648437</text:p>
          </table:table-cell>
          <table:table-cell office:value-type="string">
            <text:p>2513</text:p>
          </table:table-cell>
          <table:table-cell table:formula="of:=ABS([.H105])" office:value-type="float" office:value="30.0014648437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47478</text:p>
          </table:table-cell>
          <table:table-cell office:value-type="string">
            <text:p>25130965</text:p>
          </table:table-cell>
          <table:table-cell office:value-type="string">
            <text:p>LFP3</text:p>
          </table:table-cell>
          <table:table-cell office:value-type="float" office:value="607411.38">
            <text:p>607411.38</text:p>
          </table:table-cell>
          <table:table-cell office:value-type="float" office:value="226051.49">
            <text:p>226051.49</text:p>
          </table:table-cell>
          <table:table-cell office:value-type="float" office:value="523.67">
            <text:p>523.67</text:p>
          </table:table-cell>
          <table:table-cell office:value-type="float" office:value="523.1900024414">
            <text:p>523.1900024414</text:p>
          </table:table-cell>
          <table:table-cell office:value-type="float" office:value="-47.9997558594">
            <text:p>-47.9997558594</text:p>
          </table:table-cell>
          <table:table-cell office:value-type="string">
            <text:p>2513</text:p>
          </table:table-cell>
          <table:table-cell table:formula="of:=ABS([.H106])" office:value-type="float" office:value="47.9997558594">
            <text:p>48</text:p>
          </table:table-cell>
          <table:table-cell table:number-columns-repeated="246"/>
        </table:table-row>
        <table:table-row table:style-name="ro1">
          <table:table-cell office:value-type="string">
            <text:p>5347479</text:p>
          </table:table-cell>
          <table:table-cell office:value-type="string">
            <text:p>25130966</text:p>
          </table:table-cell>
          <table:table-cell office:value-type="string">
            <text:p>LFP3</text:p>
          </table:table-cell>
          <table:table-cell office:value-type="float" office:value="607449.342">
            <text:p>607449.342</text:p>
          </table:table-cell>
          <table:table-cell office:value-type="float" office:value="226102.998">
            <text:p>226102.998</text:p>
          </table:table-cell>
          <table:table-cell office:value-type="float" office:value="524.48">
            <text:p>524.48</text:p>
          </table:table-cell>
          <table:table-cell office:value-type="float" office:value="523.9799804688">
            <text:p>523.9799804688</text:p>
          </table:table-cell>
          <table:table-cell office:value-type="float" office:value="-50.001953125">
            <text:p>-50.001953125</text:p>
          </table:table-cell>
          <table:table-cell office:value-type="string">
            <text:p>2513</text:p>
          </table:table-cell>
          <table:table-cell table:formula="of:=ABS([.H107])" office:value-type="float" office:value="50.001953125">
            <text:p>50</text:p>
          </table:table-cell>
          <table:table-cell table:number-columns-repeated="246"/>
        </table:table-row>
        <table:table-row table:style-name="ro1">
          <table:table-cell office:value-type="string">
            <text:p>5347480</text:p>
          </table:table-cell>
          <table:table-cell office:value-type="string">
            <text:p>25130967</text:p>
          </table:table-cell>
          <table:table-cell office:value-type="string">
            <text:p>LFP3</text:p>
          </table:table-cell>
          <table:table-cell office:value-type="float" office:value="607479.544">
            <text:p>607479.544</text:p>
          </table:table-cell>
          <table:table-cell office:value-type="float" office:value="226154.195">
            <text:p>226154.195</text:p>
          </table:table-cell>
          <table:table-cell office:value-type="float" office:value="524.78">
            <text:p>524.78</text:p>
          </table:table-cell>
          <table:table-cell office:value-type="float" office:value="524.3300170898">
            <text:p>524.3300170898</text:p>
          </table:table-cell>
          <table:table-cell office:value-type="float" office:value="-44.9982910156">
            <text:p>-44.9982910156</text:p>
          </table:table-cell>
          <table:table-cell office:value-type="string">
            <text:p>2513</text:p>
          </table:table-cell>
          <table:table-cell table:formula="of:=ABS([.H108])" office:value-type="float" office:value="44.9982910156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7481</text:p>
          </table:table-cell>
          <table:table-cell office:value-type="string">
            <text:p>25130968</text:p>
          </table:table-cell>
          <table:table-cell office:value-type="string">
            <text:p>LFP3</text:p>
          </table:table-cell>
          <table:table-cell office:value-type="float" office:value="607519.607">
            <text:p>607519.607</text:p>
          </table:table-cell>
          <table:table-cell office:value-type="float" office:value="226252.242">
            <text:p>226252.242</text:p>
          </table:table-cell>
          <table:table-cell office:value-type="float" office:value="525.56">
            <text:p>525.56</text:p>
          </table:table-cell>
          <table:table-cell office:value-type="float" office:value="524.7899780273">
            <text:p>524.7899780273</text:p>
          </table:table-cell>
          <table:table-cell office:value-type="float" office:value="-77.0021972656">
            <text:p>-77.0021972656</text:p>
          </table:table-cell>
          <table:table-cell office:value-type="string">
            <text:p>2513</text:p>
          </table:table-cell>
          <table:table-cell table:formula="of:=ABS([.H109])" office:value-type="float" office:value="77.0021972656">
            <text:p>77</text:p>
          </table:table-cell>
          <table:table-cell table:number-columns-repeated="246"/>
        </table:table-row>
        <table:table-row table:style-name="ro1">
          <table:table-cell office:value-type="string">
            <text:p>5347482</text:p>
          </table:table-cell>
          <table:table-cell office:value-type="string">
            <text:p>25130969</text:p>
          </table:table-cell>
          <table:table-cell office:value-type="string">
            <text:p>LFP3</text:p>
          </table:table-cell>
          <table:table-cell office:value-type="float" office:value="607547.179">
            <text:p>607547.179</text:p>
          </table:table-cell>
          <table:table-cell office:value-type="float" office:value="226301.689">
            <text:p>226301.689</text:p>
          </table:table-cell>
          <table:table-cell office:value-type="float" office:value="522.74">
            <text:p>522.74</text:p>
          </table:table-cell>
          <table:table-cell office:value-type="float" office:value="522.2899780273">
            <text:p>522.2899780273</text:p>
          </table:table-cell>
          <table:table-cell office:value-type="float" office:value="-45.0021972656">
            <text:p>-45.0021972656</text:p>
          </table:table-cell>
          <table:table-cell office:value-type="string">
            <text:p>2513</text:p>
          </table:table-cell>
          <table:table-cell table:formula="of:=ABS([.H110])" office:value-type="float" office:value="45.0021972656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7483</text:p>
          </table:table-cell>
          <table:table-cell office:value-type="string">
            <text:p>25130970</text:p>
          </table:table-cell>
          <table:table-cell office:value-type="string">
            <text:p>LFP3</text:p>
          </table:table-cell>
          <table:table-cell office:value-type="float" office:value="607578.141">
            <text:p>607578.141</text:p>
          </table:table-cell>
          <table:table-cell office:value-type="float" office:value="226357.106">
            <text:p>226357.106</text:p>
          </table:table-cell>
          <table:table-cell office:value-type="float" office:value="515.95">
            <text:p>515.95</text:p>
          </table:table-cell>
          <table:table-cell office:value-type="float" office:value="515.4199829102">
            <text:p>515.4199829102</text:p>
          </table:table-cell>
          <table:table-cell office:value-type="float" office:value="-53.0017089844">
            <text:p>-53.0017089844</text:p>
          </table:table-cell>
          <table:table-cell office:value-type="string">
            <text:p>2513</text:p>
          </table:table-cell>
          <table:table-cell table:formula="of:=ABS([.H111])" office:value-type="float" office:value="53.0017089844">
            <text:p>53</text:p>
          </table:table-cell>
          <table:table-cell table:number-columns-repeated="246"/>
        </table:table-row>
        <table:table-row table:style-name="ro1">
          <table:table-cell office:value-type="string">
            <text:p>5347484</text:p>
          </table:table-cell>
          <table:table-cell office:value-type="string">
            <text:p>25130971</text:p>
          </table:table-cell>
          <table:table-cell office:value-type="string">
            <text:p>LFP3</text:p>
          </table:table-cell>
          <table:table-cell office:value-type="float" office:value="607627.233">
            <text:p>607627.233</text:p>
          </table:table-cell>
          <table:table-cell office:value-type="float" office:value="226426.57">
            <text:p>226426.57</text:p>
          </table:table-cell>
          <table:table-cell office:value-type="float" office:value="506.96">
            <text:p>506.96</text:p>
          </table:table-cell>
          <table:table-cell office:value-type="float" office:value="506.450012207">
            <text:p>506.450012207</text:p>
          </table:table-cell>
          <table:table-cell office:value-type="float" office:value="-50.9987792969">
            <text:p>-50.9987792969</text:p>
          </table:table-cell>
          <table:table-cell office:value-type="string">
            <text:p>2513</text:p>
          </table:table-cell>
          <table:table-cell table:formula="of:=ABS([.H112])" office:value-type="float" office:value="50.9987792969">
            <text:p>51</text:p>
          </table:table-cell>
          <table:table-cell table:number-columns-repeated="246"/>
        </table:table-row>
        <table:table-row table:style-name="ro1">
          <table:table-cell office:value-type="string">
            <text:p>5347485</text:p>
          </table:table-cell>
          <table:table-cell office:value-type="string">
            <text:p>25130972</text:p>
          </table:table-cell>
          <table:table-cell office:value-type="string">
            <text:p>LFP3</text:p>
          </table:table-cell>
          <table:table-cell office:value-type="float" office:value="607713.845">
            <text:p>607713.845</text:p>
          </table:table-cell>
          <table:table-cell office:value-type="float" office:value="226495.664">
            <text:p>226495.664</text:p>
          </table:table-cell>
          <table:table-cell office:value-type="float" office:value="498.99">
            <text:p>498.99</text:p>
          </table:table-cell>
          <table:table-cell office:value-type="float" office:value="498.799987793">
            <text:p>498.799987793</text:p>
          </table:table-cell>
          <table:table-cell office:value-type="float" office:value="-19.0012207031">
            <text:p>-19.0012207031</text:p>
          </table:table-cell>
          <table:table-cell office:value-type="string">
            <text:p>2513</text:p>
          </table:table-cell>
          <table:table-cell table:formula="of:=ABS([.H113])" office:value-type="float" office:value="19.0012207031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47486</text:p>
          </table:table-cell>
          <table:table-cell office:value-type="string">
            <text:p>25130973</text:p>
          </table:table-cell>
          <table:table-cell office:value-type="string">
            <text:p>LFP3</text:p>
          </table:table-cell>
          <table:table-cell office:value-type="float" office:value="607763.716">
            <text:p>607763.716</text:p>
          </table:table-cell>
          <table:table-cell office:value-type="float" office:value="226525.235">
            <text:p>226525.235</text:p>
          </table:table-cell>
          <table:table-cell office:value-type="float" office:value="495.95">
            <text:p>495.95</text:p>
          </table:table-cell>
          <table:table-cell office:value-type="float" office:value="495.7300109863">
            <text:p>495.7300109863</text:p>
          </table:table-cell>
          <table:table-cell office:value-type="float" office:value="-21.9989013672">
            <text:p>-21.9989013672</text:p>
          </table:table-cell>
          <table:table-cell office:value-type="string">
            <text:p>2513</text:p>
          </table:table-cell>
          <table:table-cell table:formula="of:=ABS([.H114])" office:value-type="float" office:value="21.9989013672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47487</text:p>
          </table:table-cell>
          <table:table-cell office:value-type="string">
            <text:p>25130974</text:p>
          </table:table-cell>
          <table:table-cell office:value-type="string">
            <text:p>LFP3</text:p>
          </table:table-cell>
          <table:table-cell office:value-type="float" office:value="607815.728">
            <text:p>607815.728</text:p>
          </table:table-cell>
          <table:table-cell office:value-type="float" office:value="226556.176">
            <text:p>226556.176</text:p>
          </table:table-cell>
          <table:table-cell office:value-type="float" office:value="492.49">
            <text:p>492.49</text:p>
          </table:table-cell>
          <table:table-cell office:value-type="float" office:value="492.0599975586">
            <text:p>492.0599975586</text:p>
          </table:table-cell>
          <table:table-cell office:value-type="float" office:value="-43.0002441406">
            <text:p>-43.0002441406</text:p>
          </table:table-cell>
          <table:table-cell office:value-type="string">
            <text:p>2513</text:p>
          </table:table-cell>
          <table:table-cell table:formula="of:=ABS([.H115])" office:value-type="float" office:value="43.0002441406">
            <text:p>43</text:p>
          </table:table-cell>
          <table:table-cell table:number-columns-repeated="246"/>
        </table:table-row>
        <table:table-row table:style-name="ro1">
          <table:table-cell office:value-type="string">
            <text:p>5347488</text:p>
          </table:table-cell>
          <table:table-cell office:value-type="string">
            <text:p>25130975</text:p>
          </table:table-cell>
          <table:table-cell office:value-type="string">
            <text:p>LFP3</text:p>
          </table:table-cell>
          <table:table-cell office:value-type="float" office:value="607865.939">
            <text:p>607865.939</text:p>
          </table:table-cell>
          <table:table-cell office:value-type="float" office:value="226585.657">
            <text:p>226585.657</text:p>
          </table:table-cell>
          <table:table-cell office:value-type="float" office:value="487.29">
            <text:p>487.29</text:p>
          </table:table-cell>
          <table:table-cell office:value-type="float" office:value="486.8699951172">
            <text:p>486.8699951172</text:p>
          </table:table-cell>
          <table:table-cell office:value-type="float" office:value="-42.0004882813">
            <text:p>-42.0004882813</text:p>
          </table:table-cell>
          <table:table-cell office:value-type="string">
            <text:p>2513</text:p>
          </table:table-cell>
          <table:table-cell table:formula="of:=ABS([.H116])" office:value-type="float" office:value="42.0004882813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47489</text:p>
          </table:table-cell>
          <table:table-cell office:value-type="string">
            <text:p>25130977</text:p>
          </table:table-cell>
          <table:table-cell office:value-type="string">
            <text:p>LFP3</text:p>
          </table:table-cell>
          <table:table-cell office:value-type="float" office:value="607906.747">
            <text:p>607906.747</text:p>
          </table:table-cell>
          <table:table-cell office:value-type="float" office:value="226699.029">
            <text:p>226699.029</text:p>
          </table:table-cell>
          <table:table-cell office:value-type="float" office:value="482.48">
            <text:p>482.48</text:p>
          </table:table-cell>
          <table:table-cell office:value-type="float" office:value="482.0299987793">
            <text:p>482.0299987793</text:p>
          </table:table-cell>
          <table:table-cell office:value-type="float" office:value="-45.0001220703">
            <text:p>-45.0001220703</text:p>
          </table:table-cell>
          <table:table-cell office:value-type="string">
            <text:p>2513</text:p>
          </table:table-cell>
          <table:table-cell table:formula="of:=ABS([.H117])" office:value-type="float" office:value="45.0001220703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47490</text:p>
          </table:table-cell>
          <table:table-cell office:value-type="string">
            <text:p>25130978</text:p>
          </table:table-cell>
          <table:table-cell office:value-type="string">
            <text:p>LFP3</text:p>
          </table:table-cell>
          <table:table-cell office:value-type="float" office:value="607965.219">
            <text:p>607965.219</text:p>
          </table:table-cell>
          <table:table-cell office:value-type="float" office:value="226720.888">
            <text:p>226720.888</text:p>
          </table:table-cell>
          <table:table-cell office:value-type="float" office:value="480.99">
            <text:p>480.99</text:p>
          </table:table-cell>
          <table:table-cell office:value-type="float" office:value="480.8999938965">
            <text:p>480.8999938965</text:p>
          </table:table-cell>
          <table:table-cell office:value-type="float" office:value="-9.0006103516">
            <text:p>-9.0006103516</text:p>
          </table:table-cell>
          <table:table-cell office:value-type="string">
            <text:p>2513</text:p>
          </table:table-cell>
          <table:table-cell table:formula="of:=ABS([.H118])" office:value-type="float" office:value="9.000610351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491</text:p>
          </table:table-cell>
          <table:table-cell office:value-type="string">
            <text:p>25130979</text:p>
          </table:table-cell>
          <table:table-cell office:value-type="string">
            <text:p>LFP3</text:p>
          </table:table-cell>
          <table:table-cell office:value-type="float" office:value="608036.851">
            <text:p>608036.851</text:p>
          </table:table-cell>
          <table:table-cell office:value-type="float" office:value="226740.196">
            <text:p>226740.196</text:p>
          </table:table-cell>
          <table:table-cell office:value-type="float" office:value="481.47">
            <text:p>481.47</text:p>
          </table:table-cell>
          <table:table-cell office:value-type="float" office:value="481.2300109863">
            <text:p>481.2300109863</text:p>
          </table:table-cell>
          <table:table-cell office:value-type="float" office:value="-23.9989013672">
            <text:p>-23.9989013672</text:p>
          </table:table-cell>
          <table:table-cell office:value-type="string">
            <text:p>2513</text:p>
          </table:table-cell>
          <table:table-cell table:formula="of:=ABS([.H119])" office:value-type="float" office:value="23.9989013672">
            <text:p>24</text:p>
          </table:table-cell>
          <table:table-cell table:number-columns-repeated="246"/>
        </table:table-row>
        <table:table-row table:style-name="ro1">
          <table:table-cell office:value-type="string">
            <text:p>5347492</text:p>
          </table:table-cell>
          <table:table-cell office:value-type="string">
            <text:p>25130980</text:p>
          </table:table-cell>
          <table:table-cell office:value-type="string">
            <text:p>LFP3</text:p>
          </table:table-cell>
          <table:table-cell office:value-type="float" office:value="608073.865">
            <text:p>608073.865</text:p>
          </table:table-cell>
          <table:table-cell office:value-type="float" office:value="226694.298">
            <text:p>226694.298</text:p>
          </table:table-cell>
          <table:table-cell office:value-type="float" office:value="478.62">
            <text:p>478.62</text:p>
          </table:table-cell>
          <table:table-cell office:value-type="float" office:value="478.5">
            <text:p>478.5</text:p>
          </table:table-cell>
          <table:table-cell office:value-type="float" office:value="-12">
            <text:p>-12</text:p>
          </table:table-cell>
          <table:table-cell office:value-type="string">
            <text:p>2513</text:p>
          </table:table-cell>
          <table:table-cell table:formula="of:=ABS([.H120])"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493</text:p>
          </table:table-cell>
          <table:table-cell office:value-type="string">
            <text:p>25130981</text:p>
          </table:table-cell>
          <table:table-cell office:value-type="string">
            <text:p>LFP3</text:p>
          </table:table-cell>
          <table:table-cell office:value-type="float" office:value="608136.906">
            <text:p>608136.906</text:p>
          </table:table-cell>
          <table:table-cell office:value-type="float" office:value="226735.168">
            <text:p>226735.168</text:p>
          </table:table-cell>
          <table:table-cell office:value-type="float" office:value="473.53">
            <text:p>473.53</text:p>
          </table:table-cell>
          <table:table-cell office:value-type="float" office:value="473.1600036621">
            <text:p>473.1600036621</text:p>
          </table:table-cell>
          <table:table-cell office:value-type="float" office:value="-36.9996337891">
            <text:p>-36.9996337891</text:p>
          </table:table-cell>
          <table:table-cell office:value-type="string">
            <text:p>2513</text:p>
          </table:table-cell>
          <table:table-cell table:formula="of:=ABS([.H121])" office:value-type="float" office:value="36.9996337891">
            <text:p>37</text:p>
          </table:table-cell>
          <table:table-cell table:number-columns-repeated="246"/>
        </table:table-row>
        <table:table-row table:style-name="ro1">
          <table:table-cell office:value-type="string">
            <text:p>5347494</text:p>
          </table:table-cell>
          <table:table-cell office:value-type="string">
            <text:p>25130982</text:p>
          </table:table-cell>
          <table:table-cell office:value-type="string">
            <text:p>LFP3</text:p>
          </table:table-cell>
          <table:table-cell office:value-type="float" office:value="608186.096">
            <text:p>608186.096</text:p>
          </table:table-cell>
          <table:table-cell office:value-type="float" office:value="226762.066">
            <text:p>226762.066</text:p>
          </table:table-cell>
          <table:table-cell office:value-type="float" office:value="471.34">
            <text:p>471.34</text:p>
          </table:table-cell>
          <table:table-cell office:value-type="float" office:value="470.8299865723">
            <text:p>470.8299865723</text:p>
          </table:table-cell>
          <table:table-cell office:value-type="float" office:value="-51.0013427734">
            <text:p>-51.0013427734</text:p>
          </table:table-cell>
          <table:table-cell office:value-type="string">
            <text:p>2513</text:p>
          </table:table-cell>
          <table:table-cell table:formula="of:=ABS([.H122])" office:value-type="float" office:value="51.0013427734">
            <text:p>51</text:p>
          </table:table-cell>
          <table:table-cell table:number-columns-repeated="246"/>
        </table:table-row>
        <table:table-row table:style-name="ro1">
          <table:table-cell office:value-type="string">
            <text:p>5347495</text:p>
          </table:table-cell>
          <table:table-cell office:value-type="string">
            <text:p>25130983</text:p>
          </table:table-cell>
          <table:table-cell office:value-type="string">
            <text:p>LFP3</text:p>
          </table:table-cell>
          <table:table-cell office:value-type="float" office:value="608246.488">
            <text:p>608246.488</text:p>
          </table:table-cell>
          <table:table-cell office:value-type="float" office:value="226767.217">
            <text:p>226767.217</text:p>
          </table:table-cell>
          <table:table-cell office:value-type="float" office:value="469.38">
            <text:p>469.38</text:p>
          </table:table-cell>
          <table:table-cell office:value-type="float" office:value="469.3699951172">
            <text:p>469.3699951172</text:p>
          </table:table-cell>
          <table:table-cell office:value-type="float" office:value="-1.0004882812">
            <text:p>-1.0004882812</text:p>
          </table:table-cell>
          <table:table-cell office:value-type="string">
            <text:p>2513</text:p>
          </table:table-cell>
          <table:table-cell table:formula="of:=ABS([.H123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496</text:p>
          </table:table-cell>
          <table:table-cell office:value-type="string">
            <text:p>25130986</text:p>
          </table:table-cell>
          <table:table-cell office:value-type="string">
            <text:p>LFP3</text:p>
          </table:table-cell>
          <table:table-cell office:value-type="float" office:value="607373.969">
            <text:p>607373.969</text:p>
          </table:table-cell>
          <table:table-cell office:value-type="float" office:value="226275.352">
            <text:p>226275.352</text:p>
          </table:table-cell>
          <table:table-cell office:value-type="float" office:value="522">
            <text:p>522</text:p>
          </table:table-cell>
          <table:table-cell office:value-type="float" office:value="521.8800048828">
            <text:p>521.8800048828</text:p>
          </table:table-cell>
          <table:table-cell office:value-type="float" office:value="-11.9995117188">
            <text:p>-11.9995117188</text:p>
          </table:table-cell>
          <table:table-cell office:value-type="string">
            <text:p>2513</text:p>
          </table:table-cell>
          <table:table-cell table:formula="of:=ABS([.H124])" office:value-type="float" office:value="11.999511718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497</text:p>
          </table:table-cell>
          <table:table-cell office:value-type="string">
            <text:p>25130987</text:p>
          </table:table-cell>
          <table:table-cell office:value-type="string">
            <text:p>LFP3</text:p>
          </table:table-cell>
          <table:table-cell office:value-type="float" office:value="607386.95">
            <text:p>607386.95</text:p>
          </table:table-cell>
          <table:table-cell office:value-type="float" office:value="226278.761">
            <text:p>226278.761</text:p>
          </table:table-cell>
          <table:table-cell office:value-type="float" office:value="521.71">
            <text:p>521.71</text:p>
          </table:table-cell>
          <table:table-cell office:value-type="float" office:value="521.549987793">
            <text:p>521.549987793</text:p>
          </table:table-cell>
          <table:table-cell office:value-type="float" office:value="-16.0012207031">
            <text:p>-16.0012207031</text:p>
          </table:table-cell>
          <table:table-cell office:value-type="string">
            <text:p>2513</text:p>
          </table:table-cell>
          <table:table-cell table:formula="of:=ABS([.H125])" office:value-type="float" office:value="16.0012207031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498</text:p>
          </table:table-cell>
          <table:table-cell office:value-type="string">
            <text:p>25130991</text:p>
          </table:table-cell>
          <table:table-cell office:value-type="string">
            <text:p>LFP3</text:p>
          </table:table-cell>
          <table:table-cell office:value-type="float" office:value="606779.74">
            <text:p>606779.74</text:p>
          </table:table-cell>
          <table:table-cell office:value-type="float" office:value="226157.18">
            <text:p>226157.18</text:p>
          </table:table-cell>
          <table:table-cell office:value-type="float" office:value="444.921">
            <text:p>444.921</text:p>
          </table:table-cell>
          <table:table-cell office:value-type="float" office:value="522.3400268555">
            <text:p>522.3400268555</text:p>
          </table:table-cell>
          <table:table-cell office:value-type="float" office:value="7741.9026855469">
            <text:p>7741.9026855469</text:p>
          </table:table-cell>
          <table:table-cell office:value-type="string">
            <text:p>2513</text:p>
          </table:table-cell>
          <table:table-cell table:formula="of:=ABS([.H126])" office:value-type="float" office:value="7741.9026855469">
            <text:p>7742</text:p>
          </table:table-cell>
          <table:table-cell table:number-columns-repeated="246"/>
        </table:table-row>
        <table:table-row table:style-name="ro1">
          <table:table-cell office:value-type="string">
            <text:p>5347499</text:p>
          </table:table-cell>
          <table:table-cell office:value-type="string">
            <text:p>25130992</text:p>
          </table:table-cell>
          <table:table-cell office:value-type="string">
            <text:p>LFP3</text:p>
          </table:table-cell>
          <table:table-cell office:value-type="float" office:value="606806.68">
            <text:p>606806.68</text:p>
          </table:table-cell>
          <table:table-cell office:value-type="float" office:value="226188.19">
            <text:p>226188.19</text:p>
          </table:table-cell>
          <table:table-cell office:value-type="float" office:value="445.447">
            <text:p>445.447</text:p>
          </table:table-cell>
          <table:table-cell office:value-type="float" office:value="518.9099731445">
            <text:p>518.9099731445</text:p>
          </table:table-cell>
          <table:table-cell office:value-type="float" office:value="7346.2973144531">
            <text:p>7346.2973144531</text:p>
          </table:table-cell>
          <table:table-cell office:value-type="string">
            <text:p>2513</text:p>
          </table:table-cell>
          <table:table-cell table:formula="of:=ABS([.H127])" office:value-type="float" office:value="7346.2973144531">
            <text:p>7346</text:p>
          </table:table-cell>
          <table:table-cell table:number-columns-repeated="246"/>
        </table:table-row>
        <table:table-row table:style-name="ro1">
          <table:table-cell office:value-type="string">
            <text:p>5347500</text:p>
          </table:table-cell>
          <table:table-cell office:value-type="string">
            <text:p>25131000</text:p>
          </table:table-cell>
          <table:table-cell office:value-type="string">
            <text:p>LFP3</text:p>
          </table:table-cell>
          <table:table-cell office:value-type="float" office:value="606759.51">
            <text:p>606759.51</text:p>
          </table:table-cell>
          <table:table-cell office:value-type="float" office:value="226093.97">
            <text:p>226093.97</text:p>
          </table:table-cell>
          <table:table-cell office:value-type="float" office:value="520.36">
            <text:p>520.36</text:p>
          </table:table-cell>
          <table:table-cell office:value-type="float" office:value="520.0599975586">
            <text:p>520.0599975586</text:p>
          </table:table-cell>
          <table:table-cell office:value-type="float" office:value="-30.0002441406">
            <text:p>-30.0002441406</text:p>
          </table:table-cell>
          <table:table-cell office:value-type="string">
            <text:p>2513</text:p>
          </table:table-cell>
          <table:table-cell table:formula="of:=ABS([.H128])" office:value-type="float" office:value="30.0002441406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47501</text:p>
          </table:table-cell>
          <table:table-cell office:value-type="string">
            <text:p>25131001</text:p>
          </table:table-cell>
          <table:table-cell office:value-type="string">
            <text:p>LFP3</text:p>
          </table:table-cell>
          <table:table-cell office:value-type="float" office:value="606749.4">
            <text:p>606749.4</text:p>
          </table:table-cell>
          <table:table-cell office:value-type="float" office:value="226063.36">
            <text:p>226063.36</text:p>
          </table:table-cell>
          <table:table-cell office:value-type="float" office:value="519.08">
            <text:p>519.08</text:p>
          </table:table-cell>
          <table:table-cell office:value-type="float" office:value="518.8200073242">
            <text:p>518.8200073242</text:p>
          </table:table-cell>
          <table:table-cell office:value-type="float" office:value="-25.9992675781">
            <text:p>-25.9992675781</text:p>
          </table:table-cell>
          <table:table-cell office:value-type="string">
            <text:p>2513</text:p>
          </table:table-cell>
          <table:table-cell table:formula="of:=ABS([.H129])" office:value-type="float" office:value="25.9992675781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47502</text:p>
          </table:table-cell>
          <table:table-cell office:value-type="string">
            <text:p>25131002</text:p>
          </table:table-cell>
          <table:table-cell office:value-type="string">
            <text:p>LFP3</text:p>
          </table:table-cell>
          <table:table-cell office:value-type="float" office:value="606736.35">
            <text:p>606736.35</text:p>
          </table:table-cell>
          <table:table-cell office:value-type="float" office:value="226016.56">
            <text:p>226016.56</text:p>
          </table:table-cell>
          <table:table-cell office:value-type="float" office:value="522.35">
            <text:p>522.35</text:p>
          </table:table-cell>
          <table:table-cell office:value-type="float" office:value="522.3699951172">
            <text:p>522.3699951172</text:p>
          </table:table-cell>
          <table:table-cell office:value-type="float" office:value="1.9995117187">
            <text:p>1.9995117187</text:p>
          </table:table-cell>
          <table:table-cell office:value-type="string">
            <text:p>2513</text:p>
          </table:table-cell>
          <table:table-cell table:formula="of:=ABS([.H130])" office:value-type="float" office:value="1.9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03</text:p>
          </table:table-cell>
          <table:table-cell office:value-type="string">
            <text:p>25131003</text:p>
          </table:table-cell>
          <table:table-cell office:value-type="string">
            <text:p>LFP3</text:p>
          </table:table-cell>
          <table:table-cell office:value-type="float" office:value="606726.39">
            <text:p>606726.39</text:p>
          </table:table-cell>
          <table:table-cell office:value-type="float" office:value="225943.24">
            <text:p>225943.24</text:p>
          </table:table-cell>
          <table:table-cell office:value-type="float" office:value="526.27">
            <text:p>526.27</text:p>
          </table:table-cell>
          <table:table-cell office:value-type="float" office:value="526.3699951172">
            <text:p>526.3699951172</text:p>
          </table:table-cell>
          <table:table-cell office:value-type="float" office:value="9.9995117188">
            <text:p>9.9995117188</text:p>
          </table:table-cell>
          <table:table-cell office:value-type="string">
            <text:p>2513</text:p>
          </table:table-cell>
          <table:table-cell table:formula="of:=ABS([.H131])" office:value-type="float" office:value="9.999511718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04</text:p>
          </table:table-cell>
          <table:table-cell office:value-type="string">
            <text:p>25132107</text:p>
          </table:table-cell>
          <table:table-cell office:value-type="string">
            <text:p>LFP3</text:p>
          </table:table-cell>
          <table:table-cell office:value-type="float" office:value="607015.019">
            <text:p>607015.019</text:p>
          </table:table-cell>
          <table:table-cell office:value-type="float" office:value="227410.39">
            <text:p>227410.39</text:p>
          </table:table-cell>
          <table:table-cell office:value-type="float" office:value="440.258">
            <text:p>440.258</text:p>
          </table:table-cell>
          <table:table-cell office:value-type="float" office:value="436.25">
            <text:p>436.25</text:p>
          </table:table-cell>
          <table:table-cell office:value-type="float" office:value="-400.8">
            <text:p>-400.8</text:p>
          </table:table-cell>
          <table:table-cell office:value-type="string">
            <text:p>2513</text:p>
          </table:table-cell>
          <table:table-cell table:formula="of:=ABS([.H132])" office:value-type="float" office:value="400.8">
            <text:p>401</text:p>
          </table:table-cell>
          <table:table-cell table:number-columns-repeated="246"/>
        </table:table-row>
        <table:table-row table:style-name="ro1">
          <table:table-cell office:value-type="string">
            <text:p>5347505</text:p>
          </table:table-cell>
          <table:table-cell office:value-type="string">
            <text:p>25134137</text:p>
          </table:table-cell>
          <table:table-cell office:value-type="string">
            <text:p>LFP3</text:p>
          </table:table-cell>
          <table:table-cell office:value-type="float" office:value="607591.04">
            <text:p>607591.04</text:p>
          </table:table-cell>
          <table:table-cell office:value-type="float" office:value="225367.95">
            <text:p>225367.95</text:p>
          </table:table-cell>
          <table:table-cell office:value-type="float" office:value="497.55">
            <text:p>497.55</text:p>
          </table:table-cell>
          <table:table-cell office:value-type="float" office:value="497.4899902344">
            <text:p>497.4899902344</text:p>
          </table:table-cell>
          <table:table-cell office:value-type="float" office:value="-6.0009765625">
            <text:p>-6.0009765625</text:p>
          </table:table-cell>
          <table:table-cell office:value-type="string">
            <text:p>2513</text:p>
          </table:table-cell>
          <table:table-cell table:formula="of:=ABS([.H133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06</text:p>
          </table:table-cell>
          <table:table-cell office:value-type="string">
            <text:p>25134138</text:p>
          </table:table-cell>
          <table:table-cell office:value-type="string">
            <text:p>LFP3</text:p>
          </table:table-cell>
          <table:table-cell office:value-type="float" office:value="607667.31">
            <text:p>607667.31</text:p>
          </table:table-cell>
          <table:table-cell office:value-type="float" office:value="225430.6">
            <text:p>225430.6</text:p>
          </table:table-cell>
          <table:table-cell office:value-type="float" office:value="497.61">
            <text:p>497.61</text:p>
          </table:table-cell>
          <table:table-cell office:value-type="float" office:value="497.6799926758">
            <text:p>497.6799926758</text:p>
          </table:table-cell>
          <table:table-cell office:value-type="float" office:value="6.9992675781">
            <text:p>6.9992675781</text:p>
          </table:table-cell>
          <table:table-cell office:value-type="string">
            <text:p>2513</text:p>
          </table:table-cell>
          <table:table-cell table:formula="of:=ABS([.H134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507</text:p>
          </table:table-cell>
          <table:table-cell office:value-type="string">
            <text:p>25134140</text:p>
          </table:table-cell>
          <table:table-cell office:value-type="string">
            <text:p>LFP3</text:p>
          </table:table-cell>
          <table:table-cell office:value-type="float" office:value="607551.06">
            <text:p>607551.06</text:p>
          </table:table-cell>
          <table:table-cell office:value-type="float" office:value="225334.94">
            <text:p>225334.94</text:p>
          </table:table-cell>
          <table:table-cell office:value-type="float" office:value="497.78">
            <text:p>497.78</text:p>
          </table:table-cell>
          <table:table-cell office:value-type="float" office:value="497.7900085449">
            <text:p>497.7900085449</text:p>
          </table:table-cell>
          <table:table-cell office:value-type="float" office:value="1.0008544922">
            <text:p>1.0008544922</text:p>
          </table:table-cell>
          <table:table-cell office:value-type="string">
            <text:p>2513</text:p>
          </table:table-cell>
          <table:table-cell table:formula="of:=ABS([.H135])" office:value-type="float" office:value="1.000854492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08</text:p>
          </table:table-cell>
          <table:table-cell office:value-type="string">
            <text:p>25134141</text:p>
          </table:table-cell>
          <table:table-cell office:value-type="string">
            <text:p>LFP3</text:p>
          </table:table-cell>
          <table:table-cell office:value-type="float" office:value="606518.506">
            <text:p>606518.506</text:p>
          </table:table-cell>
          <table:table-cell office:value-type="float" office:value="227149.614">
            <text:p>227149.614</text:p>
          </table:table-cell>
          <table:table-cell office:value-type="float" office:value="454.181">
            <text:p>454.181</text:p>
          </table:table-cell>
          <table:table-cell office:value-type="float" office:value="454.1400146484">
            <text:p>454.1400146484</text:p>
          </table:table-cell>
          <table:table-cell office:value-type="float" office:value="-4.0985351562">
            <text:p>-4.0985351562</text:p>
          </table:table-cell>
          <table:table-cell office:value-type="string">
            <text:p>2513</text:p>
          </table:table-cell>
          <table:table-cell table:formula="of:=ABS([.H136])" office:value-type="float" office:value="4.0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09</text:p>
          </table:table-cell>
          <table:table-cell office:value-type="string">
            <text:p>25135001</text:p>
          </table:table-cell>
          <table:table-cell office:value-type="string">
            <text:p>LFP3</text:p>
          </table:table-cell>
          <table:table-cell office:value-type="float" office:value="608579.429">
            <text:p>608579.429</text:p>
          </table:table-cell>
          <table:table-cell office:value-type="float" office:value="226703.591">
            <text:p>226703.591</text:p>
          </table:table-cell>
          <table:table-cell office:value-type="float" office:value="460.369">
            <text:p>460.369</text:p>
          </table:table-cell>
          <table:table-cell office:value-type="float" office:value="460.3399963379">
            <text:p>460.3399963379</text:p>
          </table:table-cell>
          <table:table-cell office:value-type="float" office:value="-2.9003662109">
            <text:p>-2.9003662109</text:p>
          </table:table-cell>
          <table:table-cell office:value-type="string">
            <text:p>2513</text:p>
          </table:table-cell>
          <table:table-cell table:formula="of:=ABS([.H137])" office:value-type="float" office:value="2.9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10</text:p>
          </table:table-cell>
          <table:table-cell office:value-type="string">
            <text:p>25135005</text:p>
          </table:table-cell>
          <table:table-cell office:value-type="string">
            <text:p>LFP3</text:p>
          </table:table-cell>
          <table:table-cell office:value-type="float" office:value="608808.253">
            <text:p>608808.253</text:p>
          </table:table-cell>
          <table:table-cell office:value-type="float" office:value="226395.64">
            <text:p>226395.64</text:p>
          </table:table-cell>
          <table:table-cell office:value-type="float" office:value="462.474">
            <text:p>462.474</text:p>
          </table:table-cell>
          <table:table-cell office:value-type="float" office:value="462.549987793">
            <text:p>462.549987793</text:p>
          </table:table-cell>
          <table:table-cell office:value-type="float" office:value="7.5987792969">
            <text:p>7.5987792969</text:p>
          </table:table-cell>
          <table:table-cell office:value-type="string">
            <text:p>2513</text:p>
          </table:table-cell>
          <table:table-cell table:formula="of:=ABS([.H138])" office:value-type="float" office:value="7.5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11</text:p>
          </table:table-cell>
          <table:table-cell office:value-type="string">
            <text:p>25135006</text:p>
          </table:table-cell>
          <table:table-cell office:value-type="string">
            <text:p>LFP3</text:p>
          </table:table-cell>
          <table:table-cell office:value-type="float" office:value="608782.155">
            <text:p>608782.155</text:p>
          </table:table-cell>
          <table:table-cell office:value-type="float" office:value="226495.999">
            <text:p>226495.999</text:p>
          </table:table-cell>
          <table:table-cell office:value-type="float" office:value="460.766">
            <text:p>460.766</text:p>
          </table:table-cell>
          <table:table-cell office:value-type="float" office:value="460.7300109863">
            <text:p>460.7300109863</text:p>
          </table:table-cell>
          <table:table-cell office:value-type="float" office:value="-3.5989013672">
            <text:p>-3.5989013672</text:p>
          </table:table-cell>
          <table:table-cell office:value-type="string">
            <text:p>2513</text:p>
          </table:table-cell>
          <table:table-cell table:formula="of:=ABS([.H139])" office:value-type="float" office:value="3.598901367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12</text:p>
          </table:table-cell>
          <table:table-cell office:value-type="string">
            <text:p>25135010</text:p>
          </table:table-cell>
          <table:table-cell office:value-type="string">
            <text:p>LFP3</text:p>
          </table:table-cell>
          <table:table-cell office:value-type="float" office:value="608930.171">
            <text:p>608930.171</text:p>
          </table:table-cell>
          <table:table-cell office:value-type="float" office:value="226387.166">
            <text:p>226387.166</text:p>
          </table:table-cell>
          <table:table-cell office:value-type="float" office:value="460.222">
            <text:p>460.222</text:p>
          </table:table-cell>
          <table:table-cell office:value-type="float" office:value="460.2699890137">
            <text:p>460.2699890137</text:p>
          </table:table-cell>
          <table:table-cell office:value-type="float" office:value="4.7989013672">
            <text:p>4.7989013672</text:p>
          </table:table-cell>
          <table:table-cell office:value-type="string">
            <text:p>2513</text:p>
          </table:table-cell>
          <table:table-cell table:formula="of:=ABS([.H140])" office:value-type="float" office:value="4.7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13</text:p>
          </table:table-cell>
          <table:table-cell office:value-type="string">
            <text:p>25135011</text:p>
          </table:table-cell>
          <table:table-cell office:value-type="string">
            <text:p>LFP3</text:p>
          </table:table-cell>
          <table:table-cell office:value-type="float" office:value="608893.834">
            <text:p>608893.834</text:p>
          </table:table-cell>
          <table:table-cell office:value-type="float" office:value="226454.618">
            <text:p>226454.618</text:p>
          </table:table-cell>
          <table:table-cell office:value-type="float" office:value="459.562">
            <text:p>459.562</text:p>
          </table:table-cell>
          <table:table-cell office:value-type="float" office:value="459.6000061035">
            <text:p>459.6000061035</text:p>
          </table:table-cell>
          <table:table-cell office:value-type="float" office:value="3.8006103516">
            <text:p>3.8006103516</text:p>
          </table:table-cell>
          <table:table-cell office:value-type="string">
            <text:p>2513</text:p>
          </table:table-cell>
          <table:table-cell table:formula="of:=ABS([.H141])" office:value-type="float" office:value="3.8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14</text:p>
          </table:table-cell>
          <table:table-cell office:value-type="string">
            <text:p>25135012</text:p>
          </table:table-cell>
          <table:table-cell office:value-type="string">
            <text:p>LFP3</text:p>
          </table:table-cell>
          <table:table-cell office:value-type="float" office:value="608817.665">
            <text:p>608817.665</text:p>
          </table:table-cell>
          <table:table-cell office:value-type="float" office:value="226532.947">
            <text:p>226532.947</text:p>
          </table:table-cell>
          <table:table-cell office:value-type="float" office:value="458.51">
            <text:p>458.51</text:p>
          </table:table-cell>
          <table:table-cell office:value-type="float" office:value="458.5799865723">
            <text:p>458.5799865723</text:p>
          </table:table-cell>
          <table:table-cell office:value-type="float" office:value="6.9986572266">
            <text:p>6.9986572266</text:p>
          </table:table-cell>
          <table:table-cell office:value-type="string">
            <text:p>2513</text:p>
          </table:table-cell>
          <table:table-cell table:formula="of:=ABS([.H142])" office:value-type="float" office:value="6.9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515</text:p>
          </table:table-cell>
          <table:table-cell office:value-type="string">
            <text:p>25135013</text:p>
          </table:table-cell>
          <table:table-cell office:value-type="string">
            <text:p>LFP3</text:p>
          </table:table-cell>
          <table:table-cell office:value-type="float" office:value="608755.305">
            <text:p>608755.305</text:p>
          </table:table-cell>
          <table:table-cell office:value-type="float" office:value="226595.859">
            <text:p>226595.859</text:p>
          </table:table-cell>
          <table:table-cell office:value-type="float" office:value="458.711">
            <text:p>458.711</text:p>
          </table:table-cell>
          <table:table-cell office:value-type="float" office:value="458.6900024414">
            <text:p>458.6900024414</text:p>
          </table:table-cell>
          <table:table-cell office:value-type="float" office:value="-2.0997558594">
            <text:p>-2.0997558594</text:p>
          </table:table-cell>
          <table:table-cell office:value-type="string">
            <text:p>2513</text:p>
          </table:table-cell>
          <table:table-cell table:formula="of:=ABS([.H143])" office:value-type="float" office:value="2.099755859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16</text:p>
          </table:table-cell>
          <table:table-cell office:value-type="string">
            <text:p>25135015</text:p>
          </table:table-cell>
          <table:table-cell office:value-type="string">
            <text:p>LFP3</text:p>
          </table:table-cell>
          <table:table-cell office:value-type="float" office:value="608820.561">
            <text:p>608820.561</text:p>
          </table:table-cell>
          <table:table-cell office:value-type="float" office:value="226704.538">
            <text:p>226704.538</text:p>
          </table:table-cell>
          <table:table-cell office:value-type="float" office:value="459.118">
            <text:p>459.118</text:p>
          </table:table-cell>
          <table:table-cell office:value-type="float" office:value="459.0400085449">
            <text:p>459.0400085449</text:p>
          </table:table-cell>
          <table:table-cell office:value-type="float" office:value="-7.7991455078">
            <text:p>-7.7991455078</text:p>
          </table:table-cell>
          <table:table-cell office:value-type="string">
            <text:p>2513</text:p>
          </table:table-cell>
          <table:table-cell table:formula="of:=ABS([.H144])" office:value-type="float" office:value="7.799145507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17</text:p>
          </table:table-cell>
          <table:table-cell office:value-type="string">
            <text:p>25135016</text:p>
          </table:table-cell>
          <table:table-cell office:value-type="string">
            <text:p>LFP3</text:p>
          </table:table-cell>
          <table:table-cell office:value-type="float" office:value="608876.638">
            <text:p>608876.638</text:p>
          </table:table-cell>
          <table:table-cell office:value-type="float" office:value="226675.083">
            <text:p>226675.083</text:p>
          </table:table-cell>
          <table:table-cell office:value-type="float" office:value="456.101">
            <text:p>456.101</text:p>
          </table:table-cell>
          <table:table-cell office:value-type="float" office:value="456.1799926758">
            <text:p>456.1799926758</text:p>
          </table:table-cell>
          <table:table-cell office:value-type="float" office:value="7.8992675781">
            <text:p>7.8992675781</text:p>
          </table:table-cell>
          <table:table-cell office:value-type="string">
            <text:p>2513</text:p>
          </table:table-cell>
          <table:table-cell table:formula="of:=ABS([.H145])" office:value-type="float" office:value="7.899267578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18</text:p>
          </table:table-cell>
          <table:table-cell office:value-type="string">
            <text:p>25135017</text:p>
          </table:table-cell>
          <table:table-cell office:value-type="string">
            <text:p>LFP3</text:p>
          </table:table-cell>
          <table:table-cell office:value-type="float" office:value="608939.828">
            <text:p>608939.828</text:p>
          </table:table-cell>
          <table:table-cell office:value-type="float" office:value="226643.735">
            <text:p>226643.735</text:p>
          </table:table-cell>
          <table:table-cell office:value-type="float" office:value="455.007">
            <text:p>455.007</text:p>
          </table:table-cell>
          <table:table-cell office:value-type="float" office:value="455.0899963379">
            <text:p>455.0899963379</text:p>
          </table:table-cell>
          <table:table-cell office:value-type="float" office:value="8.2996337891">
            <text:p>8.2996337891</text:p>
          </table:table-cell>
          <table:table-cell office:value-type="string">
            <text:p>2513</text:p>
          </table:table-cell>
          <table:table-cell table:formula="of:=ABS([.H146])" office:value-type="float" office:value="8.29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19</text:p>
          </table:table-cell>
          <table:table-cell office:value-type="string">
            <text:p>25135019</text:p>
          </table:table-cell>
          <table:table-cell office:value-type="string">
            <text:p>LFP3</text:p>
          </table:table-cell>
          <table:table-cell office:value-type="float" office:value="608948.012">
            <text:p>608948.012</text:p>
          </table:table-cell>
          <table:table-cell office:value-type="float" office:value="226556.014">
            <text:p>226556.014</text:p>
          </table:table-cell>
          <table:table-cell office:value-type="float" office:value="454.903">
            <text:p>454.903</text:p>
          </table:table-cell>
          <table:table-cell office:value-type="float" office:value="455.0100097656">
            <text:p>455.0100097656</text:p>
          </table:table-cell>
          <table:table-cell office:value-type="float" office:value="10.7009765625">
            <text:p>10.7009765625</text:p>
          </table:table-cell>
          <table:table-cell office:value-type="string">
            <text:p>2513</text:p>
          </table:table-cell>
          <table:table-cell table:formula="of:=ABS([.H147])" office:value-type="float" office:value="10.700976562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520</text:p>
          </table:table-cell>
          <table:table-cell office:value-type="string">
            <text:p>25135020</text:p>
          </table:table-cell>
          <table:table-cell office:value-type="string">
            <text:p>LFP3</text:p>
          </table:table-cell>
          <table:table-cell office:value-type="float" office:value="608980.467">
            <text:p>608980.467</text:p>
          </table:table-cell>
          <table:table-cell office:value-type="float" office:value="226624.737">
            <text:p>226624.737</text:p>
          </table:table-cell>
          <table:table-cell office:value-type="float" office:value="454.867">
            <text:p>454.867</text:p>
          </table:table-cell>
          <table:table-cell office:value-type="float" office:value="454.9100036621">
            <text:p>454.9100036621</text:p>
          </table:table-cell>
          <table:table-cell office:value-type="float" office:value="4.3003662109">
            <text:p>4.3003662109</text:p>
          </table:table-cell>
          <table:table-cell office:value-type="string">
            <text:p>2513</text:p>
          </table:table-cell>
          <table:table-cell table:formula="of:=ABS([.H148])" office:value-type="float" office:value="4.300366210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21</text:p>
          </table:table-cell>
          <table:table-cell office:value-type="string">
            <text:p>25135023</text:p>
          </table:table-cell>
          <table:table-cell office:value-type="string">
            <text:p>LFP3</text:p>
          </table:table-cell>
          <table:table-cell office:value-type="float" office:value="608961.761">
            <text:p>608961.761</text:p>
          </table:table-cell>
          <table:table-cell office:value-type="float" office:value="226806.106">
            <text:p>226806.106</text:p>
          </table:table-cell>
          <table:table-cell office:value-type="float" office:value="461.676">
            <text:p>461.676</text:p>
          </table:table-cell>
          <table:table-cell office:value-type="float" office:value="461.700012207">
            <text:p>461.700012207</text:p>
          </table:table-cell>
          <table:table-cell office:value-type="float" office:value="2.4012207031">
            <text:p>2.4012207031</text:p>
          </table:table-cell>
          <table:table-cell office:value-type="string">
            <text:p>2513</text:p>
          </table:table-cell>
          <table:table-cell table:formula="of:=ABS([.H149])" office:value-type="float" office:value="2.40122070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22</text:p>
          </table:table-cell>
          <table:table-cell office:value-type="string">
            <text:p>25135024</text:p>
          </table:table-cell>
          <table:table-cell office:value-type="string">
            <text:p>LFP3</text:p>
          </table:table-cell>
          <table:table-cell office:value-type="float" office:value="609007.045">
            <text:p>609007.045</text:p>
          </table:table-cell>
          <table:table-cell office:value-type="float" office:value="226837.92">
            <text:p>226837.92</text:p>
          </table:table-cell>
          <table:table-cell office:value-type="float" office:value="463.322">
            <text:p>463.322</text:p>
          </table:table-cell>
          <table:table-cell office:value-type="float" office:value="459.2600097656">
            <text:p>459.2600097656</text:p>
          </table:table-cell>
          <table:table-cell office:value-type="float" office:value="-406.1990234375">
            <text:p>-406.1990234375</text:p>
          </table:table-cell>
          <table:table-cell office:value-type="string">
            <text:p>2513</text:p>
          </table:table-cell>
          <table:table-cell table:formula="of:=ABS([.H150])" office:value-type="float" office:value="406.1990234375">
            <text:p>406</text:p>
          </table:table-cell>
          <table:table-cell table:number-columns-repeated="246"/>
        </table:table-row>
        <table:table-row table:style-name="ro1">
          <table:table-cell office:value-type="string">
            <text:p>5347523</text:p>
          </table:table-cell>
          <table:table-cell office:value-type="string">
            <text:p>25135025</text:p>
          </table:table-cell>
          <table:table-cell office:value-type="string">
            <text:p>LFP3</text:p>
          </table:table-cell>
          <table:table-cell office:value-type="float" office:value="609083.806">
            <text:p>609083.806</text:p>
          </table:table-cell>
          <table:table-cell office:value-type="float" office:value="226887.171">
            <text:p>226887.171</text:p>
          </table:table-cell>
          <table:table-cell office:value-type="float" office:value="462.443">
            <text:p>462.443</text:p>
          </table:table-cell>
          <table:table-cell office:value-type="float" office:value="462.4100036621">
            <text:p>462.4100036621</text:p>
          </table:table-cell>
          <table:table-cell office:value-type="float" office:value="-3.2996337891">
            <text:p>-3.2996337891</text:p>
          </table:table-cell>
          <table:table-cell office:value-type="string">
            <text:p>2513</text:p>
          </table:table-cell>
          <table:table-cell table:formula="of:=ABS([.H151])" office:value-type="float" office:value="3.2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24</text:p>
          </table:table-cell>
          <table:table-cell office:value-type="string">
            <text:p>25135026</text:p>
          </table:table-cell>
          <table:table-cell office:value-type="string">
            <text:p>LFP3</text:p>
          </table:table-cell>
          <table:table-cell office:value-type="float" office:value="609050.737">
            <text:p>609050.737</text:p>
          </table:table-cell>
          <table:table-cell office:value-type="float" office:value="226974.583">
            <text:p>226974.583</text:p>
          </table:table-cell>
          <table:table-cell office:value-type="float" office:value="462.374">
            <text:p>462.374</text:p>
          </table:table-cell>
          <table:table-cell office:value-type="float" office:value="462.3299865723">
            <text:p>462.3299865723</text:p>
          </table:table-cell>
          <table:table-cell office:value-type="float" office:value="-4.4013427734">
            <text:p>-4.4013427734</text:p>
          </table:table-cell>
          <table:table-cell office:value-type="string">
            <text:p>2513</text:p>
          </table:table-cell>
          <table:table-cell table:formula="of:=ABS([.H152])" office:value-type="float" office:value="4.4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25</text:p>
          </table:table-cell>
          <table:table-cell office:value-type="string">
            <text:p>25135027</text:p>
          </table:table-cell>
          <table:table-cell office:value-type="string">
            <text:p>LFP3</text:p>
          </table:table-cell>
          <table:table-cell office:value-type="float" office:value="608912.179">
            <text:p>608912.179</text:p>
          </table:table-cell>
          <table:table-cell office:value-type="float" office:value="227106.189">
            <text:p>227106.189</text:p>
          </table:table-cell>
          <table:table-cell office:value-type="float" office:value="462.989">
            <text:p>462.989</text:p>
          </table:table-cell>
          <table:table-cell office:value-type="float" office:value="462.9599914551">
            <text:p>462.9599914551</text:p>
          </table:table-cell>
          <table:table-cell office:value-type="float" office:value="-2.9008544922">
            <text:p>-2.9008544922</text:p>
          </table:table-cell>
          <table:table-cell office:value-type="string">
            <text:p>2513</text:p>
          </table:table-cell>
          <table:table-cell table:formula="of:=ABS([.H153])" office:value-type="float" office:value="2.900854492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26</text:p>
          </table:table-cell>
          <table:table-cell office:value-type="string">
            <text:p>25135028</text:p>
          </table:table-cell>
          <table:table-cell office:value-type="string">
            <text:p>LFP3</text:p>
          </table:table-cell>
          <table:table-cell office:value-type="float" office:value="608879.075">
            <text:p>608879.075</text:p>
          </table:table-cell>
          <table:table-cell office:value-type="float" office:value="227184.303">
            <text:p>227184.303</text:p>
          </table:table-cell>
          <table:table-cell office:value-type="float" office:value="462.883">
            <text:p>462.883</text:p>
          </table:table-cell>
          <table:table-cell office:value-type="float" office:value="462.8500061035">
            <text:p>462.8500061035</text:p>
          </table:table-cell>
          <table:table-cell office:value-type="float" office:value="-3.2993896484">
            <text:p>-3.2993896484</text:p>
          </table:table-cell>
          <table:table-cell office:value-type="string">
            <text:p>2513</text:p>
          </table:table-cell>
          <table:table-cell table:formula="of:=ABS([.H154])" office:value-type="float" office:value="3.2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27</text:p>
          </table:table-cell>
          <table:table-cell office:value-type="string">
            <text:p>25135029</text:p>
          </table:table-cell>
          <table:table-cell office:value-type="string">
            <text:p>LFP3</text:p>
          </table:table-cell>
          <table:table-cell office:value-type="float" office:value="608991.361">
            <text:p>608991.361</text:p>
          </table:table-cell>
          <table:table-cell office:value-type="float" office:value="227256.567">
            <text:p>227256.567</text:p>
          </table:table-cell>
          <table:table-cell office:value-type="float" office:value="465.485">
            <text:p>465.485</text:p>
          </table:table-cell>
          <table:table-cell office:value-type="float" office:value="465.5">
            <text:p>465.5</text:p>
          </table:table-cell>
          <table:table-cell office:value-type="float" office:value="1.5">
            <text:p>1.5</text:p>
          </table:table-cell>
          <table:table-cell office:value-type="string">
            <text:p>2513</text:p>
          </table:table-cell>
          <table:table-cell table:formula="of:=ABS([.H155])" office:value-type="float" office:value="1.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28</text:p>
          </table:table-cell>
          <table:table-cell office:value-type="string">
            <text:p>25135030</text:p>
          </table:table-cell>
          <table:table-cell office:value-type="string">
            <text:p>LFP3</text:p>
          </table:table-cell>
          <table:table-cell office:value-type="float" office:value="609112.643">
            <text:p>609112.643</text:p>
          </table:table-cell>
          <table:table-cell office:value-type="float" office:value="227330.457">
            <text:p>227330.457</text:p>
          </table:table-cell>
          <table:table-cell office:value-type="float" office:value="468.99">
            <text:p>468.99</text:p>
          </table:table-cell>
          <table:table-cell office:value-type="float" office:value="468.9899902344">
            <text:p>468.9899902344</text:p>
          </table:table-cell>
          <table:table-cell office:value-type="float" office:value="-0.0009765625">
            <text:p>-0.0009765625</text:p>
          </table:table-cell>
          <table:table-cell office:value-type="string">
            <text:p>2513</text:p>
          </table:table-cell>
          <table:table-cell table:formula="of:=ABS([.H156])" office:value-type="float" office:value="0.00097656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529</text:p>
          </table:table-cell>
          <table:table-cell office:value-type="string">
            <text:p>25135031</text:p>
          </table:table-cell>
          <table:table-cell office:value-type="string">
            <text:p>LFP3</text:p>
          </table:table-cell>
          <table:table-cell office:value-type="float" office:value="609249.029">
            <text:p>609249.029</text:p>
          </table:table-cell>
          <table:table-cell office:value-type="float" office:value="227361.957">
            <text:p>227361.957</text:p>
          </table:table-cell>
          <table:table-cell office:value-type="float" office:value="475.227">
            <text:p>475.227</text:p>
          </table:table-cell>
          <table:table-cell office:value-type="float" office:value="475.1900024414">
            <text:p>475.1900024414</text:p>
          </table:table-cell>
          <table:table-cell office:value-type="float" office:value="-3.6997558594">
            <text:p>-3.6997558594</text:p>
          </table:table-cell>
          <table:table-cell office:value-type="string">
            <text:p>2513</text:p>
          </table:table-cell>
          <table:table-cell table:formula="of:=ABS([.H157])" office:value-type="float" office:value="3.6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30</text:p>
          </table:table-cell>
          <table:table-cell office:value-type="string">
            <text:p>25135032</text:p>
          </table:table-cell>
          <table:table-cell office:value-type="string">
            <text:p>LFP3</text:p>
          </table:table-cell>
          <table:table-cell office:value-type="float" office:value="609365.489">
            <text:p>609365.489</text:p>
          </table:table-cell>
          <table:table-cell office:value-type="float" office:value="227333.63">
            <text:p>227333.63</text:p>
          </table:table-cell>
          <table:table-cell office:value-type="float" office:value="478.529">
            <text:p>478.529</text:p>
          </table:table-cell>
          <table:table-cell office:value-type="float" office:value="478.5100097656">
            <text:p>478.5100097656</text:p>
          </table:table-cell>
          <table:table-cell office:value-type="float" office:value="-1.8990234375">
            <text:p>-1.8990234375</text:p>
          </table:table-cell>
          <table:table-cell office:value-type="string">
            <text:p>2513</text:p>
          </table:table-cell>
          <table:table-cell table:formula="of:=ABS([.H158])" office:value-type="float" office:value="1.8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31</text:p>
          </table:table-cell>
          <table:table-cell office:value-type="string">
            <text:p>25135033</text:p>
          </table:table-cell>
          <table:table-cell office:value-type="string">
            <text:p>LFP3</text:p>
          </table:table-cell>
          <table:table-cell office:value-type="float" office:value="609485.479">
            <text:p>609485.479</text:p>
          </table:table-cell>
          <table:table-cell office:value-type="float" office:value="227281.027">
            <text:p>227281.027</text:p>
          </table:table-cell>
          <table:table-cell office:value-type="float" office:value="483.834">
            <text:p>483.834</text:p>
          </table:table-cell>
          <table:table-cell office:value-type="float" office:value="483.7799987793">
            <text:p>483.7799987793</text:p>
          </table:table-cell>
          <table:table-cell office:value-type="float" office:value="-5.4001220703">
            <text:p>-5.4001220703</text:p>
          </table:table-cell>
          <table:table-cell office:value-type="string">
            <text:p>2513</text:p>
          </table:table-cell>
          <table:table-cell table:formula="of:=ABS([.H159])" office:value-type="float" office:value="5.400122070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32</text:p>
          </table:table-cell>
          <table:table-cell office:value-type="string">
            <text:p>25135034</text:p>
          </table:table-cell>
          <table:table-cell office:value-type="string">
            <text:p>LFP3</text:p>
          </table:table-cell>
          <table:table-cell office:value-type="float" office:value="609589.894">
            <text:p>609589.894</text:p>
          </table:table-cell>
          <table:table-cell office:value-type="float" office:value="227218.295">
            <text:p>227218.295</text:p>
          </table:table-cell>
          <table:table-cell office:value-type="float" office:value="486.922">
            <text:p>486.922</text:p>
          </table:table-cell>
          <table:table-cell office:value-type="float" office:value="486.8500061035">
            <text:p>486.8500061035</text:p>
          </table:table-cell>
          <table:table-cell office:value-type="float" office:value="-7.1993896484">
            <text:p>-7.1993896484</text:p>
          </table:table-cell>
          <table:table-cell office:value-type="string">
            <text:p>2513</text:p>
          </table:table-cell>
          <table:table-cell table:formula="of:=ABS([.H160])" office:value-type="float" office:value="7.1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533</text:p>
          </table:table-cell>
          <table:table-cell office:value-type="string">
            <text:p>25135035</text:p>
          </table:table-cell>
          <table:table-cell office:value-type="string">
            <text:p>LFP3</text:p>
          </table:table-cell>
          <table:table-cell office:value-type="float" office:value="609629.327">
            <text:p>609629.327</text:p>
          </table:table-cell>
          <table:table-cell office:value-type="float" office:value="227148.275">
            <text:p>227148.275</text:p>
          </table:table-cell>
          <table:table-cell office:value-type="float" office:value="488.8">
            <text:p>488.8</text:p>
          </table:table-cell>
          <table:table-cell office:value-type="float" office:value="488.75">
            <text:p>488.75</text:p>
          </table:table-cell>
          <table:table-cell office:value-type="float" office:value="-5">
            <text:p>-5</text:p>
          </table:table-cell>
          <table:table-cell office:value-type="string">
            <text:p>2513</text:p>
          </table:table-cell>
          <table:table-cell table:formula="of:=ABS([.H161])"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34</text:p>
          </table:table-cell>
          <table:table-cell office:value-type="string">
            <text:p>25135036</text:p>
          </table:table-cell>
          <table:table-cell office:value-type="string">
            <text:p>LFP3</text:p>
          </table:table-cell>
          <table:table-cell office:value-type="float" office:value="609653.039">
            <text:p>609653.039</text:p>
          </table:table-cell>
          <table:table-cell office:value-type="float" office:value="227023.186">
            <text:p>227023.186</text:p>
          </table:table-cell>
          <table:table-cell office:value-type="float" office:value="494.059">
            <text:p>494.059</text:p>
          </table:table-cell>
          <table:table-cell office:value-type="float" office:value="494.0799865723">
            <text:p>494.0799865723</text:p>
          </table:table-cell>
          <table:table-cell office:value-type="float" office:value="2.0986572266">
            <text:p>2.0986572266</text:p>
          </table:table-cell>
          <table:table-cell office:value-type="string">
            <text:p>2513</text:p>
          </table:table-cell>
          <table:table-cell table:formula="of:=ABS([.H162])" office:value-type="float" office:value="2.0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35</text:p>
          </table:table-cell>
          <table:table-cell office:value-type="string">
            <text:p>25135041</text:p>
          </table:table-cell>
          <table:table-cell office:value-type="string">
            <text:p>LFP3</text:p>
          </table:table-cell>
          <table:table-cell office:value-type="float" office:value="609212.528">
            <text:p>609212.528</text:p>
          </table:table-cell>
          <table:table-cell office:value-type="float" office:value="226866.701">
            <text:p>226866.701</text:p>
          </table:table-cell>
          <table:table-cell office:value-type="float" office:value="462.292">
            <text:p>462.292</text:p>
          </table:table-cell>
          <table:table-cell office:value-type="float" office:value="462.3500061035">
            <text:p>462.3500061035</text:p>
          </table:table-cell>
          <table:table-cell office:value-type="float" office:value="5.8006103516">
            <text:p>5.8006103516</text:p>
          </table:table-cell>
          <table:table-cell office:value-type="string">
            <text:p>2513</text:p>
          </table:table-cell>
          <table:table-cell table:formula="of:=ABS([.H163])" office:value-type="float" office:value="5.8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36</text:p>
          </table:table-cell>
          <table:table-cell office:value-type="string">
            <text:p>25135042</text:p>
          </table:table-cell>
          <table:table-cell office:value-type="string">
            <text:p>LFP3</text:p>
          </table:table-cell>
          <table:table-cell office:value-type="float" office:value="609141.011">
            <text:p>609141.011</text:p>
          </table:table-cell>
          <table:table-cell office:value-type="float" office:value="226799.129">
            <text:p>226799.129</text:p>
          </table:table-cell>
          <table:table-cell office:value-type="float" office:value="460.333">
            <text:p>460.333</text:p>
          </table:table-cell>
          <table:table-cell office:value-type="float" office:value="460.3399963379">
            <text:p>460.3399963379</text:p>
          </table:table-cell>
          <table:table-cell office:value-type="float" office:value="0.6996337891">
            <text:p>0.6996337891</text:p>
          </table:table-cell>
          <table:table-cell office:value-type="string">
            <text:p>2513</text:p>
          </table:table-cell>
          <table:table-cell table:formula="of:=ABS([.H164])" office:value-type="float" office:value="0.6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37</text:p>
          </table:table-cell>
          <table:table-cell office:value-type="string">
            <text:p>25135043</text:p>
          </table:table-cell>
          <table:table-cell office:value-type="string">
            <text:p>LFP3</text:p>
          </table:table-cell>
          <table:table-cell office:value-type="float" office:value="609077.077">
            <text:p>609077.077</text:p>
          </table:table-cell>
          <table:table-cell office:value-type="float" office:value="226731.763">
            <text:p>226731.763</text:p>
          </table:table-cell>
          <table:table-cell office:value-type="float" office:value="459.253">
            <text:p>459.253</text:p>
          </table:table-cell>
          <table:table-cell office:value-type="float" office:value="459.200012207">
            <text:p>459.200012207</text:p>
          </table:table-cell>
          <table:table-cell office:value-type="float" office:value="-5.2987792969">
            <text:p>-5.2987792969</text:p>
          </table:table-cell>
          <table:table-cell office:value-type="string">
            <text:p>2513</text:p>
          </table:table-cell>
          <table:table-cell table:formula="of:=ABS([.H165])" office:value-type="float" office:value="5.298779296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38</text:p>
          </table:table-cell>
          <table:table-cell office:value-type="string">
            <text:p>25135046</text:p>
          </table:table-cell>
          <table:table-cell office:value-type="string">
            <text:p>LFP3</text:p>
          </table:table-cell>
          <table:table-cell office:value-type="float" office:value="609246.881">
            <text:p>609246.881</text:p>
          </table:table-cell>
          <table:table-cell office:value-type="float" office:value="226558.535">
            <text:p>226558.535</text:p>
          </table:table-cell>
          <table:table-cell office:value-type="float" office:value="455.938">
            <text:p>455.938</text:p>
          </table:table-cell>
          <table:table-cell office:value-type="float" office:value="456.0400085449">
            <text:p>456.0400085449</text:p>
          </table:table-cell>
          <table:table-cell office:value-type="float" office:value="10.2008544922">
            <text:p>10.2008544922</text:p>
          </table:table-cell>
          <table:table-cell office:value-type="string">
            <text:p>2513</text:p>
          </table:table-cell>
          <table:table-cell table:formula="of:=ABS([.H166])" office:value-type="float" office:value="10.200854492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39</text:p>
          </table:table-cell>
          <table:table-cell office:value-type="string">
            <text:p>25135047</text:p>
          </table:table-cell>
          <table:table-cell office:value-type="string">
            <text:p>LFP3</text:p>
          </table:table-cell>
          <table:table-cell office:value-type="float" office:value="609304.424">
            <text:p>609304.424</text:p>
          </table:table-cell>
          <table:table-cell office:value-type="float" office:value="226521.019">
            <text:p>226521.019</text:p>
          </table:table-cell>
          <table:table-cell office:value-type="float" office:value="453.79">
            <text:p>453.79</text:p>
          </table:table-cell>
          <table:table-cell office:value-type="float" office:value="453.8900146484">
            <text:p>453.8900146484</text:p>
          </table:table-cell>
          <table:table-cell office:value-type="float" office:value="10.0014648437">
            <text:p>10.0014648437</text:p>
          </table:table-cell>
          <table:table-cell office:value-type="string">
            <text:p>2513</text:p>
          </table:table-cell>
          <table:table-cell table:formula="of:=ABS([.H167])" office:value-type="float" office:value="10.0014648437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40</text:p>
          </table:table-cell>
          <table:table-cell office:value-type="string">
            <text:p>25135048</text:p>
          </table:table-cell>
          <table:table-cell office:value-type="string">
            <text:p>LFP3</text:p>
          </table:table-cell>
          <table:table-cell office:value-type="float" office:value="609352.24">
            <text:p>609352.24</text:p>
          </table:table-cell>
          <table:table-cell office:value-type="float" office:value="226498.576">
            <text:p>226498.576</text:p>
          </table:table-cell>
          <table:table-cell office:value-type="float" office:value="453.7">
            <text:p>453.7</text:p>
          </table:table-cell>
          <table:table-cell office:value-type="float" office:value="453.75">
            <text:p>453.75</text:p>
          </table:table-cell>
          <table:table-cell office:value-type="float" office:value="5">
            <text:p>5</text:p>
          </table:table-cell>
          <table:table-cell office:value-type="string">
            <text:p>2513</text:p>
          </table:table-cell>
          <table:table-cell table:formula="of:=ABS([.H168])"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41</text:p>
          </table:table-cell>
          <table:table-cell office:value-type="string">
            <text:p>25135050</text:p>
          </table:table-cell>
          <table:table-cell office:value-type="string">
            <text:p>LFP3</text:p>
          </table:table-cell>
          <table:table-cell office:value-type="float" office:value="609290.702">
            <text:p>609290.702</text:p>
          </table:table-cell>
          <table:table-cell office:value-type="float" office:value="226624.726">
            <text:p>226624.726</text:p>
          </table:table-cell>
          <table:table-cell office:value-type="float" office:value="459.922">
            <text:p>459.922</text:p>
          </table:table-cell>
          <table:table-cell office:value-type="float" office:value="459.9100036621">
            <text:p>459.9100036621</text:p>
          </table:table-cell>
          <table:table-cell office:value-type="float" office:value="-1.1996337891">
            <text:p>-1.1996337891</text:p>
          </table:table-cell>
          <table:table-cell office:value-type="string">
            <text:p>2513</text:p>
          </table:table-cell>
          <table:table-cell table:formula="of:=ABS([.H169])" office:value-type="float" office:value="1.1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42</text:p>
          </table:table-cell>
          <table:table-cell office:value-type="string">
            <text:p>25135051</text:p>
          </table:table-cell>
          <table:table-cell office:value-type="string">
            <text:p>LFP3</text:p>
          </table:table-cell>
          <table:table-cell office:value-type="float" office:value="609218.965">
            <text:p>609218.965</text:p>
          </table:table-cell>
          <table:table-cell office:value-type="float" office:value="226705.546">
            <text:p>226705.546</text:p>
          </table:table-cell>
          <table:table-cell office:value-type="float" office:value="460.623">
            <text:p>460.623</text:p>
          </table:table-cell>
          <table:table-cell office:value-type="float" office:value="460.5899963379">
            <text:p>460.5899963379</text:p>
          </table:table-cell>
          <table:table-cell office:value-type="float" office:value="-3.3003662109">
            <text:p>-3.3003662109</text:p>
          </table:table-cell>
          <table:table-cell office:value-type="string">
            <text:p>2513</text:p>
          </table:table-cell>
          <table:table-cell table:formula="of:=ABS([.H170])" office:value-type="float" office:value="3.3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43</text:p>
          </table:table-cell>
          <table:table-cell office:value-type="string">
            <text:p>25135055</text:p>
          </table:table-cell>
          <table:table-cell office:value-type="string">
            <text:p>LFP3</text:p>
          </table:table-cell>
          <table:table-cell office:value-type="float" office:value="609323.55">
            <text:p>609323.55</text:p>
          </table:table-cell>
          <table:table-cell office:value-type="float" office:value="226891.101">
            <text:p>226891.101</text:p>
          </table:table-cell>
          <table:table-cell office:value-type="float" office:value="471.614">
            <text:p>471.614</text:p>
          </table:table-cell>
          <table:table-cell office:value-type="float" office:value="471.6700134277">
            <text:p>471.6700134277</text:p>
          </table:table-cell>
          <table:table-cell office:value-type="float" office:value="5.6013427734">
            <text:p>5.6013427734</text:p>
          </table:table-cell>
          <table:table-cell office:value-type="string">
            <text:p>2513</text:p>
          </table:table-cell>
          <table:table-cell table:formula="of:=ABS([.H171])" office:value-type="float" office:value="5.601342773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44</text:p>
          </table:table-cell>
          <table:table-cell office:value-type="string">
            <text:p>25135065</text:p>
          </table:table-cell>
          <table:table-cell office:value-type="string">
            <text:p>LFP3</text:p>
          </table:table-cell>
          <table:table-cell office:value-type="float" office:value="609413.419">
            <text:p>609413.419</text:p>
          </table:table-cell>
          <table:table-cell office:value-type="float" office:value="226416.206">
            <text:p>226416.206</text:p>
          </table:table-cell>
          <table:table-cell office:value-type="float" office:value="450.948">
            <text:p>450.948</text:p>
          </table:table-cell>
          <table:table-cell office:value-type="float" office:value="451.0700073242">
            <text:p>451.0700073242</text:p>
          </table:table-cell>
          <table:table-cell office:value-type="float" office:value="12.2007324219">
            <text:p>12.2007324219</text:p>
          </table:table-cell>
          <table:table-cell office:value-type="string">
            <text:p>2513</text:p>
          </table:table-cell>
          <table:table-cell table:formula="of:=ABS([.H172])" office:value-type="float" office:value="12.2007324219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545</text:p>
          </table:table-cell>
          <table:table-cell office:value-type="string">
            <text:p>25135066</text:p>
          </table:table-cell>
          <table:table-cell office:value-type="string">
            <text:p>LFP3</text:p>
          </table:table-cell>
          <table:table-cell office:value-type="float" office:value="609461.865">
            <text:p>609461.865</text:p>
          </table:table-cell>
          <table:table-cell office:value-type="float" office:value="226376.189">
            <text:p>226376.189</text:p>
          </table:table-cell>
          <table:table-cell office:value-type="float" office:value="449.756">
            <text:p>449.756</text:p>
          </table:table-cell>
          <table:table-cell office:value-type="float" office:value="449.7799987793">
            <text:p>449.7799987793</text:p>
          </table:table-cell>
          <table:table-cell office:value-type="float" office:value="2.3998779297">
            <text:p>2.3998779297</text:p>
          </table:table-cell>
          <table:table-cell office:value-type="string">
            <text:p>2513</text:p>
          </table:table-cell>
          <table:table-cell table:formula="of:=ABS([.H173])" office:value-type="float" office:value="2.3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46</text:p>
          </table:table-cell>
          <table:table-cell office:value-type="string">
            <text:p>25135067</text:p>
          </table:table-cell>
          <table:table-cell office:value-type="string">
            <text:p>LFP3</text:p>
          </table:table-cell>
          <table:table-cell office:value-type="float" office:value="609528.425">
            <text:p>609528.425</text:p>
          </table:table-cell>
          <table:table-cell office:value-type="float" office:value="226319.296">
            <text:p>226319.296</text:p>
          </table:table-cell>
          <table:table-cell office:value-type="float" office:value="448.454">
            <text:p>448.454</text:p>
          </table:table-cell>
          <table:table-cell office:value-type="float" office:value="448.6499938965">
            <text:p>448.6499938965</text:p>
          </table:table-cell>
          <table:table-cell office:value-type="float" office:value="19.5993896484">
            <text:p>19.5993896484</text:p>
          </table:table-cell>
          <table:table-cell office:value-type="string">
            <text:p>2513</text:p>
          </table:table-cell>
          <table:table-cell table:formula="of:=ABS([.H174])" office:value-type="float" office:value="19.5993896484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47547</text:p>
          </table:table-cell>
          <table:table-cell office:value-type="string">
            <text:p>25135069</text:p>
          </table:table-cell>
          <table:table-cell office:value-type="string">
            <text:p>LFP3</text:p>
          </table:table-cell>
          <table:table-cell office:value-type="float" office:value="609596.908">
            <text:p>609596.908</text:p>
          </table:table-cell>
          <table:table-cell office:value-type="float" office:value="226383.705">
            <text:p>226383.705</text:p>
          </table:table-cell>
          <table:table-cell office:value-type="float" office:value="453.327">
            <text:p>453.327</text:p>
          </table:table-cell>
          <table:table-cell office:value-type="float" office:value="453.3900146484">
            <text:p>453.3900146484</text:p>
          </table:table-cell>
          <table:table-cell office:value-type="float" office:value="6.3014648438">
            <text:p>6.3014648438</text:p>
          </table:table-cell>
          <table:table-cell office:value-type="string">
            <text:p>2513</text:p>
          </table:table-cell>
          <table:table-cell table:formula="of:=ABS([.H175])" office:value-type="float" office:value="6.301464843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48</text:p>
          </table:table-cell>
          <table:table-cell office:value-type="string">
            <text:p>25135070</text:p>
          </table:table-cell>
          <table:table-cell office:value-type="string">
            <text:p>LFP3</text:p>
          </table:table-cell>
          <table:table-cell office:value-type="float" office:value="609740.631">
            <text:p>609740.631</text:p>
          </table:table-cell>
          <table:table-cell office:value-type="float" office:value="226462.456">
            <text:p>226462.456</text:p>
          </table:table-cell>
          <table:table-cell office:value-type="float" office:value="458.87">
            <text:p>458.87</text:p>
          </table:table-cell>
          <table:table-cell office:value-type="float" office:value="458.8999938965">
            <text:p>458.8999938965</text:p>
          </table:table-cell>
          <table:table-cell office:value-type="float" office:value="2.9993896484">
            <text:p>2.9993896484</text:p>
          </table:table-cell>
          <table:table-cell office:value-type="string">
            <text:p>2513</text:p>
          </table:table-cell>
          <table:table-cell table:formula="of:=ABS([.H176])" office:value-type="float" office:value="2.9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49</text:p>
          </table:table-cell>
          <table:table-cell office:value-type="string">
            <text:p>25135073</text:p>
          </table:table-cell>
          <table:table-cell office:value-type="string">
            <text:p>LFP3</text:p>
          </table:table-cell>
          <table:table-cell office:value-type="float" office:value="610153.361">
            <text:p>610153.361</text:p>
          </table:table-cell>
          <table:table-cell office:value-type="float" office:value="226726.591">
            <text:p>226726.591</text:p>
          </table:table-cell>
          <table:table-cell office:value-type="float" office:value="471.184">
            <text:p>471.184</text:p>
          </table:table-cell>
          <table:table-cell office:value-type="float" office:value="471.2300109863">
            <text:p>471.2300109863</text:p>
          </table:table-cell>
          <table:table-cell office:value-type="float" office:value="4.6010986328">
            <text:p>4.6010986328</text:p>
          </table:table-cell>
          <table:table-cell office:value-type="string">
            <text:p>2513</text:p>
          </table:table-cell>
          <table:table-cell table:formula="of:=ABS([.H177])" office:value-type="float" office:value="4.6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50</text:p>
          </table:table-cell>
          <table:table-cell office:value-type="string">
            <text:p>25135074</text:p>
          </table:table-cell>
          <table:table-cell office:value-type="string">
            <text:p>LFP3</text:p>
          </table:table-cell>
          <table:table-cell office:value-type="float" office:value="609979.408">
            <text:p>609979.408</text:p>
          </table:table-cell>
          <table:table-cell office:value-type="float" office:value="226813.494">
            <text:p>226813.494</text:p>
          </table:table-cell>
          <table:table-cell office:value-type="float" office:value="491.869">
            <text:p>491.869</text:p>
          </table:table-cell>
          <table:table-cell office:value-type="float" office:value="491.8599853516">
            <text:p>491.8599853516</text:p>
          </table:table-cell>
          <table:table-cell office:value-type="float" office:value="-0.9014648438">
            <text:p>-0.9014648438</text:p>
          </table:table-cell>
          <table:table-cell office:value-type="string">
            <text:p>2513</text:p>
          </table:table-cell>
          <table:table-cell table:formula="of:=ABS([.H178])" office:value-type="float" office:value="0.901464843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51</text:p>
          </table:table-cell>
          <table:table-cell office:value-type="string">
            <text:p>25135076</text:p>
          </table:table-cell>
          <table:table-cell office:value-type="string">
            <text:p>LFP3</text:p>
          </table:table-cell>
          <table:table-cell office:value-type="float" office:value="610462.036">
            <text:p>610462.036</text:p>
          </table:table-cell>
          <table:table-cell office:value-type="float" office:value="226702.067">
            <text:p>226702.067</text:p>
          </table:table-cell>
          <table:table-cell office:value-type="float" office:value="440.068">
            <text:p>440.068</text:p>
          </table:table-cell>
          <table:table-cell office:value-type="float" office:value="440.2200012207">
            <text:p>440.2200012207</text:p>
          </table:table-cell>
          <table:table-cell office:value-type="float" office:value="15.2001220703">
            <text:p>15.2001220703</text:p>
          </table:table-cell>
          <table:table-cell office:value-type="string">
            <text:p>2513</text:p>
          </table:table-cell>
          <table:table-cell table:formula="of:=ABS([.H179])" office:value-type="float" office:value="15.2001220703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552</text:p>
          </table:table-cell>
          <table:table-cell office:value-type="string">
            <text:p>25135077</text:p>
          </table:table-cell>
          <table:table-cell office:value-type="string">
            <text:p>LFP3</text:p>
          </table:table-cell>
          <table:table-cell office:value-type="float" office:value="610391.263">
            <text:p>610391.263</text:p>
          </table:table-cell>
          <table:table-cell office:value-type="float" office:value="226628.459">
            <text:p>226628.459</text:p>
          </table:table-cell>
          <table:table-cell office:value-type="float" office:value="440.162">
            <text:p>440.162</text:p>
          </table:table-cell>
          <table:table-cell office:value-type="float" office:value="440.2099914551">
            <text:p>440.2099914551</text:p>
          </table:table-cell>
          <table:table-cell office:value-type="float" office:value="4.7991455078">
            <text:p>4.7991455078</text:p>
          </table:table-cell>
          <table:table-cell office:value-type="string">
            <text:p>2513</text:p>
          </table:table-cell>
          <table:table-cell table:formula="of:=ABS([.H180])" office:value-type="float" office:value="4.799145507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53</text:p>
          </table:table-cell>
          <table:table-cell office:value-type="string">
            <text:p>25135078</text:p>
          </table:table-cell>
          <table:table-cell office:value-type="string">
            <text:p>LFP3</text:p>
          </table:table-cell>
          <table:table-cell office:value-type="float" office:value="610315.716">
            <text:p>610315.716</text:p>
          </table:table-cell>
          <table:table-cell office:value-type="float" office:value="226553.438">
            <text:p>226553.438</text:p>
          </table:table-cell>
          <table:table-cell office:value-type="float" office:value="440.64">
            <text:p>440.64</text:p>
          </table:table-cell>
          <table:table-cell office:value-type="float" office:value="440.6400146484">
            <text:p>440.6400146484</text:p>
          </table:table-cell>
          <table:table-cell office:value-type="float" office:value="0.0014648438">
            <text:p>0.0014648438</text:p>
          </table:table-cell>
          <table:table-cell office:value-type="string">
            <text:p>2513</text:p>
          </table:table-cell>
          <table:table-cell table:formula="of:=ABS([.H181])" office:value-type="float" office:value="0.0014648438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554</text:p>
          </table:table-cell>
          <table:table-cell office:value-type="string">
            <text:p>25135079</text:p>
          </table:table-cell>
          <table:table-cell office:value-type="string">
            <text:p>LFP3</text:p>
          </table:table-cell>
          <table:table-cell office:value-type="float" office:value="610245.004">
            <text:p>610245.004</text:p>
          </table:table-cell>
          <table:table-cell office:value-type="float" office:value="226492.074">
            <text:p>226492.074</text:p>
          </table:table-cell>
          <table:table-cell office:value-type="float" office:value="441.152">
            <text:p>441.152</text:p>
          </table:table-cell>
          <table:table-cell office:value-type="float" office:value="441.1300048828">
            <text:p>441.1300048828</text:p>
          </table:table-cell>
          <table:table-cell office:value-type="float" office:value="-2.1995117187">
            <text:p>-2.1995117187</text:p>
          </table:table-cell>
          <table:table-cell office:value-type="string">
            <text:p>2513</text:p>
          </table:table-cell>
          <table:table-cell table:formula="of:=ABS([.H182])" office:value-type="float" office:value="2.1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55</text:p>
          </table:table-cell>
          <table:table-cell office:value-type="string">
            <text:p>25135080</text:p>
          </table:table-cell>
          <table:table-cell office:value-type="string">
            <text:p>LFP3</text:p>
          </table:table-cell>
          <table:table-cell office:value-type="float" office:value="610189.804">
            <text:p>610189.804</text:p>
          </table:table-cell>
          <table:table-cell office:value-type="float" office:value="226448.524">
            <text:p>226448.524</text:p>
          </table:table-cell>
          <table:table-cell office:value-type="float" office:value="441.432">
            <text:p>441.432</text:p>
          </table:table-cell>
          <table:table-cell office:value-type="float" office:value="441.4299926758">
            <text:p>441.4299926758</text:p>
          </table:table-cell>
          <table:table-cell office:value-type="float" office:value="-0.2007324219">
            <text:p>-0.2007324219</text:p>
          </table:table-cell>
          <table:table-cell office:value-type="string">
            <text:p>2513</text:p>
          </table:table-cell>
          <table:table-cell table:formula="of:=ABS([.H183])" office:value-type="float" office:value="0.200732421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556</text:p>
          </table:table-cell>
          <table:table-cell office:value-type="string">
            <text:p>25135081</text:p>
          </table:table-cell>
          <table:table-cell office:value-type="string">
            <text:p>LFP3</text:p>
          </table:table-cell>
          <table:table-cell office:value-type="float" office:value="610127.245">
            <text:p>610127.245</text:p>
          </table:table-cell>
          <table:table-cell office:value-type="float" office:value="226404.77">
            <text:p>226404.77</text:p>
          </table:table-cell>
          <table:table-cell office:value-type="float" office:value="441.869">
            <text:p>441.869</text:p>
          </table:table-cell>
          <table:table-cell office:value-type="float" office:value="441.8399963379">
            <text:p>441.8399963379</text:p>
          </table:table-cell>
          <table:table-cell office:value-type="float" office:value="-2.9003662109">
            <text:p>-2.9003662109</text:p>
          </table:table-cell>
          <table:table-cell office:value-type="string">
            <text:p>2513</text:p>
          </table:table-cell>
          <table:table-cell table:formula="of:=ABS([.H184])" office:value-type="float" office:value="2.9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57</text:p>
          </table:table-cell>
          <table:table-cell office:value-type="string">
            <text:p>25135082</text:p>
          </table:table-cell>
          <table:table-cell office:value-type="string">
            <text:p>LFP3</text:p>
          </table:table-cell>
          <table:table-cell office:value-type="float" office:value="610061.746">
            <text:p>610061.746</text:p>
          </table:table-cell>
          <table:table-cell office:value-type="float" office:value="226350.751">
            <text:p>226350.751</text:p>
          </table:table-cell>
          <table:table-cell office:value-type="float" office:value="442.129">
            <text:p>442.129</text:p>
          </table:table-cell>
          <table:table-cell office:value-type="float" office:value="442.0799865723">
            <text:p>442.0799865723</text:p>
          </table:table-cell>
          <table:table-cell office:value-type="float" office:value="-4.9013427734">
            <text:p>-4.9013427734</text:p>
          </table:table-cell>
          <table:table-cell office:value-type="string">
            <text:p>2513</text:p>
          </table:table-cell>
          <table:table-cell table:formula="of:=ABS([.H185])" office:value-type="float" office:value="4.9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58</text:p>
          </table:table-cell>
          <table:table-cell office:value-type="string">
            <text:p>25135083</text:p>
          </table:table-cell>
          <table:table-cell office:value-type="string">
            <text:p>LFP3</text:p>
          </table:table-cell>
          <table:table-cell office:value-type="float" office:value="610005.336">
            <text:p>610005.336</text:p>
          </table:table-cell>
          <table:table-cell office:value-type="float" office:value="226303.504">
            <text:p>226303.504</text:p>
          </table:table-cell>
          <table:table-cell office:value-type="float" office:value="442.406">
            <text:p>442.406</text:p>
          </table:table-cell>
          <table:table-cell office:value-type="float" office:value="442.3500061035">
            <text:p>442.3500061035</text:p>
          </table:table-cell>
          <table:table-cell office:value-type="float" office:value="-5.5993896484">
            <text:p>-5.5993896484</text:p>
          </table:table-cell>
          <table:table-cell office:value-type="string">
            <text:p>2513</text:p>
          </table:table-cell>
          <table:table-cell table:formula="of:=ABS([.H186])" office:value-type="float" office:value="5.599389648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59</text:p>
          </table:table-cell>
          <table:table-cell office:value-type="string">
            <text:p>25135084</text:p>
          </table:table-cell>
          <table:table-cell office:value-type="string">
            <text:p>LFP3</text:p>
          </table:table-cell>
          <table:table-cell office:value-type="float" office:value="609938.233">
            <text:p>609938.233</text:p>
          </table:table-cell>
          <table:table-cell office:value-type="float" office:value="226255.777">
            <text:p>226255.777</text:p>
          </table:table-cell>
          <table:table-cell office:value-type="float" office:value="442.695">
            <text:p>442.695</text:p>
          </table:table-cell>
          <table:table-cell office:value-type="float" office:value="442.6799926758">
            <text:p>442.6799926758</text:p>
          </table:table-cell>
          <table:table-cell office:value-type="float" office:value="-1.5007324219">
            <text:p>-1.5007324219</text:p>
          </table:table-cell>
          <table:table-cell office:value-type="string">
            <text:p>2513</text:p>
          </table:table-cell>
          <table:table-cell table:formula="of:=ABS([.H187])" office:value-type="float" office:value="1.5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60</text:p>
          </table:table-cell>
          <table:table-cell office:value-type="string">
            <text:p>25135085</text:p>
          </table:table-cell>
          <table:table-cell office:value-type="string">
            <text:p>LFP3</text:p>
          </table:table-cell>
          <table:table-cell office:value-type="float" office:value="609856.936">
            <text:p>609856.936</text:p>
          </table:table-cell>
          <table:table-cell office:value-type="float" office:value="226215.971">
            <text:p>226215.971</text:p>
          </table:table-cell>
          <table:table-cell office:value-type="float" office:value="442.83">
            <text:p>442.83</text:p>
          </table:table-cell>
          <table:table-cell office:value-type="float" office:value="442.8399963379">
            <text:p>442.8399963379</text:p>
          </table:table-cell>
          <table:table-cell office:value-type="float" office:value="0.9996337891">
            <text:p>0.9996337891</text:p>
          </table:table-cell>
          <table:table-cell office:value-type="string">
            <text:p>2513</text:p>
          </table:table-cell>
          <table:table-cell table:formula="of:=ABS([.H188])" office:value-type="float" office:value="0.9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61</text:p>
          </table:table-cell>
          <table:table-cell office:value-type="string">
            <text:p>25135086</text:p>
          </table:table-cell>
          <table:table-cell office:value-type="string">
            <text:p>LFP3</text:p>
          </table:table-cell>
          <table:table-cell office:value-type="float" office:value="609738.65">
            <text:p>609738.65</text:p>
          </table:table-cell>
          <table:table-cell office:value-type="float" office:value="226184.227">
            <text:p>226184.227</text:p>
          </table:table-cell>
          <table:table-cell office:value-type="float" office:value="443.264">
            <text:p>443.264</text:p>
          </table:table-cell>
          <table:table-cell office:value-type="float" office:value="443.4200134277">
            <text:p>443.4200134277</text:p>
          </table:table-cell>
          <table:table-cell office:value-type="float" office:value="15.6013427734">
            <text:p>15.6013427734</text:p>
          </table:table-cell>
          <table:table-cell office:value-type="string">
            <text:p>2513</text:p>
          </table:table-cell>
          <table:table-cell table:formula="of:=ABS([.H189])" office:value-type="float" office:value="15.6013427734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562</text:p>
          </table:table-cell>
          <table:table-cell office:value-type="string">
            <text:p>25135089</text:p>
          </table:table-cell>
          <table:table-cell office:value-type="string">
            <text:p>LFP3</text:p>
          </table:table-cell>
          <table:table-cell office:value-type="float" office:value="609631.386">
            <text:p>609631.386</text:p>
          </table:table-cell>
          <table:table-cell office:value-type="float" office:value="226178.085">
            <text:p>226178.085</text:p>
          </table:table-cell>
          <table:table-cell office:value-type="float" office:value="443.749">
            <text:p>443.749</text:p>
          </table:table-cell>
          <table:table-cell office:value-type="float" office:value="443.7699890137">
            <text:p>443.7699890137</text:p>
          </table:table-cell>
          <table:table-cell office:value-type="float" office:value="2.0989013672">
            <text:p>2.0989013672</text:p>
          </table:table-cell>
          <table:table-cell office:value-type="string">
            <text:p>2513</text:p>
          </table:table-cell>
          <table:table-cell table:formula="of:=ABS([.H190])" office:value-type="float" office:value="2.0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63</text:p>
          </table:table-cell>
          <table:table-cell office:value-type="string">
            <text:p>25135090</text:p>
          </table:table-cell>
          <table:table-cell office:value-type="string">
            <text:p>LFP3</text:p>
          </table:table-cell>
          <table:table-cell office:value-type="float" office:value="609569.441">
            <text:p>609569.441</text:p>
          </table:table-cell>
          <table:table-cell office:value-type="float" office:value="226172.425">
            <text:p>226172.425</text:p>
          </table:table-cell>
          <table:table-cell office:value-type="float" office:value="443.503">
            <text:p>443.503</text:p>
          </table:table-cell>
          <table:table-cell office:value-type="float" office:value="443.5199890137">
            <text:p>443.5199890137</text:p>
          </table:table-cell>
          <table:table-cell office:value-type="float" office:value="1.6989013672">
            <text:p>1.6989013672</text:p>
          </table:table-cell>
          <table:table-cell office:value-type="string">
            <text:p>2513</text:p>
          </table:table-cell>
          <table:table-cell table:formula="of:=ABS([.H191])" office:value-type="float" office:value="1.6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64</text:p>
          </table:table-cell>
          <table:table-cell office:value-type="string">
            <text:p>25135091</text:p>
          </table:table-cell>
          <table:table-cell office:value-type="string">
            <text:p>LFP3</text:p>
          </table:table-cell>
          <table:table-cell office:value-type="float" office:value="609503.958">
            <text:p>609503.958</text:p>
          </table:table-cell>
          <table:table-cell office:value-type="float" office:value="226177.472">
            <text:p>226177.472</text:p>
          </table:table-cell>
          <table:table-cell office:value-type="float" office:value="446.947">
            <text:p>446.947</text:p>
          </table:table-cell>
          <table:table-cell office:value-type="float" office:value="447.0400085449">
            <text:p>447.0400085449</text:p>
          </table:table-cell>
          <table:table-cell office:value-type="float" office:value="9.3008544922">
            <text:p>9.3008544922</text:p>
          </table:table-cell>
          <table:table-cell office:value-type="string">
            <text:p>2513</text:p>
          </table:table-cell>
          <table:table-cell table:formula="of:=ABS([.H192])" office:value-type="float" office:value="9.300854492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565</text:p>
          </table:table-cell>
          <table:table-cell office:value-type="string">
            <text:p>25135092</text:p>
          </table:table-cell>
          <table:table-cell office:value-type="string">
            <text:p>LFP3</text:p>
          </table:table-cell>
          <table:table-cell office:value-type="float" office:value="609413.363">
            <text:p>609413.363</text:p>
          </table:table-cell>
          <table:table-cell office:value-type="float" office:value="226128.213">
            <text:p>226128.213</text:p>
          </table:table-cell>
          <table:table-cell office:value-type="float" office:value="449.892">
            <text:p>449.892</text:p>
          </table:table-cell>
          <table:table-cell office:value-type="float" office:value="450.0299987793">
            <text:p>450.0299987793</text:p>
          </table:table-cell>
          <table:table-cell office:value-type="float" office:value="13.7998779297">
            <text:p>13.7998779297</text:p>
          </table:table-cell>
          <table:table-cell office:value-type="string">
            <text:p>2513</text:p>
          </table:table-cell>
          <table:table-cell table:formula="of:=ABS([.H193])" office:value-type="float" office:value="13.7998779297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566</text:p>
          </table:table-cell>
          <table:table-cell office:value-type="string">
            <text:p>25135094</text:p>
          </table:table-cell>
          <table:table-cell office:value-type="string">
            <text:p>LFP3</text:p>
          </table:table-cell>
          <table:table-cell office:value-type="float" office:value="609384.072">
            <text:p>609384.072</text:p>
          </table:table-cell>
          <table:table-cell office:value-type="float" office:value="226057.811">
            <text:p>226057.811</text:p>
          </table:table-cell>
          <table:table-cell office:value-type="float" office:value="450.315">
            <text:p>450.315</text:p>
          </table:table-cell>
          <table:table-cell office:value-type="float" office:value="450.4100036621">
            <text:p>450.4100036621</text:p>
          </table:table-cell>
          <table:table-cell office:value-type="float" office:value="9.5003662109">
            <text:p>9.5003662109</text:p>
          </table:table-cell>
          <table:table-cell office:value-type="string">
            <text:p>2513</text:p>
          </table:table-cell>
          <table:table-cell table:formula="of:=ABS([.H194])" office:value-type="float" office:value="9.5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67</text:p>
          </table:table-cell>
          <table:table-cell office:value-type="string">
            <text:p>25135097</text:p>
          </table:table-cell>
          <table:table-cell office:value-type="string">
            <text:p>LFP3</text:p>
          </table:table-cell>
          <table:table-cell office:value-type="float" office:value="609151.387">
            <text:p>609151.387</text:p>
          </table:table-cell>
          <table:table-cell office:value-type="float" office:value="226055.995">
            <text:p>226055.995</text:p>
          </table:table-cell>
          <table:table-cell office:value-type="float" office:value="458.762">
            <text:p>458.762</text:p>
          </table:table-cell>
          <table:table-cell office:value-type="float" office:value="458.8999938965">
            <text:p>458.8999938965</text:p>
          </table:table-cell>
          <table:table-cell office:value-type="float" office:value="13.7993896484">
            <text:p>13.7993896484</text:p>
          </table:table-cell>
          <table:table-cell office:value-type="string">
            <text:p>2513</text:p>
          </table:table-cell>
          <table:table-cell table:formula="of:=ABS([.H195])" office:value-type="float" office:value="13.7993896484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568</text:p>
          </table:table-cell>
          <table:table-cell office:value-type="string">
            <text:p>25135100</text:p>
          </table:table-cell>
          <table:table-cell office:value-type="string">
            <text:p>LFP3</text:p>
          </table:table-cell>
          <table:table-cell office:value-type="float" office:value="609004.02">
            <text:p>609004.02</text:p>
          </table:table-cell>
          <table:table-cell office:value-type="float" office:value="226109.173">
            <text:p>226109.173</text:p>
          </table:table-cell>
          <table:table-cell office:value-type="float" office:value="459.075">
            <text:p>459.075</text:p>
          </table:table-cell>
          <table:table-cell office:value-type="float" office:value="459.2300109863">
            <text:p>459.2300109863</text:p>
          </table:table-cell>
          <table:table-cell office:value-type="float" office:value="15.5010986328">
            <text:p>15.5010986328</text:p>
          </table:table-cell>
          <table:table-cell office:value-type="string">
            <text:p>2513</text:p>
          </table:table-cell>
          <table:table-cell table:formula="of:=ABS([.H196])" office:value-type="float" office:value="15.5010986328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569</text:p>
          </table:table-cell>
          <table:table-cell office:value-type="string">
            <text:p>25135105</text:p>
          </table:table-cell>
          <table:table-cell office:value-type="string">
            <text:p>LFP3</text:p>
          </table:table-cell>
          <table:table-cell office:value-type="float" office:value="608990.739">
            <text:p>608990.739</text:p>
          </table:table-cell>
          <table:table-cell office:value-type="float" office:value="226310.603">
            <text:p>226310.603</text:p>
          </table:table-cell>
          <table:table-cell office:value-type="float" office:value="458.571">
            <text:p>458.571</text:p>
          </table:table-cell>
          <table:table-cell office:value-type="float" office:value="458.7399902344">
            <text:p>458.7399902344</text:p>
          </table:table-cell>
          <table:table-cell office:value-type="float" office:value="16.8990234375">
            <text:p>16.8990234375</text:p>
          </table:table-cell>
          <table:table-cell office:value-type="string">
            <text:p>2513</text:p>
          </table:table-cell>
          <table:table-cell table:formula="of:=ABS([.H197])" office:value-type="float" office:value="16.8990234375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47570</text:p>
          </table:table-cell>
          <table:table-cell office:value-type="string">
            <text:p>25135106</text:p>
          </table:table-cell>
          <table:table-cell office:value-type="string">
            <text:p>LFP3</text:p>
          </table:table-cell>
          <table:table-cell office:value-type="float" office:value="609064.908">
            <text:p>609064.908</text:p>
          </table:table-cell>
          <table:table-cell office:value-type="float" office:value="226408.39">
            <text:p>226408.39</text:p>
          </table:table-cell>
          <table:table-cell office:value-type="float" office:value="459.733">
            <text:p>459.733</text:p>
          </table:table-cell>
          <table:table-cell office:value-type="float" office:value="459.8299865723">
            <text:p>459.8299865723</text:p>
          </table:table-cell>
          <table:table-cell office:value-type="float" office:value="9.6986572266">
            <text:p>9.6986572266</text:p>
          </table:table-cell>
          <table:table-cell office:value-type="string">
            <text:p>2513</text:p>
          </table:table-cell>
          <table:table-cell table:formula="of:=ABS([.H198])" office:value-type="float" office:value="9.698657226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71</text:p>
          </table:table-cell>
          <table:table-cell office:value-type="string">
            <text:p>25135107</text:p>
          </table:table-cell>
          <table:table-cell office:value-type="string">
            <text:p>LFP3</text:p>
          </table:table-cell>
          <table:table-cell office:value-type="float" office:value="609084.856">
            <text:p>609084.856</text:p>
          </table:table-cell>
          <table:table-cell office:value-type="float" office:value="226496.993">
            <text:p>226496.993</text:p>
          </table:table-cell>
          <table:table-cell office:value-type="float" office:value="460.139">
            <text:p>460.139</text:p>
          </table:table-cell>
          <table:table-cell office:value-type="float" office:value="460.2399902344">
            <text:p>460.2399902344</text:p>
          </table:table-cell>
          <table:table-cell office:value-type="float" office:value="10.0990234375">
            <text:p>10.0990234375</text:p>
          </table:table-cell>
          <table:table-cell office:value-type="string">
            <text:p>2513</text:p>
          </table:table-cell>
          <table:table-cell table:formula="of:=ABS([.H199])" office:value-type="float" office:value="10.099023437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72</text:p>
          </table:table-cell>
          <table:table-cell office:value-type="string">
            <text:p>25135108</text:p>
          </table:table-cell>
          <table:table-cell office:value-type="string">
            <text:p>LFP3</text:p>
          </table:table-cell>
          <table:table-cell office:value-type="float" office:value="609087.693">
            <text:p>609087.693</text:p>
          </table:table-cell>
          <table:table-cell office:value-type="float" office:value="226574.432">
            <text:p>226574.432</text:p>
          </table:table-cell>
          <table:table-cell office:value-type="float" office:value="459.219">
            <text:p>459.219</text:p>
          </table:table-cell>
          <table:table-cell office:value-type="float" office:value="459.299987793">
            <text:p>459.299987793</text:p>
          </table:table-cell>
          <table:table-cell office:value-type="float" office:value="8.0987792969">
            <text:p>8.0987792969</text:p>
          </table:table-cell>
          <table:table-cell office:value-type="string">
            <text:p>2513</text:p>
          </table:table-cell>
          <table:table-cell table:formula="of:=ABS([.H200])" office:value-type="float" office:value="8.0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73</text:p>
          </table:table-cell>
          <table:table-cell office:value-type="string">
            <text:p>25135109</text:p>
          </table:table-cell>
          <table:table-cell office:value-type="string">
            <text:p>LFP3</text:p>
          </table:table-cell>
          <table:table-cell office:value-type="float" office:value="609155.274">
            <text:p>609155.274</text:p>
          </table:table-cell>
          <table:table-cell office:value-type="float" office:value="226539.153">
            <text:p>226539.153</text:p>
          </table:table-cell>
          <table:table-cell office:value-type="float" office:value="456.11">
            <text:p>456.11</text:p>
          </table:table-cell>
          <table:table-cell office:value-type="float" office:value="456.1900024414">
            <text:p>456.1900024414</text:p>
          </table:table-cell>
          <table:table-cell office:value-type="float" office:value="8.0002441406">
            <text:p>8.0002441406</text:p>
          </table:table-cell>
          <table:table-cell office:value-type="string">
            <text:p>2513</text:p>
          </table:table-cell>
          <table:table-cell table:formula="of:=ABS([.H201])" office:value-type="float" office:value="8.000244140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574</text:p>
          </table:table-cell>
          <table:table-cell office:value-type="string">
            <text:p>25135111</text:p>
          </table:table-cell>
          <table:table-cell office:value-type="string">
            <text:p>LFP3</text:p>
          </table:table-cell>
          <table:table-cell office:value-type="float" office:value="609191.3">
            <text:p>609191.3</text:p>
          </table:table-cell>
          <table:table-cell office:value-type="float" office:value="226454.959">
            <text:p>226454.959</text:p>
          </table:table-cell>
          <table:table-cell office:value-type="float" office:value="453.067">
            <text:p>453.067</text:p>
          </table:table-cell>
          <table:table-cell office:value-type="float" office:value="453.1700134277">
            <text:p>453.1700134277</text:p>
          </table:table-cell>
          <table:table-cell office:value-type="float" office:value="10.3013427734">
            <text:p>10.3013427734</text:p>
          </table:table-cell>
          <table:table-cell office:value-type="string">
            <text:p>2513</text:p>
          </table:table-cell>
          <table:table-cell table:formula="of:=ABS([.H202])" office:value-type="float" office:value="10.301342773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575</text:p>
          </table:table-cell>
          <table:table-cell office:value-type="string">
            <text:p>25135112</text:p>
          </table:table-cell>
          <table:table-cell office:value-type="string">
            <text:p>LFP3</text:p>
          </table:table-cell>
          <table:table-cell office:value-type="float" office:value="609162.27">
            <text:p>609162.27</text:p>
          </table:table-cell>
          <table:table-cell office:value-type="float" office:value="226469.682">
            <text:p>226469.682</text:p>
          </table:table-cell>
          <table:table-cell office:value-type="float" office:value="454.096">
            <text:p>454.096</text:p>
          </table:table-cell>
          <table:table-cell office:value-type="float" office:value="454.2300109863">
            <text:p>454.2300109863</text:p>
          </table:table-cell>
          <table:table-cell office:value-type="float" office:value="13.4010986328">
            <text:p>13.4010986328</text:p>
          </table:table-cell>
          <table:table-cell office:value-type="string">
            <text:p>2513</text:p>
          </table:table-cell>
          <table:table-cell table:formula="of:=ABS([.H203])" office:value-type="float" office:value="13.401098632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576</text:p>
          </table:table-cell>
          <table:table-cell office:value-type="string">
            <text:p>25135113</text:p>
          </table:table-cell>
          <table:table-cell office:value-type="string">
            <text:p>LFP3</text:p>
          </table:table-cell>
          <table:table-cell office:value-type="float" office:value="609136.379">
            <text:p>609136.379</text:p>
          </table:table-cell>
          <table:table-cell office:value-type="float" office:value="226464.176">
            <text:p>226464.176</text:p>
          </table:table-cell>
          <table:table-cell office:value-type="float" office:value="454.705">
            <text:p>454.705</text:p>
          </table:table-cell>
          <table:table-cell office:value-type="float" office:value="454.8299865723">
            <text:p>454.8299865723</text:p>
          </table:table-cell>
          <table:table-cell office:value-type="float" office:value="12.4986572266">
            <text:p>12.4986572266</text:p>
          </table:table-cell>
          <table:table-cell office:value-type="string">
            <text:p>2513</text:p>
          </table:table-cell>
          <table:table-cell table:formula="of:=ABS([.H204])" office:value-type="float" office:value="12.4986572266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577</text:p>
          </table:table-cell>
          <table:table-cell office:value-type="string">
            <text:p>25135114</text:p>
          </table:table-cell>
          <table:table-cell office:value-type="string">
            <text:p>LFP3</text:p>
          </table:table-cell>
          <table:table-cell office:value-type="float" office:value="609097.077">
            <text:p>609097.077</text:p>
          </table:table-cell>
          <table:table-cell office:value-type="float" office:value="226357.421">
            <text:p>226357.421</text:p>
          </table:table-cell>
          <table:table-cell office:value-type="float" office:value="452.84">
            <text:p>452.84</text:p>
          </table:table-cell>
          <table:table-cell office:value-type="float" office:value="452.950012207">
            <text:p>452.950012207</text:p>
          </table:table-cell>
          <table:table-cell office:value-type="float" office:value="11.0012207031">
            <text:p>11.0012207031</text:p>
          </table:table-cell>
          <table:table-cell office:value-type="string">
            <text:p>2513</text:p>
          </table:table-cell>
          <table:table-cell table:formula="of:=ABS([.H205])" office:value-type="float" office:value="11.001220703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578</text:p>
          </table:table-cell>
          <table:table-cell office:value-type="string">
            <text:p>25135115</text:p>
          </table:table-cell>
          <table:table-cell office:value-type="string">
            <text:p>LFP3</text:p>
          </table:table-cell>
          <table:table-cell office:value-type="float" office:value="609041.462">
            <text:p>609041.462</text:p>
          </table:table-cell>
          <table:table-cell office:value-type="float" office:value="226280.485">
            <text:p>226280.485</text:p>
          </table:table-cell>
          <table:table-cell office:value-type="float" office:value="452.727">
            <text:p>452.727</text:p>
          </table:table-cell>
          <table:table-cell office:value-type="float" office:value="452.8800048828">
            <text:p>452.8800048828</text:p>
          </table:table-cell>
          <table:table-cell office:value-type="float" office:value="15.3004882813">
            <text:p>15.3004882813</text:p>
          </table:table-cell>
          <table:table-cell office:value-type="string">
            <text:p>2513</text:p>
          </table:table-cell>
          <table:table-cell table:formula="of:=ABS([.H206])" office:value-type="float" office:value="15.3004882813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579</text:p>
          </table:table-cell>
          <table:table-cell office:value-type="string">
            <text:p>25135116</text:p>
          </table:table-cell>
          <table:table-cell office:value-type="string">
            <text:p>LFP3</text:p>
          </table:table-cell>
          <table:table-cell office:value-type="float" office:value="609065.241">
            <text:p>609065.241</text:p>
          </table:table-cell>
          <table:table-cell office:value-type="float" office:value="226253.665">
            <text:p>226253.665</text:p>
          </table:table-cell>
          <table:table-cell office:value-type="float" office:value="451.732">
            <text:p>451.732</text:p>
          </table:table-cell>
          <table:table-cell office:value-type="float" office:value="451.8399963379">
            <text:p>451.8399963379</text:p>
          </table:table-cell>
          <table:table-cell office:value-type="float" office:value="10.7996337891">
            <text:p>10.7996337891</text:p>
          </table:table-cell>
          <table:table-cell office:value-type="string">
            <text:p>2513</text:p>
          </table:table-cell>
          <table:table-cell table:formula="of:=ABS([.H207])" office:value-type="float" office:value="10.799633789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580</text:p>
          </table:table-cell>
          <table:table-cell office:value-type="string">
            <text:p>25135117</text:p>
          </table:table-cell>
          <table:table-cell office:value-type="string">
            <text:p>LFP3</text:p>
          </table:table-cell>
          <table:table-cell office:value-type="float" office:value="609162.29">
            <text:p>609162.29</text:p>
          </table:table-cell>
          <table:table-cell office:value-type="float" office:value="226386.601">
            <text:p>226386.601</text:p>
          </table:table-cell>
          <table:table-cell office:value-type="float" office:value="451.114">
            <text:p>451.114</text:p>
          </table:table-cell>
          <table:table-cell office:value-type="float" office:value="451.2699890137">
            <text:p>451.2699890137</text:p>
          </table:table-cell>
          <table:table-cell office:value-type="float" office:value="15.5989013672">
            <text:p>15.5989013672</text:p>
          </table:table-cell>
          <table:table-cell office:value-type="string">
            <text:p>2513</text:p>
          </table:table-cell>
          <table:table-cell table:formula="of:=ABS([.H208])" office:value-type="float" office:value="15.5989013672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581</text:p>
          </table:table-cell>
          <table:table-cell office:value-type="string">
            <text:p>25135118</text:p>
          </table:table-cell>
          <table:table-cell office:value-type="string">
            <text:p>LFP3</text:p>
          </table:table-cell>
          <table:table-cell office:value-type="float" office:value="609028.374">
            <text:p>609028.374</text:p>
          </table:table-cell>
          <table:table-cell office:value-type="float" office:value="226203.232">
            <text:p>226203.232</text:p>
          </table:table-cell>
          <table:table-cell office:value-type="float" office:value="454.304">
            <text:p>454.304</text:p>
          </table:table-cell>
          <table:table-cell office:value-type="float" office:value="454.450012207">
            <text:p>454.450012207</text:p>
          </table:table-cell>
          <table:table-cell office:value-type="float" office:value="14.6012207031">
            <text:p>14.6012207031</text:p>
          </table:table-cell>
          <table:table-cell office:value-type="string">
            <text:p>2513</text:p>
          </table:table-cell>
          <table:table-cell table:formula="of:=ABS([.H209])" office:value-type="float" office:value="14.601220703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582</text:p>
          </table:table-cell>
          <table:table-cell office:value-type="string">
            <text:p>25135122</text:p>
          </table:table-cell>
          <table:table-cell office:value-type="string">
            <text:p>LFP3</text:p>
          </table:table-cell>
          <table:table-cell office:value-type="float" office:value="609418.16">
            <text:p>609418.16</text:p>
          </table:table-cell>
          <table:table-cell office:value-type="float" office:value="225935.684">
            <text:p>225935.684</text:p>
          </table:table-cell>
          <table:table-cell office:value-type="float" office:value="444.526">
            <text:p>444.526</text:p>
          </table:table-cell>
          <table:table-cell office:value-type="float" office:value="444.5299987793">
            <text:p>444.5299987793</text:p>
          </table:table-cell>
          <table:table-cell office:value-type="float" office:value="0.3998779297">
            <text:p>0.3998779297</text:p>
          </table:table-cell>
          <table:table-cell office:value-type="string">
            <text:p>2513</text:p>
          </table:table-cell>
          <table:table-cell table:formula="of:=ABS([.H210])" office:value-type="float" office:value="0.399877929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583</text:p>
          </table:table-cell>
          <table:table-cell office:value-type="string">
            <text:p>25135123</text:p>
          </table:table-cell>
          <table:table-cell office:value-type="string">
            <text:p>LFP3</text:p>
          </table:table-cell>
          <table:table-cell office:value-type="float" office:value="609459.381">
            <text:p>609459.381</text:p>
          </table:table-cell>
          <table:table-cell office:value-type="float" office:value="226021.99">
            <text:p>226021.99</text:p>
          </table:table-cell>
          <table:table-cell office:value-type="float" office:value="444.024">
            <text:p>444.024</text:p>
          </table:table-cell>
          <table:table-cell office:value-type="float" office:value="444.0400085449">
            <text:p>444.0400085449</text:p>
          </table:table-cell>
          <table:table-cell office:value-type="float" office:value="1.6008544922">
            <text:p>1.6008544922</text:p>
          </table:table-cell>
          <table:table-cell office:value-type="string">
            <text:p>2513</text:p>
          </table:table-cell>
          <table:table-cell table:formula="of:=ABS([.H211])" office:value-type="float" office:value="1.6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84</text:p>
          </table:table-cell>
          <table:table-cell office:value-type="string">
            <text:p>25135124</text:p>
          </table:table-cell>
          <table:table-cell office:value-type="string">
            <text:p>LFP3</text:p>
          </table:table-cell>
          <table:table-cell office:value-type="float" office:value="609544.063">
            <text:p>609544.063</text:p>
          </table:table-cell>
          <table:table-cell office:value-type="float" office:value="226071.643">
            <text:p>226071.643</text:p>
          </table:table-cell>
          <table:table-cell office:value-type="float" office:value="443.946">
            <text:p>443.946</text:p>
          </table:table-cell>
          <table:table-cell office:value-type="float" office:value="444.0100097656">
            <text:p>444.0100097656</text:p>
          </table:table-cell>
          <table:table-cell office:value-type="float" office:value="6.4009765625">
            <text:p>6.4009765625</text:p>
          </table:table-cell>
          <table:table-cell office:value-type="string">
            <text:p>2513</text:p>
          </table:table-cell>
          <table:table-cell table:formula="of:=ABS([.H212])" office:value-type="float" office:value="6.4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85</text:p>
          </table:table-cell>
          <table:table-cell office:value-type="string">
            <text:p>25135126</text:p>
          </table:table-cell>
          <table:table-cell office:value-type="string">
            <text:p>LFP3</text:p>
          </table:table-cell>
          <table:table-cell office:value-type="float" office:value="609555.074">
            <text:p>609555.074</text:p>
          </table:table-cell>
          <table:table-cell office:value-type="float" office:value="226026.806">
            <text:p>226026.806</text:p>
          </table:table-cell>
          <table:table-cell office:value-type="float" office:value="443.716">
            <text:p>443.716</text:p>
          </table:table-cell>
          <table:table-cell office:value-type="float" office:value="443.7799987793">
            <text:p>443.7799987793</text:p>
          </table:table-cell>
          <table:table-cell office:value-type="float" office:value="6.3998779297">
            <text:p>6.3998779297</text:p>
          </table:table-cell>
          <table:table-cell office:value-type="string">
            <text:p>2513</text:p>
          </table:table-cell>
          <table:table-cell table:formula="of:=ABS([.H213])" office:value-type="float" office:value="6.399877929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86</text:p>
          </table:table-cell>
          <table:table-cell office:value-type="string">
            <text:p>25135127</text:p>
          </table:table-cell>
          <table:table-cell office:value-type="string">
            <text:p>LFP3</text:p>
          </table:table-cell>
          <table:table-cell office:value-type="float" office:value="609508.17">
            <text:p>609508.17</text:p>
          </table:table-cell>
          <table:table-cell office:value-type="float" office:value="225986.454">
            <text:p>225986.454</text:p>
          </table:table-cell>
          <table:table-cell office:value-type="float" office:value="443.918">
            <text:p>443.918</text:p>
          </table:table-cell>
          <table:table-cell office:value-type="float" office:value="443.9700012207">
            <text:p>443.9700012207</text:p>
          </table:table-cell>
          <table:table-cell office:value-type="float" office:value="5.2001220703">
            <text:p>5.2001220703</text:p>
          </table:table-cell>
          <table:table-cell office:value-type="string">
            <text:p>2513</text:p>
          </table:table-cell>
          <table:table-cell table:formula="of:=ABS([.H214])" office:value-type="float" office:value="5.200122070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87</text:p>
          </table:table-cell>
          <table:table-cell office:value-type="string">
            <text:p>25135128</text:p>
          </table:table-cell>
          <table:table-cell office:value-type="string">
            <text:p>LFP3</text:p>
          </table:table-cell>
          <table:table-cell office:value-type="float" office:value="609472.555">
            <text:p>609472.555</text:p>
          </table:table-cell>
          <table:table-cell office:value-type="float" office:value="225952.499">
            <text:p>225952.499</text:p>
          </table:table-cell>
          <table:table-cell office:value-type="float" office:value="444.21">
            <text:p>444.21</text:p>
          </table:table-cell>
          <table:table-cell office:value-type="float" office:value="444.2600097656">
            <text:p>444.2600097656</text:p>
          </table:table-cell>
          <table:table-cell office:value-type="float" office:value="5.0009765625">
            <text:p>5.0009765625</text:p>
          </table:table-cell>
          <table:table-cell office:value-type="string">
            <text:p>2513</text:p>
          </table:table-cell>
          <table:table-cell table:formula="of:=ABS([.H215])" office:value-type="float" office:value="5.0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588</text:p>
          </table:table-cell>
          <table:table-cell office:value-type="string">
            <text:p>25135129</text:p>
          </table:table-cell>
          <table:table-cell office:value-type="string">
            <text:p>LFP3</text:p>
          </table:table-cell>
          <table:table-cell office:value-type="float" office:value="609440.074">
            <text:p>609440.074</text:p>
          </table:table-cell>
          <table:table-cell office:value-type="float" office:value="225910.478">
            <text:p>225910.478</text:p>
          </table:table-cell>
          <table:table-cell office:value-type="float" office:value="444.338">
            <text:p>444.338</text:p>
          </table:table-cell>
          <table:table-cell office:value-type="float" office:value="444.3800048828">
            <text:p>444.3800048828</text:p>
          </table:table-cell>
          <table:table-cell office:value-type="float" office:value="4.2004882812">
            <text:p>4.2004882812</text:p>
          </table:table-cell>
          <table:table-cell office:value-type="string">
            <text:p>2513</text:p>
          </table:table-cell>
          <table:table-cell table:formula="of:=ABS([.H216])" office:value-type="float" office:value="4.200488281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589</text:p>
          </table:table-cell>
          <table:table-cell office:value-type="string">
            <text:p>25135130</text:p>
          </table:table-cell>
          <table:table-cell office:value-type="string">
            <text:p>LFP3</text:p>
          </table:table-cell>
          <table:table-cell office:value-type="float" office:value="609492.487">
            <text:p>609492.487</text:p>
          </table:table-cell>
          <table:table-cell office:value-type="float" office:value="225886.923">
            <text:p>225886.923</text:p>
          </table:table-cell>
          <table:table-cell office:value-type="float" office:value="444.414">
            <text:p>444.414</text:p>
          </table:table-cell>
          <table:table-cell office:value-type="float" office:value="444.3999938965">
            <text:p>444.3999938965</text:p>
          </table:table-cell>
          <table:table-cell office:value-type="float" office:value="-1.4006103516">
            <text:p>-1.4006103516</text:p>
          </table:table-cell>
          <table:table-cell office:value-type="string">
            <text:p>2513</text:p>
          </table:table-cell>
          <table:table-cell table:formula="of:=ABS([.H217])" office:value-type="float" office:value="1.4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590</text:p>
          </table:table-cell>
          <table:table-cell office:value-type="string">
            <text:p>25135133</text:p>
          </table:table-cell>
          <table:table-cell office:value-type="string">
            <text:p>LFP3</text:p>
          </table:table-cell>
          <table:table-cell office:value-type="float" office:value="609388.923">
            <text:p>609388.923</text:p>
          </table:table-cell>
          <table:table-cell office:value-type="float" office:value="225881.767">
            <text:p>225881.767</text:p>
          </table:table-cell>
          <table:table-cell office:value-type="float" office:value="444.423">
            <text:p>444.423</text:p>
          </table:table-cell>
          <table:table-cell office:value-type="float" office:value="444.3599853516">
            <text:p>444.3599853516</text:p>
          </table:table-cell>
          <table:table-cell office:value-type="float" office:value="-6.3014648438">
            <text:p>-6.3014648438</text:p>
          </table:table-cell>
          <table:table-cell office:value-type="string">
            <text:p>2513</text:p>
          </table:table-cell>
          <table:table-cell table:formula="of:=ABS([.H218])" office:value-type="float" office:value="6.301464843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591</text:p>
          </table:table-cell>
          <table:table-cell office:value-type="string">
            <text:p>25135134</text:p>
          </table:table-cell>
          <table:table-cell office:value-type="string">
            <text:p>LFP3</text:p>
          </table:table-cell>
          <table:table-cell office:value-type="float" office:value="609392.53">
            <text:p>609392.53</text:p>
          </table:table-cell>
          <table:table-cell office:value-type="float" office:value="225837.079">
            <text:p>225837.079</text:p>
          </table:table-cell>
          <table:table-cell office:value-type="float" office:value="444.718">
            <text:p>444.718</text:p>
          </table:table-cell>
          <table:table-cell office:value-type="float" office:value="444.6000061035">
            <text:p>444.6000061035</text:p>
          </table:table-cell>
          <table:table-cell office:value-type="float" office:value="-11.7993896484">
            <text:p>-11.7993896484</text:p>
          </table:table-cell>
          <table:table-cell office:value-type="string">
            <text:p>2513</text:p>
          </table:table-cell>
          <table:table-cell table:formula="of:=ABS([.H219])" office:value-type="float" office:value="11.7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592</text:p>
          </table:table-cell>
          <table:table-cell office:value-type="string">
            <text:p>25135135</text:p>
          </table:table-cell>
          <table:table-cell office:value-type="string">
            <text:p>LFP3</text:p>
          </table:table-cell>
          <table:table-cell office:value-type="float" office:value="609373.487">
            <text:p>609373.487</text:p>
          </table:table-cell>
          <table:table-cell office:value-type="float" office:value="225750.747">
            <text:p>225750.747</text:p>
          </table:table-cell>
          <table:table-cell office:value-type="float" office:value="446.003">
            <text:p>446.003</text:p>
          </table:table-cell>
          <table:table-cell office:value-type="float" office:value="446.25">
            <text:p>446.25</text:p>
          </table:table-cell>
          <table:table-cell office:value-type="float" office:value="24.7">
            <text:p>24.7</text:p>
          </table:table-cell>
          <table:table-cell office:value-type="string">
            <text:p>2513</text:p>
          </table:table-cell>
          <table:table-cell table:formula="of:=ABS([.H220])" office:value-type="float" office:value="24.7">
            <text:p>25</text:p>
          </table:table-cell>
          <table:table-cell table:number-columns-repeated="246"/>
        </table:table-row>
        <table:table-row table:style-name="ro1">
          <table:table-cell office:value-type="string">
            <text:p>5347593</text:p>
          </table:table-cell>
          <table:table-cell office:value-type="string">
            <text:p>25135136</text:p>
          </table:table-cell>
          <table:table-cell office:value-type="string">
            <text:p>LFP3</text:p>
          </table:table-cell>
          <table:table-cell office:value-type="float" office:value="609305.191">
            <text:p>609305.191</text:p>
          </table:table-cell>
          <table:table-cell office:value-type="float" office:value="225768.165">
            <text:p>225768.165</text:p>
          </table:table-cell>
          <table:table-cell office:value-type="float" office:value="446.707">
            <text:p>446.707</text:p>
          </table:table-cell>
          <table:table-cell office:value-type="float" office:value="446.5700073242">
            <text:p>446.5700073242</text:p>
          </table:table-cell>
          <table:table-cell office:value-type="float" office:value="-13.6992675781">
            <text:p>-13.6992675781</text:p>
          </table:table-cell>
          <table:table-cell office:value-type="string">
            <text:p>2513</text:p>
          </table:table-cell>
          <table:table-cell table:formula="of:=ABS([.H221])" office:value-type="float" office:value="13.699267578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594</text:p>
          </table:table-cell>
          <table:table-cell office:value-type="string">
            <text:p>25135137</text:p>
          </table:table-cell>
          <table:table-cell office:value-type="string">
            <text:p>LFP3</text:p>
          </table:table-cell>
          <table:table-cell office:value-type="float" office:value="609235.647">
            <text:p>609235.647</text:p>
          </table:table-cell>
          <table:table-cell office:value-type="float" office:value="225781.354">
            <text:p>225781.354</text:p>
          </table:table-cell>
          <table:table-cell office:value-type="float" office:value="448.769">
            <text:p>448.769</text:p>
          </table:table-cell>
          <table:table-cell office:value-type="float" office:value="448.75">
            <text:p>448.75</text:p>
          </table:table-cell>
          <table:table-cell office:value-type="float" office:value="-1.9">
            <text:p>-1.9</text:p>
          </table:table-cell>
          <table:table-cell office:value-type="string">
            <text:p>2513</text:p>
          </table:table-cell>
          <table:table-cell table:formula="of:=ABS([.H222])" office:value-type="float" office:value="1.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95</text:p>
          </table:table-cell>
          <table:table-cell office:value-type="string">
            <text:p>25135139</text:p>
          </table:table-cell>
          <table:table-cell office:value-type="string">
            <text:p>LFP3</text:p>
          </table:table-cell>
          <table:table-cell office:value-type="float" office:value="609109.548">
            <text:p>609109.548</text:p>
          </table:table-cell>
          <table:table-cell office:value-type="float" office:value="225753.666">
            <text:p>225753.666</text:p>
          </table:table-cell>
          <table:table-cell office:value-type="float" office:value="457.54">
            <text:p>457.54</text:p>
          </table:table-cell>
          <table:table-cell office:value-type="float" office:value="457.5700073242">
            <text:p>457.5700073242</text:p>
          </table:table-cell>
          <table:table-cell office:value-type="float" office:value="3.0007324219">
            <text:p>3.0007324219</text:p>
          </table:table-cell>
          <table:table-cell office:value-type="string">
            <text:p>2513</text:p>
          </table:table-cell>
          <table:table-cell table:formula="of:=ABS([.H223])" office:value-type="float" office:value="3.000732421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596</text:p>
          </table:table-cell>
          <table:table-cell office:value-type="string">
            <text:p>25135140</text:p>
          </table:table-cell>
          <table:table-cell office:value-type="string">
            <text:p>LFP3</text:p>
          </table:table-cell>
          <table:table-cell office:value-type="float" office:value="609076.004">
            <text:p>609076.004</text:p>
          </table:table-cell>
          <table:table-cell office:value-type="float" office:value="225790.012">
            <text:p>225790.012</text:p>
          </table:table-cell>
          <table:table-cell office:value-type="float" office:value="457.919">
            <text:p>457.919</text:p>
          </table:table-cell>
          <table:table-cell office:value-type="float" office:value="457.9400024414">
            <text:p>457.9400024414</text:p>
          </table:table-cell>
          <table:table-cell office:value-type="float" office:value="2.1002441406">
            <text:p>2.1002441406</text:p>
          </table:table-cell>
          <table:table-cell office:value-type="string">
            <text:p>2513</text:p>
          </table:table-cell>
          <table:table-cell table:formula="of:=ABS([.H224])" office:value-type="float" office:value="2.100244140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97</text:p>
          </table:table-cell>
          <table:table-cell office:value-type="string">
            <text:p>25135144</text:p>
          </table:table-cell>
          <table:table-cell office:value-type="string">
            <text:p>LFP3</text:p>
          </table:table-cell>
          <table:table-cell office:value-type="float" office:value="608987.695">
            <text:p>608987.695</text:p>
          </table:table-cell>
          <table:table-cell office:value-type="float" office:value="225997.316">
            <text:p>225997.316</text:p>
          </table:table-cell>
          <table:table-cell office:value-type="float" office:value="458.622">
            <text:p>458.622</text:p>
          </table:table-cell>
          <table:table-cell office:value-type="float" office:value="458.6400146484">
            <text:p>458.6400146484</text:p>
          </table:table-cell>
          <table:table-cell office:value-type="float" office:value="1.8014648437">
            <text:p>1.8014648437</text:p>
          </table:table-cell>
          <table:table-cell office:value-type="string">
            <text:p>2513</text:p>
          </table:table-cell>
          <table:table-cell table:formula="of:=ABS([.H225])" office:value-type="float" office:value="1.801464843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598</text:p>
          </table:table-cell>
          <table:table-cell office:value-type="string">
            <text:p>25135152</text:p>
          </table:table-cell>
          <table:table-cell office:value-type="string">
            <text:p>LFP3</text:p>
          </table:table-cell>
          <table:table-cell office:value-type="float" office:value="609019.257">
            <text:p>609019.257</text:p>
          </table:table-cell>
          <table:table-cell office:value-type="float" office:value="225636.88">
            <text:p>225636.88</text:p>
          </table:table-cell>
          <table:table-cell office:value-type="float" office:value="457.21">
            <text:p>457.21</text:p>
          </table:table-cell>
          <table:table-cell office:value-type="float" office:value="457.2799987793">
            <text:p>457.2799987793</text:p>
          </table:table-cell>
          <table:table-cell office:value-type="float" office:value="6.9998779297">
            <text:p>6.9998779297</text:p>
          </table:table-cell>
          <table:table-cell office:value-type="string">
            <text:p>2513</text:p>
          </table:table-cell>
          <table:table-cell table:formula="of:=ABS([.H226])" office:value-type="float" office:value="6.999877929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599</text:p>
          </table:table-cell>
          <table:table-cell office:value-type="string">
            <text:p>25135155</text:p>
          </table:table-cell>
          <table:table-cell office:value-type="string">
            <text:p>LFP3</text:p>
          </table:table-cell>
          <table:table-cell office:value-type="float" office:value="608901.632">
            <text:p>608901.632</text:p>
          </table:table-cell>
          <table:table-cell office:value-type="float" office:value="225627.151">
            <text:p>225627.151</text:p>
          </table:table-cell>
          <table:table-cell office:value-type="float" office:value="458.976">
            <text:p>458.976</text:p>
          </table:table-cell>
          <table:table-cell office:value-type="float" office:value="458.9599914551">
            <text:p>458.9599914551</text:p>
          </table:table-cell>
          <table:table-cell office:value-type="float" office:value="-1.6008544922">
            <text:p>-1.6008544922</text:p>
          </table:table-cell>
          <table:table-cell office:value-type="string">
            <text:p>2513</text:p>
          </table:table-cell>
          <table:table-cell table:formula="of:=ABS([.H227])" office:value-type="float" office:value="1.6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00</text:p>
          </table:table-cell>
          <table:table-cell office:value-type="string">
            <text:p>25135157</text:p>
          </table:table-cell>
          <table:table-cell office:value-type="string">
            <text:p>LFP3</text:p>
          </table:table-cell>
          <table:table-cell office:value-type="float" office:value="608858.752">
            <text:p>608858.752</text:p>
          </table:table-cell>
          <table:table-cell office:value-type="float" office:value="225756.293">
            <text:p>225756.293</text:p>
          </table:table-cell>
          <table:table-cell office:value-type="float" office:value="459.1612">
            <text:p>459.1612</text:p>
          </table:table-cell>
          <table:table-cell office:value-type="float" office:value="459.1199951172">
            <text:p>459.1199951172</text:p>
          </table:table-cell>
          <table:table-cell office:value-type="float" office:value="-4.1204882813">
            <text:p>-4.1204882813</text:p>
          </table:table-cell>
          <table:table-cell office:value-type="string">
            <text:p>2513</text:p>
          </table:table-cell>
          <table:table-cell table:formula="of:=ABS([.H228])" office:value-type="float" office:value="4.120488281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01</text:p>
          </table:table-cell>
          <table:table-cell office:value-type="string">
            <text:p>25135164</text:p>
          </table:table-cell>
          <table:table-cell office:value-type="string">
            <text:p>LFP3</text:p>
          </table:table-cell>
          <table:table-cell office:value-type="float" office:value="608875.171">
            <text:p>608875.171</text:p>
          </table:table-cell>
          <table:table-cell office:value-type="float" office:value="226285.695">
            <text:p>226285.695</text:p>
          </table:table-cell>
          <table:table-cell office:value-type="float" office:value="463.121">
            <text:p>463.121</text:p>
          </table:table-cell>
          <table:table-cell office:value-type="float" office:value="463.2300109863">
            <text:p>463.2300109863</text:p>
          </table:table-cell>
          <table:table-cell office:value-type="float" office:value="10.9010986328">
            <text:p>10.9010986328</text:p>
          </table:table-cell>
          <table:table-cell office:value-type="string">
            <text:p>2513</text:p>
          </table:table-cell>
          <table:table-cell table:formula="of:=ABS([.H229])" office:value-type="float" office:value="10.901098632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602</text:p>
          </table:table-cell>
          <table:table-cell office:value-type="string">
            <text:p>25135166</text:p>
          </table:table-cell>
          <table:table-cell office:value-type="string">
            <text:p>LFP3</text:p>
          </table:table-cell>
          <table:table-cell office:value-type="float" office:value="608790.21">
            <text:p>608790.21</text:p>
          </table:table-cell>
          <table:table-cell office:value-type="float" office:value="226285.61">
            <text:p>226285.61</text:p>
          </table:table-cell>
          <table:table-cell office:value-type="float" office:value="470.32">
            <text:p>470.32</text:p>
          </table:table-cell>
          <table:table-cell office:value-type="float" office:value="470.3599853516">
            <text:p>470.3599853516</text:p>
          </table:table-cell>
          <table:table-cell office:value-type="float" office:value="3.9985351563">
            <text:p>3.9985351563</text:p>
          </table:table-cell>
          <table:table-cell office:value-type="string">
            <text:p>2513</text:p>
          </table:table-cell>
          <table:table-cell table:formula="of:=ABS([.H230])" office:value-type="float" office:value="3.998535156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03</text:p>
          </table:table-cell>
          <table:table-cell office:value-type="string">
            <text:p>25135167</text:p>
          </table:table-cell>
          <table:table-cell office:value-type="string">
            <text:p>LFP3</text:p>
          </table:table-cell>
          <table:table-cell office:value-type="float" office:value="608724.562">
            <text:p>608724.562</text:p>
          </table:table-cell>
          <table:table-cell office:value-type="float" office:value="226252.197">
            <text:p>226252.197</text:p>
          </table:table-cell>
          <table:table-cell office:value-type="float" office:value="473.047">
            <text:p>473.047</text:p>
          </table:table-cell>
          <table:table-cell office:value-type="float" office:value="473.1099853516">
            <text:p>473.1099853516</text:p>
          </table:table-cell>
          <table:table-cell office:value-type="float" office:value="6.2985351562">
            <text:p>6.2985351562</text:p>
          </table:table-cell>
          <table:table-cell office:value-type="string">
            <text:p>2513</text:p>
          </table:table-cell>
          <table:table-cell table:formula="of:=ABS([.H231])" office:value-type="float" office:value="6.298535156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04</text:p>
          </table:table-cell>
          <table:table-cell office:value-type="string">
            <text:p>25135168</text:p>
          </table:table-cell>
          <table:table-cell office:value-type="string">
            <text:p>LFP3</text:p>
          </table:table-cell>
          <table:table-cell office:value-type="float" office:value="608650.714">
            <text:p>608650.714</text:p>
          </table:table-cell>
          <table:table-cell office:value-type="float" office:value="226221.486">
            <text:p>226221.486</text:p>
          </table:table-cell>
          <table:table-cell office:value-type="float" office:value="475.719">
            <text:p>475.719</text:p>
          </table:table-cell>
          <table:table-cell office:value-type="float" office:value="475.7399902344">
            <text:p>475.7399902344</text:p>
          </table:table-cell>
          <table:table-cell office:value-type="float" office:value="2.0990234375">
            <text:p>2.0990234375</text:p>
          </table:table-cell>
          <table:table-cell office:value-type="string">
            <text:p>2513</text:p>
          </table:table-cell>
          <table:table-cell table:formula="of:=ABS([.H232])" office:value-type="float" office:value="2.0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05</text:p>
          </table:table-cell>
          <table:table-cell office:value-type="string">
            <text:p>25135169</text:p>
          </table:table-cell>
          <table:table-cell office:value-type="string">
            <text:p>LFP3</text:p>
          </table:table-cell>
          <table:table-cell office:value-type="float" office:value="608591.182">
            <text:p>608591.182</text:p>
          </table:table-cell>
          <table:table-cell office:value-type="float" office:value="226183.301">
            <text:p>226183.301</text:p>
          </table:table-cell>
          <table:table-cell office:value-type="float" office:value="476.488">
            <text:p>476.488</text:p>
          </table:table-cell>
          <table:table-cell office:value-type="float" office:value="476.549987793">
            <text:p>476.549987793</text:p>
          </table:table-cell>
          <table:table-cell office:value-type="float" office:value="6.1987792969">
            <text:p>6.1987792969</text:p>
          </table:table-cell>
          <table:table-cell office:value-type="string">
            <text:p>2513</text:p>
          </table:table-cell>
          <table:table-cell table:formula="of:=ABS([.H233])" office:value-type="float" office:value="6.198779296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06</text:p>
          </table:table-cell>
          <table:table-cell office:value-type="string">
            <text:p>25135170</text:p>
          </table:table-cell>
          <table:table-cell office:value-type="string">
            <text:p>LFP3</text:p>
          </table:table-cell>
          <table:table-cell office:value-type="float" office:value="608522.187">
            <text:p>608522.187</text:p>
          </table:table-cell>
          <table:table-cell office:value-type="float" office:value="226131.911">
            <text:p>226131.911</text:p>
          </table:table-cell>
          <table:table-cell office:value-type="float" office:value="476.369">
            <text:p>476.369</text:p>
          </table:table-cell>
          <table:table-cell office:value-type="float" office:value="476.4100036621">
            <text:p>476.4100036621</text:p>
          </table:table-cell>
          <table:table-cell office:value-type="float" office:value="4.1003662109">
            <text:p>4.1003662109</text:p>
          </table:table-cell>
          <table:table-cell office:value-type="string">
            <text:p>2513</text:p>
          </table:table-cell>
          <table:table-cell table:formula="of:=ABS([.H234])" office:value-type="float" office:value="4.100366210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07</text:p>
          </table:table-cell>
          <table:table-cell office:value-type="string">
            <text:p>25135172</text:p>
          </table:table-cell>
          <table:table-cell office:value-type="string">
            <text:p>LFP3</text:p>
          </table:table-cell>
          <table:table-cell office:value-type="float" office:value="608471.912">
            <text:p>608471.912</text:p>
          </table:table-cell>
          <table:table-cell office:value-type="float" office:value="226076.327">
            <text:p>226076.327</text:p>
          </table:table-cell>
          <table:table-cell office:value-type="float" office:value="475.419">
            <text:p>475.419</text:p>
          </table:table-cell>
          <table:table-cell office:value-type="float" office:value="475.4899902344">
            <text:p>475.4899902344</text:p>
          </table:table-cell>
          <table:table-cell office:value-type="float" office:value="7.0990234375">
            <text:p>7.0990234375</text:p>
          </table:table-cell>
          <table:table-cell office:value-type="string">
            <text:p>2513</text:p>
          </table:table-cell>
          <table:table-cell table:formula="of:=ABS([.H235])" office:value-type="float" office:value="7.0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08</text:p>
          </table:table-cell>
          <table:table-cell office:value-type="string">
            <text:p>25135173</text:p>
          </table:table-cell>
          <table:table-cell office:value-type="string">
            <text:p>LFP3</text:p>
          </table:table-cell>
          <table:table-cell office:value-type="float" office:value="608579.007">
            <text:p>608579.007</text:p>
          </table:table-cell>
          <table:table-cell office:value-type="float" office:value="226086.684">
            <text:p>226086.684</text:p>
          </table:table-cell>
          <table:table-cell office:value-type="float" office:value="469.248">
            <text:p>469.248</text:p>
          </table:table-cell>
          <table:table-cell office:value-type="float" office:value="469.3099975586">
            <text:p>469.3099975586</text:p>
          </table:table-cell>
          <table:table-cell office:value-type="float" office:value="6.1997558594">
            <text:p>6.1997558594</text:p>
          </table:table-cell>
          <table:table-cell office:value-type="string">
            <text:p>2513</text:p>
          </table:table-cell>
          <table:table-cell table:formula="of:=ABS([.H236])" office:value-type="float" office:value="6.1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09</text:p>
          </table:table-cell>
          <table:table-cell office:value-type="string">
            <text:p>25135174</text:p>
          </table:table-cell>
          <table:table-cell office:value-type="string">
            <text:p>LFP3</text:p>
          </table:table-cell>
          <table:table-cell office:value-type="float" office:value="608610.5">
            <text:p>608610.5</text:p>
          </table:table-cell>
          <table:table-cell office:value-type="float" office:value="226054.838">
            <text:p>226054.838</text:p>
          </table:table-cell>
          <table:table-cell office:value-type="float" office:value="465.041">
            <text:p>465.041</text:p>
          </table:table-cell>
          <table:table-cell office:value-type="float" office:value="465.0599975586">
            <text:p>465.0599975586</text:p>
          </table:table-cell>
          <table:table-cell office:value-type="float" office:value="1.8997558594">
            <text:p>1.8997558594</text:p>
          </table:table-cell>
          <table:table-cell office:value-type="string">
            <text:p>2513</text:p>
          </table:table-cell>
          <table:table-cell table:formula="of:=ABS([.H237])" office:value-type="float" office:value="1.899755859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10</text:p>
          </table:table-cell>
          <table:table-cell office:value-type="string">
            <text:p>25135175</text:p>
          </table:table-cell>
          <table:table-cell office:value-type="string">
            <text:p>LFP3</text:p>
          </table:table-cell>
          <table:table-cell office:value-type="float" office:value="608662.025">
            <text:p>608662.025</text:p>
          </table:table-cell>
          <table:table-cell office:value-type="float" office:value="226002.703">
            <text:p>226002.703</text:p>
          </table:table-cell>
          <table:table-cell office:value-type="float" office:value="460.052">
            <text:p>460.052</text:p>
          </table:table-cell>
          <table:table-cell office:value-type="float" office:value="460.0899963379">
            <text:p>460.0899963379</text:p>
          </table:table-cell>
          <table:table-cell office:value-type="float" office:value="3.7996337891">
            <text:p>3.7996337891</text:p>
          </table:table-cell>
          <table:table-cell office:value-type="string">
            <text:p>2513</text:p>
          </table:table-cell>
          <table:table-cell table:formula="of:=ABS([.H238])" office:value-type="float" office:value="3.799633789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11</text:p>
          </table:table-cell>
          <table:table-cell office:value-type="string">
            <text:p>25135176</text:p>
          </table:table-cell>
          <table:table-cell office:value-type="string">
            <text:p>LFP3</text:p>
          </table:table-cell>
          <table:table-cell office:value-type="float" office:value="608695.73">
            <text:p>608695.73</text:p>
          </table:table-cell>
          <table:table-cell office:value-type="float" office:value="225961.155">
            <text:p>225961.155</text:p>
          </table:table-cell>
          <table:table-cell office:value-type="float" office:value="458.834">
            <text:p>458.834</text:p>
          </table:table-cell>
          <table:table-cell office:value-type="float" office:value="458.8900146484">
            <text:p>458.8900146484</text:p>
          </table:table-cell>
          <table:table-cell office:value-type="float" office:value="5.6014648437">
            <text:p>5.6014648437</text:p>
          </table:table-cell>
          <table:table-cell office:value-type="string">
            <text:p>2513</text:p>
          </table:table-cell>
          <table:table-cell table:formula="of:=ABS([.H239])" office:value-type="float" office:value="5.601464843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12</text:p>
          </table:table-cell>
          <table:table-cell office:value-type="string">
            <text:p>25135177</text:p>
          </table:table-cell>
          <table:table-cell office:value-type="string">
            <text:p>LFP3</text:p>
          </table:table-cell>
          <table:table-cell office:value-type="float" office:value="608746.153">
            <text:p>608746.153</text:p>
          </table:table-cell>
          <table:table-cell office:value-type="float" office:value="225931.076">
            <text:p>225931.076</text:p>
          </table:table-cell>
          <table:table-cell office:value-type="float" office:value="457.607">
            <text:p>457.607</text:p>
          </table:table-cell>
          <table:table-cell office:value-type="float" office:value="457.6900024414">
            <text:p>457.6900024414</text:p>
          </table:table-cell>
          <table:table-cell office:value-type="float" office:value="8.3002441406">
            <text:p>8.3002441406</text:p>
          </table:table-cell>
          <table:table-cell office:value-type="string">
            <text:p>2513</text:p>
          </table:table-cell>
          <table:table-cell table:formula="of:=ABS([.H240])" office:value-type="float" office:value="8.300244140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13</text:p>
          </table:table-cell>
          <table:table-cell office:value-type="string">
            <text:p>25135179</text:p>
          </table:table-cell>
          <table:table-cell office:value-type="string">
            <text:p>LFP3</text:p>
          </table:table-cell>
          <table:table-cell office:value-type="float" office:value="608806.421">
            <text:p>608806.421</text:p>
          </table:table-cell>
          <table:table-cell office:value-type="float" office:value="225615.097">
            <text:p>225615.097</text:p>
          </table:table-cell>
          <table:table-cell office:value-type="float" office:value="459.246">
            <text:p>459.246</text:p>
          </table:table-cell>
          <table:table-cell office:value-type="float" office:value="459.2900085449">
            <text:p>459.2900085449</text:p>
          </table:table-cell>
          <table:table-cell office:value-type="float" office:value="4.4008544922">
            <text:p>4.4008544922</text:p>
          </table:table-cell>
          <table:table-cell office:value-type="string">
            <text:p>2513</text:p>
          </table:table-cell>
          <table:table-cell table:formula="of:=ABS([.H241])" office:value-type="float" office:value="4.4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14</text:p>
          </table:table-cell>
          <table:table-cell office:value-type="string">
            <text:p>25135180</text:p>
          </table:table-cell>
          <table:table-cell office:value-type="string">
            <text:p>LFP3</text:p>
          </table:table-cell>
          <table:table-cell office:value-type="float" office:value="608731.473">
            <text:p>608731.473</text:p>
          </table:table-cell>
          <table:table-cell office:value-type="float" office:value="225551.735">
            <text:p>225551.735</text:p>
          </table:table-cell>
          <table:table-cell office:value-type="float" office:value="460.536">
            <text:p>460.536</text:p>
          </table:table-cell>
          <table:table-cell office:value-type="float" office:value="460.4700012207">
            <text:p>460.4700012207</text:p>
          </table:table-cell>
          <table:table-cell office:value-type="float" office:value="-6.5998779297">
            <text:p>-6.5998779297</text:p>
          </table:table-cell>
          <table:table-cell office:value-type="string">
            <text:p>2513</text:p>
          </table:table-cell>
          <table:table-cell table:formula="of:=ABS([.H242])" office:value-type="float" office:value="6.599877929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15</text:p>
          </table:table-cell>
          <table:table-cell office:value-type="string">
            <text:p>25135181</text:p>
          </table:table-cell>
          <table:table-cell office:value-type="string">
            <text:p>LFP3</text:p>
          </table:table-cell>
          <table:table-cell office:value-type="float" office:value="608680.717">
            <text:p>608680.717</text:p>
          </table:table-cell>
          <table:table-cell office:value-type="float" office:value="225514.474">
            <text:p>225514.474</text:p>
          </table:table-cell>
          <table:table-cell office:value-type="float" office:value="460.246">
            <text:p>460.246</text:p>
          </table:table-cell>
          <table:table-cell office:value-type="float" office:value="460.2099914551">
            <text:p>460.2099914551</text:p>
          </table:table-cell>
          <table:table-cell office:value-type="float" office:value="-3.6008544922">
            <text:p>-3.6008544922</text:p>
          </table:table-cell>
          <table:table-cell office:value-type="string">
            <text:p>2513</text:p>
          </table:table-cell>
          <table:table-cell table:formula="of:=ABS([.H243])" office:value-type="float" office:value="3.6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16</text:p>
          </table:table-cell>
          <table:table-cell office:value-type="string">
            <text:p>25135182</text:p>
          </table:table-cell>
          <table:table-cell office:value-type="string">
            <text:p>LFP3</text:p>
          </table:table-cell>
          <table:table-cell office:value-type="float" office:value="608634.882">
            <text:p>608634.882</text:p>
          </table:table-cell>
          <table:table-cell office:value-type="float" office:value="225487.556">
            <text:p>225487.556</text:p>
          </table:table-cell>
          <table:table-cell office:value-type="float" office:value="459.883">
            <text:p>459.883</text:p>
          </table:table-cell>
          <table:table-cell office:value-type="float" office:value="459.950012207">
            <text:p>459.950012207</text:p>
          </table:table-cell>
          <table:table-cell office:value-type="float" office:value="6.7012207031">
            <text:p>6.7012207031</text:p>
          </table:table-cell>
          <table:table-cell office:value-type="string">
            <text:p>2513</text:p>
          </table:table-cell>
          <table:table-cell table:formula="of:=ABS([.H244])" office:value-type="float" office:value="6.7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17</text:p>
          </table:table-cell>
          <table:table-cell office:value-type="string">
            <text:p>25135184</text:p>
          </table:table-cell>
          <table:table-cell office:value-type="string">
            <text:p>LFP3</text:p>
          </table:table-cell>
          <table:table-cell office:value-type="float" office:value="608521.364">
            <text:p>608521.364</text:p>
          </table:table-cell>
          <table:table-cell office:value-type="float" office:value="225625.4">
            <text:p>225625.4</text:p>
          </table:table-cell>
          <table:table-cell office:value-type="float" office:value="461.531">
            <text:p>461.531</text:p>
          </table:table-cell>
          <table:table-cell office:value-type="float" office:value="461.6199951172">
            <text:p>461.6199951172</text:p>
          </table:table-cell>
          <table:table-cell office:value-type="float" office:value="8.8995117187">
            <text:p>8.8995117187</text:p>
          </table:table-cell>
          <table:table-cell office:value-type="string">
            <text:p>2513</text:p>
          </table:table-cell>
          <table:table-cell table:formula="of:=ABS([.H245])" office:value-type="float" office:value="8.899511718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618</text:p>
          </table:table-cell>
          <table:table-cell office:value-type="string">
            <text:p>25135185</text:p>
          </table:table-cell>
          <table:table-cell office:value-type="string">
            <text:p>LFP3</text:p>
          </table:table-cell>
          <table:table-cell office:value-type="float" office:value="608416.952">
            <text:p>608416.952</text:p>
          </table:table-cell>
          <table:table-cell office:value-type="float" office:value="225465.606">
            <text:p>225465.606</text:p>
          </table:table-cell>
          <table:table-cell office:value-type="float" office:value="464.319">
            <text:p>464.319</text:p>
          </table:table-cell>
          <table:table-cell office:value-type="float" office:value="464.3299865723">
            <text:p>464.3299865723</text:p>
          </table:table-cell>
          <table:table-cell office:value-type="float" office:value="1.0986572266">
            <text:p>1.0986572266</text:p>
          </table:table-cell>
          <table:table-cell office:value-type="string">
            <text:p>2513</text:p>
          </table:table-cell>
          <table:table-cell table:formula="of:=ABS([.H246])" office:value-type="float" office:value="1.0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619</text:p>
          </table:table-cell>
          <table:table-cell office:value-type="string">
            <text:p>25135186</text:p>
          </table:table-cell>
          <table:table-cell office:value-type="string">
            <text:p>LFP3</text:p>
          </table:table-cell>
          <table:table-cell office:value-type="float" office:value="608274.49">
            <text:p>608274.49</text:p>
          </table:table-cell>
          <table:table-cell office:value-type="float" office:value="225340.692">
            <text:p>225340.692</text:p>
          </table:table-cell>
          <table:table-cell office:value-type="float" office:value="469.788">
            <text:p>469.788</text:p>
          </table:table-cell>
          <table:table-cell office:value-type="float" office:value="469.8399963379">
            <text:p>469.8399963379</text:p>
          </table:table-cell>
          <table:table-cell office:value-type="float" office:value="5.1996337891">
            <text:p>5.1996337891</text:p>
          </table:table-cell>
          <table:table-cell office:value-type="string">
            <text:p>2513</text:p>
          </table:table-cell>
          <table:table-cell table:formula="of:=ABS([.H247])" office:value-type="float" office:value="5.1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20</text:p>
          </table:table-cell>
          <table:table-cell office:value-type="string">
            <text:p>25135190</text:p>
          </table:table-cell>
          <table:table-cell office:value-type="string">
            <text:p>LFP3</text:p>
          </table:table-cell>
          <table:table-cell office:value-type="float" office:value="608515.476">
            <text:p>608515.476</text:p>
          </table:table-cell>
          <table:table-cell office:value-type="float" office:value="225336.628">
            <text:p>225336.628</text:p>
          </table:table-cell>
          <table:table-cell office:value-type="float" office:value="460.033">
            <text:p>460.033</text:p>
          </table:table-cell>
          <table:table-cell office:value-type="float" office:value="459.9700012207">
            <text:p>459.9700012207</text:p>
          </table:table-cell>
          <table:table-cell office:value-type="float" office:value="-6.2998779297">
            <text:p>-6.2998779297</text:p>
          </table:table-cell>
          <table:table-cell office:value-type="string">
            <text:p>2513</text:p>
          </table:table-cell>
          <table:table-cell table:formula="of:=ABS([.H248])" office:value-type="float" office:value="6.299877929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21</text:p>
          </table:table-cell>
          <table:table-cell office:value-type="string">
            <text:p>25135199</text:p>
          </table:table-cell>
          <table:table-cell office:value-type="string">
            <text:p>LFP3</text:p>
          </table:table-cell>
          <table:table-cell office:value-type="float" office:value="608806.196">
            <text:p>608806.196</text:p>
          </table:table-cell>
          <table:table-cell office:value-type="float" office:value="225452.566">
            <text:p>225452.566</text:p>
          </table:table-cell>
          <table:table-cell office:value-type="float" office:value="458.47">
            <text:p>458.47</text:p>
          </table:table-cell>
          <table:table-cell office:value-type="float" office:value="458.4100036621">
            <text:p>458.4100036621</text:p>
          </table:table-cell>
          <table:table-cell office:value-type="float" office:value="-5.9996337891">
            <text:p>-5.9996337891</text:p>
          </table:table-cell>
          <table:table-cell office:value-type="string">
            <text:p>2513</text:p>
          </table:table-cell>
          <table:table-cell table:formula="of:=ABS([.H249])" office:value-type="float" office:value="5.999633789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22</text:p>
          </table:table-cell>
          <table:table-cell office:value-type="string">
            <text:p>25135200</text:p>
          </table:table-cell>
          <table:table-cell office:value-type="string">
            <text:p>LFP3</text:p>
          </table:table-cell>
          <table:table-cell office:value-type="float" office:value="609060.227">
            <text:p>609060.227</text:p>
          </table:table-cell>
          <table:table-cell office:value-type="float" office:value="225526.838">
            <text:p>225526.838</text:p>
          </table:table-cell>
          <table:table-cell office:value-type="float" office:value="449.102">
            <text:p>449.102</text:p>
          </table:table-cell>
          <table:table-cell office:value-type="float" office:value="449">
            <text:p>449</text:p>
          </table:table-cell>
          <table:table-cell office:value-type="float" office:value="-10.2">
            <text:p>-10.2</text:p>
          </table:table-cell>
          <table:table-cell office:value-type="string">
            <text:p>2513</text:p>
          </table:table-cell>
          <table:table-cell table:formula="of:=ABS([.H250])" office:value-type="float" office:value="10.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623</text:p>
          </table:table-cell>
          <table:table-cell office:value-type="string">
            <text:p>25135202</text:p>
          </table:table-cell>
          <table:table-cell office:value-type="string">
            <text:p>LFP3</text:p>
          </table:table-cell>
          <table:table-cell office:value-type="float" office:value="608974.065">
            <text:p>608974.065</text:p>
          </table:table-cell>
          <table:table-cell office:value-type="float" office:value="225403.012">
            <text:p>225403.012</text:p>
          </table:table-cell>
          <table:table-cell office:value-type="float" office:value="449.886">
            <text:p>449.886</text:p>
          </table:table-cell>
          <table:table-cell office:value-type="float" office:value="449.8399963379">
            <text:p>449.8399963379</text:p>
          </table:table-cell>
          <table:table-cell office:value-type="float" office:value="-4.6003662109">
            <text:p>-4.6003662109</text:p>
          </table:table-cell>
          <table:table-cell office:value-type="string">
            <text:p>2513</text:p>
          </table:table-cell>
          <table:table-cell table:formula="of:=ABS([.H251])" office:value-type="float" office:value="4.6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24</text:p>
          </table:table-cell>
          <table:table-cell office:value-type="string">
            <text:p>25135205</text:p>
          </table:table-cell>
          <table:table-cell office:value-type="string">
            <text:p>LFP3</text:p>
          </table:table-cell>
          <table:table-cell office:value-type="float" office:value="608933.92">
            <text:p>608933.92</text:p>
          </table:table-cell>
          <table:table-cell office:value-type="float" office:value="225033.918">
            <text:p>225033.918</text:p>
          </table:table-cell>
          <table:table-cell office:value-type="float" office:value="455.959">
            <text:p>455.959</text:p>
          </table:table-cell>
          <table:table-cell office:value-type="float" office:value="455.9800109863">
            <text:p>455.9800109863</text:p>
          </table:table-cell>
          <table:table-cell office:value-type="float" office:value="2.1010986328">
            <text:p>2.1010986328</text:p>
          </table:table-cell>
          <table:table-cell office:value-type="string">
            <text:p>2513</text:p>
          </table:table-cell>
          <table:table-cell table:formula="of:=ABS([.H252])" office:value-type="float" office:value="2.1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25</text:p>
          </table:table-cell>
          <table:table-cell office:value-type="string">
            <text:p>25135206</text:p>
          </table:table-cell>
          <table:table-cell office:value-type="string">
            <text:p>LFP3</text:p>
          </table:table-cell>
          <table:table-cell office:value-type="float" office:value="609016.058">
            <text:p>609016.058</text:p>
          </table:table-cell>
          <table:table-cell office:value-type="float" office:value="225336.702">
            <text:p>225336.702</text:p>
          </table:table-cell>
          <table:table-cell office:value-type="float" office:value="454.439">
            <text:p>454.439</text:p>
          </table:table-cell>
          <table:table-cell office:value-type="float" office:value="454.3900146484">
            <text:p>454.3900146484</text:p>
          </table:table-cell>
          <table:table-cell office:value-type="float" office:value="-4.8985351563">
            <text:p>-4.8985351563</text:p>
          </table:table-cell>
          <table:table-cell office:value-type="string">
            <text:p>2513</text:p>
          </table:table-cell>
          <table:table-cell table:formula="of:=ABS([.H253])" office:value-type="float" office:value="4.898535156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26</text:p>
          </table:table-cell>
          <table:table-cell office:value-type="string">
            <text:p>25135207</text:p>
          </table:table-cell>
          <table:table-cell office:value-type="string">
            <text:p>LFP3</text:p>
          </table:table-cell>
          <table:table-cell office:value-type="float" office:value="609027.109">
            <text:p>609027.109</text:p>
          </table:table-cell>
          <table:table-cell office:value-type="float" office:value="225424.713">
            <text:p>225424.713</text:p>
          </table:table-cell>
          <table:table-cell office:value-type="float" office:value="452.276">
            <text:p>452.276</text:p>
          </table:table-cell>
          <table:table-cell office:value-type="float" office:value="452.2200012207">
            <text:p>452.2200012207</text:p>
          </table:table-cell>
          <table:table-cell office:value-type="float" office:value="-5.5998779297">
            <text:p>-5.5998779297</text:p>
          </table:table-cell>
          <table:table-cell office:value-type="string">
            <text:p>2513</text:p>
          </table:table-cell>
          <table:table-cell table:formula="of:=ABS([.H254])" office:value-type="float" office:value="5.599877929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27</text:p>
          </table:table-cell>
          <table:table-cell office:value-type="string">
            <text:p>25135208</text:p>
          </table:table-cell>
          <table:table-cell office:value-type="string">
            <text:p>LFP3</text:p>
          </table:table-cell>
          <table:table-cell office:value-type="float" office:value="609062.638">
            <text:p>609062.638</text:p>
          </table:table-cell>
          <table:table-cell office:value-type="float" office:value="225307.22">
            <text:p>225307.22</text:p>
          </table:table-cell>
          <table:table-cell office:value-type="float" office:value="447.099">
            <text:p>447.099</text:p>
          </table:table-cell>
          <table:table-cell office:value-type="float" office:value="447.0100097656">
            <text:p>447.0100097656</text:p>
          </table:table-cell>
          <table:table-cell office:value-type="float" office:value="-8.8990234375">
            <text:p>-8.8990234375</text:p>
          </table:table-cell>
          <table:table-cell office:value-type="string">
            <text:p>2513</text:p>
          </table:table-cell>
          <table:table-cell table:formula="of:=ABS([.H255])" office:value-type="float" office:value="8.899023437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628</text:p>
          </table:table-cell>
          <table:table-cell office:value-type="string">
            <text:p>25135211</text:p>
          </table:table-cell>
          <table:table-cell office:value-type="string">
            <text:p>LFP3</text:p>
          </table:table-cell>
          <table:table-cell office:value-type="float" office:value="609010.705">
            <text:p>609010.705</text:p>
          </table:table-cell>
          <table:table-cell office:value-type="float" office:value="225007.551">
            <text:p>225007.551</text:p>
          </table:table-cell>
          <table:table-cell office:value-type="float" office:value="455.595">
            <text:p>455.595</text:p>
          </table:table-cell>
          <table:table-cell office:value-type="float" office:value="455.7799987793">
            <text:p>455.7799987793</text:p>
          </table:table-cell>
          <table:table-cell office:value-type="float" office:value="18.4998779297">
            <text:p>18.4998779297</text:p>
          </table:table-cell>
          <table:table-cell office:value-type="string">
            <text:p>2513</text:p>
          </table:table-cell>
          <table:table-cell table:formula="of:=ABS([.H256])" office:value-type="float" office:value="18.4998779297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629</text:p>
          </table:table-cell>
          <table:table-cell office:value-type="string">
            <text:p>25135212</text:p>
          </table:table-cell>
          <table:table-cell office:value-type="string">
            <text:p>LFP3</text:p>
          </table:table-cell>
          <table:table-cell office:value-type="float" office:value="609134.518">
            <text:p>609134.518</text:p>
          </table:table-cell>
          <table:table-cell office:value-type="float" office:value="225546.335">
            <text:p>225546.335</text:p>
          </table:table-cell>
          <table:table-cell office:value-type="float" office:value="446.913">
            <text:p>446.913</text:p>
          </table:table-cell>
          <table:table-cell office:value-type="float" office:value="446.8800048828">
            <text:p>446.8800048828</text:p>
          </table:table-cell>
          <table:table-cell office:value-type="float" office:value="-3.2995117188">
            <text:p>-3.2995117188</text:p>
          </table:table-cell>
          <table:table-cell office:value-type="string">
            <text:p>2513</text:p>
          </table:table-cell>
          <table:table-cell table:formula="of:=ABS([.H257])" office:value-type="float" office:value="3.2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30</text:p>
          </table:table-cell>
          <table:table-cell office:value-type="string">
            <text:p>25135213</text:p>
          </table:table-cell>
          <table:table-cell office:value-type="string">
            <text:p>LFP3</text:p>
          </table:table-cell>
          <table:table-cell office:value-type="float" office:value="609270.391">
            <text:p>609270.391</text:p>
          </table:table-cell>
          <table:table-cell office:value-type="float" office:value="225496.755">
            <text:p>225496.755</text:p>
          </table:table-cell>
          <table:table-cell office:value-type="float" office:value="446.253">
            <text:p>446.253</text:p>
          </table:table-cell>
          <table:table-cell office:value-type="float" office:value="446.2099914551">
            <text:p>446.2099914551</text:p>
          </table:table-cell>
          <table:table-cell office:value-type="float" office:value="-4.3008544922">
            <text:p>-4.3008544922</text:p>
          </table:table-cell>
          <table:table-cell office:value-type="string">
            <text:p>2513</text:p>
          </table:table-cell>
          <table:table-cell table:formula="of:=ABS([.H258])" office:value-type="float" office:value="4.3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31</text:p>
          </table:table-cell>
          <table:table-cell office:value-type="string">
            <text:p>25135215</text:p>
          </table:table-cell>
          <table:table-cell office:value-type="string">
            <text:p>LFP3</text:p>
          </table:table-cell>
          <table:table-cell office:value-type="float" office:value="609283.127">
            <text:p>609283.127</text:p>
          </table:table-cell>
          <table:table-cell office:value-type="float" office:value="225374.374">
            <text:p>225374.374</text:p>
          </table:table-cell>
          <table:table-cell office:value-type="float" office:value="446.432">
            <text:p>446.432</text:p>
          </table:table-cell>
          <table:table-cell office:value-type="float" office:value="446.4200134277">
            <text:p>446.4200134277</text:p>
          </table:table-cell>
          <table:table-cell office:value-type="float" office:value="-1.1986572266">
            <text:p>-1.1986572266</text:p>
          </table:table-cell>
          <table:table-cell office:value-type="string">
            <text:p>2513</text:p>
          </table:table-cell>
          <table:table-cell table:formula="of:=ABS([.H259])" office:value-type="float" office:value="1.1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632</text:p>
          </table:table-cell>
          <table:table-cell office:value-type="string">
            <text:p>25135216</text:p>
          </table:table-cell>
          <table:table-cell office:value-type="string">
            <text:p>LFP3</text:p>
          </table:table-cell>
          <table:table-cell office:value-type="float" office:value="609239.694">
            <text:p>609239.694</text:p>
          </table:table-cell>
          <table:table-cell office:value-type="float" office:value="225276.428">
            <text:p>225276.428</text:p>
          </table:table-cell>
          <table:table-cell office:value-type="float" office:value="447.222">
            <text:p>447.222</text:p>
          </table:table-cell>
          <table:table-cell office:value-type="float" office:value="447.3399963379">
            <text:p>447.3399963379</text:p>
          </table:table-cell>
          <table:table-cell office:value-type="float" office:value="11.7996337891">
            <text:p>11.7996337891</text:p>
          </table:table-cell>
          <table:table-cell office:value-type="string">
            <text:p>2513</text:p>
          </table:table-cell>
          <table:table-cell table:formula="of:=ABS([.H260])" office:value-type="float" office:value="11.7996337891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633</text:p>
          </table:table-cell>
          <table:table-cell office:value-type="string">
            <text:p>25135217</text:p>
          </table:table-cell>
          <table:table-cell office:value-type="string">
            <text:p>LFP3</text:p>
          </table:table-cell>
          <table:table-cell office:value-type="float" office:value="609207.127">
            <text:p>609207.127</text:p>
          </table:table-cell>
          <table:table-cell office:value-type="float" office:value="225235.808">
            <text:p>225235.808</text:p>
          </table:table-cell>
          <table:table-cell office:value-type="float" office:value="447.673">
            <text:p>447.673</text:p>
          </table:table-cell>
          <table:table-cell office:value-type="float" office:value="447.6099853516">
            <text:p>447.6099853516</text:p>
          </table:table-cell>
          <table:table-cell office:value-type="float" office:value="-6.3014648438">
            <text:p>-6.3014648438</text:p>
          </table:table-cell>
          <table:table-cell office:value-type="string">
            <text:p>2513</text:p>
          </table:table-cell>
          <table:table-cell table:formula="of:=ABS([.H261])" office:value-type="float" office:value="6.301464843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34</text:p>
          </table:table-cell>
          <table:table-cell office:value-type="string">
            <text:p>25135218</text:p>
          </table:table-cell>
          <table:table-cell office:value-type="string">
            <text:p>LFP3</text:p>
          </table:table-cell>
          <table:table-cell office:value-type="float" office:value="609184.398">
            <text:p>609184.398</text:p>
          </table:table-cell>
          <table:table-cell office:value-type="float" office:value="225162.178">
            <text:p>225162.178</text:p>
          </table:table-cell>
          <table:table-cell office:value-type="float" office:value="448.01">
            <text:p>448.01</text:p>
          </table:table-cell>
          <table:table-cell office:value-type="float" office:value="448.0599975586">
            <text:p>448.0599975586</text:p>
          </table:table-cell>
          <table:table-cell office:value-type="float" office:value="4.9997558594">
            <text:p>4.9997558594</text:p>
          </table:table-cell>
          <table:table-cell office:value-type="string">
            <text:p>2513</text:p>
          </table:table-cell>
          <table:table-cell table:formula="of:=ABS([.H262])" office:value-type="float" office:value="4.999755859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35</text:p>
          </table:table-cell>
          <table:table-cell office:value-type="string">
            <text:p>25135219</text:p>
          </table:table-cell>
          <table:table-cell office:value-type="string">
            <text:p>LFP3</text:p>
          </table:table-cell>
          <table:table-cell office:value-type="float" office:value="609188.015">
            <text:p>609188.015</text:p>
          </table:table-cell>
          <table:table-cell office:value-type="float" office:value="225076.952">
            <text:p>225076.952</text:p>
          </table:table-cell>
          <table:table-cell office:value-type="float" office:value="448.472">
            <text:p>448.472</text:p>
          </table:table-cell>
          <table:table-cell office:value-type="float" office:value="448.549987793">
            <text:p>448.549987793</text:p>
          </table:table-cell>
          <table:table-cell office:value-type="float" office:value="7.7987792969">
            <text:p>7.7987792969</text:p>
          </table:table-cell>
          <table:table-cell office:value-type="string">
            <text:p>2513</text:p>
          </table:table-cell>
          <table:table-cell table:formula="of:=ABS([.H263])" office:value-type="float" office:value="7.7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36</text:p>
          </table:table-cell>
          <table:table-cell office:value-type="string">
            <text:p>25135220</text:p>
          </table:table-cell>
          <table:table-cell office:value-type="string">
            <text:p>LFP3</text:p>
          </table:table-cell>
          <table:table-cell office:value-type="float" office:value="609180.418">
            <text:p>609180.418</text:p>
          </table:table-cell>
          <table:table-cell office:value-type="float" office:value="225011.869">
            <text:p>225011.869</text:p>
          </table:table-cell>
          <table:table-cell office:value-type="float" office:value="448.645">
            <text:p>448.645</text:p>
          </table:table-cell>
          <table:table-cell office:value-type="float" office:value="448.6900024414">
            <text:p>448.6900024414</text:p>
          </table:table-cell>
          <table:table-cell office:value-type="float" office:value="4.5002441406">
            <text:p>4.5002441406</text:p>
          </table:table-cell>
          <table:table-cell office:value-type="string">
            <text:p>2513</text:p>
          </table:table-cell>
          <table:table-cell table:formula="of:=ABS([.H264])" office:value-type="float" office:value="4.500244140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37</text:p>
          </table:table-cell>
          <table:table-cell office:value-type="string">
            <text:p>25135221</text:p>
          </table:table-cell>
          <table:table-cell office:value-type="string">
            <text:p>LFP3</text:p>
          </table:table-cell>
          <table:table-cell office:value-type="float" office:value="609162.409">
            <text:p>609162.409</text:p>
          </table:table-cell>
          <table:table-cell office:value-type="float" office:value="224915.318">
            <text:p>224915.318</text:p>
          </table:table-cell>
          <table:table-cell office:value-type="float" office:value="449.037">
            <text:p>449.037</text:p>
          </table:table-cell>
          <table:table-cell office:value-type="float" office:value="449.0899963379">
            <text:p>449.0899963379</text:p>
          </table:table-cell>
          <table:table-cell office:value-type="float" office:value="5.2996337891">
            <text:p>5.2996337891</text:p>
          </table:table-cell>
          <table:table-cell office:value-type="string">
            <text:p>2513</text:p>
          </table:table-cell>
          <table:table-cell table:formula="of:=ABS([.H265])" office:value-type="float" office:value="5.2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38</text:p>
          </table:table-cell>
          <table:table-cell office:value-type="string">
            <text:p>25135222</text:p>
          </table:table-cell>
          <table:table-cell office:value-type="string">
            <text:p>LFP3</text:p>
          </table:table-cell>
          <table:table-cell office:value-type="float" office:value="609142.269">
            <text:p>609142.269</text:p>
          </table:table-cell>
          <table:table-cell office:value-type="float" office:value="224804.952">
            <text:p>224804.952</text:p>
          </table:table-cell>
          <table:table-cell office:value-type="float" office:value="449.452">
            <text:p>449.452</text:p>
          </table:table-cell>
          <table:table-cell office:value-type="float" office:value="449.5299987793">
            <text:p>449.5299987793</text:p>
          </table:table-cell>
          <table:table-cell office:value-type="float" office:value="7.7998779297">
            <text:p>7.7998779297</text:p>
          </table:table-cell>
          <table:table-cell office:value-type="string">
            <text:p>2513</text:p>
          </table:table-cell>
          <table:table-cell table:formula="of:=ABS([.H266])" office:value-type="float" office:value="7.799877929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39</text:p>
          </table:table-cell>
          <table:table-cell office:value-type="string">
            <text:p>25135223</text:p>
          </table:table-cell>
          <table:table-cell office:value-type="string">
            <text:p>LFP3</text:p>
          </table:table-cell>
          <table:table-cell office:value-type="float" office:value="609119.483">
            <text:p>609119.483</text:p>
          </table:table-cell>
          <table:table-cell office:value-type="float" office:value="224740.088">
            <text:p>224740.088</text:p>
          </table:table-cell>
          <table:table-cell office:value-type="float" office:value="449.772">
            <text:p>449.772</text:p>
          </table:table-cell>
          <table:table-cell office:value-type="float" office:value="449.7300109863">
            <text:p>449.7300109863</text:p>
          </table:table-cell>
          <table:table-cell office:value-type="float" office:value="-4.1989013672">
            <text:p>-4.1989013672</text:p>
          </table:table-cell>
          <table:table-cell office:value-type="string">
            <text:p>2513</text:p>
          </table:table-cell>
          <table:table-cell table:formula="of:=ABS([.H267])" office:value-type="float" office:value="4.198901367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40</text:p>
          </table:table-cell>
          <table:table-cell office:value-type="string">
            <text:p>25135224</text:p>
          </table:table-cell>
          <table:table-cell office:value-type="string">
            <text:p>LFP3</text:p>
          </table:table-cell>
          <table:table-cell office:value-type="float" office:value="609057.334">
            <text:p>609057.334</text:p>
          </table:table-cell>
          <table:table-cell office:value-type="float" office:value="224716.824">
            <text:p>224716.824</text:p>
          </table:table-cell>
          <table:table-cell office:value-type="float" office:value="449.725">
            <text:p>449.725</text:p>
          </table:table-cell>
          <table:table-cell office:value-type="float" office:value="449.7200012207">
            <text:p>449.7200012207</text:p>
          </table:table-cell>
          <table:table-cell office:value-type="float" office:value="-0.4998779297">
            <text:p>-0.4998779297</text:p>
          </table:table-cell>
          <table:table-cell office:value-type="string">
            <text:p>2513</text:p>
          </table:table-cell>
          <table:table-cell table:formula="of:=ABS([.H268])" office:value-type="float" office:value="0.499877929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641</text:p>
          </table:table-cell>
          <table:table-cell office:value-type="string">
            <text:p>25135225</text:p>
          </table:table-cell>
          <table:table-cell office:value-type="string">
            <text:p>LFP3</text:p>
          </table:table-cell>
          <table:table-cell office:value-type="float" office:value="609446.756">
            <text:p>609446.756</text:p>
          </table:table-cell>
          <table:table-cell office:value-type="float" office:value="225723.559">
            <text:p>225723.559</text:p>
          </table:table-cell>
          <table:table-cell office:value-type="float" office:value="446.233">
            <text:p>446.233</text:p>
          </table:table-cell>
          <table:table-cell office:value-type="float" office:value="446.1799926758">
            <text:p>446.1799926758</text:p>
          </table:table-cell>
          <table:table-cell office:value-type="float" office:value="-5.3007324219">
            <text:p>-5.3007324219</text:p>
          </table:table-cell>
          <table:table-cell office:value-type="string">
            <text:p>2513</text:p>
          </table:table-cell>
          <table:table-cell table:formula="of:=ABS([.H269])" office:value-type="float" office:value="5.300732421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42</text:p>
          </table:table-cell>
          <table:table-cell office:value-type="string">
            <text:p>25135226</text:p>
          </table:table-cell>
          <table:table-cell office:value-type="string">
            <text:p>LFP3</text:p>
          </table:table-cell>
          <table:table-cell office:value-type="float" office:value="609488.595">
            <text:p>609488.595</text:p>
          </table:table-cell>
          <table:table-cell office:value-type="float" office:value="225685.853">
            <text:p>225685.853</text:p>
          </table:table-cell>
          <table:table-cell office:value-type="float" office:value="446.413">
            <text:p>446.413</text:p>
          </table:table-cell>
          <table:table-cell office:value-type="float" office:value="446.3599853516">
            <text:p>446.3599853516</text:p>
          </table:table-cell>
          <table:table-cell office:value-type="float" office:value="-5.3014648438">
            <text:p>-5.3014648438</text:p>
          </table:table-cell>
          <table:table-cell office:value-type="string">
            <text:p>2513</text:p>
          </table:table-cell>
          <table:table-cell table:formula="of:=ABS([.H270])" office:value-type="float" office:value="5.301464843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43</text:p>
          </table:table-cell>
          <table:table-cell office:value-type="string">
            <text:p>25135227</text:p>
          </table:table-cell>
          <table:table-cell office:value-type="string">
            <text:p>LFP3</text:p>
          </table:table-cell>
          <table:table-cell office:value-type="float" office:value="609531.717">
            <text:p>609531.717</text:p>
          </table:table-cell>
          <table:table-cell office:value-type="float" office:value="225686.427">
            <text:p>225686.427</text:p>
          </table:table-cell>
          <table:table-cell office:value-type="float" office:value="446.306">
            <text:p>446.306</text:p>
          </table:table-cell>
          <table:table-cell office:value-type="float" office:value="446.2200012207">
            <text:p>446.2200012207</text:p>
          </table:table-cell>
          <table:table-cell office:value-type="float" office:value="-8.5998779297">
            <text:p>-8.5998779297</text:p>
          </table:table-cell>
          <table:table-cell office:value-type="string">
            <text:p>2513</text:p>
          </table:table-cell>
          <table:table-cell table:formula="of:=ABS([.H271])" office:value-type="float" office:value="8.599877929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644</text:p>
          </table:table-cell>
          <table:table-cell office:value-type="string">
            <text:p>25135228</text:p>
          </table:table-cell>
          <table:table-cell office:value-type="string">
            <text:p>LFP3</text:p>
          </table:table-cell>
          <table:table-cell office:value-type="float" office:value="609608.939">
            <text:p>609608.939</text:p>
          </table:table-cell>
          <table:table-cell office:value-type="float" office:value="225786.765">
            <text:p>225786.765</text:p>
          </table:table-cell>
          <table:table-cell office:value-type="float" office:value="445.08">
            <text:p>445.08</text:p>
          </table:table-cell>
          <table:table-cell office:value-type="float" office:value="445.049987793">
            <text:p>445.049987793</text:p>
          </table:table-cell>
          <table:table-cell office:value-type="float" office:value="-3.0012207031">
            <text:p>-3.0012207031</text:p>
          </table:table-cell>
          <table:table-cell office:value-type="string">
            <text:p>2513</text:p>
          </table:table-cell>
          <table:table-cell table:formula="of:=ABS([.H272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45</text:p>
          </table:table-cell>
          <table:table-cell office:value-type="string">
            <text:p>25135229</text:p>
          </table:table-cell>
          <table:table-cell office:value-type="string">
            <text:p>LFP3</text:p>
          </table:table-cell>
          <table:table-cell office:value-type="float" office:value="609570.866">
            <text:p>609570.866</text:p>
          </table:table-cell>
          <table:table-cell office:value-type="float" office:value="225809.284">
            <text:p>225809.284</text:p>
          </table:table-cell>
          <table:table-cell office:value-type="float" office:value="445.217">
            <text:p>445.217</text:p>
          </table:table-cell>
          <table:table-cell office:value-type="float" office:value="445.3299865723">
            <text:p>445.3299865723</text:p>
          </table:table-cell>
          <table:table-cell office:value-type="float" office:value="11.2986572266">
            <text:p>11.2986572266</text:p>
          </table:table-cell>
          <table:table-cell office:value-type="string">
            <text:p>2513</text:p>
          </table:table-cell>
          <table:table-cell table:formula="of:=ABS([.H273])" office:value-type="float" office:value="11.298657226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646</text:p>
          </table:table-cell>
          <table:table-cell office:value-type="string">
            <text:p>25135230</text:p>
          </table:table-cell>
          <table:table-cell office:value-type="string">
            <text:p>LFP3</text:p>
          </table:table-cell>
          <table:table-cell office:value-type="float" office:value="609641.999">
            <text:p>609641.999</text:p>
          </table:table-cell>
          <table:table-cell office:value-type="float" office:value="225922.181">
            <text:p>225922.181</text:p>
          </table:table-cell>
          <table:table-cell office:value-type="float" office:value="444.904">
            <text:p>444.904</text:p>
          </table:table-cell>
          <table:table-cell office:value-type="float" office:value="444.9299926758">
            <text:p>444.9299926758</text:p>
          </table:table-cell>
          <table:table-cell office:value-type="float" office:value="2.5992675781">
            <text:p>2.5992675781</text:p>
          </table:table-cell>
          <table:table-cell office:value-type="string">
            <text:p>2513</text:p>
          </table:table-cell>
          <table:table-cell table:formula="of:=ABS([.H274])" office:value-type="float" office:value="2.5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47</text:p>
          </table:table-cell>
          <table:table-cell office:value-type="string">
            <text:p>25135231</text:p>
          </table:table-cell>
          <table:table-cell office:value-type="string">
            <text:p>LFP3</text:p>
          </table:table-cell>
          <table:table-cell office:value-type="float" office:value="609661.327">
            <text:p>609661.327</text:p>
          </table:table-cell>
          <table:table-cell office:value-type="float" office:value="225860.019">
            <text:p>225860.019</text:p>
          </table:table-cell>
          <table:table-cell office:value-type="float" office:value="446.832">
            <text:p>446.832</text:p>
          </table:table-cell>
          <table:table-cell office:value-type="float" office:value="446.7900085449">
            <text:p>446.7900085449</text:p>
          </table:table-cell>
          <table:table-cell office:value-type="float" office:value="-4.1991455078">
            <text:p>-4.1991455078</text:p>
          </table:table-cell>
          <table:table-cell office:value-type="string">
            <text:p>2513</text:p>
          </table:table-cell>
          <table:table-cell table:formula="of:=ABS([.H275])" office:value-type="float" office:value="4.1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48</text:p>
          </table:table-cell>
          <table:table-cell office:value-type="string">
            <text:p>25135232</text:p>
          </table:table-cell>
          <table:table-cell office:value-type="string">
            <text:p>LFP3</text:p>
          </table:table-cell>
          <table:table-cell office:value-type="float" office:value="609752.178">
            <text:p>609752.178</text:p>
          </table:table-cell>
          <table:table-cell office:value-type="float" office:value="225980.87">
            <text:p>225980.87</text:p>
          </table:table-cell>
          <table:table-cell office:value-type="float" office:value="444.308">
            <text:p>444.308</text:p>
          </table:table-cell>
          <table:table-cell office:value-type="float" office:value="444.2200012207">
            <text:p>444.2200012207</text:p>
          </table:table-cell>
          <table:table-cell office:value-type="float" office:value="-8.7998779297">
            <text:p>-8.7998779297</text:p>
          </table:table-cell>
          <table:table-cell office:value-type="string">
            <text:p>2513</text:p>
          </table:table-cell>
          <table:table-cell table:formula="of:=ABS([.H276])" office:value-type="float" office:value="8.799877929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649</text:p>
          </table:table-cell>
          <table:table-cell office:value-type="string">
            <text:p>25135233</text:p>
          </table:table-cell>
          <table:table-cell office:value-type="string">
            <text:p>LFP3</text:p>
          </table:table-cell>
          <table:table-cell office:value-type="float" office:value="609826.43">
            <text:p>609826.43</text:p>
          </table:table-cell>
          <table:table-cell office:value-type="float" office:value="226077.047">
            <text:p>226077.047</text:p>
          </table:table-cell>
          <table:table-cell office:value-type="float" office:value="443.509">
            <text:p>443.509</text:p>
          </table:table-cell>
          <table:table-cell office:value-type="float" office:value="443.5">
            <text:p>443.5</text:p>
          </table:table-cell>
          <table:table-cell office:value-type="float" office:value="-0.9">
            <text:p>-0.9</text:p>
          </table:table-cell>
          <table:table-cell office:value-type="string">
            <text:p>2513</text:p>
          </table:table-cell>
          <table:table-cell table:formula="of:=ABS([.H277])" office:value-type="float" office:value="0.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650</text:p>
          </table:table-cell>
          <table:table-cell office:value-type="string">
            <text:p>25135234</text:p>
          </table:table-cell>
          <table:table-cell office:value-type="string">
            <text:p>LFP3</text:p>
          </table:table-cell>
          <table:table-cell office:value-type="float" office:value="609781.769">
            <text:p>609781.769</text:p>
          </table:table-cell>
          <table:table-cell office:value-type="float" office:value="226113.41">
            <text:p>226113.41</text:p>
          </table:table-cell>
          <table:table-cell office:value-type="float" office:value="443.621">
            <text:p>443.621</text:p>
          </table:table-cell>
          <table:table-cell office:value-type="float" office:value="443.6499938965">
            <text:p>443.6499938965</text:p>
          </table:table-cell>
          <table:table-cell office:value-type="float" office:value="2.8993896484">
            <text:p>2.8993896484</text:p>
          </table:table-cell>
          <table:table-cell office:value-type="string">
            <text:p>2513</text:p>
          </table:table-cell>
          <table:table-cell table:formula="of:=ABS([.H278])" office:value-type="float" office:value="2.8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51</text:p>
          </table:table-cell>
          <table:table-cell office:value-type="string">
            <text:p>25135236</text:p>
          </table:table-cell>
          <table:table-cell office:value-type="string">
            <text:p>LFP3</text:p>
          </table:table-cell>
          <table:table-cell office:value-type="float" office:value="609893.555">
            <text:p>609893.555</text:p>
          </table:table-cell>
          <table:table-cell office:value-type="float" office:value="226165.835">
            <text:p>226165.835</text:p>
          </table:table-cell>
          <table:table-cell office:value-type="float" office:value="443.039">
            <text:p>443.039</text:p>
          </table:table-cell>
          <table:table-cell office:value-type="float" office:value="443">
            <text:p>443</text:p>
          </table:table-cell>
          <table:table-cell office:value-type="float" office:value="-3.9">
            <text:p>-3.9</text:p>
          </table:table-cell>
          <table:table-cell office:value-type="string">
            <text:p>2513</text:p>
          </table:table-cell>
          <table:table-cell table:formula="of:=ABS([.H279])" office:value-type="float" office:value="3.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52</text:p>
          </table:table-cell>
          <table:table-cell office:value-type="string">
            <text:p>25135239</text:p>
          </table:table-cell>
          <table:table-cell office:value-type="string">
            <text:p>LFP3</text:p>
          </table:table-cell>
          <table:table-cell office:value-type="float" office:value="609681.04">
            <text:p>609681.04</text:p>
          </table:table-cell>
          <table:table-cell office:value-type="float" office:value="225632.301">
            <text:p>225632.301</text:p>
          </table:table-cell>
          <table:table-cell office:value-type="float" office:value="446.248">
            <text:p>446.248</text:p>
          </table:table-cell>
          <table:table-cell office:value-type="float" office:value="446.2799987793">
            <text:p>446.2799987793</text:p>
          </table:table-cell>
          <table:table-cell office:value-type="float" office:value="3.1998779297">
            <text:p>3.1998779297</text:p>
          </table:table-cell>
          <table:table-cell office:value-type="string">
            <text:p>2513</text:p>
          </table:table-cell>
          <table:table-cell table:formula="of:=ABS([.H280])" office:value-type="float" office:value="3.199877929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53</text:p>
          </table:table-cell>
          <table:table-cell office:value-type="string">
            <text:p>25135240</text:p>
          </table:table-cell>
          <table:table-cell office:value-type="string">
            <text:p>LFP3</text:p>
          </table:table-cell>
          <table:table-cell office:value-type="float" office:value="609659.821">
            <text:p>609659.821</text:p>
          </table:table-cell>
          <table:table-cell office:value-type="float" office:value="225546.21">
            <text:p>225546.21</text:p>
          </table:table-cell>
          <table:table-cell office:value-type="float" office:value="446.643">
            <text:p>446.643</text:p>
          </table:table-cell>
          <table:table-cell office:value-type="float" office:value="446.5100097656">
            <text:p>446.5100097656</text:p>
          </table:table-cell>
          <table:table-cell office:value-type="float" office:value="-13.2990234375">
            <text:p>-13.2990234375</text:p>
          </table:table-cell>
          <table:table-cell office:value-type="string">
            <text:p>2513</text:p>
          </table:table-cell>
          <table:table-cell table:formula="of:=ABS([.H281])" office:value-type="float" office:value="13.299023437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654</text:p>
          </table:table-cell>
          <table:table-cell office:value-type="string">
            <text:p>25135241</text:p>
          </table:table-cell>
          <table:table-cell office:value-type="string">
            <text:p>LFP3</text:p>
          </table:table-cell>
          <table:table-cell office:value-type="float" office:value="609604.006">
            <text:p>609604.006</text:p>
          </table:table-cell>
          <table:table-cell office:value-type="float" office:value="225549.546">
            <text:p>225549.546</text:p>
          </table:table-cell>
          <table:table-cell office:value-type="float" office:value="446.309">
            <text:p>446.309</text:p>
          </table:table-cell>
          <table:table-cell office:value-type="float" office:value="446.2699890137">
            <text:p>446.2699890137</text:p>
          </table:table-cell>
          <table:table-cell office:value-type="float" office:value="-3.9010986328">
            <text:p>-3.9010986328</text:p>
          </table:table-cell>
          <table:table-cell office:value-type="string">
            <text:p>2513</text:p>
          </table:table-cell>
          <table:table-cell table:formula="of:=ABS([.H282])" office:value-type="float" office:value="3.901098632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55</text:p>
          </table:table-cell>
          <table:table-cell office:value-type="string">
            <text:p>25135242</text:p>
          </table:table-cell>
          <table:table-cell office:value-type="string">
            <text:p>LFP3</text:p>
          </table:table-cell>
          <table:table-cell office:value-type="float" office:value="609545.866">
            <text:p>609545.866</text:p>
          </table:table-cell>
          <table:table-cell office:value-type="float" office:value="225500.975">
            <text:p>225500.975</text:p>
          </table:table-cell>
          <table:table-cell office:value-type="float" office:value="448.123">
            <text:p>448.123</text:p>
          </table:table-cell>
          <table:table-cell office:value-type="float" office:value="448.1700134277">
            <text:p>448.1700134277</text:p>
          </table:table-cell>
          <table:table-cell office:value-type="float" office:value="4.7013427734">
            <text:p>4.7013427734</text:p>
          </table:table-cell>
          <table:table-cell office:value-type="string">
            <text:p>2513</text:p>
          </table:table-cell>
          <table:table-cell table:formula="of:=ABS([.H283])" office:value-type="float" office:value="4.7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56</text:p>
          </table:table-cell>
          <table:table-cell office:value-type="string">
            <text:p>25135243</text:p>
          </table:table-cell>
          <table:table-cell office:value-type="string">
            <text:p>LFP3</text:p>
          </table:table-cell>
          <table:table-cell office:value-type="float" office:value="609566.872">
            <text:p>609566.872</text:p>
          </table:table-cell>
          <table:table-cell office:value-type="float" office:value="225470.116">
            <text:p>225470.116</text:p>
          </table:table-cell>
          <table:table-cell office:value-type="float" office:value="447.773">
            <text:p>447.773</text:p>
          </table:table-cell>
          <table:table-cell office:value-type="float" office:value="447.8299865723">
            <text:p>447.8299865723</text:p>
          </table:table-cell>
          <table:table-cell office:value-type="float" office:value="5.6986572266">
            <text:p>5.6986572266</text:p>
          </table:table-cell>
          <table:table-cell office:value-type="string">
            <text:p>2513</text:p>
          </table:table-cell>
          <table:table-cell table:formula="of:=ABS([.H284])" office:value-type="float" office:value="5.6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57</text:p>
          </table:table-cell>
          <table:table-cell office:value-type="string">
            <text:p>25135244</text:p>
          </table:table-cell>
          <table:table-cell office:value-type="string">
            <text:p>LFP3</text:p>
          </table:table-cell>
          <table:table-cell office:value-type="float" office:value="609604.165">
            <text:p>609604.165</text:p>
          </table:table-cell>
          <table:table-cell office:value-type="float" office:value="225413.913">
            <text:p>225413.913</text:p>
          </table:table-cell>
          <table:table-cell office:value-type="float" office:value="446.701">
            <text:p>446.701</text:p>
          </table:table-cell>
          <table:table-cell office:value-type="float" office:value="446.799987793">
            <text:p>446.799987793</text:p>
          </table:table-cell>
          <table:table-cell office:value-type="float" office:value="9.8987792969">
            <text:p>9.8987792969</text:p>
          </table:table-cell>
          <table:table-cell office:value-type="string">
            <text:p>2513</text:p>
          </table:table-cell>
          <table:table-cell table:formula="of:=ABS([.H285])" office:value-type="float" office:value="9.898779296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658</text:p>
          </table:table-cell>
          <table:table-cell office:value-type="string">
            <text:p>25135245</text:p>
          </table:table-cell>
          <table:table-cell office:value-type="string">
            <text:p>LFP3</text:p>
          </table:table-cell>
          <table:table-cell office:value-type="float" office:value="609648.081">
            <text:p>609648.081</text:p>
          </table:table-cell>
          <table:table-cell office:value-type="float" office:value="225359.383">
            <text:p>225359.383</text:p>
          </table:table-cell>
          <table:table-cell office:value-type="float" office:value="446.764">
            <text:p>446.764</text:p>
          </table:table-cell>
          <table:table-cell office:value-type="float" office:value="446.75">
            <text:p>446.75</text:p>
          </table:table-cell>
          <table:table-cell office:value-type="float" office:value="-1.4">
            <text:p>-1.4</text:p>
          </table:table-cell>
          <table:table-cell office:value-type="string">
            <text:p>2513</text:p>
          </table:table-cell>
          <table:table-cell table:formula="of:=ABS([.H286])" office:value-type="float" office:value="1.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659</text:p>
          </table:table-cell>
          <table:table-cell office:value-type="string">
            <text:p>25135248</text:p>
          </table:table-cell>
          <table:table-cell office:value-type="string">
            <text:p>LFP3</text:p>
          </table:table-cell>
          <table:table-cell office:value-type="float" office:value="608846.303">
            <text:p>608846.303</text:p>
          </table:table-cell>
          <table:table-cell office:value-type="float" office:value="227234.942">
            <text:p>227234.942</text:p>
          </table:table-cell>
          <table:table-cell office:value-type="float" office:value="463.112">
            <text:p>463.112</text:p>
          </table:table-cell>
          <table:table-cell office:value-type="float" office:value="463.1300048828">
            <text:p>463.1300048828</text:p>
          </table:table-cell>
          <table:table-cell office:value-type="float" office:value="1.8004882812">
            <text:p>1.8004882812</text:p>
          </table:table-cell>
          <table:table-cell office:value-type="string">
            <text:p>2513</text:p>
          </table:table-cell>
          <table:table-cell table:formula="of:=ABS([.H287])" office:value-type="float" office:value="1.800488281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60</text:p>
          </table:table-cell>
          <table:table-cell office:value-type="string">
            <text:p>25135249</text:p>
          </table:table-cell>
          <table:table-cell office:value-type="string">
            <text:p>LFP3</text:p>
          </table:table-cell>
          <table:table-cell office:value-type="float" office:value="608763.098">
            <text:p>608763.098</text:p>
          </table:table-cell>
          <table:table-cell office:value-type="float" office:value="227250.987">
            <text:p>227250.987</text:p>
          </table:table-cell>
          <table:table-cell office:value-type="float" office:value="464.057">
            <text:p>464.057</text:p>
          </table:table-cell>
          <table:table-cell office:value-type="float" office:value="464.1000061035">
            <text:p>464.1000061035</text:p>
          </table:table-cell>
          <table:table-cell office:value-type="float" office:value="4.3006103516">
            <text:p>4.3006103516</text:p>
          </table:table-cell>
          <table:table-cell office:value-type="string">
            <text:p>2513</text:p>
          </table:table-cell>
          <table:table-cell table:formula="of:=ABS([.H288])" office:value-type="float" office:value="4.3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61</text:p>
          </table:table-cell>
          <table:table-cell office:value-type="string">
            <text:p>25135250</text:p>
          </table:table-cell>
          <table:table-cell office:value-type="string">
            <text:p>LFP3</text:p>
          </table:table-cell>
          <table:table-cell office:value-type="float" office:value="608280.532">
            <text:p>608280.532</text:p>
          </table:table-cell>
          <table:table-cell office:value-type="float" office:value="227723.682">
            <text:p>227723.682</text:p>
          </table:table-cell>
          <table:table-cell office:value-type="float" office:value="441.524">
            <text:p>441.524</text:p>
          </table:table-cell>
          <table:table-cell office:value-type="float" office:value="441.450012207">
            <text:p>441.450012207</text:p>
          </table:table-cell>
          <table:table-cell office:value-type="float" office:value="-7.3987792969">
            <text:p>-7.3987792969</text:p>
          </table:table-cell>
          <table:table-cell office:value-type="string">
            <text:p>2513</text:p>
          </table:table-cell>
          <table:table-cell table:formula="of:=ABS([.H289])" office:value-type="float" office:value="7.3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62</text:p>
          </table:table-cell>
          <table:table-cell office:value-type="string">
            <text:p>25135251</text:p>
          </table:table-cell>
          <table:table-cell office:value-type="string">
            <text:p>LFP3</text:p>
          </table:table-cell>
          <table:table-cell office:value-type="float" office:value="608223.054">
            <text:p>608223.054</text:p>
          </table:table-cell>
          <table:table-cell office:value-type="float" office:value="227759.795">
            <text:p>227759.795</text:p>
          </table:table-cell>
          <table:table-cell office:value-type="float" office:value="439.032">
            <text:p>439.032</text:p>
          </table:table-cell>
          <table:table-cell office:value-type="float" office:value="439.0100097656">
            <text:p>439.0100097656</text:p>
          </table:table-cell>
          <table:table-cell office:value-type="float" office:value="-2.1990234375">
            <text:p>-2.1990234375</text:p>
          </table:table-cell>
          <table:table-cell office:value-type="string">
            <text:p>2513</text:p>
          </table:table-cell>
          <table:table-cell table:formula="of:=ABS([.H290])" office:value-type="float" office:value="2.199023437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63</text:p>
          </table:table-cell>
          <table:table-cell office:value-type="string">
            <text:p>25135252</text:p>
          </table:table-cell>
          <table:table-cell office:value-type="string">
            <text:p>LFP3</text:p>
          </table:table-cell>
          <table:table-cell office:value-type="float" office:value="608123.425">
            <text:p>608123.425</text:p>
          </table:table-cell>
          <table:table-cell office:value-type="float" office:value="227844.785">
            <text:p>227844.785</text:p>
          </table:table-cell>
          <table:table-cell office:value-type="float" office:value="438.069">
            <text:p>438.069</text:p>
          </table:table-cell>
          <table:table-cell office:value-type="float" office:value="438.0700073242">
            <text:p>438.0700073242</text:p>
          </table:table-cell>
          <table:table-cell office:value-type="float" office:value="0.1007324219">
            <text:p>0.1007324219</text:p>
          </table:table-cell>
          <table:table-cell office:value-type="string">
            <text:p>2513</text:p>
          </table:table-cell>
          <table:table-cell table:formula="of:=ABS([.H291])" office:value-type="float" office:value="0.100732421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664</text:p>
          </table:table-cell>
          <table:table-cell office:value-type="string">
            <text:p>25135254</text:p>
          </table:table-cell>
          <table:table-cell office:value-type="string">
            <text:p>LFP3</text:p>
          </table:table-cell>
          <table:table-cell office:value-type="float" office:value="608236.562">
            <text:p>608236.562</text:p>
          </table:table-cell>
          <table:table-cell office:value-type="float" office:value="227573.273">
            <text:p>227573.273</text:p>
          </table:table-cell>
          <table:table-cell office:value-type="float" office:value="441.414">
            <text:p>441.414</text:p>
          </table:table-cell>
          <table:table-cell office:value-type="float" office:value="441.3999938965">
            <text:p>441.3999938965</text:p>
          </table:table-cell>
          <table:table-cell office:value-type="float" office:value="-1.4006103516">
            <text:p>-1.4006103516</text:p>
          </table:table-cell>
          <table:table-cell office:value-type="string">
            <text:p>2513</text:p>
          </table:table-cell>
          <table:table-cell table:formula="of:=ABS([.H292])" office:value-type="float" office:value="1.4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665</text:p>
          </table:table-cell>
          <table:table-cell office:value-type="string">
            <text:p>25135255</text:p>
          </table:table-cell>
          <table:table-cell office:value-type="string">
            <text:p>LFP3</text:p>
          </table:table-cell>
          <table:table-cell office:value-type="float" office:value="609338.847">
            <text:p>609338.847</text:p>
          </table:table-cell>
          <table:table-cell office:value-type="float" office:value="225946.819">
            <text:p>225946.819</text:p>
          </table:table-cell>
          <table:table-cell office:value-type="float" office:value="457.284">
            <text:p>457.284</text:p>
          </table:table-cell>
          <table:table-cell office:value-type="float" office:value="457.3599853516">
            <text:p>457.3599853516</text:p>
          </table:table-cell>
          <table:table-cell office:value-type="float" office:value="7.5985351563">
            <text:p>7.5985351563</text:p>
          </table:table-cell>
          <table:table-cell office:value-type="string">
            <text:p>2513</text:p>
          </table:table-cell>
          <table:table-cell table:formula="of:=ABS([.H293])" office:value-type="float" office:value="7.598535156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66</text:p>
          </table:table-cell>
          <table:table-cell office:value-type="string">
            <text:p>25135256</text:p>
          </table:table-cell>
          <table:table-cell office:value-type="string">
            <text:p>LFP3</text:p>
          </table:table-cell>
          <table:table-cell office:value-type="float" office:value="609285.963">
            <text:p>609285.963</text:p>
          </table:table-cell>
          <table:table-cell office:value-type="float" office:value="225871.735">
            <text:p>225871.735</text:p>
          </table:table-cell>
          <table:table-cell office:value-type="float" office:value="455.811">
            <text:p>455.811</text:p>
          </table:table-cell>
          <table:table-cell office:value-type="float" office:value="455.8599853516">
            <text:p>455.8599853516</text:p>
          </table:table-cell>
          <table:table-cell office:value-type="float" office:value="4.8985351563">
            <text:p>4.8985351563</text:p>
          </table:table-cell>
          <table:table-cell office:value-type="string">
            <text:p>2513</text:p>
          </table:table-cell>
          <table:table-cell table:formula="of:=ABS([.H294])" office:value-type="float" office:value="4.898535156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67</text:p>
          </table:table-cell>
          <table:table-cell office:value-type="string">
            <text:p>25135257</text:p>
          </table:table-cell>
          <table:table-cell office:value-type="string">
            <text:p>LFP3</text:p>
          </table:table-cell>
          <table:table-cell office:value-type="float" office:value="609274.56">
            <text:p>609274.56</text:p>
          </table:table-cell>
          <table:table-cell office:value-type="float" office:value="225821.901">
            <text:p>225821.901</text:p>
          </table:table-cell>
          <table:table-cell office:value-type="float" office:value="453.243">
            <text:p>453.243</text:p>
          </table:table-cell>
          <table:table-cell office:value-type="float" office:value="453.2600097656">
            <text:p>453.2600097656</text:p>
          </table:table-cell>
          <table:table-cell office:value-type="float" office:value="1.7009765625">
            <text:p>1.7009765625</text:p>
          </table:table-cell>
          <table:table-cell office:value-type="string">
            <text:p>2513</text:p>
          </table:table-cell>
          <table:table-cell table:formula="of:=ABS([.H295])" office:value-type="float" office:value="1.7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68</text:p>
          </table:table-cell>
          <table:table-cell office:value-type="string">
            <text:p>25135258</text:p>
          </table:table-cell>
          <table:table-cell office:value-type="string">
            <text:p>LFP3</text:p>
          </table:table-cell>
          <table:table-cell office:value-type="float" office:value="609156.901">
            <text:p>609156.901</text:p>
          </table:table-cell>
          <table:table-cell office:value-type="float" office:value="225621.393">
            <text:p>225621.393</text:p>
          </table:table-cell>
          <table:table-cell office:value-type="float" office:value="446.671">
            <text:p>446.671</text:p>
          </table:table-cell>
          <table:table-cell office:value-type="float" office:value="446.6300048828">
            <text:p>446.6300048828</text:p>
          </table:table-cell>
          <table:table-cell office:value-type="float" office:value="-4.0995117187">
            <text:p>-4.0995117187</text:p>
          </table:table-cell>
          <table:table-cell office:value-type="string">
            <text:p>2513</text:p>
          </table:table-cell>
          <table:table-cell table:formula="of:=ABS([.H296])" office:value-type="float" office:value="4.099511718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69</text:p>
          </table:table-cell>
          <table:table-cell office:value-type="string">
            <text:p>25135259</text:p>
          </table:table-cell>
          <table:table-cell office:value-type="string">
            <text:p>LFP3</text:p>
          </table:table-cell>
          <table:table-cell office:value-type="float" office:value="609186.994">
            <text:p>609186.994</text:p>
          </table:table-cell>
          <table:table-cell office:value-type="float" office:value="225687.374">
            <text:p>225687.374</text:p>
          </table:table-cell>
          <table:table-cell office:value-type="float" office:value="445.545">
            <text:p>445.545</text:p>
          </table:table-cell>
          <table:table-cell office:value-type="float" office:value="445.5100097656">
            <text:p>445.5100097656</text:p>
          </table:table-cell>
          <table:table-cell office:value-type="float" office:value="-3.4990234375">
            <text:p>-3.4990234375</text:p>
          </table:table-cell>
          <table:table-cell office:value-type="string">
            <text:p>2513</text:p>
          </table:table-cell>
          <table:table-cell table:formula="of:=ABS([.H297])" office:value-type="float" office:value="3.4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70</text:p>
          </table:table-cell>
          <table:table-cell office:value-type="string">
            <text:p>25135260</text:p>
          </table:table-cell>
          <table:table-cell office:value-type="string">
            <text:p>LFP3</text:p>
          </table:table-cell>
          <table:table-cell office:value-type="float" office:value="609251.783">
            <text:p>609251.783</text:p>
          </table:table-cell>
          <table:table-cell office:value-type="float" office:value="225729.862">
            <text:p>225729.862</text:p>
          </table:table-cell>
          <table:table-cell office:value-type="float" office:value="445.877">
            <text:p>445.877</text:p>
          </table:table-cell>
          <table:table-cell office:value-type="float" office:value="445.8399963379">
            <text:p>445.8399963379</text:p>
          </table:table-cell>
          <table:table-cell office:value-type="float" office:value="-3.7003662109">
            <text:p>-3.7003662109</text:p>
          </table:table-cell>
          <table:table-cell office:value-type="string">
            <text:p>2513</text:p>
          </table:table-cell>
          <table:table-cell table:formula="of:=ABS([.H298])" office:value-type="float" office:value="3.700366210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71</text:p>
          </table:table-cell>
          <table:table-cell office:value-type="string">
            <text:p>25135261</text:p>
          </table:table-cell>
          <table:table-cell office:value-type="string">
            <text:p>LFP3</text:p>
          </table:table-cell>
          <table:table-cell office:value-type="float" office:value="609317.427">
            <text:p>609317.427</text:p>
          </table:table-cell>
          <table:table-cell office:value-type="float" office:value="225711.568">
            <text:p>225711.568</text:p>
          </table:table-cell>
          <table:table-cell office:value-type="float" office:value="445.894">
            <text:p>445.894</text:p>
          </table:table-cell>
          <table:table-cell office:value-type="float" office:value="445.7799987793">
            <text:p>445.7799987793</text:p>
          </table:table-cell>
          <table:table-cell office:value-type="float" office:value="-11.4001220703">
            <text:p>-11.4001220703</text:p>
          </table:table-cell>
          <table:table-cell office:value-type="string">
            <text:p>2513</text:p>
          </table:table-cell>
          <table:table-cell table:formula="of:=ABS([.H299])" office:value-type="float" office:value="11.400122070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672</text:p>
          </table:table-cell>
          <table:table-cell office:value-type="string">
            <text:p>25135262</text:p>
          </table:table-cell>
          <table:table-cell office:value-type="string">
            <text:p>LFP3</text:p>
          </table:table-cell>
          <table:table-cell office:value-type="float" office:value="609359.357">
            <text:p>609359.357</text:p>
          </table:table-cell>
          <table:table-cell office:value-type="float" office:value="225685.422">
            <text:p>225685.422</text:p>
          </table:table-cell>
          <table:table-cell office:value-type="float" office:value="445.86">
            <text:p>445.86</text:p>
          </table:table-cell>
          <table:table-cell office:value-type="float" office:value="445.8399963379">
            <text:p>445.8399963379</text:p>
          </table:table-cell>
          <table:table-cell office:value-type="float" office:value="-2.0003662109">
            <text:p>-2.0003662109</text:p>
          </table:table-cell>
          <table:table-cell office:value-type="string">
            <text:p>2513</text:p>
          </table:table-cell>
          <table:table-cell table:formula="of:=ABS([.H300])" office:value-type="float" office:value="2.0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73</text:p>
          </table:table-cell>
          <table:table-cell office:value-type="string">
            <text:p>25135264</text:p>
          </table:table-cell>
          <table:table-cell office:value-type="string">
            <text:p>LFP3</text:p>
          </table:table-cell>
          <table:table-cell office:value-type="float" office:value="609267.569">
            <text:p>609267.569</text:p>
          </table:table-cell>
          <table:table-cell office:value-type="float" office:value="225611.951">
            <text:p>225611.951</text:p>
          </table:table-cell>
          <table:table-cell office:value-type="float" office:value="446.221">
            <text:p>446.221</text:p>
          </table:table-cell>
          <table:table-cell office:value-type="float" office:value="446.1499938965">
            <text:p>446.1499938965</text:p>
          </table:table-cell>
          <table:table-cell office:value-type="float" office:value="-7.1006103516">
            <text:p>-7.1006103516</text:p>
          </table:table-cell>
          <table:table-cell office:value-type="string">
            <text:p>2513</text:p>
          </table:table-cell>
          <table:table-cell table:formula="of:=ABS([.H301])" office:value-type="float" office:value="7.1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74</text:p>
          </table:table-cell>
          <table:table-cell office:value-type="string">
            <text:p>25135265</text:p>
          </table:table-cell>
          <table:table-cell office:value-type="string">
            <text:p>LFP3</text:p>
          </table:table-cell>
          <table:table-cell office:value-type="float" office:value="609224.209">
            <text:p>609224.209</text:p>
          </table:table-cell>
          <table:table-cell office:value-type="float" office:value="225606.675">
            <text:p>225606.675</text:p>
          </table:table-cell>
          <table:table-cell office:value-type="float" office:value="446.378">
            <text:p>446.378</text:p>
          </table:table-cell>
          <table:table-cell office:value-type="float" office:value="446.299987793">
            <text:p>446.299987793</text:p>
          </table:table-cell>
          <table:table-cell office:value-type="float" office:value="-7.8012207031">
            <text:p>-7.8012207031</text:p>
          </table:table-cell>
          <table:table-cell office:value-type="string">
            <text:p>2513</text:p>
          </table:table-cell>
          <table:table-cell table:formula="of:=ABS([.H302])" office:value-type="float" office:value="7.80122070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75</text:p>
          </table:table-cell>
          <table:table-cell office:value-type="string">
            <text:p>25135266</text:p>
          </table:table-cell>
          <table:table-cell office:value-type="string">
            <text:p>LFP3</text:p>
          </table:table-cell>
          <table:table-cell office:value-type="float" office:value="609192.281">
            <text:p>609192.281</text:p>
          </table:table-cell>
          <table:table-cell office:value-type="float" office:value="225612.068">
            <text:p>225612.068</text:p>
          </table:table-cell>
          <table:table-cell office:value-type="float" office:value="446.509">
            <text:p>446.509</text:p>
          </table:table-cell>
          <table:table-cell office:value-type="float" office:value="446.4700012207">
            <text:p>446.4700012207</text:p>
          </table:table-cell>
          <table:table-cell office:value-type="float" office:value="-3.8998779297">
            <text:p>-3.8998779297</text:p>
          </table:table-cell>
          <table:table-cell office:value-type="string">
            <text:p>2513</text:p>
          </table:table-cell>
          <table:table-cell table:formula="of:=ABS([.H303])" office:value-type="float" office:value="3.8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76</text:p>
          </table:table-cell>
          <table:table-cell office:value-type="string">
            <text:p>25135268</text:p>
          </table:table-cell>
          <table:table-cell office:value-type="string">
            <text:p>LFP3</text:p>
          </table:table-cell>
          <table:table-cell office:value-type="float" office:value="609331.825">
            <text:p>609331.825</text:p>
          </table:table-cell>
          <table:table-cell office:value-type="float" office:value="225563.641">
            <text:p>225563.641</text:p>
          </table:table-cell>
          <table:table-cell office:value-type="float" office:value="446.03">
            <text:p>446.03</text:p>
          </table:table-cell>
          <table:table-cell office:value-type="float" office:value="446.1099853516">
            <text:p>446.1099853516</text:p>
          </table:table-cell>
          <table:table-cell office:value-type="float" office:value="7.9985351563">
            <text:p>7.9985351563</text:p>
          </table:table-cell>
          <table:table-cell office:value-type="string">
            <text:p>2513</text:p>
          </table:table-cell>
          <table:table-cell table:formula="of:=ABS([.H304])" office:value-type="float" office:value="7.998535156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77</text:p>
          </table:table-cell>
          <table:table-cell office:value-type="string">
            <text:p>25135278</text:p>
          </table:table-cell>
          <table:table-cell office:value-type="string">
            <text:p>LFP3</text:p>
          </table:table-cell>
          <table:table-cell office:value-type="float" office:value="609489.243">
            <text:p>609489.243</text:p>
          </table:table-cell>
          <table:table-cell office:value-type="float" office:value="225582.332">
            <text:p>225582.332</text:p>
          </table:table-cell>
          <table:table-cell office:value-type="float" office:value="448.508">
            <text:p>448.508</text:p>
          </table:table-cell>
          <table:table-cell office:value-type="float" office:value="448.6199951172">
            <text:p>448.6199951172</text:p>
          </table:table-cell>
          <table:table-cell office:value-type="float" office:value="11.1995117188">
            <text:p>11.1995117188</text:p>
          </table:table-cell>
          <table:table-cell office:value-type="string">
            <text:p>2513</text:p>
          </table:table-cell>
          <table:table-cell table:formula="of:=ABS([.H305])" office:value-type="float" office:value="11.199511718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678</text:p>
          </table:table-cell>
          <table:table-cell office:value-type="string">
            <text:p>25135280</text:p>
          </table:table-cell>
          <table:table-cell office:value-type="string">
            <text:p>LFP3</text:p>
          </table:table-cell>
          <table:table-cell office:value-type="float" office:value="609141.037">
            <text:p>609141.037</text:p>
          </table:table-cell>
          <table:table-cell office:value-type="float" office:value="227415.61">
            <text:p>227415.61</text:p>
          </table:table-cell>
          <table:table-cell office:value-type="float" office:value="467.866">
            <text:p>467.866</text:p>
          </table:table-cell>
          <table:table-cell office:value-type="float" office:value="467.950012207">
            <text:p>467.950012207</text:p>
          </table:table-cell>
          <table:table-cell office:value-type="float" office:value="8.4012207031">
            <text:p>8.4012207031</text:p>
          </table:table-cell>
          <table:table-cell office:value-type="string">
            <text:p>2513</text:p>
          </table:table-cell>
          <table:table-cell table:formula="of:=ABS([.H306])" office:value-type="float" office:value="8.40122070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79</text:p>
          </table:table-cell>
          <table:table-cell office:value-type="string">
            <text:p>25135281</text:p>
          </table:table-cell>
          <table:table-cell office:value-type="string">
            <text:p>LFP3</text:p>
          </table:table-cell>
          <table:table-cell office:value-type="float" office:value="609512.525">
            <text:p>609512.525</text:p>
          </table:table-cell>
          <table:table-cell office:value-type="float" office:value="226275.241">
            <text:p>226275.241</text:p>
          </table:table-cell>
          <table:table-cell office:value-type="float" office:value="448.516">
            <text:p>448.516</text:p>
          </table:table-cell>
          <table:table-cell office:value-type="float" office:value="448.6000061035">
            <text:p>448.6000061035</text:p>
          </table:table-cell>
          <table:table-cell office:value-type="float" office:value="8.4006103516">
            <text:p>8.4006103516</text:p>
          </table:table-cell>
          <table:table-cell office:value-type="string">
            <text:p>2513</text:p>
          </table:table-cell>
          <table:table-cell table:formula="of:=ABS([.H307])" office:value-type="float" office:value="8.400610351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80</text:p>
          </table:table-cell>
          <table:table-cell office:value-type="string">
            <text:p>25135283</text:p>
          </table:table-cell>
          <table:table-cell office:value-type="string">
            <text:p>LFP3</text:p>
          </table:table-cell>
          <table:table-cell office:value-type="float" office:value="607707.673">
            <text:p>607707.673</text:p>
          </table:table-cell>
          <table:table-cell office:value-type="float" office:value="225263.885">
            <text:p>225263.885</text:p>
          </table:table-cell>
          <table:table-cell office:value-type="float" office:value="480.588">
            <text:p>480.588</text:p>
          </table:table-cell>
          <table:table-cell office:value-type="float" office:value="480.549987793">
            <text:p>480.549987793</text:p>
          </table:table-cell>
          <table:table-cell office:value-type="float" office:value="-3.8012207031">
            <text:p>-3.8012207031</text:p>
          </table:table-cell>
          <table:table-cell office:value-type="string">
            <text:p>2513</text:p>
          </table:table-cell>
          <table:table-cell table:formula="of:=ABS([.H308])" office:value-type="float" office:value="3.8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81</text:p>
          </table:table-cell>
          <table:table-cell office:value-type="string">
            <text:p>25135284</text:p>
          </table:table-cell>
          <table:table-cell office:value-type="string">
            <text:p>LFP3</text:p>
          </table:table-cell>
          <table:table-cell office:value-type="float" office:value="607865.025">
            <text:p>607865.025</text:p>
          </table:table-cell>
          <table:table-cell office:value-type="float" office:value="224951.945">
            <text:p>224951.945</text:p>
          </table:table-cell>
          <table:table-cell office:value-type="float" office:value="470.448">
            <text:p>470.448</text:p>
          </table:table-cell>
          <table:table-cell office:value-type="float" office:value="470.450012207">
            <text:p>470.450012207</text:p>
          </table:table-cell>
          <table:table-cell office:value-type="float" office:value="0.2012207031">
            <text:p>0.2012207031</text:p>
          </table:table-cell>
          <table:table-cell office:value-type="string">
            <text:p>2513</text:p>
          </table:table-cell>
          <table:table-cell table:formula="of:=ABS([.H309])" office:value-type="float" office:value="0.2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682</text:p>
          </table:table-cell>
          <table:table-cell office:value-type="string">
            <text:p>25135285</text:p>
          </table:table-cell>
          <table:table-cell office:value-type="string">
            <text:p>LFP3</text:p>
          </table:table-cell>
          <table:table-cell office:value-type="float" office:value="607982.984">
            <text:p>607982.984</text:p>
          </table:table-cell>
          <table:table-cell office:value-type="float" office:value="225021.88">
            <text:p>225021.88</text:p>
          </table:table-cell>
          <table:table-cell office:value-type="float" office:value="469.627">
            <text:p>469.627</text:p>
          </table:table-cell>
          <table:table-cell office:value-type="float" office:value="469.6099853516">
            <text:p>469.6099853516</text:p>
          </table:table-cell>
          <table:table-cell office:value-type="float" office:value="-1.7014648438">
            <text:p>-1.7014648438</text:p>
          </table:table-cell>
          <table:table-cell office:value-type="string">
            <text:p>2513</text:p>
          </table:table-cell>
          <table:table-cell table:formula="of:=ABS([.H310])" office:value-type="float" office:value="1.701464843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83</text:p>
          </table:table-cell>
          <table:table-cell office:value-type="string">
            <text:p>25135286</text:p>
          </table:table-cell>
          <table:table-cell office:value-type="string">
            <text:p>LFP3</text:p>
          </table:table-cell>
          <table:table-cell office:value-type="float" office:value="608161.636">
            <text:p>608161.636</text:p>
          </table:table-cell>
          <table:table-cell office:value-type="float" office:value="225127.017">
            <text:p>225127.017</text:p>
          </table:table-cell>
          <table:table-cell office:value-type="float" office:value="466.283">
            <text:p>466.283</text:p>
          </table:table-cell>
          <table:table-cell office:value-type="float" office:value="466.2799987793">
            <text:p>466.2799987793</text:p>
          </table:table-cell>
          <table:table-cell office:value-type="float" office:value="-0.3001220703">
            <text:p>-0.3001220703</text:p>
          </table:table-cell>
          <table:table-cell office:value-type="string">
            <text:p>2513</text:p>
          </table:table-cell>
          <table:table-cell table:formula="of:=ABS([.H311])" office:value-type="float" office:value="0.300122070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684</text:p>
          </table:table-cell>
          <table:table-cell office:value-type="string">
            <text:p>25135287</text:p>
          </table:table-cell>
          <table:table-cell office:value-type="string">
            <text:p>LFP3</text:p>
          </table:table-cell>
          <table:table-cell office:value-type="float" office:value="607951.648">
            <text:p>607951.648</text:p>
          </table:table-cell>
          <table:table-cell office:value-type="float" office:value="224900.81">
            <text:p>224900.81</text:p>
          </table:table-cell>
          <table:table-cell office:value-type="float" office:value="466.92">
            <text:p>466.92</text:p>
          </table:table-cell>
          <table:table-cell office:value-type="float" office:value="466.9599914551">
            <text:p>466.9599914551</text:p>
          </table:table-cell>
          <table:table-cell office:value-type="float" office:value="3.9991455078">
            <text:p>3.9991455078</text:p>
          </table:table-cell>
          <table:table-cell office:value-type="string">
            <text:p>2513</text:p>
          </table:table-cell>
          <table:table-cell table:formula="of:=ABS([.H312])" office:value-type="float" office:value="3.9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85</text:p>
          </table:table-cell>
          <table:table-cell office:value-type="string">
            <text:p>25135288</text:p>
          </table:table-cell>
          <table:table-cell office:value-type="string">
            <text:p>LFP3</text:p>
          </table:table-cell>
          <table:table-cell office:value-type="float" office:value="607878.191">
            <text:p>607878.191</text:p>
          </table:table-cell>
          <table:table-cell office:value-type="float" office:value="224470.983">
            <text:p>224470.983</text:p>
          </table:table-cell>
          <table:table-cell office:value-type="float" office:value="464.863">
            <text:p>464.863</text:p>
          </table:table-cell>
          <table:table-cell office:value-type="float" office:value="464.8800048828">
            <text:p>464.8800048828</text:p>
          </table:table-cell>
          <table:table-cell office:value-type="float" office:value="1.7004882813">
            <text:p>1.7004882813</text:p>
          </table:table-cell>
          <table:table-cell office:value-type="string">
            <text:p>2513</text:p>
          </table:table-cell>
          <table:table-cell table:formula="of:=ABS([.H313])" office:value-type="float" office:value="1.700488281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86</text:p>
          </table:table-cell>
          <table:table-cell office:value-type="string">
            <text:p>25135289</text:p>
          </table:table-cell>
          <table:table-cell office:value-type="string">
            <text:p>LFP3</text:p>
          </table:table-cell>
          <table:table-cell office:value-type="float" office:value="608076.357">
            <text:p>608076.357</text:p>
          </table:table-cell>
          <table:table-cell office:value-type="float" office:value="224693.992">
            <text:p>224693.992</text:p>
          </table:table-cell>
          <table:table-cell office:value-type="float" office:value="465.236">
            <text:p>465.236</text:p>
          </table:table-cell>
          <table:table-cell office:value-type="float" office:value="465.2900085449">
            <text:p>465.2900085449</text:p>
          </table:table-cell>
          <table:table-cell office:value-type="float" office:value="5.4008544922">
            <text:p>5.4008544922</text:p>
          </table:table-cell>
          <table:table-cell office:value-type="string">
            <text:p>2513</text:p>
          </table:table-cell>
          <table:table-cell table:formula="of:=ABS([.H314])" office:value-type="float" office:value="5.400854492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87</text:p>
          </table:table-cell>
          <table:table-cell office:value-type="string">
            <text:p>25135290</text:p>
          </table:table-cell>
          <table:table-cell office:value-type="string">
            <text:p>LFP3</text:p>
          </table:table-cell>
          <table:table-cell office:value-type="float" office:value="608348.499">
            <text:p>608348.499</text:p>
          </table:table-cell>
          <table:table-cell office:value-type="float" office:value="224939.148">
            <text:p>224939.148</text:p>
          </table:table-cell>
          <table:table-cell office:value-type="float" office:value="456.027">
            <text:p>456.027</text:p>
          </table:table-cell>
          <table:table-cell office:value-type="float" office:value="456.1499938965">
            <text:p>456.1499938965</text:p>
          </table:table-cell>
          <table:table-cell office:value-type="float" office:value="12.2993896484">
            <text:p>12.2993896484</text:p>
          </table:table-cell>
          <table:table-cell office:value-type="string">
            <text:p>2513</text:p>
          </table:table-cell>
          <table:table-cell table:formula="of:=ABS([.H315])" office:value-type="float" office:value="12.2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688</text:p>
          </table:table-cell>
          <table:table-cell office:value-type="string">
            <text:p>25135291</text:p>
          </table:table-cell>
          <table:table-cell office:value-type="string">
            <text:p>LFP3</text:p>
          </table:table-cell>
          <table:table-cell office:value-type="float" office:value="607968.559">
            <text:p>607968.559</text:p>
          </table:table-cell>
          <table:table-cell office:value-type="float" office:value="224287.084">
            <text:p>224287.084</text:p>
          </table:table-cell>
          <table:table-cell office:value-type="float" office:value="462.732">
            <text:p>462.732</text:p>
          </table:table-cell>
          <table:table-cell office:value-type="float" office:value="462.7099914551">
            <text:p>462.7099914551</text:p>
          </table:table-cell>
          <table:table-cell office:value-type="float" office:value="-2.2008544922">
            <text:p>-2.2008544922</text:p>
          </table:table-cell>
          <table:table-cell office:value-type="string">
            <text:p>2513</text:p>
          </table:table-cell>
          <table:table-cell table:formula="of:=ABS([.H316])" office:value-type="float" office:value="2.2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89</text:p>
          </table:table-cell>
          <table:table-cell office:value-type="string">
            <text:p>25135292</text:p>
          </table:table-cell>
          <table:table-cell office:value-type="string">
            <text:p>LFP3</text:p>
          </table:table-cell>
          <table:table-cell office:value-type="float" office:value="608223.679">
            <text:p>608223.679</text:p>
          </table:table-cell>
          <table:table-cell office:value-type="float" office:value="224500.068">
            <text:p>224500.068</text:p>
          </table:table-cell>
          <table:table-cell office:value-type="float" office:value="457.836">
            <text:p>457.836</text:p>
          </table:table-cell>
          <table:table-cell office:value-type="float" office:value="457.9400024414">
            <text:p>457.9400024414</text:p>
          </table:table-cell>
          <table:table-cell office:value-type="float" office:value="10.4002441406">
            <text:p>10.4002441406</text:p>
          </table:table-cell>
          <table:table-cell office:value-type="string">
            <text:p>2513</text:p>
          </table:table-cell>
          <table:table-cell table:formula="of:=ABS([.H317])" office:value-type="float" office:value="10.400244140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690</text:p>
          </table:table-cell>
          <table:table-cell office:value-type="string">
            <text:p>25135293</text:p>
          </table:table-cell>
          <table:table-cell office:value-type="string">
            <text:p>LFP3</text:p>
          </table:table-cell>
          <table:table-cell office:value-type="float" office:value="608453.276">
            <text:p>608453.276</text:p>
          </table:table-cell>
          <table:table-cell office:value-type="float" office:value="224692.522">
            <text:p>224692.522</text:p>
          </table:table-cell>
          <table:table-cell office:value-type="float" office:value="460.376">
            <text:p>460.376</text:p>
          </table:table-cell>
          <table:table-cell office:value-type="float" office:value="460.3999938965">
            <text:p>460.3999938965</text:p>
          </table:table-cell>
          <table:table-cell office:value-type="float" office:value="2.3993896484">
            <text:p>2.3993896484</text:p>
          </table:table-cell>
          <table:table-cell office:value-type="string">
            <text:p>2513</text:p>
          </table:table-cell>
          <table:table-cell table:formula="of:=ABS([.H318])" office:value-type="float" office:value="2.399389648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691</text:p>
          </table:table-cell>
          <table:table-cell office:value-type="string">
            <text:p>25135294</text:p>
          </table:table-cell>
          <table:table-cell office:value-type="string">
            <text:p>LFP3</text:p>
          </table:table-cell>
          <table:table-cell office:value-type="float" office:value="608521.903">
            <text:p>608521.903</text:p>
          </table:table-cell>
          <table:table-cell office:value-type="float" office:value="224811.302">
            <text:p>224811.302</text:p>
          </table:table-cell>
          <table:table-cell office:value-type="float" office:value="457.081">
            <text:p>457.081</text:p>
          </table:table-cell>
          <table:table-cell office:value-type="float" office:value="457.1499938965">
            <text:p>457.1499938965</text:p>
          </table:table-cell>
          <table:table-cell office:value-type="float" office:value="6.8993896484">
            <text:p>6.8993896484</text:p>
          </table:table-cell>
          <table:table-cell office:value-type="string">
            <text:p>2513</text:p>
          </table:table-cell>
          <table:table-cell table:formula="of:=ABS([.H319])" office:value-type="float" office:value="6.8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692</text:p>
          </table:table-cell>
          <table:table-cell office:value-type="string">
            <text:p>25135295</text:p>
          </table:table-cell>
          <table:table-cell office:value-type="string">
            <text:p>LFP3</text:p>
          </table:table-cell>
          <table:table-cell office:value-type="float" office:value="608554.656">
            <text:p>608554.656</text:p>
          </table:table-cell>
          <table:table-cell office:value-type="float" office:value="224868.908">
            <text:p>224868.908</text:p>
          </table:table-cell>
          <table:table-cell office:value-type="float" office:value="455.127">
            <text:p>455.127</text:p>
          </table:table-cell>
          <table:table-cell office:value-type="float" office:value="455.1700134277">
            <text:p>455.1700134277</text:p>
          </table:table-cell>
          <table:table-cell office:value-type="float" office:value="4.3013427734">
            <text:p>4.3013427734</text:p>
          </table:table-cell>
          <table:table-cell office:value-type="string">
            <text:p>2513</text:p>
          </table:table-cell>
          <table:table-cell table:formula="of:=ABS([.H320])" office:value-type="float" office:value="4.3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693</text:p>
          </table:table-cell>
          <table:table-cell office:value-type="string">
            <text:p>25135297</text:p>
          </table:table-cell>
          <table:table-cell office:value-type="string">
            <text:p>LFP3</text:p>
          </table:table-cell>
          <table:table-cell office:value-type="float" office:value="608651.28">
            <text:p>608651.28</text:p>
          </table:table-cell>
          <table:table-cell office:value-type="float" office:value="224974.903">
            <text:p>224974.903</text:p>
          </table:table-cell>
          <table:table-cell office:value-type="float" office:value="453.326">
            <text:p>453.326</text:p>
          </table:table-cell>
          <table:table-cell office:value-type="float" office:value="453.450012207">
            <text:p>453.450012207</text:p>
          </table:table-cell>
          <table:table-cell office:value-type="float" office:value="12.4012207031">
            <text:p>12.4012207031</text:p>
          </table:table-cell>
          <table:table-cell office:value-type="string">
            <text:p>2513</text:p>
          </table:table-cell>
          <table:table-cell table:formula="of:=ABS([.H321])" office:value-type="float" office:value="12.4012207031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694</text:p>
          </table:table-cell>
          <table:table-cell office:value-type="string">
            <text:p>25135298</text:p>
          </table:table-cell>
          <table:table-cell office:value-type="string">
            <text:p>LFP3</text:p>
          </table:table-cell>
          <table:table-cell office:value-type="float" office:value="608715.591">
            <text:p>608715.591</text:p>
          </table:table-cell>
          <table:table-cell office:value-type="float" office:value="225048.98">
            <text:p>225048.98</text:p>
          </table:table-cell>
          <table:table-cell office:value-type="float" office:value="452.469">
            <text:p>452.469</text:p>
          </table:table-cell>
          <table:table-cell office:value-type="float" office:value="452.549987793">
            <text:p>452.549987793</text:p>
          </table:table-cell>
          <table:table-cell office:value-type="float" office:value="8.0987792969">
            <text:p>8.0987792969</text:p>
          </table:table-cell>
          <table:table-cell office:value-type="string">
            <text:p>2513</text:p>
          </table:table-cell>
          <table:table-cell table:formula="of:=ABS([.H322])" office:value-type="float" office:value="8.0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695</text:p>
          </table:table-cell>
          <table:table-cell office:value-type="string">
            <text:p>25135300</text:p>
          </table:table-cell>
          <table:table-cell office:value-type="string">
            <text:p>LFP3</text:p>
          </table:table-cell>
          <table:table-cell office:value-type="float" office:value="608590.116">
            <text:p>608590.116</text:p>
          </table:table-cell>
          <table:table-cell office:value-type="float" office:value="225122.568">
            <text:p>225122.568</text:p>
          </table:table-cell>
          <table:table-cell office:value-type="float" office:value="453.835">
            <text:p>453.835</text:p>
          </table:table-cell>
          <table:table-cell office:value-type="float" office:value="453.8699951172">
            <text:p>453.8699951172</text:p>
          </table:table-cell>
          <table:table-cell office:value-type="float" office:value="3.4995117188">
            <text:p>3.4995117188</text:p>
          </table:table-cell>
          <table:table-cell office:value-type="string">
            <text:p>2513</text:p>
          </table:table-cell>
          <table:table-cell table:formula="of:=ABS([.H323])" office:value-type="float" office:value="3.4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96</text:p>
          </table:table-cell>
          <table:table-cell office:value-type="string">
            <text:p>25135301</text:p>
          </table:table-cell>
          <table:table-cell office:value-type="string">
            <text:p>LFP3</text:p>
          </table:table-cell>
          <table:table-cell office:value-type="float" office:value="608536.076">
            <text:p>608536.076</text:p>
          </table:table-cell>
          <table:table-cell office:value-type="float" office:value="225156.024">
            <text:p>225156.024</text:p>
          </table:table-cell>
          <table:table-cell office:value-type="float" office:value="454.249">
            <text:p>454.249</text:p>
          </table:table-cell>
          <table:table-cell office:value-type="float" office:value="454.299987793">
            <text:p>454.299987793</text:p>
          </table:table-cell>
          <table:table-cell office:value-type="float" office:value="5.0987792969">
            <text:p>5.0987792969</text:p>
          </table:table-cell>
          <table:table-cell office:value-type="string">
            <text:p>2513</text:p>
          </table:table-cell>
          <table:table-cell table:formula="of:=ABS([.H324])" office:value-type="float" office:value="5.098779296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697</text:p>
          </table:table-cell>
          <table:table-cell office:value-type="string">
            <text:p>25135302</text:p>
          </table:table-cell>
          <table:table-cell office:value-type="string">
            <text:p>LFP3</text:p>
          </table:table-cell>
          <table:table-cell office:value-type="float" office:value="608482.24">
            <text:p>608482.24</text:p>
          </table:table-cell>
          <table:table-cell office:value-type="float" office:value="225189.798">
            <text:p>225189.798</text:p>
          </table:table-cell>
          <table:table-cell office:value-type="float" office:value="454.748">
            <text:p>454.748</text:p>
          </table:table-cell>
          <table:table-cell office:value-type="float" office:value="454.7799987793">
            <text:p>454.7799987793</text:p>
          </table:table-cell>
          <table:table-cell office:value-type="float" office:value="3.1998779297">
            <text:p>3.1998779297</text:p>
          </table:table-cell>
          <table:table-cell office:value-type="string">
            <text:p>2513</text:p>
          </table:table-cell>
          <table:table-cell table:formula="of:=ABS([.H325])" office:value-type="float" office:value="3.199877929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698</text:p>
          </table:table-cell>
          <table:table-cell office:value-type="string">
            <text:p>25135303</text:p>
          </table:table-cell>
          <table:table-cell office:value-type="string">
            <text:p>LFP3</text:p>
          </table:table-cell>
          <table:table-cell office:value-type="float" office:value="608106.115">
            <text:p>608106.115</text:p>
          </table:table-cell>
          <table:table-cell office:value-type="float" office:value="224117.3">
            <text:p>224117.3</text:p>
          </table:table-cell>
          <table:table-cell office:value-type="float" office:value="458.124">
            <text:p>458.124</text:p>
          </table:table-cell>
          <table:table-cell office:value-type="float" office:value="458.0599975586">
            <text:p>458.0599975586</text:p>
          </table:table-cell>
          <table:table-cell office:value-type="float" office:value="-6.4002441406">
            <text:p>-6.4002441406</text:p>
          </table:table-cell>
          <table:table-cell office:value-type="string">
            <text:p>2513</text:p>
          </table:table-cell>
          <table:table-cell table:formula="of:=ABS([.H326])" office:value-type="float" office:value="6.4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699</text:p>
          </table:table-cell>
          <table:table-cell office:value-type="string">
            <text:p>25135304</text:p>
          </table:table-cell>
          <table:table-cell office:value-type="string">
            <text:p>LFP3</text:p>
          </table:table-cell>
          <table:table-cell office:value-type="float" office:value="608585.645">
            <text:p>608585.645</text:p>
          </table:table-cell>
          <table:table-cell office:value-type="float" office:value="224230.578">
            <text:p>224230.578</text:p>
          </table:table-cell>
          <table:table-cell office:value-type="float" office:value="478.691">
            <text:p>478.691</text:p>
          </table:table-cell>
          <table:table-cell office:value-type="float" office:value="478.6799926758">
            <text:p>478.6799926758</text:p>
          </table:table-cell>
          <table:table-cell office:value-type="float" office:value="-1.1007324219">
            <text:p>-1.1007324219</text:p>
          </table:table-cell>
          <table:table-cell office:value-type="string">
            <text:p>2513</text:p>
          </table:table-cell>
          <table:table-cell table:formula="of:=ABS([.H327])" office:value-type="float" office:value="1.1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00</text:p>
          </table:table-cell>
          <table:table-cell office:value-type="string">
            <text:p>25135305</text:p>
          </table:table-cell>
          <table:table-cell office:value-type="string">
            <text:p>LFP3</text:p>
          </table:table-cell>
          <table:table-cell office:value-type="float" office:value="608548.776">
            <text:p>608548.776</text:p>
          </table:table-cell>
          <table:table-cell office:value-type="float" office:value="224477.593">
            <text:p>224477.593</text:p>
          </table:table-cell>
          <table:table-cell office:value-type="float" office:value="457.867">
            <text:p>457.867</text:p>
          </table:table-cell>
          <table:table-cell office:value-type="float" office:value="457.8800048828">
            <text:p>457.8800048828</text:p>
          </table:table-cell>
          <table:table-cell office:value-type="float" office:value="1.3004882812">
            <text:p>1.3004882812</text:p>
          </table:table-cell>
          <table:table-cell office:value-type="string">
            <text:p>2513</text:p>
          </table:table-cell>
          <table:table-cell table:formula="of:=ABS([.H328])" office:value-type="float" office:value="1.3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01</text:p>
          </table:table-cell>
          <table:table-cell office:value-type="string">
            <text:p>25135306</text:p>
          </table:table-cell>
          <table:table-cell office:value-type="string">
            <text:p>LFP3</text:p>
          </table:table-cell>
          <table:table-cell office:value-type="float" office:value="608618.657">
            <text:p>608618.657</text:p>
          </table:table-cell>
          <table:table-cell office:value-type="float" office:value="224568.905">
            <text:p>224568.905</text:p>
          </table:table-cell>
          <table:table-cell office:value-type="float" office:value="457.676">
            <text:p>457.676</text:p>
          </table:table-cell>
          <table:table-cell office:value-type="float" office:value="457.7099914551">
            <text:p>457.7099914551</text:p>
          </table:table-cell>
          <table:table-cell office:value-type="float" office:value="3.3991455078">
            <text:p>3.3991455078</text:p>
          </table:table-cell>
          <table:table-cell office:value-type="string">
            <text:p>2513</text:p>
          </table:table-cell>
          <table:table-cell table:formula="of:=ABS([.H329])" office:value-type="float" office:value="3.3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02</text:p>
          </table:table-cell>
          <table:table-cell office:value-type="string">
            <text:p>25135307</text:p>
          </table:table-cell>
          <table:table-cell office:value-type="string">
            <text:p>LFP3</text:p>
          </table:table-cell>
          <table:table-cell office:value-type="float" office:value="608784.556">
            <text:p>608784.556</text:p>
          </table:table-cell>
          <table:table-cell office:value-type="float" office:value="224708.28">
            <text:p>224708.28</text:p>
          </table:table-cell>
          <table:table-cell office:value-type="float" office:value="456.957">
            <text:p>456.957</text:p>
          </table:table-cell>
          <table:table-cell office:value-type="float" office:value="456.9800109863">
            <text:p>456.9800109863</text:p>
          </table:table-cell>
          <table:table-cell office:value-type="float" office:value="2.3010986328">
            <text:p>2.3010986328</text:p>
          </table:table-cell>
          <table:table-cell office:value-type="string">
            <text:p>2513</text:p>
          </table:table-cell>
          <table:table-cell table:formula="of:=ABS([.H330])" office:value-type="float" office:value="2.3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03</text:p>
          </table:table-cell>
          <table:table-cell office:value-type="string">
            <text:p>25135308</text:p>
          </table:table-cell>
          <table:table-cell office:value-type="string">
            <text:p>LFP3</text:p>
          </table:table-cell>
          <table:table-cell office:value-type="float" office:value="608733.888">
            <text:p>608733.888</text:p>
          </table:table-cell>
          <table:table-cell office:value-type="float" office:value="224749.478">
            <text:p>224749.478</text:p>
          </table:table-cell>
          <table:table-cell office:value-type="float" office:value="454.868">
            <text:p>454.868</text:p>
          </table:table-cell>
          <table:table-cell office:value-type="float" office:value="454.9700012207">
            <text:p>454.9700012207</text:p>
          </table:table-cell>
          <table:table-cell office:value-type="float" office:value="10.2001220703">
            <text:p>10.2001220703</text:p>
          </table:table-cell>
          <table:table-cell office:value-type="string">
            <text:p>2513</text:p>
          </table:table-cell>
          <table:table-cell table:formula="of:=ABS([.H331])" office:value-type="float" office:value="10.2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704</text:p>
          </table:table-cell>
          <table:table-cell office:value-type="string">
            <text:p>25135309</text:p>
          </table:table-cell>
          <table:table-cell office:value-type="string">
            <text:p>LFP3</text:p>
          </table:table-cell>
          <table:table-cell office:value-type="float" office:value="608702.235">
            <text:p>608702.235</text:p>
          </table:table-cell>
          <table:table-cell office:value-type="float" office:value="224913.876">
            <text:p>224913.876</text:p>
          </table:table-cell>
          <table:table-cell office:value-type="float" office:value="453.802">
            <text:p>453.802</text:p>
          </table:table-cell>
          <table:table-cell office:value-type="float" office:value="453.8900146484">
            <text:p>453.8900146484</text:p>
          </table:table-cell>
          <table:table-cell office:value-type="float" office:value="8.8014648437">
            <text:p>8.8014648437</text:p>
          </table:table-cell>
          <table:table-cell office:value-type="string">
            <text:p>2513</text:p>
          </table:table-cell>
          <table:table-cell table:formula="of:=ABS([.H332])" office:value-type="float" office:value="8.801464843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05</text:p>
          </table:table-cell>
          <table:table-cell office:value-type="string">
            <text:p>25135310</text:p>
          </table:table-cell>
          <table:table-cell office:value-type="string">
            <text:p>LFP3</text:p>
          </table:table-cell>
          <table:table-cell office:value-type="float" office:value="608722.959">
            <text:p>608722.959</text:p>
          </table:table-cell>
          <table:table-cell office:value-type="float" office:value="224945.704">
            <text:p>224945.704</text:p>
          </table:table-cell>
          <table:table-cell office:value-type="float" office:value="454.333">
            <text:p>454.333</text:p>
          </table:table-cell>
          <table:table-cell office:value-type="float" office:value="454.4100036621">
            <text:p>454.4100036621</text:p>
          </table:table-cell>
          <table:table-cell office:value-type="float" office:value="7.7003662109">
            <text:p>7.7003662109</text:p>
          </table:table-cell>
          <table:table-cell office:value-type="string">
            <text:p>2513</text:p>
          </table:table-cell>
          <table:table-cell table:formula="of:=ABS([.H333])" office:value-type="float" office:value="7.700366210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06</text:p>
          </table:table-cell>
          <table:table-cell office:value-type="string">
            <text:p>25135313</text:p>
          </table:table-cell>
          <table:table-cell office:value-type="string">
            <text:p>LFP3</text:p>
          </table:table-cell>
          <table:table-cell office:value-type="float" office:value="607834.574">
            <text:p>607834.574</text:p>
          </table:table-cell>
          <table:table-cell office:value-type="float" office:value="227587.115">
            <text:p>227587.115</text:p>
          </table:table-cell>
          <table:table-cell office:value-type="float" office:value="449.261">
            <text:p>449.261</text:p>
          </table:table-cell>
          <table:table-cell office:value-type="float" office:value="449.1799926758">
            <text:p>449.1799926758</text:p>
          </table:table-cell>
          <table:table-cell office:value-type="float" office:value="-8.1007324219">
            <text:p>-8.1007324219</text:p>
          </table:table-cell>
          <table:table-cell office:value-type="string">
            <text:p>2513</text:p>
          </table:table-cell>
          <table:table-cell table:formula="of:=ABS([.H334])" office:value-type="float" office:value="8.1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07</text:p>
          </table:table-cell>
          <table:table-cell office:value-type="string">
            <text:p>25135324</text:p>
          </table:table-cell>
          <table:table-cell office:value-type="string">
            <text:p>LFP3</text:p>
          </table:table-cell>
          <table:table-cell office:value-type="float" office:value="608679.373">
            <text:p>608679.373</text:p>
          </table:table-cell>
          <table:table-cell office:value-type="float" office:value="226320.439">
            <text:p>226320.439</text:p>
          </table:table-cell>
          <table:table-cell office:value-type="float" office:value="478.875">
            <text:p>478.875</text:p>
          </table:table-cell>
          <table:table-cell office:value-type="float" office:value="478.9299926758">
            <text:p>478.9299926758</text:p>
          </table:table-cell>
          <table:table-cell office:value-type="float" office:value="5.4992675781">
            <text:p>5.4992675781</text:p>
          </table:table-cell>
          <table:table-cell office:value-type="string">
            <text:p>2513</text:p>
          </table:table-cell>
          <table:table-cell table:formula="of:=ABS([.H335])" office:value-type="float" office:value="5.499267578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08</text:p>
          </table:table-cell>
          <table:table-cell office:value-type="string">
            <text:p>25135325</text:p>
          </table:table-cell>
          <table:table-cell office:value-type="string">
            <text:p>LFP3</text:p>
          </table:table-cell>
          <table:table-cell office:value-type="float" office:value="608587.286">
            <text:p>608587.286</text:p>
          </table:table-cell>
          <table:table-cell office:value-type="float" office:value="226269.507">
            <text:p>226269.507</text:p>
          </table:table-cell>
          <table:table-cell office:value-type="float" office:value="482.978">
            <text:p>482.978</text:p>
          </table:table-cell>
          <table:table-cell office:value-type="float" office:value="483.049987793">
            <text:p>483.049987793</text:p>
          </table:table-cell>
          <table:table-cell office:value-type="float" office:value="7.1987792969">
            <text:p>7.1987792969</text:p>
          </table:table-cell>
          <table:table-cell office:value-type="string">
            <text:p>2513</text:p>
          </table:table-cell>
          <table:table-cell table:formula="of:=ABS([.H336])" office:value-type="float" office:value="7.1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09</text:p>
          </table:table-cell>
          <table:table-cell office:value-type="string">
            <text:p>25135326</text:p>
          </table:table-cell>
          <table:table-cell office:value-type="string">
            <text:p>LFP3</text:p>
          </table:table-cell>
          <table:table-cell office:value-type="float" office:value="608535.77">
            <text:p>608535.77</text:p>
          </table:table-cell>
          <table:table-cell office:value-type="float" office:value="226250.528">
            <text:p>226250.528</text:p>
          </table:table-cell>
          <table:table-cell office:value-type="float" office:value="486.082">
            <text:p>486.082</text:p>
          </table:table-cell>
          <table:table-cell office:value-type="float" office:value="486.1199951172">
            <text:p>486.1199951172</text:p>
          </table:table-cell>
          <table:table-cell office:value-type="float" office:value="3.7995117188">
            <text:p>3.7995117188</text:p>
          </table:table-cell>
          <table:table-cell office:value-type="string">
            <text:p>2513</text:p>
          </table:table-cell>
          <table:table-cell table:formula="of:=ABS([.H337])" office:value-type="float" office:value="3.7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10</text:p>
          </table:table-cell>
          <table:table-cell office:value-type="string">
            <text:p>25135327</text:p>
          </table:table-cell>
          <table:table-cell office:value-type="string">
            <text:p>LFP3</text:p>
          </table:table-cell>
          <table:table-cell office:value-type="float" office:value="608494.099">
            <text:p>608494.099</text:p>
          </table:table-cell>
          <table:table-cell office:value-type="float" office:value="226199.803">
            <text:p>226199.803</text:p>
          </table:table-cell>
          <table:table-cell office:value-type="float" office:value="485.311">
            <text:p>485.311</text:p>
          </table:table-cell>
          <table:table-cell office:value-type="float" office:value="485.3299865723">
            <text:p>485.3299865723</text:p>
          </table:table-cell>
          <table:table-cell office:value-type="float" office:value="1.8986572266">
            <text:p>1.8986572266</text:p>
          </table:table-cell>
          <table:table-cell office:value-type="string">
            <text:p>2513</text:p>
          </table:table-cell>
          <table:table-cell table:formula="of:=ABS([.H338])" office:value-type="float" office:value="1.8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11</text:p>
          </table:table-cell>
          <table:table-cell office:value-type="string">
            <text:p>25135328</text:p>
          </table:table-cell>
          <table:table-cell office:value-type="string">
            <text:p>LFP3</text:p>
          </table:table-cell>
          <table:table-cell office:value-type="float" office:value="608449.056">
            <text:p>608449.056</text:p>
          </table:table-cell>
          <table:table-cell office:value-type="float" office:value="226151.755">
            <text:p>226151.755</text:p>
          </table:table-cell>
          <table:table-cell office:value-type="float" office:value="483.754">
            <text:p>483.754</text:p>
          </table:table-cell>
          <table:table-cell office:value-type="float" office:value="483.8500061035">
            <text:p>483.8500061035</text:p>
          </table:table-cell>
          <table:table-cell office:value-type="float" office:value="9.6006103516">
            <text:p>9.6006103516</text:p>
          </table:table-cell>
          <table:table-cell office:value-type="string">
            <text:p>2513</text:p>
          </table:table-cell>
          <table:table-cell table:formula="of:=ABS([.H339])" office:value-type="float" office:value="9.600610351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712</text:p>
          </table:table-cell>
          <table:table-cell office:value-type="string">
            <text:p>25135329</text:p>
          </table:table-cell>
          <table:table-cell office:value-type="string">
            <text:p>LFP3</text:p>
          </table:table-cell>
          <table:table-cell office:value-type="float" office:value="608371.094">
            <text:p>608371.094</text:p>
          </table:table-cell>
          <table:table-cell office:value-type="float" office:value="226071.315">
            <text:p>226071.315</text:p>
          </table:table-cell>
          <table:table-cell office:value-type="float" office:value="480.348">
            <text:p>480.348</text:p>
          </table:table-cell>
          <table:table-cell office:value-type="float" office:value="480.3999938965">
            <text:p>480.3999938965</text:p>
          </table:table-cell>
          <table:table-cell office:value-type="float" office:value="5.1993896484">
            <text:p>5.1993896484</text:p>
          </table:table-cell>
          <table:table-cell office:value-type="string">
            <text:p>2513</text:p>
          </table:table-cell>
          <table:table-cell table:formula="of:=ABS([.H340])" office:value-type="float" office:value="5.199389648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13</text:p>
          </table:table-cell>
          <table:table-cell office:value-type="string">
            <text:p>25135330</text:p>
          </table:table-cell>
          <table:table-cell office:value-type="string">
            <text:p>LFP3</text:p>
          </table:table-cell>
          <table:table-cell office:value-type="float" office:value="608283.472">
            <text:p>608283.472</text:p>
          </table:table-cell>
          <table:table-cell office:value-type="float" office:value="226021.014">
            <text:p>226021.014</text:p>
          </table:table-cell>
          <table:table-cell office:value-type="float" office:value="483.91">
            <text:p>483.91</text:p>
          </table:table-cell>
          <table:table-cell office:value-type="float" office:value="484.0899963379">
            <text:p>484.0899963379</text:p>
          </table:table-cell>
          <table:table-cell office:value-type="float" office:value="17.9996337891">
            <text:p>17.9996337891</text:p>
          </table:table-cell>
          <table:table-cell office:value-type="string">
            <text:p>2513</text:p>
          </table:table-cell>
          <table:table-cell table:formula="of:=ABS([.H341])" office:value-type="float" office:value="17.9996337891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714</text:p>
          </table:table-cell>
          <table:table-cell office:value-type="string">
            <text:p>25135331</text:p>
          </table:table-cell>
          <table:table-cell office:value-type="string">
            <text:p>LFP3</text:p>
          </table:table-cell>
          <table:table-cell office:value-type="float" office:value="608172.514">
            <text:p>608172.514</text:p>
          </table:table-cell>
          <table:table-cell office:value-type="float" office:value="225960.998">
            <text:p>225960.998</text:p>
          </table:table-cell>
          <table:table-cell office:value-type="float" office:value="487.519">
            <text:p>487.519</text:p>
          </table:table-cell>
          <table:table-cell office:value-type="float" office:value="487.5">
            <text:p>487.5</text:p>
          </table:table-cell>
          <table:table-cell office:value-type="float" office:value="-1.9">
            <text:p>-1.9</text:p>
          </table:table-cell>
          <table:table-cell office:value-type="string">
            <text:p>2513</text:p>
          </table:table-cell>
          <table:table-cell table:formula="of:=ABS([.H342])" office:value-type="float" office:value="1.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15</text:p>
          </table:table-cell>
          <table:table-cell office:value-type="string">
            <text:p>25135332</text:p>
          </table:table-cell>
          <table:table-cell office:value-type="string">
            <text:p>LFP3</text:p>
          </table:table-cell>
          <table:table-cell office:value-type="float" office:value="608029.207">
            <text:p>608029.207</text:p>
          </table:table-cell>
          <table:table-cell office:value-type="float" office:value="225851.813">
            <text:p>225851.813</text:p>
          </table:table-cell>
          <table:table-cell office:value-type="float" office:value="492.922">
            <text:p>492.922</text:p>
          </table:table-cell>
          <table:table-cell office:value-type="float" office:value="493.049987793">
            <text:p>493.049987793</text:p>
          </table:table-cell>
          <table:table-cell office:value-type="float" office:value="12.7987792969">
            <text:p>12.7987792969</text:p>
          </table:table-cell>
          <table:table-cell office:value-type="string">
            <text:p>2513</text:p>
          </table:table-cell>
          <table:table-cell table:formula="of:=ABS([.H343])" office:value-type="float" office:value="12.798779296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716</text:p>
          </table:table-cell>
          <table:table-cell office:value-type="string">
            <text:p>25135333</text:p>
          </table:table-cell>
          <table:table-cell office:value-type="string">
            <text:p>LFP3</text:p>
          </table:table-cell>
          <table:table-cell office:value-type="float" office:value="607977.771">
            <text:p>607977.771</text:p>
          </table:table-cell>
          <table:table-cell office:value-type="float" office:value="225801.521">
            <text:p>225801.521</text:p>
          </table:table-cell>
          <table:table-cell office:value-type="float" office:value="495.364">
            <text:p>495.364</text:p>
          </table:table-cell>
          <table:table-cell office:value-type="float" office:value="495.3699951172">
            <text:p>495.3699951172</text:p>
          </table:table-cell>
          <table:table-cell office:value-type="float" office:value="0.5995117188">
            <text:p>0.5995117188</text:p>
          </table:table-cell>
          <table:table-cell office:value-type="string">
            <text:p>2513</text:p>
          </table:table-cell>
          <table:table-cell table:formula="of:=ABS([.H344])" office:value-type="float" office:value="0.599511718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17</text:p>
          </table:table-cell>
          <table:table-cell office:value-type="string">
            <text:p>25135334</text:p>
          </table:table-cell>
          <table:table-cell office:value-type="string">
            <text:p>LFP3</text:p>
          </table:table-cell>
          <table:table-cell office:value-type="float" office:value="607917.668">
            <text:p>607917.668</text:p>
          </table:table-cell>
          <table:table-cell office:value-type="float" office:value="225707.402">
            <text:p>225707.402</text:p>
          </table:table-cell>
          <table:table-cell office:value-type="float" office:value="497.224">
            <text:p>497.224</text:p>
          </table:table-cell>
          <table:table-cell office:value-type="float" office:value="497.1700134277">
            <text:p>497.1700134277</text:p>
          </table:table-cell>
          <table:table-cell office:value-type="float" office:value="-5.3986572266">
            <text:p>-5.3986572266</text:p>
          </table:table-cell>
          <table:table-cell office:value-type="string">
            <text:p>2513</text:p>
          </table:table-cell>
          <table:table-cell table:formula="of:=ABS([.H345])" office:value-type="float" office:value="5.398657226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18</text:p>
          </table:table-cell>
          <table:table-cell office:value-type="string">
            <text:p>25135335</text:p>
          </table:table-cell>
          <table:table-cell office:value-type="string">
            <text:p>LFP3</text:p>
          </table:table-cell>
          <table:table-cell office:value-type="float" office:value="608140.07">
            <text:p>608140.07</text:p>
          </table:table-cell>
          <table:table-cell office:value-type="float" office:value="225466.444">
            <text:p>225466.444</text:p>
          </table:table-cell>
          <table:table-cell office:value-type="float" office:value="478.814">
            <text:p>478.814</text:p>
          </table:table-cell>
          <table:table-cell office:value-type="float" office:value="478.8099975586">
            <text:p>478.8099975586</text:p>
          </table:table-cell>
          <table:table-cell office:value-type="float" office:value="-0.4002441406">
            <text:p>-0.4002441406</text:p>
          </table:table-cell>
          <table:table-cell office:value-type="string">
            <text:p>2513</text:p>
          </table:table-cell>
          <table:table-cell table:formula="of:=ABS([.H346])" office:value-type="float" office:value="0.400244140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719</text:p>
          </table:table-cell>
          <table:table-cell office:value-type="string">
            <text:p>25135336</text:p>
          </table:table-cell>
          <table:table-cell office:value-type="string">
            <text:p>LFP3</text:p>
          </table:table-cell>
          <table:table-cell office:value-type="float" office:value="608280.684">
            <text:p>608280.684</text:p>
          </table:table-cell>
          <table:table-cell office:value-type="float" office:value="225601.535">
            <text:p>225601.535</text:p>
          </table:table-cell>
          <table:table-cell office:value-type="float" office:value="473.514">
            <text:p>473.514</text:p>
          </table:table-cell>
          <table:table-cell office:value-type="float" office:value="473.5700073242">
            <text:p>473.5700073242</text:p>
          </table:table-cell>
          <table:table-cell office:value-type="float" office:value="5.6007324219">
            <text:p>5.6007324219</text:p>
          </table:table-cell>
          <table:table-cell office:value-type="string">
            <text:p>2513</text:p>
          </table:table-cell>
          <table:table-cell table:formula="of:=ABS([.H347])" office:value-type="float" office:value="5.6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20</text:p>
          </table:table-cell>
          <table:table-cell office:value-type="string">
            <text:p>25135337</text:p>
          </table:table-cell>
          <table:table-cell office:value-type="string">
            <text:p>LFP3</text:p>
          </table:table-cell>
          <table:table-cell office:value-type="float" office:value="608391.858">
            <text:p>608391.858</text:p>
          </table:table-cell>
          <table:table-cell office:value-type="float" office:value="225748.481">
            <text:p>225748.481</text:p>
          </table:table-cell>
          <table:table-cell office:value-type="float" office:value="466.671">
            <text:p>466.671</text:p>
          </table:table-cell>
          <table:table-cell office:value-type="float" office:value="466.7099914551">
            <text:p>466.7099914551</text:p>
          </table:table-cell>
          <table:table-cell office:value-type="float" office:value="3.8991455078">
            <text:p>3.8991455078</text:p>
          </table:table-cell>
          <table:table-cell office:value-type="string">
            <text:p>2513</text:p>
          </table:table-cell>
          <table:table-cell table:formula="of:=ABS([.H348])" office:value-type="float" office:value="3.8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21</text:p>
          </table:table-cell>
          <table:table-cell office:value-type="string">
            <text:p>25135338</text:p>
          </table:table-cell>
          <table:table-cell office:value-type="string">
            <text:p>LFP3</text:p>
          </table:table-cell>
          <table:table-cell office:value-type="float" office:value="608403.928">
            <text:p>608403.928</text:p>
          </table:table-cell>
          <table:table-cell office:value-type="float" office:value="226023.785">
            <text:p>226023.785</text:p>
          </table:table-cell>
          <table:table-cell office:value-type="float" office:value="475.182">
            <text:p>475.182</text:p>
          </table:table-cell>
          <table:table-cell office:value-type="float" office:value="475.2600097656">
            <text:p>475.2600097656</text:p>
          </table:table-cell>
          <table:table-cell office:value-type="float" office:value="7.8009765625">
            <text:p>7.8009765625</text:p>
          </table:table-cell>
          <table:table-cell office:value-type="string">
            <text:p>2513</text:p>
          </table:table-cell>
          <table:table-cell table:formula="of:=ABS([.H349])" office:value-type="float" office:value="7.8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22</text:p>
          </table:table-cell>
          <table:table-cell office:value-type="string">
            <text:p>25135339</text:p>
          </table:table-cell>
          <table:table-cell office:value-type="string">
            <text:p>LFP3</text:p>
          </table:table-cell>
          <table:table-cell office:value-type="float" office:value="608428.586">
            <text:p>608428.586</text:p>
          </table:table-cell>
          <table:table-cell office:value-type="float" office:value="225990.116">
            <text:p>225990.116</text:p>
          </table:table-cell>
          <table:table-cell office:value-type="float" office:value="470.987">
            <text:p>470.987</text:p>
          </table:table-cell>
          <table:table-cell office:value-type="float" office:value="471.049987793">
            <text:p>471.049987793</text:p>
          </table:table-cell>
          <table:table-cell office:value-type="float" office:value="6.2987792969">
            <text:p>6.2987792969</text:p>
          </table:table-cell>
          <table:table-cell office:value-type="string">
            <text:p>2513</text:p>
          </table:table-cell>
          <table:table-cell table:formula="of:=ABS([.H350])" office:value-type="float" office:value="6.298779296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23</text:p>
          </table:table-cell>
          <table:table-cell office:value-type="string">
            <text:p>25135340</text:p>
          </table:table-cell>
          <table:table-cell office:value-type="string">
            <text:p>LFP3</text:p>
          </table:table-cell>
          <table:table-cell office:value-type="float" office:value="608607.563">
            <text:p>608607.563</text:p>
          </table:table-cell>
          <table:table-cell office:value-type="float" office:value="225816.628">
            <text:p>225816.628</text:p>
          </table:table-cell>
          <table:table-cell office:value-type="float" office:value="459.281">
            <text:p>459.281</text:p>
          </table:table-cell>
          <table:table-cell office:value-type="float" office:value="459.3500061035">
            <text:p>459.3500061035</text:p>
          </table:table-cell>
          <table:table-cell office:value-type="float" office:value="6.9006103516">
            <text:p>6.9006103516</text:p>
          </table:table-cell>
          <table:table-cell office:value-type="string">
            <text:p>2513</text:p>
          </table:table-cell>
          <table:table-cell table:formula="of:=ABS([.H351])" office:value-type="float" office:value="6.9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24</text:p>
          </table:table-cell>
          <table:table-cell office:value-type="string">
            <text:p>25135341</text:p>
          </table:table-cell>
          <table:table-cell office:value-type="string">
            <text:p>LFP3</text:p>
          </table:table-cell>
          <table:table-cell office:value-type="float" office:value="608736.557">
            <text:p>608736.557</text:p>
          </table:table-cell>
          <table:table-cell office:value-type="float" office:value="225417.564">
            <text:p>225417.564</text:p>
          </table:table-cell>
          <table:table-cell office:value-type="float" office:value="457.394">
            <text:p>457.394</text:p>
          </table:table-cell>
          <table:table-cell office:value-type="float" office:value="457.4400024414">
            <text:p>457.4400024414</text:p>
          </table:table-cell>
          <table:table-cell office:value-type="float" office:value="4.6002441406">
            <text:p>4.6002441406</text:p>
          </table:table-cell>
          <table:table-cell office:value-type="string">
            <text:p>2513</text:p>
          </table:table-cell>
          <table:table-cell table:formula="of:=ABS([.H352])" office:value-type="float" office:value="4.600244140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25</text:p>
          </table:table-cell>
          <table:table-cell office:value-type="string">
            <text:p>25135342</text:p>
          </table:table-cell>
          <table:table-cell office:value-type="string">
            <text:p>LFP3</text:p>
          </table:table-cell>
          <table:table-cell office:value-type="float" office:value="608605.591">
            <text:p>608605.591</text:p>
          </table:table-cell>
          <table:table-cell office:value-type="float" office:value="225323.959">
            <text:p>225323.959</text:p>
          </table:table-cell>
          <table:table-cell office:value-type="float" office:value="457.652">
            <text:p>457.652</text:p>
          </table:table-cell>
          <table:table-cell office:value-type="float" office:value="457.6300048828">
            <text:p>457.6300048828</text:p>
          </table:table-cell>
          <table:table-cell office:value-type="float" office:value="-2.1995117187">
            <text:p>-2.1995117187</text:p>
          </table:table-cell>
          <table:table-cell office:value-type="string">
            <text:p>2513</text:p>
          </table:table-cell>
          <table:table-cell table:formula="of:=ABS([.H353])" office:value-type="float" office:value="2.199511718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26</text:p>
          </table:table-cell>
          <table:table-cell office:value-type="string">
            <text:p>25135344</text:p>
          </table:table-cell>
          <table:table-cell office:value-type="string">
            <text:p>LFP3</text:p>
          </table:table-cell>
          <table:table-cell office:value-type="float" office:value="608672.419">
            <text:p>608672.419</text:p>
          </table:table-cell>
          <table:table-cell office:value-type="float" office:value="225308.75">
            <text:p>225308.75</text:p>
          </table:table-cell>
          <table:table-cell office:value-type="float" office:value="456.345">
            <text:p>456.345</text:p>
          </table:table-cell>
          <table:table-cell office:value-type="float" office:value="456.3399963379">
            <text:p>456.3399963379</text:p>
          </table:table-cell>
          <table:table-cell office:value-type="float" office:value="-0.5003662109">
            <text:p>-0.5003662109</text:p>
          </table:table-cell>
          <table:table-cell office:value-type="string">
            <text:p>2513</text:p>
          </table:table-cell>
          <table:table-cell table:formula="of:=ABS([.H354])" office:value-type="float" office:value="0.500366210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27</text:p>
          </table:table-cell>
          <table:table-cell office:value-type="string">
            <text:p>25135346</text:p>
          </table:table-cell>
          <table:table-cell office:value-type="string">
            <text:p>LFP3</text:p>
          </table:table-cell>
          <table:table-cell office:value-type="float" office:value="608762.665">
            <text:p>608762.665</text:p>
          </table:table-cell>
          <table:table-cell office:value-type="float" office:value="225376.525">
            <text:p>225376.525</text:p>
          </table:table-cell>
          <table:table-cell office:value-type="float" office:value="455.168">
            <text:p>455.168</text:p>
          </table:table-cell>
          <table:table-cell office:value-type="float" office:value="455.2799987793">
            <text:p>455.2799987793</text:p>
          </table:table-cell>
          <table:table-cell office:value-type="float" office:value="11.1998779297">
            <text:p>11.1998779297</text:p>
          </table:table-cell>
          <table:table-cell office:value-type="string">
            <text:p>2513</text:p>
          </table:table-cell>
          <table:table-cell table:formula="of:=ABS([.H355])" office:value-type="float" office:value="11.1998779297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728</text:p>
          </table:table-cell>
          <table:table-cell office:value-type="string">
            <text:p>25135348</text:p>
          </table:table-cell>
          <table:table-cell office:value-type="string">
            <text:p>LFP3</text:p>
          </table:table-cell>
          <table:table-cell office:value-type="float" office:value="608818.052">
            <text:p>608818.052</text:p>
          </table:table-cell>
          <table:table-cell office:value-type="float" office:value="225317.91">
            <text:p>225317.91</text:p>
          </table:table-cell>
          <table:table-cell office:value-type="float" office:value="452.098">
            <text:p>452.098</text:p>
          </table:table-cell>
          <table:table-cell office:value-type="float" office:value="452.1900024414">
            <text:p>452.1900024414</text:p>
          </table:table-cell>
          <table:table-cell office:value-type="float" office:value="9.2002441406">
            <text:p>9.2002441406</text:p>
          </table:table-cell>
          <table:table-cell office:value-type="string">
            <text:p>2513</text:p>
          </table:table-cell>
          <table:table-cell table:formula="of:=ABS([.H356])" office:value-type="float" office:value="9.200244140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29</text:p>
          </table:table-cell>
          <table:table-cell office:value-type="string">
            <text:p>25135349</text:p>
          </table:table-cell>
          <table:table-cell office:value-type="string">
            <text:p>LFP3</text:p>
          </table:table-cell>
          <table:table-cell office:value-type="float" office:value="608817.766">
            <text:p>608817.766</text:p>
          </table:table-cell>
          <table:table-cell office:value-type="float" office:value="225277.441">
            <text:p>225277.441</text:p>
          </table:table-cell>
          <table:table-cell office:value-type="float" office:value="450.782">
            <text:p>450.782</text:p>
          </table:table-cell>
          <table:table-cell office:value-type="float" office:value="450.9100036621">
            <text:p>450.9100036621</text:p>
          </table:table-cell>
          <table:table-cell office:value-type="float" office:value="12.8003662109">
            <text:p>12.8003662109</text:p>
          </table:table-cell>
          <table:table-cell office:value-type="string">
            <text:p>2513</text:p>
          </table:table-cell>
          <table:table-cell table:formula="of:=ABS([.H357])" office:value-type="float" office:value="12.800366210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730</text:p>
          </table:table-cell>
          <table:table-cell office:value-type="string">
            <text:p>25135351</text:p>
          </table:table-cell>
          <table:table-cell office:value-type="string">
            <text:p>LFP3</text:p>
          </table:table-cell>
          <table:table-cell office:value-type="float" office:value="608701.966">
            <text:p>608701.966</text:p>
          </table:table-cell>
          <table:table-cell office:value-type="float" office:value="225172.588">
            <text:p>225172.588</text:p>
          </table:table-cell>
          <table:table-cell office:value-type="float" office:value="452.786">
            <text:p>452.786</text:p>
          </table:table-cell>
          <table:table-cell office:value-type="float" office:value="452.8500061035">
            <text:p>452.8500061035</text:p>
          </table:table-cell>
          <table:table-cell office:value-type="float" office:value="6.4006103516">
            <text:p>6.4006103516</text:p>
          </table:table-cell>
          <table:table-cell office:value-type="string">
            <text:p>2513</text:p>
          </table:table-cell>
          <table:table-cell table:formula="of:=ABS([.H358])" office:value-type="float" office:value="6.4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31</text:p>
          </table:table-cell>
          <table:table-cell office:value-type="string">
            <text:p>25135352</text:p>
          </table:table-cell>
          <table:table-cell office:value-type="string">
            <text:p>LFP3</text:p>
          </table:table-cell>
          <table:table-cell office:value-type="float" office:value="608662.828">
            <text:p>608662.828</text:p>
          </table:table-cell>
          <table:table-cell office:value-type="float" office:value="225212.74">
            <text:p>225212.74</text:p>
          </table:table-cell>
          <table:table-cell office:value-type="float" office:value="453.365">
            <text:p>453.365</text:p>
          </table:table-cell>
          <table:table-cell office:value-type="float" office:value="453.4100036621">
            <text:p>453.4100036621</text:p>
          </table:table-cell>
          <table:table-cell office:value-type="float" office:value="4.5003662109">
            <text:p>4.5003662109</text:p>
          </table:table-cell>
          <table:table-cell office:value-type="string">
            <text:p>2513</text:p>
          </table:table-cell>
          <table:table-cell table:formula="of:=ABS([.H359])" office:value-type="float" office:value="4.5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32</text:p>
          </table:table-cell>
          <table:table-cell office:value-type="string">
            <text:p>25135353</text:p>
          </table:table-cell>
          <table:table-cell office:value-type="string">
            <text:p>LFP3</text:p>
          </table:table-cell>
          <table:table-cell office:value-type="float" office:value="608785.626">
            <text:p>608785.626</text:p>
          </table:table-cell>
          <table:table-cell office:value-type="float" office:value="225107.832">
            <text:p>225107.832</text:p>
          </table:table-cell>
          <table:table-cell office:value-type="float" office:value="452.44">
            <text:p>452.44</text:p>
          </table:table-cell>
          <table:table-cell office:value-type="float" office:value="452.5299987793">
            <text:p>452.5299987793</text:p>
          </table:table-cell>
          <table:table-cell office:value-type="float" office:value="8.9998779297">
            <text:p>8.9998779297</text:p>
          </table:table-cell>
          <table:table-cell office:value-type="string">
            <text:p>2513</text:p>
          </table:table-cell>
          <table:table-cell table:formula="of:=ABS([.H360])" office:value-type="float" office:value="8.999877929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33</text:p>
          </table:table-cell>
          <table:table-cell office:value-type="string">
            <text:p>25135354</text:p>
          </table:table-cell>
          <table:table-cell office:value-type="string">
            <text:p>LFP3</text:p>
          </table:table-cell>
          <table:table-cell office:value-type="float" office:value="608815.224">
            <text:p>608815.224</text:p>
          </table:table-cell>
          <table:table-cell office:value-type="float" office:value="225169.417">
            <text:p>225169.417</text:p>
          </table:table-cell>
          <table:table-cell office:value-type="float" office:value="451.65">
            <text:p>451.65</text:p>
          </table:table-cell>
          <table:table-cell office:value-type="float" office:value="451.75">
            <text:p>451.75</text:p>
          </table:table-cell>
          <table:table-cell office:value-type="float" office:value="10">
            <text:p>10</text:p>
          </table:table-cell>
          <table:table-cell office:value-type="string">
            <text:p>2513</text:p>
          </table:table-cell>
          <table:table-cell table:formula="of:=ABS([.H361])"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734</text:p>
          </table:table-cell>
          <table:table-cell office:value-type="string">
            <text:p>25135355</text:p>
          </table:table-cell>
          <table:table-cell office:value-type="string">
            <text:p>LFP3</text:p>
          </table:table-cell>
          <table:table-cell office:value-type="float" office:value="608811.919">
            <text:p>608811.919</text:p>
          </table:table-cell>
          <table:table-cell office:value-type="float" office:value="225080.161">
            <text:p>225080.161</text:p>
          </table:table-cell>
          <table:table-cell office:value-type="float" office:value="453.435">
            <text:p>453.435</text:p>
          </table:table-cell>
          <table:table-cell office:value-type="float" office:value="453.5199890137">
            <text:p>453.5199890137</text:p>
          </table:table-cell>
          <table:table-cell office:value-type="float" office:value="8.4989013672">
            <text:p>8.4989013672</text:p>
          </table:table-cell>
          <table:table-cell office:value-type="string">
            <text:p>2513</text:p>
          </table:table-cell>
          <table:table-cell table:formula="of:=ABS([.H362])" office:value-type="float" office:value="8.498901367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35</text:p>
          </table:table-cell>
          <table:table-cell office:value-type="string">
            <text:p>25135358</text:p>
          </table:table-cell>
          <table:table-cell office:value-type="string">
            <text:p>LFP3</text:p>
          </table:table-cell>
          <table:table-cell office:value-type="float" office:value="608877.57">
            <text:p>608877.57</text:p>
          </table:table-cell>
          <table:table-cell office:value-type="float" office:value="225058.238">
            <text:p>225058.238</text:p>
          </table:table-cell>
          <table:table-cell office:value-type="float" office:value="455.042">
            <text:p>455.042</text:p>
          </table:table-cell>
          <table:table-cell office:value-type="float" office:value="455.0599975586">
            <text:p>455.0599975586</text:p>
          </table:table-cell>
          <table:table-cell office:value-type="float" office:value="1.7997558594">
            <text:p>1.7997558594</text:p>
          </table:table-cell>
          <table:table-cell office:value-type="string">
            <text:p>2513</text:p>
          </table:table-cell>
          <table:table-cell table:formula="of:=ABS([.H363])" office:value-type="float" office:value="1.799755859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36</text:p>
          </table:table-cell>
          <table:table-cell office:value-type="string">
            <text:p>25135364</text:p>
          </table:table-cell>
          <table:table-cell office:value-type="string">
            <text:p>LFP3</text:p>
          </table:table-cell>
          <table:table-cell office:value-type="float" office:value="608887.779">
            <text:p>608887.779</text:p>
          </table:table-cell>
          <table:table-cell office:value-type="float" office:value="224819.279">
            <text:p>224819.279</text:p>
          </table:table-cell>
          <table:table-cell office:value-type="float" office:value="456.469">
            <text:p>456.469</text:p>
          </table:table-cell>
          <table:table-cell office:value-type="float" office:value="456.5299987793">
            <text:p>456.5299987793</text:p>
          </table:table-cell>
          <table:table-cell office:value-type="float" office:value="6.0998779297">
            <text:p>6.0998779297</text:p>
          </table:table-cell>
          <table:table-cell office:value-type="string">
            <text:p>2513</text:p>
          </table:table-cell>
          <table:table-cell table:formula="of:=ABS([.H364])" office:value-type="float" office:value="6.099877929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37</text:p>
          </table:table-cell>
          <table:table-cell office:value-type="string">
            <text:p>25135367</text:p>
          </table:table-cell>
          <table:table-cell office:value-type="string">
            <text:p>LFP3</text:p>
          </table:table-cell>
          <table:table-cell office:value-type="float" office:value="608943.833">
            <text:p>608943.833</text:p>
          </table:table-cell>
          <table:table-cell office:value-type="float" office:value="224926.83">
            <text:p>224926.83</text:p>
          </table:table-cell>
          <table:table-cell office:value-type="float" office:value="450.55">
            <text:p>450.55</text:p>
          </table:table-cell>
          <table:table-cell office:value-type="float" office:value="450.6199951172">
            <text:p>450.6199951172</text:p>
          </table:table-cell>
          <table:table-cell office:value-type="float" office:value="6.9995117187">
            <text:p>6.9995117187</text:p>
          </table:table-cell>
          <table:table-cell office:value-type="string">
            <text:p>2513</text:p>
          </table:table-cell>
          <table:table-cell table:formula="of:=ABS([.H365])" office:value-type="float" office:value="6.999511718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38</text:p>
          </table:table-cell>
          <table:table-cell office:value-type="string">
            <text:p>25135368</text:p>
          </table:table-cell>
          <table:table-cell office:value-type="string">
            <text:p>LFP3</text:p>
          </table:table-cell>
          <table:table-cell office:value-type="float" office:value="608947.58">
            <text:p>608947.58</text:p>
          </table:table-cell>
          <table:table-cell office:value-type="float" office:value="224900.799">
            <text:p>224900.799</text:p>
          </table:table-cell>
          <table:table-cell office:value-type="float" office:value="449.606">
            <text:p>449.606</text:p>
          </table:table-cell>
          <table:table-cell office:value-type="float" office:value="449.6400146484">
            <text:p>449.6400146484</text:p>
          </table:table-cell>
          <table:table-cell office:value-type="float" office:value="3.4014648438">
            <text:p>3.4014648438</text:p>
          </table:table-cell>
          <table:table-cell office:value-type="string">
            <text:p>2513</text:p>
          </table:table-cell>
          <table:table-cell table:formula="of:=ABS([.H366])" office:value-type="float" office:value="3.401464843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39</text:p>
          </table:table-cell>
          <table:table-cell office:value-type="string">
            <text:p>25135369</text:p>
          </table:table-cell>
          <table:table-cell office:value-type="string">
            <text:p>LFP3</text:p>
          </table:table-cell>
          <table:table-cell office:value-type="float" office:value="608979.213">
            <text:p>608979.213</text:p>
          </table:table-cell>
          <table:table-cell office:value-type="float" office:value="224874.097">
            <text:p>224874.097</text:p>
          </table:table-cell>
          <table:table-cell office:value-type="float" office:value="449.141">
            <text:p>449.141</text:p>
          </table:table-cell>
          <table:table-cell office:value-type="float" office:value="449.2200012207">
            <text:p>449.2200012207</text:p>
          </table:table-cell>
          <table:table-cell office:value-type="float" office:value="7.9001220703">
            <text:p>7.9001220703</text:p>
          </table:table-cell>
          <table:table-cell office:value-type="string">
            <text:p>2513</text:p>
          </table:table-cell>
          <table:table-cell table:formula="of:=ABS([.H367])" office:value-type="float" office:value="7.900122070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40</text:p>
          </table:table-cell>
          <table:table-cell office:value-type="string">
            <text:p>25135370</text:p>
          </table:table-cell>
          <table:table-cell office:value-type="string">
            <text:p>LFP3</text:p>
          </table:table-cell>
          <table:table-cell office:value-type="float" office:value="609015.499">
            <text:p>609015.499</text:p>
          </table:table-cell>
          <table:table-cell office:value-type="float" office:value="224816.712">
            <text:p>224816.712</text:p>
          </table:table-cell>
          <table:table-cell office:value-type="float" office:value="449.171">
            <text:p>449.171</text:p>
          </table:table-cell>
          <table:table-cell office:value-type="float" office:value="449.2600097656">
            <text:p>449.2600097656</text:p>
          </table:table-cell>
          <table:table-cell office:value-type="float" office:value="8.9009765625">
            <text:p>8.9009765625</text:p>
          </table:table-cell>
          <table:table-cell office:value-type="string">
            <text:p>2513</text:p>
          </table:table-cell>
          <table:table-cell table:formula="of:=ABS([.H368])" office:value-type="float" office:value="8.9009765625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41</text:p>
          </table:table-cell>
          <table:table-cell office:value-type="string">
            <text:p>25135371</text:p>
          </table:table-cell>
          <table:table-cell office:value-type="string">
            <text:p>LFP3</text:p>
          </table:table-cell>
          <table:table-cell office:value-type="float" office:value="609026.505">
            <text:p>609026.505</text:p>
          </table:table-cell>
          <table:table-cell office:value-type="float" office:value="224773.328">
            <text:p>224773.328</text:p>
          </table:table-cell>
          <table:table-cell office:value-type="float" office:value="449.488">
            <text:p>449.488</text:p>
          </table:table-cell>
          <table:table-cell office:value-type="float" office:value="449.5400085449">
            <text:p>449.5400085449</text:p>
          </table:table-cell>
          <table:table-cell office:value-type="float" office:value="5.2008544922">
            <text:p>5.2008544922</text:p>
          </table:table-cell>
          <table:table-cell office:value-type="string">
            <text:p>2513</text:p>
          </table:table-cell>
          <table:table-cell table:formula="of:=ABS([.H369])" office:value-type="float" office:value="5.200854492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42</text:p>
          </table:table-cell>
          <table:table-cell office:value-type="string">
            <text:p>25135372</text:p>
          </table:table-cell>
          <table:table-cell office:value-type="string">
            <text:p>LFP3</text:p>
          </table:table-cell>
          <table:table-cell office:value-type="float" office:value="608968.601">
            <text:p>608968.601</text:p>
          </table:table-cell>
          <table:table-cell office:value-type="float" office:value="224829.435">
            <text:p>224829.435</text:p>
          </table:table-cell>
          <table:table-cell office:value-type="float" office:value="449.338">
            <text:p>449.338</text:p>
          </table:table-cell>
          <table:table-cell office:value-type="float" office:value="449.3999938965">
            <text:p>449.3999938965</text:p>
          </table:table-cell>
          <table:table-cell office:value-type="float" office:value="6.1993896484">
            <text:p>6.1993896484</text:p>
          </table:table-cell>
          <table:table-cell office:value-type="string">
            <text:p>2513</text:p>
          </table:table-cell>
          <table:table-cell table:formula="of:=ABS([.H370])" office:value-type="float" office:value="6.199389648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43</text:p>
          </table:table-cell>
          <table:table-cell office:value-type="string">
            <text:p>25135373</text:p>
          </table:table-cell>
          <table:table-cell office:value-type="string">
            <text:p>LFP3</text:p>
          </table:table-cell>
          <table:table-cell office:value-type="float" office:value="609001.177">
            <text:p>609001.177</text:p>
          </table:table-cell>
          <table:table-cell office:value-type="float" office:value="224751.224">
            <text:p>224751.224</text:p>
          </table:table-cell>
          <table:table-cell office:value-type="float" office:value="449.679">
            <text:p>449.679</text:p>
          </table:table-cell>
          <table:table-cell office:value-type="float" office:value="449.7600097656">
            <text:p>449.7600097656</text:p>
          </table:table-cell>
          <table:table-cell office:value-type="float" office:value="8.1009765625">
            <text:p>8.1009765625</text:p>
          </table:table-cell>
          <table:table-cell office:value-type="string">
            <text:p>2513</text:p>
          </table:table-cell>
          <table:table-cell table:formula="of:=ABS([.H371])" office:value-type="float" office:value="8.1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44</text:p>
          </table:table-cell>
          <table:table-cell office:value-type="string">
            <text:p>25135374</text:p>
          </table:table-cell>
          <table:table-cell office:value-type="string">
            <text:p>LFP3</text:p>
          </table:table-cell>
          <table:table-cell office:value-type="float" office:value="609089.642">
            <text:p>609089.642</text:p>
          </table:table-cell>
          <table:table-cell office:value-type="float" office:value="224669.201">
            <text:p>224669.201</text:p>
          </table:table-cell>
          <table:table-cell office:value-type="float" office:value="450.091">
            <text:p>450.091</text:p>
          </table:table-cell>
          <table:table-cell office:value-type="float" office:value="450.0700073242">
            <text:p>450.0700073242</text:p>
          </table:table-cell>
          <table:table-cell office:value-type="float" office:value="-2.0992675781">
            <text:p>-2.0992675781</text:p>
          </table:table-cell>
          <table:table-cell office:value-type="string">
            <text:p>2513</text:p>
          </table:table-cell>
          <table:table-cell table:formula="of:=ABS([.H372])" office:value-type="float" office:value="2.0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45</text:p>
          </table:table-cell>
          <table:table-cell office:value-type="string">
            <text:p>25135376</text:p>
          </table:table-cell>
          <table:table-cell office:value-type="string">
            <text:p>LFP3</text:p>
          </table:table-cell>
          <table:table-cell office:value-type="float" office:value="609127.772">
            <text:p>609127.772</text:p>
          </table:table-cell>
          <table:table-cell office:value-type="float" office:value="224542.095">
            <text:p>224542.095</text:p>
          </table:table-cell>
          <table:table-cell office:value-type="float" office:value="451.06">
            <text:p>451.06</text:p>
          </table:table-cell>
          <table:table-cell office:value-type="float" office:value="451">
            <text:p>451</text:p>
          </table:table-cell>
          <table:table-cell office:value-type="float" office:value="-6">
            <text:p>-6</text:p>
          </table:table-cell>
          <table:table-cell office:value-type="string">
            <text:p>2513</text:p>
          </table:table-cell>
          <table:table-cell table:formula="of:=ABS([.H373])"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46</text:p>
          </table:table-cell>
          <table:table-cell office:value-type="string">
            <text:p>25135377</text:p>
          </table:table-cell>
          <table:table-cell office:value-type="string">
            <text:p>LFP3</text:p>
          </table:table-cell>
          <table:table-cell office:value-type="float" office:value="609172.355">
            <text:p>609172.355</text:p>
          </table:table-cell>
          <table:table-cell office:value-type="float" office:value="224520.469">
            <text:p>224520.469</text:p>
          </table:table-cell>
          <table:table-cell office:value-type="float" office:value="452.323">
            <text:p>452.323</text:p>
          </table:table-cell>
          <table:table-cell office:value-type="float" office:value="452.3099975586">
            <text:p>452.3099975586</text:p>
          </table:table-cell>
          <table:table-cell office:value-type="float" office:value="-1.3002441406">
            <text:p>-1.3002441406</text:p>
          </table:table-cell>
          <table:table-cell office:value-type="string">
            <text:p>2513</text:p>
          </table:table-cell>
          <table:table-cell table:formula="of:=ABS([.H374])" office:value-type="float" office:value="1.3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47</text:p>
          </table:table-cell>
          <table:table-cell office:value-type="string">
            <text:p>25135378</text:p>
          </table:table-cell>
          <table:table-cell office:value-type="string">
            <text:p>LFP3</text:p>
          </table:table-cell>
          <table:table-cell office:value-type="float" office:value="609136.875">
            <text:p>609136.875</text:p>
          </table:table-cell>
          <table:table-cell office:value-type="float" office:value="224446.644">
            <text:p>224446.644</text:p>
          </table:table-cell>
          <table:table-cell office:value-type="float" office:value="452.732">
            <text:p>452.732</text:p>
          </table:table-cell>
          <table:table-cell office:value-type="float" office:value="452.6600036621">
            <text:p>452.6600036621</text:p>
          </table:table-cell>
          <table:table-cell office:value-type="float" office:value="-7.1996337891">
            <text:p>-7.1996337891</text:p>
          </table:table-cell>
          <table:table-cell office:value-type="string">
            <text:p>2513</text:p>
          </table:table-cell>
          <table:table-cell table:formula="of:=ABS([.H375])" office:value-type="float" office:value="7.199633789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48</text:p>
          </table:table-cell>
          <table:table-cell office:value-type="string">
            <text:p>25135383</text:p>
          </table:table-cell>
          <table:table-cell office:value-type="string">
            <text:p>LFP3</text:p>
          </table:table-cell>
          <table:table-cell office:value-type="float" office:value="609391.564">
            <text:p>609391.564</text:p>
          </table:table-cell>
          <table:table-cell office:value-type="float" office:value="225308.967">
            <text:p>225308.967</text:p>
          </table:table-cell>
          <table:table-cell office:value-type="float" office:value="447.62">
            <text:p>447.62</text:p>
          </table:table-cell>
          <table:table-cell office:value-type="float" office:value="447.6700134277">
            <text:p>447.6700134277</text:p>
          </table:table-cell>
          <table:table-cell office:value-type="float" office:value="5.0013427734">
            <text:p>5.0013427734</text:p>
          </table:table-cell>
          <table:table-cell office:value-type="string">
            <text:p>2513</text:p>
          </table:table-cell>
          <table:table-cell table:formula="of:=ABS([.H376])" office:value-type="float" office:value="5.0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49</text:p>
          </table:table-cell>
          <table:table-cell office:value-type="string">
            <text:p>25135387</text:p>
          </table:table-cell>
          <table:table-cell office:value-type="string">
            <text:p>LFP3</text:p>
          </table:table-cell>
          <table:table-cell office:value-type="float" office:value="609295.611">
            <text:p>609295.611</text:p>
          </table:table-cell>
          <table:table-cell office:value-type="float" office:value="225093.408">
            <text:p>225093.408</text:p>
          </table:table-cell>
          <table:table-cell office:value-type="float" office:value="448.256">
            <text:p>448.256</text:p>
          </table:table-cell>
          <table:table-cell office:value-type="float" office:value="448.299987793">
            <text:p>448.299987793</text:p>
          </table:table-cell>
          <table:table-cell office:value-type="float" office:value="4.3987792969">
            <text:p>4.3987792969</text:p>
          </table:table-cell>
          <table:table-cell office:value-type="string">
            <text:p>2513</text:p>
          </table:table-cell>
          <table:table-cell table:formula="of:=ABS([.H377])" office:value-type="float" office:value="4.398779296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50</text:p>
          </table:table-cell>
          <table:table-cell office:value-type="string">
            <text:p>25135388</text:p>
          </table:table-cell>
          <table:table-cell office:value-type="string">
            <text:p>LFP3</text:p>
          </table:table-cell>
          <table:table-cell office:value-type="float" office:value="609269.185">
            <text:p>609269.185</text:p>
          </table:table-cell>
          <table:table-cell office:value-type="float" office:value="225019.7">
            <text:p>225019.7</text:p>
          </table:table-cell>
          <table:table-cell office:value-type="float" office:value="448.733">
            <text:p>448.733</text:p>
          </table:table-cell>
          <table:table-cell office:value-type="float" office:value="448.8200073242">
            <text:p>448.8200073242</text:p>
          </table:table-cell>
          <table:table-cell office:value-type="float" office:value="8.7007324219">
            <text:p>8.7007324219</text:p>
          </table:table-cell>
          <table:table-cell office:value-type="string">
            <text:p>2513</text:p>
          </table:table-cell>
          <table:table-cell table:formula="of:=ABS([.H378])" office:value-type="float" office:value="8.700732421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51</text:p>
          </table:table-cell>
          <table:table-cell office:value-type="string">
            <text:p>25135389</text:p>
          </table:table-cell>
          <table:table-cell office:value-type="string">
            <text:p>LFP3</text:p>
          </table:table-cell>
          <table:table-cell office:value-type="float" office:value="609222.682">
            <text:p>609222.682</text:p>
          </table:table-cell>
          <table:table-cell office:value-type="float" office:value="224875.459">
            <text:p>224875.459</text:p>
          </table:table-cell>
          <table:table-cell office:value-type="float" office:value="449.076">
            <text:p>449.076</text:p>
          </table:table-cell>
          <table:table-cell office:value-type="float" office:value="449.1600036621">
            <text:p>449.1600036621</text:p>
          </table:table-cell>
          <table:table-cell office:value-type="float" office:value="8.4003662109">
            <text:p>8.4003662109</text:p>
          </table:table-cell>
          <table:table-cell office:value-type="string">
            <text:p>2513</text:p>
          </table:table-cell>
          <table:table-cell table:formula="of:=ABS([.H379])" office:value-type="float" office:value="8.400366210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52</text:p>
          </table:table-cell>
          <table:table-cell office:value-type="string">
            <text:p>25135390</text:p>
          </table:table-cell>
          <table:table-cell office:value-type="string">
            <text:p>LFP3</text:p>
          </table:table-cell>
          <table:table-cell office:value-type="float" office:value="609192.251">
            <text:p>609192.251</text:p>
          </table:table-cell>
          <table:table-cell office:value-type="float" office:value="224754.24">
            <text:p>224754.24</text:p>
          </table:table-cell>
          <table:table-cell office:value-type="float" office:value="449.296">
            <text:p>449.296</text:p>
          </table:table-cell>
          <table:table-cell office:value-type="float" office:value="449.2300109863">
            <text:p>449.2300109863</text:p>
          </table:table-cell>
          <table:table-cell office:value-type="float" office:value="-6.5989013672">
            <text:p>-6.5989013672</text:p>
          </table:table-cell>
          <table:table-cell office:value-type="string">
            <text:p>2513</text:p>
          </table:table-cell>
          <table:table-cell table:formula="of:=ABS([.H380])" office:value-type="float" office:value="6.598901367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53</text:p>
          </table:table-cell>
          <table:table-cell office:value-type="string">
            <text:p>25135391</text:p>
          </table:table-cell>
          <table:table-cell office:value-type="string">
            <text:p>LFP3</text:p>
          </table:table-cell>
          <table:table-cell office:value-type="float" office:value="609082.744">
            <text:p>609082.744</text:p>
          </table:table-cell>
          <table:table-cell office:value-type="float" office:value="225434.356">
            <text:p>225434.356</text:p>
          </table:table-cell>
          <table:table-cell office:value-type="float" office:value="446.673">
            <text:p>446.673</text:p>
          </table:table-cell>
          <table:table-cell office:value-type="float" office:value="446.7099914551">
            <text:p>446.7099914551</text:p>
          </table:table-cell>
          <table:table-cell office:value-type="float" office:value="3.6991455078">
            <text:p>3.6991455078</text:p>
          </table:table-cell>
          <table:table-cell office:value-type="string">
            <text:p>2513</text:p>
          </table:table-cell>
          <table:table-cell table:formula="of:=ABS([.H381])" office:value-type="float" office:value="3.6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54</text:p>
          </table:table-cell>
          <table:table-cell office:value-type="string">
            <text:p>25135395</text:p>
          </table:table-cell>
          <table:table-cell office:value-type="string">
            <text:p>LFP3</text:p>
          </table:table-cell>
          <table:table-cell office:value-type="float" office:value="609527.421">
            <text:p>609527.421</text:p>
          </table:table-cell>
          <table:table-cell office:value-type="float" office:value="225266.194">
            <text:p>225266.194</text:p>
          </table:table-cell>
          <table:table-cell office:value-type="float" office:value="447.489">
            <text:p>447.489</text:p>
          </table:table-cell>
          <table:table-cell office:value-type="float" office:value="447.4800109863">
            <text:p>447.4800109863</text:p>
          </table:table-cell>
          <table:table-cell office:value-type="float" office:value="-0.8989013672">
            <text:p>-0.8989013672</text:p>
          </table:table-cell>
          <table:table-cell office:value-type="string">
            <text:p>2513</text:p>
          </table:table-cell>
          <table:table-cell table:formula="of:=ABS([.H382])" office:value-type="float" office:value="0.8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55</text:p>
          </table:table-cell>
          <table:table-cell office:value-type="string">
            <text:p>25135396</text:p>
          </table:table-cell>
          <table:table-cell office:value-type="string">
            <text:p>LFP3</text:p>
          </table:table-cell>
          <table:table-cell office:value-type="float" office:value="609575.206">
            <text:p>609575.206</text:p>
          </table:table-cell>
          <table:table-cell office:value-type="float" office:value="225266.604">
            <text:p>225266.604</text:p>
          </table:table-cell>
          <table:table-cell office:value-type="float" office:value="447.45">
            <text:p>447.45</text:p>
          </table:table-cell>
          <table:table-cell office:value-type="float" office:value="447.4899902344">
            <text:p>447.4899902344</text:p>
          </table:table-cell>
          <table:table-cell office:value-type="float" office:value="3.9990234375">
            <text:p>3.9990234375</text:p>
          </table:table-cell>
          <table:table-cell office:value-type="string">
            <text:p>2513</text:p>
          </table:table-cell>
          <table:table-cell table:formula="of:=ABS([.H383])" office:value-type="float" office:value="3.9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56</text:p>
          </table:table-cell>
          <table:table-cell office:value-type="string">
            <text:p>25135397</text:p>
          </table:table-cell>
          <table:table-cell office:value-type="string">
            <text:p>LFP3</text:p>
          </table:table-cell>
          <table:table-cell office:value-type="float" office:value="609631.155">
            <text:p>609631.155</text:p>
          </table:table-cell>
          <table:table-cell office:value-type="float" office:value="225259.615">
            <text:p>225259.615</text:p>
          </table:table-cell>
          <table:table-cell office:value-type="float" office:value="447.351">
            <text:p>447.351</text:p>
          </table:table-cell>
          <table:table-cell office:value-type="float" office:value="447.3800048828">
            <text:p>447.3800048828</text:p>
          </table:table-cell>
          <table:table-cell office:value-type="float" office:value="2.9004882813">
            <text:p>2.9004882813</text:p>
          </table:table-cell>
          <table:table-cell office:value-type="string">
            <text:p>2513</text:p>
          </table:table-cell>
          <table:table-cell table:formula="of:=ABS([.H384])" office:value-type="float" office:value="2.900488281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57</text:p>
          </table:table-cell>
          <table:table-cell office:value-type="string">
            <text:p>25135398</text:p>
          </table:table-cell>
          <table:table-cell office:value-type="string">
            <text:p>LFP3</text:p>
          </table:table-cell>
          <table:table-cell office:value-type="float" office:value="609673.9">
            <text:p>609673.9</text:p>
          </table:table-cell>
          <table:table-cell office:value-type="float" office:value="225306.932">
            <text:p>225306.932</text:p>
          </table:table-cell>
          <table:table-cell office:value-type="float" office:value="447.574">
            <text:p>447.574</text:p>
          </table:table-cell>
          <table:table-cell office:value-type="float" office:value="447.6700134277">
            <text:p>447.6700134277</text:p>
          </table:table-cell>
          <table:table-cell office:value-type="float" office:value="9.6013427734">
            <text:p>9.6013427734</text:p>
          </table:table-cell>
          <table:table-cell office:value-type="string">
            <text:p>2513</text:p>
          </table:table-cell>
          <table:table-cell table:formula="of:=ABS([.H385])" office:value-type="float" office:value="9.601342773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758</text:p>
          </table:table-cell>
          <table:table-cell office:value-type="string">
            <text:p>25135399</text:p>
          </table:table-cell>
          <table:table-cell office:value-type="string">
            <text:p>LFP3</text:p>
          </table:table-cell>
          <table:table-cell office:value-type="float" office:value="609712.638">
            <text:p>609712.638</text:p>
          </table:table-cell>
          <table:table-cell office:value-type="float" office:value="225271.3">
            <text:p>225271.3</text:p>
          </table:table-cell>
          <table:table-cell office:value-type="float" office:value="447.905">
            <text:p>447.905</text:p>
          </table:table-cell>
          <table:table-cell office:value-type="float" office:value="447.9700012207">
            <text:p>447.9700012207</text:p>
          </table:table-cell>
          <table:table-cell office:value-type="float" office:value="6.5001220703">
            <text:p>6.5001220703</text:p>
          </table:table-cell>
          <table:table-cell office:value-type="string">
            <text:p>2513</text:p>
          </table:table-cell>
          <table:table-cell table:formula="of:=ABS([.H386])" office:value-type="float" office:value="6.500122070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59</text:p>
          </table:table-cell>
          <table:table-cell office:value-type="string">
            <text:p>25135400</text:p>
          </table:table-cell>
          <table:table-cell office:value-type="string">
            <text:p>LFP3</text:p>
          </table:table-cell>
          <table:table-cell office:value-type="float" office:value="609794.056">
            <text:p>609794.056</text:p>
          </table:table-cell>
          <table:table-cell office:value-type="float" office:value="225354.135">
            <text:p>225354.135</text:p>
          </table:table-cell>
          <table:table-cell office:value-type="float" office:value="446.775">
            <text:p>446.775</text:p>
          </table:table-cell>
          <table:table-cell office:value-type="float" office:value="446.75">
            <text:p>446.75</text:p>
          </table:table-cell>
          <table:table-cell office:value-type="float" office:value="-2.5">
            <text:p>-2.5</text:p>
          </table:table-cell>
          <table:table-cell office:value-type="string">
            <text:p>2513</text:p>
          </table:table-cell>
          <table:table-cell table:formula="of:=ABS([.H387])" office:value-type="float" office:value="2.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60</text:p>
          </table:table-cell>
          <table:table-cell office:value-type="string">
            <text:p>25135401</text:p>
          </table:table-cell>
          <table:table-cell office:value-type="string">
            <text:p>LFP3</text:p>
          </table:table-cell>
          <table:table-cell office:value-type="float" office:value="609869.327">
            <text:p>609869.327</text:p>
          </table:table-cell>
          <table:table-cell office:value-type="float" office:value="225268.392">
            <text:p>225268.392</text:p>
          </table:table-cell>
          <table:table-cell office:value-type="float" office:value="447.525">
            <text:p>447.525</text:p>
          </table:table-cell>
          <table:table-cell office:value-type="float" office:value="447.5">
            <text:p>447.5</text:p>
          </table:table-cell>
          <table:table-cell office:value-type="float" office:value="-2.5">
            <text:p>-2.5</text:p>
          </table:table-cell>
          <table:table-cell office:value-type="string">
            <text:p>2513</text:p>
          </table:table-cell>
          <table:table-cell table:formula="of:=ABS([.H388])" office:value-type="float" office:value="2.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61</text:p>
          </table:table-cell>
          <table:table-cell office:value-type="string">
            <text:p>25135402</text:p>
          </table:table-cell>
          <table:table-cell office:value-type="string">
            <text:p>LFP3</text:p>
          </table:table-cell>
          <table:table-cell office:value-type="float" office:value="609825.636">
            <text:p>609825.636</text:p>
          </table:table-cell>
          <table:table-cell office:value-type="float" office:value="225213.043">
            <text:p>225213.043</text:p>
          </table:table-cell>
          <table:table-cell office:value-type="float" office:value="448.6">
            <text:p>448.6</text:p>
          </table:table-cell>
          <table:table-cell office:value-type="float" office:value="448.5799865723">
            <text:p>448.5799865723</text:p>
          </table:table-cell>
          <table:table-cell office:value-type="float" office:value="-2.0013427734">
            <text:p>-2.0013427734</text:p>
          </table:table-cell>
          <table:table-cell office:value-type="string">
            <text:p>2513</text:p>
          </table:table-cell>
          <table:table-cell table:formula="of:=ABS([.H389])" office:value-type="float" office:value="2.001342773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62</text:p>
          </table:table-cell>
          <table:table-cell office:value-type="string">
            <text:p>25135403</text:p>
          </table:table-cell>
          <table:table-cell office:value-type="string">
            <text:p>LFP3</text:p>
          </table:table-cell>
          <table:table-cell office:value-type="float" office:value="609790.033">
            <text:p>609790.033</text:p>
          </table:table-cell>
          <table:table-cell office:value-type="float" office:value="225197.282">
            <text:p>225197.282</text:p>
          </table:table-cell>
          <table:table-cell office:value-type="float" office:value="448.873">
            <text:p>448.873</text:p>
          </table:table-cell>
          <table:table-cell office:value-type="float" office:value="448.950012207">
            <text:p>448.950012207</text:p>
          </table:table-cell>
          <table:table-cell office:value-type="float" office:value="7.7012207031">
            <text:p>7.7012207031</text:p>
          </table:table-cell>
          <table:table-cell office:value-type="string">
            <text:p>2513</text:p>
          </table:table-cell>
          <table:table-cell table:formula="of:=ABS([.H390])" office:value-type="float" office:value="7.70122070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63</text:p>
          </table:table-cell>
          <table:table-cell office:value-type="string">
            <text:p>25135404</text:p>
          </table:table-cell>
          <table:table-cell office:value-type="string">
            <text:p>LFP3</text:p>
          </table:table-cell>
          <table:table-cell office:value-type="float" office:value="609623.893">
            <text:p>609623.893</text:p>
          </table:table-cell>
          <table:table-cell office:value-type="float" office:value="225302.338">
            <text:p>225302.338</text:p>
          </table:table-cell>
          <table:table-cell office:value-type="float" office:value="454.132">
            <text:p>454.132</text:p>
          </table:table-cell>
          <table:table-cell office:value-type="float" office:value="454.1900024414">
            <text:p>454.1900024414</text:p>
          </table:table-cell>
          <table:table-cell office:value-type="float" office:value="5.8002441406">
            <text:p>5.8002441406</text:p>
          </table:table-cell>
          <table:table-cell office:value-type="string">
            <text:p>2513</text:p>
          </table:table-cell>
          <table:table-cell table:formula="of:=ABS([.H391])" office:value-type="float" office:value="5.800244140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64</text:p>
          </table:table-cell>
          <table:table-cell office:value-type="string">
            <text:p>25135405</text:p>
          </table:table-cell>
          <table:table-cell office:value-type="string">
            <text:p>LFP3</text:p>
          </table:table-cell>
          <table:table-cell office:value-type="float" office:value="609582.111">
            <text:p>609582.111</text:p>
          </table:table-cell>
          <table:table-cell office:value-type="float" office:value="225345.698">
            <text:p>225345.698</text:p>
          </table:table-cell>
          <table:table-cell office:value-type="float" office:value="452.301">
            <text:p>452.301</text:p>
          </table:table-cell>
          <table:table-cell office:value-type="float" office:value="452.2099914551">
            <text:p>452.2099914551</text:p>
          </table:table-cell>
          <table:table-cell office:value-type="float" office:value="-9.1008544922">
            <text:p>-9.1008544922</text:p>
          </table:table-cell>
          <table:table-cell office:value-type="string">
            <text:p>2513</text:p>
          </table:table-cell>
          <table:table-cell table:formula="of:=ABS([.H392])" office:value-type="float" office:value="9.100854492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65</text:p>
          </table:table-cell>
          <table:table-cell office:value-type="string">
            <text:p>25135406</text:p>
          </table:table-cell>
          <table:table-cell office:value-type="string">
            <text:p>LFP3</text:p>
          </table:table-cell>
          <table:table-cell office:value-type="float" office:value="609567.21">
            <text:p>609567.21</text:p>
          </table:table-cell>
          <table:table-cell office:value-type="float" office:value="225410.388">
            <text:p>225410.388</text:p>
          </table:table-cell>
          <table:table-cell office:value-type="float" office:value="448.736">
            <text:p>448.736</text:p>
          </table:table-cell>
          <table:table-cell office:value-type="float" office:value="448.7399902344">
            <text:p>448.7399902344</text:p>
          </table:table-cell>
          <table:table-cell office:value-type="float" office:value="0.3990234375">
            <text:p>0.3990234375</text:p>
          </table:table-cell>
          <table:table-cell office:value-type="string">
            <text:p>2513</text:p>
          </table:table-cell>
          <table:table-cell table:formula="of:=ABS([.H393])" office:value-type="float" office:value="0.3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766</text:p>
          </table:table-cell>
          <table:table-cell office:value-type="string">
            <text:p>25135407</text:p>
          </table:table-cell>
          <table:table-cell office:value-type="string">
            <text:p>LFP3</text:p>
          </table:table-cell>
          <table:table-cell office:value-type="float" office:value="609900.659">
            <text:p>609900.659</text:p>
          </table:table-cell>
          <table:table-cell office:value-type="float" office:value="225343.337">
            <text:p>225343.337</text:p>
          </table:table-cell>
          <table:table-cell office:value-type="float" office:value="447.141">
            <text:p>447.141</text:p>
          </table:table-cell>
          <table:table-cell office:value-type="float" office:value="447.0899963379">
            <text:p>447.0899963379</text:p>
          </table:table-cell>
          <table:table-cell office:value-type="float" office:value="-5.1003662109">
            <text:p>-5.1003662109</text:p>
          </table:table-cell>
          <table:table-cell office:value-type="string">
            <text:p>2513</text:p>
          </table:table-cell>
          <table:table-cell table:formula="of:=ABS([.H394])" office:value-type="float" office:value="5.1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67</text:p>
          </table:table-cell>
          <table:table-cell office:value-type="string">
            <text:p>25135408</text:p>
          </table:table-cell>
          <table:table-cell office:value-type="string">
            <text:p>LFP3</text:p>
          </table:table-cell>
          <table:table-cell office:value-type="float" office:value="609940.364">
            <text:p>609940.364</text:p>
          </table:table-cell>
          <table:table-cell office:value-type="float" office:value="225438.658">
            <text:p>225438.658</text:p>
          </table:table-cell>
          <table:table-cell office:value-type="float" office:value="446.42">
            <text:p>446.42</text:p>
          </table:table-cell>
          <table:table-cell office:value-type="float" office:value="446.3800048828">
            <text:p>446.3800048828</text:p>
          </table:table-cell>
          <table:table-cell office:value-type="float" office:value="-3.9995117188">
            <text:p>-3.9995117188</text:p>
          </table:table-cell>
          <table:table-cell office:value-type="string">
            <text:p>2513</text:p>
          </table:table-cell>
          <table:table-cell table:formula="of:=ABS([.H395])" office:value-type="float" office:value="3.9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68</text:p>
          </table:table-cell>
          <table:table-cell office:value-type="string">
            <text:p>25135409</text:p>
          </table:table-cell>
          <table:table-cell office:value-type="string">
            <text:p>LFP3</text:p>
          </table:table-cell>
          <table:table-cell office:value-type="float" office:value="609966.601">
            <text:p>609966.601</text:p>
          </table:table-cell>
          <table:table-cell office:value-type="float" office:value="225535.953">
            <text:p>225535.953</text:p>
          </table:table-cell>
          <table:table-cell office:value-type="float" office:value="445.691">
            <text:p>445.691</text:p>
          </table:table-cell>
          <table:table-cell office:value-type="float" office:value="445.6499938965">
            <text:p>445.6499938965</text:p>
          </table:table-cell>
          <table:table-cell office:value-type="float" office:value="-4.1006103516">
            <text:p>-4.1006103516</text:p>
          </table:table-cell>
          <table:table-cell office:value-type="string">
            <text:p>2513</text:p>
          </table:table-cell>
          <table:table-cell table:formula="of:=ABS([.H396])" office:value-type="float" office:value="4.1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69</text:p>
          </table:table-cell>
          <table:table-cell office:value-type="string">
            <text:p>25135410</text:p>
          </table:table-cell>
          <table:table-cell office:value-type="string">
            <text:p>LFP3</text:p>
          </table:table-cell>
          <table:table-cell office:value-type="float" office:value="610004.58">
            <text:p>610004.58</text:p>
          </table:table-cell>
          <table:table-cell office:value-type="float" office:value="225605.58">
            <text:p>225605.58</text:p>
          </table:table-cell>
          <table:table-cell office:value-type="float" office:value="445.72">
            <text:p>445.72</text:p>
          </table:table-cell>
          <table:table-cell office:value-type="float" office:value="445.6400146484">
            <text:p>445.6400146484</text:p>
          </table:table-cell>
          <table:table-cell office:value-type="float" office:value="-7.9985351563">
            <text:p>-7.9985351563</text:p>
          </table:table-cell>
          <table:table-cell office:value-type="string">
            <text:p>2513</text:p>
          </table:table-cell>
          <table:table-cell table:formula="of:=ABS([.H397])" office:value-type="float" office:value="7.998535156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70</text:p>
          </table:table-cell>
          <table:table-cell office:value-type="string">
            <text:p>25135411</text:p>
          </table:table-cell>
          <table:table-cell office:value-type="string">
            <text:p>LFP3</text:p>
          </table:table-cell>
          <table:table-cell office:value-type="float" office:value="609896.344">
            <text:p>609896.344</text:p>
          </table:table-cell>
          <table:table-cell office:value-type="float" office:value="225599.007">
            <text:p>225599.007</text:p>
          </table:table-cell>
          <table:table-cell office:value-type="float" office:value="445.413">
            <text:p>445.413</text:p>
          </table:table-cell>
          <table:table-cell office:value-type="float" office:value="445.4599914551">
            <text:p>445.4599914551</text:p>
          </table:table-cell>
          <table:table-cell office:value-type="float" office:value="4.6991455078">
            <text:p>4.6991455078</text:p>
          </table:table-cell>
          <table:table-cell office:value-type="string">
            <text:p>2513</text:p>
          </table:table-cell>
          <table:table-cell table:formula="of:=ABS([.H398])" office:value-type="float" office:value="4.699145507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71</text:p>
          </table:table-cell>
          <table:table-cell office:value-type="string">
            <text:p>25135412</text:p>
          </table:table-cell>
          <table:table-cell office:value-type="string">
            <text:p>LFP3</text:p>
          </table:table-cell>
          <table:table-cell office:value-type="float" office:value="609829.388">
            <text:p>609829.388</text:p>
          </table:table-cell>
          <table:table-cell office:value-type="float" office:value="225604.535">
            <text:p>225604.535</text:p>
          </table:table-cell>
          <table:table-cell office:value-type="float" office:value="445.335">
            <text:p>445.335</text:p>
          </table:table-cell>
          <table:table-cell office:value-type="float" office:value="445.299987793">
            <text:p>445.299987793</text:p>
          </table:table-cell>
          <table:table-cell office:value-type="float" office:value="-3.5012207031">
            <text:p>-3.5012207031</text:p>
          </table:table-cell>
          <table:table-cell office:value-type="string">
            <text:p>2513</text:p>
          </table:table-cell>
          <table:table-cell table:formula="of:=ABS([.H399])" office:value-type="float" office:value="3.5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72</text:p>
          </table:table-cell>
          <table:table-cell office:value-type="string">
            <text:p>25135413</text:p>
          </table:table-cell>
          <table:table-cell office:value-type="string">
            <text:p>LFP3</text:p>
          </table:table-cell>
          <table:table-cell office:value-type="float" office:value="609749.787">
            <text:p>609749.787</text:p>
          </table:table-cell>
          <table:table-cell office:value-type="float" office:value="225512.102">
            <text:p>225512.102</text:p>
          </table:table-cell>
          <table:table-cell office:value-type="float" office:value="445.079">
            <text:p>445.079</text:p>
          </table:table-cell>
          <table:table-cell office:value-type="float" office:value="445.049987793">
            <text:p>445.049987793</text:p>
          </table:table-cell>
          <table:table-cell office:value-type="float" office:value="-2.9012207031">
            <text:p>-2.9012207031</text:p>
          </table:table-cell>
          <table:table-cell office:value-type="string">
            <text:p>2513</text:p>
          </table:table-cell>
          <table:table-cell table:formula="of:=ABS([.H400])" office:value-type="float" office:value="2.9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73</text:p>
          </table:table-cell>
          <table:table-cell office:value-type="string">
            <text:p>25135414</text:p>
          </table:table-cell>
          <table:table-cell office:value-type="string">
            <text:p>LFP3</text:p>
          </table:table-cell>
          <table:table-cell office:value-type="float" office:value="609701.484">
            <text:p>609701.484</text:p>
          </table:table-cell>
          <table:table-cell office:value-type="float" office:value="225469.461">
            <text:p>225469.461</text:p>
          </table:table-cell>
          <table:table-cell office:value-type="float" office:value="446.423">
            <text:p>446.423</text:p>
          </table:table-cell>
          <table:table-cell office:value-type="float" office:value="446.3900146484">
            <text:p>446.3900146484</text:p>
          </table:table-cell>
          <table:table-cell office:value-type="float" office:value="-3.2985351563">
            <text:p>-3.2985351563</text:p>
          </table:table-cell>
          <table:table-cell office:value-type="string">
            <text:p>2513</text:p>
          </table:table-cell>
          <table:table-cell table:formula="of:=ABS([.H401])" office:value-type="float" office:value="3.298535156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74</text:p>
          </table:table-cell>
          <table:table-cell office:value-type="string">
            <text:p>25135415</text:p>
          </table:table-cell>
          <table:table-cell office:value-type="string">
            <text:p>LFP3</text:p>
          </table:table-cell>
          <table:table-cell office:value-type="float" office:value="609968.323">
            <text:p>609968.323</text:p>
          </table:table-cell>
          <table:table-cell office:value-type="float" office:value="225218.364">
            <text:p>225218.364</text:p>
          </table:table-cell>
          <table:table-cell office:value-type="float" office:value="447.043">
            <text:p>447.043</text:p>
          </table:table-cell>
          <table:table-cell office:value-type="float" office:value="447.0299987793">
            <text:p>447.0299987793</text:p>
          </table:table-cell>
          <table:table-cell office:value-type="float" office:value="-1.3001220703">
            <text:p>-1.3001220703</text:p>
          </table:table-cell>
          <table:table-cell office:value-type="string">
            <text:p>2513</text:p>
          </table:table-cell>
          <table:table-cell table:formula="of:=ABS([.H402])" office:value-type="float" office:value="1.3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75</text:p>
          </table:table-cell>
          <table:table-cell office:value-type="string">
            <text:p>25135417</text:p>
          </table:table-cell>
          <table:table-cell office:value-type="string">
            <text:p>LFP3</text:p>
          </table:table-cell>
          <table:table-cell office:value-type="float" office:value="610059.683">
            <text:p>610059.683</text:p>
          </table:table-cell>
          <table:table-cell office:value-type="float" office:value="225075.589">
            <text:p>225075.589</text:p>
          </table:table-cell>
          <table:table-cell office:value-type="float" office:value="447.82">
            <text:p>447.82</text:p>
          </table:table-cell>
          <table:table-cell office:value-type="float" office:value="447.7699890137">
            <text:p>447.7699890137</text:p>
          </table:table-cell>
          <table:table-cell office:value-type="float" office:value="-5.0010986328">
            <text:p>-5.0010986328</text:p>
          </table:table-cell>
          <table:table-cell office:value-type="string">
            <text:p>2513</text:p>
          </table:table-cell>
          <table:table-cell table:formula="of:=ABS([.H403])" office:value-type="float" office:value="5.0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76</text:p>
          </table:table-cell>
          <table:table-cell office:value-type="string">
            <text:p>25135419</text:p>
          </table:table-cell>
          <table:table-cell office:value-type="string">
            <text:p>LFP3</text:p>
          </table:table-cell>
          <table:table-cell office:value-type="float" office:value="609990.233">
            <text:p>609990.233</text:p>
          </table:table-cell>
          <table:table-cell office:value-type="float" office:value="224900.652">
            <text:p>224900.652</text:p>
          </table:table-cell>
          <table:table-cell office:value-type="float" office:value="448.574">
            <text:p>448.574</text:p>
          </table:table-cell>
          <table:table-cell office:value-type="float" office:value="448.5599975586">
            <text:p>448.5599975586</text:p>
          </table:table-cell>
          <table:table-cell office:value-type="float" office:value="-1.4002441406">
            <text:p>-1.4002441406</text:p>
          </table:table-cell>
          <table:table-cell office:value-type="string">
            <text:p>2513</text:p>
          </table:table-cell>
          <table:table-cell table:formula="of:=ABS([.H404])" office:value-type="float" office:value="1.4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77</text:p>
          </table:table-cell>
          <table:table-cell office:value-type="string">
            <text:p>25135430</text:p>
          </table:table-cell>
          <table:table-cell office:value-type="string">
            <text:p>LFP3</text:p>
          </table:table-cell>
          <table:table-cell office:value-type="float" office:value="610285.804">
            <text:p>610285.804</text:p>
          </table:table-cell>
          <table:table-cell office:value-type="float" office:value="225016.394">
            <text:p>225016.394</text:p>
          </table:table-cell>
          <table:table-cell office:value-type="float" office:value="447.963">
            <text:p>447.963</text:p>
          </table:table-cell>
          <table:table-cell office:value-type="float" office:value="447.8999938965">
            <text:p>447.8999938965</text:p>
          </table:table-cell>
          <table:table-cell office:value-type="float" office:value="-6.3006103516">
            <text:p>-6.3006103516</text:p>
          </table:table-cell>
          <table:table-cell office:value-type="string">
            <text:p>2513</text:p>
          </table:table-cell>
          <table:table-cell table:formula="of:=ABS([.H405])" office:value-type="float" office:value="6.3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78</text:p>
          </table:table-cell>
          <table:table-cell office:value-type="string">
            <text:p>25135431</text:p>
          </table:table-cell>
          <table:table-cell office:value-type="string">
            <text:p>LFP3</text:p>
          </table:table-cell>
          <table:table-cell office:value-type="float" office:value="610190.239">
            <text:p>610190.239</text:p>
          </table:table-cell>
          <table:table-cell office:value-type="float" office:value="225112.753">
            <text:p>225112.753</text:p>
          </table:table-cell>
          <table:table-cell office:value-type="float" office:value="447.68">
            <text:p>447.68</text:p>
          </table:table-cell>
          <table:table-cell office:value-type="float" office:value="447.7399902344">
            <text:p>447.7399902344</text:p>
          </table:table-cell>
          <table:table-cell office:value-type="float" office:value="5.9990234375">
            <text:p>5.9990234375</text:p>
          </table:table-cell>
          <table:table-cell office:value-type="string">
            <text:p>2513</text:p>
          </table:table-cell>
          <table:table-cell table:formula="of:=ABS([.H406])" office:value-type="float" office:value="5.9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79</text:p>
          </table:table-cell>
          <table:table-cell office:value-type="string">
            <text:p>25135434</text:p>
          </table:table-cell>
          <table:table-cell office:value-type="string">
            <text:p>LFP3</text:p>
          </table:table-cell>
          <table:table-cell office:value-type="float" office:value="608642.814">
            <text:p>608642.814</text:p>
          </table:table-cell>
          <table:table-cell office:value-type="float" office:value="226139.676">
            <text:p>226139.676</text:p>
          </table:table-cell>
          <table:table-cell office:value-type="float" office:value="469.334">
            <text:p>469.334</text:p>
          </table:table-cell>
          <table:table-cell office:value-type="float" office:value="469.3800048828">
            <text:p>469.3800048828</text:p>
          </table:table-cell>
          <table:table-cell office:value-type="float" office:value="4.6004882812">
            <text:p>4.6004882812</text:p>
          </table:table-cell>
          <table:table-cell office:value-type="string">
            <text:p>2513</text:p>
          </table:table-cell>
          <table:table-cell table:formula="of:=ABS([.H407])" office:value-type="float" office:value="4.600488281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80</text:p>
          </table:table-cell>
          <table:table-cell office:value-type="string">
            <text:p>25135435</text:p>
          </table:table-cell>
          <table:table-cell office:value-type="string">
            <text:p>LFP3</text:p>
          </table:table-cell>
          <table:table-cell office:value-type="float" office:value="608708.767">
            <text:p>608708.767</text:p>
          </table:table-cell>
          <table:table-cell office:value-type="float" office:value="226181.21">
            <text:p>226181.21</text:p>
          </table:table-cell>
          <table:table-cell office:value-type="float" office:value="467.979">
            <text:p>467.979</text:p>
          </table:table-cell>
          <table:table-cell office:value-type="float" office:value="468.0199890137">
            <text:p>468.0199890137</text:p>
          </table:table-cell>
          <table:table-cell office:value-type="float" office:value="4.0989013672">
            <text:p>4.0989013672</text:p>
          </table:table-cell>
          <table:table-cell office:value-type="string">
            <text:p>2513</text:p>
          </table:table-cell>
          <table:table-cell table:formula="of:=ABS([.H408])" office:value-type="float" office:value="4.098901367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781</text:p>
          </table:table-cell>
          <table:table-cell office:value-type="string">
            <text:p>25135436</text:p>
          </table:table-cell>
          <table:table-cell office:value-type="string">
            <text:p>LFP3</text:p>
          </table:table-cell>
          <table:table-cell office:value-type="float" office:value="607979.128">
            <text:p>607979.128</text:p>
          </table:table-cell>
          <table:table-cell office:value-type="float" office:value="224584.782">
            <text:p>224584.782</text:p>
          </table:table-cell>
          <table:table-cell office:value-type="float" office:value="468.703">
            <text:p>468.703</text:p>
          </table:table-cell>
          <table:table-cell office:value-type="float" office:value="468.7600097656">
            <text:p>468.7600097656</text:p>
          </table:table-cell>
          <table:table-cell office:value-type="float" office:value="5.7009765625">
            <text:p>5.7009765625</text:p>
          </table:table-cell>
          <table:table-cell office:value-type="string">
            <text:p>2513</text:p>
          </table:table-cell>
          <table:table-cell table:formula="of:=ABS([.H409])" office:value-type="float" office:value="5.7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82</text:p>
          </table:table-cell>
          <table:table-cell office:value-type="string">
            <text:p>25135439</text:p>
          </table:table-cell>
          <table:table-cell office:value-type="string">
            <text:p>LFP3</text:p>
          </table:table-cell>
          <table:table-cell office:value-type="float" office:value="609036.75">
            <text:p>609036.75</text:p>
          </table:table-cell>
          <table:table-cell office:value-type="float" office:value="224971.844">
            <text:p>224971.844</text:p>
          </table:table-cell>
          <table:table-cell office:value-type="float" office:value="448.653">
            <text:p>448.653</text:p>
          </table:table-cell>
          <table:table-cell office:value-type="float" office:value="448.7200012207">
            <text:p>448.7200012207</text:p>
          </table:table-cell>
          <table:table-cell office:value-type="float" office:value="6.7001220703">
            <text:p>6.7001220703</text:p>
          </table:table-cell>
          <table:table-cell office:value-type="string">
            <text:p>2513</text:p>
          </table:table-cell>
          <table:table-cell table:formula="of:=ABS([.H410])" office:value-type="float" office:value="6.700122070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83</text:p>
          </table:table-cell>
          <table:table-cell office:value-type="string">
            <text:p>25135442</text:p>
          </table:table-cell>
          <table:table-cell office:value-type="string">
            <text:p>LFP3</text:p>
          </table:table-cell>
          <table:table-cell office:value-type="float" office:value="609195.243">
            <text:p>609195.243</text:p>
          </table:table-cell>
          <table:table-cell office:value-type="float" office:value="224609.959">
            <text:p>224609.959</text:p>
          </table:table-cell>
          <table:table-cell office:value-type="float" office:value="450.417">
            <text:p>450.417</text:p>
          </table:table-cell>
          <table:table-cell office:value-type="float" office:value="450.4100036621">
            <text:p>450.4100036621</text:p>
          </table:table-cell>
          <table:table-cell office:value-type="float" office:value="-0.6996337891">
            <text:p>-0.6996337891</text:p>
          </table:table-cell>
          <table:table-cell office:value-type="string">
            <text:p>2513</text:p>
          </table:table-cell>
          <table:table-cell table:formula="of:=ABS([.H411])" office:value-type="float" office:value="0.6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84</text:p>
          </table:table-cell>
          <table:table-cell office:value-type="string">
            <text:p>25135443</text:p>
          </table:table-cell>
          <table:table-cell office:value-type="string">
            <text:p>LFP3</text:p>
          </table:table-cell>
          <table:table-cell office:value-type="float" office:value="609753.475">
            <text:p>609753.475</text:p>
          </table:table-cell>
          <table:table-cell office:value-type="float" office:value="225144.501">
            <text:p>225144.501</text:p>
          </table:table-cell>
          <table:table-cell office:value-type="float" office:value="448.277">
            <text:p>448.277</text:p>
          </table:table-cell>
          <table:table-cell office:value-type="float" office:value="448.2699890137">
            <text:p>448.2699890137</text:p>
          </table:table-cell>
          <table:table-cell office:value-type="float" office:value="-0.7010986328">
            <text:p>-0.7010986328</text:p>
          </table:table-cell>
          <table:table-cell office:value-type="string">
            <text:p>2513</text:p>
          </table:table-cell>
          <table:table-cell table:formula="of:=ABS([.H412])" office:value-type="float" office:value="0.701098632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85</text:p>
          </table:table-cell>
          <table:table-cell office:value-type="string">
            <text:p>25135444</text:p>
          </table:table-cell>
          <table:table-cell office:value-type="string">
            <text:p>LFP3</text:p>
          </table:table-cell>
          <table:table-cell office:value-type="float" office:value="609662.054">
            <text:p>609662.054</text:p>
          </table:table-cell>
          <table:table-cell office:value-type="float" office:value="225203.33">
            <text:p>225203.33</text:p>
          </table:table-cell>
          <table:table-cell office:value-type="float" office:value="448.119">
            <text:p>448.119</text:p>
          </table:table-cell>
          <table:table-cell office:value-type="float" office:value="448.049987793">
            <text:p>448.049987793</text:p>
          </table:table-cell>
          <table:table-cell office:value-type="float" office:value="-6.9012207031">
            <text:p>-6.9012207031</text:p>
          </table:table-cell>
          <table:table-cell office:value-type="string">
            <text:p>2513</text:p>
          </table:table-cell>
          <table:table-cell table:formula="of:=ABS([.H413])" office:value-type="float" office:value="6.9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86</text:p>
          </table:table-cell>
          <table:table-cell office:value-type="string">
            <text:p>25135445</text:p>
          </table:table-cell>
          <table:table-cell office:value-type="string">
            <text:p>LFP3</text:p>
          </table:table-cell>
          <table:table-cell office:value-type="float" office:value="609658.644">
            <text:p>609658.644</text:p>
          </table:table-cell>
          <table:table-cell office:value-type="float" office:value="225113.511">
            <text:p>225113.511</text:p>
          </table:table-cell>
          <table:table-cell office:value-type="float" office:value="448.445">
            <text:p>448.445</text:p>
          </table:table-cell>
          <table:table-cell office:value-type="float" office:value="448.450012207">
            <text:p>448.450012207</text:p>
          </table:table-cell>
          <table:table-cell office:value-type="float" office:value="0.5012207031">
            <text:p>0.5012207031</text:p>
          </table:table-cell>
          <table:table-cell office:value-type="string">
            <text:p>2513</text:p>
          </table:table-cell>
          <table:table-cell table:formula="of:=ABS([.H414])" office:value-type="float" office:value="0.5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87</text:p>
          </table:table-cell>
          <table:table-cell office:value-type="string">
            <text:p>25135447</text:p>
          </table:table-cell>
          <table:table-cell office:value-type="string">
            <text:p>LFP3</text:p>
          </table:table-cell>
          <table:table-cell office:value-type="float" office:value="609648.578">
            <text:p>609648.578</text:p>
          </table:table-cell>
          <table:table-cell office:value-type="float" office:value="225032.026">
            <text:p>225032.026</text:p>
          </table:table-cell>
          <table:table-cell office:value-type="float" office:value="448.826">
            <text:p>448.826</text:p>
          </table:table-cell>
          <table:table-cell office:value-type="float" office:value="448.7799987793">
            <text:p>448.7799987793</text:p>
          </table:table-cell>
          <table:table-cell office:value-type="float" office:value="-4.6001220703">
            <text:p>-4.6001220703</text:p>
          </table:table-cell>
          <table:table-cell office:value-type="string">
            <text:p>2513</text:p>
          </table:table-cell>
          <table:table-cell table:formula="of:=ABS([.H415])" office:value-type="float" office:value="4.600122070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88</text:p>
          </table:table-cell>
          <table:table-cell office:value-type="string">
            <text:p>25135448</text:p>
          </table:table-cell>
          <table:table-cell office:value-type="string">
            <text:p>LFP3</text:p>
          </table:table-cell>
          <table:table-cell office:value-type="float" office:value="609713.589">
            <text:p>609713.589</text:p>
          </table:table-cell>
          <table:table-cell office:value-type="float" office:value="225010.703">
            <text:p>225010.703</text:p>
          </table:table-cell>
          <table:table-cell office:value-type="float" office:value="449.114">
            <text:p>449.114</text:p>
          </table:table-cell>
          <table:table-cell office:value-type="float" office:value="449.1000061035">
            <text:p>449.1000061035</text:p>
          </table:table-cell>
          <table:table-cell office:value-type="float" office:value="-1.3993896484">
            <text:p>-1.3993896484</text:p>
          </table:table-cell>
          <table:table-cell office:value-type="string">
            <text:p>2513</text:p>
          </table:table-cell>
          <table:table-cell table:formula="of:=ABS([.H416])" office:value-type="float" office:value="1.3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789</text:p>
          </table:table-cell>
          <table:table-cell office:value-type="string">
            <text:p>25135449</text:p>
          </table:table-cell>
          <table:table-cell office:value-type="string">
            <text:p>LFP3</text:p>
          </table:table-cell>
          <table:table-cell office:value-type="float" office:value="609739.168">
            <text:p>609739.168</text:p>
          </table:table-cell>
          <table:table-cell office:value-type="float" office:value="225013.3">
            <text:p>225013.3</text:p>
          </table:table-cell>
          <table:table-cell office:value-type="float" office:value="449.458">
            <text:p>449.458</text:p>
          </table:table-cell>
          <table:table-cell office:value-type="float" office:value="449.4100036621">
            <text:p>449.4100036621</text:p>
          </table:table-cell>
          <table:table-cell office:value-type="float" office:value="-4.7996337891">
            <text:p>-4.7996337891</text:p>
          </table:table-cell>
          <table:table-cell office:value-type="string">
            <text:p>2513</text:p>
          </table:table-cell>
          <table:table-cell table:formula="of:=ABS([.H417])" office:value-type="float" office:value="4.7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90</text:p>
          </table:table-cell>
          <table:table-cell office:value-type="string">
            <text:p>25135450</text:p>
          </table:table-cell>
          <table:table-cell office:value-type="string">
            <text:p>LFP3</text:p>
          </table:table-cell>
          <table:table-cell office:value-type="float" office:value="609739.936">
            <text:p>609739.936</text:p>
          </table:table-cell>
          <table:table-cell office:value-type="float" office:value="224970.488">
            <text:p>224970.488</text:p>
          </table:table-cell>
          <table:table-cell office:value-type="float" office:value="449.653">
            <text:p>449.653</text:p>
          </table:table-cell>
          <table:table-cell office:value-type="float" office:value="449.5899963379">
            <text:p>449.5899963379</text:p>
          </table:table-cell>
          <table:table-cell office:value-type="float" office:value="-6.3003662109">
            <text:p>-6.3003662109</text:p>
          </table:table-cell>
          <table:table-cell office:value-type="string">
            <text:p>2513</text:p>
          </table:table-cell>
          <table:table-cell table:formula="of:=ABS([.H418])" office:value-type="float" office:value="6.3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91</text:p>
          </table:table-cell>
          <table:table-cell office:value-type="string">
            <text:p>25135452</text:p>
          </table:table-cell>
          <table:table-cell office:value-type="string">
            <text:p>LFP3</text:p>
          </table:table-cell>
          <table:table-cell office:value-type="float" office:value="609869.378">
            <text:p>609869.378</text:p>
          </table:table-cell>
          <table:table-cell office:value-type="float" office:value="224944.126">
            <text:p>224944.126</text:p>
          </table:table-cell>
          <table:table-cell office:value-type="float" office:value="448.516">
            <text:p>448.516</text:p>
          </table:table-cell>
          <table:table-cell office:value-type="float" office:value="448.4400024414">
            <text:p>448.4400024414</text:p>
          </table:table-cell>
          <table:table-cell office:value-type="float" office:value="-7.5997558594">
            <text:p>-7.5997558594</text:p>
          </table:table-cell>
          <table:table-cell office:value-type="string">
            <text:p>2513</text:p>
          </table:table-cell>
          <table:table-cell table:formula="of:=ABS([.H419])" office:value-type="float" office:value="7.5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792</text:p>
          </table:table-cell>
          <table:table-cell office:value-type="string">
            <text:p>25135457</text:p>
          </table:table-cell>
          <table:table-cell office:value-type="string">
            <text:p>LFP3</text:p>
          </table:table-cell>
          <table:table-cell office:value-type="float" office:value="610289.767">
            <text:p>610289.767</text:p>
          </table:table-cell>
          <table:table-cell office:value-type="float" office:value="225607.41">
            <text:p>225607.41</text:p>
          </table:table-cell>
          <table:table-cell office:value-type="float" office:value="445.532">
            <text:p>445.532</text:p>
          </table:table-cell>
          <table:table-cell office:value-type="float" office:value="445.6199951172">
            <text:p>445.6199951172</text:p>
          </table:table-cell>
          <table:table-cell office:value-type="float" office:value="8.7995117188">
            <text:p>8.7995117188</text:p>
          </table:table-cell>
          <table:table-cell office:value-type="string">
            <text:p>2513</text:p>
          </table:table-cell>
          <table:table-cell table:formula="of:=ABS([.H420])" office:value-type="float" office:value="8.799511718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793</text:p>
          </table:table-cell>
          <table:table-cell office:value-type="string">
            <text:p>25135458</text:p>
          </table:table-cell>
          <table:table-cell office:value-type="string">
            <text:p>LFP3</text:p>
          </table:table-cell>
          <table:table-cell office:value-type="float" office:value="610144.175">
            <text:p>610144.175</text:p>
          </table:table-cell>
          <table:table-cell office:value-type="float" office:value="225693.228">
            <text:p>225693.228</text:p>
          </table:table-cell>
          <table:table-cell office:value-type="float" office:value="444.322">
            <text:p>444.322</text:p>
          </table:table-cell>
          <table:table-cell office:value-type="float" office:value="444.3399963379">
            <text:p>444.3399963379</text:p>
          </table:table-cell>
          <table:table-cell office:value-type="float" office:value="1.7996337891">
            <text:p>1.7996337891</text:p>
          </table:table-cell>
          <table:table-cell office:value-type="string">
            <text:p>2513</text:p>
          </table:table-cell>
          <table:table-cell table:formula="of:=ABS([.H421])" office:value-type="float" office:value="1.799633789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794</text:p>
          </table:table-cell>
          <table:table-cell office:value-type="string">
            <text:p>25135459</text:p>
          </table:table-cell>
          <table:table-cell office:value-type="string">
            <text:p>LFP3</text:p>
          </table:table-cell>
          <table:table-cell office:value-type="float" office:value="610093.373">
            <text:p>610093.373</text:p>
          </table:table-cell>
          <table:table-cell office:value-type="float" office:value="225736.424">
            <text:p>225736.424</text:p>
          </table:table-cell>
          <table:table-cell office:value-type="float" office:value="444.591">
            <text:p>444.591</text:p>
          </table:table-cell>
          <table:table-cell office:value-type="float" office:value="444.6499938965">
            <text:p>444.6499938965</text:p>
          </table:table-cell>
          <table:table-cell office:value-type="float" office:value="5.8993896484">
            <text:p>5.8993896484</text:p>
          </table:table-cell>
          <table:table-cell office:value-type="string">
            <text:p>2513</text:p>
          </table:table-cell>
          <table:table-cell table:formula="of:=ABS([.H422])" office:value-type="float" office:value="5.899389648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795</text:p>
          </table:table-cell>
          <table:table-cell office:value-type="string">
            <text:p>25135460</text:p>
          </table:table-cell>
          <table:table-cell office:value-type="string">
            <text:p>LFP3</text:p>
          </table:table-cell>
          <table:table-cell office:value-type="float" office:value="610178.762">
            <text:p>610178.762</text:p>
          </table:table-cell>
          <table:table-cell office:value-type="float" office:value="225802.264">
            <text:p>225802.264</text:p>
          </table:table-cell>
          <table:table-cell office:value-type="float" office:value="444.246">
            <text:p>444.246</text:p>
          </table:table-cell>
          <table:table-cell office:value-type="float" office:value="444.3200073242">
            <text:p>444.3200073242</text:p>
          </table:table-cell>
          <table:table-cell office:value-type="float" office:value="7.4007324219">
            <text:p>7.4007324219</text:p>
          </table:table-cell>
          <table:table-cell office:value-type="string">
            <text:p>2513</text:p>
          </table:table-cell>
          <table:table-cell table:formula="of:=ABS([.H423])" office:value-type="float" office:value="7.4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796</text:p>
          </table:table-cell>
          <table:table-cell office:value-type="string">
            <text:p>25135461</text:p>
          </table:table-cell>
          <table:table-cell office:value-type="string">
            <text:p>LFP3</text:p>
          </table:table-cell>
          <table:table-cell office:value-type="float" office:value="610255.714">
            <text:p>610255.714</text:p>
          </table:table-cell>
          <table:table-cell office:value-type="float" office:value="225868.589">
            <text:p>225868.589</text:p>
          </table:table-cell>
          <table:table-cell office:value-type="float" office:value="444.859">
            <text:p>444.859</text:p>
          </table:table-cell>
          <table:table-cell office:value-type="float" office:value="444.8900146484">
            <text:p>444.8900146484</text:p>
          </table:table-cell>
          <table:table-cell office:value-type="float" office:value="3.1014648438">
            <text:p>3.1014648438</text:p>
          </table:table-cell>
          <table:table-cell office:value-type="string">
            <text:p>2513</text:p>
          </table:table-cell>
          <table:table-cell table:formula="of:=ABS([.H424])" office:value-type="float" office:value="3.101464843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797</text:p>
          </table:table-cell>
          <table:table-cell office:value-type="string">
            <text:p>25135462</text:p>
          </table:table-cell>
          <table:table-cell office:value-type="string">
            <text:p>LFP3</text:p>
          </table:table-cell>
          <table:table-cell office:value-type="float" office:value="610321.034">
            <text:p>610321.034</text:p>
          </table:table-cell>
          <table:table-cell office:value-type="float" office:value="225925.031">
            <text:p>225925.031</text:p>
          </table:table-cell>
          <table:table-cell office:value-type="float" office:value="444.576">
            <text:p>444.576</text:p>
          </table:table-cell>
          <table:table-cell office:value-type="float" office:value="444.6300048828">
            <text:p>444.6300048828</text:p>
          </table:table-cell>
          <table:table-cell office:value-type="float" office:value="5.4004882812">
            <text:p>5.4004882812</text:p>
          </table:table-cell>
          <table:table-cell office:value-type="string">
            <text:p>2513</text:p>
          </table:table-cell>
          <table:table-cell table:formula="of:=ABS([.H425])" office:value-type="float" office:value="5.400488281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98</text:p>
          </table:table-cell>
          <table:table-cell office:value-type="string">
            <text:p>25135463</text:p>
          </table:table-cell>
          <table:table-cell office:value-type="string">
            <text:p>LFP3</text:p>
          </table:table-cell>
          <table:table-cell office:value-type="float" office:value="610391.911">
            <text:p>610391.911</text:p>
          </table:table-cell>
          <table:table-cell office:value-type="float" office:value="226001.629">
            <text:p>226001.629</text:p>
          </table:table-cell>
          <table:table-cell office:value-type="float" office:value="444.185">
            <text:p>444.185</text:p>
          </table:table-cell>
          <table:table-cell office:value-type="float" office:value="444.2300109863">
            <text:p>444.2300109863</text:p>
          </table:table-cell>
          <table:table-cell office:value-type="float" office:value="4.5010986328">
            <text:p>4.5010986328</text:p>
          </table:table-cell>
          <table:table-cell office:value-type="string">
            <text:p>2513</text:p>
          </table:table-cell>
          <table:table-cell table:formula="of:=ABS([.H426])" office:value-type="float" office:value="4.5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799</text:p>
          </table:table-cell>
          <table:table-cell office:value-type="string">
            <text:p>25135464</text:p>
          </table:table-cell>
          <table:table-cell office:value-type="string">
            <text:p>LFP3</text:p>
          </table:table-cell>
          <table:table-cell office:value-type="float" office:value="610402.885">
            <text:p>610402.885</text:p>
          </table:table-cell>
          <table:table-cell office:value-type="float" office:value="226089.352">
            <text:p>226089.352</text:p>
          </table:table-cell>
          <table:table-cell office:value-type="float" office:value="443.745">
            <text:p>443.745</text:p>
          </table:table-cell>
          <table:table-cell office:value-type="float" office:value="443.8099975586">
            <text:p>443.8099975586</text:p>
          </table:table-cell>
          <table:table-cell office:value-type="float" office:value="6.4997558594">
            <text:p>6.4997558594</text:p>
          </table:table-cell>
          <table:table-cell office:value-type="string">
            <text:p>2513</text:p>
          </table:table-cell>
          <table:table-cell table:formula="of:=ABS([.H427])" office:value-type="float" office:value="6.4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00</text:p>
          </table:table-cell>
          <table:table-cell office:value-type="string">
            <text:p>25135466</text:p>
          </table:table-cell>
          <table:table-cell office:value-type="string">
            <text:p>LFP3</text:p>
          </table:table-cell>
          <table:table-cell office:value-type="float" office:value="610288.254">
            <text:p>610288.254</text:p>
          </table:table-cell>
          <table:table-cell office:value-type="float" office:value="226064.338">
            <text:p>226064.338</text:p>
          </table:table-cell>
          <table:table-cell office:value-type="float" office:value="443.356">
            <text:p>443.356</text:p>
          </table:table-cell>
          <table:table-cell office:value-type="float" office:value="443.4200134277">
            <text:p>443.4200134277</text:p>
          </table:table-cell>
          <table:table-cell office:value-type="float" office:value="6.4013427734">
            <text:p>6.4013427734</text:p>
          </table:table-cell>
          <table:table-cell office:value-type="string">
            <text:p>2513</text:p>
          </table:table-cell>
          <table:table-cell table:formula="of:=ABS([.H428])" office:value-type="float" office:value="6.401342773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01</text:p>
          </table:table-cell>
          <table:table-cell office:value-type="string">
            <text:p>25135467</text:p>
          </table:table-cell>
          <table:table-cell office:value-type="string">
            <text:p>LFP3</text:p>
          </table:table-cell>
          <table:table-cell office:value-type="float" office:value="610322.503">
            <text:p>610322.503</text:p>
          </table:table-cell>
          <table:table-cell office:value-type="float" office:value="226249.631">
            <text:p>226249.631</text:p>
          </table:table-cell>
          <table:table-cell office:value-type="float" office:value="443.133">
            <text:p>443.133</text:p>
          </table:table-cell>
          <table:table-cell office:value-type="float" office:value="443.0700073242">
            <text:p>443.0700073242</text:p>
          </table:table-cell>
          <table:table-cell office:value-type="float" office:value="-6.2992675781">
            <text:p>-6.2992675781</text:p>
          </table:table-cell>
          <table:table-cell office:value-type="string">
            <text:p>2513</text:p>
          </table:table-cell>
          <table:table-cell table:formula="of:=ABS([.H429])" office:value-type="float" office:value="6.2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02</text:p>
          </table:table-cell>
          <table:table-cell office:value-type="string">
            <text:p>25135468</text:p>
          </table:table-cell>
          <table:table-cell office:value-type="string">
            <text:p>LFP3</text:p>
          </table:table-cell>
          <table:table-cell office:value-type="float" office:value="610284.319">
            <text:p>610284.319</text:p>
          </table:table-cell>
          <table:table-cell office:value-type="float" office:value="226257.601">
            <text:p>226257.601</text:p>
          </table:table-cell>
          <table:table-cell office:value-type="float" office:value="442.957">
            <text:p>442.957</text:p>
          </table:table-cell>
          <table:table-cell office:value-type="float" office:value="442.950012207">
            <text:p>442.950012207</text:p>
          </table:table-cell>
          <table:table-cell office:value-type="float" office:value="-0.6987792969">
            <text:p>-0.6987792969</text:p>
          </table:table-cell>
          <table:table-cell office:value-type="string">
            <text:p>2513</text:p>
          </table:table-cell>
          <table:table-cell table:formula="of:=ABS([.H430])" office:value-type="float" office:value="0.6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03</text:p>
          </table:table-cell>
          <table:table-cell office:value-type="string">
            <text:p>25135472</text:p>
          </table:table-cell>
          <table:table-cell office:value-type="string">
            <text:p>LFP3</text:p>
          </table:table-cell>
          <table:table-cell office:value-type="float" office:value="610337.323">
            <text:p>610337.323</text:p>
          </table:table-cell>
          <table:table-cell office:value-type="float" office:value="226529.329">
            <text:p>226529.329</text:p>
          </table:table-cell>
          <table:table-cell office:value-type="float" office:value="440.734">
            <text:p>440.734</text:p>
          </table:table-cell>
          <table:table-cell office:value-type="float" office:value="440.7399902344">
            <text:p>440.7399902344</text:p>
          </table:table-cell>
          <table:table-cell office:value-type="float" office:value="0.5990234375">
            <text:p>0.5990234375</text:p>
          </table:table-cell>
          <table:table-cell office:value-type="string">
            <text:p>2513</text:p>
          </table:table-cell>
          <table:table-cell table:formula="of:=ABS([.H431])" office:value-type="float" office:value="0.5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04</text:p>
          </table:table-cell>
          <table:table-cell office:value-type="string">
            <text:p>25135486</text:p>
          </table:table-cell>
          <table:table-cell office:value-type="string">
            <text:p>LFP3</text:p>
          </table:table-cell>
          <table:table-cell office:value-type="float" office:value="609766.073">
            <text:p>609766.073</text:p>
          </table:table-cell>
          <table:table-cell office:value-type="float" office:value="225600.986">
            <text:p>225600.986</text:p>
          </table:table-cell>
          <table:table-cell office:value-type="float" office:value="445.557">
            <text:p>445.557</text:p>
          </table:table-cell>
          <table:table-cell office:value-type="float" office:value="445.5599975586">
            <text:p>445.5599975586</text:p>
          </table:table-cell>
          <table:table-cell office:value-type="float" office:value="0.2997558594">
            <text:p>0.2997558594</text:p>
          </table:table-cell>
          <table:table-cell office:value-type="string">
            <text:p>2513</text:p>
          </table:table-cell>
          <table:table-cell table:formula="of:=ABS([.H432])" office:value-type="float" office:value="0.299755859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05</text:p>
          </table:table-cell>
          <table:table-cell office:value-type="string">
            <text:p>25135487</text:p>
          </table:table-cell>
          <table:table-cell office:value-type="string">
            <text:p>LFP3</text:p>
          </table:table-cell>
          <table:table-cell office:value-type="float" office:value="610518.428">
            <text:p>610518.428</text:p>
          </table:table-cell>
          <table:table-cell office:value-type="float" office:value="226031.784">
            <text:p>226031.784</text:p>
          </table:table-cell>
          <table:table-cell office:value-type="float" office:value="444.025">
            <text:p>444.025</text:p>
          </table:table-cell>
          <table:table-cell office:value-type="float" office:value="444.0100097656">
            <text:p>444.0100097656</text:p>
          </table:table-cell>
          <table:table-cell office:value-type="float" office:value="-1.4990234375">
            <text:p>-1.4990234375</text:p>
          </table:table-cell>
          <table:table-cell office:value-type="string">
            <text:p>2513</text:p>
          </table:table-cell>
          <table:table-cell table:formula="of:=ABS([.H433])" office:value-type="float" office:value="1.4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06</text:p>
          </table:table-cell>
          <table:table-cell office:value-type="string">
            <text:p>25135490</text:p>
          </table:table-cell>
          <table:table-cell office:value-type="string">
            <text:p>LFP3</text:p>
          </table:table-cell>
          <table:table-cell office:value-type="float" office:value="609188.148">
            <text:p>609188.148</text:p>
          </table:table-cell>
          <table:table-cell office:value-type="float" office:value="227479.375">
            <text:p>227479.375</text:p>
          </table:table-cell>
          <table:table-cell office:value-type="float" office:value="463.651">
            <text:p>463.651</text:p>
          </table:table-cell>
          <table:table-cell office:value-type="float" office:value="463.7300109863">
            <text:p>463.7300109863</text:p>
          </table:table-cell>
          <table:table-cell office:value-type="float" office:value="7.9010986328">
            <text:p>7.9010986328</text:p>
          </table:table-cell>
          <table:table-cell office:value-type="string">
            <text:p>2513</text:p>
          </table:table-cell>
          <table:table-cell table:formula="of:=ABS([.H434])" office:value-type="float" office:value="7.901098632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07</text:p>
          </table:table-cell>
          <table:table-cell office:value-type="string">
            <text:p>25135492</text:p>
          </table:table-cell>
          <table:table-cell office:value-type="string">
            <text:p>LFP3</text:p>
          </table:table-cell>
          <table:table-cell office:value-type="float" office:value="608236.695">
            <text:p>608236.695</text:p>
          </table:table-cell>
          <table:table-cell office:value-type="float" office:value="227224.907">
            <text:p>227224.907</text:p>
          </table:table-cell>
          <table:table-cell office:value-type="float" office:value="453.208">
            <text:p>453.208</text:p>
          </table:table-cell>
          <table:table-cell office:value-type="float" office:value="453.7399902344">
            <text:p>453.7399902344</text:p>
          </table:table-cell>
          <table:table-cell office:value-type="float" office:value="53.1990234375">
            <text:p>53.1990234375</text:p>
          </table:table-cell>
          <table:table-cell office:value-type="string">
            <text:p>2513</text:p>
          </table:table-cell>
          <table:table-cell table:formula="of:=ABS([.H435])" office:value-type="float" office:value="53.1990234375">
            <text:p>53</text:p>
          </table:table-cell>
          <table:table-cell table:number-columns-repeated="246"/>
        </table:table-row>
        <table:table-row table:style-name="ro1">
          <table:table-cell office:value-type="string">
            <text:p>5347808</text:p>
          </table:table-cell>
          <table:table-cell office:value-type="string">
            <text:p>25135494</text:p>
          </table:table-cell>
          <table:table-cell office:value-type="string">
            <text:p>LFP3</text:p>
          </table:table-cell>
          <table:table-cell office:value-type="float" office:value="608231.897">
            <text:p>608231.897</text:p>
          </table:table-cell>
          <table:table-cell office:value-type="float" office:value="227367.861">
            <text:p>227367.861</text:p>
          </table:table-cell>
          <table:table-cell office:value-type="float" office:value="446.646">
            <text:p>446.646</text:p>
          </table:table-cell>
          <table:table-cell office:value-type="float" office:value="446.8099975586">
            <text:p>446.8099975586</text:p>
          </table:table-cell>
          <table:table-cell office:value-type="float" office:value="16.3997558594">
            <text:p>16.3997558594</text:p>
          </table:table-cell>
          <table:table-cell office:value-type="string">
            <text:p>2513</text:p>
          </table:table-cell>
          <table:table-cell table:formula="of:=ABS([.H436])" office:value-type="float" office:value="16.3997558594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809</text:p>
          </table:table-cell>
          <table:table-cell office:value-type="string">
            <text:p>25135495</text:p>
          </table:table-cell>
          <table:table-cell office:value-type="string">
            <text:p>LFP3</text:p>
          </table:table-cell>
          <table:table-cell office:value-type="float" office:value="608167.284">
            <text:p>608167.284</text:p>
          </table:table-cell>
          <table:table-cell office:value-type="float" office:value="227297.492">
            <text:p>227297.492</text:p>
          </table:table-cell>
          <table:table-cell office:value-type="float" office:value="450.669">
            <text:p>450.669</text:p>
          </table:table-cell>
          <table:table-cell office:value-type="float" office:value="450.7699890137">
            <text:p>450.7699890137</text:p>
          </table:table-cell>
          <table:table-cell office:value-type="float" office:value="10.0989013672">
            <text:p>10.0989013672</text:p>
          </table:table-cell>
          <table:table-cell office:value-type="string">
            <text:p>2513</text:p>
          </table:table-cell>
          <table:table-cell table:formula="of:=ABS([.H437])" office:value-type="float" office:value="10.098901367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810</text:p>
          </table:table-cell>
          <table:table-cell office:value-type="string">
            <text:p>25135496</text:p>
          </table:table-cell>
          <table:table-cell office:value-type="string">
            <text:p>LFP3</text:p>
          </table:table-cell>
          <table:table-cell office:value-type="float" office:value="608108.707">
            <text:p>608108.707</text:p>
          </table:table-cell>
          <table:table-cell office:value-type="float" office:value="227374.656">
            <text:p>227374.656</text:p>
          </table:table-cell>
          <table:table-cell office:value-type="float" office:value="452.38">
            <text:p>452.38</text:p>
          </table:table-cell>
          <table:table-cell office:value-type="float" office:value="452.3800048828">
            <text:p>452.3800048828</text:p>
          </table:table-cell>
          <table:table-cell office:value-type="float" office:value="0.0004882813">
            <text:p>0.0004882813</text:p>
          </table:table-cell>
          <table:table-cell office:value-type="string">
            <text:p>2513</text:p>
          </table:table-cell>
          <table:table-cell table:formula="of:=ABS([.H438])" office:value-type="float" office:value="0.000488281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11</text:p>
          </table:table-cell>
          <table:table-cell office:value-type="string">
            <text:p>25135498</text:p>
          </table:table-cell>
          <table:table-cell office:value-type="string">
            <text:p>LFP3</text:p>
          </table:table-cell>
          <table:table-cell office:value-type="float" office:value="608023.832">
            <text:p>608023.832</text:p>
          </table:table-cell>
          <table:table-cell office:value-type="float" office:value="227501.067">
            <text:p>227501.067</text:p>
          </table:table-cell>
          <table:table-cell office:value-type="float" office:value="455.276">
            <text:p>455.276</text:p>
          </table:table-cell>
          <table:table-cell office:value-type="float" office:value="455.25">
            <text:p>455.25</text:p>
          </table:table-cell>
          <table:table-cell office:value-type="float" office:value="-2.6">
            <text:p>-2.6</text:p>
          </table:table-cell>
          <table:table-cell office:value-type="string">
            <text:p>2513</text:p>
          </table:table-cell>
          <table:table-cell table:formula="of:=ABS([.H439])" office:value-type="float" office:value="2.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12</text:p>
          </table:table-cell>
          <table:table-cell office:value-type="string">
            <text:p>25135499</text:p>
          </table:table-cell>
          <table:table-cell office:value-type="string">
            <text:p>LFP3</text:p>
          </table:table-cell>
          <table:table-cell office:value-type="float" office:value="608003.369">
            <text:p>608003.369</text:p>
          </table:table-cell>
          <table:table-cell office:value-type="float" office:value="227527.705">
            <text:p>227527.705</text:p>
          </table:table-cell>
          <table:table-cell office:value-type="float" office:value="454.772">
            <text:p>454.772</text:p>
          </table:table-cell>
          <table:table-cell office:value-type="float" office:value="454.7099914551">
            <text:p>454.7099914551</text:p>
          </table:table-cell>
          <table:table-cell office:value-type="float" office:value="-6.2008544922">
            <text:p>-6.2008544922</text:p>
          </table:table-cell>
          <table:table-cell office:value-type="string">
            <text:p>2513</text:p>
          </table:table-cell>
          <table:table-cell table:formula="of:=ABS([.H440])" office:value-type="float" office:value="6.2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13</text:p>
          </table:table-cell>
          <table:table-cell office:value-type="string">
            <text:p>25135500</text:p>
          </table:table-cell>
          <table:table-cell office:value-type="string">
            <text:p>LFP3</text:p>
          </table:table-cell>
          <table:table-cell office:value-type="float" office:value="607945.554">
            <text:p>607945.554</text:p>
          </table:table-cell>
          <table:table-cell office:value-type="float" office:value="227561.924">
            <text:p>227561.924</text:p>
          </table:table-cell>
          <table:table-cell office:value-type="float" office:value="452.146">
            <text:p>452.146</text:p>
          </table:table-cell>
          <table:table-cell office:value-type="float" office:value="452.2099914551">
            <text:p>452.2099914551</text:p>
          </table:table-cell>
          <table:table-cell office:value-type="float" office:value="6.3991455078">
            <text:p>6.3991455078</text:p>
          </table:table-cell>
          <table:table-cell office:value-type="string">
            <text:p>2513</text:p>
          </table:table-cell>
          <table:table-cell table:formula="of:=ABS([.H441])" office:value-type="float" office:value="6.399145507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14</text:p>
          </table:table-cell>
          <table:table-cell office:value-type="string">
            <text:p>25135501</text:p>
          </table:table-cell>
          <table:table-cell office:value-type="string">
            <text:p>LFP3</text:p>
          </table:table-cell>
          <table:table-cell office:value-type="float" office:value="608004.421">
            <text:p>608004.421</text:p>
          </table:table-cell>
          <table:table-cell office:value-type="float" office:value="227630.464">
            <text:p>227630.464</text:p>
          </table:table-cell>
          <table:table-cell office:value-type="float" office:value="452.194">
            <text:p>452.194</text:p>
          </table:table-cell>
          <table:table-cell office:value-type="float" office:value="452.2300109863">
            <text:p>452.2300109863</text:p>
          </table:table-cell>
          <table:table-cell office:value-type="float" office:value="3.6010986328">
            <text:p>3.6010986328</text:p>
          </table:table-cell>
          <table:table-cell office:value-type="string">
            <text:p>2513</text:p>
          </table:table-cell>
          <table:table-cell table:formula="of:=ABS([.H442])" office:value-type="float" office:value="3.601098632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15</text:p>
          </table:table-cell>
          <table:table-cell office:value-type="string">
            <text:p>25135502</text:p>
          </table:table-cell>
          <table:table-cell office:value-type="string">
            <text:p>LFP3</text:p>
          </table:table-cell>
          <table:table-cell office:value-type="float" office:value="608061.542">
            <text:p>608061.542</text:p>
          </table:table-cell>
          <table:table-cell office:value-type="float" office:value="227569.314">
            <text:p>227569.314</text:p>
          </table:table-cell>
          <table:table-cell office:value-type="float" office:value="449.705">
            <text:p>449.705</text:p>
          </table:table-cell>
          <table:table-cell office:value-type="float" office:value="449.75">
            <text:p>449.75</text:p>
          </table:table-cell>
          <table:table-cell office:value-type="float" office:value="4.5">
            <text:p>4.5</text:p>
          </table:table-cell>
          <table:table-cell office:value-type="string">
            <text:p>2513</text:p>
          </table:table-cell>
          <table:table-cell table:formula="of:=ABS([.H443])" office:value-type="float" office:value="4.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16</text:p>
          </table:table-cell>
          <table:table-cell office:value-type="string">
            <text:p>25135503</text:p>
          </table:table-cell>
          <table:table-cell office:value-type="string">
            <text:p>LFP3</text:p>
          </table:table-cell>
          <table:table-cell office:value-type="float" office:value="608112.798">
            <text:p>608112.798</text:p>
          </table:table-cell>
          <table:table-cell office:value-type="float" office:value="227582.977">
            <text:p>227582.977</text:p>
          </table:table-cell>
          <table:table-cell office:value-type="float" office:value="446.89">
            <text:p>446.89</text:p>
          </table:table-cell>
          <table:table-cell office:value-type="float" office:value="446.9400024414">
            <text:p>446.9400024414</text:p>
          </table:table-cell>
          <table:table-cell office:value-type="float" office:value="5.0002441406">
            <text:p>5.0002441406</text:p>
          </table:table-cell>
          <table:table-cell office:value-type="string">
            <text:p>2513</text:p>
          </table:table-cell>
          <table:table-cell table:formula="of:=ABS([.H444])" office:value-type="float" office:value="5.000244140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17</text:p>
          </table:table-cell>
          <table:table-cell office:value-type="string">
            <text:p>25135505</text:p>
          </table:table-cell>
          <table:table-cell office:value-type="string">
            <text:p>LFP3</text:p>
          </table:table-cell>
          <table:table-cell office:value-type="float" office:value="608064.57">
            <text:p>608064.57</text:p>
          </table:table-cell>
          <table:table-cell office:value-type="float" office:value="227697.069">
            <text:p>227697.069</text:p>
          </table:table-cell>
          <table:table-cell office:value-type="float" office:value="447.808">
            <text:p>447.808</text:p>
          </table:table-cell>
          <table:table-cell office:value-type="float" office:value="447.8299865723">
            <text:p>447.8299865723</text:p>
          </table:table-cell>
          <table:table-cell office:value-type="float" office:value="2.1986572266">
            <text:p>2.1986572266</text:p>
          </table:table-cell>
          <table:table-cell office:value-type="string">
            <text:p>2513</text:p>
          </table:table-cell>
          <table:table-cell table:formula="of:=ABS([.H445])" office:value-type="float" office:value="2.1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18</text:p>
          </table:table-cell>
          <table:table-cell office:value-type="string">
            <text:p>25135506</text:p>
          </table:table-cell>
          <table:table-cell office:value-type="string">
            <text:p>LFP3</text:p>
          </table:table-cell>
          <table:table-cell office:value-type="float" office:value="608018.873">
            <text:p>608018.873</text:p>
          </table:table-cell>
          <table:table-cell office:value-type="float" office:value="227734.524">
            <text:p>227734.524</text:p>
          </table:table-cell>
          <table:table-cell office:value-type="float" office:value="446.505">
            <text:p>446.505</text:p>
          </table:table-cell>
          <table:table-cell office:value-type="float" office:value="446.5299987793">
            <text:p>446.5299987793</text:p>
          </table:table-cell>
          <table:table-cell office:value-type="float" office:value="2.4998779297">
            <text:p>2.4998779297</text:p>
          </table:table-cell>
          <table:table-cell office:value-type="string">
            <text:p>2513</text:p>
          </table:table-cell>
          <table:table-cell table:formula="of:=ABS([.H446])" office:value-type="float" office:value="2.4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19</text:p>
          </table:table-cell>
          <table:table-cell office:value-type="string">
            <text:p>25135507</text:p>
          </table:table-cell>
          <table:table-cell office:value-type="string">
            <text:p>LFP3</text:p>
          </table:table-cell>
          <table:table-cell office:value-type="float" office:value="608039.778">
            <text:p>608039.778</text:p>
          </table:table-cell>
          <table:table-cell office:value-type="float" office:value="227796.87">
            <text:p>227796.87</text:p>
          </table:table-cell>
          <table:table-cell office:value-type="float" office:value="443.556">
            <text:p>443.556</text:p>
          </table:table-cell>
          <table:table-cell office:value-type="float" office:value="443.6300048828">
            <text:p>443.6300048828</text:p>
          </table:table-cell>
          <table:table-cell office:value-type="float" office:value="7.4004882813">
            <text:p>7.4004882813</text:p>
          </table:table-cell>
          <table:table-cell office:value-type="string">
            <text:p>2513</text:p>
          </table:table-cell>
          <table:table-cell table:formula="of:=ABS([.H447])" office:value-type="float" office:value="7.400488281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20</text:p>
          </table:table-cell>
          <table:table-cell office:value-type="string">
            <text:p>25135508</text:p>
          </table:table-cell>
          <table:table-cell office:value-type="string">
            <text:p>LFP3</text:p>
          </table:table-cell>
          <table:table-cell office:value-type="float" office:value="608094.881">
            <text:p>608094.881</text:p>
          </table:table-cell>
          <table:table-cell office:value-type="float" office:value="227726.286">
            <text:p>227726.286</text:p>
          </table:table-cell>
          <table:table-cell office:value-type="float" office:value="445.182">
            <text:p>445.182</text:p>
          </table:table-cell>
          <table:table-cell office:value-type="float" office:value="445.2200012207">
            <text:p>445.2200012207</text:p>
          </table:table-cell>
          <table:table-cell office:value-type="float" office:value="3.8001220703">
            <text:p>3.8001220703</text:p>
          </table:table-cell>
          <table:table-cell office:value-type="string">
            <text:p>2513</text:p>
          </table:table-cell>
          <table:table-cell table:formula="of:=ABS([.H448])" office:value-type="float" office:value="3.8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21</text:p>
          </table:table-cell>
          <table:table-cell office:value-type="string">
            <text:p>25135509</text:p>
          </table:table-cell>
          <table:table-cell office:value-type="string">
            <text:p>LFP3</text:p>
          </table:table-cell>
          <table:table-cell office:value-type="float" office:value="608100.804">
            <text:p>608100.804</text:p>
          </table:table-cell>
          <table:table-cell office:value-type="float" office:value="227777.133">
            <text:p>227777.133</text:p>
          </table:table-cell>
          <table:table-cell office:value-type="float" office:value="442.364">
            <text:p>442.364</text:p>
          </table:table-cell>
          <table:table-cell office:value-type="float" office:value="442.3999938965">
            <text:p>442.3999938965</text:p>
          </table:table-cell>
          <table:table-cell office:value-type="float" office:value="3.5993896484">
            <text:p>3.5993896484</text:p>
          </table:table-cell>
          <table:table-cell office:value-type="string">
            <text:p>2513</text:p>
          </table:table-cell>
          <table:table-cell table:formula="of:=ABS([.H449])" office:value-type="float" office:value="3.599389648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22</text:p>
          </table:table-cell>
          <table:table-cell office:value-type="string">
            <text:p>25135513</text:p>
          </table:table-cell>
          <table:table-cell office:value-type="string">
            <text:p>LFP3</text:p>
          </table:table-cell>
          <table:table-cell office:value-type="float" office:value="608177.113">
            <text:p>608177.113</text:p>
          </table:table-cell>
          <table:table-cell office:value-type="float" office:value="227569.887">
            <text:p>227569.887</text:p>
          </table:table-cell>
          <table:table-cell office:value-type="float" office:value="444.554">
            <text:p>444.554</text:p>
          </table:table-cell>
          <table:table-cell office:value-type="float" office:value="444.6300048828">
            <text:p>444.6300048828</text:p>
          </table:table-cell>
          <table:table-cell office:value-type="float" office:value="7.6004882813">
            <text:p>7.6004882813</text:p>
          </table:table-cell>
          <table:table-cell office:value-type="string">
            <text:p>2513</text:p>
          </table:table-cell>
          <table:table-cell table:formula="of:=ABS([.H450])" office:value-type="float" office:value="7.600488281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23</text:p>
          </table:table-cell>
          <table:table-cell office:value-type="string">
            <text:p>25135518</text:p>
          </table:table-cell>
          <table:table-cell office:value-type="string">
            <text:p>LFP3</text:p>
          </table:table-cell>
          <table:table-cell office:value-type="float" office:value="609107.311">
            <text:p>609107.311</text:p>
          </table:table-cell>
          <table:table-cell office:value-type="float" office:value="225494.801">
            <text:p>225494.801</text:p>
          </table:table-cell>
          <table:table-cell office:value-type="float" office:value="446.783">
            <text:p>446.783</text:p>
          </table:table-cell>
          <table:table-cell office:value-type="float" office:value="446.7900085449">
            <text:p>446.7900085449</text:p>
          </table:table-cell>
          <table:table-cell office:value-type="float" office:value="0.7008544922">
            <text:p>0.7008544922</text:p>
          </table:table-cell>
          <table:table-cell office:value-type="string">
            <text:p>2513</text:p>
          </table:table-cell>
          <table:table-cell table:formula="of:=ABS([.H451])" office:value-type="float" office:value="0.700854492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24</text:p>
          </table:table-cell>
          <table:table-cell office:value-type="string">
            <text:p>25135519</text:p>
          </table:table-cell>
          <table:table-cell office:value-type="string">
            <text:p>LFP3</text:p>
          </table:table-cell>
          <table:table-cell office:value-type="float" office:value="609136.995">
            <text:p>609136.995</text:p>
          </table:table-cell>
          <table:table-cell office:value-type="float" office:value="224914.684">
            <text:p>224914.684</text:p>
          </table:table-cell>
          <table:table-cell office:value-type="float" office:value="449.119">
            <text:p>449.119</text:p>
          </table:table-cell>
          <table:table-cell office:value-type="float" office:value="449.1700134277">
            <text:p>449.1700134277</text:p>
          </table:table-cell>
          <table:table-cell office:value-type="float" office:value="5.1013427734">
            <text:p>5.1013427734</text:p>
          </table:table-cell>
          <table:table-cell office:value-type="string">
            <text:p>2513</text:p>
          </table:table-cell>
          <table:table-cell table:formula="of:=ABS([.H452])" office:value-type="float" office:value="5.1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25</text:p>
          </table:table-cell>
          <table:table-cell office:value-type="string">
            <text:p>25135520</text:p>
          </table:table-cell>
          <table:table-cell office:value-type="string">
            <text:p>LFP3</text:p>
          </table:table-cell>
          <table:table-cell office:value-type="float" office:value="609065.057">
            <text:p>609065.057</text:p>
          </table:table-cell>
          <table:table-cell office:value-type="float" office:value="225344.553">
            <text:p>225344.553</text:p>
          </table:table-cell>
          <table:table-cell office:value-type="float" office:value="446.695">
            <text:p>446.695</text:p>
          </table:table-cell>
          <table:table-cell office:value-type="float" office:value="446.7600097656">
            <text:p>446.7600097656</text:p>
          </table:table-cell>
          <table:table-cell office:value-type="float" office:value="6.5009765625">
            <text:p>6.5009765625</text:p>
          </table:table-cell>
          <table:table-cell office:value-type="string">
            <text:p>2513</text:p>
          </table:table-cell>
          <table:table-cell table:formula="of:=ABS([.H453])" office:value-type="float" office:value="6.500976562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26</text:p>
          </table:table-cell>
          <table:table-cell office:value-type="string">
            <text:p>25135523</text:p>
          </table:table-cell>
          <table:table-cell office:value-type="string">
            <text:p>LFP3</text:p>
          </table:table-cell>
          <table:table-cell office:value-type="float" office:value="609696.878">
            <text:p>609696.878</text:p>
          </table:table-cell>
          <table:table-cell office:value-type="float" office:value="225249.858">
            <text:p>225249.858</text:p>
          </table:table-cell>
          <table:table-cell office:value-type="float" office:value="453.184">
            <text:p>453.184</text:p>
          </table:table-cell>
          <table:table-cell office:value-type="float" office:value="453.2600097656">
            <text:p>453.2600097656</text:p>
          </table:table-cell>
          <table:table-cell office:value-type="float" office:value="7.6009765625">
            <text:p>7.6009765625</text:p>
          </table:table-cell>
          <table:table-cell office:value-type="string">
            <text:p>2513</text:p>
          </table:table-cell>
          <table:table-cell table:formula="of:=ABS([.H454])" office:value-type="float" office:value="7.6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27</text:p>
          </table:table-cell>
          <table:table-cell office:value-type="string">
            <text:p>25135524</text:p>
          </table:table-cell>
          <table:table-cell office:value-type="string">
            <text:p>LFP3</text:p>
          </table:table-cell>
          <table:table-cell office:value-type="float" office:value="609711.346">
            <text:p>609711.346</text:p>
          </table:table-cell>
          <table:table-cell office:value-type="float" office:value="225224.714">
            <text:p>225224.714</text:p>
          </table:table-cell>
          <table:table-cell office:value-type="float" office:value="448.106">
            <text:p>448.106</text:p>
          </table:table-cell>
          <table:table-cell office:value-type="float" office:value="448.1300048828">
            <text:p>448.1300048828</text:p>
          </table:table-cell>
          <table:table-cell office:value-type="float" office:value="2.4004882813">
            <text:p>2.4004882813</text:p>
          </table:table-cell>
          <table:table-cell office:value-type="string">
            <text:p>2513</text:p>
          </table:table-cell>
          <table:table-cell table:formula="of:=ABS([.H455])" office:value-type="float" office:value="2.400488281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28</text:p>
          </table:table-cell>
          <table:table-cell office:value-type="string">
            <text:p>25135526</text:p>
          </table:table-cell>
          <table:table-cell office:value-type="string">
            <text:p>LFP3</text:p>
          </table:table-cell>
          <table:table-cell office:value-type="float" office:value="609441.724">
            <text:p>609441.724</text:p>
          </table:table-cell>
          <table:table-cell office:value-type="float" office:value="226077.064">
            <text:p>226077.064</text:p>
          </table:table-cell>
          <table:table-cell office:value-type="float" office:value="444.067">
            <text:p>444.067</text:p>
          </table:table-cell>
          <table:table-cell office:value-type="float" office:value="444.0400085449">
            <text:p>444.0400085449</text:p>
          </table:table-cell>
          <table:table-cell office:value-type="float" office:value="-2.6991455078">
            <text:p>-2.6991455078</text:p>
          </table:table-cell>
          <table:table-cell office:value-type="string">
            <text:p>2513</text:p>
          </table:table-cell>
          <table:table-cell table:formula="of:=ABS([.H456])" office:value-type="float" office:value="2.6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29</text:p>
          </table:table-cell>
          <table:table-cell office:value-type="string">
            <text:p>25135527</text:p>
          </table:table-cell>
          <table:table-cell office:value-type="string">
            <text:p>LFP3</text:p>
          </table:table-cell>
          <table:table-cell office:value-type="float" office:value="609522.229">
            <text:p>609522.229</text:p>
          </table:table-cell>
          <table:table-cell office:value-type="float" office:value="226133.945">
            <text:p>226133.945</text:p>
          </table:table-cell>
          <table:table-cell office:value-type="float" office:value="443.675">
            <text:p>443.675</text:p>
          </table:table-cell>
          <table:table-cell office:value-type="float" office:value="443.700012207">
            <text:p>443.700012207</text:p>
          </table:table-cell>
          <table:table-cell office:value-type="float" office:value="2.5012207031">
            <text:p>2.5012207031</text:p>
          </table:table-cell>
          <table:table-cell office:value-type="string">
            <text:p>2513</text:p>
          </table:table-cell>
          <table:table-cell table:formula="of:=ABS([.H457])" office:value-type="float" office:value="2.5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30</text:p>
          </table:table-cell>
          <table:table-cell office:value-type="string">
            <text:p>25135528</text:p>
          </table:table-cell>
          <table:table-cell office:value-type="string">
            <text:p>LFP3</text:p>
          </table:table-cell>
          <table:table-cell office:value-type="float" office:value="608998.073">
            <text:p>608998.073</text:p>
          </table:table-cell>
          <table:table-cell office:value-type="float" office:value="225709.047">
            <text:p>225709.047</text:p>
          </table:table-cell>
          <table:table-cell office:value-type="float" office:value="458.198">
            <text:p>458.198</text:p>
          </table:table-cell>
          <table:table-cell office:value-type="float" office:value="458.2399902344">
            <text:p>458.2399902344</text:p>
          </table:table-cell>
          <table:table-cell office:value-type="float" office:value="4.1990234375">
            <text:p>4.1990234375</text:p>
          </table:table-cell>
          <table:table-cell office:value-type="string">
            <text:p>2513</text:p>
          </table:table-cell>
          <table:table-cell table:formula="of:=ABS([.H458])" office:value-type="float" office:value="4.1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31</text:p>
          </table:table-cell>
          <table:table-cell office:value-type="string">
            <text:p>25135529</text:p>
          </table:table-cell>
          <table:table-cell office:value-type="string">
            <text:p>LFP3</text:p>
          </table:table-cell>
          <table:table-cell office:value-type="float" office:value="608942.806">
            <text:p>608942.806</text:p>
          </table:table-cell>
          <table:table-cell office:value-type="float" office:value="225761.505">
            <text:p>225761.505</text:p>
          </table:table-cell>
          <table:table-cell office:value-type="float" office:value="458.891">
            <text:p>458.891</text:p>
          </table:table-cell>
          <table:table-cell office:value-type="float" office:value="458.9299926758">
            <text:p>458.9299926758</text:p>
          </table:table-cell>
          <table:table-cell office:value-type="float" office:value="3.8992675781">
            <text:p>3.8992675781</text:p>
          </table:table-cell>
          <table:table-cell office:value-type="string">
            <text:p>2513</text:p>
          </table:table-cell>
          <table:table-cell table:formula="of:=ABS([.H459])" office:value-type="float" office:value="3.899267578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32</text:p>
          </table:table-cell>
          <table:table-cell office:value-type="string">
            <text:p>25135530</text:p>
          </table:table-cell>
          <table:table-cell office:value-type="string">
            <text:p>LFP3</text:p>
          </table:table-cell>
          <table:table-cell office:value-type="float" office:value="608912.248">
            <text:p>608912.248</text:p>
          </table:table-cell>
          <table:table-cell office:value-type="float" office:value="225739.449">
            <text:p>225739.449</text:p>
          </table:table-cell>
          <table:table-cell office:value-type="float" office:value="458.94">
            <text:p>458.94</text:p>
          </table:table-cell>
          <table:table-cell office:value-type="float" office:value="458.9800109863">
            <text:p>458.9800109863</text:p>
          </table:table-cell>
          <table:table-cell office:value-type="float" office:value="4.0010986328">
            <text:p>4.0010986328</text:p>
          </table:table-cell>
          <table:table-cell office:value-type="string">
            <text:p>2513</text:p>
          </table:table-cell>
          <table:table-cell table:formula="of:=ABS([.H460])" office:value-type="float" office:value="4.001098632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33</text:p>
          </table:table-cell>
          <table:table-cell office:value-type="string">
            <text:p>25135531</text:p>
          </table:table-cell>
          <table:table-cell office:value-type="string">
            <text:p>LFP3</text:p>
          </table:table-cell>
          <table:table-cell office:value-type="float" office:value="608967.666">
            <text:p>608967.666</text:p>
          </table:table-cell>
          <table:table-cell office:value-type="float" office:value="225680.188">
            <text:p>225680.188</text:p>
          </table:table-cell>
          <table:table-cell office:value-type="float" office:value="458.504">
            <text:p>458.504</text:p>
          </table:table-cell>
          <table:table-cell office:value-type="float" office:value="458.5100097656">
            <text:p>458.5100097656</text:p>
          </table:table-cell>
          <table:table-cell office:value-type="float" office:value="0.6009765625">
            <text:p>0.6009765625</text:p>
          </table:table-cell>
          <table:table-cell office:value-type="string">
            <text:p>2513</text:p>
          </table:table-cell>
          <table:table-cell table:formula="of:=ABS([.H461])" office:value-type="float" office:value="0.6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34</text:p>
          </table:table-cell>
          <table:table-cell office:value-type="string">
            <text:p>25135532</text:p>
          </table:table-cell>
          <table:table-cell office:value-type="string">
            <text:p>LFP3</text:p>
          </table:table-cell>
          <table:table-cell office:value-type="float" office:value="608915.292">
            <text:p>608915.292</text:p>
          </table:table-cell>
          <table:table-cell office:value-type="float" office:value="226713.491">
            <text:p>226713.491</text:p>
          </table:table-cell>
          <table:table-cell office:value-type="float" office:value="456.167">
            <text:p>456.167</text:p>
          </table:table-cell>
          <table:table-cell office:value-type="float" office:value="456.1600036621">
            <text:p>456.1600036621</text:p>
          </table:table-cell>
          <table:table-cell office:value-type="float" office:value="-0.6996337891">
            <text:p>-0.6996337891</text:p>
          </table:table-cell>
          <table:table-cell office:value-type="string">
            <text:p>2513</text:p>
          </table:table-cell>
          <table:table-cell table:formula="of:=ABS([.H462])" office:value-type="float" office:value="0.6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35</text:p>
          </table:table-cell>
          <table:table-cell office:value-type="string">
            <text:p>25135535</text:p>
          </table:table-cell>
          <table:table-cell office:value-type="string">
            <text:p>LFP3</text:p>
          </table:table-cell>
          <table:table-cell office:value-type="float" office:value="609056.672">
            <text:p>609056.672</text:p>
          </table:table-cell>
          <table:table-cell office:value-type="float" office:value="226643.875">
            <text:p>226643.875</text:p>
          </table:table-cell>
          <table:table-cell office:value-type="float" office:value="456.048">
            <text:p>456.048</text:p>
          </table:table-cell>
          <table:table-cell office:value-type="float" office:value="456.0100097656">
            <text:p>456.0100097656</text:p>
          </table:table-cell>
          <table:table-cell office:value-type="float" office:value="-3.7990234375">
            <text:p>-3.7990234375</text:p>
          </table:table-cell>
          <table:table-cell office:value-type="string">
            <text:p>2513</text:p>
          </table:table-cell>
          <table:table-cell table:formula="of:=ABS([.H463])" office:value-type="float" office:value="3.7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36</text:p>
          </table:table-cell>
          <table:table-cell office:value-type="string">
            <text:p>25135536</text:p>
          </table:table-cell>
          <table:table-cell office:value-type="string">
            <text:p>LFP3</text:p>
          </table:table-cell>
          <table:table-cell office:value-type="float" office:value="609066.411">
            <text:p>609066.411</text:p>
          </table:table-cell>
          <table:table-cell office:value-type="float" office:value="226670.936">
            <text:p>226670.936</text:p>
          </table:table-cell>
          <table:table-cell office:value-type="float" office:value="456.538">
            <text:p>456.538</text:p>
          </table:table-cell>
          <table:table-cell office:value-type="float" office:value="456.5899963379">
            <text:p>456.5899963379</text:p>
          </table:table-cell>
          <table:table-cell office:value-type="float" office:value="5.1996337891">
            <text:p>5.1996337891</text:p>
          </table:table-cell>
          <table:table-cell office:value-type="string">
            <text:p>2513</text:p>
          </table:table-cell>
          <table:table-cell table:formula="of:=ABS([.H464])" office:value-type="float" office:value="5.1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37</text:p>
          </table:table-cell>
          <table:table-cell office:value-type="string">
            <text:p>25135539</text:p>
          </table:table-cell>
          <table:table-cell office:value-type="string">
            <text:p>LFP3</text:p>
          </table:table-cell>
          <table:table-cell office:value-type="float" office:value="609098.496">
            <text:p>609098.496</text:p>
          </table:table-cell>
          <table:table-cell office:value-type="float" office:value="224879.925">
            <text:p>224879.925</text:p>
          </table:table-cell>
          <table:table-cell office:value-type="float" office:value="449.005">
            <text:p>449.005</text:p>
          </table:table-cell>
          <table:table-cell office:value-type="float" office:value="449.0700073242">
            <text:p>449.0700073242</text:p>
          </table:table-cell>
          <table:table-cell office:value-type="float" office:value="6.5007324219">
            <text:p>6.5007324219</text:p>
          </table:table-cell>
          <table:table-cell office:value-type="string">
            <text:p>2513</text:p>
          </table:table-cell>
          <table:table-cell table:formula="of:=ABS([.H465])" office:value-type="float" office:value="6.5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38</text:p>
          </table:table-cell>
          <table:table-cell office:value-type="string">
            <text:p>25135540</text:p>
          </table:table-cell>
          <table:table-cell office:value-type="string">
            <text:p>LFP3</text:p>
          </table:table-cell>
          <table:table-cell office:value-type="float" office:value="608714.781">
            <text:p>608714.781</text:p>
          </table:table-cell>
          <table:table-cell office:value-type="float" office:value="224845.337">
            <text:p>224845.337</text:p>
          </table:table-cell>
          <table:table-cell office:value-type="float" office:value="454.091">
            <text:p>454.091</text:p>
          </table:table-cell>
          <table:table-cell office:value-type="float" office:value="454.1799926758">
            <text:p>454.1799926758</text:p>
          </table:table-cell>
          <table:table-cell office:value-type="float" office:value="8.8992675781">
            <text:p>8.8992675781</text:p>
          </table:table-cell>
          <table:table-cell office:value-type="string">
            <text:p>2513</text:p>
          </table:table-cell>
          <table:table-cell table:formula="of:=ABS([.H466])" office:value-type="float" office:value="8.899267578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839</text:p>
          </table:table-cell>
          <table:table-cell office:value-type="string">
            <text:p>25135544</text:p>
          </table:table-cell>
          <table:table-cell office:value-type="string">
            <text:p>LFP3</text:p>
          </table:table-cell>
          <table:table-cell office:value-type="float" office:value="609444.478">
            <text:p>609444.478</text:p>
          </table:table-cell>
          <table:table-cell office:value-type="float" office:value="226200.617">
            <text:p>226200.617</text:p>
          </table:table-cell>
          <table:table-cell office:value-type="float" office:value="449.044">
            <text:p>449.044</text:p>
          </table:table-cell>
          <table:table-cell office:value-type="float" office:value="449.1000061035">
            <text:p>449.1000061035</text:p>
          </table:table-cell>
          <table:table-cell office:value-type="float" office:value="5.6006103516">
            <text:p>5.6006103516</text:p>
          </table:table-cell>
          <table:table-cell office:value-type="string">
            <text:p>2513</text:p>
          </table:table-cell>
          <table:table-cell table:formula="of:=ABS([.H467])" office:value-type="float" office:value="5.6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40</text:p>
          </table:table-cell>
          <table:table-cell office:value-type="string">
            <text:p>25135546</text:p>
          </table:table-cell>
          <table:table-cell office:value-type="string">
            <text:p>LFP3</text:p>
          </table:table-cell>
          <table:table-cell office:value-type="float" office:value="609510.526">
            <text:p>609510.526</text:p>
          </table:table-cell>
          <table:table-cell office:value-type="float" office:value="226237.721">
            <text:p>226237.721</text:p>
          </table:table-cell>
          <table:table-cell office:value-type="float" office:value="447.595">
            <text:p>447.595</text:p>
          </table:table-cell>
          <table:table-cell office:value-type="float" office:value="447.6600036621">
            <text:p>447.6600036621</text:p>
          </table:table-cell>
          <table:table-cell office:value-type="float" office:value="6.5003662109">
            <text:p>6.5003662109</text:p>
          </table:table-cell>
          <table:table-cell office:value-type="string">
            <text:p>2513</text:p>
          </table:table-cell>
          <table:table-cell table:formula="of:=ABS([.H468])" office:value-type="float" office:value="6.500366210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41</text:p>
          </table:table-cell>
          <table:table-cell office:value-type="string">
            <text:p>25135547</text:p>
          </table:table-cell>
          <table:table-cell office:value-type="string">
            <text:p>LFP3</text:p>
          </table:table-cell>
          <table:table-cell office:value-type="float" office:value="608635.655">
            <text:p>608635.655</text:p>
          </table:table-cell>
          <table:table-cell office:value-type="float" office:value="226572.686">
            <text:p>226572.686</text:p>
          </table:table-cell>
          <table:table-cell office:value-type="float" office:value="462.691">
            <text:p>462.691</text:p>
          </table:table-cell>
          <table:table-cell office:value-type="float" office:value="462.6799926758">
            <text:p>462.6799926758</text:p>
          </table:table-cell>
          <table:table-cell office:value-type="float" office:value="-1.1007324219">
            <text:p>-1.1007324219</text:p>
          </table:table-cell>
          <table:table-cell office:value-type="string">
            <text:p>2513</text:p>
          </table:table-cell>
          <table:table-cell table:formula="of:=ABS([.H469])" office:value-type="float" office:value="1.1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42</text:p>
          </table:table-cell>
          <table:table-cell office:value-type="string">
            <text:p>25135548</text:p>
          </table:table-cell>
          <table:table-cell office:value-type="string">
            <text:p>LFP3</text:p>
          </table:table-cell>
          <table:table-cell office:value-type="float" office:value="608578.584">
            <text:p>608578.584</text:p>
          </table:table-cell>
          <table:table-cell office:value-type="float" office:value="226519.988">
            <text:p>226519.988</text:p>
          </table:table-cell>
          <table:table-cell office:value-type="float" office:value="466.691">
            <text:p>466.691</text:p>
          </table:table-cell>
          <table:table-cell office:value-type="float" office:value="466.7200012207">
            <text:p>466.7200012207</text:p>
          </table:table-cell>
          <table:table-cell office:value-type="float" office:value="2.9001220703">
            <text:p>2.9001220703</text:p>
          </table:table-cell>
          <table:table-cell office:value-type="string">
            <text:p>2513</text:p>
          </table:table-cell>
          <table:table-cell table:formula="of:=ABS([.H470])" office:value-type="float" office:value="2.9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43</text:p>
          </table:table-cell>
          <table:table-cell office:value-type="string">
            <text:p>25135549</text:p>
          </table:table-cell>
          <table:table-cell office:value-type="string">
            <text:p>LFP3</text:p>
          </table:table-cell>
          <table:table-cell office:value-type="float" office:value="608632.734">
            <text:p>608632.734</text:p>
          </table:table-cell>
          <table:table-cell office:value-type="float" office:value="226466.688">
            <text:p>226466.688</text:p>
          </table:table-cell>
          <table:table-cell office:value-type="float" office:value="469.892">
            <text:p>469.892</text:p>
          </table:table-cell>
          <table:table-cell office:value-type="float" office:value="469.9899902344">
            <text:p>469.9899902344</text:p>
          </table:table-cell>
          <table:table-cell office:value-type="float" office:value="9.7990234375">
            <text:p>9.7990234375</text:p>
          </table:table-cell>
          <table:table-cell office:value-type="string">
            <text:p>2513</text:p>
          </table:table-cell>
          <table:table-cell table:formula="of:=ABS([.H471])" office:value-type="float" office:value="9.799023437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844</text:p>
          </table:table-cell>
          <table:table-cell office:value-type="string">
            <text:p>25135550</text:p>
          </table:table-cell>
          <table:table-cell office:value-type="string">
            <text:p>LFP3</text:p>
          </table:table-cell>
          <table:table-cell office:value-type="float" office:value="610066.444">
            <text:p>610066.444</text:p>
          </table:table-cell>
          <table:table-cell office:value-type="float" office:value="224926.502">
            <text:p>224926.502</text:p>
          </table:table-cell>
          <table:table-cell office:value-type="float" office:value="448.222">
            <text:p>448.222</text:p>
          </table:table-cell>
          <table:table-cell office:value-type="float" office:value="448.200012207">
            <text:p>448.200012207</text:p>
          </table:table-cell>
          <table:table-cell office:value-type="float" office:value="-2.1987792969">
            <text:p>-2.1987792969</text:p>
          </table:table-cell>
          <table:table-cell office:value-type="string">
            <text:p>2513</text:p>
          </table:table-cell>
          <table:table-cell table:formula="of:=ABS([.H472])" office:value-type="float" office:value="2.1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45</text:p>
          </table:table-cell>
          <table:table-cell office:value-type="string">
            <text:p>25135551</text:p>
          </table:table-cell>
          <table:table-cell office:value-type="string">
            <text:p>LFP3</text:p>
          </table:table-cell>
          <table:table-cell office:value-type="float" office:value="607191.82">
            <text:p>607191.82</text:p>
          </table:table-cell>
          <table:table-cell office:value-type="float" office:value="226891.19">
            <text:p>226891.19</text:p>
          </table:table-cell>
          <table:table-cell office:value-type="float" office:value="470.73">
            <text:p>470.73</text:p>
          </table:table-cell>
          <table:table-cell office:value-type="float" office:value="470.7399902344">
            <text:p>470.7399902344</text:p>
          </table:table-cell>
          <table:table-cell office:value-type="float" office:value="0.9990234375">
            <text:p>0.9990234375</text:p>
          </table:table-cell>
          <table:table-cell office:value-type="string">
            <text:p>2513</text:p>
          </table:table-cell>
          <table:table-cell table:formula="of:=ABS([.H473])" office:value-type="float" office:value="0.9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46</text:p>
          </table:table-cell>
          <table:table-cell office:value-type="string">
            <text:p>25135552</text:p>
          </table:table-cell>
          <table:table-cell office:value-type="string">
            <text:p>LFP3</text:p>
          </table:table-cell>
          <table:table-cell office:value-type="float" office:value="606153.25">
            <text:p>606153.25</text:p>
          </table:table-cell>
          <table:table-cell office:value-type="float" office:value="226630.04">
            <text:p>226630.04</text:p>
          </table:table-cell>
          <table:table-cell office:value-type="float" office:value="459.42">
            <text:p>459.42</text:p>
          </table:table-cell>
          <table:table-cell office:value-type="float" office:value="459.4800109863">
            <text:p>459.4800109863</text:p>
          </table:table-cell>
          <table:table-cell office:value-type="float" office:value="6.0010986328">
            <text:p>6.0010986328</text:p>
          </table:table-cell>
          <table:table-cell office:value-type="string">
            <text:p>2513</text:p>
          </table:table-cell>
          <table:table-cell table:formula="of:=ABS([.H474])" office:value-type="float" office:value="6.0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47</text:p>
          </table:table-cell>
          <table:table-cell office:value-type="string">
            <text:p>25135553</text:p>
          </table:table-cell>
          <table:table-cell office:value-type="string">
            <text:p>LFP3</text:p>
          </table:table-cell>
          <table:table-cell office:value-type="float" office:value="608982.89">
            <text:p>608982.89</text:p>
          </table:table-cell>
          <table:table-cell office:value-type="float" office:value="227037.94">
            <text:p>227037.94</text:p>
          </table:table-cell>
          <table:table-cell office:value-type="float" office:value="462.55">
            <text:p>462.55</text:p>
          </table:table-cell>
          <table:table-cell office:value-type="float" office:value="462.5">
            <text:p>462.5</text:p>
          </table:table-cell>
          <table:table-cell office:value-type="float" office:value="-5">
            <text:p>-5</text:p>
          </table:table-cell>
          <table:table-cell office:value-type="string">
            <text:p>2513</text:p>
          </table:table-cell>
          <table:table-cell table:formula="of:=ABS([.H475])"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48</text:p>
          </table:table-cell>
          <table:table-cell office:value-type="string">
            <text:p>25135554</text:p>
          </table:table-cell>
          <table:table-cell office:value-type="string">
            <text:p>LFP3</text:p>
          </table:table-cell>
          <table:table-cell office:value-type="float" office:value="609661.45">
            <text:p>609661.45</text:p>
          </table:table-cell>
          <table:table-cell office:value-type="float" office:value="226387">
            <text:p>226387</text:p>
          </table:table-cell>
          <table:table-cell office:value-type="float" office:value="456.66">
            <text:p>456.66</text:p>
          </table:table-cell>
          <table:table-cell office:value-type="float" office:value="456.8099975586">
            <text:p>456.8099975586</text:p>
          </table:table-cell>
          <table:table-cell office:value-type="float" office:value="14.9997558594">
            <text:p>14.9997558594</text:p>
          </table:table-cell>
          <table:table-cell office:value-type="string">
            <text:p>2513</text:p>
          </table:table-cell>
          <table:table-cell table:formula="of:=ABS([.H476])" office:value-type="float" office:value="14.999755859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849</text:p>
          </table:table-cell>
          <table:table-cell office:value-type="string">
            <text:p>25135555</text:p>
          </table:table-cell>
          <table:table-cell office:value-type="string">
            <text:p>LFP3</text:p>
          </table:table-cell>
          <table:table-cell office:value-type="float" office:value="608762.154">
            <text:p>608762.154</text:p>
          </table:table-cell>
          <table:table-cell office:value-type="float" office:value="226358.512">
            <text:p>226358.512</text:p>
          </table:table-cell>
          <table:table-cell office:value-type="float" office:value="471.88">
            <text:p>471.88</text:p>
          </table:table-cell>
          <table:table-cell office:value-type="float" office:value="472.0400085449">
            <text:p>472.0400085449</text:p>
          </table:table-cell>
          <table:table-cell office:value-type="float" office:value="16.0008544922">
            <text:p>16.0008544922</text:p>
          </table:table-cell>
          <table:table-cell office:value-type="string">
            <text:p>2513</text:p>
          </table:table-cell>
          <table:table-cell table:formula="of:=ABS([.H477])" office:value-type="float" office:value="16.0008544922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850</text:p>
          </table:table-cell>
          <table:table-cell office:value-type="string">
            <text:p>25135557</text:p>
          </table:table-cell>
          <table:table-cell office:value-type="string">
            <text:p>LFP3</text:p>
          </table:table-cell>
          <table:table-cell office:value-type="float" office:value="608953.69">
            <text:p>608953.69</text:p>
          </table:table-cell>
          <table:table-cell office:value-type="float" office:value="225020.57">
            <text:p>225020.57</text:p>
          </table:table-cell>
          <table:table-cell office:value-type="float" office:value="455.32">
            <text:p>455.32</text:p>
          </table:table-cell>
          <table:table-cell office:value-type="float" office:value="455.6400146484">
            <text:p>455.6400146484</text:p>
          </table:table-cell>
          <table:table-cell office:value-type="float" office:value="32.0014648438">
            <text:p>32.0014648438</text:p>
          </table:table-cell>
          <table:table-cell office:value-type="string">
            <text:p>2513</text:p>
          </table:table-cell>
          <table:table-cell table:formula="of:=ABS([.H478])" office:value-type="float" office:value="32.0014648438">
            <text:p>32</text:p>
          </table:table-cell>
          <table:table-cell table:number-columns-repeated="246"/>
        </table:table-row>
        <table:table-row table:style-name="ro1">
          <table:table-cell office:value-type="string">
            <text:p>5347851</text:p>
          </table:table-cell>
          <table:table-cell office:value-type="string">
            <text:p>25135559</text:p>
          </table:table-cell>
          <table:table-cell office:value-type="string">
            <text:p>LFP3</text:p>
          </table:table-cell>
          <table:table-cell office:value-type="float" office:value="610441.08">
            <text:p>610441.08</text:p>
          </table:table-cell>
          <table:table-cell office:value-type="float" office:value="226782.33">
            <text:p>226782.33</text:p>
          </table:table-cell>
          <table:table-cell office:value-type="float" office:value="465.98">
            <text:p>465.98</text:p>
          </table:table-cell>
          <table:table-cell office:value-type="float" office:value="466.0599975586">
            <text:p>466.0599975586</text:p>
          </table:table-cell>
          <table:table-cell office:value-type="float" office:value="7.9997558594">
            <text:p>7.9997558594</text:p>
          </table:table-cell>
          <table:table-cell office:value-type="string">
            <text:p>2513</text:p>
          </table:table-cell>
          <table:table-cell table:formula="of:=ABS([.H479])" office:value-type="float" office:value="7.9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52</text:p>
          </table:table-cell>
          <table:table-cell office:value-type="string">
            <text:p>25135560</text:p>
          </table:table-cell>
          <table:table-cell office:value-type="string">
            <text:p>LFP3</text:p>
          </table:table-cell>
          <table:table-cell office:value-type="float" office:value="609476.153">
            <text:p>609476.153</text:p>
          </table:table-cell>
          <table:table-cell office:value-type="float" office:value="226246.818">
            <text:p>226246.818</text:p>
          </table:table-cell>
          <table:table-cell office:value-type="float" office:value="448.116">
            <text:p>448.116</text:p>
          </table:table-cell>
          <table:table-cell office:value-type="float" office:value="448.2399902344">
            <text:p>448.2399902344</text:p>
          </table:table-cell>
          <table:table-cell office:value-type="float" office:value="12.3990234375">
            <text:p>12.3990234375</text:p>
          </table:table-cell>
          <table:table-cell office:value-type="string">
            <text:p>2513</text:p>
          </table:table-cell>
          <table:table-cell table:formula="of:=ABS([.H480])" office:value-type="float" office:value="12.3990234375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853</text:p>
          </table:table-cell>
          <table:table-cell office:value-type="string">
            <text:p>25135561</text:p>
          </table:table-cell>
          <table:table-cell office:value-type="string">
            <text:p>LFP3</text:p>
          </table:table-cell>
          <table:table-cell office:value-type="float" office:value="609428.575">
            <text:p>609428.575</text:p>
          </table:table-cell>
          <table:table-cell office:value-type="float" office:value="226265.857">
            <text:p>226265.857</text:p>
          </table:table-cell>
          <table:table-cell office:value-type="float" office:value="449.167">
            <text:p>449.167</text:p>
          </table:table-cell>
          <table:table-cell office:value-type="float" office:value="449.2399902344">
            <text:p>449.2399902344</text:p>
          </table:table-cell>
          <table:table-cell office:value-type="float" office:value="7.2990234375">
            <text:p>7.2990234375</text:p>
          </table:table-cell>
          <table:table-cell office:value-type="string">
            <text:p>2513</text:p>
          </table:table-cell>
          <table:table-cell table:formula="of:=ABS([.H481])" office:value-type="float" office:value="7.2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54</text:p>
          </table:table-cell>
          <table:table-cell office:value-type="string">
            <text:p>25135563</text:p>
          </table:table-cell>
          <table:table-cell office:value-type="string">
            <text:p>LFP3</text:p>
          </table:table-cell>
          <table:table-cell office:value-type="float" office:value="609694.908">
            <text:p>609694.908</text:p>
          </table:table-cell>
          <table:table-cell office:value-type="float" office:value="226223.884">
            <text:p>226223.884</text:p>
          </table:table-cell>
          <table:table-cell office:value-type="float" office:value="443.443">
            <text:p>443.443</text:p>
          </table:table-cell>
          <table:table-cell office:value-type="float" office:value="443.5">
            <text:p>443.5</text:p>
          </table:table-cell>
          <table:table-cell office:value-type="float" office:value="5.7">
            <text:p>5.7</text:p>
          </table:table-cell>
          <table:table-cell office:value-type="string">
            <text:p>2513</text:p>
          </table:table-cell>
          <table:table-cell table:formula="of:=ABS([.H482])" office:value-type="float" office:value="5.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55</text:p>
          </table:table-cell>
          <table:table-cell office:value-type="string">
            <text:p>25135565</text:p>
          </table:table-cell>
          <table:table-cell office:value-type="string">
            <text:p>LFP3</text:p>
          </table:table-cell>
          <table:table-cell office:value-type="float" office:value="608856.458">
            <text:p>608856.458</text:p>
          </table:table-cell>
          <table:table-cell office:value-type="float" office:value="226429.503">
            <text:p>226429.503</text:p>
          </table:table-cell>
          <table:table-cell office:value-type="float" office:value="461.769">
            <text:p>461.769</text:p>
          </table:table-cell>
          <table:table-cell office:value-type="float" office:value="461.75">
            <text:p>461.75</text:p>
          </table:table-cell>
          <table:table-cell office:value-type="float" office:value="-1.9">
            <text:p>-1.9</text:p>
          </table:table-cell>
          <table:table-cell office:value-type="string">
            <text:p>2513</text:p>
          </table:table-cell>
          <table:table-cell table:formula="of:=ABS([.H483])" office:value-type="float" office:value="1.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56</text:p>
          </table:table-cell>
          <table:table-cell office:value-type="string">
            <text:p>25135566</text:p>
          </table:table-cell>
          <table:table-cell office:value-type="string">
            <text:p>LFP3</text:p>
          </table:table-cell>
          <table:table-cell office:value-type="float" office:value="608361.715">
            <text:p>608361.715</text:p>
          </table:table-cell>
          <table:table-cell office:value-type="float" office:value="226933.936">
            <text:p>226933.936</text:p>
          </table:table-cell>
          <table:table-cell office:value-type="float" office:value="457.429">
            <text:p>457.429</text:p>
          </table:table-cell>
          <table:table-cell office:value-type="float" office:value="457.4100036621">
            <text:p>457.4100036621</text:p>
          </table:table-cell>
          <table:table-cell office:value-type="float" office:value="-1.8996337891">
            <text:p>-1.8996337891</text:p>
          </table:table-cell>
          <table:table-cell office:value-type="string">
            <text:p>2513</text:p>
          </table:table-cell>
          <table:table-cell table:formula="of:=ABS([.H484])" office:value-type="float" office:value="1.899633789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57</text:p>
          </table:table-cell>
          <table:table-cell office:value-type="string">
            <text:p>25135567</text:p>
          </table:table-cell>
          <table:table-cell office:value-type="string">
            <text:p>LFP3</text:p>
          </table:table-cell>
          <table:table-cell office:value-type="float" office:value="608400.183">
            <text:p>608400.183</text:p>
          </table:table-cell>
          <table:table-cell office:value-type="float" office:value="226966.537">
            <text:p>226966.537</text:p>
          </table:table-cell>
          <table:table-cell office:value-type="float" office:value="453.526">
            <text:p>453.526</text:p>
          </table:table-cell>
          <table:table-cell office:value-type="float" office:value="453.4800109863">
            <text:p>453.4800109863</text:p>
          </table:table-cell>
          <table:table-cell office:value-type="float" office:value="-4.5989013672">
            <text:p>-4.5989013672</text:p>
          </table:table-cell>
          <table:table-cell office:value-type="string">
            <text:p>2513</text:p>
          </table:table-cell>
          <table:table-cell table:formula="of:=ABS([.H485])" office:value-type="float" office:value="4.5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58</text:p>
          </table:table-cell>
          <table:table-cell office:value-type="string">
            <text:p>25135568</text:p>
          </table:table-cell>
          <table:table-cell office:value-type="string">
            <text:p>LFP3</text:p>
          </table:table-cell>
          <table:table-cell office:value-type="float" office:value="608304.334">
            <text:p>608304.334</text:p>
          </table:table-cell>
          <table:table-cell office:value-type="float" office:value="227105.535">
            <text:p>227105.535</text:p>
          </table:table-cell>
          <table:table-cell office:value-type="float" office:value="452.281">
            <text:p>452.281</text:p>
          </table:table-cell>
          <table:table-cell office:value-type="float" office:value="452.3500061035">
            <text:p>452.3500061035</text:p>
          </table:table-cell>
          <table:table-cell office:value-type="float" office:value="6.9006103516">
            <text:p>6.9006103516</text:p>
          </table:table-cell>
          <table:table-cell office:value-type="string">
            <text:p>2513</text:p>
          </table:table-cell>
          <table:table-cell table:formula="of:=ABS([.H486])" office:value-type="float" office:value="6.9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59</text:p>
          </table:table-cell>
          <table:table-cell office:value-type="string">
            <text:p>25135569</text:p>
          </table:table-cell>
          <table:table-cell office:value-type="string">
            <text:p>LFP3</text:p>
          </table:table-cell>
          <table:table-cell office:value-type="float" office:value="608242.073">
            <text:p>608242.073</text:p>
          </table:table-cell>
          <table:table-cell office:value-type="float" office:value="227123.581">
            <text:p>227123.581</text:p>
          </table:table-cell>
          <table:table-cell office:value-type="float" office:value="456.893">
            <text:p>456.893</text:p>
          </table:table-cell>
          <table:table-cell office:value-type="float" office:value="456.9100036621">
            <text:p>456.9100036621</text:p>
          </table:table-cell>
          <table:table-cell office:value-type="float" office:value="1.7003662109">
            <text:p>1.7003662109</text:p>
          </table:table-cell>
          <table:table-cell office:value-type="string">
            <text:p>2513</text:p>
          </table:table-cell>
          <table:table-cell table:formula="of:=ABS([.H487])" office:value-type="float" office:value="1.7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60</text:p>
          </table:table-cell>
          <table:table-cell office:value-type="string">
            <text:p>25135570</text:p>
          </table:table-cell>
          <table:table-cell office:value-type="string">
            <text:p>LFP3</text:p>
          </table:table-cell>
          <table:table-cell office:value-type="float" office:value="608230.767">
            <text:p>608230.767</text:p>
          </table:table-cell>
          <table:table-cell office:value-type="float" office:value="227094.417">
            <text:p>227094.417</text:p>
          </table:table-cell>
          <table:table-cell office:value-type="float" office:value="457.465">
            <text:p>457.465</text:p>
          </table:table-cell>
          <table:table-cell office:value-type="float" office:value="457.4800109863">
            <text:p>457.4800109863</text:p>
          </table:table-cell>
          <table:table-cell office:value-type="float" office:value="1.5010986328">
            <text:p>1.5010986328</text:p>
          </table:table-cell>
          <table:table-cell office:value-type="string">
            <text:p>2513</text:p>
          </table:table-cell>
          <table:table-cell table:formula="of:=ABS([.H488])" office:value-type="float" office:value="1.5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61</text:p>
          </table:table-cell>
          <table:table-cell office:value-type="string">
            <text:p>25135571</text:p>
          </table:table-cell>
          <table:table-cell office:value-type="string">
            <text:p>LFP3</text:p>
          </table:table-cell>
          <table:table-cell office:value-type="float" office:value="608299.992">
            <text:p>608299.992</text:p>
          </table:table-cell>
          <table:table-cell office:value-type="float" office:value="226970.55">
            <text:p>226970.55</text:p>
          </table:table-cell>
          <table:table-cell office:value-type="float" office:value="458.332">
            <text:p>458.332</text:p>
          </table:table-cell>
          <table:table-cell office:value-type="float" office:value="458.1700134277">
            <text:p>458.1700134277</text:p>
          </table:table-cell>
          <table:table-cell office:value-type="float" office:value="-16.1986572266">
            <text:p>-16.1986572266</text:p>
          </table:table-cell>
          <table:table-cell office:value-type="string">
            <text:p>2513</text:p>
          </table:table-cell>
          <table:table-cell table:formula="of:=ABS([.H489])" office:value-type="float" office:value="16.198657226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862</text:p>
          </table:table-cell>
          <table:table-cell office:value-type="string">
            <text:p>25135572</text:p>
          </table:table-cell>
          <table:table-cell office:value-type="string">
            <text:p>LFP3</text:p>
          </table:table-cell>
          <table:table-cell office:value-type="float" office:value="608235.314">
            <text:p>608235.314</text:p>
          </table:table-cell>
          <table:table-cell office:value-type="float" office:value="227298.767">
            <text:p>227298.767</text:p>
          </table:table-cell>
          <table:table-cell office:value-type="float" office:value="450.194">
            <text:p>450.194</text:p>
          </table:table-cell>
          <table:table-cell office:value-type="float" office:value="450.2200012207">
            <text:p>450.2200012207</text:p>
          </table:table-cell>
          <table:table-cell office:value-type="float" office:value="2.6001220703">
            <text:p>2.6001220703</text:p>
          </table:table-cell>
          <table:table-cell office:value-type="string">
            <text:p>2513</text:p>
          </table:table-cell>
          <table:table-cell table:formula="of:=ABS([.H490])" office:value-type="float" office:value="2.6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63</text:p>
          </table:table-cell>
          <table:table-cell office:value-type="string">
            <text:p>25135573</text:p>
          </table:table-cell>
          <table:table-cell office:value-type="string">
            <text:p>LFP3</text:p>
          </table:table-cell>
          <table:table-cell office:value-type="float" office:value="608291.783">
            <text:p>608291.783</text:p>
          </table:table-cell>
          <table:table-cell office:value-type="float" office:value="227121.696">
            <text:p>227121.696</text:p>
          </table:table-cell>
          <table:table-cell office:value-type="float" office:value="451.902">
            <text:p>451.902</text:p>
          </table:table-cell>
          <table:table-cell office:value-type="float" office:value="451.8900146484">
            <text:p>451.8900146484</text:p>
          </table:table-cell>
          <table:table-cell office:value-type="float" office:value="-1.1985351562">
            <text:p>-1.1985351562</text:p>
          </table:table-cell>
          <table:table-cell office:value-type="string">
            <text:p>2513</text:p>
          </table:table-cell>
          <table:table-cell table:formula="of:=ABS([.H491])" office:value-type="float" office:value="1.1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64</text:p>
          </table:table-cell>
          <table:table-cell office:value-type="string">
            <text:p>25135574</text:p>
          </table:table-cell>
          <table:table-cell office:value-type="string">
            <text:p>LFP3</text:p>
          </table:table-cell>
          <table:table-cell office:value-type="float" office:value="608249.324">
            <text:p>608249.324</text:p>
          </table:table-cell>
          <table:table-cell office:value-type="float" office:value="227131.466">
            <text:p>227131.466</text:p>
          </table:table-cell>
          <table:table-cell office:value-type="float" office:value="451.151">
            <text:p>451.151</text:p>
          </table:table-cell>
          <table:table-cell office:value-type="float" office:value="451.1400146484">
            <text:p>451.1400146484</text:p>
          </table:table-cell>
          <table:table-cell office:value-type="float" office:value="-1.0985351563">
            <text:p>-1.0985351563</text:p>
          </table:table-cell>
          <table:table-cell office:value-type="string">
            <text:p>2513</text:p>
          </table:table-cell>
          <table:table-cell table:formula="of:=ABS([.H492])" office:value-type="float" office:value="1.098535156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65</text:p>
          </table:table-cell>
          <table:table-cell office:value-type="string">
            <text:p>25135575</text:p>
          </table:table-cell>
          <table:table-cell office:value-type="string">
            <text:p>LFP3</text:p>
          </table:table-cell>
          <table:table-cell office:value-type="float" office:value="608194.813">
            <text:p>608194.813</text:p>
          </table:table-cell>
          <table:table-cell office:value-type="float" office:value="227132.867">
            <text:p>227132.867</text:p>
          </table:table-cell>
          <table:table-cell office:value-type="float" office:value="454.013">
            <text:p>454.013</text:p>
          </table:table-cell>
          <table:table-cell office:value-type="float" office:value="454.0299987793">
            <text:p>454.0299987793</text:p>
          </table:table-cell>
          <table:table-cell office:value-type="float" office:value="1.6998779297">
            <text:p>1.6998779297</text:p>
          </table:table-cell>
          <table:table-cell office:value-type="string">
            <text:p>2513</text:p>
          </table:table-cell>
          <table:table-cell table:formula="of:=ABS([.H493])" office:value-type="float" office:value="1.6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66</text:p>
          </table:table-cell>
          <table:table-cell office:value-type="string">
            <text:p>25135576</text:p>
          </table:table-cell>
          <table:table-cell office:value-type="string">
            <text:p>LFP3</text:p>
          </table:table-cell>
          <table:table-cell office:value-type="float" office:value="608383.859">
            <text:p>608383.859</text:p>
          </table:table-cell>
          <table:table-cell office:value-type="float" office:value="226996.333">
            <text:p>226996.333</text:p>
          </table:table-cell>
          <table:table-cell office:value-type="float" office:value="452.673">
            <text:p>452.673</text:p>
          </table:table-cell>
          <table:table-cell office:value-type="float" office:value="452.799987793">
            <text:p>452.799987793</text:p>
          </table:table-cell>
          <table:table-cell office:value-type="float" office:value="12.6987792969">
            <text:p>12.6987792969</text:p>
          </table:table-cell>
          <table:table-cell office:value-type="string">
            <text:p>2513</text:p>
          </table:table-cell>
          <table:table-cell table:formula="of:=ABS([.H494])" office:value-type="float" office:value="12.698779296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47867</text:p>
          </table:table-cell>
          <table:table-cell office:value-type="string">
            <text:p>25135578</text:p>
          </table:table-cell>
          <table:table-cell office:value-type="string">
            <text:p>LFP3</text:p>
          </table:table-cell>
          <table:table-cell office:value-type="float" office:value="608732.873">
            <text:p>608732.873</text:p>
          </table:table-cell>
          <table:table-cell office:value-type="float" office:value="224236.246">
            <text:p>224236.246</text:p>
          </table:table-cell>
          <table:table-cell office:value-type="float" office:value="487.803">
            <text:p>487.803</text:p>
          </table:table-cell>
          <table:table-cell office:value-type="float" office:value="487.700012207">
            <text:p>487.700012207</text:p>
          </table:table-cell>
          <table:table-cell office:value-type="float" office:value="-10.2987792969">
            <text:p>-10.2987792969</text:p>
          </table:table-cell>
          <table:table-cell office:value-type="string">
            <text:p>2513</text:p>
          </table:table-cell>
          <table:table-cell table:formula="of:=ABS([.H495])" office:value-type="float" office:value="10.298779296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868</text:p>
          </table:table-cell>
          <table:table-cell office:value-type="string">
            <text:p>25135582</text:p>
          </table:table-cell>
          <table:table-cell office:value-type="string">
            <text:p>LFP3</text:p>
          </table:table-cell>
          <table:table-cell office:value-type="float" office:value="609056.107">
            <text:p>609056.107</text:p>
          </table:table-cell>
          <table:table-cell office:value-type="float" office:value="224331.77">
            <text:p>224331.77</text:p>
          </table:table-cell>
          <table:table-cell office:value-type="float" office:value="480.833">
            <text:p>480.833</text:p>
          </table:table-cell>
          <table:table-cell office:value-type="float" office:value="480.6499938965">
            <text:p>480.6499938965</text:p>
          </table:table-cell>
          <table:table-cell office:value-type="float" office:value="-18.3006103516">
            <text:p>-18.3006103516</text:p>
          </table:table-cell>
          <table:table-cell office:value-type="string">
            <text:p>2513</text:p>
          </table:table-cell>
          <table:table-cell table:formula="of:=ABS([.H496])" office:value-type="float" office:value="18.3006103516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869</text:p>
          </table:table-cell>
          <table:table-cell office:value-type="string">
            <text:p>25135583</text:p>
          </table:table-cell>
          <table:table-cell office:value-type="string">
            <text:p>LFP3</text:p>
          </table:table-cell>
          <table:table-cell office:value-type="float" office:value="609321.672">
            <text:p>609321.672</text:p>
          </table:table-cell>
          <table:table-cell office:value-type="float" office:value="226565.069">
            <text:p>226565.069</text:p>
          </table:table-cell>
          <table:table-cell office:value-type="float" office:value="456.938">
            <text:p>456.938</text:p>
          </table:table-cell>
          <table:table-cell office:value-type="float" office:value="456.950012207">
            <text:p>456.950012207</text:p>
          </table:table-cell>
          <table:table-cell office:value-type="float" office:value="1.2012207031">
            <text:p>1.2012207031</text:p>
          </table:table-cell>
          <table:table-cell office:value-type="string">
            <text:p>2513</text:p>
          </table:table-cell>
          <table:table-cell table:formula="of:=ABS([.H497])" office:value-type="float" office:value="1.2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70</text:p>
          </table:table-cell>
          <table:table-cell office:value-type="string">
            <text:p>25135585</text:p>
          </table:table-cell>
          <table:table-cell office:value-type="string">
            <text:p>LFP3</text:p>
          </table:table-cell>
          <table:table-cell office:value-type="float" office:value="609374.477">
            <text:p>609374.477</text:p>
          </table:table-cell>
          <table:table-cell office:value-type="float" office:value="226648.326">
            <text:p>226648.326</text:p>
          </table:table-cell>
          <table:table-cell office:value-type="float" office:value="461.183">
            <text:p>461.183</text:p>
          </table:table-cell>
          <table:table-cell office:value-type="float" office:value="461.1499938965">
            <text:p>461.1499938965</text:p>
          </table:table-cell>
          <table:table-cell office:value-type="float" office:value="-3.3006103516">
            <text:p>-3.3006103516</text:p>
          </table:table-cell>
          <table:table-cell office:value-type="string">
            <text:p>2513</text:p>
          </table:table-cell>
          <table:table-cell table:formula="of:=ABS([.H498])" office:value-type="float" office:value="3.3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71</text:p>
          </table:table-cell>
          <table:table-cell office:value-type="string">
            <text:p>25135586</text:p>
          </table:table-cell>
          <table:table-cell office:value-type="string">
            <text:p>LFP3</text:p>
          </table:table-cell>
          <table:table-cell office:value-type="float" office:value="609407.233">
            <text:p>609407.233</text:p>
          </table:table-cell>
          <table:table-cell office:value-type="float" office:value="226690.547">
            <text:p>226690.547</text:p>
          </table:table-cell>
          <table:table-cell office:value-type="float" office:value="465.504">
            <text:p>465.504</text:p>
          </table:table-cell>
          <table:table-cell office:value-type="float" office:value="465.5599975586">
            <text:p>465.5599975586</text:p>
          </table:table-cell>
          <table:table-cell office:value-type="float" office:value="5.5997558594">
            <text:p>5.5997558594</text:p>
          </table:table-cell>
          <table:table-cell office:value-type="string">
            <text:p>2513</text:p>
          </table:table-cell>
          <table:table-cell table:formula="of:=ABS([.H499])" office:value-type="float" office:value="5.5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72</text:p>
          </table:table-cell>
          <table:table-cell office:value-type="string">
            <text:p>25135589</text:p>
          </table:table-cell>
          <table:table-cell office:value-type="string">
            <text:p>LFP3</text:p>
          </table:table-cell>
          <table:table-cell office:value-type="float" office:value="609554.885">
            <text:p>609554.885</text:p>
          </table:table-cell>
          <table:table-cell office:value-type="float" office:value="226465.472">
            <text:p>226465.472</text:p>
          </table:table-cell>
          <table:table-cell office:value-type="float" office:value="459.24">
            <text:p>459.24</text:p>
          </table:table-cell>
          <table:table-cell office:value-type="float" office:value="459.2600097656">
            <text:p>459.2600097656</text:p>
          </table:table-cell>
          <table:table-cell office:value-type="float" office:value="2.0009765625">
            <text:p>2.0009765625</text:p>
          </table:table-cell>
          <table:table-cell office:value-type="string">
            <text:p>2513</text:p>
          </table:table-cell>
          <table:table-cell table:formula="of:=ABS([.H500])" office:value-type="float" office:value="2.0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73</text:p>
          </table:table-cell>
          <table:table-cell office:value-type="string">
            <text:p>25135593</text:p>
          </table:table-cell>
          <table:table-cell office:value-type="string">
            <text:p>LFP3</text:p>
          </table:table-cell>
          <table:table-cell office:value-type="float" office:value="609587.135">
            <text:p>609587.135</text:p>
          </table:table-cell>
          <table:table-cell office:value-type="float" office:value="226442.665">
            <text:p>226442.665</text:p>
          </table:table-cell>
          <table:table-cell office:value-type="float" office:value="458.4">
            <text:p>458.4</text:p>
          </table:table-cell>
          <table:table-cell office:value-type="float" office:value="458.4299926758">
            <text:p>458.4299926758</text:p>
          </table:table-cell>
          <table:table-cell office:value-type="float" office:value="2.9992675781">
            <text:p>2.9992675781</text:p>
          </table:table-cell>
          <table:table-cell office:value-type="string">
            <text:p>2513</text:p>
          </table:table-cell>
          <table:table-cell table:formula="of:=ABS([.H501])" office:value-type="float" office:value="2.9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74</text:p>
          </table:table-cell>
          <table:table-cell office:value-type="string">
            <text:p>25135596</text:p>
          </table:table-cell>
          <table:table-cell office:value-type="string">
            <text:p>LFP3</text:p>
          </table:table-cell>
          <table:table-cell office:value-type="float" office:value="609188.072">
            <text:p>609188.072</text:p>
          </table:table-cell>
          <table:table-cell office:value-type="float" office:value="225129.662">
            <text:p>225129.662</text:p>
          </table:table-cell>
          <table:table-cell office:value-type="float" office:value="448.11">
            <text:p>448.11</text:p>
          </table:table-cell>
          <table:table-cell office:value-type="float" office:value="448.1199951172">
            <text:p>448.1199951172</text:p>
          </table:table-cell>
          <table:table-cell office:value-type="float" office:value="0.9995117187">
            <text:p>0.9995117187</text:p>
          </table:table-cell>
          <table:table-cell office:value-type="string">
            <text:p>2513</text:p>
          </table:table-cell>
          <table:table-cell table:formula="of:=ABS([.H502])" office:value-type="float" office:value="0.999511718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75</text:p>
          </table:table-cell>
          <table:table-cell office:value-type="string">
            <text:p>25135597</text:p>
          </table:table-cell>
          <table:table-cell office:value-type="string">
            <text:p>LFP3</text:p>
          </table:table-cell>
          <table:table-cell office:value-type="float" office:value="609252.262">
            <text:p>609252.262</text:p>
          </table:table-cell>
          <table:table-cell office:value-type="float" office:value="225096.519">
            <text:p>225096.519</text:p>
          </table:table-cell>
          <table:table-cell office:value-type="float" office:value="448.139">
            <text:p>448.139</text:p>
          </table:table-cell>
          <table:table-cell office:value-type="float" office:value="448.1600036621">
            <text:p>448.1600036621</text:p>
          </table:table-cell>
          <table:table-cell office:value-type="float" office:value="2.1003662109">
            <text:p>2.1003662109</text:p>
          </table:table-cell>
          <table:table-cell office:value-type="string">
            <text:p>2513</text:p>
          </table:table-cell>
          <table:table-cell table:formula="of:=ABS([.H503])" office:value-type="float" office:value="2.1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76</text:p>
          </table:table-cell>
          <table:table-cell office:value-type="string">
            <text:p>25135598</text:p>
          </table:table-cell>
          <table:table-cell office:value-type="string">
            <text:p>LFP3</text:p>
          </table:table-cell>
          <table:table-cell office:value-type="float" office:value="608378.664">
            <text:p>608378.664</text:p>
          </table:table-cell>
          <table:table-cell office:value-type="float" office:value="227661.02">
            <text:p>227661.02</text:p>
          </table:table-cell>
          <table:table-cell office:value-type="float" office:value="449.691">
            <text:p>449.691</text:p>
          </table:table-cell>
          <table:table-cell office:value-type="float" office:value="449.6300048828">
            <text:p>449.6300048828</text:p>
          </table:table-cell>
          <table:table-cell office:value-type="float" office:value="-6.0995117187">
            <text:p>-6.0995117187</text:p>
          </table:table-cell>
          <table:table-cell office:value-type="string">
            <text:p>2513</text:p>
          </table:table-cell>
          <table:table-cell table:formula="of:=ABS([.H504])" office:value-type="float" office:value="6.0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77</text:p>
          </table:table-cell>
          <table:table-cell office:value-type="string">
            <text:p>25135599</text:p>
          </table:table-cell>
          <table:table-cell office:value-type="string">
            <text:p>LFP3</text:p>
          </table:table-cell>
          <table:table-cell office:value-type="float" office:value="608337.496">
            <text:p>608337.496</text:p>
          </table:table-cell>
          <table:table-cell office:value-type="float" office:value="227634.468">
            <text:p>227634.468</text:p>
          </table:table-cell>
          <table:table-cell office:value-type="float" office:value="448.844">
            <text:p>448.844</text:p>
          </table:table-cell>
          <table:table-cell office:value-type="float" office:value="448.8099975586">
            <text:p>448.8099975586</text:p>
          </table:table-cell>
          <table:table-cell office:value-type="float" office:value="-3.4002441406">
            <text:p>-3.4002441406</text:p>
          </table:table-cell>
          <table:table-cell office:value-type="string">
            <text:p>2513</text:p>
          </table:table-cell>
          <table:table-cell table:formula="of:=ABS([.H505])" office:value-type="float" office:value="3.4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78</text:p>
          </table:table-cell>
          <table:table-cell office:value-type="string">
            <text:p>25135600</text:p>
          </table:table-cell>
          <table:table-cell office:value-type="string">
            <text:p>LFP3</text:p>
          </table:table-cell>
          <table:table-cell office:value-type="float" office:value="609318.054">
            <text:p>609318.054</text:p>
          </table:table-cell>
          <table:table-cell office:value-type="float" office:value="226194.668">
            <text:p>226194.668</text:p>
          </table:table-cell>
          <table:table-cell office:value-type="float" office:value="449.671">
            <text:p>449.671</text:p>
          </table:table-cell>
          <table:table-cell office:value-type="float" office:value="449.7799987793">
            <text:p>449.7799987793</text:p>
          </table:table-cell>
          <table:table-cell office:value-type="float" office:value="10.8998779297">
            <text:p>10.8998779297</text:p>
          </table:table-cell>
          <table:table-cell office:value-type="string">
            <text:p>2513</text:p>
          </table:table-cell>
          <table:table-cell table:formula="of:=ABS([.H506])" office:value-type="float" office:value="10.8998779297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7879</text:p>
          </table:table-cell>
          <table:table-cell office:value-type="string">
            <text:p>25135601</text:p>
          </table:table-cell>
          <table:table-cell office:value-type="string">
            <text:p>LFP3</text:p>
          </table:table-cell>
          <table:table-cell office:value-type="float" office:value="609277.458">
            <text:p>609277.458</text:p>
          </table:table-cell>
          <table:table-cell office:value-type="float" office:value="226227.136">
            <text:p>226227.136</text:p>
          </table:table-cell>
          <table:table-cell office:value-type="float" office:value="449.462">
            <text:p>449.462</text:p>
          </table:table-cell>
          <table:table-cell office:value-type="float" office:value="449.5400085449">
            <text:p>449.5400085449</text:p>
          </table:table-cell>
          <table:table-cell office:value-type="float" office:value="7.8008544922">
            <text:p>7.8008544922</text:p>
          </table:table-cell>
          <table:table-cell office:value-type="string">
            <text:p>2513</text:p>
          </table:table-cell>
          <table:table-cell table:formula="of:=ABS([.H507])" office:value-type="float" office:value="7.800854492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80</text:p>
          </table:table-cell>
          <table:table-cell office:value-type="string">
            <text:p>25135603</text:p>
          </table:table-cell>
          <table:table-cell office:value-type="string">
            <text:p>LFP3</text:p>
          </table:table-cell>
          <table:table-cell office:value-type="float" office:value="609360.345">
            <text:p>609360.345</text:p>
          </table:table-cell>
          <table:table-cell office:value-type="float" office:value="226357.633">
            <text:p>226357.633</text:p>
          </table:table-cell>
          <table:table-cell office:value-type="float" office:value="449.842">
            <text:p>449.842</text:p>
          </table:table-cell>
          <table:table-cell office:value-type="float" office:value="449.8399963379">
            <text:p>449.8399963379</text:p>
          </table:table-cell>
          <table:table-cell office:value-type="float" office:value="-0.2003662109">
            <text:p>-0.2003662109</text:p>
          </table:table-cell>
          <table:table-cell office:value-type="string">
            <text:p>2513</text:p>
          </table:table-cell>
          <table:table-cell table:formula="of:=ABS([.H508])" office:value-type="float" office:value="0.200366210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81</text:p>
          </table:table-cell>
          <table:table-cell office:value-type="string">
            <text:p>25135604</text:p>
          </table:table-cell>
          <table:table-cell office:value-type="string">
            <text:p>LFP3</text:p>
          </table:table-cell>
          <table:table-cell office:value-type="float" office:value="609402.669">
            <text:p>609402.669</text:p>
          </table:table-cell>
          <table:table-cell office:value-type="float" office:value="226327.237">
            <text:p>226327.237</text:p>
          </table:table-cell>
          <table:table-cell office:value-type="float" office:value="449.267">
            <text:p>449.267</text:p>
          </table:table-cell>
          <table:table-cell office:value-type="float" office:value="449.2900085449">
            <text:p>449.2900085449</text:p>
          </table:table-cell>
          <table:table-cell office:value-type="float" office:value="2.3008544922">
            <text:p>2.3008544922</text:p>
          </table:table-cell>
          <table:table-cell office:value-type="string">
            <text:p>2513</text:p>
          </table:table-cell>
          <table:table-cell table:formula="of:=ABS([.H509])" office:value-type="float" office:value="2.3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82</text:p>
          </table:table-cell>
          <table:table-cell office:value-type="string">
            <text:p>25135605</text:p>
          </table:table-cell>
          <table:table-cell office:value-type="string">
            <text:p>LFP3</text:p>
          </table:table-cell>
          <table:table-cell office:value-type="float" office:value="609575.575">
            <text:p>609575.575</text:p>
          </table:table-cell>
          <table:table-cell office:value-type="float" office:value="226448.348">
            <text:p>226448.348</text:p>
          </table:table-cell>
          <table:table-cell office:value-type="float" office:value="458.577">
            <text:p>458.577</text:p>
          </table:table-cell>
          <table:table-cell office:value-type="float" office:value="458.5799865723">
            <text:p>458.5799865723</text:p>
          </table:table-cell>
          <table:table-cell office:value-type="float" office:value="0.2986572266">
            <text:p>0.2986572266</text:p>
          </table:table-cell>
          <table:table-cell office:value-type="string">
            <text:p>2513</text:p>
          </table:table-cell>
          <table:table-cell table:formula="of:=ABS([.H510])" office:value-type="float" office:value="0.298657226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83</text:p>
          </table:table-cell>
          <table:table-cell office:value-type="string">
            <text:p>25135606</text:p>
          </table:table-cell>
          <table:table-cell office:value-type="string">
            <text:p>LFP3</text:p>
          </table:table-cell>
          <table:table-cell office:value-type="float" office:value="609536.689">
            <text:p>609536.689</text:p>
          </table:table-cell>
          <table:table-cell office:value-type="float" office:value="226402.412">
            <text:p>226402.412</text:p>
          </table:table-cell>
          <table:table-cell office:value-type="float" office:value="452.329">
            <text:p>452.329</text:p>
          </table:table-cell>
          <table:table-cell office:value-type="float" office:value="452.3500061035">
            <text:p>452.3500061035</text:p>
          </table:table-cell>
          <table:table-cell office:value-type="float" office:value="2.1006103516">
            <text:p>2.1006103516</text:p>
          </table:table-cell>
          <table:table-cell office:value-type="string">
            <text:p>2513</text:p>
          </table:table-cell>
          <table:table-cell table:formula="of:=ABS([.H511])" office:value-type="float" office:value="2.100610351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84</text:p>
          </table:table-cell>
          <table:table-cell office:value-type="string">
            <text:p>25135607</text:p>
          </table:table-cell>
          <table:table-cell office:value-type="string">
            <text:p>LFP3</text:p>
          </table:table-cell>
          <table:table-cell office:value-type="float" office:value="609524.099">
            <text:p>609524.099</text:p>
          </table:table-cell>
          <table:table-cell office:value-type="float" office:value="226490.247">
            <text:p>226490.247</text:p>
          </table:table-cell>
          <table:table-cell office:value-type="float" office:value="459.695">
            <text:p>459.695</text:p>
          </table:table-cell>
          <table:table-cell office:value-type="float" office:value="459.700012207">
            <text:p>459.700012207</text:p>
          </table:table-cell>
          <table:table-cell office:value-type="float" office:value="0.5012207031">
            <text:p>0.5012207031</text:p>
          </table:table-cell>
          <table:table-cell office:value-type="string">
            <text:p>2513</text:p>
          </table:table-cell>
          <table:table-cell table:formula="of:=ABS([.H512])" office:value-type="float" office:value="0.5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85</text:p>
          </table:table-cell>
          <table:table-cell office:value-type="string">
            <text:p>25135608</text:p>
          </table:table-cell>
          <table:table-cell office:value-type="string">
            <text:p>LFP3</text:p>
          </table:table-cell>
          <table:table-cell office:value-type="float" office:value="609533.935">
            <text:p>609533.935</text:p>
          </table:table-cell>
          <table:table-cell office:value-type="float" office:value="226444.105">
            <text:p>226444.105</text:p>
          </table:table-cell>
          <table:table-cell office:value-type="float" office:value="456.077">
            <text:p>456.077</text:p>
          </table:table-cell>
          <table:table-cell office:value-type="float" office:value="456.1199951172">
            <text:p>456.1199951172</text:p>
          </table:table-cell>
          <table:table-cell office:value-type="float" office:value="4.2995117188">
            <text:p>4.2995117188</text:p>
          </table:table-cell>
          <table:table-cell office:value-type="string">
            <text:p>2513</text:p>
          </table:table-cell>
          <table:table-cell table:formula="of:=ABS([.H513])" office:value-type="float" office:value="4.2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86</text:p>
          </table:table-cell>
          <table:table-cell office:value-type="string">
            <text:p>25135609</text:p>
          </table:table-cell>
          <table:table-cell office:value-type="string">
            <text:p>LFP3</text:p>
          </table:table-cell>
          <table:table-cell office:value-type="float" office:value="609505.499">
            <text:p>609505.499</text:p>
          </table:table-cell>
          <table:table-cell office:value-type="float" office:value="226467.113">
            <text:p>226467.113</text:p>
          </table:table-cell>
          <table:table-cell office:value-type="float" office:value="456.337">
            <text:p>456.337</text:p>
          </table:table-cell>
          <table:table-cell office:value-type="float" office:value="456.2600097656">
            <text:p>456.2600097656</text:p>
          </table:table-cell>
          <table:table-cell office:value-type="float" office:value="-7.6990234375">
            <text:p>-7.6990234375</text:p>
          </table:table-cell>
          <table:table-cell office:value-type="string">
            <text:p>2513</text:p>
          </table:table-cell>
          <table:table-cell table:formula="of:=ABS([.H514])" office:value-type="float" office:value="7.699023437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887</text:p>
          </table:table-cell>
          <table:table-cell office:value-type="string">
            <text:p>25135610</text:p>
          </table:table-cell>
          <table:table-cell office:value-type="string">
            <text:p>LFP3</text:p>
          </table:table-cell>
          <table:table-cell office:value-type="float" office:value="609028.406">
            <text:p>609028.406</text:p>
          </table:table-cell>
          <table:table-cell office:value-type="float" office:value="225985.922">
            <text:p>225985.922</text:p>
          </table:table-cell>
          <table:table-cell office:value-type="float" office:value="459.151">
            <text:p>459.151</text:p>
          </table:table-cell>
          <table:table-cell office:value-type="float" office:value="459.1499938965">
            <text:p>459.1499938965</text:p>
          </table:table-cell>
          <table:table-cell office:value-type="float" office:value="-0.1006103516">
            <text:p>-0.1006103516</text:p>
          </table:table-cell>
          <table:table-cell office:value-type="string">
            <text:p>2513</text:p>
          </table:table-cell>
          <table:table-cell table:formula="of:=ABS([.H515])" office:value-type="float" office:value="0.100610351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88</text:p>
          </table:table-cell>
          <table:table-cell office:value-type="string">
            <text:p>25135611</text:p>
          </table:table-cell>
          <table:table-cell office:value-type="string">
            <text:p>LFP3</text:p>
          </table:table-cell>
          <table:table-cell office:value-type="float" office:value="609049.923">
            <text:p>609049.923</text:p>
          </table:table-cell>
          <table:table-cell office:value-type="float" office:value="226068.752">
            <text:p>226068.752</text:p>
          </table:table-cell>
          <table:table-cell office:value-type="float" office:value="459.31">
            <text:p>459.31</text:p>
          </table:table-cell>
          <table:table-cell office:value-type="float" office:value="459.450012207">
            <text:p>459.450012207</text:p>
          </table:table-cell>
          <table:table-cell office:value-type="float" office:value="14.0012207031">
            <text:p>14.0012207031</text:p>
          </table:table-cell>
          <table:table-cell office:value-type="string">
            <text:p>2513</text:p>
          </table:table-cell>
          <table:table-cell table:formula="of:=ABS([.H516])" office:value-type="float" office:value="14.0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889</text:p>
          </table:table-cell>
          <table:table-cell office:value-type="string">
            <text:p>25135612</text:p>
          </table:table-cell>
          <table:table-cell office:value-type="string">
            <text:p>LFP3</text:p>
          </table:table-cell>
          <table:table-cell office:value-type="float" office:value="609383.066">
            <text:p>609383.066</text:p>
          </table:table-cell>
          <table:table-cell office:value-type="float" office:value="226153.39">
            <text:p>226153.39</text:p>
          </table:table-cell>
          <table:table-cell office:value-type="float" office:value="449.768">
            <text:p>449.768</text:p>
          </table:table-cell>
          <table:table-cell office:value-type="float" office:value="449.8599853516">
            <text:p>449.8599853516</text:p>
          </table:table-cell>
          <table:table-cell office:value-type="float" office:value="9.1985351563">
            <text:p>9.1985351563</text:p>
          </table:table-cell>
          <table:table-cell office:value-type="string">
            <text:p>2513</text:p>
          </table:table-cell>
          <table:table-cell table:formula="of:=ABS([.H517])" office:value-type="float" office:value="9.198535156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890</text:p>
          </table:table-cell>
          <table:table-cell office:value-type="string">
            <text:p>25135614</text:p>
          </table:table-cell>
          <table:table-cell office:value-type="string">
            <text:p>LFP3</text:p>
          </table:table-cell>
          <table:table-cell office:value-type="float" office:value="608518.923">
            <text:p>608518.923</text:p>
          </table:table-cell>
          <table:table-cell office:value-type="float" office:value="225274.539">
            <text:p>225274.539</text:p>
          </table:table-cell>
          <table:table-cell office:value-type="float" office:value="457.525">
            <text:p>457.525</text:p>
          </table:table-cell>
          <table:table-cell office:value-type="float" office:value="457.5799865723">
            <text:p>457.5799865723</text:p>
          </table:table-cell>
          <table:table-cell office:value-type="float" office:value="5.4986572266">
            <text:p>5.4986572266</text:p>
          </table:table-cell>
          <table:table-cell office:value-type="string">
            <text:p>2513</text:p>
          </table:table-cell>
          <table:table-cell table:formula="of:=ABS([.H518])" office:value-type="float" office:value="5.498657226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891</text:p>
          </table:table-cell>
          <table:table-cell office:value-type="string">
            <text:p>25135615</text:p>
          </table:table-cell>
          <table:table-cell office:value-type="string">
            <text:p>LFP3</text:p>
          </table:table-cell>
          <table:table-cell office:value-type="float" office:value="608558.1">
            <text:p>608558.1</text:p>
          </table:table-cell>
          <table:table-cell office:value-type="float" office:value="225301.398">
            <text:p>225301.398</text:p>
          </table:table-cell>
          <table:table-cell office:value-type="float" office:value="457.977">
            <text:p>457.977</text:p>
          </table:table-cell>
          <table:table-cell office:value-type="float" office:value="458.049987793">
            <text:p>458.049987793</text:p>
          </table:table-cell>
          <table:table-cell office:value-type="float" office:value="7.2987792969">
            <text:p>7.2987792969</text:p>
          </table:table-cell>
          <table:table-cell office:value-type="string">
            <text:p>2513</text:p>
          </table:table-cell>
          <table:table-cell table:formula="of:=ABS([.H519])" office:value-type="float" office:value="7.2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892</text:p>
          </table:table-cell>
          <table:table-cell office:value-type="string">
            <text:p>25135616</text:p>
          </table:table-cell>
          <table:table-cell office:value-type="string">
            <text:p>LFP3</text:p>
          </table:table-cell>
          <table:table-cell office:value-type="float" office:value="608586.209">
            <text:p>608586.209</text:p>
          </table:table-cell>
          <table:table-cell office:value-type="float" office:value="225251.723">
            <text:p>225251.723</text:p>
          </table:table-cell>
          <table:table-cell office:value-type="float" office:value="454.774">
            <text:p>454.774</text:p>
          </table:table-cell>
          <table:table-cell office:value-type="float" office:value="454.799987793">
            <text:p>454.799987793</text:p>
          </table:table-cell>
          <table:table-cell office:value-type="float" office:value="2.5987792969">
            <text:p>2.5987792969</text:p>
          </table:table-cell>
          <table:table-cell office:value-type="string">
            <text:p>2513</text:p>
          </table:table-cell>
          <table:table-cell table:formula="of:=ABS([.H520])" office:value-type="float" office:value="2.5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893</text:p>
          </table:table-cell>
          <table:table-cell office:value-type="string">
            <text:p>25135617</text:p>
          </table:table-cell>
          <table:table-cell office:value-type="string">
            <text:p>LFP3</text:p>
          </table:table-cell>
          <table:table-cell office:value-type="float" office:value="608627.369">
            <text:p>608627.369</text:p>
          </table:table-cell>
          <table:table-cell office:value-type="float" office:value="225275.492">
            <text:p>225275.492</text:p>
          </table:table-cell>
          <table:table-cell office:value-type="float" office:value="455.357">
            <text:p>455.357</text:p>
          </table:table-cell>
          <table:table-cell office:value-type="float" office:value="455.3999938965">
            <text:p>455.3999938965</text:p>
          </table:table-cell>
          <table:table-cell office:value-type="float" office:value="4.2993896484">
            <text:p>4.2993896484</text:p>
          </table:table-cell>
          <table:table-cell office:value-type="string">
            <text:p>2513</text:p>
          </table:table-cell>
          <table:table-cell table:formula="of:=ABS([.H521])" office:value-type="float" office:value="4.299389648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894</text:p>
          </table:table-cell>
          <table:table-cell office:value-type="string">
            <text:p>25135618</text:p>
          </table:table-cell>
          <table:table-cell office:value-type="string">
            <text:p>LFP3</text:p>
          </table:table-cell>
          <table:table-cell office:value-type="float" office:value="608616.208">
            <text:p>608616.208</text:p>
          </table:table-cell>
          <table:table-cell office:value-type="float" office:value="225199.931">
            <text:p>225199.931</text:p>
          </table:table-cell>
          <table:table-cell office:value-type="float" office:value="453.748">
            <text:p>453.748</text:p>
          </table:table-cell>
          <table:table-cell office:value-type="float" office:value="453.8099975586">
            <text:p>453.8099975586</text:p>
          </table:table-cell>
          <table:table-cell office:value-type="float" office:value="6.1997558594">
            <text:p>6.1997558594</text:p>
          </table:table-cell>
          <table:table-cell office:value-type="string">
            <text:p>2513</text:p>
          </table:table-cell>
          <table:table-cell table:formula="of:=ABS([.H522])" office:value-type="float" office:value="6.1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895</text:p>
          </table:table-cell>
          <table:table-cell office:value-type="string">
            <text:p>25135619</text:p>
          </table:table-cell>
          <table:table-cell office:value-type="string">
            <text:p>LFP3</text:p>
          </table:table-cell>
          <table:table-cell office:value-type="float" office:value="608932.96">
            <text:p>608932.96</text:p>
          </table:table-cell>
          <table:table-cell office:value-type="float" office:value="225583.645">
            <text:p>225583.645</text:p>
          </table:table-cell>
          <table:table-cell office:value-type="float" office:value="458.794">
            <text:p>458.794</text:p>
          </table:table-cell>
          <table:table-cell office:value-type="float" office:value="458.7799987793">
            <text:p>458.7799987793</text:p>
          </table:table-cell>
          <table:table-cell office:value-type="float" office:value="-1.4001220703">
            <text:p>-1.4001220703</text:p>
          </table:table-cell>
          <table:table-cell office:value-type="string">
            <text:p>2513</text:p>
          </table:table-cell>
          <table:table-cell table:formula="of:=ABS([.H523])" office:value-type="float" office:value="1.4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96</text:p>
          </table:table-cell>
          <table:table-cell office:value-type="string">
            <text:p>25135620</text:p>
          </table:table-cell>
          <table:table-cell office:value-type="string">
            <text:p>LFP3</text:p>
          </table:table-cell>
          <table:table-cell office:value-type="float" office:value="609014.466">
            <text:p>609014.466</text:p>
          </table:table-cell>
          <table:table-cell office:value-type="float" office:value="225646.164">
            <text:p>225646.164</text:p>
          </table:table-cell>
          <table:table-cell office:value-type="float" office:value="457.653">
            <text:p>457.653</text:p>
          </table:table-cell>
          <table:table-cell office:value-type="float" office:value="457.6499938965">
            <text:p>457.6499938965</text:p>
          </table:table-cell>
          <table:table-cell office:value-type="float" office:value="-0.3006103516">
            <text:p>-0.3006103516</text:p>
          </table:table-cell>
          <table:table-cell office:value-type="string">
            <text:p>2513</text:p>
          </table:table-cell>
          <table:table-cell table:formula="of:=ABS([.H524])" office:value-type="float" office:value="0.300610351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897</text:p>
          </table:table-cell>
          <table:table-cell office:value-type="string">
            <text:p>25135621</text:p>
          </table:table-cell>
          <table:table-cell office:value-type="string">
            <text:p>LFP3</text:p>
          </table:table-cell>
          <table:table-cell office:value-type="float" office:value="609030.483">
            <text:p>609030.483</text:p>
          </table:table-cell>
          <table:table-cell office:value-type="float" office:value="225753.279">
            <text:p>225753.279</text:p>
          </table:table-cell>
          <table:table-cell office:value-type="float" office:value="458.561">
            <text:p>458.561</text:p>
          </table:table-cell>
          <table:table-cell office:value-type="float" office:value="458.5799865723">
            <text:p>458.5799865723</text:p>
          </table:table-cell>
          <table:table-cell office:value-type="float" office:value="1.8986572266">
            <text:p>1.8986572266</text:p>
          </table:table-cell>
          <table:table-cell office:value-type="string">
            <text:p>2513</text:p>
          </table:table-cell>
          <table:table-cell table:formula="of:=ABS([.H525])" office:value-type="float" office:value="1.8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898</text:p>
          </table:table-cell>
          <table:table-cell office:value-type="string">
            <text:p>25135622</text:p>
          </table:table-cell>
          <table:table-cell office:value-type="string">
            <text:p>LFP3</text:p>
          </table:table-cell>
          <table:table-cell office:value-type="float" office:value="609147.782">
            <text:p>609147.782</text:p>
          </table:table-cell>
          <table:table-cell office:value-type="float" office:value="225690.937">
            <text:p>225690.937</text:p>
          </table:table-cell>
          <table:table-cell office:value-type="float" office:value="454.65">
            <text:p>454.65</text:p>
          </table:table-cell>
          <table:table-cell office:value-type="float" office:value="454.6400146484">
            <text:p>454.6400146484</text:p>
          </table:table-cell>
          <table:table-cell office:value-type="float" office:value="-0.9985351562">
            <text:p>-0.9985351562</text:p>
          </table:table-cell>
          <table:table-cell office:value-type="string">
            <text:p>2513</text:p>
          </table:table-cell>
          <table:table-cell table:formula="of:=ABS([.H526])" office:value-type="float" office:value="0.9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899</text:p>
          </table:table-cell>
          <table:table-cell office:value-type="string">
            <text:p>25135623</text:p>
          </table:table-cell>
          <table:table-cell office:value-type="string">
            <text:p>LFP3</text:p>
          </table:table-cell>
          <table:table-cell office:value-type="float" office:value="608856.303">
            <text:p>608856.303</text:p>
          </table:table-cell>
          <table:table-cell office:value-type="float" office:value="225538.117">
            <text:p>225538.117</text:p>
          </table:table-cell>
          <table:table-cell office:value-type="float" office:value="459.2372">
            <text:p>459.2372</text:p>
          </table:table-cell>
          <table:table-cell office:value-type="float" office:value="459.2200012207">
            <text:p>459.2200012207</text:p>
          </table:table-cell>
          <table:table-cell office:value-type="float" office:value="-1.7198779297">
            <text:p>-1.7198779297</text:p>
          </table:table-cell>
          <table:table-cell office:value-type="string">
            <text:p>2513</text:p>
          </table:table-cell>
          <table:table-cell table:formula="of:=ABS([.H527])" office:value-type="float" office:value="1.71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00</text:p>
          </table:table-cell>
          <table:table-cell office:value-type="string">
            <text:p>25135624</text:p>
          </table:table-cell>
          <table:table-cell office:value-type="string">
            <text:p>LFP3</text:p>
          </table:table-cell>
          <table:table-cell office:value-type="float" office:value="609174.928">
            <text:p>609174.928</text:p>
          </table:table-cell>
          <table:table-cell office:value-type="float" office:value="226759.975">
            <text:p>226759.975</text:p>
          </table:table-cell>
          <table:table-cell office:value-type="float" office:value="459.693">
            <text:p>459.693</text:p>
          </table:table-cell>
          <table:table-cell office:value-type="float" office:value="459.6700134277">
            <text:p>459.6700134277</text:p>
          </table:table-cell>
          <table:table-cell office:value-type="float" office:value="-2.2986572266">
            <text:p>-2.2986572266</text:p>
          </table:table-cell>
          <table:table-cell office:value-type="string">
            <text:p>2513</text:p>
          </table:table-cell>
          <table:table-cell table:formula="of:=ABS([.H528])" office:value-type="float" office:value="2.2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01</text:p>
          </table:table-cell>
          <table:table-cell office:value-type="string">
            <text:p>25135625</text:p>
          </table:table-cell>
          <table:table-cell office:value-type="string">
            <text:p>LFP3</text:p>
          </table:table-cell>
          <table:table-cell office:value-type="float" office:value="609230.048">
            <text:p>609230.048</text:p>
          </table:table-cell>
          <table:table-cell office:value-type="float" office:value="226810.353">
            <text:p>226810.353</text:p>
          </table:table-cell>
          <table:table-cell office:value-type="float" office:value="460.816">
            <text:p>460.816</text:p>
          </table:table-cell>
          <table:table-cell office:value-type="float" office:value="460.7900085449">
            <text:p>460.7900085449</text:p>
          </table:table-cell>
          <table:table-cell office:value-type="float" office:value="-2.5991455078">
            <text:p>-2.5991455078</text:p>
          </table:table-cell>
          <table:table-cell office:value-type="string">
            <text:p>2513</text:p>
          </table:table-cell>
          <table:table-cell table:formula="of:=ABS([.H529])" office:value-type="float" office:value="2.5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02</text:p>
          </table:table-cell>
          <table:table-cell office:value-type="string">
            <text:p>25135626</text:p>
          </table:table-cell>
          <table:table-cell office:value-type="string">
            <text:p>LFP3</text:p>
          </table:table-cell>
          <table:table-cell office:value-type="float" office:value="609271.555">
            <text:p>609271.555</text:p>
          </table:table-cell>
          <table:table-cell office:value-type="float" office:value="226846.733">
            <text:p>226846.733</text:p>
          </table:table-cell>
          <table:table-cell office:value-type="float" office:value="464.514">
            <text:p>464.514</text:p>
          </table:table-cell>
          <table:table-cell office:value-type="float" office:value="464.5799865723">
            <text:p>464.5799865723</text:p>
          </table:table-cell>
          <table:table-cell office:value-type="float" office:value="6.5986572266">
            <text:p>6.5986572266</text:p>
          </table:table-cell>
          <table:table-cell office:value-type="string">
            <text:p>2513</text:p>
          </table:table-cell>
          <table:table-cell table:formula="of:=ABS([.H530])" office:value-type="float" office:value="6.5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03</text:p>
          </table:table-cell>
          <table:table-cell office:value-type="string">
            <text:p>25135627</text:p>
          </table:table-cell>
          <table:table-cell office:value-type="string">
            <text:p>LFP3</text:p>
          </table:table-cell>
          <table:table-cell office:value-type="float" office:value="609624.038">
            <text:p>609624.038</text:p>
          </table:table-cell>
          <table:table-cell office:value-type="float" office:value="226278.023">
            <text:p>226278.023</text:p>
          </table:table-cell>
          <table:table-cell office:value-type="float" office:value="446.582">
            <text:p>446.582</text:p>
          </table:table-cell>
          <table:table-cell office:value-type="float" office:value="446.6499938965">
            <text:p>446.6499938965</text:p>
          </table:table-cell>
          <table:table-cell office:value-type="float" office:value="6.7993896484">
            <text:p>6.7993896484</text:p>
          </table:table-cell>
          <table:table-cell office:value-type="string">
            <text:p>2513</text:p>
          </table:table-cell>
          <table:table-cell table:formula="of:=ABS([.H531])" office:value-type="float" office:value="6.7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04</text:p>
          </table:table-cell>
          <table:table-cell office:value-type="string">
            <text:p>25135628</text:p>
          </table:table-cell>
          <table:table-cell office:value-type="string">
            <text:p>LFP3</text:p>
          </table:table-cell>
          <table:table-cell office:value-type="float" office:value="609654.678">
            <text:p>609654.678</text:p>
          </table:table-cell>
          <table:table-cell office:value-type="float" office:value="226330.77">
            <text:p>226330.77</text:p>
          </table:table-cell>
          <table:table-cell office:value-type="float" office:value="448.605">
            <text:p>448.605</text:p>
          </table:table-cell>
          <table:table-cell office:value-type="float" office:value="448.6799926758">
            <text:p>448.6799926758</text:p>
          </table:table-cell>
          <table:table-cell office:value-type="float" office:value="7.4992675781">
            <text:p>7.4992675781</text:p>
          </table:table-cell>
          <table:table-cell office:value-type="string">
            <text:p>2513</text:p>
          </table:table-cell>
          <table:table-cell table:formula="of:=ABS([.H532])" office:value-type="float" office:value="7.4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05</text:p>
          </table:table-cell>
          <table:table-cell office:value-type="string">
            <text:p>25135629</text:p>
          </table:table-cell>
          <table:table-cell office:value-type="string">
            <text:p>LFP3</text:p>
          </table:table-cell>
          <table:table-cell office:value-type="float" office:value="609683.087">
            <text:p>609683.087</text:p>
          </table:table-cell>
          <table:table-cell office:value-type="float" office:value="226358.566">
            <text:p>226358.566</text:p>
          </table:table-cell>
          <table:table-cell office:value-type="float" office:value="448.487">
            <text:p>448.487</text:p>
          </table:table-cell>
          <table:table-cell office:value-type="float" office:value="448.4899902344">
            <text:p>448.4899902344</text:p>
          </table:table-cell>
          <table:table-cell office:value-type="float" office:value="0.2990234375">
            <text:p>0.2990234375</text:p>
          </table:table-cell>
          <table:table-cell office:value-type="string">
            <text:p>2513</text:p>
          </table:table-cell>
          <table:table-cell table:formula="of:=ABS([.H533])" office:value-type="float" office:value="0.2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06</text:p>
          </table:table-cell>
          <table:table-cell office:value-type="string">
            <text:p>25135630</text:p>
          </table:table-cell>
          <table:table-cell office:value-type="string">
            <text:p>LFP3</text:p>
          </table:table-cell>
          <table:table-cell office:value-type="float" office:value="609167.474">
            <text:p>609167.474</text:p>
          </table:table-cell>
          <table:table-cell office:value-type="float" office:value="224945.883">
            <text:p>224945.883</text:p>
          </table:table-cell>
          <table:table-cell office:value-type="float" office:value="448.965">
            <text:p>448.965</text:p>
          </table:table-cell>
          <table:table-cell office:value-type="float" office:value="448.8900146484">
            <text:p>448.8900146484</text:p>
          </table:table-cell>
          <table:table-cell office:value-type="float" office:value="-7.4985351562">
            <text:p>-7.4985351562</text:p>
          </table:table-cell>
          <table:table-cell office:value-type="string">
            <text:p>2513</text:p>
          </table:table-cell>
          <table:table-cell table:formula="of:=ABS([.H534])" office:value-type="float" office:value="7.498535156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07</text:p>
          </table:table-cell>
          <table:table-cell office:value-type="string">
            <text:p>25135631</text:p>
          </table:table-cell>
          <table:table-cell office:value-type="string">
            <text:p>LFP3</text:p>
          </table:table-cell>
          <table:table-cell office:value-type="float" office:value="609140.447">
            <text:p>609140.447</text:p>
          </table:table-cell>
          <table:table-cell office:value-type="float" office:value="224943.13">
            <text:p>224943.13</text:p>
          </table:table-cell>
          <table:table-cell office:value-type="float" office:value="448.707">
            <text:p>448.707</text:p>
          </table:table-cell>
          <table:table-cell office:value-type="float" office:value="448.75">
            <text:p>448.75</text:p>
          </table:table-cell>
          <table:table-cell office:value-type="float" office:value="4.3">
            <text:p>4.3</text:p>
          </table:table-cell>
          <table:table-cell office:value-type="string">
            <text:p>2513</text:p>
          </table:table-cell>
          <table:table-cell table:formula="of:=ABS([.H535])" office:value-type="float" office:value="4.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08</text:p>
          </table:table-cell>
          <table:table-cell office:value-type="string">
            <text:p>25135632</text:p>
          </table:table-cell>
          <table:table-cell office:value-type="string">
            <text:p>LFP3</text:p>
          </table:table-cell>
          <table:table-cell office:value-type="float" office:value="609096.717">
            <text:p>609096.717</text:p>
          </table:table-cell>
          <table:table-cell office:value-type="float" office:value="225006.52">
            <text:p>225006.52</text:p>
          </table:table-cell>
          <table:table-cell office:value-type="float" office:value="448.192">
            <text:p>448.192</text:p>
          </table:table-cell>
          <table:table-cell office:value-type="float" office:value="448.2399902344">
            <text:p>448.2399902344</text:p>
          </table:table-cell>
          <table:table-cell office:value-type="float" office:value="4.7990234375">
            <text:p>4.7990234375</text:p>
          </table:table-cell>
          <table:table-cell office:value-type="string">
            <text:p>2513</text:p>
          </table:table-cell>
          <table:table-cell table:formula="of:=ABS([.H536])" office:value-type="float" office:value="4.799023437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09</text:p>
          </table:table-cell>
          <table:table-cell office:value-type="string">
            <text:p>25135633</text:p>
          </table:table-cell>
          <table:table-cell office:value-type="string">
            <text:p>LFP3</text:p>
          </table:table-cell>
          <table:table-cell office:value-type="float" office:value="609299.764">
            <text:p>609299.764</text:p>
          </table:table-cell>
          <table:table-cell office:value-type="float" office:value="225177.948">
            <text:p>225177.948</text:p>
          </table:table-cell>
          <table:table-cell office:value-type="float" office:value="447.945">
            <text:p>447.945</text:p>
          </table:table-cell>
          <table:table-cell office:value-type="float" office:value="447.9899902344">
            <text:p>447.9899902344</text:p>
          </table:table-cell>
          <table:table-cell office:value-type="float" office:value="4.4990234375">
            <text:p>4.4990234375</text:p>
          </table:table-cell>
          <table:table-cell office:value-type="string">
            <text:p>2513</text:p>
          </table:table-cell>
          <table:table-cell table:formula="of:=ABS([.H537])" office:value-type="float" office:value="4.4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10</text:p>
          </table:table-cell>
          <table:table-cell office:value-type="string">
            <text:p>25135636</text:p>
          </table:table-cell>
          <table:table-cell office:value-type="string">
            <text:p>LFP3</text:p>
          </table:table-cell>
          <table:table-cell office:value-type="float" office:value="608741.981">
            <text:p>608741.981</text:p>
          </table:table-cell>
          <table:table-cell office:value-type="float" office:value="225689.984">
            <text:p>225689.984</text:p>
          </table:table-cell>
          <table:table-cell office:value-type="float" office:value="459.113">
            <text:p>459.113</text:p>
          </table:table-cell>
          <table:table-cell office:value-type="float" office:value="459.1600036621">
            <text:p>459.1600036621</text:p>
          </table:table-cell>
          <table:table-cell office:value-type="float" office:value="4.7003662109">
            <text:p>4.7003662109</text:p>
          </table:table-cell>
          <table:table-cell office:value-type="string">
            <text:p>2513</text:p>
          </table:table-cell>
          <table:table-cell table:formula="of:=ABS([.H538])" office:value-type="float" office:value="4.7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11</text:p>
          </table:table-cell>
          <table:table-cell office:value-type="string">
            <text:p>25135637</text:p>
          </table:table-cell>
          <table:table-cell office:value-type="string">
            <text:p>LFP3</text:p>
          </table:table-cell>
          <table:table-cell office:value-type="float" office:value="608273.278">
            <text:p>608273.278</text:p>
          </table:table-cell>
          <table:table-cell office:value-type="float" office:value="227596.267">
            <text:p>227596.267</text:p>
          </table:table-cell>
          <table:table-cell office:value-type="float" office:value="441.806">
            <text:p>441.806</text:p>
          </table:table-cell>
          <table:table-cell office:value-type="float" office:value="441.75">
            <text:p>441.75</text:p>
          </table:table-cell>
          <table:table-cell office:value-type="float" office:value="-5.6">
            <text:p>-5.6</text:p>
          </table:table-cell>
          <table:table-cell office:value-type="string">
            <text:p>2513</text:p>
          </table:table-cell>
          <table:table-cell table:formula="of:=ABS([.H539])" office:value-type="float" office:value="5.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12</text:p>
          </table:table-cell>
          <table:table-cell office:value-type="string">
            <text:p>25135701</text:p>
          </table:table-cell>
          <table:table-cell office:value-type="string">
            <text:p>LFP3</text:p>
          </table:table-cell>
          <table:table-cell office:value-type="float" office:value="605715.64">
            <text:p>605715.64</text:p>
          </table:table-cell>
          <table:table-cell office:value-type="float" office:value="226643.57">
            <text:p>226643.57</text:p>
          </table:table-cell>
          <table:table-cell office:value-type="float" office:value="455.3">
            <text:p>455.3</text:p>
          </table:table-cell>
          <table:table-cell office:value-type="float" office:value="455.2200012207">
            <text:p>455.2200012207</text:p>
          </table:table-cell>
          <table:table-cell office:value-type="float" office:value="-7.9998779297">
            <text:p>-7.9998779297</text:p>
          </table:table-cell>
          <table:table-cell office:value-type="string">
            <text:p>2513</text:p>
          </table:table-cell>
          <table:table-cell table:formula="of:=ABS([.H540])" office:value-type="float" office:value="7.999877929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913</text:p>
          </table:table-cell>
          <table:table-cell office:value-type="string">
            <text:p>25135706</text:p>
          </table:table-cell>
          <table:table-cell office:value-type="string">
            <text:p>LFP3</text:p>
          </table:table-cell>
          <table:table-cell office:value-type="float" office:value="606325.052">
            <text:p>606325.052</text:p>
          </table:table-cell>
          <table:table-cell office:value-type="float" office:value="226744.615">
            <text:p>226744.615</text:p>
          </table:table-cell>
          <table:table-cell office:value-type="float" office:value="457.759">
            <text:p>457.759</text:p>
          </table:table-cell>
          <table:table-cell office:value-type="float" office:value="457.6900024414">
            <text:p>457.6900024414</text:p>
          </table:table-cell>
          <table:table-cell office:value-type="float" office:value="-6.8997558594">
            <text:p>-6.8997558594</text:p>
          </table:table-cell>
          <table:table-cell office:value-type="string">
            <text:p>2513</text:p>
          </table:table-cell>
          <table:table-cell table:formula="of:=ABS([.H541])" office:value-type="float" office:value="6.899755859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14</text:p>
          </table:table-cell>
          <table:table-cell office:value-type="string">
            <text:p>25135707</text:p>
          </table:table-cell>
          <table:table-cell office:value-type="string">
            <text:p>LFP3</text:p>
          </table:table-cell>
          <table:table-cell office:value-type="float" office:value="606563.253">
            <text:p>606563.253</text:p>
          </table:table-cell>
          <table:table-cell office:value-type="float" office:value="226863.153">
            <text:p>226863.153</text:p>
          </table:table-cell>
          <table:table-cell office:value-type="float" office:value="456.135">
            <text:p>456.135</text:p>
          </table:table-cell>
          <table:table-cell office:value-type="float" office:value="456.1300048828">
            <text:p>456.1300048828</text:p>
          </table:table-cell>
          <table:table-cell office:value-type="float" office:value="-0.4995117187">
            <text:p>-0.4995117187</text:p>
          </table:table-cell>
          <table:table-cell office:value-type="string">
            <text:p>2513</text:p>
          </table:table-cell>
          <table:table-cell table:formula="of:=ABS([.H542])" office:value-type="float" office:value="0.499511718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15</text:p>
          </table:table-cell>
          <table:table-cell office:value-type="string">
            <text:p>25135708</text:p>
          </table:table-cell>
          <table:table-cell office:value-type="string">
            <text:p>LFP3</text:p>
          </table:table-cell>
          <table:table-cell office:value-type="float" office:value="606835.762">
            <text:p>606835.762</text:p>
          </table:table-cell>
          <table:table-cell office:value-type="float" office:value="226959.083">
            <text:p>226959.083</text:p>
          </table:table-cell>
          <table:table-cell office:value-type="float" office:value="458.3">
            <text:p>458.3</text:p>
          </table:table-cell>
          <table:table-cell office:value-type="float" office:value="458.450012207">
            <text:p>458.450012207</text:p>
          </table:table-cell>
          <table:table-cell office:value-type="float" office:value="15.0012207031">
            <text:p>15.0012207031</text:p>
          </table:table-cell>
          <table:table-cell office:value-type="string">
            <text:p>2513</text:p>
          </table:table-cell>
          <table:table-cell table:formula="of:=ABS([.H543])" office:value-type="float" office:value="15.001220703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47916</text:p>
          </table:table-cell>
          <table:table-cell office:value-type="string">
            <text:p>25135709</text:p>
          </table:table-cell>
          <table:table-cell office:value-type="string">
            <text:p>LFP3</text:p>
          </table:table-cell>
          <table:table-cell office:value-type="float" office:value="607006.627">
            <text:p>607006.627</text:p>
          </table:table-cell>
          <table:table-cell office:value-type="float" office:value="226971.731">
            <text:p>226971.731</text:p>
          </table:table-cell>
          <table:table-cell office:value-type="float" office:value="459.668">
            <text:p>459.668</text:p>
          </table:table-cell>
          <table:table-cell office:value-type="float" office:value="459.6499938965">
            <text:p>459.6499938965</text:p>
          </table:table-cell>
          <table:table-cell office:value-type="float" office:value="-1.8006103516">
            <text:p>-1.8006103516</text:p>
          </table:table-cell>
          <table:table-cell office:value-type="string">
            <text:p>2513</text:p>
          </table:table-cell>
          <table:table-cell table:formula="of:=ABS([.H544])" office:value-type="float" office:value="1.800610351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17</text:p>
          </table:table-cell>
          <table:table-cell office:value-type="string">
            <text:p>25135710</text:p>
          </table:table-cell>
          <table:table-cell office:value-type="string">
            <text:p>LFP3</text:p>
          </table:table-cell>
          <table:table-cell office:value-type="float" office:value="606940.374">
            <text:p>606940.374</text:p>
          </table:table-cell>
          <table:table-cell office:value-type="float" office:value="227080.904">
            <text:p>227080.904</text:p>
          </table:table-cell>
          <table:table-cell office:value-type="float" office:value="458.373">
            <text:p>458.373</text:p>
          </table:table-cell>
          <table:table-cell office:value-type="float" office:value="458.3599853516">
            <text:p>458.3599853516</text:p>
          </table:table-cell>
          <table:table-cell office:value-type="float" office:value="-1.3014648437">
            <text:p>-1.3014648437</text:p>
          </table:table-cell>
          <table:table-cell office:value-type="string">
            <text:p>2513</text:p>
          </table:table-cell>
          <table:table-cell table:formula="of:=ABS([.H545])" office:value-type="float" office:value="1.301464843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18</text:p>
          </table:table-cell>
          <table:table-cell office:value-type="string">
            <text:p>25135711</text:p>
          </table:table-cell>
          <table:table-cell office:value-type="string">
            <text:p>LFP3</text:p>
          </table:table-cell>
          <table:table-cell office:value-type="float" office:value="606869.038">
            <text:p>606869.038</text:p>
          </table:table-cell>
          <table:table-cell office:value-type="float" office:value="227144.236">
            <text:p>227144.236</text:p>
          </table:table-cell>
          <table:table-cell office:value-type="float" office:value="460.824">
            <text:p>460.824</text:p>
          </table:table-cell>
          <table:table-cell office:value-type="float" office:value="460.6400146484">
            <text:p>460.6400146484</text:p>
          </table:table-cell>
          <table:table-cell office:value-type="float" office:value="-18.3985351563">
            <text:p>-18.3985351563</text:p>
          </table:table-cell>
          <table:table-cell office:value-type="string">
            <text:p>2513</text:p>
          </table:table-cell>
          <table:table-cell table:formula="of:=ABS([.H546])" office:value-type="float" office:value="18.3985351563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47919</text:p>
          </table:table-cell>
          <table:table-cell office:value-type="string">
            <text:p>25135713</text:p>
          </table:table-cell>
          <table:table-cell office:value-type="string">
            <text:p>LFP3</text:p>
          </table:table-cell>
          <table:table-cell office:value-type="float" office:value="606572.336">
            <text:p>606572.336</text:p>
          </table:table-cell>
          <table:table-cell office:value-type="float" office:value="227161.171">
            <text:p>227161.171</text:p>
          </table:table-cell>
          <table:table-cell office:value-type="float" office:value="452.693">
            <text:p>452.693</text:p>
          </table:table-cell>
          <table:table-cell office:value-type="float" office:value="452.6499938965">
            <text:p>452.6499938965</text:p>
          </table:table-cell>
          <table:table-cell office:value-type="float" office:value="-4.3006103516">
            <text:p>-4.3006103516</text:p>
          </table:table-cell>
          <table:table-cell office:value-type="string">
            <text:p>2513</text:p>
          </table:table-cell>
          <table:table-cell table:formula="of:=ABS([.H547])" office:value-type="float" office:value="4.3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20</text:p>
          </table:table-cell>
          <table:table-cell office:value-type="string">
            <text:p>25135714</text:p>
          </table:table-cell>
          <table:table-cell office:value-type="string">
            <text:p>LFP3</text:p>
          </table:table-cell>
          <table:table-cell office:value-type="float" office:value="606603.768">
            <text:p>606603.768</text:p>
          </table:table-cell>
          <table:table-cell office:value-type="float" office:value="227311.915">
            <text:p>227311.915</text:p>
          </table:table-cell>
          <table:table-cell office:value-type="float" office:value="429.552">
            <text:p>429.552</text:p>
          </table:table-cell>
          <table:table-cell office:value-type="float" office:value="429.5400085449">
            <text:p>429.5400085449</text:p>
          </table:table-cell>
          <table:table-cell office:value-type="float" office:value="-1.1991455078">
            <text:p>-1.1991455078</text:p>
          </table:table-cell>
          <table:table-cell office:value-type="string">
            <text:p>2513</text:p>
          </table:table-cell>
          <table:table-cell table:formula="of:=ABS([.H548])" office:value-type="float" office:value="1.1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21</text:p>
          </table:table-cell>
          <table:table-cell office:value-type="string">
            <text:p>25135715</text:p>
          </table:table-cell>
          <table:table-cell office:value-type="string">
            <text:p>LFP3</text:p>
          </table:table-cell>
          <table:table-cell office:value-type="float" office:value="606398.868">
            <text:p>606398.868</text:p>
          </table:table-cell>
          <table:table-cell office:value-type="float" office:value="227214.257">
            <text:p>227214.257</text:p>
          </table:table-cell>
          <table:table-cell office:value-type="float" office:value="431.131">
            <text:p>431.131</text:p>
          </table:table-cell>
          <table:table-cell office:value-type="float" office:value="431.0599975586">
            <text:p>431.0599975586</text:p>
          </table:table-cell>
          <table:table-cell office:value-type="float" office:value="-7.1002441406">
            <text:p>-7.1002441406</text:p>
          </table:table-cell>
          <table:table-cell office:value-type="string">
            <text:p>2513</text:p>
          </table:table-cell>
          <table:table-cell table:formula="of:=ABS([.H549])" office:value-type="float" office:value="7.100244140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22</text:p>
          </table:table-cell>
          <table:table-cell office:value-type="string">
            <text:p>25135716</text:p>
          </table:table-cell>
          <table:table-cell office:value-type="string">
            <text:p>LFP3</text:p>
          </table:table-cell>
          <table:table-cell office:value-type="float" office:value="606149.155">
            <text:p>606149.155</text:p>
          </table:table-cell>
          <table:table-cell office:value-type="float" office:value="227133.716">
            <text:p>227133.716</text:p>
          </table:table-cell>
          <table:table-cell office:value-type="float" office:value="430.222">
            <text:p>430.222</text:p>
          </table:table-cell>
          <table:table-cell office:value-type="float" office:value="430.1900024414">
            <text:p>430.1900024414</text:p>
          </table:table-cell>
          <table:table-cell office:value-type="float" office:value="-3.1997558594">
            <text:p>-3.1997558594</text:p>
          </table:table-cell>
          <table:table-cell office:value-type="string">
            <text:p>2513</text:p>
          </table:table-cell>
          <table:table-cell table:formula="of:=ABS([.H550])" office:value-type="float" office:value="3.199755859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23</text:p>
          </table:table-cell>
          <table:table-cell office:value-type="string">
            <text:p>25135718</text:p>
          </table:table-cell>
          <table:table-cell office:value-type="string">
            <text:p>LFP3</text:p>
          </table:table-cell>
          <table:table-cell office:value-type="float" office:value="606980.144">
            <text:p>606980.144</text:p>
          </table:table-cell>
          <table:table-cell office:value-type="float" office:value="227632.549">
            <text:p>227632.549</text:p>
          </table:table-cell>
          <table:table-cell office:value-type="float" office:value="429.107">
            <text:p>429.107</text:p>
          </table:table-cell>
          <table:table-cell office:value-type="float" office:value="429.0799865723">
            <text:p>429.0799865723</text:p>
          </table:table-cell>
          <table:table-cell office:value-type="float" office:value="-2.7013427734">
            <text:p>-2.7013427734</text:p>
          </table:table-cell>
          <table:table-cell office:value-type="string">
            <text:p>2513</text:p>
          </table:table-cell>
          <table:table-cell table:formula="of:=ABS([.H551])" office:value-type="float" office:value="2.701342773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24</text:p>
          </table:table-cell>
          <table:table-cell office:value-type="string">
            <text:p>25135719</text:p>
          </table:table-cell>
          <table:table-cell office:value-type="string">
            <text:p>LFP3</text:p>
          </table:table-cell>
          <table:table-cell office:value-type="float" office:value="607091.296">
            <text:p>607091.296</text:p>
          </table:table-cell>
          <table:table-cell office:value-type="float" office:value="227516.081">
            <text:p>227516.081</text:p>
          </table:table-cell>
          <table:table-cell office:value-type="float" office:value="432.072">
            <text:p>432.072</text:p>
          </table:table-cell>
          <table:table-cell office:value-type="float" office:value="432.049987793">
            <text:p>432.049987793</text:p>
          </table:table-cell>
          <table:table-cell office:value-type="float" office:value="-2.2012207031">
            <text:p>-2.2012207031</text:p>
          </table:table-cell>
          <table:table-cell office:value-type="string">
            <text:p>2513</text:p>
          </table:table-cell>
          <table:table-cell table:formula="of:=ABS([.H552])" office:value-type="float" office:value="2.20122070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25</text:p>
          </table:table-cell>
          <table:table-cell office:value-type="string">
            <text:p>25135720</text:p>
          </table:table-cell>
          <table:table-cell office:value-type="string">
            <text:p>LFP3</text:p>
          </table:table-cell>
          <table:table-cell office:value-type="float" office:value="606989.557">
            <text:p>606989.557</text:p>
          </table:table-cell>
          <table:table-cell office:value-type="float" office:value="227312.915">
            <text:p>227312.915</text:p>
          </table:table-cell>
          <table:table-cell office:value-type="float" office:value="446.368">
            <text:p>446.368</text:p>
          </table:table-cell>
          <table:table-cell office:value-type="float" office:value="446.4200134277">
            <text:p>446.4200134277</text:p>
          </table:table-cell>
          <table:table-cell office:value-type="float" office:value="5.2013427734">
            <text:p>5.2013427734</text:p>
          </table:table-cell>
          <table:table-cell office:value-type="string">
            <text:p>2513</text:p>
          </table:table-cell>
          <table:table-cell table:formula="of:=ABS([.H553])" office:value-type="float" office:value="5.201342773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26</text:p>
          </table:table-cell>
          <table:table-cell office:value-type="string">
            <text:p>25135721</text:p>
          </table:table-cell>
          <table:table-cell office:value-type="string">
            <text:p>LFP3</text:p>
          </table:table-cell>
          <table:table-cell office:value-type="float" office:value="606956.925">
            <text:p>606956.925</text:p>
          </table:table-cell>
          <table:table-cell office:value-type="float" office:value="227228.682">
            <text:p>227228.682</text:p>
          </table:table-cell>
          <table:table-cell office:value-type="float" office:value="454.698">
            <text:p>454.698</text:p>
          </table:table-cell>
          <table:table-cell office:value-type="float" office:value="454.7099914551">
            <text:p>454.7099914551</text:p>
          </table:table-cell>
          <table:table-cell office:value-type="float" office:value="1.1991455078">
            <text:p>1.1991455078</text:p>
          </table:table-cell>
          <table:table-cell office:value-type="string">
            <text:p>2513</text:p>
          </table:table-cell>
          <table:table-cell table:formula="of:=ABS([.H554])" office:value-type="float" office:value="1.1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27</text:p>
          </table:table-cell>
          <table:table-cell office:value-type="string">
            <text:p>25135722</text:p>
          </table:table-cell>
          <table:table-cell office:value-type="string">
            <text:p>LFP3</text:p>
          </table:table-cell>
          <table:table-cell office:value-type="float" office:value="607055.935">
            <text:p>607055.935</text:p>
          </table:table-cell>
          <table:table-cell office:value-type="float" office:value="227329.549">
            <text:p>227329.549</text:p>
          </table:table-cell>
          <table:table-cell office:value-type="float" office:value="453.311">
            <text:p>453.311</text:p>
          </table:table-cell>
          <table:table-cell office:value-type="float" office:value="453.3099975586">
            <text:p>453.3099975586</text:p>
          </table:table-cell>
          <table:table-cell office:value-type="float" office:value="-0.1002441406">
            <text:p>-0.1002441406</text:p>
          </table:table-cell>
          <table:table-cell office:value-type="string">
            <text:p>2513</text:p>
          </table:table-cell>
          <table:table-cell table:formula="of:=ABS([.H555])" office:value-type="float" office:value="0.100244140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28</text:p>
          </table:table-cell>
          <table:table-cell office:value-type="string">
            <text:p>25135724</text:p>
          </table:table-cell>
          <table:table-cell office:value-type="string">
            <text:p>LFP3</text:p>
          </table:table-cell>
          <table:table-cell office:value-type="float" office:value="607277.01">
            <text:p>607277.01</text:p>
          </table:table-cell>
          <table:table-cell office:value-type="float" office:value="227184.177">
            <text:p>227184.177</text:p>
          </table:table-cell>
          <table:table-cell office:value-type="float" office:value="454.676">
            <text:p>454.676</text:p>
          </table:table-cell>
          <table:table-cell office:value-type="float" office:value="454.6400146484">
            <text:p>454.6400146484</text:p>
          </table:table-cell>
          <table:table-cell office:value-type="float" office:value="-3.5985351562">
            <text:p>-3.5985351562</text:p>
          </table:table-cell>
          <table:table-cell office:value-type="string">
            <text:p>2513</text:p>
          </table:table-cell>
          <table:table-cell table:formula="of:=ABS([.H556])" office:value-type="float" office:value="3.5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29</text:p>
          </table:table-cell>
          <table:table-cell office:value-type="string">
            <text:p>25135725</text:p>
          </table:table-cell>
          <table:table-cell office:value-type="string">
            <text:p>LFP3</text:p>
          </table:table-cell>
          <table:table-cell office:value-type="float" office:value="607351.739">
            <text:p>607351.739</text:p>
          </table:table-cell>
          <table:table-cell office:value-type="float" office:value="227102.062">
            <text:p>227102.062</text:p>
          </table:table-cell>
          <table:table-cell office:value-type="float" office:value="459.417">
            <text:p>459.417</text:p>
          </table:table-cell>
          <table:table-cell office:value-type="float" office:value="456.3900146484">
            <text:p>456.3900146484</text:p>
          </table:table-cell>
          <table:table-cell office:value-type="float" office:value="-302.6985351562">
            <text:p>-302.6985351562</text:p>
          </table:table-cell>
          <table:table-cell office:value-type="string">
            <text:p>2513</text:p>
          </table:table-cell>
          <table:table-cell table:formula="of:=ABS([.H557])" office:value-type="float" office:value="302.6985351562">
            <text:p>303</text:p>
          </table:table-cell>
          <table:table-cell table:number-columns-repeated="246"/>
        </table:table-row>
        <table:table-row table:style-name="ro1">
          <table:table-cell office:value-type="string">
            <text:p>5347930</text:p>
          </table:table-cell>
          <table:table-cell office:value-type="string">
            <text:p>25135726</text:p>
          </table:table-cell>
          <table:table-cell office:value-type="string">
            <text:p>LFP3</text:p>
          </table:table-cell>
          <table:table-cell office:value-type="float" office:value="607384.301">
            <text:p>607384.301</text:p>
          </table:table-cell>
          <table:table-cell office:value-type="float" office:value="226967.485">
            <text:p>226967.485</text:p>
          </table:table-cell>
          <table:table-cell office:value-type="float" office:value="460.679">
            <text:p>460.679</text:p>
          </table:table-cell>
          <table:table-cell office:value-type="float" office:value="460.7300109863">
            <text:p>460.7300109863</text:p>
          </table:table-cell>
          <table:table-cell office:value-type="float" office:value="5.1010986328">
            <text:p>5.1010986328</text:p>
          </table:table-cell>
          <table:table-cell office:value-type="string">
            <text:p>2513</text:p>
          </table:table-cell>
          <table:table-cell table:formula="of:=ABS([.H558])" office:value-type="float" office:value="5.1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31</text:p>
          </table:table-cell>
          <table:table-cell office:value-type="string">
            <text:p>25135727</text:p>
          </table:table-cell>
          <table:table-cell office:value-type="string">
            <text:p>LFP3</text:p>
          </table:table-cell>
          <table:table-cell office:value-type="float" office:value="607500.566">
            <text:p>607500.566</text:p>
          </table:table-cell>
          <table:table-cell office:value-type="float" office:value="227011.581">
            <text:p>227011.581</text:p>
          </table:table-cell>
          <table:table-cell office:value-type="float" office:value="464.552">
            <text:p>464.552</text:p>
          </table:table-cell>
          <table:table-cell office:value-type="float" office:value="464.549987793">
            <text:p>464.549987793</text:p>
          </table:table-cell>
          <table:table-cell office:value-type="float" office:value="-0.2012207031">
            <text:p>-0.2012207031</text:p>
          </table:table-cell>
          <table:table-cell office:value-type="string">
            <text:p>2513</text:p>
          </table:table-cell>
          <table:table-cell table:formula="of:=ABS([.H559])" office:value-type="float" office:value="0.2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32</text:p>
          </table:table-cell>
          <table:table-cell office:value-type="string">
            <text:p>25135728</text:p>
          </table:table-cell>
          <table:table-cell office:value-type="string">
            <text:p>LFP3</text:p>
          </table:table-cell>
          <table:table-cell office:value-type="float" office:value="607757.865">
            <text:p>607757.865</text:p>
          </table:table-cell>
          <table:table-cell office:value-type="float" office:value="227057.536">
            <text:p>227057.536</text:p>
          </table:table-cell>
          <table:table-cell office:value-type="float" office:value="462.428">
            <text:p>462.428</text:p>
          </table:table-cell>
          <table:table-cell office:value-type="float" office:value="462.4200134277">
            <text:p>462.4200134277</text:p>
          </table:table-cell>
          <table:table-cell office:value-type="float" office:value="-0.7986572266">
            <text:p>-0.7986572266</text:p>
          </table:table-cell>
          <table:table-cell office:value-type="string">
            <text:p>2513</text:p>
          </table:table-cell>
          <table:table-cell table:formula="of:=ABS([.H560])" office:value-type="float" office:value="0.7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33</text:p>
          </table:table-cell>
          <table:table-cell office:value-type="string">
            <text:p>25135729</text:p>
          </table:table-cell>
          <table:table-cell office:value-type="string">
            <text:p>LFP3</text:p>
          </table:table-cell>
          <table:table-cell office:value-type="float" office:value="608073.904">
            <text:p>608073.904</text:p>
          </table:table-cell>
          <table:table-cell office:value-type="float" office:value="227054.133">
            <text:p>227054.133</text:p>
          </table:table-cell>
          <table:table-cell office:value-type="float" office:value="462.637">
            <text:p>462.637</text:p>
          </table:table-cell>
          <table:table-cell office:value-type="float" office:value="462.7099914551">
            <text:p>462.7099914551</text:p>
          </table:table-cell>
          <table:table-cell office:value-type="float" office:value="7.2991455078">
            <text:p>7.2991455078</text:p>
          </table:table-cell>
          <table:table-cell office:value-type="string">
            <text:p>2513</text:p>
          </table:table-cell>
          <table:table-cell table:formula="of:=ABS([.H561])" office:value-type="float" office:value="7.2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34</text:p>
          </table:table-cell>
          <table:table-cell office:value-type="string">
            <text:p>25135730</text:p>
          </table:table-cell>
          <table:table-cell office:value-type="string">
            <text:p>LFP3</text:p>
          </table:table-cell>
          <table:table-cell office:value-type="float" office:value="608199.532">
            <text:p>608199.532</text:p>
          </table:table-cell>
          <table:table-cell office:value-type="float" office:value="227018.379">
            <text:p>227018.379</text:p>
          </table:table-cell>
          <table:table-cell office:value-type="float" office:value="463.035">
            <text:p>463.035</text:p>
          </table:table-cell>
          <table:table-cell office:value-type="float" office:value="463.0899963379">
            <text:p>463.0899963379</text:p>
          </table:table-cell>
          <table:table-cell office:value-type="float" office:value="5.4996337891">
            <text:p>5.4996337891</text:p>
          </table:table-cell>
          <table:table-cell office:value-type="string">
            <text:p>2513</text:p>
          </table:table-cell>
          <table:table-cell table:formula="of:=ABS([.H562])" office:value-type="float" office:value="5.4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35</text:p>
          </table:table-cell>
          <table:table-cell office:value-type="string">
            <text:p>25135732</text:p>
          </table:table-cell>
          <table:table-cell office:value-type="string">
            <text:p>LFP3</text:p>
          </table:table-cell>
          <table:table-cell office:value-type="float" office:value="607797.253">
            <text:p>607797.253</text:p>
          </table:table-cell>
          <table:table-cell office:value-type="float" office:value="227192.896">
            <text:p>227192.896</text:p>
          </table:table-cell>
          <table:table-cell office:value-type="float" office:value="468.524">
            <text:p>468.524</text:p>
          </table:table-cell>
          <table:table-cell office:value-type="float" office:value="468.5599975586">
            <text:p>468.5599975586</text:p>
          </table:table-cell>
          <table:table-cell office:value-type="float" office:value="3.5997558594">
            <text:p>3.5997558594</text:p>
          </table:table-cell>
          <table:table-cell office:value-type="string">
            <text:p>2513</text:p>
          </table:table-cell>
          <table:table-cell table:formula="of:=ABS([.H563])" office:value-type="float" office:value="3.5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36</text:p>
          </table:table-cell>
          <table:table-cell office:value-type="string">
            <text:p>25135733</text:p>
          </table:table-cell>
          <table:table-cell office:value-type="string">
            <text:p>LFP3</text:p>
          </table:table-cell>
          <table:table-cell office:value-type="float" office:value="608172.239">
            <text:p>608172.239</text:p>
          </table:table-cell>
          <table:table-cell office:value-type="float" office:value="227192.056">
            <text:p>227192.056</text:p>
          </table:table-cell>
          <table:table-cell office:value-type="float" office:value="456.048">
            <text:p>456.048</text:p>
          </table:table-cell>
          <table:table-cell office:value-type="float" office:value="456.0700073242">
            <text:p>456.0700073242</text:p>
          </table:table-cell>
          <table:table-cell office:value-type="float" office:value="2.2007324219">
            <text:p>2.2007324219</text:p>
          </table:table-cell>
          <table:table-cell office:value-type="string">
            <text:p>2513</text:p>
          </table:table-cell>
          <table:table-cell table:formula="of:=ABS([.H564])" office:value-type="float" office:value="2.2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37</text:p>
          </table:table-cell>
          <table:table-cell office:value-type="string">
            <text:p>25135734</text:p>
          </table:table-cell>
          <table:table-cell office:value-type="string">
            <text:p>LFP3</text:p>
          </table:table-cell>
          <table:table-cell office:value-type="float" office:value="608240.275">
            <text:p>608240.275</text:p>
          </table:table-cell>
          <table:table-cell office:value-type="float" office:value="227067.825">
            <text:p>227067.825</text:p>
          </table:table-cell>
          <table:table-cell office:value-type="float" office:value="457.545">
            <text:p>457.545</text:p>
          </table:table-cell>
          <table:table-cell office:value-type="float" office:value="457.6000061035">
            <text:p>457.6000061035</text:p>
          </table:table-cell>
          <table:table-cell office:value-type="float" office:value="5.5006103516">
            <text:p>5.5006103516</text:p>
          </table:table-cell>
          <table:table-cell office:value-type="string">
            <text:p>2513</text:p>
          </table:table-cell>
          <table:table-cell table:formula="of:=ABS([.H565])" office:value-type="float" office:value="5.5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38</text:p>
          </table:table-cell>
          <table:table-cell office:value-type="string">
            <text:p>25135735</text:p>
          </table:table-cell>
          <table:table-cell office:value-type="string">
            <text:p>LFP3</text:p>
          </table:table-cell>
          <table:table-cell office:value-type="float" office:value="608290.735">
            <text:p>608290.735</text:p>
          </table:table-cell>
          <table:table-cell office:value-type="float" office:value="226986.633">
            <text:p>226986.633</text:p>
          </table:table-cell>
          <table:table-cell office:value-type="float" office:value="457.785">
            <text:p>457.785</text:p>
          </table:table-cell>
          <table:table-cell office:value-type="float" office:value="457.7699890137">
            <text:p>457.7699890137</text:p>
          </table:table-cell>
          <table:table-cell office:value-type="float" office:value="-1.5010986328">
            <text:p>-1.5010986328</text:p>
          </table:table-cell>
          <table:table-cell office:value-type="string">
            <text:p>2513</text:p>
          </table:table-cell>
          <table:table-cell table:formula="of:=ABS([.H566])" office:value-type="float" office:value="1.5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39</text:p>
          </table:table-cell>
          <table:table-cell office:value-type="string">
            <text:p>25135738</text:p>
          </table:table-cell>
          <table:table-cell office:value-type="string">
            <text:p>LFP3</text:p>
          </table:table-cell>
          <table:table-cell office:value-type="float" office:value="608356.679">
            <text:p>608356.679</text:p>
          </table:table-cell>
          <table:table-cell office:value-type="float" office:value="227252.283">
            <text:p>227252.283</text:p>
          </table:table-cell>
          <table:table-cell office:value-type="float" office:value="453.109">
            <text:p>453.109</text:p>
          </table:table-cell>
          <table:table-cell office:value-type="float" office:value="453.3200073242">
            <text:p>453.3200073242</text:p>
          </table:table-cell>
          <table:table-cell office:value-type="float" office:value="21.1007324219">
            <text:p>21.1007324219</text:p>
          </table:table-cell>
          <table:table-cell office:value-type="string">
            <text:p>2513</text:p>
          </table:table-cell>
          <table:table-cell table:formula="of:=ABS([.H567])" office:value-type="float" office:value="21.1007324219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47940</text:p>
          </table:table-cell>
          <table:table-cell office:value-type="string">
            <text:p>25135739</text:p>
          </table:table-cell>
          <table:table-cell office:value-type="string">
            <text:p>LFP3</text:p>
          </table:table-cell>
          <table:table-cell office:value-type="float" office:value="608632.54">
            <text:p>608632.54</text:p>
          </table:table-cell>
          <table:table-cell office:value-type="float" office:value="227118.556">
            <text:p>227118.556</text:p>
          </table:table-cell>
          <table:table-cell office:value-type="float" office:value="454.925">
            <text:p>454.925</text:p>
          </table:table-cell>
          <table:table-cell office:value-type="float" office:value="454.9800109863">
            <text:p>454.9800109863</text:p>
          </table:table-cell>
          <table:table-cell office:value-type="float" office:value="5.5010986328">
            <text:p>5.5010986328</text:p>
          </table:table-cell>
          <table:table-cell office:value-type="string">
            <text:p>2513</text:p>
          </table:table-cell>
          <table:table-cell table:formula="of:=ABS([.H568])" office:value-type="float" office:value="5.5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41</text:p>
          </table:table-cell>
          <table:table-cell office:value-type="string">
            <text:p>25135740</text:p>
          </table:table-cell>
          <table:table-cell office:value-type="string">
            <text:p>LFP3</text:p>
          </table:table-cell>
          <table:table-cell office:value-type="float" office:value="608782.486">
            <text:p>608782.486</text:p>
          </table:table-cell>
          <table:table-cell office:value-type="float" office:value="227212.457">
            <text:p>227212.457</text:p>
          </table:table-cell>
          <table:table-cell office:value-type="float" office:value="462.85">
            <text:p>462.85</text:p>
          </table:table-cell>
          <table:table-cell office:value-type="float" office:value="462.8500061035">
            <text:p>462.8500061035</text:p>
          </table:table-cell>
          <table:table-cell office:value-type="float" office:value="0.0006103516">
            <text:p>0.0006103516</text:p>
          </table:table-cell>
          <table:table-cell office:value-type="string">
            <text:p>2513</text:p>
          </table:table-cell>
          <table:table-cell table:formula="of:=ABS([.H569])" office:value-type="float" office:value="0.000610351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42</text:p>
          </table:table-cell>
          <table:table-cell office:value-type="string">
            <text:p>25135741</text:p>
          </table:table-cell>
          <table:table-cell office:value-type="string">
            <text:p>LFP3</text:p>
          </table:table-cell>
          <table:table-cell office:value-type="float" office:value="605553.37">
            <text:p>605553.37</text:p>
          </table:table-cell>
          <table:table-cell office:value-type="float" office:value="227070.481">
            <text:p>227070.481</text:p>
          </table:table-cell>
          <table:table-cell office:value-type="float" office:value="434.97">
            <text:p>434.97</text:p>
          </table:table-cell>
          <table:table-cell office:value-type="float" office:value="434.9299926758">
            <text:p>434.9299926758</text:p>
          </table:table-cell>
          <table:table-cell office:value-type="float" office:value="-4.0007324219">
            <text:p>-4.0007324219</text:p>
          </table:table-cell>
          <table:table-cell office:value-type="string">
            <text:p>2513</text:p>
          </table:table-cell>
          <table:table-cell table:formula="of:=ABS([.H570])" office:value-type="float" office:value="4.0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43</text:p>
          </table:table-cell>
          <table:table-cell office:value-type="string">
            <text:p>25135744</text:p>
          </table:table-cell>
          <table:table-cell office:value-type="string">
            <text:p>LFP3</text:p>
          </table:table-cell>
          <table:table-cell office:value-type="float" office:value="605588.28">
            <text:p>605588.28</text:p>
          </table:table-cell>
          <table:table-cell office:value-type="float" office:value="226742.616">
            <text:p>226742.616</text:p>
          </table:table-cell>
          <table:table-cell office:value-type="float" office:value="454.892">
            <text:p>454.892</text:p>
          </table:table-cell>
          <table:table-cell office:value-type="float" office:value="454.8599853516">
            <text:p>454.8599853516</text:p>
          </table:table-cell>
          <table:table-cell office:value-type="float" office:value="-3.2014648437">
            <text:p>-3.2014648437</text:p>
          </table:table-cell>
          <table:table-cell office:value-type="string">
            <text:p>2513</text:p>
          </table:table-cell>
          <table:table-cell table:formula="of:=ABS([.H571])" office:value-type="float" office:value="3.201464843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44</text:p>
          </table:table-cell>
          <table:table-cell office:value-type="string">
            <text:p>25135745</text:p>
          </table:table-cell>
          <table:table-cell office:value-type="string">
            <text:p>LFP3</text:p>
          </table:table-cell>
          <table:table-cell office:value-type="float" office:value="605691.944">
            <text:p>605691.944</text:p>
          </table:table-cell>
          <table:table-cell office:value-type="float" office:value="226715.08">
            <text:p>226715.08</text:p>
          </table:table-cell>
          <table:table-cell office:value-type="float" office:value="455.135">
            <text:p>455.135</text:p>
          </table:table-cell>
          <table:table-cell office:value-type="float" office:value="455.1000061035">
            <text:p>455.1000061035</text:p>
          </table:table-cell>
          <table:table-cell office:value-type="float" office:value="-3.4993896484">
            <text:p>-3.4993896484</text:p>
          </table:table-cell>
          <table:table-cell office:value-type="string">
            <text:p>2513</text:p>
          </table:table-cell>
          <table:table-cell table:formula="of:=ABS([.H572])" office:value-type="float" office:value="3.4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45</text:p>
          </table:table-cell>
          <table:table-cell office:value-type="string">
            <text:p>25135747</text:p>
          </table:table-cell>
          <table:table-cell office:value-type="string">
            <text:p>LFP3</text:p>
          </table:table-cell>
          <table:table-cell office:value-type="float" office:value="607407.226">
            <text:p>607407.226</text:p>
          </table:table-cell>
          <table:table-cell office:value-type="float" office:value="227322.433">
            <text:p>227322.433</text:p>
          </table:table-cell>
          <table:table-cell office:value-type="float" office:value="453.076">
            <text:p>453.076</text:p>
          </table:table-cell>
          <table:table-cell office:value-type="float" office:value="453.0199890137">
            <text:p>453.0199890137</text:p>
          </table:table-cell>
          <table:table-cell office:value-type="float" office:value="-5.6010986328">
            <text:p>-5.6010986328</text:p>
          </table:table-cell>
          <table:table-cell office:value-type="string">
            <text:p>2513</text:p>
          </table:table-cell>
          <table:table-cell table:formula="of:=ABS([.H573])" office:value-type="float" office:value="5.6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46</text:p>
          </table:table-cell>
          <table:table-cell office:value-type="string">
            <text:p>25135748</text:p>
          </table:table-cell>
          <table:table-cell office:value-type="string">
            <text:p>LFP3</text:p>
          </table:table-cell>
          <table:table-cell office:value-type="float" office:value="607487.624">
            <text:p>607487.624</text:p>
          </table:table-cell>
          <table:table-cell office:value-type="float" office:value="227382.208">
            <text:p>227382.208</text:p>
          </table:table-cell>
          <table:table-cell office:value-type="float" office:value="452.472">
            <text:p>452.472</text:p>
          </table:table-cell>
          <table:table-cell office:value-type="float" office:value="452.4599914551">
            <text:p>452.4599914551</text:p>
          </table:table-cell>
          <table:table-cell office:value-type="float" office:value="-1.2008544922">
            <text:p>-1.2008544922</text:p>
          </table:table-cell>
          <table:table-cell office:value-type="string">
            <text:p>2513</text:p>
          </table:table-cell>
          <table:table-cell table:formula="of:=ABS([.H574])" office:value-type="float" office:value="1.200854492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47</text:p>
          </table:table-cell>
          <table:table-cell office:value-type="string">
            <text:p>25135758</text:p>
          </table:table-cell>
          <table:table-cell office:value-type="string">
            <text:p>LFP3</text:p>
          </table:table-cell>
          <table:table-cell office:value-type="float" office:value="606544.576">
            <text:p>606544.576</text:p>
          </table:table-cell>
          <table:table-cell office:value-type="float" office:value="227145.152">
            <text:p>227145.152</text:p>
          </table:table-cell>
          <table:table-cell office:value-type="float" office:value="455.228">
            <text:p>455.228</text:p>
          </table:table-cell>
          <table:table-cell office:value-type="float" office:value="455.1099853516">
            <text:p>455.1099853516</text:p>
          </table:table-cell>
          <table:table-cell office:value-type="float" office:value="-11.8014648438">
            <text:p>-11.8014648438</text:p>
          </table:table-cell>
          <table:table-cell office:value-type="string">
            <text:p>2513</text:p>
          </table:table-cell>
          <table:table-cell table:formula="of:=ABS([.H575])" office:value-type="float" office:value="11.801464843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948</text:p>
          </table:table-cell>
          <table:table-cell office:value-type="string">
            <text:p>25135778</text:p>
          </table:table-cell>
          <table:table-cell office:value-type="string">
            <text:p>LFP3</text:p>
          </table:table-cell>
          <table:table-cell office:value-type="float" office:value="606511.968">
            <text:p>606511.968</text:p>
          </table:table-cell>
          <table:table-cell office:value-type="float" office:value="227146.204">
            <text:p>227146.204</text:p>
          </table:table-cell>
          <table:table-cell office:value-type="float" office:value="454.673">
            <text:p>454.673</text:p>
          </table:table-cell>
          <table:table-cell office:value-type="float" office:value="454.5299987793">
            <text:p>454.5299987793</text:p>
          </table:table-cell>
          <table:table-cell office:value-type="float" office:value="-14.3001220703">
            <text:p>-14.3001220703</text:p>
          </table:table-cell>
          <table:table-cell office:value-type="string">
            <text:p>2513</text:p>
          </table:table-cell>
          <table:table-cell table:formula="of:=ABS([.H576])" office:value-type="float" office:value="14.3001220703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47949</text:p>
          </table:table-cell>
          <table:table-cell office:value-type="string">
            <text:p>25135791</text:p>
          </table:table-cell>
          <table:table-cell office:value-type="string">
            <text:p>LFP3</text:p>
          </table:table-cell>
          <table:table-cell office:value-type="float" office:value="608775.135">
            <text:p>608775.135</text:p>
          </table:table-cell>
          <table:table-cell office:value-type="float" office:value="225016.834">
            <text:p>225016.834</text:p>
          </table:table-cell>
          <table:table-cell office:value-type="float" office:value="454.075">
            <text:p>454.075</text:p>
          </table:table-cell>
          <table:table-cell office:value-type="float" office:value="454.1099853516">
            <text:p>454.1099853516</text:p>
          </table:table-cell>
          <table:table-cell office:value-type="float" office:value="3.4985351563">
            <text:p>3.4985351563</text:p>
          </table:table-cell>
          <table:table-cell office:value-type="string">
            <text:p>2513</text:p>
          </table:table-cell>
          <table:table-cell table:formula="of:=ABS([.H577])" office:value-type="float" office:value="3.498535156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50</text:p>
          </table:table-cell>
          <table:table-cell office:value-type="string">
            <text:p>25135792</text:p>
          </table:table-cell>
          <table:table-cell office:value-type="string">
            <text:p>LFP3</text:p>
          </table:table-cell>
          <table:table-cell office:value-type="float" office:value="608763.617">
            <text:p>608763.617</text:p>
          </table:table-cell>
          <table:table-cell office:value-type="float" office:value="224953.587">
            <text:p>224953.587</text:p>
          </table:table-cell>
          <table:table-cell office:value-type="float" office:value="455.353">
            <text:p>455.353</text:p>
          </table:table-cell>
          <table:table-cell office:value-type="float" office:value="455.4100036621">
            <text:p>455.4100036621</text:p>
          </table:table-cell>
          <table:table-cell office:value-type="float" office:value="5.7003662109">
            <text:p>5.7003662109</text:p>
          </table:table-cell>
          <table:table-cell office:value-type="string">
            <text:p>2513</text:p>
          </table:table-cell>
          <table:table-cell table:formula="of:=ABS([.H578])" office:value-type="float" office:value="5.7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51</text:p>
          </table:table-cell>
          <table:table-cell office:value-type="string">
            <text:p>25135793</text:p>
          </table:table-cell>
          <table:table-cell office:value-type="string">
            <text:p>LFP3</text:p>
          </table:table-cell>
          <table:table-cell office:value-type="float" office:value="608772.533">
            <text:p>608772.533</text:p>
          </table:table-cell>
          <table:table-cell office:value-type="float" office:value="224911.172">
            <text:p>224911.172</text:p>
          </table:table-cell>
          <table:table-cell office:value-type="float" office:value="455.664">
            <text:p>455.664</text:p>
          </table:table-cell>
          <table:table-cell office:value-type="float" office:value="455.75">
            <text:p>455.75</text:p>
          </table:table-cell>
          <table:table-cell office:value-type="float" office:value="8.6">
            <text:p>8.6</text:p>
          </table:table-cell>
          <table:table-cell office:value-type="string">
            <text:p>2513</text:p>
          </table:table-cell>
          <table:table-cell table:formula="of:=ABS([.H579])" office:value-type="float" office:value="8.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952</text:p>
          </table:table-cell>
          <table:table-cell office:value-type="string">
            <text:p>25135794</text:p>
          </table:table-cell>
          <table:table-cell office:value-type="string">
            <text:p>LFP3</text:p>
          </table:table-cell>
          <table:table-cell office:value-type="float" office:value="608802.534">
            <text:p>608802.534</text:p>
          </table:table-cell>
          <table:table-cell office:value-type="float" office:value="224758.364">
            <text:p>224758.364</text:p>
          </table:table-cell>
          <table:table-cell office:value-type="float" office:value="456.476">
            <text:p>456.476</text:p>
          </table:table-cell>
          <table:table-cell office:value-type="float" office:value="456.5400085449">
            <text:p>456.5400085449</text:p>
          </table:table-cell>
          <table:table-cell office:value-type="float" office:value="6.4008544922">
            <text:p>6.4008544922</text:p>
          </table:table-cell>
          <table:table-cell office:value-type="string">
            <text:p>2513</text:p>
          </table:table-cell>
          <table:table-cell table:formula="of:=ABS([.H580])" office:value-type="float" office:value="6.4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53</text:p>
          </table:table-cell>
          <table:table-cell office:value-type="string">
            <text:p>25135795</text:p>
          </table:table-cell>
          <table:table-cell office:value-type="string">
            <text:p>LFP3</text:p>
          </table:table-cell>
          <table:table-cell office:value-type="float" office:value="609441.096">
            <text:p>609441.096</text:p>
          </table:table-cell>
          <table:table-cell office:value-type="float" office:value="226730.191">
            <text:p>226730.191</text:p>
          </table:table-cell>
          <table:table-cell office:value-type="float" office:value="471.439">
            <text:p>471.439</text:p>
          </table:table-cell>
          <table:table-cell office:value-type="float" office:value="471.5">
            <text:p>471.5</text:p>
          </table:table-cell>
          <table:table-cell office:value-type="float" office:value="6.1">
            <text:p>6.1</text:p>
          </table:table-cell>
          <table:table-cell office:value-type="string">
            <text:p>2513</text:p>
          </table:table-cell>
          <table:table-cell table:formula="of:=ABS([.H581])" office:value-type="float" office:value="6.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54</text:p>
          </table:table-cell>
          <table:table-cell office:value-type="string">
            <text:p>25135796</text:p>
          </table:table-cell>
          <table:table-cell office:value-type="string">
            <text:p>LFP3</text:p>
          </table:table-cell>
          <table:table-cell office:value-type="float" office:value="609319.481">
            <text:p>609319.481</text:p>
          </table:table-cell>
          <table:table-cell office:value-type="float" office:value="226788.002">
            <text:p>226788.002</text:p>
          </table:table-cell>
          <table:table-cell office:value-type="float" office:value="465.135">
            <text:p>465.135</text:p>
          </table:table-cell>
          <table:table-cell office:value-type="float" office:value="465.1799926758">
            <text:p>465.1799926758</text:p>
          </table:table-cell>
          <table:table-cell office:value-type="float" office:value="4.4992675781">
            <text:p>4.4992675781</text:p>
          </table:table-cell>
          <table:table-cell office:value-type="string">
            <text:p>2513</text:p>
          </table:table-cell>
          <table:table-cell table:formula="of:=ABS([.H582])" office:value-type="float" office:value="4.499267578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55</text:p>
          </table:table-cell>
          <table:table-cell office:value-type="string">
            <text:p>25135797</text:p>
          </table:table-cell>
          <table:table-cell office:value-type="string">
            <text:p>LFP3</text:p>
          </table:table-cell>
          <table:table-cell office:value-type="float" office:value="609273.441">
            <text:p>609273.441</text:p>
          </table:table-cell>
          <table:table-cell office:value-type="float" office:value="226749.646">
            <text:p>226749.646</text:p>
          </table:table-cell>
          <table:table-cell office:value-type="float" office:value="460.955">
            <text:p>460.955</text:p>
          </table:table-cell>
          <table:table-cell office:value-type="float" office:value="460.9800109863">
            <text:p>460.9800109863</text:p>
          </table:table-cell>
          <table:table-cell office:value-type="float" office:value="2.5010986328">
            <text:p>2.5010986328</text:p>
          </table:table-cell>
          <table:table-cell office:value-type="string">
            <text:p>2513</text:p>
          </table:table-cell>
          <table:table-cell table:formula="of:=ABS([.H583])" office:value-type="float" office:value="2.5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56</text:p>
          </table:table-cell>
          <table:table-cell office:value-type="string">
            <text:p>25135798</text:p>
          </table:table-cell>
          <table:table-cell office:value-type="string">
            <text:p>LFP3</text:p>
          </table:table-cell>
          <table:table-cell office:value-type="float" office:value="609363.215">
            <text:p>609363.215</text:p>
          </table:table-cell>
          <table:table-cell office:value-type="float" office:value="226823.592">
            <text:p>226823.592</text:p>
          </table:table-cell>
          <table:table-cell office:value-type="float" office:value="470.731">
            <text:p>470.731</text:p>
          </table:table-cell>
          <table:table-cell office:value-type="float" office:value="470.7799987793">
            <text:p>470.7799987793</text:p>
          </table:table-cell>
          <table:table-cell office:value-type="float" office:value="4.8998779297">
            <text:p>4.8998779297</text:p>
          </table:table-cell>
          <table:table-cell office:value-type="string">
            <text:p>2513</text:p>
          </table:table-cell>
          <table:table-cell table:formula="of:=ABS([.H584])" office:value-type="float" office:value="4.8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57</text:p>
          </table:table-cell>
          <table:table-cell office:value-type="string">
            <text:p>25135799</text:p>
          </table:table-cell>
          <table:table-cell office:value-type="string">
            <text:p>LFP3</text:p>
          </table:table-cell>
          <table:table-cell office:value-type="float" office:value="609306.162">
            <text:p>609306.162</text:p>
          </table:table-cell>
          <table:table-cell office:value-type="float" office:value="226703.947">
            <text:p>226703.947</text:p>
          </table:table-cell>
          <table:table-cell office:value-type="float" office:value="460.547">
            <text:p>460.547</text:p>
          </table:table-cell>
          <table:table-cell office:value-type="float" office:value="460.6300048828">
            <text:p>460.6300048828</text:p>
          </table:table-cell>
          <table:table-cell office:value-type="float" office:value="8.3004882812">
            <text:p>8.3004882812</text:p>
          </table:table-cell>
          <table:table-cell office:value-type="string">
            <text:p>2513</text:p>
          </table:table-cell>
          <table:table-cell table:formula="of:=ABS([.H585])" office:value-type="float" office:value="8.300488281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958</text:p>
          </table:table-cell>
          <table:table-cell office:value-type="string">
            <text:p>25135800</text:p>
          </table:table-cell>
          <table:table-cell office:value-type="string">
            <text:p>LFP3</text:p>
          </table:table-cell>
          <table:table-cell office:value-type="float" office:value="609357.728">
            <text:p>609357.728</text:p>
          </table:table-cell>
          <table:table-cell office:value-type="float" office:value="226732.606">
            <text:p>226732.606</text:p>
          </table:table-cell>
          <table:table-cell office:value-type="float" office:value="466.422">
            <text:p>466.422</text:p>
          </table:table-cell>
          <table:table-cell office:value-type="float" office:value="466.4800109863">
            <text:p>466.4800109863</text:p>
          </table:table-cell>
          <table:table-cell office:value-type="float" office:value="5.8010986328">
            <text:p>5.8010986328</text:p>
          </table:table-cell>
          <table:table-cell office:value-type="string">
            <text:p>2513</text:p>
          </table:table-cell>
          <table:table-cell table:formula="of:=ABS([.H586])" office:value-type="float" office:value="5.8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59</text:p>
          </table:table-cell>
          <table:table-cell office:value-type="string">
            <text:p>25135801</text:p>
          </table:table-cell>
          <table:table-cell office:value-type="string">
            <text:p>LFP3</text:p>
          </table:table-cell>
          <table:table-cell office:value-type="float" office:value="608100.273">
            <text:p>608100.273</text:p>
          </table:table-cell>
          <table:table-cell office:value-type="float" office:value="227660.015">
            <text:p>227660.015</text:p>
          </table:table-cell>
          <table:table-cell office:value-type="float" office:value="445.73">
            <text:p>445.73</text:p>
          </table:table-cell>
          <table:table-cell office:value-type="float" office:value="445.75">
            <text:p>445.75</text:p>
          </table:table-cell>
          <table:table-cell office:value-type="float" office:value="2">
            <text:p>2</text:p>
          </table:table-cell>
          <table:table-cell office:value-type="string">
            <text:p>2513</text:p>
          </table:table-cell>
          <table:table-cell table:formula="of:=ABS([.H587])"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60</text:p>
          </table:table-cell>
          <table:table-cell office:value-type="string">
            <text:p>25135802</text:p>
          </table:table-cell>
          <table:table-cell office:value-type="string">
            <text:p>LFP3</text:p>
          </table:table-cell>
          <table:table-cell office:value-type="float" office:value="608167.22">
            <text:p>608167.22</text:p>
          </table:table-cell>
          <table:table-cell office:value-type="float" office:value="227711.475">
            <text:p>227711.475</text:p>
          </table:table-cell>
          <table:table-cell office:value-type="float" office:value="440.957">
            <text:p>440.957</text:p>
          </table:table-cell>
          <table:table-cell office:value-type="float" office:value="440.9599914551">
            <text:p>440.9599914551</text:p>
          </table:table-cell>
          <table:table-cell office:value-type="float" office:value="0.2991455078">
            <text:p>0.2991455078</text:p>
          </table:table-cell>
          <table:table-cell office:value-type="string">
            <text:p>2513</text:p>
          </table:table-cell>
          <table:table-cell table:formula="of:=ABS([.H588])" office:value-type="float" office:value="0.2991455078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61</text:p>
          </table:table-cell>
          <table:table-cell office:value-type="string">
            <text:p>25135803</text:p>
          </table:table-cell>
          <table:table-cell office:value-type="string">
            <text:p>LFP3</text:p>
          </table:table-cell>
          <table:table-cell office:value-type="float" office:value="608183.425">
            <text:p>608183.425</text:p>
          </table:table-cell>
          <table:table-cell office:value-type="float" office:value="227644.595">
            <text:p>227644.595</text:p>
          </table:table-cell>
          <table:table-cell office:value-type="float" office:value="442.804">
            <text:p>442.804</text:p>
          </table:table-cell>
          <table:table-cell office:value-type="float" office:value="442.799987793">
            <text:p>442.799987793</text:p>
          </table:table-cell>
          <table:table-cell office:value-type="float" office:value="-0.4012207031">
            <text:p>-0.4012207031</text:p>
          </table:table-cell>
          <table:table-cell office:value-type="string">
            <text:p>2513</text:p>
          </table:table-cell>
          <table:table-cell table:formula="of:=ABS([.H589])" office:value-type="float" office:value="0.4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62</text:p>
          </table:table-cell>
          <table:table-cell office:value-type="string">
            <text:p>25135804</text:p>
          </table:table-cell>
          <table:table-cell office:value-type="string">
            <text:p>LFP3</text:p>
          </table:table-cell>
          <table:table-cell office:value-type="float" office:value="609104.905">
            <text:p>609104.905</text:p>
          </table:table-cell>
          <table:table-cell office:value-type="float" office:value="225936.731">
            <text:p>225936.731</text:p>
          </table:table-cell>
          <table:table-cell office:value-type="float" office:value="458.677">
            <text:p>458.677</text:p>
          </table:table-cell>
          <table:table-cell office:value-type="float" office:value="458.6700134277">
            <text:p>458.6700134277</text:p>
          </table:table-cell>
          <table:table-cell office:value-type="float" office:value="-0.6986572266">
            <text:p>-0.6986572266</text:p>
          </table:table-cell>
          <table:table-cell office:value-type="string">
            <text:p>2513</text:p>
          </table:table-cell>
          <table:table-cell table:formula="of:=ABS([.H590])" office:value-type="float" office:value="0.6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63</text:p>
          </table:table-cell>
          <table:table-cell office:value-type="string">
            <text:p>25135805</text:p>
          </table:table-cell>
          <table:table-cell office:value-type="string">
            <text:p>LFP3</text:p>
          </table:table-cell>
          <table:table-cell office:value-type="float" office:value="610064.025">
            <text:p>610064.025</text:p>
          </table:table-cell>
          <table:table-cell office:value-type="float" office:value="225077.219">
            <text:p>225077.219</text:p>
          </table:table-cell>
          <table:table-cell office:value-type="float" office:value="447.75">
            <text:p>447.75</text:p>
          </table:table-cell>
          <table:table-cell office:value-type="float" office:value="447.7300109863">
            <text:p>447.7300109863</text:p>
          </table:table-cell>
          <table:table-cell office:value-type="float" office:value="-1.9989013672">
            <text:p>-1.9989013672</text:p>
          </table:table-cell>
          <table:table-cell office:value-type="string">
            <text:p>2513</text:p>
          </table:table-cell>
          <table:table-cell table:formula="of:=ABS([.H591])" office:value-type="float" office:value="1.9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64</text:p>
          </table:table-cell>
          <table:table-cell office:value-type="string">
            <text:p>25135806</text:p>
          </table:table-cell>
          <table:table-cell office:value-type="string">
            <text:p>LFP3</text:p>
          </table:table-cell>
          <table:table-cell office:value-type="float" office:value="610061.862">
            <text:p>610061.862</text:p>
          </table:table-cell>
          <table:table-cell office:value-type="float" office:value="225196.233">
            <text:p>225196.233</text:p>
          </table:table-cell>
          <table:table-cell office:value-type="float" office:value="447.275">
            <text:p>447.275</text:p>
          </table:table-cell>
          <table:table-cell office:value-type="float" office:value="447.2900085449">
            <text:p>447.2900085449</text:p>
          </table:table-cell>
          <table:table-cell office:value-type="float" office:value="1.5008544922">
            <text:p>1.5008544922</text:p>
          </table:table-cell>
          <table:table-cell office:value-type="string">
            <text:p>2513</text:p>
          </table:table-cell>
          <table:table-cell table:formula="of:=ABS([.H592])" office:value-type="float" office:value="1.5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65</text:p>
          </table:table-cell>
          <table:table-cell office:value-type="string">
            <text:p>25135807</text:p>
          </table:table-cell>
          <table:table-cell office:value-type="string">
            <text:p>LFP3</text:p>
          </table:table-cell>
          <table:table-cell office:value-type="float" office:value="610131.225">
            <text:p>610131.225</text:p>
          </table:table-cell>
          <table:table-cell office:value-type="float" office:value="225167.488">
            <text:p>225167.488</text:p>
          </table:table-cell>
          <table:table-cell office:value-type="float" office:value="447.411">
            <text:p>447.411</text:p>
          </table:table-cell>
          <table:table-cell office:value-type="float" office:value="447.3999938965">
            <text:p>447.3999938965</text:p>
          </table:table-cell>
          <table:table-cell office:value-type="float" office:value="-1.1006103516">
            <text:p>-1.1006103516</text:p>
          </table:table-cell>
          <table:table-cell office:value-type="string">
            <text:p>2513</text:p>
          </table:table-cell>
          <table:table-cell table:formula="of:=ABS([.H593])" office:value-type="float" office:value="1.1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66</text:p>
          </table:table-cell>
          <table:table-cell office:value-type="string">
            <text:p>25135808</text:p>
          </table:table-cell>
          <table:table-cell office:value-type="string">
            <text:p>LFP3</text:p>
          </table:table-cell>
          <table:table-cell office:value-type="float" office:value="610166.662">
            <text:p>610166.662</text:p>
          </table:table-cell>
          <table:table-cell office:value-type="float" office:value="225202.218">
            <text:p>225202.218</text:p>
          </table:table-cell>
          <table:table-cell office:value-type="float" office:value="447.211">
            <text:p>447.211</text:p>
          </table:table-cell>
          <table:table-cell office:value-type="float" office:value="447.200012207">
            <text:p>447.200012207</text:p>
          </table:table-cell>
          <table:table-cell office:value-type="float" office:value="-1.0987792969">
            <text:p>-1.0987792969</text:p>
          </table:table-cell>
          <table:table-cell office:value-type="string">
            <text:p>2513</text:p>
          </table:table-cell>
          <table:table-cell table:formula="of:=ABS([.H594])" office:value-type="float" office:value="1.0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67</text:p>
          </table:table-cell>
          <table:table-cell office:value-type="string">
            <text:p>25135809</text:p>
          </table:table-cell>
          <table:table-cell office:value-type="string">
            <text:p>LFP3</text:p>
          </table:table-cell>
          <table:table-cell office:value-type="float" office:value="610197.627">
            <text:p>610197.627</text:p>
          </table:table-cell>
          <table:table-cell office:value-type="float" office:value="225248.872">
            <text:p>225248.872</text:p>
          </table:table-cell>
          <table:table-cell office:value-type="float" office:value="446.94">
            <text:p>446.94</text:p>
          </table:table-cell>
          <table:table-cell office:value-type="float" office:value="446.8699951172">
            <text:p>446.8699951172</text:p>
          </table:table-cell>
          <table:table-cell office:value-type="float" office:value="-7.0004882812">
            <text:p>-7.0004882812</text:p>
          </table:table-cell>
          <table:table-cell office:value-type="string">
            <text:p>2513</text:p>
          </table:table-cell>
          <table:table-cell table:formula="of:=ABS([.H595])" office:value-type="float" office:value="7.000488281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68</text:p>
          </table:table-cell>
          <table:table-cell office:value-type="string">
            <text:p>25135810</text:p>
          </table:table-cell>
          <table:table-cell office:value-type="string">
            <text:p>LFP3</text:p>
          </table:table-cell>
          <table:table-cell office:value-type="float" office:value="610261.623">
            <text:p>610261.623</text:p>
          </table:table-cell>
          <table:table-cell office:value-type="float" office:value="225149">
            <text:p>225149</text:p>
          </table:table-cell>
          <table:table-cell office:value-type="float" office:value="447.58">
            <text:p>447.58</text:p>
          </table:table-cell>
          <table:table-cell office:value-type="float" office:value="447.5799865723">
            <text:p>447.5799865723</text:p>
          </table:table-cell>
          <table:table-cell office:value-type="float" office:value="-0.0013427734">
            <text:p>-0.0013427734</text:p>
          </table:table-cell>
          <table:table-cell office:value-type="string">
            <text:p>2513</text:p>
          </table:table-cell>
          <table:table-cell table:formula="of:=ABS([.H596])" office:value-type="float" office:value="0.001342773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69</text:p>
          </table:table-cell>
          <table:table-cell office:value-type="string">
            <text:p>25135811</text:p>
          </table:table-cell>
          <table:table-cell office:value-type="string">
            <text:p>LFP3</text:p>
          </table:table-cell>
          <table:table-cell office:value-type="float" office:value="610367.181">
            <text:p>610367.181</text:p>
          </table:table-cell>
          <table:table-cell office:value-type="float" office:value="225064.793">
            <text:p>225064.793</text:p>
          </table:table-cell>
          <table:table-cell office:value-type="float" office:value="448.299">
            <text:p>448.299</text:p>
          </table:table-cell>
          <table:table-cell office:value-type="float" office:value="448.2099914551">
            <text:p>448.2099914551</text:p>
          </table:table-cell>
          <table:table-cell office:value-type="float" office:value="-8.9008544922">
            <text:p>-8.9008544922</text:p>
          </table:table-cell>
          <table:table-cell office:value-type="string">
            <text:p>2513</text:p>
          </table:table-cell>
          <table:table-cell table:formula="of:=ABS([.H597])" office:value-type="float" office:value="8.900854492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7970</text:p>
          </table:table-cell>
          <table:table-cell office:value-type="string">
            <text:p>25135812</text:p>
          </table:table-cell>
          <table:table-cell office:value-type="string">
            <text:p>LFP3</text:p>
          </table:table-cell>
          <table:table-cell office:value-type="float" office:value="610325.983">
            <text:p>610325.983</text:p>
          </table:table-cell>
          <table:table-cell office:value-type="float" office:value="225027.257">
            <text:p>225027.257</text:p>
          </table:table-cell>
          <table:table-cell office:value-type="float" office:value="448.126">
            <text:p>448.126</text:p>
          </table:table-cell>
          <table:table-cell office:value-type="float" office:value="448.0299987793">
            <text:p>448.0299987793</text:p>
          </table:table-cell>
          <table:table-cell office:value-type="float" office:value="-9.6001220703">
            <text:p>-9.6001220703</text:p>
          </table:table-cell>
          <table:table-cell office:value-type="string">
            <text:p>2513</text:p>
          </table:table-cell>
          <table:table-cell table:formula="of:=ABS([.H598])" office:value-type="float" office:value="9.6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971</text:p>
          </table:table-cell>
          <table:table-cell office:value-type="string">
            <text:p>25135815</text:p>
          </table:table-cell>
          <table:table-cell office:value-type="string">
            <text:p>LFP3</text:p>
          </table:table-cell>
          <table:table-cell office:value-type="float" office:value="609259.8">
            <text:p>609259.8</text:p>
          </table:table-cell>
          <table:table-cell office:value-type="float" office:value="225975.87">
            <text:p>225975.87</text:p>
          </table:table-cell>
          <table:table-cell office:value-type="float" office:value="458.104">
            <text:p>458.104</text:p>
          </table:table-cell>
          <table:table-cell office:value-type="float" office:value="458.1600036621">
            <text:p>458.1600036621</text:p>
          </table:table-cell>
          <table:table-cell office:value-type="float" office:value="5.6003662109">
            <text:p>5.6003662109</text:p>
          </table:table-cell>
          <table:table-cell office:value-type="string">
            <text:p>2513</text:p>
          </table:table-cell>
          <table:table-cell table:formula="of:=ABS([.H599])" office:value-type="float" office:value="5.6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72</text:p>
          </table:table-cell>
          <table:table-cell office:value-type="string">
            <text:p>25135816</text:p>
          </table:table-cell>
          <table:table-cell office:value-type="string">
            <text:p>LFP3</text:p>
          </table:table-cell>
          <table:table-cell office:value-type="float" office:value="609168.185">
            <text:p>609168.185</text:p>
          </table:table-cell>
          <table:table-cell office:value-type="float" office:value="225861.115">
            <text:p>225861.115</text:p>
          </table:table-cell>
          <table:table-cell office:value-type="float" office:value="457.789">
            <text:p>457.789</text:p>
          </table:table-cell>
          <table:table-cell office:value-type="float" office:value="457.8699951172">
            <text:p>457.8699951172</text:p>
          </table:table-cell>
          <table:table-cell office:value-type="float" office:value="8.0995117188">
            <text:p>8.0995117188</text:p>
          </table:table-cell>
          <table:table-cell office:value-type="string">
            <text:p>2513</text:p>
          </table:table-cell>
          <table:table-cell table:formula="of:=ABS([.H600])" office:value-type="float" office:value="8.099511718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7973</text:p>
          </table:table-cell>
          <table:table-cell office:value-type="string">
            <text:p>25135818</text:p>
          </table:table-cell>
          <table:table-cell office:value-type="string">
            <text:p>LFP3</text:p>
          </table:table-cell>
          <table:table-cell office:value-type="float" office:value="608913.939">
            <text:p>608913.939</text:p>
          </table:table-cell>
          <table:table-cell office:value-type="float" office:value="226302.376">
            <text:p>226302.376</text:p>
          </table:table-cell>
          <table:table-cell office:value-type="float" office:value="461.747">
            <text:p>461.747</text:p>
          </table:table-cell>
          <table:table-cell office:value-type="float" office:value="461.7799987793">
            <text:p>461.7799987793</text:p>
          </table:table-cell>
          <table:table-cell office:value-type="float" office:value="3.2998779297">
            <text:p>3.2998779297</text:p>
          </table:table-cell>
          <table:table-cell office:value-type="string">
            <text:p>2513</text:p>
          </table:table-cell>
          <table:table-cell table:formula="of:=ABS([.H601])" office:value-type="float" office:value="3.299877929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74</text:p>
          </table:table-cell>
          <table:table-cell office:value-type="string">
            <text:p>25135819</text:p>
          </table:table-cell>
          <table:table-cell office:value-type="string">
            <text:p>LFP3</text:p>
          </table:table-cell>
          <table:table-cell office:value-type="float" office:value="608955.084">
            <text:p>608955.084</text:p>
          </table:table-cell>
          <table:table-cell office:value-type="float" office:value="226177.443">
            <text:p>226177.443</text:p>
          </table:table-cell>
          <table:table-cell office:value-type="float" office:value="460.875">
            <text:p>460.875</text:p>
          </table:table-cell>
          <table:table-cell office:value-type="float" office:value="460.8699951172">
            <text:p>460.8699951172</text:p>
          </table:table-cell>
          <table:table-cell office:value-type="float" office:value="-0.5004882812">
            <text:p>-0.5004882812</text:p>
          </table:table-cell>
          <table:table-cell office:value-type="string">
            <text:p>2513</text:p>
          </table:table-cell>
          <table:table-cell table:formula="of:=ABS([.H602])" office:value-type="float" office:value="0.5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75</text:p>
          </table:table-cell>
          <table:table-cell office:value-type="string">
            <text:p>25135820</text:p>
          </table:table-cell>
          <table:table-cell office:value-type="string">
            <text:p>LFP3</text:p>
          </table:table-cell>
          <table:table-cell office:value-type="float" office:value="608961.072">
            <text:p>608961.072</text:p>
          </table:table-cell>
          <table:table-cell office:value-type="float" office:value="226076.525">
            <text:p>226076.525</text:p>
          </table:table-cell>
          <table:table-cell office:value-type="float" office:value="459.892">
            <text:p>459.892</text:p>
          </table:table-cell>
          <table:table-cell office:value-type="float" office:value="459.9100036621">
            <text:p>459.9100036621</text:p>
          </table:table-cell>
          <table:table-cell office:value-type="float" office:value="1.8003662109">
            <text:p>1.8003662109</text:p>
          </table:table-cell>
          <table:table-cell office:value-type="string">
            <text:p>2513</text:p>
          </table:table-cell>
          <table:table-cell table:formula="of:=ABS([.H603])" office:value-type="float" office:value="1.8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76</text:p>
          </table:table-cell>
          <table:table-cell office:value-type="string">
            <text:p>25135821</text:p>
          </table:table-cell>
          <table:table-cell office:value-type="string">
            <text:p>LFP3</text:p>
          </table:table-cell>
          <table:table-cell office:value-type="float" office:value="609015.727">
            <text:p>609015.727</text:p>
          </table:table-cell>
          <table:table-cell office:value-type="float" office:value="225885.125">
            <text:p>225885.125</text:p>
          </table:table-cell>
          <table:table-cell office:value-type="float" office:value="458.265">
            <text:p>458.265</text:p>
          </table:table-cell>
          <table:table-cell office:value-type="float" office:value="458.2099914551">
            <text:p>458.2099914551</text:p>
          </table:table-cell>
          <table:table-cell office:value-type="float" office:value="-5.5008544922">
            <text:p>-5.5008544922</text:p>
          </table:table-cell>
          <table:table-cell office:value-type="string">
            <text:p>2513</text:p>
          </table:table-cell>
          <table:table-cell table:formula="of:=ABS([.H604])" office:value-type="float" office:value="5.5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77</text:p>
          </table:table-cell>
          <table:table-cell office:value-type="string">
            <text:p>25135822</text:p>
          </table:table-cell>
          <table:table-cell office:value-type="string">
            <text:p>LFP3</text:p>
          </table:table-cell>
          <table:table-cell office:value-type="float" office:value="609005.635">
            <text:p>609005.635</text:p>
          </table:table-cell>
          <table:table-cell office:value-type="float" office:value="225807.608">
            <text:p>225807.608</text:p>
          </table:table-cell>
          <table:table-cell office:value-type="float" office:value="459.039">
            <text:p>459.039</text:p>
          </table:table-cell>
          <table:table-cell office:value-type="float" office:value="459.0199890137">
            <text:p>459.0199890137</text:p>
          </table:table-cell>
          <table:table-cell office:value-type="float" office:value="-1.9010986328">
            <text:p>-1.9010986328</text:p>
          </table:table-cell>
          <table:table-cell office:value-type="string">
            <text:p>2513</text:p>
          </table:table-cell>
          <table:table-cell table:formula="of:=ABS([.H605])" office:value-type="float" office:value="1.9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7978</text:p>
          </table:table-cell>
          <table:table-cell office:value-type="string">
            <text:p>25135823</text:p>
          </table:table-cell>
          <table:table-cell office:value-type="string">
            <text:p>LFP3</text:p>
          </table:table-cell>
          <table:table-cell office:value-type="float" office:value="610061.917">
            <text:p>610061.917</text:p>
          </table:table-cell>
          <table:table-cell office:value-type="float" office:value="224976.061">
            <text:p>224976.061</text:p>
          </table:table-cell>
          <table:table-cell office:value-type="float" office:value="447.983">
            <text:p>447.983</text:p>
          </table:table-cell>
          <table:table-cell office:value-type="float" office:value="448.0299987793">
            <text:p>448.0299987793</text:p>
          </table:table-cell>
          <table:table-cell office:value-type="float" office:value="4.6998779297">
            <text:p>4.6998779297</text:p>
          </table:table-cell>
          <table:table-cell office:value-type="string">
            <text:p>2513</text:p>
          </table:table-cell>
          <table:table-cell table:formula="of:=ABS([.H606])" office:value-type="float" office:value="4.6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79</text:p>
          </table:table-cell>
          <table:table-cell office:value-type="string">
            <text:p>25135824</text:p>
          </table:table-cell>
          <table:table-cell office:value-type="string">
            <text:p>LFP3</text:p>
          </table:table-cell>
          <table:table-cell office:value-type="float" office:value="610099.583">
            <text:p>610099.583</text:p>
          </table:table-cell>
          <table:table-cell office:value-type="float" office:value="225001.363">
            <text:p>225001.363</text:p>
          </table:table-cell>
          <table:table-cell office:value-type="float" office:value="448.104">
            <text:p>448.104</text:p>
          </table:table-cell>
          <table:table-cell office:value-type="float" office:value="448.1099853516">
            <text:p>448.1099853516</text:p>
          </table:table-cell>
          <table:table-cell office:value-type="float" office:value="0.5985351563">
            <text:p>0.5985351563</text:p>
          </table:table-cell>
          <table:table-cell office:value-type="string">
            <text:p>2513</text:p>
          </table:table-cell>
          <table:table-cell table:formula="of:=ABS([.H607])" office:value-type="float" office:value="0.598535156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80</text:p>
          </table:table-cell>
          <table:table-cell office:value-type="string">
            <text:p>25135825</text:p>
          </table:table-cell>
          <table:table-cell office:value-type="string">
            <text:p>LFP3</text:p>
          </table:table-cell>
          <table:table-cell office:value-type="float" office:value="610184.504">
            <text:p>610184.504</text:p>
          </table:table-cell>
          <table:table-cell office:value-type="float" office:value="225053.28">
            <text:p>225053.28</text:p>
          </table:table-cell>
          <table:table-cell office:value-type="float" office:value="448.104">
            <text:p>448.104</text:p>
          </table:table-cell>
          <table:table-cell office:value-type="float" office:value="448.1000061035">
            <text:p>448.1000061035</text:p>
          </table:table-cell>
          <table:table-cell office:value-type="float" office:value="-0.3993896484">
            <text:p>-0.3993896484</text:p>
          </table:table-cell>
          <table:table-cell office:value-type="string">
            <text:p>2513</text:p>
          </table:table-cell>
          <table:table-cell table:formula="of:=ABS([.H608])" office:value-type="float" office:value="0.399389648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81</text:p>
          </table:table-cell>
          <table:table-cell office:value-type="string">
            <text:p>25135826</text:p>
          </table:table-cell>
          <table:table-cell office:value-type="string">
            <text:p>LFP3</text:p>
          </table:table-cell>
          <table:table-cell office:value-type="float" office:value="610224.284">
            <text:p>610224.284</text:p>
          </table:table-cell>
          <table:table-cell office:value-type="float" office:value="225077.578">
            <text:p>225077.578</text:p>
          </table:table-cell>
          <table:table-cell office:value-type="float" office:value="447.979">
            <text:p>447.979</text:p>
          </table:table-cell>
          <table:table-cell office:value-type="float" office:value="447.9100036621">
            <text:p>447.9100036621</text:p>
          </table:table-cell>
          <table:table-cell office:value-type="float" office:value="-6.8996337891">
            <text:p>-6.8996337891</text:p>
          </table:table-cell>
          <table:table-cell office:value-type="string">
            <text:p>2513</text:p>
          </table:table-cell>
          <table:table-cell table:formula="of:=ABS([.H609])" office:value-type="float" office:value="6.899633789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82</text:p>
          </table:table-cell>
          <table:table-cell office:value-type="string">
            <text:p>25135828</text:p>
          </table:table-cell>
          <table:table-cell office:value-type="string">
            <text:p>LFP3</text:p>
          </table:table-cell>
          <table:table-cell office:value-type="float" office:value="610214.473">
            <text:p>610214.473</text:p>
          </table:table-cell>
          <table:table-cell office:value-type="float" office:value="225018.53">
            <text:p>225018.53</text:p>
          </table:table-cell>
          <table:table-cell office:value-type="float" office:value="448.474">
            <text:p>448.474</text:p>
          </table:table-cell>
          <table:table-cell office:value-type="float" office:value="448.3500061035">
            <text:p>448.3500061035</text:p>
          </table:table-cell>
          <table:table-cell office:value-type="float" office:value="-12.3993896484">
            <text:p>-12.3993896484</text:p>
          </table:table-cell>
          <table:table-cell office:value-type="string">
            <text:p>2513</text:p>
          </table:table-cell>
          <table:table-cell table:formula="of:=ABS([.H610])" office:value-type="float" office:value="12.3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7983</text:p>
          </table:table-cell>
          <table:table-cell office:value-type="string">
            <text:p>25135829</text:p>
          </table:table-cell>
          <table:table-cell office:value-type="string">
            <text:p>LFP3</text:p>
          </table:table-cell>
          <table:table-cell office:value-type="float" office:value="608727.478">
            <text:p>608727.478</text:p>
          </table:table-cell>
          <table:table-cell office:value-type="float" office:value="225219.212">
            <text:p>225219.212</text:p>
          </table:table-cell>
          <table:table-cell office:value-type="float" office:value="452.929">
            <text:p>452.929</text:p>
          </table:table-cell>
          <table:table-cell office:value-type="float" office:value="452.8800048828">
            <text:p>452.8800048828</text:p>
          </table:table-cell>
          <table:table-cell office:value-type="float" office:value="-4.8995117187">
            <text:p>-4.8995117187</text:p>
          </table:table-cell>
          <table:table-cell office:value-type="string">
            <text:p>2513</text:p>
          </table:table-cell>
          <table:table-cell table:formula="of:=ABS([.H611])" office:value-type="float" office:value="4.899511718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84</text:p>
          </table:table-cell>
          <table:table-cell office:value-type="string">
            <text:p>25135830</text:p>
          </table:table-cell>
          <table:table-cell office:value-type="string">
            <text:p>LFP3</text:p>
          </table:table-cell>
          <table:table-cell office:value-type="float" office:value="609980.273">
            <text:p>609980.273</text:p>
          </table:table-cell>
          <table:table-cell office:value-type="float" office:value="225279.021">
            <text:p>225279.021</text:p>
          </table:table-cell>
          <table:table-cell office:value-type="float" office:value="446.895">
            <text:p>446.895</text:p>
          </table:table-cell>
          <table:table-cell office:value-type="float" office:value="446.8800048828">
            <text:p>446.8800048828</text:p>
          </table:table-cell>
          <table:table-cell office:value-type="float" office:value="-1.4995117187">
            <text:p>-1.4995117187</text:p>
          </table:table-cell>
          <table:table-cell office:value-type="string">
            <text:p>2513</text:p>
          </table:table-cell>
          <table:table-cell table:formula="of:=ABS([.H612])" office:value-type="float" office:value="1.499511718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85</text:p>
          </table:table-cell>
          <table:table-cell office:value-type="string">
            <text:p>25135831</text:p>
          </table:table-cell>
          <table:table-cell office:value-type="string">
            <text:p>LFP3</text:p>
          </table:table-cell>
          <table:table-cell office:value-type="float" office:value="610029.326">
            <text:p>610029.326</text:p>
          </table:table-cell>
          <table:table-cell office:value-type="float" office:value="225258.421">
            <text:p>225258.421</text:p>
          </table:table-cell>
          <table:table-cell office:value-type="float" office:value="446.887">
            <text:p>446.887</text:p>
          </table:table-cell>
          <table:table-cell office:value-type="float" office:value="446.8599853516">
            <text:p>446.8599853516</text:p>
          </table:table-cell>
          <table:table-cell office:value-type="float" office:value="-2.7014648438">
            <text:p>-2.7014648438</text:p>
          </table:table-cell>
          <table:table-cell office:value-type="string">
            <text:p>2513</text:p>
          </table:table-cell>
          <table:table-cell table:formula="of:=ABS([.H613])" office:value-type="float" office:value="2.701464843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86</text:p>
          </table:table-cell>
          <table:table-cell office:value-type="string">
            <text:p>25135832</text:p>
          </table:table-cell>
          <table:table-cell office:value-type="string">
            <text:p>LFP3</text:p>
          </table:table-cell>
          <table:table-cell office:value-type="float" office:value="609933.48">
            <text:p>609933.48</text:p>
          </table:table-cell>
          <table:table-cell office:value-type="float" office:value="225237.616">
            <text:p>225237.616</text:p>
          </table:table-cell>
          <table:table-cell office:value-type="float" office:value="447.021">
            <text:p>447.021</text:p>
          </table:table-cell>
          <table:table-cell office:value-type="float" office:value="447.0599975586">
            <text:p>447.0599975586</text:p>
          </table:table-cell>
          <table:table-cell office:value-type="float" office:value="3.8997558594">
            <text:p>3.8997558594</text:p>
          </table:table-cell>
          <table:table-cell office:value-type="string">
            <text:p>2513</text:p>
          </table:table-cell>
          <table:table-cell table:formula="of:=ABS([.H614])" office:value-type="float" office:value="3.8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87</text:p>
          </table:table-cell>
          <table:table-cell office:value-type="string">
            <text:p>25135833</text:p>
          </table:table-cell>
          <table:table-cell office:value-type="string">
            <text:p>LFP3</text:p>
          </table:table-cell>
          <table:table-cell office:value-type="float" office:value="607098.975">
            <text:p>607098.975</text:p>
          </table:table-cell>
          <table:table-cell office:value-type="float" office:value="227625.153">
            <text:p>227625.153</text:p>
          </table:table-cell>
          <table:table-cell office:value-type="float" office:value="429.885">
            <text:p>429.885</text:p>
          </table:table-cell>
          <table:table-cell office:value-type="float" office:value="429.950012207">
            <text:p>429.950012207</text:p>
          </table:table-cell>
          <table:table-cell office:value-type="float" office:value="6.5012207031">
            <text:p>6.5012207031</text:p>
          </table:table-cell>
          <table:table-cell office:value-type="string">
            <text:p>2513</text:p>
          </table:table-cell>
          <table:table-cell table:formula="of:=ABS([.H615])" office:value-type="float" office:value="6.5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88</text:p>
          </table:table-cell>
          <table:table-cell office:value-type="string">
            <text:p>25135834</text:p>
          </table:table-cell>
          <table:table-cell office:value-type="string">
            <text:p>LFP3</text:p>
          </table:table-cell>
          <table:table-cell office:value-type="float" office:value="607312.543">
            <text:p>607312.543</text:p>
          </table:table-cell>
          <table:table-cell office:value-type="float" office:value="227269.661">
            <text:p>227269.661</text:p>
          </table:table-cell>
          <table:table-cell office:value-type="float" office:value="453.91">
            <text:p>453.91</text:p>
          </table:table-cell>
          <table:table-cell office:value-type="float" office:value="453.8800048828">
            <text:p>453.8800048828</text:p>
          </table:table-cell>
          <table:table-cell office:value-type="float" office:value="-2.9995117188">
            <text:p>-2.9995117188</text:p>
          </table:table-cell>
          <table:table-cell office:value-type="string">
            <text:p>2513</text:p>
          </table:table-cell>
          <table:table-cell table:formula="of:=ABS([.H616])" office:value-type="float" office:value="2.9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89</text:p>
          </table:table-cell>
          <table:table-cell office:value-type="string">
            <text:p>25135835</text:p>
          </table:table-cell>
          <table:table-cell office:value-type="string">
            <text:p>LFP3</text:p>
          </table:table-cell>
          <table:table-cell office:value-type="float" office:value="608595.726">
            <text:p>608595.726</text:p>
          </table:table-cell>
          <table:table-cell office:value-type="float" office:value="225547.227">
            <text:p>225547.227</text:p>
          </table:table-cell>
          <table:table-cell office:value-type="float" office:value="462.758">
            <text:p>462.758</text:p>
          </table:table-cell>
          <table:table-cell office:value-type="float" office:value="462.7600097656">
            <text:p>462.7600097656</text:p>
          </table:table-cell>
          <table:table-cell office:value-type="float" office:value="0.2009765625">
            <text:p>0.2009765625</text:p>
          </table:table-cell>
          <table:table-cell office:value-type="string">
            <text:p>2513</text:p>
          </table:table-cell>
          <table:table-cell table:formula="of:=ABS([.H617])" office:value-type="float" office:value="0.20097656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7990</text:p>
          </table:table-cell>
          <table:table-cell office:value-type="string">
            <text:p>25135836</text:p>
          </table:table-cell>
          <table:table-cell office:value-type="string">
            <text:p>LFP3</text:p>
          </table:table-cell>
          <table:table-cell office:value-type="float" office:value="608791.349">
            <text:p>608791.349</text:p>
          </table:table-cell>
          <table:table-cell office:value-type="float" office:value="225225.665">
            <text:p>225225.665</text:p>
          </table:table-cell>
          <table:table-cell office:value-type="float" office:value="450.679">
            <text:p>450.679</text:p>
          </table:table-cell>
          <table:table-cell office:value-type="float" office:value="450.6400146484">
            <text:p>450.6400146484</text:p>
          </table:table-cell>
          <table:table-cell office:value-type="float" office:value="-3.8985351562">
            <text:p>-3.8985351562</text:p>
          </table:table-cell>
          <table:table-cell office:value-type="string">
            <text:p>2513</text:p>
          </table:table-cell>
          <table:table-cell table:formula="of:=ABS([.H618])" office:value-type="float" office:value="3.8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7991</text:p>
          </table:table-cell>
          <table:table-cell office:value-type="string">
            <text:p>25135837</text:p>
          </table:table-cell>
          <table:table-cell office:value-type="string">
            <text:p>LFP3</text:p>
          </table:table-cell>
          <table:table-cell office:value-type="float" office:value="608913.499">
            <text:p>608913.499</text:p>
          </table:table-cell>
          <table:table-cell office:value-type="float" office:value="226773.557">
            <text:p>226773.557</text:p>
          </table:table-cell>
          <table:table-cell office:value-type="float" office:value="460.446">
            <text:p>460.446</text:p>
          </table:table-cell>
          <table:table-cell office:value-type="float" office:value="460.4800109863">
            <text:p>460.4800109863</text:p>
          </table:table-cell>
          <table:table-cell office:value-type="float" office:value="3.4010986328">
            <text:p>3.4010986328</text:p>
          </table:table-cell>
          <table:table-cell office:value-type="string">
            <text:p>2513</text:p>
          </table:table-cell>
          <table:table-cell table:formula="of:=ABS([.H619])" office:value-type="float" office:value="3.4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7992</text:p>
          </table:table-cell>
          <table:table-cell office:value-type="string">
            <text:p>25135838</text:p>
          </table:table-cell>
          <table:table-cell office:value-type="string">
            <text:p>LFP3</text:p>
          </table:table-cell>
          <table:table-cell office:value-type="float" office:value="608971.034">
            <text:p>608971.034</text:p>
          </table:table-cell>
          <table:table-cell office:value-type="float" office:value="226670.995">
            <text:p>226670.995</text:p>
          </table:table-cell>
          <table:table-cell office:value-type="float" office:value="455.009">
            <text:p>455.009</text:p>
          </table:table-cell>
          <table:table-cell office:value-type="float" office:value="455.0799865723">
            <text:p>455.0799865723</text:p>
          </table:table-cell>
          <table:table-cell office:value-type="float" office:value="7.0986572266">
            <text:p>7.0986572266</text:p>
          </table:table-cell>
          <table:table-cell office:value-type="string">
            <text:p>2513</text:p>
          </table:table-cell>
          <table:table-cell table:formula="of:=ABS([.H620])" office:value-type="float" office:value="7.0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7993</text:p>
          </table:table-cell>
          <table:table-cell office:value-type="string">
            <text:p>25135839</text:p>
          </table:table-cell>
          <table:table-cell office:value-type="string">
            <text:p>LFP3</text:p>
          </table:table-cell>
          <table:table-cell office:value-type="float" office:value="608959">
            <text:p>608959</text:p>
          </table:table-cell>
          <table:table-cell office:value-type="float" office:value="226721.413">
            <text:p>226721.413</text:p>
          </table:table-cell>
          <table:table-cell office:value-type="float" office:value="456.464">
            <text:p>456.464</text:p>
          </table:table-cell>
          <table:table-cell office:value-type="float" office:value="456.4100036621">
            <text:p>456.4100036621</text:p>
          </table:table-cell>
          <table:table-cell office:value-type="float" office:value="-5.3996337891">
            <text:p>-5.3996337891</text:p>
          </table:table-cell>
          <table:table-cell office:value-type="string">
            <text:p>2513</text:p>
          </table:table-cell>
          <table:table-cell table:formula="of:=ABS([.H621])" office:value-type="float" office:value="5.399633789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7994</text:p>
          </table:table-cell>
          <table:table-cell office:value-type="string">
            <text:p>25135840</text:p>
          </table:table-cell>
          <table:table-cell office:value-type="string">
            <text:p>LFP3</text:p>
          </table:table-cell>
          <table:table-cell office:value-type="float" office:value="608851.02">
            <text:p>608851.02</text:p>
          </table:table-cell>
          <table:table-cell office:value-type="float" office:value="226731.798">
            <text:p>226731.798</text:p>
          </table:table-cell>
          <table:table-cell office:value-type="float" office:value="459.16">
            <text:p>459.16</text:p>
          </table:table-cell>
          <table:table-cell office:value-type="float" office:value="459.3200073242">
            <text:p>459.3200073242</text:p>
          </table:table-cell>
          <table:table-cell office:value-type="float" office:value="16.0007324219">
            <text:p>16.0007324219</text:p>
          </table:table-cell>
          <table:table-cell office:value-type="string">
            <text:p>2513</text:p>
          </table:table-cell>
          <table:table-cell table:formula="of:=ABS([.H622])" office:value-type="float" office:value="16.0007324219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7995</text:p>
          </table:table-cell>
          <table:table-cell office:value-type="string">
            <text:p>25135841</text:p>
          </table:table-cell>
          <table:table-cell office:value-type="string">
            <text:p>LFP3</text:p>
          </table:table-cell>
          <table:table-cell office:value-type="float" office:value="608913.602">
            <text:p>608913.602</text:p>
          </table:table-cell>
          <table:table-cell office:value-type="float" office:value="224911.721">
            <text:p>224911.721</text:p>
          </table:table-cell>
          <table:table-cell office:value-type="float" office:value="456.321">
            <text:p>456.321</text:p>
          </table:table-cell>
          <table:table-cell office:value-type="float" office:value="456.3099975586">
            <text:p>456.3099975586</text:p>
          </table:table-cell>
          <table:table-cell office:value-type="float" office:value="-1.1002441406">
            <text:p>-1.1002441406</text:p>
          </table:table-cell>
          <table:table-cell office:value-type="string">
            <text:p>2513</text:p>
          </table:table-cell>
          <table:table-cell table:formula="of:=ABS([.H623])" office:value-type="float" office:value="1.1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96</text:p>
          </table:table-cell>
          <table:table-cell office:value-type="string">
            <text:p>25135842</text:p>
          </table:table-cell>
          <table:table-cell office:value-type="string">
            <text:p>LFP3</text:p>
          </table:table-cell>
          <table:table-cell office:value-type="float" office:value="608817.43">
            <text:p>608817.43</text:p>
          </table:table-cell>
          <table:table-cell office:value-type="float" office:value="224951.085">
            <text:p>224951.085</text:p>
          </table:table-cell>
          <table:table-cell office:value-type="float" office:value="455.903">
            <text:p>455.903</text:p>
          </table:table-cell>
          <table:table-cell office:value-type="float" office:value="455.8900146484">
            <text:p>455.8900146484</text:p>
          </table:table-cell>
          <table:table-cell office:value-type="float" office:value="-1.2985351563">
            <text:p>-1.2985351563</text:p>
          </table:table-cell>
          <table:table-cell office:value-type="string">
            <text:p>2513</text:p>
          </table:table-cell>
          <table:table-cell table:formula="of:=ABS([.H624])" office:value-type="float" office:value="1.298535156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7997</text:p>
          </table:table-cell>
          <table:table-cell office:value-type="string">
            <text:p>25135843</text:p>
          </table:table-cell>
          <table:table-cell office:value-type="string">
            <text:p>LFP3</text:p>
          </table:table-cell>
          <table:table-cell office:value-type="float" office:value="609203.281">
            <text:p>609203.281</text:p>
          </table:table-cell>
          <table:table-cell office:value-type="float" office:value="226499.644">
            <text:p>226499.644</text:p>
          </table:table-cell>
          <table:table-cell office:value-type="float" office:value="454.395">
            <text:p>454.395</text:p>
          </table:table-cell>
          <table:table-cell office:value-type="float" office:value="454.450012207">
            <text:p>454.450012207</text:p>
          </table:table-cell>
          <table:table-cell office:value-type="float" office:value="5.5012207031">
            <text:p>5.5012207031</text:p>
          </table:table-cell>
          <table:table-cell office:value-type="string">
            <text:p>2513</text:p>
          </table:table-cell>
          <table:table-cell table:formula="of:=ABS([.H625])" office:value-type="float" office:value="5.5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7998</text:p>
          </table:table-cell>
          <table:table-cell office:value-type="string">
            <text:p>25135845</text:p>
          </table:table-cell>
          <table:table-cell office:value-type="string">
            <text:p>LFP3</text:p>
          </table:table-cell>
          <table:table-cell office:value-type="float" office:value="610062.375">
            <text:p>610062.375</text:p>
          </table:table-cell>
          <table:table-cell office:value-type="float" office:value="225307.668">
            <text:p>225307.668</text:p>
          </table:table-cell>
          <table:table-cell office:value-type="float" office:value="447.125">
            <text:p>447.125</text:p>
          </table:table-cell>
          <table:table-cell office:value-type="float" office:value="447.2200012207">
            <text:p>447.2200012207</text:p>
          </table:table-cell>
          <table:table-cell office:value-type="float" office:value="9.5001220703">
            <text:p>9.5001220703</text:p>
          </table:table-cell>
          <table:table-cell office:value-type="string">
            <text:p>2513</text:p>
          </table:table-cell>
          <table:table-cell table:formula="of:=ABS([.H626])" office:value-type="float" office:value="9.5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7999</text:p>
          </table:table-cell>
          <table:table-cell office:value-type="string">
            <text:p>25135846</text:p>
          </table:table-cell>
          <table:table-cell office:value-type="string">
            <text:p>LFP3</text:p>
          </table:table-cell>
          <table:table-cell office:value-type="float" office:value="608464.642">
            <text:p>608464.642</text:p>
          </table:table-cell>
          <table:table-cell office:value-type="float" office:value="225308.481">
            <text:p>225308.481</text:p>
          </table:table-cell>
          <table:table-cell office:value-type="float" office:value="460.407">
            <text:p>460.407</text:p>
          </table:table-cell>
          <table:table-cell office:value-type="float" office:value="460.3500061035">
            <text:p>460.3500061035</text:p>
          </table:table-cell>
          <table:table-cell office:value-type="float" office:value="-5.6993896484">
            <text:p>-5.6993896484</text:p>
          </table:table-cell>
          <table:table-cell office:value-type="string">
            <text:p>2513</text:p>
          </table:table-cell>
          <table:table-cell table:formula="of:=ABS([.H627])" office:value-type="float" office:value="5.699389648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00</text:p>
          </table:table-cell>
          <table:table-cell office:value-type="string">
            <text:p>25135847</text:p>
          </table:table-cell>
          <table:table-cell office:value-type="string">
            <text:p>LFP3</text:p>
          </table:table-cell>
          <table:table-cell office:value-type="float" office:value="608581.635">
            <text:p>608581.635</text:p>
          </table:table-cell>
          <table:table-cell office:value-type="float" office:value="225377.882">
            <text:p>225377.882</text:p>
          </table:table-cell>
          <table:table-cell office:value-type="float" office:value="459.799">
            <text:p>459.799</text:p>
          </table:table-cell>
          <table:table-cell office:value-type="float" office:value="459.7799987793">
            <text:p>459.7799987793</text:p>
          </table:table-cell>
          <table:table-cell office:value-type="float" office:value="-1.9001220703">
            <text:p>-1.9001220703</text:p>
          </table:table-cell>
          <table:table-cell office:value-type="string">
            <text:p>2513</text:p>
          </table:table-cell>
          <table:table-cell table:formula="of:=ABS([.H628])" office:value-type="float" office:value="1.9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01</text:p>
          </table:table-cell>
          <table:table-cell office:value-type="string">
            <text:p>25135848</text:p>
          </table:table-cell>
          <table:table-cell office:value-type="string">
            <text:p>LFP3</text:p>
          </table:table-cell>
          <table:table-cell office:value-type="float" office:value="608670.231">
            <text:p>608670.231</text:p>
          </table:table-cell>
          <table:table-cell office:value-type="float" office:value="225430.414">
            <text:p>225430.414</text:p>
          </table:table-cell>
          <table:table-cell office:value-type="float" office:value="459.525">
            <text:p>459.525</text:p>
          </table:table-cell>
          <table:table-cell office:value-type="float" office:value="459.5">
            <text:p>459.5</text:p>
          </table:table-cell>
          <table:table-cell office:value-type="float" office:value="-2.5">
            <text:p>-2.5</text:p>
          </table:table-cell>
          <table:table-cell office:value-type="string">
            <text:p>2513</text:p>
          </table:table-cell>
          <table:table-cell table:formula="of:=ABS([.H629])" office:value-type="float" office:value="2.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8002</text:p>
          </table:table-cell>
          <table:table-cell office:value-type="string">
            <text:p>25135849</text:p>
          </table:table-cell>
          <table:table-cell office:value-type="string">
            <text:p>LFP3</text:p>
          </table:table-cell>
          <table:table-cell office:value-type="float" office:value="608703.879">
            <text:p>608703.879</text:p>
          </table:table-cell>
          <table:table-cell office:value-type="float" office:value="225459.312">
            <text:p>225459.312</text:p>
          </table:table-cell>
          <table:table-cell office:value-type="float" office:value="459.402">
            <text:p>459.402</text:p>
          </table:table-cell>
          <table:table-cell office:value-type="float" office:value="459.3599853516">
            <text:p>459.3599853516</text:p>
          </table:table-cell>
          <table:table-cell office:value-type="float" office:value="-4.2014648437">
            <text:p>-4.2014648437</text:p>
          </table:table-cell>
          <table:table-cell office:value-type="string">
            <text:p>2513</text:p>
          </table:table-cell>
          <table:table-cell table:formula="of:=ABS([.H630])" office:value-type="float" office:value="4.201464843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03</text:p>
          </table:table-cell>
          <table:table-cell office:value-type="string">
            <text:p>25135850</text:p>
          </table:table-cell>
          <table:table-cell office:value-type="string">
            <text:p>LFP3</text:p>
          </table:table-cell>
          <table:table-cell office:value-type="float" office:value="608782.312">
            <text:p>608782.312</text:p>
          </table:table-cell>
          <table:table-cell office:value-type="float" office:value="225496.835">
            <text:p>225496.835</text:p>
          </table:table-cell>
          <table:table-cell office:value-type="float" office:value="459.221">
            <text:p>459.221</text:p>
          </table:table-cell>
          <table:table-cell office:value-type="float" office:value="459.1799926758">
            <text:p>459.1799926758</text:p>
          </table:table-cell>
          <table:table-cell office:value-type="float" office:value="-4.1007324219">
            <text:p>-4.1007324219</text:p>
          </table:table-cell>
          <table:table-cell office:value-type="string">
            <text:p>2513</text:p>
          </table:table-cell>
          <table:table-cell table:formula="of:=ABS([.H631])" office:value-type="float" office:value="4.1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04</text:p>
          </table:table-cell>
          <table:table-cell office:value-type="string">
            <text:p>25135851</text:p>
          </table:table-cell>
          <table:table-cell office:value-type="string">
            <text:p>LFP3</text:p>
          </table:table-cell>
          <table:table-cell office:value-type="float" office:value="608576.722">
            <text:p>608576.722</text:p>
          </table:table-cell>
          <table:table-cell office:value-type="float" office:value="225445.288">
            <text:p>225445.288</text:p>
          </table:table-cell>
          <table:table-cell office:value-type="float" office:value="460.014">
            <text:p>460.014</text:p>
          </table:table-cell>
          <table:table-cell office:value-type="float" office:value="460.0299987793">
            <text:p>460.0299987793</text:p>
          </table:table-cell>
          <table:table-cell office:value-type="float" office:value="1.5998779297">
            <text:p>1.5998779297</text:p>
          </table:table-cell>
          <table:table-cell office:value-type="string">
            <text:p>2513</text:p>
          </table:table-cell>
          <table:table-cell table:formula="of:=ABS([.H632])" office:value-type="float" office:value="1.5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05</text:p>
          </table:table-cell>
          <table:table-cell office:value-type="string">
            <text:p>25135852</text:p>
          </table:table-cell>
          <table:table-cell office:value-type="string">
            <text:p>LFP3</text:p>
          </table:table-cell>
          <table:table-cell office:value-type="float" office:value="607034.777">
            <text:p>607034.777</text:p>
          </table:table-cell>
          <table:table-cell office:value-type="float" office:value="227572.321">
            <text:p>227572.321</text:p>
          </table:table-cell>
          <table:table-cell office:value-type="float" office:value="430.281">
            <text:p>430.281</text:p>
          </table:table-cell>
          <table:table-cell office:value-type="float" office:value="430.2799987793">
            <text:p>430.2799987793</text:p>
          </table:table-cell>
          <table:table-cell office:value-type="float" office:value="-0.1001220703">
            <text:p>-0.1001220703</text:p>
          </table:table-cell>
          <table:table-cell office:value-type="string">
            <text:p>2513</text:p>
          </table:table-cell>
          <table:table-cell table:formula="of:=ABS([.H633])" office:value-type="float" office:value="0.100122070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8006</text:p>
          </table:table-cell>
          <table:table-cell office:value-type="string">
            <text:p>25135853</text:p>
          </table:table-cell>
          <table:table-cell office:value-type="string">
            <text:p>LFP3</text:p>
          </table:table-cell>
          <table:table-cell office:value-type="float" office:value="607014.777">
            <text:p>607014.777</text:p>
          </table:table-cell>
          <table:table-cell office:value-type="float" office:value="227672.513">
            <text:p>227672.513</text:p>
          </table:table-cell>
          <table:table-cell office:value-type="float" office:value="429.739">
            <text:p>429.739</text:p>
          </table:table-cell>
          <table:table-cell office:value-type="float" office:value="429.6799926758">
            <text:p>429.6799926758</text:p>
          </table:table-cell>
          <table:table-cell office:value-type="float" office:value="-5.9007324219">
            <text:p>-5.9007324219</text:p>
          </table:table-cell>
          <table:table-cell office:value-type="string">
            <text:p>2513</text:p>
          </table:table-cell>
          <table:table-cell table:formula="of:=ABS([.H634])" office:value-type="float" office:value="5.9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07</text:p>
          </table:table-cell>
          <table:table-cell office:value-type="string">
            <text:p>25135854</text:p>
          </table:table-cell>
          <table:table-cell office:value-type="string">
            <text:p>LFP3</text:p>
          </table:table-cell>
          <table:table-cell office:value-type="float" office:value="606997.988">
            <text:p>606997.988</text:p>
          </table:table-cell>
          <table:table-cell office:value-type="float" office:value="227654.494">
            <text:p>227654.494</text:p>
          </table:table-cell>
          <table:table-cell office:value-type="float" office:value="429.426">
            <text:p>429.426</text:p>
          </table:table-cell>
          <table:table-cell office:value-type="float" office:value="429.4800109863">
            <text:p>429.4800109863</text:p>
          </table:table-cell>
          <table:table-cell office:value-type="float" office:value="5.4010986328">
            <text:p>5.4010986328</text:p>
          </table:table-cell>
          <table:table-cell office:value-type="string">
            <text:p>2513</text:p>
          </table:table-cell>
          <table:table-cell table:formula="of:=ABS([.H635])" office:value-type="float" office:value="5.4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8008</text:p>
          </table:table-cell>
          <table:table-cell office:value-type="string">
            <text:p>25135855</text:p>
          </table:table-cell>
          <table:table-cell office:value-type="string">
            <text:p>LFP3</text:p>
          </table:table-cell>
          <table:table-cell office:value-type="float" office:value="606904.292">
            <text:p>606904.292</text:p>
          </table:table-cell>
          <table:table-cell office:value-type="float" office:value="227521.358">
            <text:p>227521.358</text:p>
          </table:table-cell>
          <table:table-cell office:value-type="float" office:value="428.715">
            <text:p>428.715</text:p>
          </table:table-cell>
          <table:table-cell office:value-type="float" office:value="428.7699890137">
            <text:p>428.7699890137</text:p>
          </table:table-cell>
          <table:table-cell office:value-type="float" office:value="5.4989013672">
            <text:p>5.4989013672</text:p>
          </table:table-cell>
          <table:table-cell office:value-type="string">
            <text:p>2513</text:p>
          </table:table-cell>
          <table:table-cell table:formula="of:=ABS([.H636])" office:value-type="float" office:value="5.4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8009</text:p>
          </table:table-cell>
          <table:table-cell office:value-type="string">
            <text:p>25135856</text:p>
          </table:table-cell>
          <table:table-cell office:value-type="string">
            <text:p>LFP3</text:p>
          </table:table-cell>
          <table:table-cell office:value-type="float" office:value="609330.55">
            <text:p>609330.55</text:p>
          </table:table-cell>
          <table:table-cell office:value-type="float" office:value="226063.474">
            <text:p>226063.474</text:p>
          </table:table-cell>
          <table:table-cell office:value-type="float" office:value="450.963">
            <text:p>450.963</text:p>
          </table:table-cell>
          <table:table-cell office:value-type="float" office:value="450.9899902344">
            <text:p>450.9899902344</text:p>
          </table:table-cell>
          <table:table-cell office:value-type="float" office:value="2.6990234375">
            <text:p>2.6990234375</text:p>
          </table:table-cell>
          <table:table-cell office:value-type="string">
            <text:p>2513</text:p>
          </table:table-cell>
          <table:table-cell table:formula="of:=ABS([.H637])" office:value-type="float" office:value="2.699023437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8010</text:p>
          </table:table-cell>
          <table:table-cell office:value-type="string">
            <text:p>25135857</text:p>
          </table:table-cell>
          <table:table-cell office:value-type="string">
            <text:p>LFP3</text:p>
          </table:table-cell>
          <table:table-cell office:value-type="float" office:value="609366.981">
            <text:p>609366.981</text:p>
          </table:table-cell>
          <table:table-cell office:value-type="float" office:value="226109.496">
            <text:p>226109.496</text:p>
          </table:table-cell>
          <table:table-cell office:value-type="float" office:value="450.241">
            <text:p>450.241</text:p>
          </table:table-cell>
          <table:table-cell office:value-type="float" office:value="450.25">
            <text:p>450.25</text:p>
          </table:table-cell>
          <table:table-cell office:value-type="float" office:value="0.9">
            <text:p>0.9</text:p>
          </table:table-cell>
          <table:table-cell office:value-type="string">
            <text:p>2513</text:p>
          </table:table-cell>
          <table:table-cell table:formula="of:=ABS([.H638])" office:value-type="float" office:value="0.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11</text:p>
          </table:table-cell>
          <table:table-cell office:value-type="string">
            <text:p>25135858</text:p>
          </table:table-cell>
          <table:table-cell office:value-type="string">
            <text:p>LFP3</text:p>
          </table:table-cell>
          <table:table-cell office:value-type="float" office:value="609394.426">
            <text:p>609394.426</text:p>
          </table:table-cell>
          <table:table-cell office:value-type="float" office:value="226089.27">
            <text:p>226089.27</text:p>
          </table:table-cell>
          <table:table-cell office:value-type="float" office:value="450.714">
            <text:p>450.714</text:p>
          </table:table-cell>
          <table:table-cell office:value-type="float" office:value="450.700012207">
            <text:p>450.700012207</text:p>
          </table:table-cell>
          <table:table-cell office:value-type="float" office:value="-1.3987792969">
            <text:p>-1.3987792969</text:p>
          </table:table-cell>
          <table:table-cell office:value-type="string">
            <text:p>2513</text:p>
          </table:table-cell>
          <table:table-cell table:formula="of:=ABS([.H639])" office:value-type="float" office:value="1.3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12</text:p>
          </table:table-cell>
          <table:table-cell office:value-type="string">
            <text:p>25135859</text:p>
          </table:table-cell>
          <table:table-cell office:value-type="string">
            <text:p>LFP3</text:p>
          </table:table-cell>
          <table:table-cell office:value-type="float" office:value="608228.802">
            <text:p>608228.802</text:p>
          </table:table-cell>
          <table:table-cell office:value-type="float" office:value="227748.375">
            <text:p>227748.375</text:p>
          </table:table-cell>
          <table:table-cell office:value-type="float" office:value="439.089">
            <text:p>439.089</text:p>
          </table:table-cell>
          <table:table-cell office:value-type="float" office:value="439.1400146484">
            <text:p>439.1400146484</text:p>
          </table:table-cell>
          <table:table-cell office:value-type="float" office:value="5.1014648438">
            <text:p>5.1014648438</text:p>
          </table:table-cell>
          <table:table-cell office:value-type="string">
            <text:p>2513</text:p>
          </table:table-cell>
          <table:table-cell table:formula="of:=ABS([.H640])" office:value-type="float" office:value="5.101464843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8013</text:p>
          </table:table-cell>
          <table:table-cell office:value-type="string">
            <text:p>25135860</text:p>
          </table:table-cell>
          <table:table-cell office:value-type="string">
            <text:p>LFP3</text:p>
          </table:table-cell>
          <table:table-cell office:value-type="float" office:value="608366.24">
            <text:p>608366.24</text:p>
          </table:table-cell>
          <table:table-cell office:value-type="float" office:value="225247.445">
            <text:p>225247.445</text:p>
          </table:table-cell>
          <table:table-cell office:value-type="float" office:value="460.899">
            <text:p>460.899</text:p>
          </table:table-cell>
          <table:table-cell office:value-type="float" office:value="460.9299926758">
            <text:p>460.9299926758</text:p>
          </table:table-cell>
          <table:table-cell office:value-type="float" office:value="3.0992675781">
            <text:p>3.0992675781</text:p>
          </table:table-cell>
          <table:table-cell office:value-type="string">
            <text:p>2513</text:p>
          </table:table-cell>
          <table:table-cell table:formula="of:=ABS([.H641])" office:value-type="float" office:value="3.0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8014</text:p>
          </table:table-cell>
          <table:table-cell office:value-type="string">
            <text:p>25135861</text:p>
          </table:table-cell>
          <table:table-cell office:value-type="string">
            <text:p>LFP3</text:p>
          </table:table-cell>
          <table:table-cell office:value-type="float" office:value="609202.316">
            <text:p>609202.316</text:p>
          </table:table-cell>
          <table:table-cell office:value-type="float" office:value="225820.459">
            <text:p>225820.459</text:p>
          </table:table-cell>
          <table:table-cell office:value-type="float" office:value="455.374">
            <text:p>455.374</text:p>
          </table:table-cell>
          <table:table-cell office:value-type="float" office:value="455.3699951172">
            <text:p>455.3699951172</text:p>
          </table:table-cell>
          <table:table-cell office:value-type="float" office:value="-0.4004882813">
            <text:p>-0.4004882813</text:p>
          </table:table-cell>
          <table:table-cell office:value-type="string">
            <text:p>2513</text:p>
          </table:table-cell>
          <table:table-cell table:formula="of:=ABS([.H642])" office:value-type="float" office:value="0.400488281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48015</text:p>
          </table:table-cell>
          <table:table-cell office:value-type="string">
            <text:p>25135862</text:p>
          </table:table-cell>
          <table:table-cell office:value-type="string">
            <text:p>LFP3</text:p>
          </table:table-cell>
          <table:table-cell office:value-type="float" office:value="609342.325">
            <text:p>609342.325</text:p>
          </table:table-cell>
          <table:table-cell office:value-type="float" office:value="225987.618">
            <text:p>225987.618</text:p>
          </table:table-cell>
          <table:table-cell office:value-type="float" office:value="456.078">
            <text:p>456.078</text:p>
          </table:table-cell>
          <table:table-cell office:value-type="float" office:value="456.1700134277">
            <text:p>456.1700134277</text:p>
          </table:table-cell>
          <table:table-cell office:value-type="float" office:value="9.2013427734">
            <text:p>9.2013427734</text:p>
          </table:table-cell>
          <table:table-cell office:value-type="string">
            <text:p>2513</text:p>
          </table:table-cell>
          <table:table-cell table:formula="of:=ABS([.H643])" office:value-type="float" office:value="9.201342773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8016</text:p>
          </table:table-cell>
          <table:table-cell office:value-type="string">
            <text:p>25135863</text:p>
          </table:table-cell>
          <table:table-cell office:value-type="string">
            <text:p>LFP3</text:p>
          </table:table-cell>
          <table:table-cell office:value-type="float" office:value="608807.195">
            <text:p>608807.195</text:p>
          </table:table-cell>
          <table:table-cell office:value-type="float" office:value="226078.685">
            <text:p>226078.685</text:p>
          </table:table-cell>
          <table:table-cell office:value-type="float" office:value="458.621">
            <text:p>458.621</text:p>
          </table:table-cell>
          <table:table-cell office:value-type="float" office:value="458.6099853516">
            <text:p>458.6099853516</text:p>
          </table:table-cell>
          <table:table-cell office:value-type="float" office:value="-1.1014648437">
            <text:p>-1.1014648437</text:p>
          </table:table-cell>
          <table:table-cell office:value-type="string">
            <text:p>2513</text:p>
          </table:table-cell>
          <table:table-cell table:formula="of:=ABS([.H644])" office:value-type="float" office:value="1.101464843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17</text:p>
          </table:table-cell>
          <table:table-cell office:value-type="string">
            <text:p>25135864</text:p>
          </table:table-cell>
          <table:table-cell office:value-type="string">
            <text:p>LFP3</text:p>
          </table:table-cell>
          <table:table-cell office:value-type="float" office:value="608831.054">
            <text:p>608831.054</text:p>
          </table:table-cell>
          <table:table-cell office:value-type="float" office:value="225996.712">
            <text:p>225996.712</text:p>
          </table:table-cell>
          <table:table-cell office:value-type="float" office:value="457.448">
            <text:p>457.448</text:p>
          </table:table-cell>
          <table:table-cell office:value-type="float" office:value="457.5599975586">
            <text:p>457.5599975586</text:p>
          </table:table-cell>
          <table:table-cell office:value-type="float" office:value="11.1997558594">
            <text:p>11.1997558594</text:p>
          </table:table-cell>
          <table:table-cell office:value-type="string">
            <text:p>2513</text:p>
          </table:table-cell>
          <table:table-cell table:formula="of:=ABS([.H645])" office:value-type="float" office:value="11.199755859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8018</text:p>
          </table:table-cell>
          <table:table-cell office:value-type="string">
            <text:p>25135865</text:p>
          </table:table-cell>
          <table:table-cell office:value-type="string">
            <text:p>LFP3</text:p>
          </table:table-cell>
          <table:table-cell office:value-type="float" office:value="608814.701">
            <text:p>608814.701</text:p>
          </table:table-cell>
          <table:table-cell office:value-type="float" office:value="225906.683">
            <text:p>225906.683</text:p>
          </table:table-cell>
          <table:table-cell office:value-type="float" office:value="457">
            <text:p>457</text:p>
          </table:table-cell>
          <table:table-cell office:value-type="float" office:value="457.0100097656">
            <text:p>457.0100097656</text:p>
          </table:table-cell>
          <table:table-cell office:value-type="float" office:value="1.0009765625">
            <text:p>1.0009765625</text:p>
          </table:table-cell>
          <table:table-cell office:value-type="string">
            <text:p>2513</text:p>
          </table:table-cell>
          <table:table-cell table:formula="of:=ABS([.H646])" office:value-type="float" office:value="1.0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19</text:p>
          </table:table-cell>
          <table:table-cell office:value-type="string">
            <text:p>25135866</text:p>
          </table:table-cell>
          <table:table-cell office:value-type="string">
            <text:p>LFP3</text:p>
          </table:table-cell>
          <table:table-cell office:value-type="float" office:value="608921.782">
            <text:p>608921.782</text:p>
          </table:table-cell>
          <table:table-cell office:value-type="float" office:value="226071.08">
            <text:p>226071.08</text:p>
          </table:table-cell>
          <table:table-cell office:value-type="float" office:value="459.368">
            <text:p>459.368</text:p>
          </table:table-cell>
          <table:table-cell office:value-type="float" office:value="459.4599914551">
            <text:p>459.4599914551</text:p>
          </table:table-cell>
          <table:table-cell office:value-type="float" office:value="9.1991455078">
            <text:p>9.1991455078</text:p>
          </table:table-cell>
          <table:table-cell office:value-type="string">
            <text:p>2513</text:p>
          </table:table-cell>
          <table:table-cell table:formula="of:=ABS([.H647])" office:value-type="float" office:value="9.199145507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8020</text:p>
          </table:table-cell>
          <table:table-cell office:value-type="string">
            <text:p>25135867</text:p>
          </table:table-cell>
          <table:table-cell office:value-type="string">
            <text:p>LFP3</text:p>
          </table:table-cell>
          <table:table-cell office:value-type="float" office:value="608682.906">
            <text:p>608682.906</text:p>
          </table:table-cell>
          <table:table-cell office:value-type="float" office:value="226606.916">
            <text:p>226606.916</text:p>
          </table:table-cell>
          <table:table-cell office:value-type="float" office:value="461.226">
            <text:p>461.226</text:p>
          </table:table-cell>
          <table:table-cell office:value-type="float" office:value="461.2600097656">
            <text:p>461.2600097656</text:p>
          </table:table-cell>
          <table:table-cell office:value-type="float" office:value="3.4009765625">
            <text:p>3.4009765625</text:p>
          </table:table-cell>
          <table:table-cell office:value-type="string">
            <text:p>2513</text:p>
          </table:table-cell>
          <table:table-cell table:formula="of:=ABS([.H648])" office:value-type="float" office:value="3.400976562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8021</text:p>
          </table:table-cell>
          <table:table-cell office:value-type="string">
            <text:p>25135868</text:p>
          </table:table-cell>
          <table:table-cell office:value-type="string">
            <text:p>LFP3</text:p>
          </table:table-cell>
          <table:table-cell office:value-type="float" office:value="609107.25">
            <text:p>609107.25</text:p>
          </table:table-cell>
          <table:table-cell office:value-type="float" office:value="224609.901">
            <text:p>224609.901</text:p>
          </table:table-cell>
          <table:table-cell office:value-type="float" office:value="450.873">
            <text:p>450.873</text:p>
          </table:table-cell>
          <table:table-cell office:value-type="float" office:value="450.8299865723">
            <text:p>450.8299865723</text:p>
          </table:table-cell>
          <table:table-cell office:value-type="float" office:value="-4.3013427734">
            <text:p>-4.3013427734</text:p>
          </table:table-cell>
          <table:table-cell office:value-type="string">
            <text:p>2513</text:p>
          </table:table-cell>
          <table:table-cell table:formula="of:=ABS([.H649])" office:value-type="float" office:value="4.3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22</text:p>
          </table:table-cell>
          <table:table-cell office:value-type="string">
            <text:p>25135869</text:p>
          </table:table-cell>
          <table:table-cell office:value-type="string">
            <text:p>LFP3</text:p>
          </table:table-cell>
          <table:table-cell office:value-type="float" office:value="608782.056">
            <text:p>608782.056</text:p>
          </table:table-cell>
          <table:table-cell office:value-type="float" office:value="224855.173">
            <text:p>224855.173</text:p>
          </table:table-cell>
          <table:table-cell office:value-type="float" office:value="455.906">
            <text:p>455.906</text:p>
          </table:table-cell>
          <table:table-cell office:value-type="float" office:value="455.9700012207">
            <text:p>455.9700012207</text:p>
          </table:table-cell>
          <table:table-cell office:value-type="float" office:value="6.4001220703">
            <text:p>6.4001220703</text:p>
          </table:table-cell>
          <table:table-cell office:value-type="string">
            <text:p>2513</text:p>
          </table:table-cell>
          <table:table-cell table:formula="of:=ABS([.H650])" office:value-type="float" office:value="6.400122070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23</text:p>
          </table:table-cell>
          <table:table-cell office:value-type="string">
            <text:p>25135870</text:p>
          </table:table-cell>
          <table:table-cell office:value-type="string">
            <text:p>LFP3</text:p>
          </table:table-cell>
          <table:table-cell office:value-type="float" office:value="609217.06">
            <text:p>609217.06</text:p>
          </table:table-cell>
          <table:table-cell office:value-type="float" office:value="226927.679">
            <text:p>226927.679</text:p>
          </table:table-cell>
          <table:table-cell office:value-type="float" office:value="467.038">
            <text:p>467.038</text:p>
          </table:table-cell>
          <table:table-cell office:value-type="float" office:value="466.950012207">
            <text:p>466.950012207</text:p>
          </table:table-cell>
          <table:table-cell office:value-type="float" office:value="-8.7987792969">
            <text:p>-8.7987792969</text:p>
          </table:table-cell>
          <table:table-cell office:value-type="string">
            <text:p>2513</text:p>
          </table:table-cell>
          <table:table-cell table:formula="of:=ABS([.H651])" office:value-type="float" office:value="8.798779296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48024</text:p>
          </table:table-cell>
          <table:table-cell office:value-type="string">
            <text:p>25135871</text:p>
          </table:table-cell>
          <table:table-cell office:value-type="string">
            <text:p>LFP3</text:p>
          </table:table-cell>
          <table:table-cell office:value-type="float" office:value="609247.768">
            <text:p>609247.768</text:p>
          </table:table-cell>
          <table:table-cell office:value-type="float" office:value="226898.74">
            <text:p>226898.74</text:p>
          </table:table-cell>
          <table:table-cell office:value-type="float" office:value="467.257">
            <text:p>467.257</text:p>
          </table:table-cell>
          <table:table-cell office:value-type="float" office:value="467.1499938965">
            <text:p>467.1499938965</text:p>
          </table:table-cell>
          <table:table-cell office:value-type="float" office:value="-10.7006103516">
            <text:p>-10.7006103516</text:p>
          </table:table-cell>
          <table:table-cell office:value-type="string">
            <text:p>2513</text:p>
          </table:table-cell>
          <table:table-cell table:formula="of:=ABS([.H652])" office:value-type="float" office:value="10.700610351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48025</text:p>
          </table:table-cell>
          <table:table-cell office:value-type="string">
            <text:p>25135872</text:p>
          </table:table-cell>
          <table:table-cell office:value-type="string">
            <text:p>LFP3</text:p>
          </table:table-cell>
          <table:table-cell office:value-type="float" office:value="609091.708">
            <text:p>609091.708</text:p>
          </table:table-cell>
          <table:table-cell office:value-type="float" office:value="226682.505">
            <text:p>226682.505</text:p>
          </table:table-cell>
          <table:table-cell office:value-type="float" office:value="459.314">
            <text:p>459.314</text:p>
          </table:table-cell>
          <table:table-cell office:value-type="float" office:value="459.3699951172">
            <text:p>459.3699951172</text:p>
          </table:table-cell>
          <table:table-cell office:value-type="float" office:value="5.5995117187">
            <text:p>5.5995117187</text:p>
          </table:table-cell>
          <table:table-cell office:value-type="string">
            <text:p>2513</text:p>
          </table:table-cell>
          <table:table-cell table:formula="of:=ABS([.H653])" office:value-type="float" office:value="5.5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26</text:p>
          </table:table-cell>
          <table:table-cell office:value-type="string">
            <text:p>25135873</text:p>
          </table:table-cell>
          <table:table-cell office:value-type="string">
            <text:p>LFP3</text:p>
          </table:table-cell>
          <table:table-cell office:value-type="float" office:value="609162.934">
            <text:p>609162.934</text:p>
          </table:table-cell>
          <table:table-cell office:value-type="float" office:value="226631.978">
            <text:p>226631.978</text:p>
          </table:table-cell>
          <table:table-cell office:value-type="float" office:value="459.267">
            <text:p>459.267</text:p>
          </table:table-cell>
          <table:table-cell office:value-type="float" office:value="459.3500061035">
            <text:p>459.3500061035</text:p>
          </table:table-cell>
          <table:table-cell office:value-type="float" office:value="8.3006103516">
            <text:p>8.3006103516</text:p>
          </table:table-cell>
          <table:table-cell office:value-type="string">
            <text:p>2513</text:p>
          </table:table-cell>
          <table:table-cell table:formula="of:=ABS([.H654])" office:value-type="float" office:value="8.300610351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8027</text:p>
          </table:table-cell>
          <table:table-cell office:value-type="string">
            <text:p>25135874</text:p>
          </table:table-cell>
          <table:table-cell office:value-type="string">
            <text:p>LFP3</text:p>
          </table:table-cell>
          <table:table-cell office:value-type="float" office:value="608832.675">
            <text:p>608832.675</text:p>
          </table:table-cell>
          <table:table-cell office:value-type="float" office:value="226323.075">
            <text:p>226323.075</text:p>
          </table:table-cell>
          <table:table-cell office:value-type="float" office:value="466.922">
            <text:p>466.922</text:p>
          </table:table-cell>
          <table:table-cell office:value-type="float" office:value="466.9100036621">
            <text:p>466.9100036621</text:p>
          </table:table-cell>
          <table:table-cell office:value-type="float" office:value="-1.1996337891">
            <text:p>-1.1996337891</text:p>
          </table:table-cell>
          <table:table-cell office:value-type="string">
            <text:p>2513</text:p>
          </table:table-cell>
          <table:table-cell table:formula="of:=ABS([.H655])" office:value-type="float" office:value="1.1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28</text:p>
          </table:table-cell>
          <table:table-cell office:value-type="string">
            <text:p>25135875</text:p>
          </table:table-cell>
          <table:table-cell office:value-type="string">
            <text:p>LFP3</text:p>
          </table:table-cell>
          <table:table-cell office:value-type="float" office:value="609815.425">
            <text:p>609815.425</text:p>
          </table:table-cell>
          <table:table-cell office:value-type="float" office:value="224877.877">
            <text:p>224877.877</text:p>
          </table:table-cell>
          <table:table-cell office:value-type="float" office:value="450.144">
            <text:p>450.144</text:p>
          </table:table-cell>
          <table:table-cell office:value-type="float" office:value="450.0799865723">
            <text:p>450.0799865723</text:p>
          </table:table-cell>
          <table:table-cell office:value-type="float" office:value="-6.4013427734">
            <text:p>-6.4013427734</text:p>
          </table:table-cell>
          <table:table-cell office:value-type="string">
            <text:p>2513</text:p>
          </table:table-cell>
          <table:table-cell table:formula="of:=ABS([.H656])" office:value-type="float" office:value="6.401342773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29</text:p>
          </table:table-cell>
          <table:table-cell office:value-type="string">
            <text:p>25135876</text:p>
          </table:table-cell>
          <table:table-cell office:value-type="string">
            <text:p>LFP3</text:p>
          </table:table-cell>
          <table:table-cell office:value-type="float" office:value="609809.516">
            <text:p>609809.516</text:p>
          </table:table-cell>
          <table:table-cell office:value-type="float" office:value="224968.614">
            <text:p>224968.614</text:p>
          </table:table-cell>
          <table:table-cell office:value-type="float" office:value="450.001">
            <text:p>450.001</text:p>
          </table:table-cell>
          <table:table-cell office:value-type="float" office:value="449.9599914551">
            <text:p>449.9599914551</text:p>
          </table:table-cell>
          <table:table-cell office:value-type="float" office:value="-4.1008544922">
            <text:p>-4.1008544922</text:p>
          </table:table-cell>
          <table:table-cell office:value-type="string">
            <text:p>2513</text:p>
          </table:table-cell>
          <table:table-cell table:formula="of:=ABS([.H657])" office:value-type="float" office:value="4.1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30</text:p>
          </table:table-cell>
          <table:table-cell office:value-type="string">
            <text:p>25135877</text:p>
          </table:table-cell>
          <table:table-cell office:value-type="string">
            <text:p>LFP3</text:p>
          </table:table-cell>
          <table:table-cell office:value-type="float" office:value="610179.415">
            <text:p>610179.415</text:p>
          </table:table-cell>
          <table:table-cell office:value-type="float" office:value="224984.458">
            <text:p>224984.458</text:p>
          </table:table-cell>
          <table:table-cell office:value-type="float" office:value="448.741">
            <text:p>448.741</text:p>
          </table:table-cell>
          <table:table-cell office:value-type="float" office:value="448.6400146484">
            <text:p>448.6400146484</text:p>
          </table:table-cell>
          <table:table-cell office:value-type="float" office:value="-10.0985351562">
            <text:p>-10.0985351562</text:p>
          </table:table-cell>
          <table:table-cell office:value-type="string">
            <text:p>2513</text:p>
          </table:table-cell>
          <table:table-cell table:formula="of:=ABS([.H658])" office:value-type="float" office:value="10.098535156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48031</text:p>
          </table:table-cell>
          <table:table-cell office:value-type="string">
            <text:p>25135878</text:p>
          </table:table-cell>
          <table:table-cell office:value-type="string">
            <text:p>LFP3</text:p>
          </table:table-cell>
          <table:table-cell office:value-type="float" office:value="608788.032">
            <text:p>608788.032</text:p>
          </table:table-cell>
          <table:table-cell office:value-type="float" office:value="226203.86">
            <text:p>226203.86</text:p>
          </table:table-cell>
          <table:table-cell office:value-type="float" office:value="463.288">
            <text:p>463.288</text:p>
          </table:table-cell>
          <table:table-cell office:value-type="float" office:value="463.2799987793">
            <text:p>463.2799987793</text:p>
          </table:table-cell>
          <table:table-cell office:value-type="float" office:value="-0.8001220703">
            <text:p>-0.8001220703</text:p>
          </table:table-cell>
          <table:table-cell office:value-type="string">
            <text:p>2513</text:p>
          </table:table-cell>
          <table:table-cell table:formula="of:=ABS([.H659])" office:value-type="float" office:value="0.8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48032</text:p>
          </table:table-cell>
          <table:table-cell office:value-type="string">
            <text:p>25135879</text:p>
          </table:table-cell>
          <table:table-cell office:value-type="string">
            <text:p>LFP3</text:p>
          </table:table-cell>
          <table:table-cell office:value-type="float" office:value="606854.92">
            <text:p>606854.92</text:p>
          </table:table-cell>
          <table:table-cell office:value-type="float" office:value="227447.606">
            <text:p>227447.606</text:p>
          </table:table-cell>
          <table:table-cell office:value-type="float" office:value="429.051">
            <text:p>429.051</text:p>
          </table:table-cell>
          <table:table-cell office:value-type="float" office:value="429.0199890137">
            <text:p>429.0199890137</text:p>
          </table:table-cell>
          <table:table-cell office:value-type="float" office:value="-3.1010986328">
            <text:p>-3.1010986328</text:p>
          </table:table-cell>
          <table:table-cell office:value-type="string">
            <text:p>2513</text:p>
          </table:table-cell>
          <table:table-cell table:formula="of:=ABS([.H660])" office:value-type="float" office:value="3.1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48033</text:p>
          </table:table-cell>
          <table:table-cell office:value-type="string">
            <text:p>25135880</text:p>
          </table:table-cell>
          <table:table-cell office:value-type="string">
            <text:p>LFP3</text:p>
          </table:table-cell>
          <table:table-cell office:value-type="float" office:value="609310.7">
            <text:p>609310.7</text:p>
          </table:table-cell>
          <table:table-cell office:value-type="float" office:value="225471.646">
            <text:p>225471.646</text:p>
          </table:table-cell>
          <table:table-cell office:value-type="float" office:value="446.267">
            <text:p>446.267</text:p>
          </table:table-cell>
          <table:table-cell office:value-type="float" office:value="446.200012207">
            <text:p>446.200012207</text:p>
          </table:table-cell>
          <table:table-cell office:value-type="float" office:value="-6.6987792969">
            <text:p>-6.6987792969</text:p>
          </table:table-cell>
          <table:table-cell office:value-type="string">
            <text:p>2513</text:p>
          </table:table-cell>
          <table:table-cell table:formula="of:=ABS([.H661])" office:value-type="float" office:value="6.698779296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8034</text:p>
          </table:table-cell>
          <table:table-cell office:value-type="string">
            <text:p>25135881</text:p>
          </table:table-cell>
          <table:table-cell office:value-type="string">
            <text:p>LFP3</text:p>
          </table:table-cell>
          <table:table-cell office:value-type="float" office:value="609418.116">
            <text:p>609418.116</text:p>
          </table:table-cell>
          <table:table-cell office:value-type="float" office:value="225552.71">
            <text:p>225552.71</text:p>
          </table:table-cell>
          <table:table-cell office:value-type="float" office:value="446.928">
            <text:p>446.928</text:p>
          </table:table-cell>
          <table:table-cell office:value-type="float" office:value="446.8900146484">
            <text:p>446.8900146484</text:p>
          </table:table-cell>
          <table:table-cell office:value-type="float" office:value="-3.7985351562">
            <text:p>-3.7985351562</text:p>
          </table:table-cell>
          <table:table-cell office:value-type="string">
            <text:p>2513</text:p>
          </table:table-cell>
          <table:table-cell table:formula="of:=ABS([.H662])" office:value-type="float" office:value="3.798535156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35</text:p>
          </table:table-cell>
          <table:table-cell office:value-type="string">
            <text:p>25135882</text:p>
          </table:table-cell>
          <table:table-cell office:value-type="string">
            <text:p>LFP3</text:p>
          </table:table-cell>
          <table:table-cell office:value-type="float" office:value="609462.939">
            <text:p>609462.939</text:p>
          </table:table-cell>
          <table:table-cell office:value-type="float" office:value="225533.86">
            <text:p>225533.86</text:p>
          </table:table-cell>
          <table:table-cell office:value-type="float" office:value="448.076">
            <text:p>448.076</text:p>
          </table:table-cell>
          <table:table-cell office:value-type="float" office:value="448">
            <text:p>448</text:p>
          </table:table-cell>
          <table:table-cell office:value-type="float" office:value="-7.6">
            <text:p>-7.6</text:p>
          </table:table-cell>
          <table:table-cell office:value-type="string">
            <text:p>2513</text:p>
          </table:table-cell>
          <table:table-cell table:formula="of:=ABS([.H663])" office:value-type="float" office:value="7.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48036</text:p>
          </table:table-cell>
          <table:table-cell office:value-type="string">
            <text:p>25135883</text:p>
          </table:table-cell>
          <table:table-cell office:value-type="string">
            <text:p>LFP3</text:p>
          </table:table-cell>
          <table:table-cell office:value-type="float" office:value="609432.138">
            <text:p>609432.138</text:p>
          </table:table-cell>
          <table:table-cell office:value-type="float" office:value="225424.881">
            <text:p>225424.881</text:p>
          </table:table-cell>
          <table:table-cell office:value-type="float" office:value="449.474">
            <text:p>449.474</text:p>
          </table:table-cell>
          <table:table-cell office:value-type="float" office:value="449.4299926758">
            <text:p>449.4299926758</text:p>
          </table:table-cell>
          <table:table-cell office:value-type="float" office:value="-4.4007324219">
            <text:p>-4.4007324219</text:p>
          </table:table-cell>
          <table:table-cell office:value-type="string">
            <text:p>2513</text:p>
          </table:table-cell>
          <table:table-cell table:formula="of:=ABS([.H664])" office:value-type="float" office:value="4.4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48037</text:p>
          </table:table-cell>
          <table:table-cell office:value-type="string">
            <text:p>25135884</text:p>
          </table:table-cell>
          <table:table-cell office:value-type="string">
            <text:p>LFP3</text:p>
          </table:table-cell>
          <table:table-cell office:value-type="float" office:value="609359.426">
            <text:p>609359.426</text:p>
          </table:table-cell>
          <table:table-cell office:value-type="float" office:value="225129.643">
            <text:p>225129.643</text:p>
          </table:table-cell>
          <table:table-cell office:value-type="float" office:value="450.59">
            <text:p>450.59</text:p>
          </table:table-cell>
          <table:table-cell office:value-type="float" office:value="450.4700012207">
            <text:p>450.4700012207</text:p>
          </table:table-cell>
          <table:table-cell office:value-type="float" office:value="-11.9998779297">
            <text:p>-11.9998779297</text:p>
          </table:table-cell>
          <table:table-cell office:value-type="string">
            <text:p>2513</text:p>
          </table:table-cell>
          <table:table-cell table:formula="of:=ABS([.H665])" office:value-type="float" office:value="11.9998779297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48038</text:p>
          </table:table-cell>
          <table:table-cell office:value-type="string">
            <text:p>25135885</text:p>
          </table:table-cell>
          <table:table-cell office:value-type="string">
            <text:p>LFP3</text:p>
          </table:table-cell>
          <table:table-cell office:value-type="float" office:value="609323.779">
            <text:p>609323.779</text:p>
          </table:table-cell>
          <table:table-cell office:value-type="float" office:value="224984.702">
            <text:p>224984.702</text:p>
          </table:table-cell>
          <table:table-cell office:value-type="float" office:value="451.074">
            <text:p>451.074</text:p>
          </table:table-cell>
          <table:table-cell office:value-type="float" office:value="451">
            <text:p>451</text:p>
          </table:table-cell>
          <table:table-cell office:value-type="float" office:value="-7.4">
            <text:p>-7.4</text:p>
          </table:table-cell>
          <table:table-cell office:value-type="string">
            <text:p>2513</text:p>
          </table:table-cell>
          <table:table-cell table:formula="of:=ABS([.H666])" office:value-type="float" office:value="7.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8039</text:p>
          </table:table-cell>
          <table:table-cell office:value-type="string">
            <text:p>25135886</text:p>
          </table:table-cell>
          <table:table-cell office:value-type="string">
            <text:p>LFP3</text:p>
          </table:table-cell>
          <table:table-cell office:value-type="float" office:value="609295.409">
            <text:p>609295.409</text:p>
          </table:table-cell>
          <table:table-cell office:value-type="float" office:value="224866.909">
            <text:p>224866.909</text:p>
          </table:table-cell>
          <table:table-cell office:value-type="float" office:value="451.354">
            <text:p>451.354</text:p>
          </table:table-cell>
          <table:table-cell office:value-type="float" office:value="451.299987793">
            <text:p>451.299987793</text:p>
          </table:table-cell>
          <table:table-cell office:value-type="float" office:value="-5.4012207031">
            <text:p>-5.4012207031</text:p>
          </table:table-cell>
          <table:table-cell office:value-type="string">
            <text:p>2513</text:p>
          </table:table-cell>
          <table:table-cell table:formula="of:=ABS([.H667])" office:value-type="float" office:value="5.4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8040</text:p>
          </table:table-cell>
          <table:table-cell office:value-type="string">
            <text:p>25135887</text:p>
          </table:table-cell>
          <table:table-cell office:value-type="string">
            <text:p>LFP3</text:p>
          </table:table-cell>
          <table:table-cell office:value-type="float" office:value="609259.078">
            <text:p>609259.078</text:p>
          </table:table-cell>
          <table:table-cell office:value-type="float" office:value="224739.29">
            <text:p>224739.29</text:p>
          </table:table-cell>
          <table:table-cell office:value-type="float" office:value="452.06">
            <text:p>452.06</text:p>
          </table:table-cell>
          <table:table-cell office:value-type="float" office:value="452.0100097656">
            <text:p>452.0100097656</text:p>
          </table:table-cell>
          <table:table-cell office:value-type="float" office:value="-4.9990234375">
            <text:p>-4.9990234375</text:p>
          </table:table-cell>
          <table:table-cell office:value-type="string">
            <text:p>2513</text:p>
          </table:table-cell>
          <table:table-cell table:formula="of:=ABS([.H668])" office:value-type="float" office:value="4.999023437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48041</text:p>
          </table:table-cell>
          <table:table-cell office:value-type="string">
            <text:p>25135888</text:p>
          </table:table-cell>
          <table:table-cell office:value-type="string">
            <text:p>LFP3</text:p>
          </table:table-cell>
          <table:table-cell office:value-type="float" office:value="609210.678">
            <text:p>609210.678</text:p>
          </table:table-cell>
          <table:table-cell office:value-type="float" office:value="224595.91">
            <text:p>224595.91</text:p>
          </table:table-cell>
          <table:table-cell office:value-type="float" office:value="452.249">
            <text:p>452.249</text:p>
          </table:table-cell>
          <table:table-cell office:value-type="float" office:value="452.1799926758">
            <text:p>452.1799926758</text:p>
          </table:table-cell>
          <table:table-cell office:value-type="float" office:value="-6.9007324219">
            <text:p>-6.9007324219</text:p>
          </table:table-cell>
          <table:table-cell office:value-type="string">
            <text:p>2513</text:p>
          </table:table-cell>
          <table:table-cell table:formula="of:=ABS([.H669])" office:value-type="float" office:value="6.9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8042</text:p>
          </table:table-cell>
          <table:table-cell office:value-type="string">
            <text:p>25135890</text:p>
          </table:table-cell>
          <table:table-cell office:value-type="string">
            <text:p>LFP3</text:p>
          </table:table-cell>
          <table:table-cell office:value-type="float" office:value="608654.839">
            <text:p>608654.839</text:p>
          </table:table-cell>
          <table:table-cell office:value-type="float" office:value="225173.003">
            <text:p>225173.003</text:p>
          </table:table-cell>
          <table:table-cell office:value-type="float" office:value="453.406">
            <text:p>453.406</text:p>
          </table:table-cell>
          <table:table-cell office:value-type="float" office:value="453.25">
            <text:p>453.25</text:p>
          </table:table-cell>
          <table:table-cell office:value-type="float" office:value="-15.6">
            <text:p>-15.6</text:p>
          </table:table-cell>
          <table:table-cell office:value-type="string">
            <text:p>2513</text:p>
          </table:table-cell>
          <table:table-cell table:formula="of:=ABS([.H670])" office:value-type="float" office:value="15.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48043</text:p>
          </table:table-cell>
          <table:table-cell office:value-type="string">
            <text:p>25135891</text:p>
          </table:table-cell>
          <table:table-cell office:value-type="string">
            <text:p>LFP3</text:p>
          </table:table-cell>
          <table:table-cell office:value-type="float" office:value="608725.273">
            <text:p>608725.273</text:p>
          </table:table-cell>
          <table:table-cell office:value-type="float" office:value="225127.57">
            <text:p>225127.57</text:p>
          </table:table-cell>
          <table:table-cell office:value-type="float" office:value="453.261">
            <text:p>453.261</text:p>
          </table:table-cell>
          <table:table-cell office:value-type="float" office:value="453.2399902344">
            <text:p>453.2399902344</text:p>
          </table:table-cell>
          <table:table-cell office:value-type="float" office:value="-2.1009765625">
            <text:p>-2.1009765625</text:p>
          </table:table-cell>
          <table:table-cell office:value-type="string">
            <text:p>2513</text:p>
          </table:table-cell>
          <table:table-cell table:formula="of:=ABS([.H671])" office:value-type="float" office:value="2.1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44</text:p>
          </table:table-cell>
          <table:table-cell office:value-type="string">
            <text:p>25135892</text:p>
          </table:table-cell>
          <table:table-cell office:value-type="string">
            <text:p>LFP3</text:p>
          </table:table-cell>
          <table:table-cell office:value-type="float" office:value="609062.326">
            <text:p>609062.326</text:p>
          </table:table-cell>
          <table:table-cell office:value-type="float" office:value="226109.944">
            <text:p>226109.944</text:p>
          </table:table-cell>
          <table:table-cell office:value-type="float" office:value="457.611">
            <text:p>457.611</text:p>
          </table:table-cell>
          <table:table-cell office:value-type="float" office:value="457.6300048828">
            <text:p>457.6300048828</text:p>
          </table:table-cell>
          <table:table-cell office:value-type="float" office:value="1.9004882813">
            <text:p>1.9004882813</text:p>
          </table:table-cell>
          <table:table-cell office:value-type="string">
            <text:p>2513</text:p>
          </table:table-cell>
          <table:table-cell table:formula="of:=ABS([.H672])" office:value-type="float" office:value="1.900488281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45</text:p>
          </table:table-cell>
          <table:table-cell office:value-type="string">
            <text:p>25135893</text:p>
          </table:table-cell>
          <table:table-cell office:value-type="string">
            <text:p>LFP3</text:p>
          </table:table-cell>
          <table:table-cell office:value-type="float" office:value="609133.678">
            <text:p>609133.678</text:p>
          </table:table-cell>
          <table:table-cell office:value-type="float" office:value="226008.169">
            <text:p>226008.169</text:p>
          </table:table-cell>
          <table:table-cell office:value-type="float" office:value="459.191">
            <text:p>459.191</text:p>
          </table:table-cell>
          <table:table-cell office:value-type="float" office:value="459.1700134277">
            <text:p>459.1700134277</text:p>
          </table:table-cell>
          <table:table-cell office:value-type="float" office:value="-2.0986572266">
            <text:p>-2.0986572266</text:p>
          </table:table-cell>
          <table:table-cell office:value-type="string">
            <text:p>2513</text:p>
          </table:table-cell>
          <table:table-cell table:formula="of:=ABS([.H673])" office:value-type="float" office:value="2.0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46</text:p>
          </table:table-cell>
          <table:table-cell office:value-type="string">
            <text:p>25135894</text:p>
          </table:table-cell>
          <table:table-cell office:value-type="string">
            <text:p>LFP3</text:p>
          </table:table-cell>
          <table:table-cell office:value-type="float" office:value="608720.417">
            <text:p>608720.417</text:p>
          </table:table-cell>
          <table:table-cell office:value-type="float" office:value="226638.223">
            <text:p>226638.223</text:p>
          </table:table-cell>
          <table:table-cell office:value-type="float" office:value="459.55">
            <text:p>459.55</text:p>
          </table:table-cell>
          <table:table-cell office:value-type="float" office:value="459.4899902344">
            <text:p>459.4899902344</text:p>
          </table:table-cell>
          <table:table-cell office:value-type="float" office:value="-6.0009765625">
            <text:p>-6.0009765625</text:p>
          </table:table-cell>
          <table:table-cell office:value-type="string">
            <text:p>2513</text:p>
          </table:table-cell>
          <table:table-cell table:formula="of:=ABS([.H674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47</text:p>
          </table:table-cell>
          <table:table-cell office:value-type="string">
            <text:p>25135895</text:p>
          </table:table-cell>
          <table:table-cell office:value-type="string">
            <text:p>LFP3</text:p>
          </table:table-cell>
          <table:table-cell office:value-type="float" office:value="608665.507">
            <text:p>608665.507</text:p>
          </table:table-cell>
          <table:table-cell office:value-type="float" office:value="225111.161">
            <text:p>225111.161</text:p>
          </table:table-cell>
          <table:table-cell office:value-type="float" office:value="453.536">
            <text:p>453.536</text:p>
          </table:table-cell>
          <table:table-cell office:value-type="float" office:value="453.4700012207">
            <text:p>453.4700012207</text:p>
          </table:table-cell>
          <table:table-cell office:value-type="float" office:value="-6.5998779297">
            <text:p>-6.5998779297</text:p>
          </table:table-cell>
          <table:table-cell office:value-type="string">
            <text:p>2513</text:p>
          </table:table-cell>
          <table:table-cell table:formula="of:=ABS([.H675])" office:value-type="float" office:value="6.599877929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48048</text:p>
          </table:table-cell>
          <table:table-cell office:value-type="string">
            <text:p>25135896</text:p>
          </table:table-cell>
          <table:table-cell office:value-type="string">
            <text:p>LFP3</text:p>
          </table:table-cell>
          <table:table-cell office:value-type="float" office:value="608858.977">
            <text:p>608858.977</text:p>
          </table:table-cell>
          <table:table-cell office:value-type="float" office:value="226909.946">
            <text:p>226909.946</text:p>
          </table:table-cell>
          <table:table-cell office:value-type="float" office:value="457.175">
            <text:p>457.175</text:p>
          </table:table-cell>
          <table:table-cell office:value-type="float" office:value="457.1900024414">
            <text:p>457.1900024414</text:p>
          </table:table-cell>
          <table:table-cell office:value-type="float" office:value="1.5002441406">
            <text:p>1.5002441406</text:p>
          </table:table-cell>
          <table:table-cell office:value-type="string">
            <text:p>2513</text:p>
          </table:table-cell>
          <table:table-cell table:formula="of:=ABS([.H676])" office:value-type="float" office:value="1.500244140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49</text:p>
          </table:table-cell>
          <table:table-cell office:value-type="string">
            <text:p>25135897</text:p>
          </table:table-cell>
          <table:table-cell office:value-type="string">
            <text:p>LFP3</text:p>
          </table:table-cell>
          <table:table-cell office:value-type="float" office:value="608923.799">
            <text:p>608923.799</text:p>
          </table:table-cell>
          <table:table-cell office:value-type="float" office:value="226786.98">
            <text:p>226786.98</text:p>
          </table:table-cell>
          <table:table-cell office:value-type="float" office:value="460.762">
            <text:p>460.762</text:p>
          </table:table-cell>
          <table:table-cell office:value-type="float" office:value="460.8200073242">
            <text:p>460.8200073242</text:p>
          </table:table-cell>
          <table:table-cell office:value-type="float" office:value="5.8007324219">
            <text:p>5.8007324219</text:p>
          </table:table-cell>
          <table:table-cell office:value-type="string">
            <text:p>2513</text:p>
          </table:table-cell>
          <table:table-cell table:formula="of:=ABS([.H677])" office:value-type="float" office:value="5.8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48050</text:p>
          </table:table-cell>
          <table:table-cell office:value-type="string">
            <text:p>25135898</text:p>
          </table:table-cell>
          <table:table-cell office:value-type="string">
            <text:p>LFP3</text:p>
          </table:table-cell>
          <table:table-cell office:value-type="float" office:value="608948.659">
            <text:p>608948.659</text:p>
          </table:table-cell>
          <table:table-cell office:value-type="float" office:value="225857.847">
            <text:p>225857.847</text:p>
          </table:table-cell>
          <table:table-cell office:value-type="float" office:value="458.689">
            <text:p>458.689</text:p>
          </table:table-cell>
          <table:table-cell office:value-type="float" office:value="458.6700134277">
            <text:p>458.6700134277</text:p>
          </table:table-cell>
          <table:table-cell office:value-type="float" office:value="-1.8986572266">
            <text:p>-1.8986572266</text:p>
          </table:table-cell>
          <table:table-cell office:value-type="string">
            <text:p>2513</text:p>
          </table:table-cell>
          <table:table-cell table:formula="of:=ABS([.H678])" office:value-type="float" office:value="1.8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48051</text:p>
          </table:table-cell>
          <table:table-cell office:value-type="string">
            <text:p>25135899</text:p>
          </table:table-cell>
          <table:table-cell office:value-type="string">
            <text:p>LFP3</text:p>
          </table:table-cell>
          <table:table-cell office:value-type="float" office:value="608462.907">
            <text:p>608462.907</text:p>
          </table:table-cell>
          <table:table-cell office:value-type="float" office:value="225415.658">
            <text:p>225415.658</text:p>
          </table:table-cell>
          <table:table-cell office:value-type="float" office:value="461.689">
            <text:p>461.689</text:p>
          </table:table-cell>
          <table:table-cell office:value-type="float" office:value="461.6499938965">
            <text:p>461.6499938965</text:p>
          </table:table-cell>
          <table:table-cell office:value-type="float" office:value="-3.9006103516">
            <text:p>-3.9006103516</text:p>
          </table:table-cell>
          <table:table-cell office:value-type="string">
            <text:p>2513</text:p>
          </table:table-cell>
          <table:table-cell table:formula="of:=ABS([.H679])" office:value-type="float" office:value="3.9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082</text:p>
          </table:table-cell>
          <table:table-cell office:value-type="string">
            <text:p>11273080</text:p>
          </table:table-cell>
          <table:table-cell office:value-type="string">
            <text:p>LFP2</text:p>
          </table:table-cell>
          <table:table-cell office:value-type="float" office:value="609095">
            <text:p>609095</text:p>
          </table:table-cell>
          <table:table-cell office:value-type="float" office:value="228615.38">
            <text:p>228615.38</text:p>
          </table:table-cell>
          <table:table-cell office:value-type="float" office:value="430.45">
            <text:p>430.45</text:p>
          </table:table-cell>
          <table:table-cell office:value-type="float" office:value="430.5100097656">
            <text:p>430.5100097656</text:p>
          </table:table-cell>
          <table:table-cell office:value-type="float" office:value="6.0009765625">
            <text:p>6.0009765625</text:p>
          </table:table-cell>
          <table:table-cell office:value-type="string">
            <text:p>2534</text:p>
          </table:table-cell>
          <table:table-cell table:formula="of:=ABS([.H680])" office:value-type="float" office:value="6.000976562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083</text:p>
          </table:table-cell>
          <table:table-cell office:value-type="string">
            <text:p>11273128</text:p>
          </table:table-cell>
          <table:table-cell office:value-type="string">
            <text:p>LFP2</text:p>
          </table:table-cell>
          <table:table-cell office:value-type="float" office:value="608550.97">
            <text:p>608550.97</text:p>
          </table:table-cell>
          <table:table-cell office:value-type="float" office:value="227875.68">
            <text:p>227875.68</text:p>
          </table:table-cell>
          <table:table-cell office:value-type="float" office:value="471.24">
            <text:p>471.24</text:p>
          </table:table-cell>
          <table:table-cell office:value-type="float" office:value="447.5400085449">
            <text:p>447.5400085449</text:p>
          </table:table-cell>
          <table:table-cell office:value-type="float" office:value="-2369.9991455078">
            <text:p>-2369.9991455078</text:p>
          </table:table-cell>
          <table:table-cell office:value-type="string">
            <text:p>2534</text:p>
          </table:table-cell>
          <table:table-cell table:formula="of:=ABS([.H681])" office:value-type="float" office:value="2369.9991455078">
            <text:p>2370</text:p>
          </table:table-cell>
          <table:table-cell table:number-columns-repeated="246"/>
        </table:table-row>
        <table:table-row table:style-name="ro1">
          <table:table-cell office:value-type="string">
            <text:p>5353084</text:p>
          </table:table-cell>
          <table:table-cell office:value-type="string">
            <text:p>11274080</text:p>
          </table:table-cell>
          <table:table-cell office:value-type="string">
            <text:p>LFP2</text:p>
          </table:table-cell>
          <table:table-cell office:value-type="float" office:value="610077.84">
            <text:p>610077.84</text:p>
          </table:table-cell>
          <table:table-cell office:value-type="float" office:value="228437.63">
            <text:p>228437.63</text:p>
          </table:table-cell>
          <table:table-cell office:value-type="float" office:value="433.21">
            <text:p>433.21</text:p>
          </table:table-cell>
          <table:table-cell office:value-type="float" office:value="433.299987793">
            <text:p>433.299987793</text:p>
          </table:table-cell>
          <table:table-cell office:value-type="float" office:value="8.9987792969">
            <text:p>8.9987792969</text:p>
          </table:table-cell>
          <table:table-cell office:value-type="string">
            <text:p>2534</text:p>
          </table:table-cell>
          <table:table-cell table:formula="of:=ABS([.H682])" office:value-type="float" office:value="8.998779296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088</text:p>
          </table:table-cell>
          <table:table-cell office:value-type="string">
            <text:p>25130548</text:p>
          </table:table-cell>
          <table:table-cell office:value-type="string">
            <text:p>LFP3</text:p>
          </table:table-cell>
          <table:table-cell office:value-type="float" office:value="610395.629">
            <text:p>610395.629</text:p>
          </table:table-cell>
          <table:table-cell office:value-type="float" office:value="227105.75">
            <text:p>227105.75</text:p>
          </table:table-cell>
          <table:table-cell office:value-type="float" office:value="460.27">
            <text:p>460.27</text:p>
          </table:table-cell>
          <table:table-cell office:value-type="float" office:value="459.8500061035">
            <text:p>459.8500061035</text:p>
          </table:table-cell>
          <table:table-cell office:value-type="float" office:value="-41.9993896484">
            <text:p>-41.9993896484</text:p>
          </table:table-cell>
          <table:table-cell office:value-type="string">
            <text:p>2534</text:p>
          </table:table-cell>
          <table:table-cell table:formula="of:=ABS([.H683])" office:value-type="float" office:value="41.9993896484">
            <text:p>42</text:p>
          </table:table-cell>
          <table:table-cell table:number-columns-repeated="246"/>
        </table:table-row>
        <table:table-row table:style-name="ro1">
          <table:table-cell office:value-type="string">
            <text:p>5353089</text:p>
          </table:table-cell>
          <table:table-cell office:value-type="string">
            <text:p>25130549</text:p>
          </table:table-cell>
          <table:table-cell office:value-type="string">
            <text:p>LFP3</text:p>
          </table:table-cell>
          <table:table-cell office:value-type="float" office:value="610436.36">
            <text:p>610436.36</text:p>
          </table:table-cell>
          <table:table-cell office:value-type="float" office:value="227057.373">
            <text:p>227057.373</text:p>
          </table:table-cell>
          <table:table-cell office:value-type="float" office:value="461.69">
            <text:p>461.69</text:p>
          </table:table-cell>
          <table:table-cell office:value-type="float" office:value="461.4899902344">
            <text:p>461.4899902344</text:p>
          </table:table-cell>
          <table:table-cell office:value-type="float" office:value="-20.0009765625">
            <text:p>-20.0009765625</text:p>
          </table:table-cell>
          <table:table-cell office:value-type="string">
            <text:p>2534</text:p>
          </table:table-cell>
          <table:table-cell table:formula="of:=ABS([.H684])" office:value-type="float" office:value="20.0009765625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3090</text:p>
          </table:table-cell>
          <table:table-cell office:value-type="string">
            <text:p>25173493</text:p>
          </table:table-cell>
          <table:table-cell office:value-type="string">
            <text:p>LFP3</text:p>
          </table:table-cell>
          <table:table-cell office:value-type="float" office:value="610690.1">
            <text:p>610690.1</text:p>
          </table:table-cell>
          <table:table-cell office:value-type="float" office:value="227471.68">
            <text:p>227471.68</text:p>
          </table:table-cell>
          <table:table-cell office:value-type="float" office:value="462.22">
            <text:p>462.22</text:p>
          </table:table-cell>
          <table:table-cell office:value-type="float" office:value="462.0400085449">
            <text:p>462.0400085449</text:p>
          </table:table-cell>
          <table:table-cell office:value-type="float" office:value="-17.9991455078">
            <text:p>-17.9991455078</text:p>
          </table:table-cell>
          <table:table-cell office:value-type="string">
            <text:p>2534</text:p>
          </table:table-cell>
          <table:table-cell table:formula="of:=ABS([.H685])" office:value-type="float" office:value="17.9991455078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3091</text:p>
          </table:table-cell>
          <table:table-cell office:value-type="string">
            <text:p>25173494</text:p>
          </table:table-cell>
          <table:table-cell office:value-type="string">
            <text:p>LFP3</text:p>
          </table:table-cell>
          <table:table-cell office:value-type="float" office:value="610714.01">
            <text:p>610714.01</text:p>
          </table:table-cell>
          <table:table-cell office:value-type="float" office:value="227412.64">
            <text:p>227412.64</text:p>
          </table:table-cell>
          <table:table-cell office:value-type="float" office:value="465.69">
            <text:p>465.69</text:p>
          </table:table-cell>
          <table:table-cell office:value-type="float" office:value="465.4700012207">
            <text:p>465.4700012207</text:p>
          </table:table-cell>
          <table:table-cell office:value-type="float" office:value="-21.9998779297">
            <text:p>-21.9998779297</text:p>
          </table:table-cell>
          <table:table-cell office:value-type="string">
            <text:p>2534</text:p>
          </table:table-cell>
          <table:table-cell table:formula="of:=ABS([.H686])" office:value-type="float" office:value="21.9998779297">
            <text:p>22</text:p>
          </table:table-cell>
          <table:table-cell table:number-columns-repeated="246"/>
        </table:table-row>
        <table:table-row table:style-name="ro1">
          <table:table-cell office:value-type="string">
            <text:p>5353092</text:p>
          </table:table-cell>
          <table:table-cell office:value-type="string">
            <text:p>25173495</text:p>
          </table:table-cell>
          <table:table-cell office:value-type="string">
            <text:p>LFP3</text:p>
          </table:table-cell>
          <table:table-cell office:value-type="float" office:value="610716.46">
            <text:p>610716.46</text:p>
          </table:table-cell>
          <table:table-cell office:value-type="float" office:value="227383.43">
            <text:p>227383.43</text:p>
          </table:table-cell>
          <table:table-cell office:value-type="float" office:value="466.8">
            <text:p>466.8</text:p>
          </table:table-cell>
          <table:table-cell office:value-type="float" office:value="466.7699890137">
            <text:p>466.7699890137</text:p>
          </table:table-cell>
          <table:table-cell office:value-type="float" office:value="-3.0010986328">
            <text:p>-3.0010986328</text:p>
          </table:table-cell>
          <table:table-cell office:value-type="string">
            <text:p>2534</text:p>
          </table:table-cell>
          <table:table-cell table:formula="of:=ABS([.H687])" office:value-type="float" office:value="3.0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093</text:p>
          </table:table-cell>
          <table:table-cell office:value-type="string">
            <text:p>25173496</text:p>
          </table:table-cell>
          <table:table-cell office:value-type="string">
            <text:p>LFP3</text:p>
          </table:table-cell>
          <table:table-cell office:value-type="float" office:value="610706.81">
            <text:p>610706.81</text:p>
          </table:table-cell>
          <table:table-cell office:value-type="float" office:value="227347.28">
            <text:p>227347.28</text:p>
          </table:table-cell>
          <table:table-cell office:value-type="float" office:value="466.59">
            <text:p>466.59</text:p>
          </table:table-cell>
          <table:table-cell office:value-type="float" office:value="466.4400024414">
            <text:p>466.4400024414</text:p>
          </table:table-cell>
          <table:table-cell office:value-type="float" office:value="-14.9997558594">
            <text:p>-14.9997558594</text:p>
          </table:table-cell>
          <table:table-cell office:value-type="string">
            <text:p>2534</text:p>
          </table:table-cell>
          <table:table-cell table:formula="of:=ABS([.H688])" office:value-type="float" office:value="14.999755859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094</text:p>
          </table:table-cell>
          <table:table-cell office:value-type="string">
            <text:p>25173497</text:p>
          </table:table-cell>
          <table:table-cell office:value-type="string">
            <text:p>LFP3</text:p>
          </table:table-cell>
          <table:table-cell office:value-type="float" office:value="610695.58">
            <text:p>610695.58</text:p>
          </table:table-cell>
          <table:table-cell office:value-type="float" office:value="227270.65">
            <text:p>227270.65</text:p>
          </table:table-cell>
          <table:table-cell office:value-type="float" office:value="465.79">
            <text:p>465.79</text:p>
          </table:table-cell>
          <table:table-cell office:value-type="float" office:value="465.6000061035">
            <text:p>465.6000061035</text:p>
          </table:table-cell>
          <table:table-cell office:value-type="float" office:value="-18.9993896484">
            <text:p>-18.9993896484</text:p>
          </table:table-cell>
          <table:table-cell office:value-type="string">
            <text:p>2534</text:p>
          </table:table-cell>
          <table:table-cell table:formula="of:=ABS([.H689])" office:value-type="float" office:value="18.9993896484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3095</text:p>
          </table:table-cell>
          <table:table-cell office:value-type="string">
            <text:p>25173498</text:p>
          </table:table-cell>
          <table:table-cell office:value-type="string">
            <text:p>LFP3</text:p>
          </table:table-cell>
          <table:table-cell office:value-type="float" office:value="610700.9">
            <text:p>610700.9</text:p>
          </table:table-cell>
          <table:table-cell office:value-type="float" office:value="227211.58">
            <text:p>227211.58</text:p>
          </table:table-cell>
          <table:table-cell office:value-type="float" office:value="463.58">
            <text:p>463.58</text:p>
          </table:table-cell>
          <table:table-cell office:value-type="float" office:value="463.3800048828">
            <text:p>463.3800048828</text:p>
          </table:table-cell>
          <table:table-cell office:value-type="float" office:value="-19.9995117187">
            <text:p>-19.9995117187</text:p>
          </table:table-cell>
          <table:table-cell office:value-type="string">
            <text:p>2534</text:p>
          </table:table-cell>
          <table:table-cell table:formula="of:=ABS([.H690])" office:value-type="float" office:value="19.9995117187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3096</text:p>
          </table:table-cell>
          <table:table-cell office:value-type="string">
            <text:p>25173499</text:p>
          </table:table-cell>
          <table:table-cell office:value-type="string">
            <text:p>LFP3</text:p>
          </table:table-cell>
          <table:table-cell office:value-type="float" office:value="610694.62">
            <text:p>610694.62</text:p>
          </table:table-cell>
          <table:table-cell office:value-type="float" office:value="227135.46">
            <text:p>227135.46</text:p>
          </table:table-cell>
          <table:table-cell office:value-type="float" office:value="463.52">
            <text:p>463.52</text:p>
          </table:table-cell>
          <table:table-cell office:value-type="float" office:value="463.3500061035">
            <text:p>463.3500061035</text:p>
          </table:table-cell>
          <table:table-cell office:value-type="float" office:value="-16.9993896484">
            <text:p>-16.9993896484</text:p>
          </table:table-cell>
          <table:table-cell office:value-type="string">
            <text:p>2534</text:p>
          </table:table-cell>
          <table:table-cell table:formula="of:=ABS([.H691])" office:value-type="float" office:value="16.9993896484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097</text:p>
          </table:table-cell>
          <table:table-cell office:value-type="string">
            <text:p>25173503</text:p>
          </table:table-cell>
          <table:table-cell office:value-type="string">
            <text:p>LFP3</text:p>
          </table:table-cell>
          <table:table-cell office:value-type="float" office:value="610579.11">
            <text:p>610579.11</text:p>
          </table:table-cell>
          <table:table-cell office:value-type="float" office:value="226961.88">
            <text:p>226961.88</text:p>
          </table:table-cell>
          <table:table-cell office:value-type="float" office:value="466.51">
            <text:p>466.51</text:p>
          </table:table-cell>
          <table:table-cell office:value-type="float" office:value="466.25">
            <text:p>466.25</text:p>
          </table:table-cell>
          <table:table-cell office:value-type="float" office:value="-26">
            <text:p>-26</text:p>
          </table:table-cell>
          <table:table-cell office:value-type="string">
            <text:p>2534</text:p>
          </table:table-cell>
          <table:table-cell table:formula="of:=ABS([.H692])"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53098</text:p>
          </table:table-cell>
          <table:table-cell office:value-type="string">
            <text:p>11273061</text:p>
          </table:table-cell>
          <table:table-cell office:value-type="string">
            <text:p>LFP3</text:p>
          </table:table-cell>
          <table:table-cell office:value-type="float" office:value="609142.13">
            <text:p>609142.13</text:p>
          </table:table-cell>
          <table:table-cell office:value-type="float" office:value="229261.2">
            <text:p>229261.2</text:p>
          </table:table-cell>
          <table:table-cell office:value-type="float" office:value="428.9">
            <text:p>428.9</text:p>
          </table:table-cell>
          <table:table-cell office:value-type="float" office:value="429.1499938965">
            <text:p>429.1499938965</text:p>
          </table:table-cell>
          <table:table-cell office:value-type="float" office:value="24.9993896484">
            <text:p>24.9993896484</text:p>
          </table:table-cell>
          <table:table-cell office:value-type="string">
            <text:p>2534</text:p>
          </table:table-cell>
          <table:table-cell table:formula="of:=ABS([.H693])" office:value-type="float" office:value="24.9993896484">
            <text:p>25</text:p>
          </table:table-cell>
          <table:table-cell table:number-columns-repeated="246"/>
        </table:table-row>
        <table:table-row table:style-name="ro1">
          <table:table-cell office:value-type="string">
            <text:p>5353099</text:p>
          </table:table-cell>
          <table:table-cell office:value-type="string">
            <text:p>11273071</text:p>
          </table:table-cell>
          <table:table-cell office:value-type="string">
            <text:p>LFP3</text:p>
          </table:table-cell>
          <table:table-cell office:value-type="float" office:value="609769.3">
            <text:p>609769.3</text:p>
          </table:table-cell>
          <table:table-cell office:value-type="float" office:value="229003.92">
            <text:p>229003.92</text:p>
          </table:table-cell>
          <table:table-cell office:value-type="float" office:value="430.38">
            <text:p>430.38</text:p>
          </table:table-cell>
          <table:table-cell office:value-type="float" office:value="430.4899902344">
            <text:p>430.4899902344</text:p>
          </table:table-cell>
          <table:table-cell office:value-type="float" office:value="10.9990234375">
            <text:p>10.9990234375</text:p>
          </table:table-cell>
          <table:table-cell office:value-type="string">
            <text:p>2534</text:p>
          </table:table-cell>
          <table:table-cell table:formula="of:=ABS([.H694])" office:value-type="float" office:value="10.99902343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100</text:p>
          </table:table-cell>
          <table:table-cell office:value-type="string">
            <text:p>11273082</text:p>
          </table:table-cell>
          <table:table-cell office:value-type="string">
            <text:p>LFP3</text:p>
          </table:table-cell>
          <table:table-cell office:value-type="float" office:value="609032.44">
            <text:p>609032.44</text:p>
          </table:table-cell>
          <table:table-cell office:value-type="float" office:value="228820.86">
            <text:p>228820.86</text:p>
          </table:table-cell>
          <table:table-cell office:value-type="float" office:value="429.69">
            <text:p>429.69</text:p>
          </table:table-cell>
          <table:table-cell office:value-type="float" office:value="429.7900085449">
            <text:p>429.7900085449</text:p>
          </table:table-cell>
          <table:table-cell office:value-type="float" office:value="10.0008544922">
            <text:p>10.0008544922</text:p>
          </table:table-cell>
          <table:table-cell office:value-type="string">
            <text:p>2534</text:p>
          </table:table-cell>
          <table:table-cell table:formula="of:=ABS([.H695])" office:value-type="float" office:value="10.000854492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101</text:p>
          </table:table-cell>
          <table:table-cell office:value-type="string">
            <text:p>11273091</text:p>
          </table:table-cell>
          <table:table-cell office:value-type="string">
            <text:p>LFP3</text:p>
          </table:table-cell>
          <table:table-cell office:value-type="float" office:value="608546.62">
            <text:p>608546.62</text:p>
          </table:table-cell>
          <table:table-cell office:value-type="float" office:value="228706.09">
            <text:p>228706.09</text:p>
          </table:table-cell>
          <table:table-cell office:value-type="float" office:value="426.78">
            <text:p>426.78</text:p>
          </table:table-cell>
          <table:table-cell office:value-type="float" office:value="426.799987793">
            <text:p>426.799987793</text:p>
          </table:table-cell>
          <table:table-cell office:value-type="float" office:value="1.9987792969">
            <text:p>1.9987792969</text:p>
          </table:table-cell>
          <table:table-cell office:value-type="string">
            <text:p>2534</text:p>
          </table:table-cell>
          <table:table-cell table:formula="of:=ABS([.H696])" office:value-type="float" office:value="1.9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102</text:p>
          </table:table-cell>
          <table:table-cell office:value-type="string">
            <text:p>11273101</text:p>
          </table:table-cell>
          <table:table-cell office:value-type="string">
            <text:p>LFP3</text:p>
          </table:table-cell>
          <table:table-cell office:value-type="float" office:value="609974.13">
            <text:p>609974.13</text:p>
          </table:table-cell>
          <table:table-cell office:value-type="float" office:value="228118.4">
            <text:p>228118.4</text:p>
          </table:table-cell>
          <table:table-cell office:value-type="float" office:value="434.56">
            <text:p>434.56</text:p>
          </table:table-cell>
          <table:table-cell office:value-type="float" office:value="432.7699890137">
            <text:p>432.7699890137</text:p>
          </table:table-cell>
          <table:table-cell office:value-type="float" office:value="-179.0010986328">
            <text:p>-179.0010986328</text:p>
          </table:table-cell>
          <table:table-cell office:value-type="string">
            <text:p>2534</text:p>
          </table:table-cell>
          <table:table-cell table:formula="of:=ABS([.H697])" office:value-type="float" office:value="179.0010986328">
            <text:p>179</text:p>
          </table:table-cell>
          <table:table-cell table:number-columns-repeated="246"/>
        </table:table-row>
        <table:table-row table:style-name="ro1">
          <table:table-cell office:value-type="string">
            <text:p>5353103</text:p>
          </table:table-cell>
          <table:table-cell office:value-type="string">
            <text:p>11273103</text:p>
          </table:table-cell>
          <table:table-cell office:value-type="string">
            <text:p>LFP3</text:p>
          </table:table-cell>
          <table:table-cell office:value-type="float" office:value="609860.28">
            <text:p>609860.28</text:p>
          </table:table-cell>
          <table:table-cell office:value-type="float" office:value="228041.25">
            <text:p>228041.25</text:p>
          </table:table-cell>
          <table:table-cell office:value-type="float" office:value="434.93">
            <text:p>434.93</text:p>
          </table:table-cell>
          <table:table-cell office:value-type="float" office:value="434.1000061035">
            <text:p>434.1000061035</text:p>
          </table:table-cell>
          <table:table-cell office:value-type="float" office:value="-82.9993896484">
            <text:p>-82.9993896484</text:p>
          </table:table-cell>
          <table:table-cell office:value-type="string">
            <text:p>2534</text:p>
          </table:table-cell>
          <table:table-cell table:formula="of:=ABS([.H698])" office:value-type="float" office:value="82.9993896484">
            <text:p>83</text:p>
          </table:table-cell>
          <table:table-cell table:number-columns-repeated="246"/>
        </table:table-row>
        <table:table-row table:style-name="ro1">
          <table:table-cell office:value-type="string">
            <text:p>5353104</text:p>
          </table:table-cell>
          <table:table-cell office:value-type="string">
            <text:p>11273104</text:p>
          </table:table-cell>
          <table:table-cell office:value-type="string">
            <text:p>LFP3</text:p>
          </table:table-cell>
          <table:table-cell office:value-type="float" office:value="609971.31">
            <text:p>609971.31</text:p>
          </table:table-cell>
          <table:table-cell office:value-type="float" office:value="227960.42">
            <text:p>227960.42</text:p>
          </table:table-cell>
          <table:table-cell office:value-type="float" office:value="434.78">
            <text:p>434.78</text:p>
          </table:table-cell>
          <table:table-cell office:value-type="float" office:value="434.9200134277">
            <text:p>434.9200134277</text:p>
          </table:table-cell>
          <table:table-cell office:value-type="float" office:value="14.0013427734">
            <text:p>14.0013427734</text:p>
          </table:table-cell>
          <table:table-cell office:value-type="string">
            <text:p>2534</text:p>
          </table:table-cell>
          <table:table-cell table:formula="of:=ABS([.H699])" office:value-type="float" office:value="14.0013427734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105</text:p>
          </table:table-cell>
          <table:table-cell office:value-type="string">
            <text:p>11273122</text:p>
          </table:table-cell>
          <table:table-cell office:value-type="string">
            <text:p>LFP3</text:p>
          </table:table-cell>
          <table:table-cell office:value-type="float" office:value="608533.81">
            <text:p>608533.81</text:p>
          </table:table-cell>
          <table:table-cell office:value-type="float" office:value="227942.17">
            <text:p>227942.17</text:p>
          </table:table-cell>
          <table:table-cell office:value-type="float" office:value="444.25">
            <text:p>444.25</text:p>
          </table:table-cell>
          <table:table-cell office:value-type="float" office:value="444.1900024414">
            <text:p>444.1900024414</text:p>
          </table:table-cell>
          <table:table-cell office:value-type="float" office:value="-5.9997558594">
            <text:p>-5.9997558594</text:p>
          </table:table-cell>
          <table:table-cell office:value-type="string">
            <text:p>2534</text:p>
          </table:table-cell>
          <table:table-cell table:formula="of:=ABS([.H700])" office:value-type="float" office:value="5.9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106</text:p>
          </table:table-cell>
          <table:table-cell office:value-type="string">
            <text:p>11273123</text:p>
          </table:table-cell>
          <table:table-cell office:value-type="string">
            <text:p>LFP3</text:p>
          </table:table-cell>
          <table:table-cell office:value-type="float" office:value="608478.67">
            <text:p>608478.67</text:p>
          </table:table-cell>
          <table:table-cell office:value-type="float" office:value="228110.51">
            <text:p>228110.51</text:p>
          </table:table-cell>
          <table:table-cell office:value-type="float" office:value="429.96">
            <text:p>429.96</text:p>
          </table:table-cell>
          <table:table-cell office:value-type="float" office:value="430.1099853516">
            <text:p>430.1099853516</text:p>
          </table:table-cell>
          <table:table-cell office:value-type="float" office:value="14.9985351563">
            <text:p>14.9985351563</text:p>
          </table:table-cell>
          <table:table-cell office:value-type="string">
            <text:p>2534</text:p>
          </table:table-cell>
          <table:table-cell table:formula="of:=ABS([.H701])" office:value-type="float" office:value="14.9985351563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107</text:p>
          </table:table-cell>
          <table:table-cell office:value-type="string">
            <text:p>11274083</text:p>
          </table:table-cell>
          <table:table-cell office:value-type="string">
            <text:p>LFP3</text:p>
          </table:table-cell>
          <table:table-cell office:value-type="float" office:value="610402.55">
            <text:p>610402.55</text:p>
          </table:table-cell>
          <table:table-cell office:value-type="float" office:value="228424.92">
            <text:p>228424.92</text:p>
          </table:table-cell>
          <table:table-cell office:value-type="float" office:value="434.38">
            <text:p>434.38</text:p>
          </table:table-cell>
          <table:table-cell office:value-type="float" office:value="434.299987793">
            <text:p>434.299987793</text:p>
          </table:table-cell>
          <table:table-cell office:value-type="float" office:value="-8.0012207031">
            <text:p>-8.0012207031</text:p>
          </table:table-cell>
          <table:table-cell office:value-type="string">
            <text:p>2534</text:p>
          </table:table-cell>
          <table:table-cell table:formula="of:=ABS([.H702])" office:value-type="float" office:value="8.001220703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08</text:p>
          </table:table-cell>
          <table:table-cell office:value-type="string">
            <text:p>11274111</text:p>
          </table:table-cell>
          <table:table-cell office:value-type="string">
            <text:p>LFP3</text:p>
          </table:table-cell>
          <table:table-cell office:value-type="float" office:value="610642.57">
            <text:p>610642.57</text:p>
          </table:table-cell>
          <table:table-cell office:value-type="float" office:value="227588.42">
            <text:p>227588.42</text:p>
          </table:table-cell>
          <table:table-cell office:value-type="float" office:value="437.7">
            <text:p>437.7</text:p>
          </table:table-cell>
          <table:table-cell office:value-type="float" office:value="437.549987793">
            <text:p>437.549987793</text:p>
          </table:table-cell>
          <table:table-cell office:value-type="float" office:value="-15.0012207031">
            <text:p>-15.0012207031</text:p>
          </table:table-cell>
          <table:table-cell office:value-type="string">
            <text:p>2534</text:p>
          </table:table-cell>
          <table:table-cell table:formula="of:=ABS([.H703])" office:value-type="float" office:value="15.0012207031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109</text:p>
          </table:table-cell>
          <table:table-cell office:value-type="string">
            <text:p>11274113</text:p>
          </table:table-cell>
          <table:table-cell office:value-type="string">
            <text:p>LFP3</text:p>
          </table:table-cell>
          <table:table-cell office:value-type="float" office:value="610310.69">
            <text:p>610310.69</text:p>
          </table:table-cell>
          <table:table-cell office:value-type="float" office:value="228589.26">
            <text:p>228589.26</text:p>
          </table:table-cell>
          <table:table-cell office:value-type="float" office:value="436.55">
            <text:p>436.55</text:p>
          </table:table-cell>
          <table:table-cell office:value-type="float" office:value="430.7200012207">
            <text:p>430.7200012207</text:p>
          </table:table-cell>
          <table:table-cell office:value-type="float" office:value="-582.9998779297">
            <text:p>-582.9998779297</text:p>
          </table:table-cell>
          <table:table-cell office:value-type="string">
            <text:p>2534</text:p>
          </table:table-cell>
          <table:table-cell table:formula="of:=ABS([.H704])" office:value-type="float" office:value="582.9998779297">
            <text:p>583</text:p>
          </table:table-cell>
          <table:table-cell table:number-columns-repeated="246"/>
        </table:table-row>
        <table:table-row table:style-name="ro1">
          <table:table-cell office:value-type="string">
            <text:p>5353110</text:p>
          </table:table-cell>
          <table:table-cell office:value-type="string">
            <text:p>11274501</text:p>
          </table:table-cell>
          <table:table-cell office:value-type="string">
            <text:p>LFP3</text:p>
          </table:table-cell>
          <table:table-cell office:value-type="float" office:value="610147.99">
            <text:p>610147.99</text:p>
          </table:table-cell>
          <table:table-cell office:value-type="float" office:value="229245.62">
            <text:p>229245.62</text:p>
          </table:table-cell>
          <table:table-cell office:value-type="float" office:value="431.6">
            <text:p>431.6</text:p>
          </table:table-cell>
          <table:table-cell office:value-type="float" office:value="431.5199890137">
            <text:p>431.5199890137</text:p>
          </table:table-cell>
          <table:table-cell office:value-type="float" office:value="-8.0010986328">
            <text:p>-8.0010986328</text:p>
          </table:table-cell>
          <table:table-cell office:value-type="string">
            <text:p>2534</text:p>
          </table:table-cell>
          <table:table-cell table:formula="of:=ABS([.H705])" office:value-type="float" office:value="8.001098632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11</text:p>
          </table:table-cell>
          <table:table-cell office:value-type="string">
            <text:p>25345014</text:p>
          </table:table-cell>
          <table:table-cell office:value-type="string">
            <text:p>LFP3</text:p>
          </table:table-cell>
          <table:table-cell office:value-type="float" office:value="609602.86">
            <text:p>609602.86</text:p>
          </table:table-cell>
          <table:table-cell office:value-type="float" office:value="228722.17">
            <text:p>228722.17</text:p>
          </table:table-cell>
          <table:table-cell office:value-type="float" office:value="430.38">
            <text:p>430.38</text:p>
          </table:table-cell>
          <table:table-cell office:value-type="float" office:value="430.5899963379">
            <text:p>430.5899963379</text:p>
          </table:table-cell>
          <table:table-cell office:value-type="float" office:value="20.9996337891">
            <text:p>20.9996337891</text:p>
          </table:table-cell>
          <table:table-cell office:value-type="string">
            <text:p>2534</text:p>
          </table:table-cell>
          <table:table-cell table:formula="of:=ABS([.H706])" office:value-type="float" office:value="20.999633789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3112</text:p>
          </table:table-cell>
          <table:table-cell office:value-type="string">
            <text:p>25345031</text:p>
          </table:table-cell>
          <table:table-cell office:value-type="string">
            <text:p>LFP3</text:p>
          </table:table-cell>
          <table:table-cell office:value-type="float" office:value="608541.67">
            <text:p>608541.67</text:p>
          </table:table-cell>
          <table:table-cell office:value-type="float" office:value="228688.17">
            <text:p>228688.17</text:p>
          </table:table-cell>
          <table:table-cell office:value-type="float" office:value="426.53">
            <text:p>426.53</text:p>
          </table:table-cell>
          <table:table-cell office:value-type="float" office:value="426.5299987793">
            <text:p>426.5299987793</text:p>
          </table:table-cell>
          <table:table-cell office:value-type="float" office:value="-0.0001220703">
            <text:p>-0.0001220703</text:p>
          </table:table-cell>
          <table:table-cell office:value-type="string">
            <text:p>2534</text:p>
          </table:table-cell>
          <table:table-cell table:formula="of:=ABS([.H707])" office:value-type="float" office:value="0.000122070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113</text:p>
          </table:table-cell>
          <table:table-cell office:value-type="string">
            <text:p>25345077</text:p>
          </table:table-cell>
          <table:table-cell office:value-type="string">
            <text:p>LFP3</text:p>
          </table:table-cell>
          <table:table-cell office:value-type="float" office:value="609367.473">
            <text:p>609367.473</text:p>
          </table:table-cell>
          <table:table-cell office:value-type="float" office:value="227592.345">
            <text:p>227592.345</text:p>
          </table:table-cell>
          <table:table-cell office:value-type="float" office:value="453.09">
            <text:p>453.09</text:p>
          </table:table-cell>
          <table:table-cell office:value-type="float" office:value="452.9400024414">
            <text:p>452.9400024414</text:p>
          </table:table-cell>
          <table:table-cell office:value-type="float" office:value="-14.9997558594">
            <text:p>-14.9997558594</text:p>
          </table:table-cell>
          <table:table-cell office:value-type="string">
            <text:p>2534</text:p>
          </table:table-cell>
          <table:table-cell table:formula="of:=ABS([.H708])" office:value-type="float" office:value="14.9997558594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114</text:p>
          </table:table-cell>
          <table:table-cell office:value-type="string">
            <text:p>25345101</text:p>
          </table:table-cell>
          <table:table-cell office:value-type="string">
            <text:p>LFP3</text:p>
          </table:table-cell>
          <table:table-cell office:value-type="float" office:value="609142.736">
            <text:p>609142.736</text:p>
          </table:table-cell>
          <table:table-cell office:value-type="float" office:value="227698.536">
            <text:p>227698.536</text:p>
          </table:table-cell>
          <table:table-cell office:value-type="float" office:value="456.942">
            <text:p>456.942</text:p>
          </table:table-cell>
          <table:table-cell office:value-type="float" office:value="456.9299926758">
            <text:p>456.9299926758</text:p>
          </table:table-cell>
          <table:table-cell office:value-type="float" office:value="-1.2007324219">
            <text:p>-1.2007324219</text:p>
          </table:table-cell>
          <table:table-cell office:value-type="string">
            <text:p>2534</text:p>
          </table:table-cell>
          <table:table-cell table:formula="of:=ABS([.H709])" office:value-type="float" office:value="1.2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15</text:p>
          </table:table-cell>
          <table:table-cell office:value-type="string">
            <text:p>25345102</text:p>
          </table:table-cell>
          <table:table-cell office:value-type="string">
            <text:p>LFP3</text:p>
          </table:table-cell>
          <table:table-cell office:value-type="float" office:value="609222.69">
            <text:p>609222.69</text:p>
          </table:table-cell>
          <table:table-cell office:value-type="float" office:value="227647.432">
            <text:p>227647.432</text:p>
          </table:table-cell>
          <table:table-cell office:value-type="float" office:value="455.576">
            <text:p>455.576</text:p>
          </table:table-cell>
          <table:table-cell office:value-type="float" office:value="455.5400085449">
            <text:p>455.5400085449</text:p>
          </table:table-cell>
          <table:table-cell office:value-type="float" office:value="-3.5991455078">
            <text:p>-3.5991455078</text:p>
          </table:table-cell>
          <table:table-cell office:value-type="string">
            <text:p>2534</text:p>
          </table:table-cell>
          <table:table-cell table:formula="of:=ABS([.H710])" office:value-type="float" office:value="3.5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16</text:p>
          </table:table-cell>
          <table:table-cell office:value-type="string">
            <text:p>25345112</text:p>
          </table:table-cell>
          <table:table-cell office:value-type="string">
            <text:p>LFP3</text:p>
          </table:table-cell>
          <table:table-cell office:value-type="float" office:value="610121.013">
            <text:p>610121.013</text:p>
          </table:table-cell>
          <table:table-cell office:value-type="float" office:value="227386.7">
            <text:p>227386.7</text:p>
          </table:table-cell>
          <table:table-cell office:value-type="float" office:value="437.235">
            <text:p>437.235</text:p>
          </table:table-cell>
          <table:table-cell office:value-type="float" office:value="436.950012207">
            <text:p>436.950012207</text:p>
          </table:table-cell>
          <table:table-cell office:value-type="float" office:value="-28.4987792969">
            <text:p>-28.4987792969</text:p>
          </table:table-cell>
          <table:table-cell office:value-type="string">
            <text:p>2534</text:p>
          </table:table-cell>
          <table:table-cell table:formula="of:=ABS([.H711])" office:value-type="float" office:value="28.4987792969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53117</text:p>
          </table:table-cell>
          <table:table-cell office:value-type="string">
            <text:p>25345113</text:p>
          </table:table-cell>
          <table:table-cell office:value-type="string">
            <text:p>LFP3</text:p>
          </table:table-cell>
          <table:table-cell office:value-type="float" office:value="610072.85">
            <text:p>610072.85</text:p>
          </table:table-cell>
          <table:table-cell office:value-type="float" office:value="227304.576">
            <text:p>227304.576</text:p>
          </table:table-cell>
          <table:table-cell office:value-type="float" office:value="440.585">
            <text:p>440.585</text:p>
          </table:table-cell>
          <table:table-cell office:value-type="float" office:value="440.4299926758">
            <text:p>440.4299926758</text:p>
          </table:table-cell>
          <table:table-cell office:value-type="float" office:value="-15.5007324219">
            <text:p>-15.5007324219</text:p>
          </table:table-cell>
          <table:table-cell office:value-type="string">
            <text:p>2534</text:p>
          </table:table-cell>
          <table:table-cell table:formula="of:=ABS([.H712])" office:value-type="float" office:value="15.5007324219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118</text:p>
          </table:table-cell>
          <table:table-cell office:value-type="string">
            <text:p>25345115</text:p>
          </table:table-cell>
          <table:table-cell office:value-type="string">
            <text:p>LFP3</text:p>
          </table:table-cell>
          <table:table-cell office:value-type="float" office:value="609157.911">
            <text:p>609157.911</text:p>
          </table:table-cell>
          <table:table-cell office:value-type="float" office:value="227822.637">
            <text:p>227822.637</text:p>
          </table:table-cell>
          <table:table-cell office:value-type="float" office:value="433.277">
            <text:p>433.277</text:p>
          </table:table-cell>
          <table:table-cell office:value-type="float" office:value="433.3999938965">
            <text:p>433.3999938965</text:p>
          </table:table-cell>
          <table:table-cell office:value-type="float" office:value="12.2993896484">
            <text:p>12.2993896484</text:p>
          </table:table-cell>
          <table:table-cell office:value-type="string">
            <text:p>2534</text:p>
          </table:table-cell>
          <table:table-cell table:formula="of:=ABS([.H713])" office:value-type="float" office:value="12.2993896484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119</text:p>
          </table:table-cell>
          <table:table-cell office:value-type="string">
            <text:p>25345119</text:p>
          </table:table-cell>
          <table:table-cell office:value-type="string">
            <text:p>LFP3</text:p>
          </table:table-cell>
          <table:table-cell office:value-type="float" office:value="609554.66">
            <text:p>609554.66</text:p>
          </table:table-cell>
          <table:table-cell office:value-type="float" office:value="227730.989">
            <text:p>227730.989</text:p>
          </table:table-cell>
          <table:table-cell office:value-type="float" office:value="434.23">
            <text:p>434.23</text:p>
          </table:table-cell>
          <table:table-cell office:value-type="float" office:value="434.2900085449">
            <text:p>434.2900085449</text:p>
          </table:table-cell>
          <table:table-cell office:value-type="float" office:value="6.0008544922">
            <text:p>6.0008544922</text:p>
          </table:table-cell>
          <table:table-cell office:value-type="string">
            <text:p>2534</text:p>
          </table:table-cell>
          <table:table-cell table:formula="of:=ABS([.H714])" office:value-type="float" office:value="6.0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120</text:p>
          </table:table-cell>
          <table:table-cell office:value-type="string">
            <text:p>25345123</text:p>
          </table:table-cell>
          <table:table-cell office:value-type="string">
            <text:p>LFP3</text:p>
          </table:table-cell>
          <table:table-cell office:value-type="float" office:value="610335.17">
            <text:p>610335.17</text:p>
          </table:table-cell>
          <table:table-cell office:value-type="float" office:value="227691.332">
            <text:p>227691.332</text:p>
          </table:table-cell>
          <table:table-cell office:value-type="float" office:value="435.375">
            <text:p>435.375</text:p>
          </table:table-cell>
          <table:table-cell office:value-type="float" office:value="435.2900085449">
            <text:p>435.2900085449</text:p>
          </table:table-cell>
          <table:table-cell office:value-type="float" office:value="-8.4991455078">
            <text:p>-8.4991455078</text:p>
          </table:table-cell>
          <table:table-cell office:value-type="string">
            <text:p>2534</text:p>
          </table:table-cell>
          <table:table-cell table:formula="of:=ABS([.H715])" office:value-type="float" office:value="8.499145507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21</text:p>
          </table:table-cell>
          <table:table-cell office:value-type="string">
            <text:p>25345145</text:p>
          </table:table-cell>
          <table:table-cell office:value-type="string">
            <text:p>LFP3</text:p>
          </table:table-cell>
          <table:table-cell office:value-type="float" office:value="610068.123">
            <text:p>610068.123</text:p>
          </table:table-cell>
          <table:table-cell office:value-type="float" office:value="228192.114">
            <text:p>228192.114</text:p>
          </table:table-cell>
          <table:table-cell office:value-type="float" office:value="433.132">
            <text:p>433.132</text:p>
          </table:table-cell>
          <table:table-cell office:value-type="float" office:value="433.3399963379">
            <text:p>433.3399963379</text:p>
          </table:table-cell>
          <table:table-cell office:value-type="float" office:value="20.7996337891">
            <text:p>20.7996337891</text:p>
          </table:table-cell>
          <table:table-cell office:value-type="string">
            <text:p>2534</text:p>
          </table:table-cell>
          <table:table-cell table:formula="of:=ABS([.H716])" office:value-type="float" office:value="20.7996337891">
            <text:p>21</text:p>
          </table:table-cell>
          <table:table-cell table:number-columns-repeated="246"/>
        </table:table-row>
        <table:table-row table:style-name="ro1">
          <table:table-cell office:value-type="string">
            <text:p>5353122</text:p>
          </table:table-cell>
          <table:table-cell office:value-type="string">
            <text:p>25345146</text:p>
          </table:table-cell>
          <table:table-cell office:value-type="string">
            <text:p>LFP3</text:p>
          </table:table-cell>
          <table:table-cell office:value-type="float" office:value="610141.436">
            <text:p>610141.436</text:p>
          </table:table-cell>
          <table:table-cell office:value-type="float" office:value="228263.636">
            <text:p>228263.636</text:p>
          </table:table-cell>
          <table:table-cell office:value-type="float" office:value="433.247">
            <text:p>433.247</text:p>
          </table:table-cell>
          <table:table-cell office:value-type="float" office:value="433.1099853516">
            <text:p>433.1099853516</text:p>
          </table:table-cell>
          <table:table-cell office:value-type="float" office:value="-13.7014648438">
            <text:p>-13.7014648438</text:p>
          </table:table-cell>
          <table:table-cell office:value-type="string">
            <text:p>2534</text:p>
          </table:table-cell>
          <table:table-cell table:formula="of:=ABS([.H717])" office:value-type="float" office:value="13.7014648438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123</text:p>
          </table:table-cell>
          <table:table-cell office:value-type="string">
            <text:p>25345147</text:p>
          </table:table-cell>
          <table:table-cell office:value-type="string">
            <text:p>LFP3</text:p>
          </table:table-cell>
          <table:table-cell office:value-type="float" office:value="610240.88">
            <text:p>610240.88</text:p>
          </table:table-cell>
          <table:table-cell office:value-type="float" office:value="228339.34">
            <text:p>228339.34</text:p>
          </table:table-cell>
          <table:table-cell office:value-type="float" office:value="432.539">
            <text:p>432.539</text:p>
          </table:table-cell>
          <table:table-cell office:value-type="float" office:value="432.6499938965">
            <text:p>432.6499938965</text:p>
          </table:table-cell>
          <table:table-cell office:value-type="float" office:value="11.0993896484">
            <text:p>11.0993896484</text:p>
          </table:table-cell>
          <table:table-cell office:value-type="string">
            <text:p>2534</text:p>
          </table:table-cell>
          <table:table-cell table:formula="of:=ABS([.H718])" office:value-type="float" office:value="11.099389648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124</text:p>
          </table:table-cell>
          <table:table-cell office:value-type="string">
            <text:p>25345149</text:p>
          </table:table-cell>
          <table:table-cell office:value-type="string">
            <text:p>LFP3</text:p>
          </table:table-cell>
          <table:table-cell office:value-type="float" office:value="609707.585">
            <text:p>609707.585</text:p>
          </table:table-cell>
          <table:table-cell office:value-type="float" office:value="228170.036">
            <text:p>228170.036</text:p>
          </table:table-cell>
          <table:table-cell office:value-type="float" office:value="433.256">
            <text:p>433.256</text:p>
          </table:table-cell>
          <table:table-cell office:value-type="float" office:value="433.1700134277">
            <text:p>433.1700134277</text:p>
          </table:table-cell>
          <table:table-cell office:value-type="float" office:value="-8.5986572266">
            <text:p>-8.5986572266</text:p>
          </table:table-cell>
          <table:table-cell office:value-type="string">
            <text:p>2534</text:p>
          </table:table-cell>
          <table:table-cell table:formula="of:=ABS([.H719])" office:value-type="float" office:value="8.598657226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125</text:p>
          </table:table-cell>
          <table:table-cell office:value-type="string">
            <text:p>25345150</text:p>
          </table:table-cell>
          <table:table-cell office:value-type="string">
            <text:p>LFP3</text:p>
          </table:table-cell>
          <table:table-cell office:value-type="float" office:value="609688.62">
            <text:p>609688.62</text:p>
          </table:table-cell>
          <table:table-cell office:value-type="float" office:value="228287.47">
            <text:p>228287.47</text:p>
          </table:table-cell>
          <table:table-cell office:value-type="float" office:value="433.03">
            <text:p>433.03</text:p>
          </table:table-cell>
          <table:table-cell office:value-type="float" office:value="433.0199890137">
            <text:p>433.0199890137</text:p>
          </table:table-cell>
          <table:table-cell office:value-type="float" office:value="-1.0010986328">
            <text:p>-1.0010986328</text:p>
          </table:table-cell>
          <table:table-cell office:value-type="string">
            <text:p>2534</text:p>
          </table:table-cell>
          <table:table-cell table:formula="of:=ABS([.H720])" office:value-type="float" office:value="1.001098632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26</text:p>
          </table:table-cell>
          <table:table-cell office:value-type="string">
            <text:p>25345151</text:p>
          </table:table-cell>
          <table:table-cell office:value-type="string">
            <text:p>LFP3</text:p>
          </table:table-cell>
          <table:table-cell office:value-type="float" office:value="609782.117">
            <text:p>609782.117</text:p>
          </table:table-cell>
          <table:table-cell office:value-type="float" office:value="228344.159">
            <text:p>228344.159</text:p>
          </table:table-cell>
          <table:table-cell office:value-type="float" office:value="432.095">
            <text:p>432.095</text:p>
          </table:table-cell>
          <table:table-cell office:value-type="float" office:value="432.049987793">
            <text:p>432.049987793</text:p>
          </table:table-cell>
          <table:table-cell office:value-type="float" office:value="-4.5012207031">
            <text:p>-4.5012207031</text:p>
          </table:table-cell>
          <table:table-cell office:value-type="string">
            <text:p>2534</text:p>
          </table:table-cell>
          <table:table-cell table:formula="of:=ABS([.H721])" office:value-type="float" office:value="4.5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27</text:p>
          </table:table-cell>
          <table:table-cell office:value-type="string">
            <text:p>25345153</text:p>
          </table:table-cell>
          <table:table-cell office:value-type="string">
            <text:p>LFP3</text:p>
          </table:table-cell>
          <table:table-cell office:value-type="float" office:value="610069.619">
            <text:p>610069.619</text:p>
          </table:table-cell>
          <table:table-cell office:value-type="float" office:value="228426.933">
            <text:p>228426.933</text:p>
          </table:table-cell>
          <table:table-cell office:value-type="float" office:value="433.181">
            <text:p>433.181</text:p>
          </table:table-cell>
          <table:table-cell office:value-type="float" office:value="433.0899963379">
            <text:p>433.0899963379</text:p>
          </table:table-cell>
          <table:table-cell office:value-type="float" office:value="-9.1003662109">
            <text:p>-9.1003662109</text:p>
          </table:table-cell>
          <table:table-cell office:value-type="string">
            <text:p>2534</text:p>
          </table:table-cell>
          <table:table-cell table:formula="of:=ABS([.H722])" office:value-type="float" office:value="9.100366210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128</text:p>
          </table:table-cell>
          <table:table-cell office:value-type="string">
            <text:p>25345154</text:p>
          </table:table-cell>
          <table:table-cell office:value-type="string">
            <text:p>LFP3</text:p>
          </table:table-cell>
          <table:table-cell office:value-type="float" office:value="610435.08">
            <text:p>610435.08</text:p>
          </table:table-cell>
          <table:table-cell office:value-type="float" office:value="228481.484">
            <text:p>228481.484</text:p>
          </table:table-cell>
          <table:table-cell office:value-type="float" office:value="431.835">
            <text:p>431.835</text:p>
          </table:table-cell>
          <table:table-cell office:value-type="float" office:value="432">
            <text:p>432</text:p>
          </table:table-cell>
          <table:table-cell office:value-type="float" office:value="16.5">
            <text:p>16.5</text:p>
          </table:table-cell>
          <table:table-cell office:value-type="string">
            <text:p>2534</text:p>
          </table:table-cell>
          <table:table-cell table:formula="of:=ABS([.H723])" office:value-type="float" office:value="16.5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129</text:p>
          </table:table-cell>
          <table:table-cell office:value-type="string">
            <text:p>25345155</text:p>
          </table:table-cell>
          <table:table-cell office:value-type="string">
            <text:p>LFP3</text:p>
          </table:table-cell>
          <table:table-cell office:value-type="float" office:value="610362.953">
            <text:p>610362.953</text:p>
          </table:table-cell>
          <table:table-cell office:value-type="float" office:value="228487.66">
            <text:p>228487.66</text:p>
          </table:table-cell>
          <table:table-cell office:value-type="float" office:value="431.755">
            <text:p>431.755</text:p>
          </table:table-cell>
          <table:table-cell office:value-type="float" office:value="431.75">
            <text:p>431.75</text:p>
          </table:table-cell>
          <table:table-cell office:value-type="float" office:value="-0.5">
            <text:p>-0.5</text:p>
          </table:table-cell>
          <table:table-cell office:value-type="string">
            <text:p>2534</text:p>
          </table:table-cell>
          <table:table-cell table:formula="of:=ABS([.H724])" office:value-type="float" office:value="0.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30</text:p>
          </table:table-cell>
          <table:table-cell office:value-type="string">
            <text:p>25345156</text:p>
          </table:table-cell>
          <table:table-cell office:value-type="string">
            <text:p>LFP3</text:p>
          </table:table-cell>
          <table:table-cell office:value-type="float" office:value="610302.644">
            <text:p>610302.644</text:p>
          </table:table-cell>
          <table:table-cell office:value-type="float" office:value="228721.223">
            <text:p>228721.223</text:p>
          </table:table-cell>
          <table:table-cell office:value-type="float" office:value="430.366">
            <text:p>430.366</text:p>
          </table:table-cell>
          <table:table-cell office:value-type="float" office:value="430.2799987793">
            <text:p>430.2799987793</text:p>
          </table:table-cell>
          <table:table-cell office:value-type="float" office:value="-8.6001220703">
            <text:p>-8.6001220703</text:p>
          </table:table-cell>
          <table:table-cell office:value-type="string">
            <text:p>2534</text:p>
          </table:table-cell>
          <table:table-cell table:formula="of:=ABS([.H725])" office:value-type="float" office:value="8.600122070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131</text:p>
          </table:table-cell>
          <table:table-cell office:value-type="string">
            <text:p>25345157</text:p>
          </table:table-cell>
          <table:table-cell office:value-type="string">
            <text:p>LFP3</text:p>
          </table:table-cell>
          <table:table-cell office:value-type="float" office:value="610238.879">
            <text:p>610238.879</text:p>
          </table:table-cell>
          <table:table-cell office:value-type="float" office:value="228974.398">
            <text:p>228974.398</text:p>
          </table:table-cell>
          <table:table-cell office:value-type="float" office:value="429.57">
            <text:p>429.57</text:p>
          </table:table-cell>
          <table:table-cell office:value-type="float" office:value="429.5100097656">
            <text:p>429.5100097656</text:p>
          </table:table-cell>
          <table:table-cell office:value-type="float" office:value="-5.9990234375">
            <text:p>-5.9990234375</text:p>
          </table:table-cell>
          <table:table-cell office:value-type="string">
            <text:p>2534</text:p>
          </table:table-cell>
          <table:table-cell table:formula="of:=ABS([.H726])" office:value-type="float" office:value="5.9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132</text:p>
          </table:table-cell>
          <table:table-cell office:value-type="string">
            <text:p>25345158</text:p>
          </table:table-cell>
          <table:table-cell office:value-type="string">
            <text:p>LFP3</text:p>
          </table:table-cell>
          <table:table-cell office:value-type="float" office:value="610186.605">
            <text:p>610186.605</text:p>
          </table:table-cell>
          <table:table-cell office:value-type="float" office:value="229146.362">
            <text:p>229146.362</text:p>
          </table:table-cell>
          <table:table-cell office:value-type="float" office:value="431.599">
            <text:p>431.599</text:p>
          </table:table-cell>
          <table:table-cell office:value-type="float" office:value="429.7799987793">
            <text:p>429.7799987793</text:p>
          </table:table-cell>
          <table:table-cell office:value-type="float" office:value="-181.9001220703">
            <text:p>-181.9001220703</text:p>
          </table:table-cell>
          <table:table-cell office:value-type="string">
            <text:p>2534</text:p>
          </table:table-cell>
          <table:table-cell table:formula="of:=ABS([.H727])" office:value-type="float" office:value="181.9001220703">
            <text:p>182</text:p>
          </table:table-cell>
          <table:table-cell table:number-columns-repeated="246"/>
        </table:table-row>
        <table:table-row table:style-name="ro1">
          <table:table-cell office:value-type="string">
            <text:p>5353133</text:p>
          </table:table-cell>
          <table:table-cell office:value-type="string">
            <text:p>25345160</text:p>
          </table:table-cell>
          <table:table-cell office:value-type="string">
            <text:p>LFP3</text:p>
          </table:table-cell>
          <table:table-cell office:value-type="float" office:value="609637.119">
            <text:p>609637.119</text:p>
          </table:table-cell>
          <table:table-cell office:value-type="float" office:value="228609.172">
            <text:p>228609.172</text:p>
          </table:table-cell>
          <table:table-cell office:value-type="float" office:value="431.078">
            <text:p>431.078</text:p>
          </table:table-cell>
          <table:table-cell office:value-type="float" office:value="431.0599975586">
            <text:p>431.0599975586</text:p>
          </table:table-cell>
          <table:table-cell office:value-type="float" office:value="-1.8002441406">
            <text:p>-1.8002441406</text:p>
          </table:table-cell>
          <table:table-cell office:value-type="string">
            <text:p>2534</text:p>
          </table:table-cell>
          <table:table-cell table:formula="of:=ABS([.H728])" office:value-type="float" office:value="1.800244140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134</text:p>
          </table:table-cell>
          <table:table-cell office:value-type="string">
            <text:p>25345161</text:p>
          </table:table-cell>
          <table:table-cell office:value-type="string">
            <text:p>LFP3</text:p>
          </table:table-cell>
          <table:table-cell office:value-type="float" office:value="609707.333">
            <text:p>609707.333</text:p>
          </table:table-cell>
          <table:table-cell office:value-type="float" office:value="228827.412">
            <text:p>228827.412</text:p>
          </table:table-cell>
          <table:table-cell office:value-type="float" office:value="430.625">
            <text:p>430.625</text:p>
          </table:table-cell>
          <table:table-cell office:value-type="float" office:value="430.5899963379">
            <text:p>430.5899963379</text:p>
          </table:table-cell>
          <table:table-cell office:value-type="float" office:value="-3.5003662109">
            <text:p>-3.5003662109</text:p>
          </table:table-cell>
          <table:table-cell office:value-type="string">
            <text:p>2534</text:p>
          </table:table-cell>
          <table:table-cell table:formula="of:=ABS([.H729])" office:value-type="float" office:value="3.500366210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35</text:p>
          </table:table-cell>
          <table:table-cell office:value-type="string">
            <text:p>25345162</text:p>
          </table:table-cell>
          <table:table-cell office:value-type="string">
            <text:p>LFP3</text:p>
          </table:table-cell>
          <table:table-cell office:value-type="float" office:value="609839.955">
            <text:p>609839.955</text:p>
          </table:table-cell>
          <table:table-cell office:value-type="float" office:value="228921.09">
            <text:p>228921.09</text:p>
          </table:table-cell>
          <table:table-cell office:value-type="float" office:value="431.261">
            <text:p>431.261</text:p>
          </table:table-cell>
          <table:table-cell office:value-type="float" office:value="431.2600097656">
            <text:p>431.2600097656</text:p>
          </table:table-cell>
          <table:table-cell office:value-type="float" office:value="-0.0990234375">
            <text:p>-0.0990234375</text:p>
          </table:table-cell>
          <table:table-cell office:value-type="string">
            <text:p>2534</text:p>
          </table:table-cell>
          <table:table-cell table:formula="of:=ABS([.H730])" office:value-type="float" office:value="0.0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136</text:p>
          </table:table-cell>
          <table:table-cell office:value-type="string">
            <text:p>25345163</text:p>
          </table:table-cell>
          <table:table-cell office:value-type="string">
            <text:p>LFP3</text:p>
          </table:table-cell>
          <table:table-cell office:value-type="float" office:value="609904.58">
            <text:p>609904.58</text:p>
          </table:table-cell>
          <table:table-cell office:value-type="float" office:value="228973.35">
            <text:p>228973.35</text:p>
          </table:table-cell>
          <table:table-cell office:value-type="float" office:value="431.001">
            <text:p>431.001</text:p>
          </table:table-cell>
          <table:table-cell office:value-type="float" office:value="430.700012207">
            <text:p>430.700012207</text:p>
          </table:table-cell>
          <table:table-cell office:value-type="float" office:value="-30.0987792969">
            <text:p>-30.0987792969</text:p>
          </table:table-cell>
          <table:table-cell office:value-type="string">
            <text:p>2534</text:p>
          </table:table-cell>
          <table:table-cell table:formula="of:=ABS([.H731])" office:value-type="float" office:value="30.0987792969">
            <text:p>30</text:p>
          </table:table-cell>
          <table:table-cell table:number-columns-repeated="246"/>
        </table:table-row>
        <table:table-row table:style-name="ro1">
          <table:table-cell office:value-type="string">
            <text:p>5353137</text:p>
          </table:table-cell>
          <table:table-cell office:value-type="string">
            <text:p>25345164</text:p>
          </table:table-cell>
          <table:table-cell office:value-type="string">
            <text:p>LFP3</text:p>
          </table:table-cell>
          <table:table-cell office:value-type="float" office:value="610013.673">
            <text:p>610013.673</text:p>
          </table:table-cell>
          <table:table-cell office:value-type="float" office:value="229030.88">
            <text:p>229030.88</text:p>
          </table:table-cell>
          <table:table-cell office:value-type="float" office:value="430.553">
            <text:p>430.553</text:p>
          </table:table-cell>
          <table:table-cell office:value-type="float" office:value="430.2900085449">
            <text:p>430.2900085449</text:p>
          </table:table-cell>
          <table:table-cell office:value-type="float" office:value="-26.2991455078">
            <text:p>-26.2991455078</text:p>
          </table:table-cell>
          <table:table-cell office:value-type="string">
            <text:p>2534</text:p>
          </table:table-cell>
          <table:table-cell table:formula="of:=ABS([.H732])" office:value-type="float" office:value="26.2991455078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53138</text:p>
          </table:table-cell>
          <table:table-cell office:value-type="string">
            <text:p>25345166</text:p>
          </table:table-cell>
          <table:table-cell office:value-type="string">
            <text:p>LFP3</text:p>
          </table:table-cell>
          <table:table-cell office:value-type="float" office:value="610055.281">
            <text:p>610055.281</text:p>
          </table:table-cell>
          <table:table-cell office:value-type="float" office:value="228321.084">
            <text:p>228321.084</text:p>
          </table:table-cell>
          <table:table-cell office:value-type="float" office:value="433.22">
            <text:p>433.22</text:p>
          </table:table-cell>
          <table:table-cell office:value-type="float" office:value="433.1499938965">
            <text:p>433.1499938965</text:p>
          </table:table-cell>
          <table:table-cell office:value-type="float" office:value="-7.0006103516">
            <text:p>-7.0006103516</text:p>
          </table:table-cell>
          <table:table-cell office:value-type="string">
            <text:p>2534</text:p>
          </table:table-cell>
          <table:table-cell table:formula="of:=ABS([.H733])" office:value-type="float" office:value="7.0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39</text:p>
          </table:table-cell>
          <table:table-cell office:value-type="string">
            <text:p>25345167</text:p>
          </table:table-cell>
          <table:table-cell office:value-type="string">
            <text:p>LFP3</text:p>
          </table:table-cell>
          <table:table-cell office:value-type="float" office:value="609836.022">
            <text:p>609836.022</text:p>
          </table:table-cell>
          <table:table-cell office:value-type="float" office:value="228257.293">
            <text:p>228257.293</text:p>
          </table:table-cell>
          <table:table-cell office:value-type="float" office:value="432.336">
            <text:p>432.336</text:p>
          </table:table-cell>
          <table:table-cell office:value-type="float" office:value="432.2900085449">
            <text:p>432.2900085449</text:p>
          </table:table-cell>
          <table:table-cell office:value-type="float" office:value="-4.5991455078">
            <text:p>-4.5991455078</text:p>
          </table:table-cell>
          <table:table-cell office:value-type="string">
            <text:p>2534</text:p>
          </table:table-cell>
          <table:table-cell table:formula="of:=ABS([.H734])" office:value-type="float" office:value="4.599145507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40</text:p>
          </table:table-cell>
          <table:table-cell office:value-type="string">
            <text:p>25345168</text:p>
          </table:table-cell>
          <table:table-cell office:value-type="string">
            <text:p>LFP3</text:p>
          </table:table-cell>
          <table:table-cell office:value-type="float" office:value="610297.539">
            <text:p>610297.539</text:p>
          </table:table-cell>
          <table:table-cell office:value-type="float" office:value="228148.216">
            <text:p>228148.216</text:p>
          </table:table-cell>
          <table:table-cell office:value-type="float" office:value="432.978">
            <text:p>432.978</text:p>
          </table:table-cell>
          <table:table-cell office:value-type="float" office:value="433.0299987793">
            <text:p>433.0299987793</text:p>
          </table:table-cell>
          <table:table-cell office:value-type="float" office:value="5.1998779297">
            <text:p>5.1998779297</text:p>
          </table:table-cell>
          <table:table-cell office:value-type="string">
            <text:p>2534</text:p>
          </table:table-cell>
          <table:table-cell table:formula="of:=ABS([.H735])" office:value-type="float" office:value="5.1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41</text:p>
          </table:table-cell>
          <table:table-cell office:value-type="string">
            <text:p>25345169</text:p>
          </table:table-cell>
          <table:table-cell office:value-type="string">
            <text:p>LFP3</text:p>
          </table:table-cell>
          <table:table-cell office:value-type="float" office:value="610338.688">
            <text:p>610338.688</text:p>
          </table:table-cell>
          <table:table-cell office:value-type="float" office:value="227972.367">
            <text:p>227972.367</text:p>
          </table:table-cell>
          <table:table-cell office:value-type="float" office:value="434.183">
            <text:p>434.183</text:p>
          </table:table-cell>
          <table:table-cell office:value-type="float" office:value="434.2600097656">
            <text:p>434.2600097656</text:p>
          </table:table-cell>
          <table:table-cell office:value-type="float" office:value="7.7009765625">
            <text:p>7.7009765625</text:p>
          </table:table-cell>
          <table:table-cell office:value-type="string">
            <text:p>2534</text:p>
          </table:table-cell>
          <table:table-cell table:formula="of:=ABS([.H736])" office:value-type="float" office:value="7.7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42</text:p>
          </table:table-cell>
          <table:table-cell office:value-type="string">
            <text:p>25345170</text:p>
          </table:table-cell>
          <table:table-cell office:value-type="string">
            <text:p>LFP3</text:p>
          </table:table-cell>
          <table:table-cell office:value-type="float" office:value="610366.913">
            <text:p>610366.913</text:p>
          </table:table-cell>
          <table:table-cell office:value-type="float" office:value="227907.861">
            <text:p>227907.861</text:p>
          </table:table-cell>
          <table:table-cell office:value-type="float" office:value="434.756">
            <text:p>434.756</text:p>
          </table:table-cell>
          <table:table-cell office:value-type="float" office:value="434.7200012207">
            <text:p>434.7200012207</text:p>
          </table:table-cell>
          <table:table-cell office:value-type="float" office:value="-3.5998779297">
            <text:p>-3.5998779297</text:p>
          </table:table-cell>
          <table:table-cell office:value-type="string">
            <text:p>2534</text:p>
          </table:table-cell>
          <table:table-cell table:formula="of:=ABS([.H737])" office:value-type="float" office:value="3.5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43</text:p>
          </table:table-cell>
          <table:table-cell office:value-type="string">
            <text:p>25345171</text:p>
          </table:table-cell>
          <table:table-cell office:value-type="string">
            <text:p>LFP3</text:p>
          </table:table-cell>
          <table:table-cell office:value-type="float" office:value="610309.605">
            <text:p>610309.605</text:p>
          </table:table-cell>
          <table:table-cell office:value-type="float" office:value="228112.979">
            <text:p>228112.979</text:p>
          </table:table-cell>
          <table:table-cell office:value-type="float" office:value="432.336">
            <text:p>432.336</text:p>
          </table:table-cell>
          <table:table-cell office:value-type="float" office:value="432.2399902344">
            <text:p>432.2399902344</text:p>
          </table:table-cell>
          <table:table-cell office:value-type="float" office:value="-9.6009765625">
            <text:p>-9.6009765625</text:p>
          </table:table-cell>
          <table:table-cell office:value-type="string">
            <text:p>2534</text:p>
          </table:table-cell>
          <table:table-cell table:formula="of:=ABS([.H738])" office:value-type="float" office:value="9.600976562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144</text:p>
          </table:table-cell>
          <table:table-cell office:value-type="string">
            <text:p>25345172</text:p>
          </table:table-cell>
          <table:table-cell office:value-type="string">
            <text:p>LFP3</text:p>
          </table:table-cell>
          <table:table-cell office:value-type="float" office:value="610317.572">
            <text:p>610317.572</text:p>
          </table:table-cell>
          <table:table-cell office:value-type="float" office:value="228034.717">
            <text:p>228034.717</text:p>
          </table:table-cell>
          <table:table-cell office:value-type="float" office:value="431.342">
            <text:p>431.342</text:p>
          </table:table-cell>
          <table:table-cell office:value-type="float" office:value="431.3099975586">
            <text:p>431.3099975586</text:p>
          </table:table-cell>
          <table:table-cell office:value-type="float" office:value="-3.2002441406">
            <text:p>-3.2002441406</text:p>
          </table:table-cell>
          <table:table-cell office:value-type="string">
            <text:p>2534</text:p>
          </table:table-cell>
          <table:table-cell table:formula="of:=ABS([.H739])" office:value-type="float" office:value="3.2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45</text:p>
          </table:table-cell>
          <table:table-cell office:value-type="string">
            <text:p>25345173</text:p>
          </table:table-cell>
          <table:table-cell office:value-type="string">
            <text:p>LFP3</text:p>
          </table:table-cell>
          <table:table-cell office:value-type="float" office:value="610155.51">
            <text:p>610155.51</text:p>
          </table:table-cell>
          <table:table-cell office:value-type="float" office:value="228177.225">
            <text:p>228177.225</text:p>
          </table:table-cell>
          <table:table-cell office:value-type="float" office:value="433.052">
            <text:p>433.052</text:p>
          </table:table-cell>
          <table:table-cell office:value-type="float" office:value="433.0400085449">
            <text:p>433.0400085449</text:p>
          </table:table-cell>
          <table:table-cell office:value-type="float" office:value="-1.1991455078">
            <text:p>-1.1991455078</text:p>
          </table:table-cell>
          <table:table-cell office:value-type="string">
            <text:p>2534</text:p>
          </table:table-cell>
          <table:table-cell table:formula="of:=ABS([.H740])" office:value-type="float" office:value="1.1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46</text:p>
          </table:table-cell>
          <table:table-cell office:value-type="string">
            <text:p>25345174</text:p>
          </table:table-cell>
          <table:table-cell office:value-type="string">
            <text:p>LFP3</text:p>
          </table:table-cell>
          <table:table-cell office:value-type="float" office:value="610242.854">
            <text:p>610242.854</text:p>
          </table:table-cell>
          <table:table-cell office:value-type="float" office:value="228113.637">
            <text:p>228113.637</text:p>
          </table:table-cell>
          <table:table-cell office:value-type="float" office:value="431.582">
            <text:p>431.582</text:p>
          </table:table-cell>
          <table:table-cell office:value-type="float" office:value="431.8099975586">
            <text:p>431.8099975586</text:p>
          </table:table-cell>
          <table:table-cell office:value-type="float" office:value="22.7997558594">
            <text:p>22.7997558594</text:p>
          </table:table-cell>
          <table:table-cell office:value-type="string">
            <text:p>2534</text:p>
          </table:table-cell>
          <table:table-cell table:formula="of:=ABS([.H741])" office:value-type="float" office:value="22.7997558594">
            <text:p>23</text:p>
          </table:table-cell>
          <table:table-cell table:number-columns-repeated="246"/>
        </table:table-row>
        <table:table-row table:style-name="ro1">
          <table:table-cell office:value-type="string">
            <text:p>5353147</text:p>
          </table:table-cell>
          <table:table-cell office:value-type="string">
            <text:p>25345175</text:p>
          </table:table-cell>
          <table:table-cell office:value-type="string">
            <text:p>LFP3</text:p>
          </table:table-cell>
          <table:table-cell office:value-type="float" office:value="610125.366">
            <text:p>610125.366</text:p>
          </table:table-cell>
          <table:table-cell office:value-type="float" office:value="228141.328">
            <text:p>228141.328</text:p>
          </table:table-cell>
          <table:table-cell office:value-type="float" office:value="432.398">
            <text:p>432.398</text:p>
          </table:table-cell>
          <table:table-cell office:value-type="float" office:value="432.3399963379">
            <text:p>432.3399963379</text:p>
          </table:table-cell>
          <table:table-cell office:value-type="float" office:value="-5.8003662109">
            <text:p>-5.8003662109</text:p>
          </table:table-cell>
          <table:table-cell office:value-type="string">
            <text:p>2534</text:p>
          </table:table-cell>
          <table:table-cell table:formula="of:=ABS([.H742])" office:value-type="float" office:value="5.8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148</text:p>
          </table:table-cell>
          <table:table-cell office:value-type="string">
            <text:p>25345176</text:p>
          </table:table-cell>
          <table:table-cell office:value-type="string">
            <text:p>LFP3</text:p>
          </table:table-cell>
          <table:table-cell office:value-type="float" office:value="610079.527">
            <text:p>610079.527</text:p>
          </table:table-cell>
          <table:table-cell office:value-type="float" office:value="228097.1">
            <text:p>228097.1</text:p>
          </table:table-cell>
          <table:table-cell office:value-type="float" office:value="434.226">
            <text:p>434.226</text:p>
          </table:table-cell>
          <table:table-cell office:value-type="float" office:value="434.1799926758">
            <text:p>434.1799926758</text:p>
          </table:table-cell>
          <table:table-cell office:value-type="float" office:value="-4.6007324219">
            <text:p>-4.6007324219</text:p>
          </table:table-cell>
          <table:table-cell office:value-type="string">
            <text:p>2534</text:p>
          </table:table-cell>
          <table:table-cell table:formula="of:=ABS([.H743])" office:value-type="float" office:value="4.600732421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49</text:p>
          </table:table-cell>
          <table:table-cell office:value-type="string">
            <text:p>25345177</text:p>
          </table:table-cell>
          <table:table-cell office:value-type="string">
            <text:p>LFP3</text:p>
          </table:table-cell>
          <table:table-cell office:value-type="float" office:value="610194.686">
            <text:p>610194.686</text:p>
          </table:table-cell>
          <table:table-cell office:value-type="float" office:value="228079.694">
            <text:p>228079.694</text:p>
          </table:table-cell>
          <table:table-cell office:value-type="float" office:value="434.383">
            <text:p>434.383</text:p>
          </table:table-cell>
          <table:table-cell office:value-type="float" office:value="434.5">
            <text:p>434.5</text:p>
          </table:table-cell>
          <table:table-cell office:value-type="float" office:value="11.7">
            <text:p>11.7</text:p>
          </table:table-cell>
          <table:table-cell office:value-type="string">
            <text:p>2534</text:p>
          </table:table-cell>
          <table:table-cell table:formula="of:=ABS([.H744])" office:value-type="float" office:value="11.7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150</text:p>
          </table:table-cell>
          <table:table-cell office:value-type="string">
            <text:p>25345178</text:p>
          </table:table-cell>
          <table:table-cell office:value-type="string">
            <text:p>LFP3</text:p>
          </table:table-cell>
          <table:table-cell office:value-type="float" office:value="610160.447">
            <text:p>610160.447</text:p>
          </table:table-cell>
          <table:table-cell office:value-type="float" office:value="227964.555">
            <text:p>227964.555</text:p>
          </table:table-cell>
          <table:table-cell office:value-type="float" office:value="434.789">
            <text:p>434.789</text:p>
          </table:table-cell>
          <table:table-cell office:value-type="float" office:value="434.7399902344">
            <text:p>434.7399902344</text:p>
          </table:table-cell>
          <table:table-cell office:value-type="float" office:value="-4.9009765625">
            <text:p>-4.9009765625</text:p>
          </table:table-cell>
          <table:table-cell office:value-type="string">
            <text:p>2534</text:p>
          </table:table-cell>
          <table:table-cell table:formula="of:=ABS([.H745])" office:value-type="float" office:value="4.9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51</text:p>
          </table:table-cell>
          <table:table-cell office:value-type="string">
            <text:p>25345187</text:p>
          </table:table-cell>
          <table:table-cell office:value-type="string">
            <text:p>LFP3</text:p>
          </table:table-cell>
          <table:table-cell office:value-type="float" office:value="610582.931">
            <text:p>610582.931</text:p>
          </table:table-cell>
          <table:table-cell office:value-type="float" office:value="227653.228">
            <text:p>227653.228</text:p>
          </table:table-cell>
          <table:table-cell office:value-type="float" office:value="435.897">
            <text:p>435.897</text:p>
          </table:table-cell>
          <table:table-cell office:value-type="float" office:value="435.7699890137">
            <text:p>435.7699890137</text:p>
          </table:table-cell>
          <table:table-cell office:value-type="float" office:value="-12.7010986328">
            <text:p>-12.7010986328</text:p>
          </table:table-cell>
          <table:table-cell office:value-type="string">
            <text:p>2534</text:p>
          </table:table-cell>
          <table:table-cell table:formula="of:=ABS([.H746])" office:value-type="float" office:value="12.701098632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152</text:p>
          </table:table-cell>
          <table:table-cell office:value-type="string">
            <text:p>25345189</text:p>
          </table:table-cell>
          <table:table-cell office:value-type="string">
            <text:p>LFP3</text:p>
          </table:table-cell>
          <table:table-cell office:value-type="float" office:value="610564.257">
            <text:p>610564.257</text:p>
          </table:table-cell>
          <table:table-cell office:value-type="float" office:value="227563.856">
            <text:p>227563.856</text:p>
          </table:table-cell>
          <table:table-cell office:value-type="float" office:value="438.056">
            <text:p>438.056</text:p>
          </table:table-cell>
          <table:table-cell office:value-type="float" office:value="437.7799987793">
            <text:p>437.7799987793</text:p>
          </table:table-cell>
          <table:table-cell office:value-type="float" office:value="-27.6001220703">
            <text:p>-27.6001220703</text:p>
          </table:table-cell>
          <table:table-cell office:value-type="string">
            <text:p>2534</text:p>
          </table:table-cell>
          <table:table-cell table:formula="of:=ABS([.H747])" office:value-type="float" office:value="27.6001220703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53153</text:p>
          </table:table-cell>
          <table:table-cell office:value-type="string">
            <text:p>25345190</text:p>
          </table:table-cell>
          <table:table-cell office:value-type="string">
            <text:p>LFP3</text:p>
          </table:table-cell>
          <table:table-cell office:value-type="float" office:value="610494.092">
            <text:p>610494.092</text:p>
          </table:table-cell>
          <table:table-cell office:value-type="float" office:value="227536.623">
            <text:p>227536.623</text:p>
          </table:table-cell>
          <table:table-cell office:value-type="float" office:value="437.38">
            <text:p>437.38</text:p>
          </table:table-cell>
          <table:table-cell office:value-type="float" office:value="437.2799987793">
            <text:p>437.2799987793</text:p>
          </table:table-cell>
          <table:table-cell office:value-type="float" office:value="-10.0001220703">
            <text:p>-10.0001220703</text:p>
          </table:table-cell>
          <table:table-cell office:value-type="string">
            <text:p>2534</text:p>
          </table:table-cell>
          <table:table-cell table:formula="of:=ABS([.H748])" office:value-type="float" office:value="10.0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154</text:p>
          </table:table-cell>
          <table:table-cell office:value-type="string">
            <text:p>25345191</text:p>
          </table:table-cell>
          <table:table-cell office:value-type="string">
            <text:p>LFP3</text:p>
          </table:table-cell>
          <table:table-cell office:value-type="float" office:value="610365.159">
            <text:p>610365.159</text:p>
          </table:table-cell>
          <table:table-cell office:value-type="float" office:value="227451.447">
            <text:p>227451.447</text:p>
          </table:table-cell>
          <table:table-cell office:value-type="float" office:value="437.193">
            <text:p>437.193</text:p>
          </table:table-cell>
          <table:table-cell office:value-type="float" office:value="437.1900024414">
            <text:p>437.1900024414</text:p>
          </table:table-cell>
          <table:table-cell office:value-type="float" office:value="-0.2997558594">
            <text:p>-0.2997558594</text:p>
          </table:table-cell>
          <table:table-cell office:value-type="string">
            <text:p>2534</text:p>
          </table:table-cell>
          <table:table-cell table:formula="of:=ABS([.H749])" office:value-type="float" office:value="0.2997558594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155</text:p>
          </table:table-cell>
          <table:table-cell office:value-type="string">
            <text:p>25345192</text:p>
          </table:table-cell>
          <table:table-cell office:value-type="string">
            <text:p>LFP3</text:p>
          </table:table-cell>
          <table:table-cell office:value-type="float" office:value="610268.537">
            <text:p>610268.537</text:p>
          </table:table-cell>
          <table:table-cell office:value-type="float" office:value="227355.597">
            <text:p>227355.597</text:p>
          </table:table-cell>
          <table:table-cell office:value-type="float" office:value="440.776">
            <text:p>440.776</text:p>
          </table:table-cell>
          <table:table-cell office:value-type="float" office:value="440.5899963379">
            <text:p>440.5899963379</text:p>
          </table:table-cell>
          <table:table-cell office:value-type="float" office:value="-18.6003662109">
            <text:p>-18.6003662109</text:p>
          </table:table-cell>
          <table:table-cell office:value-type="string">
            <text:p>2534</text:p>
          </table:table-cell>
          <table:table-cell table:formula="of:=ABS([.H750])" office:value-type="float" office:value="18.6003662109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3156</text:p>
          </table:table-cell>
          <table:table-cell office:value-type="string">
            <text:p>25345193</text:p>
          </table:table-cell>
          <table:table-cell office:value-type="string">
            <text:p>LFP3</text:p>
          </table:table-cell>
          <table:table-cell office:value-type="float" office:value="610151.969">
            <text:p>610151.969</text:p>
          </table:table-cell>
          <table:table-cell office:value-type="float" office:value="227306.951">
            <text:p>227306.951</text:p>
          </table:table-cell>
          <table:table-cell office:value-type="float" office:value="439.713">
            <text:p>439.713</text:p>
          </table:table-cell>
          <table:table-cell office:value-type="float" office:value="439.6400146484">
            <text:p>439.6400146484</text:p>
          </table:table-cell>
          <table:table-cell office:value-type="float" office:value="-7.2985351563">
            <text:p>-7.2985351563</text:p>
          </table:table-cell>
          <table:table-cell office:value-type="string">
            <text:p>2534</text:p>
          </table:table-cell>
          <table:table-cell table:formula="of:=ABS([.H751])" office:value-type="float" office:value="7.298535156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57</text:p>
          </table:table-cell>
          <table:table-cell office:value-type="string">
            <text:p>25345194</text:p>
          </table:table-cell>
          <table:table-cell office:value-type="string">
            <text:p>LFP3</text:p>
          </table:table-cell>
          <table:table-cell office:value-type="float" office:value="610423.693">
            <text:p>610423.693</text:p>
          </table:table-cell>
          <table:table-cell office:value-type="float" office:value="227597.247">
            <text:p>227597.247</text:p>
          </table:table-cell>
          <table:table-cell office:value-type="float" office:value="436.268">
            <text:p>436.268</text:p>
          </table:table-cell>
          <table:table-cell office:value-type="float" office:value="436.1900024414">
            <text:p>436.1900024414</text:p>
          </table:table-cell>
          <table:table-cell office:value-type="float" office:value="-7.7997558594">
            <text:p>-7.7997558594</text:p>
          </table:table-cell>
          <table:table-cell office:value-type="string">
            <text:p>2534</text:p>
          </table:table-cell>
          <table:table-cell table:formula="of:=ABS([.H752])" office:value-type="float" office:value="7.7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58</text:p>
          </table:table-cell>
          <table:table-cell office:value-type="string">
            <text:p>25345196</text:p>
          </table:table-cell>
          <table:table-cell office:value-type="string">
            <text:p>LFP3</text:p>
          </table:table-cell>
          <table:table-cell office:value-type="float" office:value="610033.729">
            <text:p>610033.729</text:p>
          </table:table-cell>
          <table:table-cell office:value-type="float" office:value="227709.452">
            <text:p>227709.452</text:p>
          </table:table-cell>
          <table:table-cell office:value-type="float" office:value="435.471">
            <text:p>435.471</text:p>
          </table:table-cell>
          <table:table-cell office:value-type="float" office:value="435.3699951172">
            <text:p>435.3699951172</text:p>
          </table:table-cell>
          <table:table-cell office:value-type="float" office:value="-10.1004882813">
            <text:p>-10.1004882813</text:p>
          </table:table-cell>
          <table:table-cell office:value-type="string">
            <text:p>2534</text:p>
          </table:table-cell>
          <table:table-cell table:formula="of:=ABS([.H753])" office:value-type="float" office:value="10.100488281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159</text:p>
          </table:table-cell>
          <table:table-cell office:value-type="string">
            <text:p>25345198</text:p>
          </table:table-cell>
          <table:table-cell office:value-type="string">
            <text:p>LFP3</text:p>
          </table:table-cell>
          <table:table-cell office:value-type="float" office:value="610111.361">
            <text:p>610111.361</text:p>
          </table:table-cell>
          <table:table-cell office:value-type="float" office:value="227516.768">
            <text:p>227516.768</text:p>
          </table:table-cell>
          <table:table-cell office:value-type="float" office:value="436.318">
            <text:p>436.318</text:p>
          </table:table-cell>
          <table:table-cell office:value-type="float" office:value="436.2699890137">
            <text:p>436.2699890137</text:p>
          </table:table-cell>
          <table:table-cell office:value-type="float" office:value="-4.8010986328">
            <text:p>-4.8010986328</text:p>
          </table:table-cell>
          <table:table-cell office:value-type="string">
            <text:p>2534</text:p>
          </table:table-cell>
          <table:table-cell table:formula="of:=ABS([.H754])" office:value-type="float" office:value="4.8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60</text:p>
          </table:table-cell>
          <table:table-cell office:value-type="string">
            <text:p>25345199</text:p>
          </table:table-cell>
          <table:table-cell office:value-type="string">
            <text:p>LFP3</text:p>
          </table:table-cell>
          <table:table-cell office:value-type="float" office:value="610007.119">
            <text:p>610007.119</text:p>
          </table:table-cell>
          <table:table-cell office:value-type="float" office:value="227356.921">
            <text:p>227356.921</text:p>
          </table:table-cell>
          <table:table-cell office:value-type="float" office:value="437.135">
            <text:p>437.135</text:p>
          </table:table-cell>
          <table:table-cell office:value-type="float" office:value="437.1799926758">
            <text:p>437.1799926758</text:p>
          </table:table-cell>
          <table:table-cell office:value-type="float" office:value="4.4992675781">
            <text:p>4.4992675781</text:p>
          </table:table-cell>
          <table:table-cell office:value-type="string">
            <text:p>2534</text:p>
          </table:table-cell>
          <table:table-cell table:formula="of:=ABS([.H755])" office:value-type="float" office:value="4.499267578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61</text:p>
          </table:table-cell>
          <table:table-cell office:value-type="string">
            <text:p>25345200</text:p>
          </table:table-cell>
          <table:table-cell office:value-type="string">
            <text:p>LFP3</text:p>
          </table:table-cell>
          <table:table-cell office:value-type="float" office:value="609945.458">
            <text:p>609945.458</text:p>
          </table:table-cell>
          <table:table-cell office:value-type="float" office:value="227416.086">
            <text:p>227416.086</text:p>
          </table:table-cell>
          <table:table-cell office:value-type="float" office:value="436.31">
            <text:p>436.31</text:p>
          </table:table-cell>
          <table:table-cell office:value-type="float" office:value="436.2699890137">
            <text:p>436.2699890137</text:p>
          </table:table-cell>
          <table:table-cell office:value-type="float" office:value="-4.0010986328">
            <text:p>-4.0010986328</text:p>
          </table:table-cell>
          <table:table-cell office:value-type="string">
            <text:p>2534</text:p>
          </table:table-cell>
          <table:table-cell table:formula="of:=ABS([.H756])" office:value-type="float" office:value="4.001098632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62</text:p>
          </table:table-cell>
          <table:table-cell office:value-type="string">
            <text:p>25345201</text:p>
          </table:table-cell>
          <table:table-cell office:value-type="string">
            <text:p>LFP3</text:p>
          </table:table-cell>
          <table:table-cell office:value-type="float" office:value="609849.29">
            <text:p>609849.29</text:p>
          </table:table-cell>
          <table:table-cell office:value-type="float" office:value="227475.084">
            <text:p>227475.084</text:p>
          </table:table-cell>
          <table:table-cell office:value-type="float" office:value="436.866">
            <text:p>436.866</text:p>
          </table:table-cell>
          <table:table-cell office:value-type="float" office:value="436.8900146484">
            <text:p>436.8900146484</text:p>
          </table:table-cell>
          <table:table-cell office:value-type="float" office:value="2.4014648438">
            <text:p>2.4014648438</text:p>
          </table:table-cell>
          <table:table-cell office:value-type="string">
            <text:p>2534</text:p>
          </table:table-cell>
          <table:table-cell table:formula="of:=ABS([.H757])" office:value-type="float" office:value="2.401464843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163</text:p>
          </table:table-cell>
          <table:table-cell office:value-type="string">
            <text:p>25345204</text:p>
          </table:table-cell>
          <table:table-cell office:value-type="string">
            <text:p>LFP3</text:p>
          </table:table-cell>
          <table:table-cell office:value-type="float" office:value="609594.692">
            <text:p>609594.692</text:p>
          </table:table-cell>
          <table:table-cell office:value-type="float" office:value="227569.379">
            <text:p>227569.379</text:p>
          </table:table-cell>
          <table:table-cell office:value-type="float" office:value="437.378">
            <text:p>437.378</text:p>
          </table:table-cell>
          <table:table-cell office:value-type="float" office:value="437.450012207">
            <text:p>437.450012207</text:p>
          </table:table-cell>
          <table:table-cell office:value-type="float" office:value="7.2012207031">
            <text:p>7.2012207031</text:p>
          </table:table-cell>
          <table:table-cell office:value-type="string">
            <text:p>2534</text:p>
          </table:table-cell>
          <table:table-cell table:formula="of:=ABS([.H758])" office:value-type="float" office:value="7.2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64</text:p>
          </table:table-cell>
          <table:table-cell office:value-type="string">
            <text:p>25345206</text:p>
          </table:table-cell>
          <table:table-cell office:value-type="string">
            <text:p>LFP3</text:p>
          </table:table-cell>
          <table:table-cell office:value-type="float" office:value="609288.506">
            <text:p>609288.506</text:p>
          </table:table-cell>
          <table:table-cell office:value-type="float" office:value="227618.21">
            <text:p>227618.21</text:p>
          </table:table-cell>
          <table:table-cell office:value-type="float" office:value="451.265">
            <text:p>451.265</text:p>
          </table:table-cell>
          <table:table-cell office:value-type="float" office:value="451.3800048828">
            <text:p>451.3800048828</text:p>
          </table:table-cell>
          <table:table-cell office:value-type="float" office:value="11.5004882813">
            <text:p>11.5004882813</text:p>
          </table:table-cell>
          <table:table-cell office:value-type="string">
            <text:p>2534</text:p>
          </table:table-cell>
          <table:table-cell table:formula="of:=ABS([.H759])" office:value-type="float" office:value="11.500488281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165</text:p>
          </table:table-cell>
          <table:table-cell office:value-type="string">
            <text:p>25345207</text:p>
          </table:table-cell>
          <table:table-cell office:value-type="string">
            <text:p>LFP3</text:p>
          </table:table-cell>
          <table:table-cell office:value-type="float" office:value="609278.429">
            <text:p>609278.429</text:p>
          </table:table-cell>
          <table:table-cell office:value-type="float" office:value="227677.179">
            <text:p>227677.179</text:p>
          </table:table-cell>
          <table:table-cell office:value-type="float" office:value="445.306">
            <text:p>445.306</text:p>
          </table:table-cell>
          <table:table-cell office:value-type="float" office:value="445.3399963379">
            <text:p>445.3399963379</text:p>
          </table:table-cell>
          <table:table-cell office:value-type="float" office:value="3.3996337891">
            <text:p>3.3996337891</text:p>
          </table:table-cell>
          <table:table-cell office:value-type="string">
            <text:p>2534</text:p>
          </table:table-cell>
          <table:table-cell table:formula="of:=ABS([.H760])" office:value-type="float" office:value="3.3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66</text:p>
          </table:table-cell>
          <table:table-cell office:value-type="string">
            <text:p>25345209</text:p>
          </table:table-cell>
          <table:table-cell office:value-type="string">
            <text:p>LFP3</text:p>
          </table:table-cell>
          <table:table-cell office:value-type="float" office:value="609163.021">
            <text:p>609163.021</text:p>
          </table:table-cell>
          <table:table-cell office:value-type="float" office:value="227745.045">
            <text:p>227745.045</text:p>
          </table:table-cell>
          <table:table-cell office:value-type="float" office:value="437.273">
            <text:p>437.273</text:p>
          </table:table-cell>
          <table:table-cell office:value-type="float" office:value="437.3099975586">
            <text:p>437.3099975586</text:p>
          </table:table-cell>
          <table:table-cell office:value-type="float" office:value="3.6997558594">
            <text:p>3.6997558594</text:p>
          </table:table-cell>
          <table:table-cell office:value-type="string">
            <text:p>2534</text:p>
          </table:table-cell>
          <table:table-cell table:formula="of:=ABS([.H761])" office:value-type="float" office:value="3.6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167</text:p>
          </table:table-cell>
          <table:table-cell office:value-type="string">
            <text:p>25345210</text:p>
          </table:table-cell>
          <table:table-cell office:value-type="string">
            <text:p>LFP3</text:p>
          </table:table-cell>
          <table:table-cell office:value-type="float" office:value="609186.865">
            <text:p>609186.865</text:p>
          </table:table-cell>
          <table:table-cell office:value-type="float" office:value="227832.186">
            <text:p>227832.186</text:p>
          </table:table-cell>
          <table:table-cell office:value-type="float" office:value="433.209">
            <text:p>433.209</text:p>
          </table:table-cell>
          <table:table-cell office:value-type="float" office:value="433.1000061035">
            <text:p>433.1000061035</text:p>
          </table:table-cell>
          <table:table-cell office:value-type="float" office:value="-10.8993896484">
            <text:p>-10.8993896484</text:p>
          </table:table-cell>
          <table:table-cell office:value-type="string">
            <text:p>2534</text:p>
          </table:table-cell>
          <table:table-cell table:formula="of:=ABS([.H762])" office:value-type="float" office:value="10.899389648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168</text:p>
          </table:table-cell>
          <table:table-cell office:value-type="string">
            <text:p>25345212</text:p>
          </table:table-cell>
          <table:table-cell office:value-type="string">
            <text:p>LFP3</text:p>
          </table:table-cell>
          <table:table-cell office:value-type="float" office:value="609544.192">
            <text:p>609544.192</text:p>
          </table:table-cell>
          <table:table-cell office:value-type="float" office:value="227811.856">
            <text:p>227811.856</text:p>
          </table:table-cell>
          <table:table-cell office:value-type="float" office:value="433.446">
            <text:p>433.446</text:p>
          </table:table-cell>
          <table:table-cell office:value-type="float" office:value="433.4400024414">
            <text:p>433.4400024414</text:p>
          </table:table-cell>
          <table:table-cell office:value-type="float" office:value="-0.5997558594">
            <text:p>-0.5997558594</text:p>
          </table:table-cell>
          <table:table-cell office:value-type="string">
            <text:p>2534</text:p>
          </table:table-cell>
          <table:table-cell table:formula="of:=ABS([.H763])" office:value-type="float" office:value="0.5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69</text:p>
          </table:table-cell>
          <table:table-cell office:value-type="string">
            <text:p>25345213</text:p>
          </table:table-cell>
          <table:table-cell office:value-type="string">
            <text:p>LFP3</text:p>
          </table:table-cell>
          <table:table-cell office:value-type="float" office:value="609552.92">
            <text:p>609552.92</text:p>
          </table:table-cell>
          <table:table-cell office:value-type="float" office:value="227927.47">
            <text:p>227927.47</text:p>
          </table:table-cell>
          <table:table-cell office:value-type="float" office:value="433.596">
            <text:p>433.596</text:p>
          </table:table-cell>
          <table:table-cell office:value-type="float" office:value="433.5799865723">
            <text:p>433.5799865723</text:p>
          </table:table-cell>
          <table:table-cell office:value-type="float" office:value="-1.6013427734">
            <text:p>-1.6013427734</text:p>
          </table:table-cell>
          <table:table-cell office:value-type="string">
            <text:p>2534</text:p>
          </table:table-cell>
          <table:table-cell table:formula="of:=ABS([.H764])" office:value-type="float" office:value="1.601342773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170</text:p>
          </table:table-cell>
          <table:table-cell office:value-type="string">
            <text:p>25345214</text:p>
          </table:table-cell>
          <table:table-cell office:value-type="string">
            <text:p>LFP3</text:p>
          </table:table-cell>
          <table:table-cell office:value-type="float" office:value="609543.458">
            <text:p>609543.458</text:p>
          </table:table-cell>
          <table:table-cell office:value-type="float" office:value="228017.148">
            <text:p>228017.148</text:p>
          </table:table-cell>
          <table:table-cell office:value-type="float" office:value="433.417">
            <text:p>433.417</text:p>
          </table:table-cell>
          <table:table-cell office:value-type="float" office:value="433.3999938965">
            <text:p>433.3999938965</text:p>
          </table:table-cell>
          <table:table-cell office:value-type="float" office:value="-1.7006103516">
            <text:p>-1.7006103516</text:p>
          </table:table-cell>
          <table:table-cell office:value-type="string">
            <text:p>2534</text:p>
          </table:table-cell>
          <table:table-cell table:formula="of:=ABS([.H765])" office:value-type="float" office:value="1.700610351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171</text:p>
          </table:table-cell>
          <table:table-cell office:value-type="string">
            <text:p>25345215</text:p>
          </table:table-cell>
          <table:table-cell office:value-type="string">
            <text:p>LFP3</text:p>
          </table:table-cell>
          <table:table-cell office:value-type="float" office:value="609499.4">
            <text:p>609499.4</text:p>
          </table:table-cell>
          <table:table-cell office:value-type="float" office:value="228117.823">
            <text:p>228117.823</text:p>
          </table:table-cell>
          <table:table-cell office:value-type="float" office:value="434.882">
            <text:p>434.882</text:p>
          </table:table-cell>
          <table:table-cell office:value-type="float" office:value="434.8500061035">
            <text:p>434.8500061035</text:p>
          </table:table-cell>
          <table:table-cell office:value-type="float" office:value="-3.1993896484">
            <text:p>-3.1993896484</text:p>
          </table:table-cell>
          <table:table-cell office:value-type="string">
            <text:p>2534</text:p>
          </table:table-cell>
          <table:table-cell table:formula="of:=ABS([.H766])" office:value-type="float" office:value="3.1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72</text:p>
          </table:table-cell>
          <table:table-cell office:value-type="string">
            <text:p>25345216</text:p>
          </table:table-cell>
          <table:table-cell office:value-type="string">
            <text:p>LFP3</text:p>
          </table:table-cell>
          <table:table-cell office:value-type="float" office:value="609646.604">
            <text:p>609646.604</text:p>
          </table:table-cell>
          <table:table-cell office:value-type="float" office:value="228072.892">
            <text:p>228072.892</text:p>
          </table:table-cell>
          <table:table-cell office:value-type="float" office:value="433.893">
            <text:p>433.893</text:p>
          </table:table-cell>
          <table:table-cell office:value-type="float" office:value="434.0199890137">
            <text:p>434.0199890137</text:p>
          </table:table-cell>
          <table:table-cell office:value-type="float" office:value="12.6989013672">
            <text:p>12.6989013672</text:p>
          </table:table-cell>
          <table:table-cell office:value-type="string">
            <text:p>2534</text:p>
          </table:table-cell>
          <table:table-cell table:formula="of:=ABS([.H767])" office:value-type="float" office:value="12.698901367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173</text:p>
          </table:table-cell>
          <table:table-cell office:value-type="string">
            <text:p>25345217</text:p>
          </table:table-cell>
          <table:table-cell office:value-type="string">
            <text:p>LFP3</text:p>
          </table:table-cell>
          <table:table-cell office:value-type="float" office:value="609749.315">
            <text:p>609749.315</text:p>
          </table:table-cell>
          <table:table-cell office:value-type="float" office:value="228076.58">
            <text:p>228076.58</text:p>
          </table:table-cell>
          <table:table-cell office:value-type="float" office:value="434.629">
            <text:p>434.629</text:p>
          </table:table-cell>
          <table:table-cell office:value-type="float" office:value="434.3699951172">
            <text:p>434.3699951172</text:p>
          </table:table-cell>
          <table:table-cell office:value-type="float" office:value="-25.9004882813">
            <text:p>-25.9004882813</text:p>
          </table:table-cell>
          <table:table-cell office:value-type="string">
            <text:p>2534</text:p>
          </table:table-cell>
          <table:table-cell table:formula="of:=ABS([.H768])" office:value-type="float" office:value="25.9004882813">
            <text:p>26</text:p>
          </table:table-cell>
          <table:table-cell table:number-columns-repeated="246"/>
        </table:table-row>
        <table:table-row table:style-name="ro1">
          <table:table-cell office:value-type="string">
            <text:p>5353174</text:p>
          </table:table-cell>
          <table:table-cell office:value-type="string">
            <text:p>25345219</text:p>
          </table:table-cell>
          <table:table-cell office:value-type="string">
            <text:p>LFP3</text:p>
          </table:table-cell>
          <table:table-cell office:value-type="float" office:value="609549.737">
            <text:p>609549.737</text:p>
          </table:table-cell>
          <table:table-cell office:value-type="float" office:value="228164.094">
            <text:p>228164.094</text:p>
          </table:table-cell>
          <table:table-cell office:value-type="float" office:value="432.476">
            <text:p>432.476</text:p>
          </table:table-cell>
          <table:table-cell office:value-type="float" office:value="432.4299926758">
            <text:p>432.4299926758</text:p>
          </table:table-cell>
          <table:table-cell office:value-type="float" office:value="-4.6007324219">
            <text:p>-4.6007324219</text:p>
          </table:table-cell>
          <table:table-cell office:value-type="string">
            <text:p>2534</text:p>
          </table:table-cell>
          <table:table-cell table:formula="of:=ABS([.H769])" office:value-type="float" office:value="4.600732421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75</text:p>
          </table:table-cell>
          <table:table-cell office:value-type="string">
            <text:p>25345220</text:p>
          </table:table-cell>
          <table:table-cell office:value-type="string">
            <text:p>LFP3</text:p>
          </table:table-cell>
          <table:table-cell office:value-type="float" office:value="609523.769">
            <text:p>609523.769</text:p>
          </table:table-cell>
          <table:table-cell office:value-type="float" office:value="228151.836">
            <text:p>228151.836</text:p>
          </table:table-cell>
          <table:table-cell office:value-type="float" office:value="430.74">
            <text:p>430.74</text:p>
          </table:table-cell>
          <table:table-cell office:value-type="float" office:value="430.6799926758">
            <text:p>430.6799926758</text:p>
          </table:table-cell>
          <table:table-cell office:value-type="float" office:value="-6.0007324219">
            <text:p>-6.0007324219</text:p>
          </table:table-cell>
          <table:table-cell office:value-type="string">
            <text:p>2534</text:p>
          </table:table-cell>
          <table:table-cell table:formula="of:=ABS([.H770])" office:value-type="float" office:value="6.0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176</text:p>
          </table:table-cell>
          <table:table-cell office:value-type="string">
            <text:p>25345221</text:p>
          </table:table-cell>
          <table:table-cell office:value-type="string">
            <text:p>LFP3</text:p>
          </table:table-cell>
          <table:table-cell office:value-type="float" office:value="609383.617">
            <text:p>609383.617</text:p>
          </table:table-cell>
          <table:table-cell office:value-type="float" office:value="227630.825">
            <text:p>227630.825</text:p>
          </table:table-cell>
          <table:table-cell office:value-type="float" office:value="441.237">
            <text:p>441.237</text:p>
          </table:table-cell>
          <table:table-cell office:value-type="float" office:value="441.1700134277">
            <text:p>441.1700134277</text:p>
          </table:table-cell>
          <table:table-cell office:value-type="float" office:value="-6.6986572266">
            <text:p>-6.6986572266</text:p>
          </table:table-cell>
          <table:table-cell office:value-type="string">
            <text:p>2534</text:p>
          </table:table-cell>
          <table:table-cell table:formula="of:=ABS([.H771])" office:value-type="float" office:value="6.698657226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77</text:p>
          </table:table-cell>
          <table:table-cell office:value-type="string">
            <text:p>25345224</text:p>
          </table:table-cell>
          <table:table-cell office:value-type="string">
            <text:p>LFP3</text:p>
          </table:table-cell>
          <table:table-cell office:value-type="float" office:value="610225.294">
            <text:p>610225.294</text:p>
          </table:table-cell>
          <table:table-cell office:value-type="float" office:value="229027.741">
            <text:p>229027.741</text:p>
          </table:table-cell>
          <table:table-cell office:value-type="float" office:value="429.393">
            <text:p>429.393</text:p>
          </table:table-cell>
          <table:table-cell office:value-type="float" office:value="429.3399963379">
            <text:p>429.3399963379</text:p>
          </table:table-cell>
          <table:table-cell office:value-type="float" office:value="-5.3003662109">
            <text:p>-5.3003662109</text:p>
          </table:table-cell>
          <table:table-cell office:value-type="string">
            <text:p>2534</text:p>
          </table:table-cell>
          <table:table-cell table:formula="of:=ABS([.H772])" office:value-type="float" office:value="5.3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78</text:p>
          </table:table-cell>
          <table:table-cell office:value-type="string">
            <text:p>25345226</text:p>
          </table:table-cell>
          <table:table-cell office:value-type="string">
            <text:p>LFP3</text:p>
          </table:table-cell>
          <table:table-cell office:value-type="float" office:value="609695.655">
            <text:p>609695.655</text:p>
          </table:table-cell>
          <table:table-cell office:value-type="float" office:value="227565.355">
            <text:p>227565.355</text:p>
          </table:table-cell>
          <table:table-cell office:value-type="float" office:value="436.119">
            <text:p>436.119</text:p>
          </table:table-cell>
          <table:table-cell office:value-type="float" office:value="436.2099914551">
            <text:p>436.2099914551</text:p>
          </table:table-cell>
          <table:table-cell office:value-type="float" office:value="9.0991455078">
            <text:p>9.0991455078</text:p>
          </table:table-cell>
          <table:table-cell office:value-type="string">
            <text:p>2534</text:p>
          </table:table-cell>
          <table:table-cell table:formula="of:=ABS([.H773])" office:value-type="float" office:value="9.099145507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179</text:p>
          </table:table-cell>
          <table:table-cell office:value-type="string">
            <text:p>25345227</text:p>
          </table:table-cell>
          <table:table-cell office:value-type="string">
            <text:p>LFP3</text:p>
          </table:table-cell>
          <table:table-cell office:value-type="float" office:value="609773.878">
            <text:p>609773.878</text:p>
          </table:table-cell>
          <table:table-cell office:value-type="float" office:value="227518.278">
            <text:p>227518.278</text:p>
          </table:table-cell>
          <table:table-cell office:value-type="float" office:value="438.829">
            <text:p>438.829</text:p>
          </table:table-cell>
          <table:table-cell office:value-type="float" office:value="438.8399963379">
            <text:p>438.8399963379</text:p>
          </table:table-cell>
          <table:table-cell office:value-type="float" office:value="1.0996337891">
            <text:p>1.0996337891</text:p>
          </table:table-cell>
          <table:table-cell office:value-type="string">
            <text:p>2534</text:p>
          </table:table-cell>
          <table:table-cell table:formula="of:=ABS([.H774])" office:value-type="float" office:value="1.0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80</text:p>
          </table:table-cell>
          <table:table-cell office:value-type="string">
            <text:p>25345229</text:p>
          </table:table-cell>
          <table:table-cell office:value-type="string">
            <text:p>LFP3</text:p>
          </table:table-cell>
          <table:table-cell office:value-type="float" office:value="609220.123">
            <text:p>609220.123</text:p>
          </table:table-cell>
          <table:table-cell office:value-type="float" office:value="227730.306">
            <text:p>227730.306</text:p>
          </table:table-cell>
          <table:table-cell office:value-type="float" office:value="438.317">
            <text:p>438.317</text:p>
          </table:table-cell>
          <table:table-cell office:value-type="float" office:value="438.3999938965">
            <text:p>438.3999938965</text:p>
          </table:table-cell>
          <table:table-cell office:value-type="float" office:value="8.2993896484">
            <text:p>8.2993896484</text:p>
          </table:table-cell>
          <table:table-cell office:value-type="string">
            <text:p>2534</text:p>
          </table:table-cell>
          <table:table-cell table:formula="of:=ABS([.H775])" office:value-type="float" office:value="8.299389648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81</text:p>
          </table:table-cell>
          <table:table-cell office:value-type="string">
            <text:p>25345230</text:p>
          </table:table-cell>
          <table:table-cell office:value-type="string">
            <text:p>LFP3</text:p>
          </table:table-cell>
          <table:table-cell office:value-type="float" office:value="610077.59">
            <text:p>610077.59</text:p>
          </table:table-cell>
          <table:table-cell office:value-type="float" office:value="227804.234">
            <text:p>227804.234</text:p>
          </table:table-cell>
          <table:table-cell office:value-type="float" office:value="435.193">
            <text:p>435.193</text:p>
          </table:table-cell>
          <table:table-cell office:value-type="float" office:value="435.1099853516">
            <text:p>435.1099853516</text:p>
          </table:table-cell>
          <table:table-cell office:value-type="float" office:value="-8.3014648437">
            <text:p>-8.3014648437</text:p>
          </table:table-cell>
          <table:table-cell office:value-type="string">
            <text:p>2534</text:p>
          </table:table-cell>
          <table:table-cell table:formula="of:=ABS([.H776])" office:value-type="float" office:value="8.301464843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82</text:p>
          </table:table-cell>
          <table:table-cell office:value-type="string">
            <text:p>25345231</text:p>
          </table:table-cell>
          <table:table-cell office:value-type="string">
            <text:p>LFP3</text:p>
          </table:table-cell>
          <table:table-cell office:value-type="float" office:value="610011.747">
            <text:p>610011.747</text:p>
          </table:table-cell>
          <table:table-cell office:value-type="float" office:value="227842.355">
            <text:p>227842.355</text:p>
          </table:table-cell>
          <table:table-cell office:value-type="float" office:value="435.13">
            <text:p>435.13</text:p>
          </table:table-cell>
          <table:table-cell office:value-type="float" office:value="435.25">
            <text:p>435.25</text:p>
          </table:table-cell>
          <table:table-cell office:value-type="float" office:value="12">
            <text:p>12</text:p>
          </table:table-cell>
          <table:table-cell office:value-type="string">
            <text:p>2534</text:p>
          </table:table-cell>
          <table:table-cell table:formula="of:=ABS([.H777])"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183</text:p>
          </table:table-cell>
          <table:table-cell office:value-type="string">
            <text:p>25345244</text:p>
          </table:table-cell>
          <table:table-cell office:value-type="string">
            <text:p>LFP3</text:p>
          </table:table-cell>
          <table:table-cell office:value-type="float" office:value="609328.256">
            <text:p>609328.256</text:p>
          </table:table-cell>
          <table:table-cell office:value-type="float" office:value="228123.391">
            <text:p>228123.391</text:p>
          </table:table-cell>
          <table:table-cell office:value-type="float" office:value="433.049">
            <text:p>433.049</text:p>
          </table:table-cell>
          <table:table-cell office:value-type="float" office:value="432.950012207">
            <text:p>432.950012207</text:p>
          </table:table-cell>
          <table:table-cell office:value-type="float" office:value="-9.8987792969">
            <text:p>-9.8987792969</text:p>
          </table:table-cell>
          <table:table-cell office:value-type="string">
            <text:p>2534</text:p>
          </table:table-cell>
          <table:table-cell table:formula="of:=ABS([.H778])" office:value-type="float" office:value="9.898779296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184</text:p>
          </table:table-cell>
          <table:table-cell office:value-type="string">
            <text:p>25345245</text:p>
          </table:table-cell>
          <table:table-cell office:value-type="string">
            <text:p>LFP3</text:p>
          </table:table-cell>
          <table:table-cell office:value-type="float" office:value="609403.022">
            <text:p>609403.022</text:p>
          </table:table-cell>
          <table:table-cell office:value-type="float" office:value="228121.992">
            <text:p>228121.992</text:p>
          </table:table-cell>
          <table:table-cell office:value-type="float" office:value="433.164">
            <text:p>433.164</text:p>
          </table:table-cell>
          <table:table-cell office:value-type="float" office:value="433.1900024414">
            <text:p>433.1900024414</text:p>
          </table:table-cell>
          <table:table-cell office:value-type="float" office:value="2.6002441406">
            <text:p>2.6002441406</text:p>
          </table:table-cell>
          <table:table-cell office:value-type="string">
            <text:p>2534</text:p>
          </table:table-cell>
          <table:table-cell table:formula="of:=ABS([.H779])" office:value-type="float" office:value="2.6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85</text:p>
          </table:table-cell>
          <table:table-cell office:value-type="string">
            <text:p>25345246</text:p>
          </table:table-cell>
          <table:table-cell office:value-type="string">
            <text:p>LFP3</text:p>
          </table:table-cell>
          <table:table-cell office:value-type="float" office:value="609057.1">
            <text:p>609057.1</text:p>
          </table:table-cell>
          <table:table-cell office:value-type="float" office:value="228016.688">
            <text:p>228016.688</text:p>
          </table:table-cell>
          <table:table-cell office:value-type="float" office:value="432.342">
            <text:p>432.342</text:p>
          </table:table-cell>
          <table:table-cell office:value-type="float" office:value="432.25">
            <text:p>432.25</text:p>
          </table:table-cell>
          <table:table-cell office:value-type="float" office:value="-9.2">
            <text:p>-9.2</text:p>
          </table:table-cell>
          <table:table-cell office:value-type="string">
            <text:p>2534</text:p>
          </table:table-cell>
          <table:table-cell table:formula="of:=ABS([.H780])" office:value-type="float" office:value="9.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186</text:p>
          </table:table-cell>
          <table:table-cell office:value-type="string">
            <text:p>25345248</text:p>
          </table:table-cell>
          <table:table-cell office:value-type="string">
            <text:p>LFP3</text:p>
          </table:table-cell>
          <table:table-cell office:value-type="float" office:value="609074.893">
            <text:p>609074.893</text:p>
          </table:table-cell>
          <table:table-cell office:value-type="float" office:value="227897.898">
            <text:p>227897.898</text:p>
          </table:table-cell>
          <table:table-cell office:value-type="float" office:value="433.232">
            <text:p>433.232</text:p>
          </table:table-cell>
          <table:table-cell office:value-type="float" office:value="433.2399902344">
            <text:p>433.2399902344</text:p>
          </table:table-cell>
          <table:table-cell office:value-type="float" office:value="0.7990234375">
            <text:p>0.7990234375</text:p>
          </table:table-cell>
          <table:table-cell office:value-type="string">
            <text:p>2534</text:p>
          </table:table-cell>
          <table:table-cell table:formula="of:=ABS([.H781])" office:value-type="float" office:value="0.7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87</text:p>
          </table:table-cell>
          <table:table-cell office:value-type="string">
            <text:p>25345249</text:p>
          </table:table-cell>
          <table:table-cell office:value-type="string">
            <text:p>LFP3</text:p>
          </table:table-cell>
          <table:table-cell office:value-type="float" office:value="609094.736">
            <text:p>609094.736</text:p>
          </table:table-cell>
          <table:table-cell office:value-type="float" office:value="227828.903">
            <text:p>227828.903</text:p>
          </table:table-cell>
          <table:table-cell office:value-type="float" office:value="435.308">
            <text:p>435.308</text:p>
          </table:table-cell>
          <table:table-cell office:value-type="float" office:value="435.3800048828">
            <text:p>435.3800048828</text:p>
          </table:table-cell>
          <table:table-cell office:value-type="float" office:value="7.2004882813">
            <text:p>7.2004882813</text:p>
          </table:table-cell>
          <table:table-cell office:value-type="string">
            <text:p>2534</text:p>
          </table:table-cell>
          <table:table-cell table:formula="of:=ABS([.H782])" office:value-type="float" office:value="7.200488281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88</text:p>
          </table:table-cell>
          <table:table-cell office:value-type="string">
            <text:p>25345258</text:p>
          </table:table-cell>
          <table:table-cell office:value-type="string">
            <text:p>LFP3</text:p>
          </table:table-cell>
          <table:table-cell office:value-type="float" office:value="608572.906">
            <text:p>608572.906</text:p>
          </table:table-cell>
          <table:table-cell office:value-type="float" office:value="227936.986">
            <text:p>227936.986</text:p>
          </table:table-cell>
          <table:table-cell office:value-type="float" office:value="443.105">
            <text:p>443.105</text:p>
          </table:table-cell>
          <table:table-cell office:value-type="float" office:value="443.0700073242">
            <text:p>443.0700073242</text:p>
          </table:table-cell>
          <table:table-cell office:value-type="float" office:value="-3.4992675781">
            <text:p>-3.4992675781</text:p>
          </table:table-cell>
          <table:table-cell office:value-type="string">
            <text:p>2534</text:p>
          </table:table-cell>
          <table:table-cell table:formula="of:=ABS([.H783])" office:value-type="float" office:value="3.4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89</text:p>
          </table:table-cell>
          <table:table-cell office:value-type="string">
            <text:p>25345278</text:p>
          </table:table-cell>
          <table:table-cell office:value-type="string">
            <text:p>LFP3</text:p>
          </table:table-cell>
          <table:table-cell office:value-type="float" office:value="609521.192">
            <text:p>609521.192</text:p>
          </table:table-cell>
          <table:table-cell office:value-type="float" office:value="227906.457">
            <text:p>227906.457</text:p>
          </table:table-cell>
          <table:table-cell office:value-type="float" office:value="433.861">
            <text:p>433.861</text:p>
          </table:table-cell>
          <table:table-cell office:value-type="float" office:value="434.3099975586">
            <text:p>434.3099975586</text:p>
          </table:table-cell>
          <table:table-cell office:value-type="float" office:value="44.8997558594">
            <text:p>44.8997558594</text:p>
          </table:table-cell>
          <table:table-cell office:value-type="string">
            <text:p>2534</text:p>
          </table:table-cell>
          <table:table-cell table:formula="of:=ABS([.H784])" office:value-type="float" office:value="44.8997558594">
            <text:p>45</text:p>
          </table:table-cell>
          <table:table-cell table:number-columns-repeated="246"/>
        </table:table-row>
        <table:table-row table:style-name="ro1">
          <table:table-cell office:value-type="string">
            <text:p>5353190</text:p>
          </table:table-cell>
          <table:table-cell office:value-type="string">
            <text:p>25345279</text:p>
          </table:table-cell>
          <table:table-cell office:value-type="string">
            <text:p>LFP3</text:p>
          </table:table-cell>
          <table:table-cell office:value-type="float" office:value="609147.955">
            <text:p>609147.955</text:p>
          </table:table-cell>
          <table:table-cell office:value-type="float" office:value="228055.268">
            <text:p>228055.268</text:p>
          </table:table-cell>
          <table:table-cell office:value-type="float" office:value="432.447">
            <text:p>432.447</text:p>
          </table:table-cell>
          <table:table-cell office:value-type="float" office:value="432.5">
            <text:p>432.5</text:p>
          </table:table-cell>
          <table:table-cell office:value-type="float" office:value="5.3">
            <text:p>5.3</text:p>
          </table:table-cell>
          <table:table-cell office:value-type="string">
            <text:p>2534</text:p>
          </table:table-cell>
          <table:table-cell table:formula="of:=ABS([.H785])" office:value-type="float" office:value="5.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91</text:p>
          </table:table-cell>
          <table:table-cell office:value-type="string">
            <text:p>25345280</text:p>
          </table:table-cell>
          <table:table-cell office:value-type="string">
            <text:p>LFP3</text:p>
          </table:table-cell>
          <table:table-cell office:value-type="float" office:value="609165.172">
            <text:p>609165.172</text:p>
          </table:table-cell>
          <table:table-cell office:value-type="float" office:value="228015.425">
            <text:p>228015.425</text:p>
          </table:table-cell>
          <table:table-cell office:value-type="float" office:value="432.535">
            <text:p>432.535</text:p>
          </table:table-cell>
          <table:table-cell office:value-type="float" office:value="432.6000061035">
            <text:p>432.6000061035</text:p>
          </table:table-cell>
          <table:table-cell office:value-type="float" office:value="6.5006103516">
            <text:p>6.5006103516</text:p>
          </table:table-cell>
          <table:table-cell office:value-type="string">
            <text:p>2534</text:p>
          </table:table-cell>
          <table:table-cell table:formula="of:=ABS([.H786])" office:value-type="float" office:value="6.5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92</text:p>
          </table:table-cell>
          <table:table-cell office:value-type="string">
            <text:p>25345282</text:p>
          </table:table-cell>
          <table:table-cell office:value-type="string">
            <text:p>LFP3</text:p>
          </table:table-cell>
          <table:table-cell office:value-type="float" office:value="609199.386">
            <text:p>609199.386</text:p>
          </table:table-cell>
          <table:table-cell office:value-type="float" office:value="228025.445">
            <text:p>228025.445</text:p>
          </table:table-cell>
          <table:table-cell office:value-type="float" office:value="432.672">
            <text:p>432.672</text:p>
          </table:table-cell>
          <table:table-cell office:value-type="float" office:value="432.6400146484">
            <text:p>432.6400146484</text:p>
          </table:table-cell>
          <table:table-cell office:value-type="float" office:value="-3.1985351563">
            <text:p>-3.1985351563</text:p>
          </table:table-cell>
          <table:table-cell office:value-type="string">
            <text:p>2534</text:p>
          </table:table-cell>
          <table:table-cell table:formula="of:=ABS([.H787])" office:value-type="float" office:value="3.198535156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93</text:p>
          </table:table-cell>
          <table:table-cell office:value-type="string">
            <text:p>25345283</text:p>
          </table:table-cell>
          <table:table-cell office:value-type="string">
            <text:p>LFP3</text:p>
          </table:table-cell>
          <table:table-cell office:value-type="float" office:value="608985.257">
            <text:p>608985.257</text:p>
          </table:table-cell>
          <table:table-cell office:value-type="float" office:value="228017.2">
            <text:p>228017.2</text:p>
          </table:table-cell>
          <table:table-cell office:value-type="float" office:value="431.77">
            <text:p>431.77</text:p>
          </table:table-cell>
          <table:table-cell office:value-type="float" office:value="431.7799987793">
            <text:p>431.7799987793</text:p>
          </table:table-cell>
          <table:table-cell office:value-type="float" office:value="0.9998779297">
            <text:p>0.9998779297</text:p>
          </table:table-cell>
          <table:table-cell office:value-type="string">
            <text:p>2534</text:p>
          </table:table-cell>
          <table:table-cell table:formula="of:=ABS([.H788])" office:value-type="float" office:value="0.999877929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194</text:p>
          </table:table-cell>
          <table:table-cell office:value-type="string">
            <text:p>25345284</text:p>
          </table:table-cell>
          <table:table-cell office:value-type="string">
            <text:p>LFP3</text:p>
          </table:table-cell>
          <table:table-cell office:value-type="float" office:value="609025.764">
            <text:p>609025.764</text:p>
          </table:table-cell>
          <table:table-cell office:value-type="float" office:value="227971.071">
            <text:p>227971.071</text:p>
          </table:table-cell>
          <table:table-cell office:value-type="float" office:value="432.144">
            <text:p>432.144</text:p>
          </table:table-cell>
          <table:table-cell office:value-type="float" office:value="432.0700073242">
            <text:p>432.0700073242</text:p>
          </table:table-cell>
          <table:table-cell office:value-type="float" office:value="-7.3992675781">
            <text:p>-7.3992675781</text:p>
          </table:table-cell>
          <table:table-cell office:value-type="string">
            <text:p>2534</text:p>
          </table:table-cell>
          <table:table-cell table:formula="of:=ABS([.H789])" office:value-type="float" office:value="7.3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195</text:p>
          </table:table-cell>
          <table:table-cell office:value-type="string">
            <text:p>25345286</text:p>
          </table:table-cell>
          <table:table-cell office:value-type="string">
            <text:p>LFP3</text:p>
          </table:table-cell>
          <table:table-cell office:value-type="float" office:value="608914.772">
            <text:p>608914.772</text:p>
          </table:table-cell>
          <table:table-cell office:value-type="float" office:value="227980.672">
            <text:p>227980.672</text:p>
          </table:table-cell>
          <table:table-cell office:value-type="float" office:value="432.571">
            <text:p>432.571</text:p>
          </table:table-cell>
          <table:table-cell office:value-type="float" office:value="432.6000061035">
            <text:p>432.6000061035</text:p>
          </table:table-cell>
          <table:table-cell office:value-type="float" office:value="2.9006103516">
            <text:p>2.9006103516</text:p>
          </table:table-cell>
          <table:table-cell office:value-type="string">
            <text:p>2534</text:p>
          </table:table-cell>
          <table:table-cell table:formula="of:=ABS([.H790])" office:value-type="float" office:value="2.9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196</text:p>
          </table:table-cell>
          <table:table-cell office:value-type="string">
            <text:p>25345288</text:p>
          </table:table-cell>
          <table:table-cell office:value-type="string">
            <text:p>LFP3</text:p>
          </table:table-cell>
          <table:table-cell office:value-type="float" office:value="608998.335">
            <text:p>608998.335</text:p>
          </table:table-cell>
          <table:table-cell office:value-type="float" office:value="227905.491">
            <text:p>227905.491</text:p>
          </table:table-cell>
          <table:table-cell office:value-type="float" office:value="433.036">
            <text:p>433.036</text:p>
          </table:table-cell>
          <table:table-cell office:value-type="float" office:value="432.9599914551">
            <text:p>432.9599914551</text:p>
          </table:table-cell>
          <table:table-cell office:value-type="float" office:value="-7.6008544922">
            <text:p>-7.6008544922</text:p>
          </table:table-cell>
          <table:table-cell office:value-type="string">
            <text:p>2534</text:p>
          </table:table-cell>
          <table:table-cell table:formula="of:=ABS([.H791])" office:value-type="float" office:value="7.6008544922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97</text:p>
          </table:table-cell>
          <table:table-cell office:value-type="string">
            <text:p>25345289</text:p>
          </table:table-cell>
          <table:table-cell office:value-type="string">
            <text:p>LFP3</text:p>
          </table:table-cell>
          <table:table-cell office:value-type="float" office:value="609046.204">
            <text:p>609046.204</text:p>
          </table:table-cell>
          <table:table-cell office:value-type="float" office:value="227867.005">
            <text:p>227867.005</text:p>
          </table:table-cell>
          <table:table-cell office:value-type="float" office:value="433.965">
            <text:p>433.965</text:p>
          </table:table-cell>
          <table:table-cell office:value-type="float" office:value="434.0199890137">
            <text:p>434.0199890137</text:p>
          </table:table-cell>
          <table:table-cell office:value-type="float" office:value="5.4989013672">
            <text:p>5.4989013672</text:p>
          </table:table-cell>
          <table:table-cell office:value-type="string">
            <text:p>2534</text:p>
          </table:table-cell>
          <table:table-cell table:formula="of:=ABS([.H792])" office:value-type="float" office:value="5.4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198</text:p>
          </table:table-cell>
          <table:table-cell office:value-type="string">
            <text:p>25345290</text:p>
          </table:table-cell>
          <table:table-cell office:value-type="string">
            <text:p>LFP3</text:p>
          </table:table-cell>
          <table:table-cell office:value-type="float" office:value="609019.846">
            <text:p>609019.846</text:p>
          </table:table-cell>
          <table:table-cell office:value-type="float" office:value="227948.605">
            <text:p>227948.605</text:p>
          </table:table-cell>
          <table:table-cell office:value-type="float" office:value="432.714">
            <text:p>432.714</text:p>
          </table:table-cell>
          <table:table-cell office:value-type="float" office:value="432.6300048828">
            <text:p>432.6300048828</text:p>
          </table:table-cell>
          <table:table-cell office:value-type="float" office:value="-8.3995117187">
            <text:p>-8.3995117187</text:p>
          </table:table-cell>
          <table:table-cell office:value-type="string">
            <text:p>2534</text:p>
          </table:table-cell>
          <table:table-cell table:formula="of:=ABS([.H793])" office:value-type="float" office:value="8.399511718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199</text:p>
          </table:table-cell>
          <table:table-cell office:value-type="string">
            <text:p>25345291</text:p>
          </table:table-cell>
          <table:table-cell office:value-type="string">
            <text:p>LFP3</text:p>
          </table:table-cell>
          <table:table-cell office:value-type="float" office:value="609419.2">
            <text:p>609419.2</text:p>
          </table:table-cell>
          <table:table-cell office:value-type="float" office:value="228067.556">
            <text:p>228067.556</text:p>
          </table:table-cell>
          <table:table-cell office:value-type="float" office:value="433.188">
            <text:p>433.188</text:p>
          </table:table-cell>
          <table:table-cell office:value-type="float" office:value="433.1600036621">
            <text:p>433.1600036621</text:p>
          </table:table-cell>
          <table:table-cell office:value-type="float" office:value="-2.7996337891">
            <text:p>-2.7996337891</text:p>
          </table:table-cell>
          <table:table-cell office:value-type="string">
            <text:p>2534</text:p>
          </table:table-cell>
          <table:table-cell table:formula="of:=ABS([.H794])" office:value-type="float" office:value="2.7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00</text:p>
          </table:table-cell>
          <table:table-cell office:value-type="string">
            <text:p>25345296</text:p>
          </table:table-cell>
          <table:table-cell office:value-type="string">
            <text:p>LFP3</text:p>
          </table:table-cell>
          <table:table-cell office:value-type="float" office:value="608543.623">
            <text:p>608543.623</text:p>
          </table:table-cell>
          <table:table-cell office:value-type="float" office:value="228122.483">
            <text:p>228122.483</text:p>
          </table:table-cell>
          <table:table-cell office:value-type="float" office:value="430.342">
            <text:p>430.342</text:p>
          </table:table-cell>
          <table:table-cell office:value-type="float" office:value="430.3299865723">
            <text:p>430.3299865723</text:p>
          </table:table-cell>
          <table:table-cell office:value-type="float" office:value="-1.2013427734">
            <text:p>-1.2013427734</text:p>
          </table:table-cell>
          <table:table-cell office:value-type="string">
            <text:p>2534</text:p>
          </table:table-cell>
          <table:table-cell table:formula="of:=ABS([.H795])" office:value-type="float" office:value="1.201342773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01</text:p>
          </table:table-cell>
          <table:table-cell office:value-type="string">
            <text:p>25345297</text:p>
          </table:table-cell>
          <table:table-cell office:value-type="string">
            <text:p>LFP3</text:p>
          </table:table-cell>
          <table:table-cell office:value-type="float" office:value="608594.588">
            <text:p>608594.588</text:p>
          </table:table-cell>
          <table:table-cell office:value-type="float" office:value="228133.779">
            <text:p>228133.779</text:p>
          </table:table-cell>
          <table:table-cell office:value-type="float" office:value="430.564">
            <text:p>430.564</text:p>
          </table:table-cell>
          <table:table-cell office:value-type="float" office:value="430.549987793">
            <text:p>430.549987793</text:p>
          </table:table-cell>
          <table:table-cell office:value-type="float" office:value="-1.4012207031">
            <text:p>-1.4012207031</text:p>
          </table:table-cell>
          <table:table-cell office:value-type="string">
            <text:p>2534</text:p>
          </table:table-cell>
          <table:table-cell table:formula="of:=ABS([.H796])" office:value-type="float" office:value="1.4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02</text:p>
          </table:table-cell>
          <table:table-cell office:value-type="string">
            <text:p>25345298</text:p>
          </table:table-cell>
          <table:table-cell office:value-type="string">
            <text:p>LFP3</text:p>
          </table:table-cell>
          <table:table-cell office:value-type="float" office:value="608647.03">
            <text:p>608647.03</text:p>
          </table:table-cell>
          <table:table-cell office:value-type="float" office:value="228144.795">
            <text:p>228144.795</text:p>
          </table:table-cell>
          <table:table-cell office:value-type="float" office:value="430.82">
            <text:p>430.82</text:p>
          </table:table-cell>
          <table:table-cell office:value-type="float" office:value="430.7699890137">
            <text:p>430.7699890137</text:p>
          </table:table-cell>
          <table:table-cell office:value-type="float" office:value="-5.0010986328">
            <text:p>-5.0010986328</text:p>
          </table:table-cell>
          <table:table-cell office:value-type="string">
            <text:p>2534</text:p>
          </table:table-cell>
          <table:table-cell table:formula="of:=ABS([.H797])" office:value-type="float" office:value="5.0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03</text:p>
          </table:table-cell>
          <table:table-cell office:value-type="string">
            <text:p>25345299</text:p>
          </table:table-cell>
          <table:table-cell office:value-type="string">
            <text:p>LFP3</text:p>
          </table:table-cell>
          <table:table-cell office:value-type="float" office:value="608700.35">
            <text:p>608700.35</text:p>
          </table:table-cell>
          <table:table-cell office:value-type="float" office:value="228155.809">
            <text:p>228155.809</text:p>
          </table:table-cell>
          <table:table-cell office:value-type="float" office:value="430.947">
            <text:p>430.947</text:p>
          </table:table-cell>
          <table:table-cell office:value-type="float" office:value="430.9700012207">
            <text:p>430.9700012207</text:p>
          </table:table-cell>
          <table:table-cell office:value-type="float" office:value="2.3001220703">
            <text:p>2.3001220703</text:p>
          </table:table-cell>
          <table:table-cell office:value-type="string">
            <text:p>2534</text:p>
          </table:table-cell>
          <table:table-cell table:formula="of:=ABS([.H798])" office:value-type="float" office:value="2.3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04</text:p>
          </table:table-cell>
          <table:table-cell office:value-type="string">
            <text:p>25345300</text:p>
          </table:table-cell>
          <table:table-cell office:value-type="string">
            <text:p>LFP3</text:p>
          </table:table-cell>
          <table:table-cell office:value-type="float" office:value="608767.086">
            <text:p>608767.086</text:p>
          </table:table-cell>
          <table:table-cell office:value-type="float" office:value="228170.011">
            <text:p>228170.011</text:p>
          </table:table-cell>
          <table:table-cell office:value-type="float" office:value="431.234">
            <text:p>431.234</text:p>
          </table:table-cell>
          <table:table-cell office:value-type="float" office:value="431.2600097656">
            <text:p>431.2600097656</text:p>
          </table:table-cell>
          <table:table-cell office:value-type="float" office:value="2.6009765625">
            <text:p>2.6009765625</text:p>
          </table:table-cell>
          <table:table-cell office:value-type="string">
            <text:p>2534</text:p>
          </table:table-cell>
          <table:table-cell table:formula="of:=ABS([.H799])" office:value-type="float" office:value="2.600976562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05</text:p>
          </table:table-cell>
          <table:table-cell office:value-type="string">
            <text:p>25345303</text:p>
          </table:table-cell>
          <table:table-cell office:value-type="string">
            <text:p>LFP3</text:p>
          </table:table-cell>
          <table:table-cell office:value-type="float" office:value="608907.376">
            <text:p>608907.376</text:p>
          </table:table-cell>
          <table:table-cell office:value-type="float" office:value="228227.077">
            <text:p>228227.077</text:p>
          </table:table-cell>
          <table:table-cell office:value-type="float" office:value="431.934">
            <text:p>431.934</text:p>
          </table:table-cell>
          <table:table-cell office:value-type="float" office:value="432.049987793">
            <text:p>432.049987793</text:p>
          </table:table-cell>
          <table:table-cell office:value-type="float" office:value="11.5987792969">
            <text:p>11.5987792969</text:p>
          </table:table-cell>
          <table:table-cell office:value-type="string">
            <text:p>2534</text:p>
          </table:table-cell>
          <table:table-cell table:formula="of:=ABS([.H800])" office:value-type="float" office:value="11.5987792969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206</text:p>
          </table:table-cell>
          <table:table-cell office:value-type="string">
            <text:p>25345305</text:p>
          </table:table-cell>
          <table:table-cell office:value-type="string">
            <text:p>LFP3</text:p>
          </table:table-cell>
          <table:table-cell office:value-type="float" office:value="608969.309">
            <text:p>608969.309</text:p>
          </table:table-cell>
          <table:table-cell office:value-type="float" office:value="228145.1">
            <text:p>228145.1</text:p>
          </table:table-cell>
          <table:table-cell office:value-type="float" office:value="432.467">
            <text:p>432.467</text:p>
          </table:table-cell>
          <table:table-cell office:value-type="float" office:value="432.3599853516">
            <text:p>432.3599853516</text:p>
          </table:table-cell>
          <table:table-cell office:value-type="float" office:value="-10.7014648437">
            <text:p>-10.7014648437</text:p>
          </table:table-cell>
          <table:table-cell office:value-type="string">
            <text:p>2534</text:p>
          </table:table-cell>
          <table:table-cell table:formula="of:=ABS([.H801])" office:value-type="float" office:value="10.7014648437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207</text:p>
          </table:table-cell>
          <table:table-cell office:value-type="string">
            <text:p>25345306</text:p>
          </table:table-cell>
          <table:table-cell office:value-type="string">
            <text:p>LFP3</text:p>
          </table:table-cell>
          <table:table-cell office:value-type="float" office:value="608936.582">
            <text:p>608936.582</text:p>
          </table:table-cell>
          <table:table-cell office:value-type="float" office:value="228190.104">
            <text:p>228190.104</text:p>
          </table:table-cell>
          <table:table-cell office:value-type="float" office:value="432.355">
            <text:p>432.355</text:p>
          </table:table-cell>
          <table:table-cell office:value-type="float" office:value="432.2399902344">
            <text:p>432.2399902344</text:p>
          </table:table-cell>
          <table:table-cell office:value-type="float" office:value="-11.5009765625">
            <text:p>-11.5009765625</text:p>
          </table:table-cell>
          <table:table-cell office:value-type="string">
            <text:p>2534</text:p>
          </table:table-cell>
          <table:table-cell table:formula="of:=ABS([.H802])" office:value-type="float" office:value="11.5009765625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208</text:p>
          </table:table-cell>
          <table:table-cell office:value-type="string">
            <text:p>25345309</text:p>
          </table:table-cell>
          <table:table-cell office:value-type="string">
            <text:p>LFP3</text:p>
          </table:table-cell>
          <table:table-cell office:value-type="float" office:value="609141.995">
            <text:p>609141.995</text:p>
          </table:table-cell>
          <table:table-cell office:value-type="float" office:value="228413.955">
            <text:p>228413.955</text:p>
          </table:table-cell>
          <table:table-cell office:value-type="float" office:value="431.236">
            <text:p>431.236</text:p>
          </table:table-cell>
          <table:table-cell office:value-type="float" office:value="426.1400146484">
            <text:p>426.1400146484</text:p>
          </table:table-cell>
          <table:table-cell office:value-type="float" office:value="-509.5985351562">
            <text:p>-509.5985351562</text:p>
          </table:table-cell>
          <table:table-cell office:value-type="string">
            <text:p>2534</text:p>
          </table:table-cell>
          <table:table-cell table:formula="of:=ABS([.H803])" office:value-type="float" office:value="509.5985351562">
            <text:p>510</text:p>
          </table:table-cell>
          <table:table-cell table:number-columns-repeated="246"/>
        </table:table-row>
        <table:table-row table:style-name="ro1">
          <table:table-cell office:value-type="string">
            <text:p>5353209</text:p>
          </table:table-cell>
          <table:table-cell office:value-type="string">
            <text:p>25345311</text:p>
          </table:table-cell>
          <table:table-cell office:value-type="string">
            <text:p>LFP3</text:p>
          </table:table-cell>
          <table:table-cell office:value-type="float" office:value="609093.017">
            <text:p>609093.017</text:p>
          </table:table-cell>
          <table:table-cell office:value-type="float" office:value="228292.541">
            <text:p>228292.541</text:p>
          </table:table-cell>
          <table:table-cell office:value-type="float" office:value="433.193">
            <text:p>433.193</text:p>
          </table:table-cell>
          <table:table-cell office:value-type="float" office:value="433.1400146484">
            <text:p>433.1400146484</text:p>
          </table:table-cell>
          <table:table-cell office:value-type="float" office:value="-5.2985351562">
            <text:p>-5.2985351562</text:p>
          </table:table-cell>
          <table:table-cell office:value-type="string">
            <text:p>2534</text:p>
          </table:table-cell>
          <table:table-cell table:formula="of:=ABS([.H804])" office:value-type="float" office:value="5.298535156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10</text:p>
          </table:table-cell>
          <table:table-cell office:value-type="string">
            <text:p>25345312</text:p>
          </table:table-cell>
          <table:table-cell office:value-type="string">
            <text:p>LFP3</text:p>
          </table:table-cell>
          <table:table-cell office:value-type="float" office:value="609025.491">
            <text:p>609025.491</text:p>
          </table:table-cell>
          <table:table-cell office:value-type="float" office:value="228273.057">
            <text:p>228273.057</text:p>
          </table:table-cell>
          <table:table-cell office:value-type="float" office:value="435.692">
            <text:p>435.692</text:p>
          </table:table-cell>
          <table:table-cell office:value-type="float" office:value="435.4100036621">
            <text:p>435.4100036621</text:p>
          </table:table-cell>
          <table:table-cell office:value-type="float" office:value="-28.1996337891">
            <text:p>-28.1996337891</text:p>
          </table:table-cell>
          <table:table-cell office:value-type="string">
            <text:p>2534</text:p>
          </table:table-cell>
          <table:table-cell table:formula="of:=ABS([.H805])" office:value-type="float" office:value="28.1996337891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53211</text:p>
          </table:table-cell>
          <table:table-cell office:value-type="string">
            <text:p>25345313</text:p>
          </table:table-cell>
          <table:table-cell office:value-type="string">
            <text:p>LFP3</text:p>
          </table:table-cell>
          <table:table-cell office:value-type="float" office:value="608970.11">
            <text:p>608970.11</text:p>
          </table:table-cell>
          <table:table-cell office:value-type="float" office:value="228286.251">
            <text:p>228286.251</text:p>
          </table:table-cell>
          <table:table-cell office:value-type="float" office:value="438.011">
            <text:p>438.011</text:p>
          </table:table-cell>
          <table:table-cell office:value-type="float" office:value="438.049987793">
            <text:p>438.049987793</text:p>
          </table:table-cell>
          <table:table-cell office:value-type="float" office:value="3.8987792969">
            <text:p>3.8987792969</text:p>
          </table:table-cell>
          <table:table-cell office:value-type="string">
            <text:p>2534</text:p>
          </table:table-cell>
          <table:table-cell table:formula="of:=ABS([.H806])" office:value-type="float" office:value="3.898779296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12</text:p>
          </table:table-cell>
          <table:table-cell office:value-type="string">
            <text:p>25345316</text:p>
          </table:table-cell>
          <table:table-cell office:value-type="string">
            <text:p>LFP3</text:p>
          </table:table-cell>
          <table:table-cell office:value-type="float" office:value="608698.071">
            <text:p>608698.071</text:p>
          </table:table-cell>
          <table:table-cell office:value-type="float" office:value="228615.113">
            <text:p>228615.113</text:p>
          </table:table-cell>
          <table:table-cell office:value-type="float" office:value="429.673">
            <text:p>429.673</text:p>
          </table:table-cell>
          <table:table-cell office:value-type="float" office:value="429.7300109863">
            <text:p>429.7300109863</text:p>
          </table:table-cell>
          <table:table-cell office:value-type="float" office:value="5.7010986328">
            <text:p>5.7010986328</text:p>
          </table:table-cell>
          <table:table-cell office:value-type="string">
            <text:p>2534</text:p>
          </table:table-cell>
          <table:table-cell table:formula="of:=ABS([.H807])" office:value-type="float" office:value="5.7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13</text:p>
          </table:table-cell>
          <table:table-cell office:value-type="string">
            <text:p>25345319</text:p>
          </table:table-cell>
          <table:table-cell office:value-type="string">
            <text:p>LFP3</text:p>
          </table:table-cell>
          <table:table-cell office:value-type="float" office:value="608763.435">
            <text:p>608763.435</text:p>
          </table:table-cell>
          <table:table-cell office:value-type="float" office:value="228433.275">
            <text:p>228433.275</text:p>
          </table:table-cell>
          <table:table-cell office:value-type="float" office:value="430.34">
            <text:p>430.34</text:p>
          </table:table-cell>
          <table:table-cell office:value-type="float" office:value="430.3200073242">
            <text:p>430.3200073242</text:p>
          </table:table-cell>
          <table:table-cell office:value-type="float" office:value="-1.9992675781">
            <text:p>-1.9992675781</text:p>
          </table:table-cell>
          <table:table-cell office:value-type="string">
            <text:p>2534</text:p>
          </table:table-cell>
          <table:table-cell table:formula="of:=ABS([.H808])" office:value-type="float" office:value="1.9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14</text:p>
          </table:table-cell>
          <table:table-cell office:value-type="string">
            <text:p>25345320</text:p>
          </table:table-cell>
          <table:table-cell office:value-type="string">
            <text:p>LFP3</text:p>
          </table:table-cell>
          <table:table-cell office:value-type="float" office:value="608784.977">
            <text:p>608784.977</text:p>
          </table:table-cell>
          <table:table-cell office:value-type="float" office:value="228367.669">
            <text:p>228367.669</text:p>
          </table:table-cell>
          <table:table-cell office:value-type="float" office:value="430.356">
            <text:p>430.356</text:p>
          </table:table-cell>
          <table:table-cell office:value-type="float" office:value="430.3299865723">
            <text:p>430.3299865723</text:p>
          </table:table-cell>
          <table:table-cell office:value-type="float" office:value="-2.6013427734">
            <text:p>-2.6013427734</text:p>
          </table:table-cell>
          <table:table-cell office:value-type="string">
            <text:p>2534</text:p>
          </table:table-cell>
          <table:table-cell table:formula="of:=ABS([.H809])" office:value-type="float" office:value="2.601342773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15</text:p>
          </table:table-cell>
          <table:table-cell office:value-type="string">
            <text:p>25345321</text:p>
          </table:table-cell>
          <table:table-cell office:value-type="string">
            <text:p>LFP3</text:p>
          </table:table-cell>
          <table:table-cell office:value-type="float" office:value="608829.581">
            <text:p>608829.581</text:p>
          </table:table-cell>
          <table:table-cell office:value-type="float" office:value="228329.981">
            <text:p>228329.981</text:p>
          </table:table-cell>
          <table:table-cell office:value-type="float" office:value="431.302">
            <text:p>431.302</text:p>
          </table:table-cell>
          <table:table-cell office:value-type="float" office:value="431.4100036621">
            <text:p>431.4100036621</text:p>
          </table:table-cell>
          <table:table-cell office:value-type="float" office:value="10.8003662109">
            <text:p>10.8003662109</text:p>
          </table:table-cell>
          <table:table-cell office:value-type="string">
            <text:p>2534</text:p>
          </table:table-cell>
          <table:table-cell table:formula="of:=ABS([.H810])" office:value-type="float" office:value="10.8003662109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216</text:p>
          </table:table-cell>
          <table:table-cell office:value-type="string">
            <text:p>25345322</text:p>
          </table:table-cell>
          <table:table-cell office:value-type="string">
            <text:p>LFP3</text:p>
          </table:table-cell>
          <table:table-cell office:value-type="float" office:value="608877.826">
            <text:p>608877.826</text:p>
          </table:table-cell>
          <table:table-cell office:value-type="float" office:value="228260.303">
            <text:p>228260.303</text:p>
          </table:table-cell>
          <table:table-cell office:value-type="float" office:value="431.178">
            <text:p>431.178</text:p>
          </table:table-cell>
          <table:table-cell office:value-type="float" office:value="431.2200012207">
            <text:p>431.2200012207</text:p>
          </table:table-cell>
          <table:table-cell office:value-type="float" office:value="4.2001220703">
            <text:p>4.2001220703</text:p>
          </table:table-cell>
          <table:table-cell office:value-type="string">
            <text:p>2534</text:p>
          </table:table-cell>
          <table:table-cell table:formula="of:=ABS([.H811])" office:value-type="float" office:value="4.2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17</text:p>
          </table:table-cell>
          <table:table-cell office:value-type="string">
            <text:p>25345323</text:p>
          </table:table-cell>
          <table:table-cell office:value-type="string">
            <text:p>LFP3</text:p>
          </table:table-cell>
          <table:table-cell office:value-type="float" office:value="608965.354">
            <text:p>608965.354</text:p>
          </table:table-cell>
          <table:table-cell office:value-type="float" office:value="228219.398">
            <text:p>228219.398</text:p>
          </table:table-cell>
          <table:table-cell office:value-type="float" office:value="431.683">
            <text:p>431.683</text:p>
          </table:table-cell>
          <table:table-cell office:value-type="float" office:value="432.4100036621">
            <text:p>432.4100036621</text:p>
          </table:table-cell>
          <table:table-cell office:value-type="float" office:value="72.7003662109">
            <text:p>72.7003662109</text:p>
          </table:table-cell>
          <table:table-cell office:value-type="string">
            <text:p>2534</text:p>
          </table:table-cell>
          <table:table-cell table:formula="of:=ABS([.H812])" office:value-type="float" office:value="72.7003662109">
            <text:p>73</text:p>
          </table:table-cell>
          <table:table-cell table:number-columns-repeated="246"/>
        </table:table-row>
        <table:table-row table:style-name="ro1">
          <table:table-cell office:value-type="string">
            <text:p>5353218</text:p>
          </table:table-cell>
          <table:table-cell office:value-type="string">
            <text:p>25345326</text:p>
          </table:table-cell>
          <table:table-cell office:value-type="string">
            <text:p>LFP3</text:p>
          </table:table-cell>
          <table:table-cell office:value-type="float" office:value="608179.463">
            <text:p>608179.463</text:p>
          </table:table-cell>
          <table:table-cell office:value-type="float" office:value="227943.544">
            <text:p>227943.544</text:p>
          </table:table-cell>
          <table:table-cell office:value-type="float" office:value="434.368">
            <text:p>434.368</text:p>
          </table:table-cell>
          <table:table-cell office:value-type="float" office:value="434.2399902344">
            <text:p>434.2399902344</text:p>
          </table:table-cell>
          <table:table-cell office:value-type="float" office:value="-12.8009765625">
            <text:p>-12.8009765625</text:p>
          </table:table-cell>
          <table:table-cell office:value-type="string">
            <text:p>2534</text:p>
          </table:table-cell>
          <table:table-cell table:formula="of:=ABS([.H813])" office:value-type="float" office:value="12.800976562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219</text:p>
          </table:table-cell>
          <table:table-cell office:value-type="string">
            <text:p>25345329</text:p>
          </table:table-cell>
          <table:table-cell office:value-type="string">
            <text:p>LFP3</text:p>
          </table:table-cell>
          <table:table-cell office:value-type="float" office:value="608324.176">
            <text:p>608324.176</text:p>
          </table:table-cell>
          <table:table-cell office:value-type="float" office:value="227944.756">
            <text:p>227944.756</text:p>
          </table:table-cell>
          <table:table-cell office:value-type="float" office:value="441.152">
            <text:p>441.152</text:p>
          </table:table-cell>
          <table:table-cell office:value-type="float" office:value="440.6199951172">
            <text:p>440.6199951172</text:p>
          </table:table-cell>
          <table:table-cell office:value-type="float" office:value="-53.2004882812">
            <text:p>-53.2004882812</text:p>
          </table:table-cell>
          <table:table-cell office:value-type="string">
            <text:p>2534</text:p>
          </table:table-cell>
          <table:table-cell table:formula="of:=ABS([.H814])" office:value-type="float" office:value="53.2004882812">
            <text:p>53</text:p>
          </table:table-cell>
          <table:table-cell table:number-columns-repeated="246"/>
        </table:table-row>
        <table:table-row table:style-name="ro1">
          <table:table-cell office:value-type="string">
            <text:p>5353220</text:p>
          </table:table-cell>
          <table:table-cell office:value-type="string">
            <text:p>25345331</text:p>
          </table:table-cell>
          <table:table-cell office:value-type="string">
            <text:p>LFP3</text:p>
          </table:table-cell>
          <table:table-cell office:value-type="float" office:value="608422.683">
            <text:p>608422.683</text:p>
          </table:table-cell>
          <table:table-cell office:value-type="float" office:value="227943.072">
            <text:p>227943.072</text:p>
          </table:table-cell>
          <table:table-cell office:value-type="float" office:value="443.581">
            <text:p>443.581</text:p>
          </table:table-cell>
          <table:table-cell office:value-type="float" office:value="443.4800109863">
            <text:p>443.4800109863</text:p>
          </table:table-cell>
          <table:table-cell office:value-type="float" office:value="-10.0989013672">
            <text:p>-10.0989013672</text:p>
          </table:table-cell>
          <table:table-cell office:value-type="string">
            <text:p>2534</text:p>
          </table:table-cell>
          <table:table-cell table:formula="of:=ABS([.H815])" office:value-type="float" office:value="10.098901367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21</text:p>
          </table:table-cell>
          <table:table-cell office:value-type="string">
            <text:p>25345332</text:p>
          </table:table-cell>
          <table:table-cell office:value-type="string">
            <text:p>LFP3</text:p>
          </table:table-cell>
          <table:table-cell office:value-type="float" office:value="608474.084">
            <text:p>608474.084</text:p>
          </table:table-cell>
          <table:table-cell office:value-type="float" office:value="227940.74">
            <text:p>227940.74</text:p>
          </table:table-cell>
          <table:table-cell office:value-type="float" office:value="443.641">
            <text:p>443.641</text:p>
          </table:table-cell>
          <table:table-cell office:value-type="float" office:value="443.5899963379">
            <text:p>443.5899963379</text:p>
          </table:table-cell>
          <table:table-cell office:value-type="float" office:value="-5.1003662109">
            <text:p>-5.1003662109</text:p>
          </table:table-cell>
          <table:table-cell office:value-type="string">
            <text:p>2534</text:p>
          </table:table-cell>
          <table:table-cell table:formula="of:=ABS([.H816])" office:value-type="float" office:value="5.1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22</text:p>
          </table:table-cell>
          <table:table-cell office:value-type="string">
            <text:p>25345346</text:p>
          </table:table-cell>
          <table:table-cell office:value-type="string">
            <text:p>LFP3</text:p>
          </table:table-cell>
          <table:table-cell office:value-type="float" office:value="608650.493">
            <text:p>608650.493</text:p>
          </table:table-cell>
          <table:table-cell office:value-type="float" office:value="228025.753">
            <text:p>228025.753</text:p>
          </table:table-cell>
          <table:table-cell office:value-type="float" office:value="430.998">
            <text:p>430.998</text:p>
          </table:table-cell>
          <table:table-cell office:value-type="float" office:value="430.9599914551">
            <text:p>430.9599914551</text:p>
          </table:table-cell>
          <table:table-cell office:value-type="float" office:value="-3.8008544922">
            <text:p>-3.8008544922</text:p>
          </table:table-cell>
          <table:table-cell office:value-type="string">
            <text:p>2534</text:p>
          </table:table-cell>
          <table:table-cell table:formula="of:=ABS([.H817])" office:value-type="float" office:value="3.8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23</text:p>
          </table:table-cell>
          <table:table-cell office:value-type="string">
            <text:p>25345347</text:p>
          </table:table-cell>
          <table:table-cell office:value-type="string">
            <text:p>LFP3</text:p>
          </table:table-cell>
          <table:table-cell office:value-type="float" office:value="608628.52">
            <text:p>608628.52</text:p>
          </table:table-cell>
          <table:table-cell office:value-type="float" office:value="228092.257">
            <text:p>228092.257</text:p>
          </table:table-cell>
          <table:table-cell office:value-type="float" office:value="431.349">
            <text:p>431.349</text:p>
          </table:table-cell>
          <table:table-cell office:value-type="float" office:value="431.3200073242">
            <text:p>431.3200073242</text:p>
          </table:table-cell>
          <table:table-cell office:value-type="float" office:value="-2.8992675781">
            <text:p>-2.8992675781</text:p>
          </table:table-cell>
          <table:table-cell office:value-type="string">
            <text:p>2534</text:p>
          </table:table-cell>
          <table:table-cell table:formula="of:=ABS([.H818])" office:value-type="float" office:value="2.8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24</text:p>
          </table:table-cell>
          <table:table-cell office:value-type="string">
            <text:p>25345350</text:p>
          </table:table-cell>
          <table:table-cell office:value-type="string">
            <text:p>LFP3</text:p>
          </table:table-cell>
          <table:table-cell office:value-type="float" office:value="608206.866">
            <text:p>608206.866</text:p>
          </table:table-cell>
          <table:table-cell office:value-type="float" office:value="228026.729">
            <text:p>228026.729</text:p>
          </table:table-cell>
          <table:table-cell office:value-type="float" office:value="432.882">
            <text:p>432.882</text:p>
          </table:table-cell>
          <table:table-cell office:value-type="float" office:value="432.9299926758">
            <text:p>432.9299926758</text:p>
          </table:table-cell>
          <table:table-cell office:value-type="float" office:value="4.7992675781">
            <text:p>4.7992675781</text:p>
          </table:table-cell>
          <table:table-cell office:value-type="string">
            <text:p>2534</text:p>
          </table:table-cell>
          <table:table-cell table:formula="of:=ABS([.H819])" office:value-type="float" office:value="4.799267578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25</text:p>
          </table:table-cell>
          <table:table-cell office:value-type="string">
            <text:p>25345351</text:p>
          </table:table-cell>
          <table:table-cell office:value-type="string">
            <text:p>LFP3</text:p>
          </table:table-cell>
          <table:table-cell office:value-type="float" office:value="608204.404">
            <text:p>608204.404</text:p>
          </table:table-cell>
          <table:table-cell office:value-type="float" office:value="228069.263">
            <text:p>228069.263</text:p>
          </table:table-cell>
          <table:table-cell office:value-type="float" office:value="432.497">
            <text:p>432.497</text:p>
          </table:table-cell>
          <table:table-cell office:value-type="float" office:value="432.5700073242">
            <text:p>432.5700073242</text:p>
          </table:table-cell>
          <table:table-cell office:value-type="float" office:value="7.3007324219">
            <text:p>7.3007324219</text:p>
          </table:table-cell>
          <table:table-cell office:value-type="string">
            <text:p>2534</text:p>
          </table:table-cell>
          <table:table-cell table:formula="of:=ABS([.H820])" office:value-type="float" office:value="7.3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26</text:p>
          </table:table-cell>
          <table:table-cell office:value-type="string">
            <text:p>25345352</text:p>
          </table:table-cell>
          <table:table-cell office:value-type="string">
            <text:p>LFP3</text:p>
          </table:table-cell>
          <table:table-cell office:value-type="float" office:value="608260.19">
            <text:p>608260.19</text:p>
          </table:table-cell>
          <table:table-cell office:value-type="float" office:value="228094.968">
            <text:p>228094.968</text:p>
          </table:table-cell>
          <table:table-cell office:value-type="float" office:value="431.917">
            <text:p>431.917</text:p>
          </table:table-cell>
          <table:table-cell office:value-type="float" office:value="431.9700012207">
            <text:p>431.9700012207</text:p>
          </table:table-cell>
          <table:table-cell office:value-type="float" office:value="5.3001220703">
            <text:p>5.3001220703</text:p>
          </table:table-cell>
          <table:table-cell office:value-type="string">
            <text:p>2534</text:p>
          </table:table-cell>
          <table:table-cell table:formula="of:=ABS([.H821])" office:value-type="float" office:value="5.300122070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27</text:p>
          </table:table-cell>
          <table:table-cell office:value-type="string">
            <text:p>25345357</text:p>
          </table:table-cell>
          <table:table-cell office:value-type="string">
            <text:p>LFP3</text:p>
          </table:table-cell>
          <table:table-cell office:value-type="float" office:value="608314.748">
            <text:p>608314.748</text:p>
          </table:table-cell>
          <table:table-cell office:value-type="float" office:value="228128.545">
            <text:p>228128.545</text:p>
          </table:table-cell>
          <table:table-cell office:value-type="float" office:value="431.373">
            <text:p>431.373</text:p>
          </table:table-cell>
          <table:table-cell office:value-type="float" office:value="431.3999938965">
            <text:p>431.3999938965</text:p>
          </table:table-cell>
          <table:table-cell office:value-type="float" office:value="2.6993896484">
            <text:p>2.6993896484</text:p>
          </table:table-cell>
          <table:table-cell office:value-type="string">
            <text:p>2534</text:p>
          </table:table-cell>
          <table:table-cell table:formula="of:=ABS([.H822])" office:value-type="float" office:value="2.699389648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28</text:p>
          </table:table-cell>
          <table:table-cell office:value-type="string">
            <text:p>25345358</text:p>
          </table:table-cell>
          <table:table-cell office:value-type="string">
            <text:p>LFP3</text:p>
          </table:table-cell>
          <table:table-cell office:value-type="float" office:value="608386.925">
            <text:p>608386.925</text:p>
          </table:table-cell>
          <table:table-cell office:value-type="float" office:value="228142.781">
            <text:p>228142.781</text:p>
          </table:table-cell>
          <table:table-cell office:value-type="float" office:value="431.424">
            <text:p>431.424</text:p>
          </table:table-cell>
          <table:table-cell office:value-type="float" office:value="431.3999938965">
            <text:p>431.3999938965</text:p>
          </table:table-cell>
          <table:table-cell office:value-type="float" office:value="-2.4006103516">
            <text:p>-2.4006103516</text:p>
          </table:table-cell>
          <table:table-cell office:value-type="string">
            <text:p>2534</text:p>
          </table:table-cell>
          <table:table-cell table:formula="of:=ABS([.H823])" office:value-type="float" office:value="2.400610351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29</text:p>
          </table:table-cell>
          <table:table-cell office:value-type="string">
            <text:p>25345366</text:p>
          </table:table-cell>
          <table:table-cell office:value-type="string">
            <text:p>LFP3</text:p>
          </table:table-cell>
          <table:table-cell office:value-type="float" office:value="608351.152">
            <text:p>608351.152</text:p>
          </table:table-cell>
          <table:table-cell office:value-type="float" office:value="228023.876">
            <text:p>228023.876</text:p>
          </table:table-cell>
          <table:table-cell office:value-type="float" office:value="432.09">
            <text:p>432.09</text:p>
          </table:table-cell>
          <table:table-cell office:value-type="float" office:value="432.1000061035">
            <text:p>432.1000061035</text:p>
          </table:table-cell>
          <table:table-cell office:value-type="float" office:value="1.0006103516">
            <text:p>1.0006103516</text:p>
          </table:table-cell>
          <table:table-cell office:value-type="string">
            <text:p>2534</text:p>
          </table:table-cell>
          <table:table-cell table:formula="of:=ABS([.H824])" office:value-type="float" office:value="1.0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30</text:p>
          </table:table-cell>
          <table:table-cell office:value-type="string">
            <text:p>25345368</text:p>
          </table:table-cell>
          <table:table-cell office:value-type="string">
            <text:p>LFP3</text:p>
          </table:table-cell>
          <table:table-cell office:value-type="float" office:value="608392.232">
            <text:p>608392.232</text:p>
          </table:table-cell>
          <table:table-cell office:value-type="float" office:value="228079.996">
            <text:p>228079.996</text:p>
          </table:table-cell>
          <table:table-cell office:value-type="float" office:value="431.748">
            <text:p>431.748</text:p>
          </table:table-cell>
          <table:table-cell office:value-type="float" office:value="431.75">
            <text:p>431.75</text:p>
          </table:table-cell>
          <table:table-cell office:value-type="float" office:value="0.2">
            <text:p>0.2</text:p>
          </table:table-cell>
          <table:table-cell office:value-type="string">
            <text:p>2534</text:p>
          </table:table-cell>
          <table:table-cell table:formula="of:=ABS([.H825])" office:value-type="float" office:value="0.2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231</text:p>
          </table:table-cell>
          <table:table-cell office:value-type="string">
            <text:p>25345369</text:p>
          </table:table-cell>
          <table:table-cell office:value-type="string">
            <text:p>LFP3</text:p>
          </table:table-cell>
          <table:table-cell office:value-type="float" office:value="608431.033">
            <text:p>608431.033</text:p>
          </table:table-cell>
          <table:table-cell office:value-type="float" office:value="228086.937">
            <text:p>228086.937</text:p>
          </table:table-cell>
          <table:table-cell office:value-type="float" office:value="430.609">
            <text:p>430.609</text:p>
          </table:table-cell>
          <table:table-cell office:value-type="float" office:value="430.6000061035">
            <text:p>430.6000061035</text:p>
          </table:table-cell>
          <table:table-cell office:value-type="float" office:value="-0.8993896484">
            <text:p>-0.8993896484</text:p>
          </table:table-cell>
          <table:table-cell office:value-type="string">
            <text:p>2534</text:p>
          </table:table-cell>
          <table:table-cell table:formula="of:=ABS([.H826])" office:value-type="float" office:value="0.8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32</text:p>
          </table:table-cell>
          <table:table-cell office:value-type="string">
            <text:p>25345370</text:p>
          </table:table-cell>
          <table:table-cell office:value-type="string">
            <text:p>LFP3</text:p>
          </table:table-cell>
          <table:table-cell office:value-type="float" office:value="608279.012">
            <text:p>608279.012</text:p>
          </table:table-cell>
          <table:table-cell office:value-type="float" office:value="228012.883">
            <text:p>228012.883</text:p>
          </table:table-cell>
          <table:table-cell office:value-type="float" office:value="433.457">
            <text:p>433.457</text:p>
          </table:table-cell>
          <table:table-cell office:value-type="float" office:value="433.3999938965">
            <text:p>433.3999938965</text:p>
          </table:table-cell>
          <table:table-cell office:value-type="float" office:value="-5.7006103516">
            <text:p>-5.7006103516</text:p>
          </table:table-cell>
          <table:table-cell office:value-type="string">
            <text:p>2534</text:p>
          </table:table-cell>
          <table:table-cell table:formula="of:=ABS([.H827])" office:value-type="float" office:value="5.7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33</text:p>
          </table:table-cell>
          <table:table-cell office:value-type="string">
            <text:p>25345371</text:p>
          </table:table-cell>
          <table:table-cell office:value-type="string">
            <text:p>LFP3</text:p>
          </table:table-cell>
          <table:table-cell office:value-type="float" office:value="608267.997">
            <text:p>608267.997</text:p>
          </table:table-cell>
          <table:table-cell office:value-type="float" office:value="228035.305">
            <text:p>228035.305</text:p>
          </table:table-cell>
          <table:table-cell office:value-type="float" office:value="433.736">
            <text:p>433.736</text:p>
          </table:table-cell>
          <table:table-cell office:value-type="float" office:value="433.7200012207">
            <text:p>433.7200012207</text:p>
          </table:table-cell>
          <table:table-cell office:value-type="float" office:value="-1.5998779297">
            <text:p>-1.5998779297</text:p>
          </table:table-cell>
          <table:table-cell office:value-type="string">
            <text:p>2534</text:p>
          </table:table-cell>
          <table:table-cell table:formula="of:=ABS([.H828])" office:value-type="float" office:value="1.5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34</text:p>
          </table:table-cell>
          <table:table-cell office:value-type="string">
            <text:p>25345372</text:p>
          </table:table-cell>
          <table:table-cell office:value-type="string">
            <text:p>LFP3</text:p>
          </table:table-cell>
          <table:table-cell office:value-type="float" office:value="608310.655">
            <text:p>608310.655</text:p>
          </table:table-cell>
          <table:table-cell office:value-type="float" office:value="228055.686">
            <text:p>228055.686</text:p>
          </table:table-cell>
          <table:table-cell office:value-type="float" office:value="433.443">
            <text:p>433.443</text:p>
          </table:table-cell>
          <table:table-cell office:value-type="float" office:value="433.1499938965">
            <text:p>433.1499938965</text:p>
          </table:table-cell>
          <table:table-cell office:value-type="float" office:value="-29.3006103516">
            <text:p>-29.3006103516</text:p>
          </table:table-cell>
          <table:table-cell office:value-type="string">
            <text:p>2534</text:p>
          </table:table-cell>
          <table:table-cell table:formula="of:=ABS([.H829])" office:value-type="float" office:value="29.3006103516">
            <text:p>29</text:p>
          </table:table-cell>
          <table:table-cell table:number-columns-repeated="246"/>
        </table:table-row>
        <table:table-row table:style-name="ro1">
          <table:table-cell office:value-type="string">
            <text:p>5353235</text:p>
          </table:table-cell>
          <table:table-cell office:value-type="string">
            <text:p>25345376</text:p>
          </table:table-cell>
          <table:table-cell office:value-type="string">
            <text:p>LFP3</text:p>
          </table:table-cell>
          <table:table-cell office:value-type="float" office:value="608619.694">
            <text:p>608619.694</text:p>
          </table:table-cell>
          <table:table-cell office:value-type="float" office:value="228193.629">
            <text:p>228193.629</text:p>
          </table:table-cell>
          <table:table-cell office:value-type="float" office:value="430.82">
            <text:p>430.82</text:p>
          </table:table-cell>
          <table:table-cell office:value-type="float" office:value="430.950012207">
            <text:p>430.950012207</text:p>
          </table:table-cell>
          <table:table-cell office:value-type="float" office:value="13.0012207031">
            <text:p>13.0012207031</text:p>
          </table:table-cell>
          <table:table-cell office:value-type="string">
            <text:p>2534</text:p>
          </table:table-cell>
          <table:table-cell table:formula="of:=ABS([.H830])" office:value-type="float" office:value="13.0012207031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236</text:p>
          </table:table-cell>
          <table:table-cell office:value-type="string">
            <text:p>25345377</text:p>
          </table:table-cell>
          <table:table-cell office:value-type="string">
            <text:p>LFP3</text:p>
          </table:table-cell>
          <table:table-cell office:value-type="float" office:value="608663.161">
            <text:p>608663.161</text:p>
          </table:table-cell>
          <table:table-cell office:value-type="float" office:value="228202.813">
            <text:p>228202.813</text:p>
          </table:table-cell>
          <table:table-cell office:value-type="float" office:value="431.036">
            <text:p>431.036</text:p>
          </table:table-cell>
          <table:table-cell office:value-type="float" office:value="430.9899902344">
            <text:p>430.9899902344</text:p>
          </table:table-cell>
          <table:table-cell office:value-type="float" office:value="-4.6009765625">
            <text:p>-4.6009765625</text:p>
          </table:table-cell>
          <table:table-cell office:value-type="string">
            <text:p>2534</text:p>
          </table:table-cell>
          <table:table-cell table:formula="of:=ABS([.H831])" office:value-type="float" office:value="4.6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37</text:p>
          </table:table-cell>
          <table:table-cell office:value-type="string">
            <text:p>25345378</text:p>
          </table:table-cell>
          <table:table-cell office:value-type="string">
            <text:p>LFP3</text:p>
          </table:table-cell>
          <table:table-cell office:value-type="float" office:value="608712.499">
            <text:p>608712.499</text:p>
          </table:table-cell>
          <table:table-cell office:value-type="float" office:value="228213.059">
            <text:p>228213.059</text:p>
          </table:table-cell>
          <table:table-cell office:value-type="float" office:value="431.22">
            <text:p>431.22</text:p>
          </table:table-cell>
          <table:table-cell office:value-type="float" office:value="431.2900085449">
            <text:p>431.2900085449</text:p>
          </table:table-cell>
          <table:table-cell office:value-type="float" office:value="7.0008544922">
            <text:p>7.0008544922</text:p>
          </table:table-cell>
          <table:table-cell office:value-type="string">
            <text:p>2534</text:p>
          </table:table-cell>
          <table:table-cell table:formula="of:=ABS([.H832])" office:value-type="float" office:value="7.000854492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38</text:p>
          </table:table-cell>
          <table:table-cell office:value-type="string">
            <text:p>25345379</text:p>
          </table:table-cell>
          <table:table-cell office:value-type="string">
            <text:p>LFP3</text:p>
          </table:table-cell>
          <table:table-cell office:value-type="float" office:value="608753.693">
            <text:p>608753.693</text:p>
          </table:table-cell>
          <table:table-cell office:value-type="float" office:value="228221.404">
            <text:p>228221.404</text:p>
          </table:table-cell>
          <table:table-cell office:value-type="float" office:value="431.133">
            <text:p>431.133</text:p>
          </table:table-cell>
          <table:table-cell office:value-type="float" office:value="431.1499938965">
            <text:p>431.1499938965</text:p>
          </table:table-cell>
          <table:table-cell office:value-type="float" office:value="1.6993896484">
            <text:p>1.6993896484</text:p>
          </table:table-cell>
          <table:table-cell office:value-type="string">
            <text:p>2534</text:p>
          </table:table-cell>
          <table:table-cell table:formula="of:=ABS([.H833])" office:value-type="float" office:value="1.699389648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39</text:p>
          </table:table-cell>
          <table:table-cell office:value-type="string">
            <text:p>25345380</text:p>
          </table:table-cell>
          <table:table-cell office:value-type="string">
            <text:p>LFP3</text:p>
          </table:table-cell>
          <table:table-cell office:value-type="float" office:value="608798.181">
            <text:p>608798.181</text:p>
          </table:table-cell>
          <table:table-cell office:value-type="float" office:value="228230.41">
            <text:p>228230.41</text:p>
          </table:table-cell>
          <table:table-cell office:value-type="float" office:value="431.186">
            <text:p>431.186</text:p>
          </table:table-cell>
          <table:table-cell office:value-type="float" office:value="431.1099853516">
            <text:p>431.1099853516</text:p>
          </table:table-cell>
          <table:table-cell office:value-type="float" office:value="-7.6014648437">
            <text:p>-7.6014648437</text:p>
          </table:table-cell>
          <table:table-cell office:value-type="string">
            <text:p>2534</text:p>
          </table:table-cell>
          <table:table-cell table:formula="of:=ABS([.H834])" office:value-type="float" office:value="7.601464843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240</text:p>
          </table:table-cell>
          <table:table-cell office:value-type="string">
            <text:p>25345383</text:p>
          </table:table-cell>
          <table:table-cell office:value-type="string">
            <text:p>LFP3</text:p>
          </table:table-cell>
          <table:table-cell office:value-type="float" office:value="608669.622">
            <text:p>608669.622</text:p>
          </table:table-cell>
          <table:table-cell office:value-type="float" office:value="228169.987">
            <text:p>228169.987</text:p>
          </table:table-cell>
          <table:table-cell office:value-type="float" office:value="430.906">
            <text:p>430.906</text:p>
          </table:table-cell>
          <table:table-cell office:value-type="float" office:value="430.9299926758">
            <text:p>430.9299926758</text:p>
          </table:table-cell>
          <table:table-cell office:value-type="float" office:value="2.3992675781">
            <text:p>2.3992675781</text:p>
          </table:table-cell>
          <table:table-cell office:value-type="string">
            <text:p>2534</text:p>
          </table:table-cell>
          <table:table-cell table:formula="of:=ABS([.H835])" office:value-type="float" office:value="2.3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41</text:p>
          </table:table-cell>
          <table:table-cell office:value-type="string">
            <text:p>25345384</text:p>
          </table:table-cell>
          <table:table-cell office:value-type="string">
            <text:p>LFP3</text:p>
          </table:table-cell>
          <table:table-cell office:value-type="float" office:value="608692.785">
            <text:p>608692.785</text:p>
          </table:table-cell>
          <table:table-cell office:value-type="float" office:value="228056.607">
            <text:p>228056.607</text:p>
          </table:table-cell>
          <table:table-cell office:value-type="float" office:value="430.97">
            <text:p>430.97</text:p>
          </table:table-cell>
          <table:table-cell office:value-type="float" office:value="431.0199890137">
            <text:p>431.0199890137</text:p>
          </table:table-cell>
          <table:table-cell office:value-type="float" office:value="4.9989013672">
            <text:p>4.9989013672</text:p>
          </table:table-cell>
          <table:table-cell office:value-type="string">
            <text:p>2534</text:p>
          </table:table-cell>
          <table:table-cell table:formula="of:=ABS([.H836])" office:value-type="float" office:value="4.9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42</text:p>
          </table:table-cell>
          <table:table-cell office:value-type="string">
            <text:p>25345386</text:p>
          </table:table-cell>
          <table:table-cell office:value-type="string">
            <text:p>LFP3</text:p>
          </table:table-cell>
          <table:table-cell office:value-type="float" office:value="608930.32">
            <text:p>608930.32</text:p>
          </table:table-cell>
          <table:table-cell office:value-type="float" office:value="228318.126">
            <text:p>228318.126</text:p>
          </table:table-cell>
          <table:table-cell office:value-type="float" office:value="431.668">
            <text:p>431.668</text:p>
          </table:table-cell>
          <table:table-cell office:value-type="float" office:value="431.6199951172">
            <text:p>431.6199951172</text:p>
          </table:table-cell>
          <table:table-cell office:value-type="float" office:value="-4.8004882813">
            <text:p>-4.8004882813</text:p>
          </table:table-cell>
          <table:table-cell office:value-type="string">
            <text:p>2534</text:p>
          </table:table-cell>
          <table:table-cell table:formula="of:=ABS([.H837])" office:value-type="float" office:value="4.800488281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43</text:p>
          </table:table-cell>
          <table:table-cell office:value-type="string">
            <text:p>25345388</text:p>
          </table:table-cell>
          <table:table-cell office:value-type="string">
            <text:p>LFP3</text:p>
          </table:table-cell>
          <table:table-cell office:value-type="float" office:value="609032.204">
            <text:p>609032.204</text:p>
          </table:table-cell>
          <table:table-cell office:value-type="float" office:value="228305.385">
            <text:p>228305.385</text:p>
          </table:table-cell>
          <table:table-cell office:value-type="float" office:value="432.142">
            <text:p>432.142</text:p>
          </table:table-cell>
          <table:table-cell office:value-type="float" office:value="432.0599975586">
            <text:p>432.0599975586</text:p>
          </table:table-cell>
          <table:table-cell office:value-type="float" office:value="-8.2002441406">
            <text:p>-8.2002441406</text:p>
          </table:table-cell>
          <table:table-cell office:value-type="string">
            <text:p>2534</text:p>
          </table:table-cell>
          <table:table-cell table:formula="of:=ABS([.H838])" office:value-type="float" office:value="8.200244140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244</text:p>
          </table:table-cell>
          <table:table-cell office:value-type="string">
            <text:p>25345393</text:p>
          </table:table-cell>
          <table:table-cell office:value-type="string">
            <text:p>LFP3</text:p>
          </table:table-cell>
          <table:table-cell office:value-type="float" office:value="608863.565">
            <text:p>608863.565</text:p>
          </table:table-cell>
          <table:table-cell office:value-type="float" office:value="227947.783">
            <text:p>227947.783</text:p>
          </table:table-cell>
          <table:table-cell office:value-type="float" office:value="433.04">
            <text:p>433.04</text:p>
          </table:table-cell>
          <table:table-cell office:value-type="float" office:value="433.049987793">
            <text:p>433.049987793</text:p>
          </table:table-cell>
          <table:table-cell office:value-type="float" office:value="0.9987792969">
            <text:p>0.9987792969</text:p>
          </table:table-cell>
          <table:table-cell office:value-type="string">
            <text:p>2534</text:p>
          </table:table-cell>
          <table:table-cell table:formula="of:=ABS([.H839])" office:value-type="float" office:value="0.9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45</text:p>
          </table:table-cell>
          <table:table-cell office:value-type="string">
            <text:p>25345394</text:p>
          </table:table-cell>
          <table:table-cell office:value-type="string">
            <text:p>LFP3</text:p>
          </table:table-cell>
          <table:table-cell office:value-type="float" office:value="608804.371">
            <text:p>608804.371</text:p>
          </table:table-cell>
          <table:table-cell office:value-type="float" office:value="227937.569">
            <text:p>227937.569</text:p>
          </table:table-cell>
          <table:table-cell office:value-type="float" office:value="442.474">
            <text:p>442.474</text:p>
          </table:table-cell>
          <table:table-cell office:value-type="float" office:value="442.3999938965">
            <text:p>442.3999938965</text:p>
          </table:table-cell>
          <table:table-cell office:value-type="float" office:value="-7.4006103516">
            <text:p>-7.4006103516</text:p>
          </table:table-cell>
          <table:table-cell office:value-type="string">
            <text:p>2534</text:p>
          </table:table-cell>
          <table:table-cell table:formula="of:=ABS([.H840])" office:value-type="float" office:value="7.4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46</text:p>
          </table:table-cell>
          <table:table-cell office:value-type="string">
            <text:p>25345395</text:p>
          </table:table-cell>
          <table:table-cell office:value-type="string">
            <text:p>LFP3</text:p>
          </table:table-cell>
          <table:table-cell office:value-type="float" office:value="608778.557">
            <text:p>608778.557</text:p>
          </table:table-cell>
          <table:table-cell office:value-type="float" office:value="227929.423">
            <text:p>227929.423</text:p>
          </table:table-cell>
          <table:table-cell office:value-type="float" office:value="443.624">
            <text:p>443.624</text:p>
          </table:table-cell>
          <table:table-cell office:value-type="float" office:value="443.7699890137">
            <text:p>443.7699890137</text:p>
          </table:table-cell>
          <table:table-cell office:value-type="float" office:value="14.5989013672">
            <text:p>14.5989013672</text:p>
          </table:table-cell>
          <table:table-cell office:value-type="string">
            <text:p>2534</text:p>
          </table:table-cell>
          <table:table-cell table:formula="of:=ABS([.H841])" office:value-type="float" office:value="14.5989013672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247</text:p>
          </table:table-cell>
          <table:table-cell office:value-type="string">
            <text:p>25345396</text:p>
          </table:table-cell>
          <table:table-cell office:value-type="string">
            <text:p>LFP3</text:p>
          </table:table-cell>
          <table:table-cell office:value-type="float" office:value="608451.58">
            <text:p>608451.58</text:p>
          </table:table-cell>
          <table:table-cell office:value-type="float" office:value="228162.422">
            <text:p>228162.422</text:p>
          </table:table-cell>
          <table:table-cell office:value-type="float" office:value="431.33">
            <text:p>431.33</text:p>
          </table:table-cell>
          <table:table-cell office:value-type="float" office:value="431.5100097656">
            <text:p>431.5100097656</text:p>
          </table:table-cell>
          <table:table-cell office:value-type="float" office:value="18.0009765625">
            <text:p>18.0009765625</text:p>
          </table:table-cell>
          <table:table-cell office:value-type="string">
            <text:p>2534</text:p>
          </table:table-cell>
          <table:table-cell table:formula="of:=ABS([.H842])" office:value-type="float" office:value="18.0009765625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3248</text:p>
          </table:table-cell>
          <table:table-cell office:value-type="string">
            <text:p>25345398</text:p>
          </table:table-cell>
          <table:table-cell office:value-type="string">
            <text:p>LFP3</text:p>
          </table:table-cell>
          <table:table-cell office:value-type="float" office:value="609181.761">
            <text:p>609181.761</text:p>
          </table:table-cell>
          <table:table-cell office:value-type="float" office:value="228293.437">
            <text:p>228293.437</text:p>
          </table:table-cell>
          <table:table-cell office:value-type="float" office:value="432.135">
            <text:p>432.135</text:p>
          </table:table-cell>
          <table:table-cell office:value-type="float" office:value="426.6199951172">
            <text:p>426.6199951172</text:p>
          </table:table-cell>
          <table:table-cell office:value-type="float" office:value="-551.5004882812">
            <text:p>-551.5004882812</text:p>
          </table:table-cell>
          <table:table-cell office:value-type="string">
            <text:p>2534</text:p>
          </table:table-cell>
          <table:table-cell table:formula="of:=ABS([.H843])" office:value-type="float" office:value="551.5004882812">
            <text:p>552</text:p>
          </table:table-cell>
          <table:table-cell table:number-columns-repeated="246"/>
        </table:table-row>
        <table:table-row table:style-name="ro1">
          <table:table-cell office:value-type="string">
            <text:p>5353249</text:p>
          </table:table-cell>
          <table:table-cell office:value-type="string">
            <text:p>25345413</text:p>
          </table:table-cell>
          <table:table-cell office:value-type="string">
            <text:p>LFP3</text:p>
          </table:table-cell>
          <table:table-cell office:value-type="float" office:value="609464.386">
            <text:p>609464.386</text:p>
          </table:table-cell>
          <table:table-cell office:value-type="float" office:value="228632.541">
            <text:p>228632.541</text:p>
          </table:table-cell>
          <table:table-cell office:value-type="float" office:value="430.895">
            <text:p>430.895</text:p>
          </table:table-cell>
          <table:table-cell office:value-type="float" office:value="428.4800109863">
            <text:p>428.4800109863</text:p>
          </table:table-cell>
          <table:table-cell office:value-type="float" office:value="-241.4989013672">
            <text:p>-241.4989013672</text:p>
          </table:table-cell>
          <table:table-cell office:value-type="string">
            <text:p>2534</text:p>
          </table:table-cell>
          <table:table-cell table:formula="of:=ABS([.H844])" office:value-type="float" office:value="241.4989013672">
            <text:p>241</text:p>
          </table:table-cell>
          <table:table-cell table:number-columns-repeated="246"/>
        </table:table-row>
        <table:table-row table:style-name="ro1">
          <table:table-cell office:value-type="string">
            <text:p>5353250</text:p>
          </table:table-cell>
          <table:table-cell office:value-type="string">
            <text:p>25345416</text:p>
          </table:table-cell>
          <table:table-cell office:value-type="string">
            <text:p>LFP3</text:p>
          </table:table-cell>
          <table:table-cell office:value-type="float" office:value="609203.376">
            <text:p>609203.376</text:p>
          </table:table-cell>
          <table:table-cell office:value-type="float" office:value="228360.125">
            <text:p>228360.125</text:p>
          </table:table-cell>
          <table:table-cell office:value-type="float" office:value="428.202">
            <text:p>428.202</text:p>
          </table:table-cell>
          <table:table-cell office:value-type="float" office:value="428.1099853516">
            <text:p>428.1099853516</text:p>
          </table:table-cell>
          <table:table-cell office:value-type="float" office:value="-9.2014648437">
            <text:p>-9.2014648437</text:p>
          </table:table-cell>
          <table:table-cell office:value-type="string">
            <text:p>2534</text:p>
          </table:table-cell>
          <table:table-cell table:formula="of:=ABS([.H845])" office:value-type="float" office:value="9.201464843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251</text:p>
          </table:table-cell>
          <table:table-cell office:value-type="string">
            <text:p>25345419</text:p>
          </table:table-cell>
          <table:table-cell office:value-type="string">
            <text:p>LFP3</text:p>
          </table:table-cell>
          <table:table-cell office:value-type="float" office:value="609330.804">
            <text:p>609330.804</text:p>
          </table:table-cell>
          <table:table-cell office:value-type="float" office:value="228383.708">
            <text:p>228383.708</text:p>
          </table:table-cell>
          <table:table-cell office:value-type="float" office:value="430.634">
            <text:p>430.634</text:p>
          </table:table-cell>
          <table:table-cell office:value-type="float" office:value="430.5199890137">
            <text:p>430.5199890137</text:p>
          </table:table-cell>
          <table:table-cell office:value-type="float" office:value="-11.4010986328">
            <text:p>-11.4010986328</text:p>
          </table:table-cell>
          <table:table-cell office:value-type="string">
            <text:p>2534</text:p>
          </table:table-cell>
          <table:table-cell table:formula="of:=ABS([.H846])" office:value-type="float" office:value="11.401098632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252</text:p>
          </table:table-cell>
          <table:table-cell office:value-type="string">
            <text:p>25345421</text:p>
          </table:table-cell>
          <table:table-cell office:value-type="string">
            <text:p>LFP3</text:p>
          </table:table-cell>
          <table:table-cell office:value-type="float" office:value="609405.522">
            <text:p>609405.522</text:p>
          </table:table-cell>
          <table:table-cell office:value-type="float" office:value="228409.268">
            <text:p>228409.268</text:p>
          </table:table-cell>
          <table:table-cell office:value-type="float" office:value="431.395">
            <text:p>431.395</text:p>
          </table:table-cell>
          <table:table-cell office:value-type="float" office:value="431.2900085449">
            <text:p>431.2900085449</text:p>
          </table:table-cell>
          <table:table-cell office:value-type="float" office:value="-10.4991455078">
            <text:p>-10.4991455078</text:p>
          </table:table-cell>
          <table:table-cell office:value-type="string">
            <text:p>2534</text:p>
          </table:table-cell>
          <table:table-cell table:formula="of:=ABS([.H847])" office:value-type="float" office:value="10.499145507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53</text:p>
          </table:table-cell>
          <table:table-cell office:value-type="string">
            <text:p>25345422</text:p>
          </table:table-cell>
          <table:table-cell office:value-type="string">
            <text:p>LFP3</text:p>
          </table:table-cell>
          <table:table-cell office:value-type="float" office:value="609454.154">
            <text:p>609454.154</text:p>
          </table:table-cell>
          <table:table-cell office:value-type="float" office:value="228413.724">
            <text:p>228413.724</text:p>
          </table:table-cell>
          <table:table-cell office:value-type="float" office:value="431.718">
            <text:p>431.718</text:p>
          </table:table-cell>
          <table:table-cell office:value-type="float" office:value="431.5899963379">
            <text:p>431.5899963379</text:p>
          </table:table-cell>
          <table:table-cell office:value-type="float" office:value="-12.8003662109">
            <text:p>-12.8003662109</text:p>
          </table:table-cell>
          <table:table-cell office:value-type="string">
            <text:p>2534</text:p>
          </table:table-cell>
          <table:table-cell table:formula="of:=ABS([.H848])" office:value-type="float" office:value="12.800366210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254</text:p>
          </table:table-cell>
          <table:table-cell office:value-type="string">
            <text:p>25345423</text:p>
          </table:table-cell>
          <table:table-cell office:value-type="string">
            <text:p>LFP3</text:p>
          </table:table-cell>
          <table:table-cell office:value-type="float" office:value="609500.825">
            <text:p>609500.825</text:p>
          </table:table-cell>
          <table:table-cell office:value-type="float" office:value="228425.055">
            <text:p>228425.055</text:p>
          </table:table-cell>
          <table:table-cell office:value-type="float" office:value="431.906">
            <text:p>431.906</text:p>
          </table:table-cell>
          <table:table-cell office:value-type="float" office:value="431.7600097656">
            <text:p>431.7600097656</text:p>
          </table:table-cell>
          <table:table-cell office:value-type="float" office:value="-14.5990234375">
            <text:p>-14.5990234375</text:p>
          </table:table-cell>
          <table:table-cell office:value-type="string">
            <text:p>2534</text:p>
          </table:table-cell>
          <table:table-cell table:formula="of:=ABS([.H849])" office:value-type="float" office:value="14.599023437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255</text:p>
          </table:table-cell>
          <table:table-cell office:value-type="string">
            <text:p>25345424</text:p>
          </table:table-cell>
          <table:table-cell office:value-type="string">
            <text:p>LFP3</text:p>
          </table:table-cell>
          <table:table-cell office:value-type="float" office:value="609554.77">
            <text:p>609554.77</text:p>
          </table:table-cell>
          <table:table-cell office:value-type="float" office:value="228438.166">
            <text:p>228438.166</text:p>
          </table:table-cell>
          <table:table-cell office:value-type="float" office:value="431.899">
            <text:p>431.899</text:p>
          </table:table-cell>
          <table:table-cell office:value-type="float" office:value="431.9200134277">
            <text:p>431.9200134277</text:p>
          </table:table-cell>
          <table:table-cell office:value-type="float" office:value="2.1013427734">
            <text:p>2.1013427734</text:p>
          </table:table-cell>
          <table:table-cell office:value-type="string">
            <text:p>2534</text:p>
          </table:table-cell>
          <table:table-cell table:formula="of:=ABS([.H850])" office:value-type="float" office:value="2.101342773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56</text:p>
          </table:table-cell>
          <table:table-cell office:value-type="string">
            <text:p>25345427</text:p>
          </table:table-cell>
          <table:table-cell office:value-type="string">
            <text:p>LFP3</text:p>
          </table:table-cell>
          <table:table-cell office:value-type="float" office:value="609245.053">
            <text:p>609245.053</text:p>
          </table:table-cell>
          <table:table-cell office:value-type="float" office:value="228392.753">
            <text:p>228392.753</text:p>
          </table:table-cell>
          <table:table-cell office:value-type="float" office:value="429.813">
            <text:p>429.813</text:p>
          </table:table-cell>
          <table:table-cell office:value-type="float" office:value="429.799987793">
            <text:p>429.799987793</text:p>
          </table:table-cell>
          <table:table-cell office:value-type="float" office:value="-1.3012207031">
            <text:p>-1.3012207031</text:p>
          </table:table-cell>
          <table:table-cell office:value-type="string">
            <text:p>2534</text:p>
          </table:table-cell>
          <table:table-cell table:formula="of:=ABS([.H851])" office:value-type="float" office:value="1.3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57</text:p>
          </table:table-cell>
          <table:table-cell office:value-type="string">
            <text:p>25345432</text:p>
          </table:table-cell>
          <table:table-cell office:value-type="string">
            <text:p>LFP3</text:p>
          </table:table-cell>
          <table:table-cell office:value-type="float" office:value="609391.078">
            <text:p>609391.078</text:p>
          </table:table-cell>
          <table:table-cell office:value-type="float" office:value="228429.902">
            <text:p>228429.902</text:p>
          </table:table-cell>
          <table:table-cell office:value-type="float" office:value="431.995">
            <text:p>431.995</text:p>
          </table:table-cell>
          <table:table-cell office:value-type="float" office:value="432.0100097656">
            <text:p>432.0100097656</text:p>
          </table:table-cell>
          <table:table-cell office:value-type="float" office:value="1.5009765625">
            <text:p>1.5009765625</text:p>
          </table:table-cell>
          <table:table-cell office:value-type="string">
            <text:p>2534</text:p>
          </table:table-cell>
          <table:table-cell table:formula="of:=ABS([.H852])" office:value-type="float" office:value="1.5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58</text:p>
          </table:table-cell>
          <table:table-cell office:value-type="string">
            <text:p>25345433</text:p>
          </table:table-cell>
          <table:table-cell office:value-type="string">
            <text:p>LFP3</text:p>
          </table:table-cell>
          <table:table-cell office:value-type="float" office:value="609295.921">
            <text:p>609295.921</text:p>
          </table:table-cell>
          <table:table-cell office:value-type="float" office:value="228476.117">
            <text:p>228476.117</text:p>
          </table:table-cell>
          <table:table-cell office:value-type="float" office:value="429.843">
            <text:p>429.843</text:p>
          </table:table-cell>
          <table:table-cell office:value-type="float" office:value="429.8699951172">
            <text:p>429.8699951172</text:p>
          </table:table-cell>
          <table:table-cell office:value-type="float" office:value="2.6995117187">
            <text:p>2.6995117187</text:p>
          </table:table-cell>
          <table:table-cell office:value-type="string">
            <text:p>2534</text:p>
          </table:table-cell>
          <table:table-cell table:formula="of:=ABS([.H853])" office:value-type="float" office:value="2.699511718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59</text:p>
          </table:table-cell>
          <table:table-cell office:value-type="string">
            <text:p>25345440</text:p>
          </table:table-cell>
          <table:table-cell office:value-type="string">
            <text:p>LFP3</text:p>
          </table:table-cell>
          <table:table-cell office:value-type="float" office:value="609506.444">
            <text:p>609506.444</text:p>
          </table:table-cell>
          <table:table-cell office:value-type="float" office:value="228575.019">
            <text:p>228575.019</text:p>
          </table:table-cell>
          <table:table-cell office:value-type="float" office:value="430.769">
            <text:p>430.769</text:p>
          </table:table-cell>
          <table:table-cell office:value-type="float" office:value="430.9100036621">
            <text:p>430.9100036621</text:p>
          </table:table-cell>
          <table:table-cell office:value-type="float" office:value="14.1003662109">
            <text:p>14.1003662109</text:p>
          </table:table-cell>
          <table:table-cell office:value-type="string">
            <text:p>2534</text:p>
          </table:table-cell>
          <table:table-cell table:formula="of:=ABS([.H854])" office:value-type="float" office:value="14.1003662109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260</text:p>
          </table:table-cell>
          <table:table-cell office:value-type="string">
            <text:p>25345441</text:p>
          </table:table-cell>
          <table:table-cell office:value-type="string">
            <text:p>LFP3</text:p>
          </table:table-cell>
          <table:table-cell office:value-type="float" office:value="609551.423">
            <text:p>609551.423</text:p>
          </table:table-cell>
          <table:table-cell office:value-type="float" office:value="228586.718">
            <text:p>228586.718</text:p>
          </table:table-cell>
          <table:table-cell office:value-type="float" office:value="431.15">
            <text:p>431.15</text:p>
          </table:table-cell>
          <table:table-cell office:value-type="float" office:value="431.0799865723">
            <text:p>431.0799865723</text:p>
          </table:table-cell>
          <table:table-cell office:value-type="float" office:value="-7.0013427734">
            <text:p>-7.0013427734</text:p>
          </table:table-cell>
          <table:table-cell office:value-type="string">
            <text:p>2534</text:p>
          </table:table-cell>
          <table:table-cell table:formula="of:=ABS([.H855])" office:value-type="float" office:value="7.001342773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61</text:p>
          </table:table-cell>
          <table:table-cell office:value-type="string">
            <text:p>25345442</text:p>
          </table:table-cell>
          <table:table-cell office:value-type="string">
            <text:p>LFP3</text:p>
          </table:table-cell>
          <table:table-cell office:value-type="float" office:value="609591.393">
            <text:p>609591.393</text:p>
          </table:table-cell>
          <table:table-cell office:value-type="float" office:value="228595.329">
            <text:p>228595.329</text:p>
          </table:table-cell>
          <table:table-cell office:value-type="float" office:value="431.22">
            <text:p>431.22</text:p>
          </table:table-cell>
          <table:table-cell office:value-type="float" office:value="431.1199951172">
            <text:p>431.1199951172</text:p>
          </table:table-cell>
          <table:table-cell office:value-type="float" office:value="-10.0004882813">
            <text:p>-10.0004882813</text:p>
          </table:table-cell>
          <table:table-cell office:value-type="string">
            <text:p>2534</text:p>
          </table:table-cell>
          <table:table-cell table:formula="of:=ABS([.H856])" office:value-type="float" office:value="10.000488281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62</text:p>
          </table:table-cell>
          <table:table-cell office:value-type="string">
            <text:p>25345447</text:p>
          </table:table-cell>
          <table:table-cell office:value-type="string">
            <text:p>LFP3</text:p>
          </table:table-cell>
          <table:table-cell office:value-type="float" office:value="609454.166">
            <text:p>609454.166</text:p>
          </table:table-cell>
          <table:table-cell office:value-type="float" office:value="228532.61">
            <text:p>228532.61</text:p>
          </table:table-cell>
          <table:table-cell office:value-type="float" office:value="430.768">
            <text:p>430.768</text:p>
          </table:table-cell>
          <table:table-cell office:value-type="float" office:value="430.7099914551">
            <text:p>430.7099914551</text:p>
          </table:table-cell>
          <table:table-cell office:value-type="float" office:value="-5.8008544922">
            <text:p>-5.8008544922</text:p>
          </table:table-cell>
          <table:table-cell office:value-type="string">
            <text:p>2534</text:p>
          </table:table-cell>
          <table:table-cell table:formula="of:=ABS([.H857])" office:value-type="float" office:value="5.8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63</text:p>
          </table:table-cell>
          <table:table-cell office:value-type="string">
            <text:p>25345449</text:p>
          </table:table-cell>
          <table:table-cell office:value-type="string">
            <text:p>LFP3</text:p>
          </table:table-cell>
          <table:table-cell office:value-type="float" office:value="609524.1">
            <text:p>609524.1</text:p>
          </table:table-cell>
          <table:table-cell office:value-type="float" office:value="228214.015">
            <text:p>228214.015</text:p>
          </table:table-cell>
          <table:table-cell office:value-type="float" office:value="432.743">
            <text:p>432.743</text:p>
          </table:table-cell>
          <table:table-cell office:value-type="float" office:value="432.7300109863">
            <text:p>432.7300109863</text:p>
          </table:table-cell>
          <table:table-cell office:value-type="float" office:value="-1.2989013672">
            <text:p>-1.2989013672</text:p>
          </table:table-cell>
          <table:table-cell office:value-type="string">
            <text:p>2534</text:p>
          </table:table-cell>
          <table:table-cell table:formula="of:=ABS([.H858])" office:value-type="float" office:value="1.2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64</text:p>
          </table:table-cell>
          <table:table-cell office:value-type="string">
            <text:p>25345450</text:p>
          </table:table-cell>
          <table:table-cell office:value-type="string">
            <text:p>LFP3</text:p>
          </table:table-cell>
          <table:table-cell office:value-type="float" office:value="609448.232">
            <text:p>609448.232</text:p>
          </table:table-cell>
          <table:table-cell office:value-type="float" office:value="228224.81">
            <text:p>228224.81</text:p>
          </table:table-cell>
          <table:table-cell office:value-type="float" office:value="429.954">
            <text:p>429.954</text:p>
          </table:table-cell>
          <table:table-cell office:value-type="float" office:value="429.9200134277">
            <text:p>429.9200134277</text:p>
          </table:table-cell>
          <table:table-cell office:value-type="float" office:value="-3.3986572266">
            <text:p>-3.3986572266</text:p>
          </table:table-cell>
          <table:table-cell office:value-type="string">
            <text:p>2534</text:p>
          </table:table-cell>
          <table:table-cell table:formula="of:=ABS([.H859])" office:value-type="float" office:value="3.398657226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265</text:p>
          </table:table-cell>
          <table:table-cell office:value-type="string">
            <text:p>25345451</text:p>
          </table:table-cell>
          <table:table-cell office:value-type="string">
            <text:p>LFP3</text:p>
          </table:table-cell>
          <table:table-cell office:value-type="float" office:value="609394.425">
            <text:p>609394.425</text:p>
          </table:table-cell>
          <table:table-cell office:value-type="float" office:value="228228.053">
            <text:p>228228.053</text:p>
          </table:table-cell>
          <table:table-cell office:value-type="float" office:value="433.332">
            <text:p>433.332</text:p>
          </table:table-cell>
          <table:table-cell office:value-type="float" office:value="433.2600097656">
            <text:p>433.2600097656</text:p>
          </table:table-cell>
          <table:table-cell office:value-type="float" office:value="-7.1990234375">
            <text:p>-7.1990234375</text:p>
          </table:table-cell>
          <table:table-cell office:value-type="string">
            <text:p>2534</text:p>
          </table:table-cell>
          <table:table-cell table:formula="of:=ABS([.H860])" office:value-type="float" office:value="7.1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66</text:p>
          </table:table-cell>
          <table:table-cell office:value-type="string">
            <text:p>25345454</text:p>
          </table:table-cell>
          <table:table-cell office:value-type="string">
            <text:p>LFP3</text:p>
          </table:table-cell>
          <table:table-cell office:value-type="float" office:value="609234.744">
            <text:p>609234.744</text:p>
          </table:table-cell>
          <table:table-cell office:value-type="float" office:value="228277.495">
            <text:p>228277.495</text:p>
          </table:table-cell>
          <table:table-cell office:value-type="float" office:value="431.985">
            <text:p>431.985</text:p>
          </table:table-cell>
          <table:table-cell office:value-type="float" office:value="431.8900146484">
            <text:p>431.8900146484</text:p>
          </table:table-cell>
          <table:table-cell office:value-type="float" office:value="-9.4985351563">
            <text:p>-9.4985351563</text:p>
          </table:table-cell>
          <table:table-cell office:value-type="string">
            <text:p>2534</text:p>
          </table:table-cell>
          <table:table-cell table:formula="of:=ABS([.H861])" office:value-type="float" office:value="9.498535156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267</text:p>
          </table:table-cell>
          <table:table-cell office:value-type="string">
            <text:p>25345455</text:p>
          </table:table-cell>
          <table:table-cell office:value-type="string">
            <text:p>LFP3</text:p>
          </table:table-cell>
          <table:table-cell office:value-type="float" office:value="609299.035">
            <text:p>609299.035</text:p>
          </table:table-cell>
          <table:table-cell office:value-type="float" office:value="228270.858">
            <text:p>228270.858</text:p>
          </table:table-cell>
          <table:table-cell office:value-type="float" office:value="432.213">
            <text:p>432.213</text:p>
          </table:table-cell>
          <table:table-cell office:value-type="float" office:value="432.1099853516">
            <text:p>432.1099853516</text:p>
          </table:table-cell>
          <table:table-cell office:value-type="float" office:value="-10.3014648438">
            <text:p>-10.3014648438</text:p>
          </table:table-cell>
          <table:table-cell office:value-type="string">
            <text:p>2534</text:p>
          </table:table-cell>
          <table:table-cell table:formula="of:=ABS([.H862])" office:value-type="float" office:value="10.30146484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68</text:p>
          </table:table-cell>
          <table:table-cell office:value-type="string">
            <text:p>25345456</text:p>
          </table:table-cell>
          <table:table-cell office:value-type="string">
            <text:p>LFP3</text:p>
          </table:table-cell>
          <table:table-cell office:value-type="float" office:value="609358.686">
            <text:p>609358.686</text:p>
          </table:table-cell>
          <table:table-cell office:value-type="float" office:value="228258.92">
            <text:p>228258.92</text:p>
          </table:table-cell>
          <table:table-cell office:value-type="float" office:value="432.437">
            <text:p>432.437</text:p>
          </table:table-cell>
          <table:table-cell office:value-type="float" office:value="432.3699951172">
            <text:p>432.3699951172</text:p>
          </table:table-cell>
          <table:table-cell office:value-type="float" office:value="-6.7004882813">
            <text:p>-6.7004882813</text:p>
          </table:table-cell>
          <table:table-cell office:value-type="string">
            <text:p>2534</text:p>
          </table:table-cell>
          <table:table-cell table:formula="of:=ABS([.H863])" office:value-type="float" office:value="6.700488281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269</text:p>
          </table:table-cell>
          <table:table-cell office:value-type="string">
            <text:p>25345457</text:p>
          </table:table-cell>
          <table:table-cell office:value-type="string">
            <text:p>LFP3</text:p>
          </table:table-cell>
          <table:table-cell office:value-type="float" office:value="609419.375">
            <text:p>609419.375</text:p>
          </table:table-cell>
          <table:table-cell office:value-type="float" office:value="228246.768">
            <text:p>228246.768</text:p>
          </table:table-cell>
          <table:table-cell office:value-type="float" office:value="432.631">
            <text:p>432.631</text:p>
          </table:table-cell>
          <table:table-cell office:value-type="float" office:value="432.7200012207">
            <text:p>432.7200012207</text:p>
          </table:table-cell>
          <table:table-cell office:value-type="float" office:value="8.9001220703">
            <text:p>8.9001220703</text:p>
          </table:table-cell>
          <table:table-cell office:value-type="string">
            <text:p>2534</text:p>
          </table:table-cell>
          <table:table-cell table:formula="of:=ABS([.H864])" office:value-type="float" office:value="8.900122070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270</text:p>
          </table:table-cell>
          <table:table-cell office:value-type="string">
            <text:p>25345458</text:p>
          </table:table-cell>
          <table:table-cell office:value-type="string">
            <text:p>LFP3</text:p>
          </table:table-cell>
          <table:table-cell office:value-type="float" office:value="609430.144">
            <text:p>609430.144</text:p>
          </table:table-cell>
          <table:table-cell office:value-type="float" office:value="228356.381">
            <text:p>228356.381</text:p>
          </table:table-cell>
          <table:table-cell office:value-type="float" office:value="431.838">
            <text:p>431.838</text:p>
          </table:table-cell>
          <table:table-cell office:value-type="float" office:value="431.7399902344">
            <text:p>431.7399902344</text:p>
          </table:table-cell>
          <table:table-cell office:value-type="float" office:value="-9.8009765625">
            <text:p>-9.8009765625</text:p>
          </table:table-cell>
          <table:table-cell office:value-type="string">
            <text:p>2534</text:p>
          </table:table-cell>
          <table:table-cell table:formula="of:=ABS([.H865])" office:value-type="float" office:value="9.800976562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71</text:p>
          </table:table-cell>
          <table:table-cell office:value-type="string">
            <text:p>25345459</text:p>
          </table:table-cell>
          <table:table-cell office:value-type="string">
            <text:p>LFP3</text:p>
          </table:table-cell>
          <table:table-cell office:value-type="float" office:value="609448.567">
            <text:p>609448.567</text:p>
          </table:table-cell>
          <table:table-cell office:value-type="float" office:value="228295.802">
            <text:p>228295.802</text:p>
          </table:table-cell>
          <table:table-cell office:value-type="float" office:value="432.201">
            <text:p>432.201</text:p>
          </table:table-cell>
          <table:table-cell office:value-type="float" office:value="432.1199951172">
            <text:p>432.1199951172</text:p>
          </table:table-cell>
          <table:table-cell office:value-type="float" office:value="-8.1004882813">
            <text:p>-8.1004882813</text:p>
          </table:table-cell>
          <table:table-cell office:value-type="string">
            <text:p>2534</text:p>
          </table:table-cell>
          <table:table-cell table:formula="of:=ABS([.H866])" office:value-type="float" office:value="8.100488281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272</text:p>
          </table:table-cell>
          <table:table-cell office:value-type="string">
            <text:p>25345462</text:p>
          </table:table-cell>
          <table:table-cell office:value-type="string">
            <text:p>LFP3</text:p>
          </table:table-cell>
          <table:table-cell office:value-type="float" office:value="609256.913">
            <text:p>609256.913</text:p>
          </table:table-cell>
          <table:table-cell office:value-type="float" office:value="228246.177">
            <text:p>228246.177</text:p>
          </table:table-cell>
          <table:table-cell office:value-type="float" office:value="432.2387">
            <text:p>432.2387</text:p>
          </table:table-cell>
          <table:table-cell office:value-type="float" office:value="432.1600036621">
            <text:p>432.1600036621</text:p>
          </table:table-cell>
          <table:table-cell office:value-type="float" office:value="-7.8696337891">
            <text:p>-7.8696337891</text:p>
          </table:table-cell>
          <table:table-cell office:value-type="string">
            <text:p>2534</text:p>
          </table:table-cell>
          <table:table-cell table:formula="of:=ABS([.H867])" office:value-type="float" office:value="7.86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273</text:p>
          </table:table-cell>
          <table:table-cell office:value-type="string">
            <text:p>25345464</text:p>
          </table:table-cell>
          <table:table-cell office:value-type="string">
            <text:p>LFP3</text:p>
          </table:table-cell>
          <table:table-cell office:value-type="float" office:value="609427.941">
            <text:p>609427.941</text:p>
          </table:table-cell>
          <table:table-cell office:value-type="float" office:value="228160.465">
            <text:p>228160.465</text:p>
          </table:table-cell>
          <table:table-cell office:value-type="float" office:value="434.214">
            <text:p>434.214</text:p>
          </table:table-cell>
          <table:table-cell office:value-type="float" office:value="434.1099853516">
            <text:p>434.1099853516</text:p>
          </table:table-cell>
          <table:table-cell office:value-type="float" office:value="-10.4014648437">
            <text:p>-10.4014648437</text:p>
          </table:table-cell>
          <table:table-cell office:value-type="string">
            <text:p>2534</text:p>
          </table:table-cell>
          <table:table-cell table:formula="of:=ABS([.H868])" office:value-type="float" office:value="10.4014648437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74</text:p>
          </table:table-cell>
          <table:table-cell office:value-type="string">
            <text:p>25345466</text:p>
          </table:table-cell>
          <table:table-cell office:value-type="string">
            <text:p>LFP3</text:p>
          </table:table-cell>
          <table:table-cell office:value-type="float" office:value="609289.26">
            <text:p>609289.26</text:p>
          </table:table-cell>
          <table:table-cell office:value-type="float" office:value="228411.558">
            <text:p>228411.558</text:p>
          </table:table-cell>
          <table:table-cell office:value-type="float" office:value="430.425">
            <text:p>430.425</text:p>
          </table:table-cell>
          <table:table-cell office:value-type="float" office:value="430.3699951172">
            <text:p>430.3699951172</text:p>
          </table:table-cell>
          <table:table-cell office:value-type="float" office:value="-5.5004882813">
            <text:p>-5.5004882813</text:p>
          </table:table-cell>
          <table:table-cell office:value-type="string">
            <text:p>2534</text:p>
          </table:table-cell>
          <table:table-cell table:formula="of:=ABS([.H869])" office:value-type="float" office:value="5.500488281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75</text:p>
          </table:table-cell>
          <table:table-cell office:value-type="string">
            <text:p>25345467</text:p>
          </table:table-cell>
          <table:table-cell office:value-type="string">
            <text:p>LFP3</text:p>
          </table:table-cell>
          <table:table-cell office:value-type="float" office:value="609609.133">
            <text:p>609609.133</text:p>
          </table:table-cell>
          <table:table-cell office:value-type="float" office:value="228408.559">
            <text:p>228408.559</text:p>
          </table:table-cell>
          <table:table-cell office:value-type="float" office:value="432.418">
            <text:p>432.418</text:p>
          </table:table-cell>
          <table:table-cell office:value-type="float" office:value="432.3800048828">
            <text:p>432.3800048828</text:p>
          </table:table-cell>
          <table:table-cell office:value-type="float" office:value="-3.7995117188">
            <text:p>-3.7995117188</text:p>
          </table:table-cell>
          <table:table-cell office:value-type="string">
            <text:p>2534</text:p>
          </table:table-cell>
          <table:table-cell table:formula="of:=ABS([.H870])" office:value-type="float" office:value="3.7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76</text:p>
          </table:table-cell>
          <table:table-cell office:value-type="string">
            <text:p>25345468</text:p>
          </table:table-cell>
          <table:table-cell office:value-type="string">
            <text:p>LFP3</text:p>
          </table:table-cell>
          <table:table-cell office:value-type="float" office:value="609620.59">
            <text:p>609620.59</text:p>
          </table:table-cell>
          <table:table-cell office:value-type="float" office:value="228360.64">
            <text:p>228360.64</text:p>
          </table:table-cell>
          <table:table-cell office:value-type="float" office:value="432.688">
            <text:p>432.688</text:p>
          </table:table-cell>
          <table:table-cell office:value-type="float" office:value="432.6900024414">
            <text:p>432.6900024414</text:p>
          </table:table-cell>
          <table:table-cell office:value-type="float" office:value="0.2002441406">
            <text:p>0.2002441406</text:p>
          </table:table-cell>
          <table:table-cell office:value-type="string">
            <text:p>2534</text:p>
          </table:table-cell>
          <table:table-cell table:formula="of:=ABS([.H871])" office:value-type="float" office:value="0.200244140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277</text:p>
          </table:table-cell>
          <table:table-cell office:value-type="string">
            <text:p>25345469</text:p>
          </table:table-cell>
          <table:table-cell office:value-type="string">
            <text:p>LFP3</text:p>
          </table:table-cell>
          <table:table-cell office:value-type="float" office:value="609632.718">
            <text:p>609632.718</text:p>
          </table:table-cell>
          <table:table-cell office:value-type="float" office:value="228310.466">
            <text:p>228310.466</text:p>
          </table:table-cell>
          <table:table-cell office:value-type="float" office:value="432.928">
            <text:p>432.928</text:p>
          </table:table-cell>
          <table:table-cell office:value-type="float" office:value="432.8699951172">
            <text:p>432.8699951172</text:p>
          </table:table-cell>
          <table:table-cell office:value-type="float" office:value="-5.8004882812">
            <text:p>-5.8004882812</text:p>
          </table:table-cell>
          <table:table-cell office:value-type="string">
            <text:p>2534</text:p>
          </table:table-cell>
          <table:table-cell table:formula="of:=ABS([.H872])" office:value-type="float" office:value="5.800488281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78</text:p>
          </table:table-cell>
          <table:table-cell office:value-type="string">
            <text:p>25345471</text:p>
          </table:table-cell>
          <table:table-cell office:value-type="string">
            <text:p>LFP3</text:p>
          </table:table-cell>
          <table:table-cell office:value-type="float" office:value="609561.772">
            <text:p>609561.772</text:p>
          </table:table-cell>
          <table:table-cell office:value-type="float" office:value="228347.376">
            <text:p>228347.376</text:p>
          </table:table-cell>
          <table:table-cell office:value-type="float" office:value="432.498">
            <text:p>432.498</text:p>
          </table:table-cell>
          <table:table-cell office:value-type="float" office:value="432.4400024414">
            <text:p>432.4400024414</text:p>
          </table:table-cell>
          <table:table-cell office:value-type="float" office:value="-5.7997558594">
            <text:p>-5.7997558594</text:p>
          </table:table-cell>
          <table:table-cell office:value-type="string">
            <text:p>2534</text:p>
          </table:table-cell>
          <table:table-cell table:formula="of:=ABS([.H873])" office:value-type="float" office:value="5.799755859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279</text:p>
          </table:table-cell>
          <table:table-cell office:value-type="string">
            <text:p>25345472</text:p>
          </table:table-cell>
          <table:table-cell office:value-type="string">
            <text:p>LFP3</text:p>
          </table:table-cell>
          <table:table-cell office:value-type="float" office:value="608560.718">
            <text:p>608560.718</text:p>
          </table:table-cell>
          <table:table-cell office:value-type="float" office:value="227906.489">
            <text:p>227906.489</text:p>
          </table:table-cell>
          <table:table-cell office:value-type="float" office:value="445.443">
            <text:p>445.443</text:p>
          </table:table-cell>
          <table:table-cell office:value-type="float" office:value="445.3399963379">
            <text:p>445.3399963379</text:p>
          </table:table-cell>
          <table:table-cell office:value-type="float" office:value="-10.3003662109">
            <text:p>-10.3003662109</text:p>
          </table:table-cell>
          <table:table-cell office:value-type="string">
            <text:p>2534</text:p>
          </table:table-cell>
          <table:table-cell table:formula="of:=ABS([.H874])" office:value-type="float" office:value="10.3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80</text:p>
          </table:table-cell>
          <table:table-cell office:value-type="string">
            <text:p>25345478</text:p>
          </table:table-cell>
          <table:table-cell office:value-type="string">
            <text:p>LFP3</text:p>
          </table:table-cell>
          <table:table-cell office:value-type="float" office:value="608682.877">
            <text:p>608682.877</text:p>
          </table:table-cell>
          <table:table-cell office:value-type="float" office:value="227917.428">
            <text:p>227917.428</text:p>
          </table:table-cell>
          <table:table-cell office:value-type="float" office:value="437.834">
            <text:p>437.834</text:p>
          </table:table-cell>
          <table:table-cell office:value-type="float" office:value="437.5100097656">
            <text:p>437.5100097656</text:p>
          </table:table-cell>
          <table:table-cell office:value-type="float" office:value="-32.3990234375">
            <text:p>-32.3990234375</text:p>
          </table:table-cell>
          <table:table-cell office:value-type="string">
            <text:p>2534</text:p>
          </table:table-cell>
          <table:table-cell table:formula="of:=ABS([.H875])" office:value-type="float" office:value="32.3990234375">
            <text:p>32</text:p>
          </table:table-cell>
          <table:table-cell table:number-columns-repeated="246"/>
        </table:table-row>
        <table:table-row table:style-name="ro1">
          <table:table-cell office:value-type="string">
            <text:p>5353281</text:p>
          </table:table-cell>
          <table:table-cell office:value-type="string">
            <text:p>25345479</text:p>
          </table:table-cell>
          <table:table-cell office:value-type="string">
            <text:p>LFP3</text:p>
          </table:table-cell>
          <table:table-cell office:value-type="float" office:value="608653.008">
            <text:p>608653.008</text:p>
          </table:table-cell>
          <table:table-cell office:value-type="float" office:value="227888.012">
            <text:p>227888.012</text:p>
          </table:table-cell>
          <table:table-cell office:value-type="float" office:value="443.383">
            <text:p>443.383</text:p>
          </table:table-cell>
          <table:table-cell office:value-type="float" office:value="443.3699951172">
            <text:p>443.3699951172</text:p>
          </table:table-cell>
          <table:table-cell office:value-type="float" office:value="-1.3004882812">
            <text:p>-1.3004882812</text:p>
          </table:table-cell>
          <table:table-cell office:value-type="string">
            <text:p>2534</text:p>
          </table:table-cell>
          <table:table-cell table:formula="of:=ABS([.H876])" office:value-type="float" office:value="1.3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82</text:p>
          </table:table-cell>
          <table:table-cell office:value-type="string">
            <text:p>25345480</text:p>
          </table:table-cell>
          <table:table-cell office:value-type="string">
            <text:p>LFP3</text:p>
          </table:table-cell>
          <table:table-cell office:value-type="float" office:value="608648.598">
            <text:p>608648.598</text:p>
          </table:table-cell>
          <table:table-cell office:value-type="float" office:value="227858.432">
            <text:p>227858.432</text:p>
          </table:table-cell>
          <table:table-cell office:value-type="float" office:value="448.087">
            <text:p>448.087</text:p>
          </table:table-cell>
          <table:table-cell office:value-type="float" office:value="448.1300048828">
            <text:p>448.1300048828</text:p>
          </table:table-cell>
          <table:table-cell office:value-type="float" office:value="4.3004882813">
            <text:p>4.3004882813</text:p>
          </table:table-cell>
          <table:table-cell office:value-type="string">
            <text:p>2534</text:p>
          </table:table-cell>
          <table:table-cell table:formula="of:=ABS([.H877])" office:value-type="float" office:value="4.300488281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83</text:p>
          </table:table-cell>
          <table:table-cell office:value-type="string">
            <text:p>25345481</text:p>
          </table:table-cell>
          <table:table-cell office:value-type="string">
            <text:p>LFP3</text:p>
          </table:table-cell>
          <table:table-cell office:value-type="float" office:value="608614.36">
            <text:p>608614.36</text:p>
          </table:table-cell>
          <table:table-cell office:value-type="float" office:value="227849.973">
            <text:p>227849.973</text:p>
          </table:table-cell>
          <table:table-cell office:value-type="float" office:value="448.697">
            <text:p>448.697</text:p>
          </table:table-cell>
          <table:table-cell office:value-type="float" office:value="448.75">
            <text:p>448.75</text:p>
          </table:table-cell>
          <table:table-cell office:value-type="float" office:value="5.3">
            <text:p>5.3</text:p>
          </table:table-cell>
          <table:table-cell office:value-type="string">
            <text:p>2534</text:p>
          </table:table-cell>
          <table:table-cell table:formula="of:=ABS([.H878])" office:value-type="float" office:value="5.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84</text:p>
          </table:table-cell>
          <table:table-cell office:value-type="string">
            <text:p>25345498</text:p>
          </table:table-cell>
          <table:table-cell office:value-type="string">
            <text:p>LFP3</text:p>
          </table:table-cell>
          <table:table-cell office:value-type="float" office:value="608785.232">
            <text:p>608785.232</text:p>
          </table:table-cell>
          <table:table-cell office:value-type="float" office:value="228087.751">
            <text:p>228087.751</text:p>
          </table:table-cell>
          <table:table-cell office:value-type="float" office:value="431.149">
            <text:p>431.149</text:p>
          </table:table-cell>
          <table:table-cell office:value-type="float" office:value="431.1300048828">
            <text:p>431.1300048828</text:p>
          </table:table-cell>
          <table:table-cell office:value-type="float" office:value="-1.8995117188">
            <text:p>-1.8995117188</text:p>
          </table:table-cell>
          <table:table-cell office:value-type="string">
            <text:p>2534</text:p>
          </table:table-cell>
          <table:table-cell table:formula="of:=ABS([.H879])" office:value-type="float" office:value="1.899511718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85</text:p>
          </table:table-cell>
          <table:table-cell office:value-type="string">
            <text:p>25345511</text:p>
          </table:table-cell>
          <table:table-cell office:value-type="string">
            <text:p>LFP3</text:p>
          </table:table-cell>
          <table:table-cell office:value-type="float" office:value="609106.925">
            <text:p>609106.925</text:p>
          </table:table-cell>
          <table:table-cell office:value-type="float" office:value="227918.528">
            <text:p>227918.528</text:p>
          </table:table-cell>
          <table:table-cell office:value-type="float" office:value="432.933">
            <text:p>432.933</text:p>
          </table:table-cell>
          <table:table-cell office:value-type="float" office:value="432.9400024414">
            <text:p>432.9400024414</text:p>
          </table:table-cell>
          <table:table-cell office:value-type="float" office:value="0.7002441406">
            <text:p>0.7002441406</text:p>
          </table:table-cell>
          <table:table-cell office:value-type="string">
            <text:p>2534</text:p>
          </table:table-cell>
          <table:table-cell table:formula="of:=ABS([.H880])" office:value-type="float" office:value="0.7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86</text:p>
          </table:table-cell>
          <table:table-cell office:value-type="string">
            <text:p>25345517</text:p>
          </table:table-cell>
          <table:table-cell office:value-type="string">
            <text:p>LFP3</text:p>
          </table:table-cell>
          <table:table-cell office:value-type="float" office:value="608605.643">
            <text:p>608605.643</text:p>
          </table:table-cell>
          <table:table-cell office:value-type="float" office:value="227894.457">
            <text:p>227894.457</text:p>
          </table:table-cell>
          <table:table-cell office:value-type="float" office:value="440.467">
            <text:p>440.467</text:p>
          </table:table-cell>
          <table:table-cell office:value-type="float" office:value="440.4299926758">
            <text:p>440.4299926758</text:p>
          </table:table-cell>
          <table:table-cell office:value-type="float" office:value="-3.7007324219">
            <text:p>-3.7007324219</text:p>
          </table:table-cell>
          <table:table-cell office:value-type="string">
            <text:p>2534</text:p>
          </table:table-cell>
          <table:table-cell table:formula="of:=ABS([.H881])" office:value-type="float" office:value="3.700732421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87</text:p>
          </table:table-cell>
          <table:table-cell office:value-type="string">
            <text:p>25345532</text:p>
          </table:table-cell>
          <table:table-cell office:value-type="string">
            <text:p>LFP3</text:p>
          </table:table-cell>
          <table:table-cell office:value-type="float" office:value="608683.924">
            <text:p>608683.924</text:p>
          </table:table-cell>
          <table:table-cell office:value-type="float" office:value="227442.597">
            <text:p>227442.597</text:p>
          </table:table-cell>
          <table:table-cell office:value-type="float" office:value="464.162">
            <text:p>464.162</text:p>
          </table:table-cell>
          <table:table-cell office:value-type="float" office:value="464.2099914551">
            <text:p>464.2099914551</text:p>
          </table:table-cell>
          <table:table-cell office:value-type="float" office:value="4.7991455078">
            <text:p>4.7991455078</text:p>
          </table:table-cell>
          <table:table-cell office:value-type="string">
            <text:p>2534</text:p>
          </table:table-cell>
          <table:table-cell table:formula="of:=ABS([.H882])" office:value-type="float" office:value="4.799145507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88</text:p>
          </table:table-cell>
          <table:table-cell office:value-type="string">
            <text:p>25345535</text:p>
          </table:table-cell>
          <table:table-cell office:value-type="string">
            <text:p>LFP3</text:p>
          </table:table-cell>
          <table:table-cell office:value-type="float" office:value="608712.219">
            <text:p>608712.219</text:p>
          </table:table-cell>
          <table:table-cell office:value-type="float" office:value="227317.965">
            <text:p>227317.965</text:p>
          </table:table-cell>
          <table:table-cell office:value-type="float" office:value="464.254">
            <text:p>464.254</text:p>
          </table:table-cell>
          <table:table-cell office:value-type="float" office:value="464.3500061035">
            <text:p>464.3500061035</text:p>
          </table:table-cell>
          <table:table-cell office:value-type="float" office:value="9.6006103516">
            <text:p>9.6006103516</text:p>
          </table:table-cell>
          <table:table-cell office:value-type="string">
            <text:p>2534</text:p>
          </table:table-cell>
          <table:table-cell table:formula="of:=ABS([.H883])" office:value-type="float" office:value="9.600610351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289</text:p>
          </table:table-cell>
          <table:table-cell office:value-type="string">
            <text:p>25345536</text:p>
          </table:table-cell>
          <table:table-cell office:value-type="string">
            <text:p>LFP3</text:p>
          </table:table-cell>
          <table:table-cell office:value-type="float" office:value="608736.994">
            <text:p>608736.994</text:p>
          </table:table-cell>
          <table:table-cell office:value-type="float" office:value="227286.488">
            <text:p>227286.488</text:p>
          </table:table-cell>
          <table:table-cell office:value-type="float" office:value="464.033">
            <text:p>464.033</text:p>
          </table:table-cell>
          <table:table-cell office:value-type="float" office:value="464.0299987793">
            <text:p>464.0299987793</text:p>
          </table:table-cell>
          <table:table-cell office:value-type="float" office:value="-0.3001220703">
            <text:p>-0.3001220703</text:p>
          </table:table-cell>
          <table:table-cell office:value-type="string">
            <text:p>2534</text:p>
          </table:table-cell>
          <table:table-cell table:formula="of:=ABS([.H884])" office:value-type="float" office:value="0.3001220703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290</text:p>
          </table:table-cell>
          <table:table-cell office:value-type="string">
            <text:p>25345557</text:p>
          </table:table-cell>
          <table:table-cell office:value-type="string">
            <text:p>LFP3</text:p>
          </table:table-cell>
          <table:table-cell office:value-type="float" office:value="608279.228">
            <text:p>608279.228</text:p>
          </table:table-cell>
          <table:table-cell office:value-type="float" office:value="227491.372">
            <text:p>227491.372</text:p>
          </table:table-cell>
          <table:table-cell office:value-type="float" office:value="451.23">
            <text:p>451.23</text:p>
          </table:table-cell>
          <table:table-cell office:value-type="float" office:value="451.2200012207">
            <text:p>451.2200012207</text:p>
          </table:table-cell>
          <table:table-cell office:value-type="float" office:value="-0.9998779297">
            <text:p>-0.9998779297</text:p>
          </table:table-cell>
          <table:table-cell office:value-type="string">
            <text:p>2534</text:p>
          </table:table-cell>
          <table:table-cell table:formula="of:=ABS([.H885])" office:value-type="float" office:value="0.999877929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91</text:p>
          </table:table-cell>
          <table:table-cell office:value-type="string">
            <text:p>25345558</text:p>
          </table:table-cell>
          <table:table-cell office:value-type="string">
            <text:p>LFP3</text:p>
          </table:table-cell>
          <table:table-cell office:value-type="float" office:value="608331.99">
            <text:p>608331.99</text:p>
          </table:table-cell>
          <table:table-cell office:value-type="float" office:value="227489.684">
            <text:p>227489.684</text:p>
          </table:table-cell>
          <table:table-cell office:value-type="float" office:value="452.319">
            <text:p>452.319</text:p>
          </table:table-cell>
          <table:table-cell office:value-type="float" office:value="452.3099975586">
            <text:p>452.3099975586</text:p>
          </table:table-cell>
          <table:table-cell office:value-type="float" office:value="-0.9002441406">
            <text:p>-0.9002441406</text:p>
          </table:table-cell>
          <table:table-cell office:value-type="string">
            <text:p>2534</text:p>
          </table:table-cell>
          <table:table-cell table:formula="of:=ABS([.H886])" office:value-type="float" office:value="0.9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292</text:p>
          </table:table-cell>
          <table:table-cell office:value-type="string">
            <text:p>25345560</text:p>
          </table:table-cell>
          <table:table-cell office:value-type="string">
            <text:p>LFP3</text:p>
          </table:table-cell>
          <table:table-cell office:value-type="float" office:value="608350.169">
            <text:p>608350.169</text:p>
          </table:table-cell>
          <table:table-cell office:value-type="float" office:value="227550.314">
            <text:p>227550.314</text:p>
          </table:table-cell>
          <table:table-cell office:value-type="float" office:value="451.474">
            <text:p>451.474</text:p>
          </table:table-cell>
          <table:table-cell office:value-type="float" office:value="451.450012207">
            <text:p>451.450012207</text:p>
          </table:table-cell>
          <table:table-cell office:value-type="float" office:value="-2.3987792969">
            <text:p>-2.3987792969</text:p>
          </table:table-cell>
          <table:table-cell office:value-type="string">
            <text:p>2534</text:p>
          </table:table-cell>
          <table:table-cell table:formula="of:=ABS([.H887])" office:value-type="float" office:value="2.3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93</text:p>
          </table:table-cell>
          <table:table-cell office:value-type="string">
            <text:p>25345561</text:p>
          </table:table-cell>
          <table:table-cell office:value-type="string">
            <text:p>LFP3</text:p>
          </table:table-cell>
          <table:table-cell office:value-type="float" office:value="608373.806">
            <text:p>608373.806</text:p>
          </table:table-cell>
          <table:table-cell office:value-type="float" office:value="227571.225">
            <text:p>227571.225</text:p>
          </table:table-cell>
          <table:table-cell office:value-type="float" office:value="450.803">
            <text:p>450.803</text:p>
          </table:table-cell>
          <table:table-cell office:value-type="float" office:value="450.75">
            <text:p>450.75</text:p>
          </table:table-cell>
          <table:table-cell office:value-type="float" office:value="-5.3">
            <text:p>-5.3</text:p>
          </table:table-cell>
          <table:table-cell office:value-type="string">
            <text:p>2534</text:p>
          </table:table-cell>
          <table:table-cell table:formula="of:=ABS([.H888])" office:value-type="float" office:value="5.3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294</text:p>
          </table:table-cell>
          <table:table-cell office:value-type="string">
            <text:p>25345562</text:p>
          </table:table-cell>
          <table:table-cell office:value-type="string">
            <text:p>LFP3</text:p>
          </table:table-cell>
          <table:table-cell office:value-type="float" office:value="608417.342">
            <text:p>608417.342</text:p>
          </table:table-cell>
          <table:table-cell office:value-type="float" office:value="227594.206">
            <text:p>227594.206</text:p>
          </table:table-cell>
          <table:table-cell office:value-type="float" office:value="451.542">
            <text:p>451.542</text:p>
          </table:table-cell>
          <table:table-cell office:value-type="float" office:value="451.5199890137">
            <text:p>451.5199890137</text:p>
          </table:table-cell>
          <table:table-cell office:value-type="float" office:value="-2.2010986328">
            <text:p>-2.2010986328</text:p>
          </table:table-cell>
          <table:table-cell office:value-type="string">
            <text:p>2534</text:p>
          </table:table-cell>
          <table:table-cell table:formula="of:=ABS([.H889])" office:value-type="float" office:value="2.2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95</text:p>
          </table:table-cell>
          <table:table-cell office:value-type="string">
            <text:p>25345569</text:p>
          </table:table-cell>
          <table:table-cell office:value-type="string">
            <text:p>LFP3</text:p>
          </table:table-cell>
          <table:table-cell office:value-type="float" office:value="608373.051">
            <text:p>608373.051</text:p>
          </table:table-cell>
          <table:table-cell office:value-type="float" office:value="227744.058">
            <text:p>227744.058</text:p>
          </table:table-cell>
          <table:table-cell office:value-type="float" office:value="449.296">
            <text:p>449.296</text:p>
          </table:table-cell>
          <table:table-cell office:value-type="float" office:value="449.2600097656">
            <text:p>449.2600097656</text:p>
          </table:table-cell>
          <table:table-cell office:value-type="float" office:value="-3.5990234375">
            <text:p>-3.5990234375</text:p>
          </table:table-cell>
          <table:table-cell office:value-type="string">
            <text:p>2534</text:p>
          </table:table-cell>
          <table:table-cell table:formula="of:=ABS([.H890])" office:value-type="float" office:value="3.599023437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296</text:p>
          </table:table-cell>
          <table:table-cell office:value-type="string">
            <text:p>25345571</text:p>
          </table:table-cell>
          <table:table-cell office:value-type="string">
            <text:p>LFP3</text:p>
          </table:table-cell>
          <table:table-cell office:value-type="float" office:value="608606.088">
            <text:p>608606.088</text:p>
          </table:table-cell>
          <table:table-cell office:value-type="float" office:value="227218.032">
            <text:p>227218.032</text:p>
          </table:table-cell>
          <table:table-cell office:value-type="float" office:value="462.528">
            <text:p>462.528</text:p>
          </table:table-cell>
          <table:table-cell office:value-type="float" office:value="462.549987793">
            <text:p>462.549987793</text:p>
          </table:table-cell>
          <table:table-cell office:value-type="float" office:value="2.1987792969">
            <text:p>2.1987792969</text:p>
          </table:table-cell>
          <table:table-cell office:value-type="string">
            <text:p>2534</text:p>
          </table:table-cell>
          <table:table-cell table:formula="of:=ABS([.H891])" office:value-type="float" office:value="2.1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297</text:p>
          </table:table-cell>
          <table:table-cell office:value-type="string">
            <text:p>25345576</text:p>
          </table:table-cell>
          <table:table-cell office:value-type="string">
            <text:p>LFP3</text:p>
          </table:table-cell>
          <table:table-cell office:value-type="float" office:value="608443.643">
            <text:p>608443.643</text:p>
          </table:table-cell>
          <table:table-cell office:value-type="float" office:value="227246.151">
            <text:p>227246.151</text:p>
          </table:table-cell>
          <table:table-cell office:value-type="float" office:value="452.117">
            <text:p>452.117</text:p>
          </table:table-cell>
          <table:table-cell office:value-type="float" office:value="452.3200073242">
            <text:p>452.3200073242</text:p>
          </table:table-cell>
          <table:table-cell office:value-type="float" office:value="20.3007324219">
            <text:p>20.3007324219</text:p>
          </table:table-cell>
          <table:table-cell office:value-type="string">
            <text:p>2534</text:p>
          </table:table-cell>
          <table:table-cell table:formula="of:=ABS([.H892])" office:value-type="float" office:value="20.3007324219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3298</text:p>
          </table:table-cell>
          <table:table-cell office:value-type="string">
            <text:p>25345579</text:p>
          </table:table-cell>
          <table:table-cell office:value-type="string">
            <text:p>LFP3</text:p>
          </table:table-cell>
          <table:table-cell office:value-type="float" office:value="608514.784">
            <text:p>608514.784</text:p>
          </table:table-cell>
          <table:table-cell office:value-type="float" office:value="227303.867">
            <text:p>227303.867</text:p>
          </table:table-cell>
          <table:table-cell office:value-type="float" office:value="457.552">
            <text:p>457.552</text:p>
          </table:table-cell>
          <table:table-cell office:value-type="float" office:value="457.6900024414">
            <text:p>457.6900024414</text:p>
          </table:table-cell>
          <table:table-cell office:value-type="float" office:value="13.8002441406">
            <text:p>13.8002441406</text:p>
          </table:table-cell>
          <table:table-cell office:value-type="string">
            <text:p>2534</text:p>
          </table:table-cell>
          <table:table-cell table:formula="of:=ABS([.H893])" office:value-type="float" office:value="13.8002441406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299</text:p>
          </table:table-cell>
          <table:table-cell office:value-type="string">
            <text:p>25345608</text:p>
          </table:table-cell>
          <table:table-cell office:value-type="string">
            <text:p>LFP3</text:p>
          </table:table-cell>
          <table:table-cell office:value-type="float" office:value="608408.795">
            <text:p>608408.795</text:p>
          </table:table-cell>
          <table:table-cell office:value-type="float" office:value="227813.842">
            <text:p>227813.842</text:p>
          </table:table-cell>
          <table:table-cell office:value-type="float" office:value="444.553">
            <text:p>444.553</text:p>
          </table:table-cell>
          <table:table-cell office:value-type="float" office:value="444.5599975586">
            <text:p>444.5599975586</text:p>
          </table:table-cell>
          <table:table-cell office:value-type="float" office:value="0.6997558594">
            <text:p>0.6997558594</text:p>
          </table:table-cell>
          <table:table-cell office:value-type="string">
            <text:p>2534</text:p>
          </table:table-cell>
          <table:table-cell table:formula="of:=ABS([.H894])" office:value-type="float" office:value="0.6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00</text:p>
          </table:table-cell>
          <table:table-cell office:value-type="string">
            <text:p>25345609</text:p>
          </table:table-cell>
          <table:table-cell office:value-type="string">
            <text:p>LFP3</text:p>
          </table:table-cell>
          <table:table-cell office:value-type="float" office:value="608446.643">
            <text:p>608446.643</text:p>
          </table:table-cell>
          <table:table-cell office:value-type="float" office:value="227825.498">
            <text:p>227825.498</text:p>
          </table:table-cell>
          <table:table-cell office:value-type="float" office:value="445.279">
            <text:p>445.279</text:p>
          </table:table-cell>
          <table:table-cell office:value-type="float" office:value="445.2799987793">
            <text:p>445.2799987793</text:p>
          </table:table-cell>
          <table:table-cell office:value-type="float" office:value="0.0998779297">
            <text:p>0.0998779297</text:p>
          </table:table-cell>
          <table:table-cell office:value-type="string">
            <text:p>2534</text:p>
          </table:table-cell>
          <table:table-cell table:formula="of:=ABS([.H895])" office:value-type="float" office:value="0.099877929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01</text:p>
          </table:table-cell>
          <table:table-cell office:value-type="string">
            <text:p>25345610</text:p>
          </table:table-cell>
          <table:table-cell office:value-type="string">
            <text:p>LFP3</text:p>
          </table:table-cell>
          <table:table-cell office:value-type="float" office:value="608481.804">
            <text:p>608481.804</text:p>
          </table:table-cell>
          <table:table-cell office:value-type="float" office:value="227832.906">
            <text:p>227832.906</text:p>
          </table:table-cell>
          <table:table-cell office:value-type="float" office:value="446.14">
            <text:p>446.14</text:p>
          </table:table-cell>
          <table:table-cell office:value-type="float" office:value="446.1799926758">
            <text:p>446.1799926758</text:p>
          </table:table-cell>
          <table:table-cell office:value-type="float" office:value="3.9992675781">
            <text:p>3.9992675781</text:p>
          </table:table-cell>
          <table:table-cell office:value-type="string">
            <text:p>2534</text:p>
          </table:table-cell>
          <table:table-cell table:formula="of:=ABS([.H896])" office:value-type="float" office:value="3.999267578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02</text:p>
          </table:table-cell>
          <table:table-cell office:value-type="string">
            <text:p>25345612</text:p>
          </table:table-cell>
          <table:table-cell office:value-type="string">
            <text:p>LFP3</text:p>
          </table:table-cell>
          <table:table-cell office:value-type="float" office:value="608262.024">
            <text:p>608262.024</text:p>
          </table:table-cell>
          <table:table-cell office:value-type="float" office:value="227773.481">
            <text:p>227773.481</text:p>
          </table:table-cell>
          <table:table-cell office:value-type="float" office:value="438.913">
            <text:p>438.913</text:p>
          </table:table-cell>
          <table:table-cell office:value-type="float" office:value="438.8299865723">
            <text:p>438.8299865723</text:p>
          </table:table-cell>
          <table:table-cell office:value-type="float" office:value="-8.3013427734">
            <text:p>-8.3013427734</text:p>
          </table:table-cell>
          <table:table-cell office:value-type="string">
            <text:p>2534</text:p>
          </table:table-cell>
          <table:table-cell table:formula="of:=ABS([.H897])" office:value-type="float" office:value="8.301342773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303</text:p>
          </table:table-cell>
          <table:table-cell office:value-type="string">
            <text:p>25345613</text:p>
          </table:table-cell>
          <table:table-cell office:value-type="string">
            <text:p>LFP3</text:p>
          </table:table-cell>
          <table:table-cell office:value-type="float" office:value="608255.517">
            <text:p>608255.517</text:p>
          </table:table-cell>
          <table:table-cell office:value-type="float" office:value="227801.727">
            <text:p>227801.727</text:p>
          </table:table-cell>
          <table:table-cell office:value-type="float" office:value="438.0669">
            <text:p>438.0669</text:p>
          </table:table-cell>
          <table:table-cell office:value-type="float" office:value="437.9899902344">
            <text:p>437.9899902344</text:p>
          </table:table-cell>
          <table:table-cell office:value-type="float" office:value="-7.6909765625">
            <text:p>-7.6909765625</text:p>
          </table:table-cell>
          <table:table-cell office:value-type="string">
            <text:p>2534</text:p>
          </table:table-cell>
          <table:table-cell table:formula="of:=ABS([.H898])" office:value-type="float" office:value="7.69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304</text:p>
          </table:table-cell>
          <table:table-cell office:value-type="string">
            <text:p>25345615</text:p>
          </table:table-cell>
          <table:table-cell office:value-type="string">
            <text:p>LFP3</text:p>
          </table:table-cell>
          <table:table-cell office:value-type="float" office:value="608235.601">
            <text:p>608235.601</text:p>
          </table:table-cell>
          <table:table-cell office:value-type="float" office:value="227888.445">
            <text:p>227888.445</text:p>
          </table:table-cell>
          <table:table-cell office:value-type="float" office:value="436.1905">
            <text:p>436.1905</text:p>
          </table:table-cell>
          <table:table-cell office:value-type="float" office:value="436.1000061035">
            <text:p>436.1000061035</text:p>
          </table:table-cell>
          <table:table-cell office:value-type="float" office:value="-9.0493896484">
            <text:p>-9.0493896484</text:p>
          </table:table-cell>
          <table:table-cell office:value-type="string">
            <text:p>2534</text:p>
          </table:table-cell>
          <table:table-cell table:formula="of:=ABS([.H899])" office:value-type="float" office:value="9.049389648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305</text:p>
          </table:table-cell>
          <table:table-cell office:value-type="string">
            <text:p>25345620</text:p>
          </table:table-cell>
          <table:table-cell office:value-type="string">
            <text:p>LFP3</text:p>
          </table:table-cell>
          <table:table-cell office:value-type="float" office:value="608353.664">
            <text:p>608353.664</text:p>
          </table:table-cell>
          <table:table-cell office:value-type="float" office:value="227816.139">
            <text:p>227816.139</text:p>
          </table:table-cell>
          <table:table-cell office:value-type="float" office:value="440.643">
            <text:p>440.643</text:p>
          </table:table-cell>
          <table:table-cell office:value-type="float" office:value="440.7099914551">
            <text:p>440.7099914551</text:p>
          </table:table-cell>
          <table:table-cell office:value-type="float" office:value="6.6991455078">
            <text:p>6.6991455078</text:p>
          </table:table-cell>
          <table:table-cell office:value-type="string">
            <text:p>2534</text:p>
          </table:table-cell>
          <table:table-cell table:formula="of:=ABS([.H900])" office:value-type="float" office:value="6.6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06</text:p>
          </table:table-cell>
          <table:table-cell office:value-type="string">
            <text:p>25345623</text:p>
          </table:table-cell>
          <table:table-cell office:value-type="string">
            <text:p>LFP3</text:p>
          </table:table-cell>
          <table:table-cell office:value-type="float" office:value="608649.293">
            <text:p>608649.293</text:p>
          </table:table-cell>
          <table:table-cell office:value-type="float" office:value="227834.122">
            <text:p>227834.122</text:p>
          </table:table-cell>
          <table:table-cell office:value-type="float" office:value="451.323">
            <text:p>451.323</text:p>
          </table:table-cell>
          <table:table-cell office:value-type="float" office:value="451.3200073242">
            <text:p>451.3200073242</text:p>
          </table:table-cell>
          <table:table-cell office:value-type="float" office:value="-0.2992675781">
            <text:p>-0.2992675781</text:p>
          </table:table-cell>
          <table:table-cell office:value-type="string">
            <text:p>2534</text:p>
          </table:table-cell>
          <table:table-cell table:formula="of:=ABS([.H901])" office:value-type="float" office:value="0.299267578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07</text:p>
          </table:table-cell>
          <table:table-cell office:value-type="string">
            <text:p>25345629</text:p>
          </table:table-cell>
          <table:table-cell office:value-type="string">
            <text:p>LFP3</text:p>
          </table:table-cell>
          <table:table-cell office:value-type="float" office:value="608638.595">
            <text:p>608638.595</text:p>
          </table:table-cell>
          <table:table-cell office:value-type="float" office:value="227810.047">
            <text:p>227810.047</text:p>
          </table:table-cell>
          <table:table-cell office:value-type="float" office:value="453.574">
            <text:p>453.574</text:p>
          </table:table-cell>
          <table:table-cell office:value-type="float" office:value="453.5700073242">
            <text:p>453.5700073242</text:p>
          </table:table-cell>
          <table:table-cell office:value-type="float" office:value="-0.3992675781">
            <text:p>-0.3992675781</text:p>
          </table:table-cell>
          <table:table-cell office:value-type="string">
            <text:p>2534</text:p>
          </table:table-cell>
          <table:table-cell table:formula="of:=ABS([.H902])" office:value-type="float" office:value="0.399267578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08</text:p>
          </table:table-cell>
          <table:table-cell office:value-type="string">
            <text:p>25345630</text:p>
          </table:table-cell>
          <table:table-cell office:value-type="string">
            <text:p>LFP3</text:p>
          </table:table-cell>
          <table:table-cell office:value-type="float" office:value="608612.891">
            <text:p>608612.891</text:p>
          </table:table-cell>
          <table:table-cell office:value-type="float" office:value="227768.044">
            <text:p>227768.044</text:p>
          </table:table-cell>
          <table:table-cell office:value-type="float" office:value="454.531">
            <text:p>454.531</text:p>
          </table:table-cell>
          <table:table-cell office:value-type="float" office:value="454.5">
            <text:p>454.5</text:p>
          </table:table-cell>
          <table:table-cell office:value-type="float" office:value="-3.1">
            <text:p>-3.1</text:p>
          </table:table-cell>
          <table:table-cell office:value-type="string">
            <text:p>2534</text:p>
          </table:table-cell>
          <table:table-cell table:formula="of:=ABS([.H903])" office:value-type="float" office:value="3.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09</text:p>
          </table:table-cell>
          <table:table-cell office:value-type="string">
            <text:p>25345632</text:p>
          </table:table-cell>
          <table:table-cell office:value-type="string">
            <text:p>LFP3</text:p>
          </table:table-cell>
          <table:table-cell office:value-type="float" office:value="608442.49">
            <text:p>608442.49</text:p>
          </table:table-cell>
          <table:table-cell office:value-type="float" office:value="227863.17">
            <text:p>227863.17</text:p>
          </table:table-cell>
          <table:table-cell office:value-type="float" office:value="444.169">
            <text:p>444.169</text:p>
          </table:table-cell>
          <table:table-cell office:value-type="float" office:value="444.0599975586">
            <text:p>444.0599975586</text:p>
          </table:table-cell>
          <table:table-cell office:value-type="float" office:value="-10.9002441406">
            <text:p>-10.9002441406</text:p>
          </table:table-cell>
          <table:table-cell office:value-type="string">
            <text:p>2534</text:p>
          </table:table-cell>
          <table:table-cell table:formula="of:=ABS([.H904])" office:value-type="float" office:value="10.9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10</text:p>
          </table:table-cell>
          <table:table-cell office:value-type="string">
            <text:p>25345635</text:p>
          </table:table-cell>
          <table:table-cell office:value-type="string">
            <text:p>LFP3</text:p>
          </table:table-cell>
          <table:table-cell office:value-type="float" office:value="608724.402">
            <text:p>608724.402</text:p>
          </table:table-cell>
          <table:table-cell office:value-type="float" office:value="227397.369">
            <text:p>227397.369</text:p>
          </table:table-cell>
          <table:table-cell office:value-type="float" office:value="464.918">
            <text:p>464.918</text:p>
          </table:table-cell>
          <table:table-cell office:value-type="float" office:value="464.8800048828">
            <text:p>464.8800048828</text:p>
          </table:table-cell>
          <table:table-cell office:value-type="float" office:value="-3.7995117188">
            <text:p>-3.7995117188</text:p>
          </table:table-cell>
          <table:table-cell office:value-type="string">
            <text:p>2534</text:p>
          </table:table-cell>
          <table:table-cell table:formula="of:=ABS([.H905])" office:value-type="float" office:value="3.799511718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11</text:p>
          </table:table-cell>
          <table:table-cell office:value-type="string">
            <text:p>25345636</text:p>
          </table:table-cell>
          <table:table-cell office:value-type="string">
            <text:p>LFP3</text:p>
          </table:table-cell>
          <table:table-cell office:value-type="float" office:value="608740.97">
            <text:p>608740.97</text:p>
          </table:table-cell>
          <table:table-cell office:value-type="float" office:value="227374.429">
            <text:p>227374.429</text:p>
          </table:table-cell>
          <table:table-cell office:value-type="float" office:value="464.592">
            <text:p>464.592</text:p>
          </table:table-cell>
          <table:table-cell office:value-type="float" office:value="464.6199951172">
            <text:p>464.6199951172</text:p>
          </table:table-cell>
          <table:table-cell office:value-type="float" office:value="2.7995117188">
            <text:p>2.7995117188</text:p>
          </table:table-cell>
          <table:table-cell office:value-type="string">
            <text:p>2534</text:p>
          </table:table-cell>
          <table:table-cell table:formula="of:=ABS([.H906])" office:value-type="float" office:value="2.7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12</text:p>
          </table:table-cell>
          <table:table-cell office:value-type="string">
            <text:p>25345637</text:p>
          </table:table-cell>
          <table:table-cell office:value-type="string">
            <text:p>LFP3</text:p>
          </table:table-cell>
          <table:table-cell office:value-type="float" office:value="608774.524">
            <text:p>608774.524</text:p>
          </table:table-cell>
          <table:table-cell office:value-type="float" office:value="227349.945">
            <text:p>227349.945</text:p>
          </table:table-cell>
          <table:table-cell office:value-type="float" office:value="464.834">
            <text:p>464.834</text:p>
          </table:table-cell>
          <table:table-cell office:value-type="float" office:value="464.8900146484">
            <text:p>464.8900146484</text:p>
          </table:table-cell>
          <table:table-cell office:value-type="float" office:value="5.6014648437">
            <text:p>5.6014648437</text:p>
          </table:table-cell>
          <table:table-cell office:value-type="string">
            <text:p>2534</text:p>
          </table:table-cell>
          <table:table-cell table:formula="of:=ABS([.H907])" office:value-type="float" office:value="5.601464843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13</text:p>
          </table:table-cell>
          <table:table-cell office:value-type="string">
            <text:p>25345638</text:p>
          </table:table-cell>
          <table:table-cell office:value-type="string">
            <text:p>LFP3</text:p>
          </table:table-cell>
          <table:table-cell office:value-type="float" office:value="608782.674">
            <text:p>608782.674</text:p>
          </table:table-cell>
          <table:table-cell office:value-type="float" office:value="227320.059">
            <text:p>227320.059</text:p>
          </table:table-cell>
          <table:table-cell office:value-type="float" office:value="465.097">
            <text:p>465.097</text:p>
          </table:table-cell>
          <table:table-cell office:value-type="float" office:value="465">
            <text:p>465</text:p>
          </table:table-cell>
          <table:table-cell office:value-type="float" office:value="-9.7">
            <text:p>-9.7</text:p>
          </table:table-cell>
          <table:table-cell office:value-type="string">
            <text:p>2534</text:p>
          </table:table-cell>
          <table:table-cell table:formula="of:=ABS([.H908])" office:value-type="float" office:value="9.7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314</text:p>
          </table:table-cell>
          <table:table-cell office:value-type="string">
            <text:p>25345641</text:p>
          </table:table-cell>
          <table:table-cell office:value-type="string">
            <text:p>LFP3</text:p>
          </table:table-cell>
          <table:table-cell office:value-type="float" office:value="608534.608">
            <text:p>608534.608</text:p>
          </table:table-cell>
          <table:table-cell office:value-type="float" office:value="227750.025">
            <text:p>227750.025</text:p>
          </table:table-cell>
          <table:table-cell office:value-type="float" office:value="451.816">
            <text:p>451.816</text:p>
          </table:table-cell>
          <table:table-cell office:value-type="float" office:value="451.7300109863">
            <text:p>451.7300109863</text:p>
          </table:table-cell>
          <table:table-cell office:value-type="float" office:value="-8.5989013672">
            <text:p>-8.5989013672</text:p>
          </table:table-cell>
          <table:table-cell office:value-type="string">
            <text:p>2534</text:p>
          </table:table-cell>
          <table:table-cell table:formula="of:=ABS([.H909])" office:value-type="float" office:value="8.598901367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315</text:p>
          </table:table-cell>
          <table:table-cell office:value-type="string">
            <text:p>25345664</text:p>
          </table:table-cell>
          <table:table-cell office:value-type="string">
            <text:p>LFP3</text:p>
          </table:table-cell>
          <table:table-cell office:value-type="float" office:value="608700.982">
            <text:p>608700.982</text:p>
          </table:table-cell>
          <table:table-cell office:value-type="float" office:value="227849.552">
            <text:p>227849.552</text:p>
          </table:table-cell>
          <table:table-cell office:value-type="float" office:value="453.216">
            <text:p>453.216</text:p>
          </table:table-cell>
          <table:table-cell office:value-type="float" office:value="453.1499938965">
            <text:p>453.1499938965</text:p>
          </table:table-cell>
          <table:table-cell office:value-type="float" office:value="-6.6006103516">
            <text:p>-6.6006103516</text:p>
          </table:table-cell>
          <table:table-cell office:value-type="string">
            <text:p>2534</text:p>
          </table:table-cell>
          <table:table-cell table:formula="of:=ABS([.H910])" office:value-type="float" office:value="6.6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16</text:p>
          </table:table-cell>
          <table:table-cell office:value-type="string">
            <text:p>25345665</text:p>
          </table:table-cell>
          <table:table-cell office:value-type="string">
            <text:p>LFP3</text:p>
          </table:table-cell>
          <table:table-cell office:value-type="float" office:value="608777.828">
            <text:p>608777.828</text:p>
          </table:table-cell>
          <table:table-cell office:value-type="float" office:value="227867.597">
            <text:p>227867.597</text:p>
          </table:table-cell>
          <table:table-cell office:value-type="float" office:value="453.736">
            <text:p>453.736</text:p>
          </table:table-cell>
          <table:table-cell office:value-type="float" office:value="453.6300048828">
            <text:p>453.6300048828</text:p>
          </table:table-cell>
          <table:table-cell office:value-type="float" office:value="-10.5995117187">
            <text:p>-10.5995117187</text:p>
          </table:table-cell>
          <table:table-cell office:value-type="string">
            <text:p>2534</text:p>
          </table:table-cell>
          <table:table-cell table:formula="of:=ABS([.H911])" office:value-type="float" office:value="10.5995117187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17</text:p>
          </table:table-cell>
          <table:table-cell office:value-type="string">
            <text:p>25345666</text:p>
          </table:table-cell>
          <table:table-cell office:value-type="string">
            <text:p>LFP3</text:p>
          </table:table-cell>
          <table:table-cell office:value-type="float" office:value="608852.679">
            <text:p>608852.679</text:p>
          </table:table-cell>
          <table:table-cell office:value-type="float" office:value="227881.748">
            <text:p>227881.748</text:p>
          </table:table-cell>
          <table:table-cell office:value-type="float" office:value="454.666">
            <text:p>454.666</text:p>
          </table:table-cell>
          <table:table-cell office:value-type="float" office:value="454.6199951172">
            <text:p>454.6199951172</text:p>
          </table:table-cell>
          <table:table-cell office:value-type="float" office:value="-4.6004882812">
            <text:p>-4.6004882812</text:p>
          </table:table-cell>
          <table:table-cell office:value-type="string">
            <text:p>2534</text:p>
          </table:table-cell>
          <table:table-cell table:formula="of:=ABS([.H912])" office:value-type="float" office:value="4.600488281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18</text:p>
          </table:table-cell>
          <table:table-cell office:value-type="string">
            <text:p>25345667</text:p>
          </table:table-cell>
          <table:table-cell office:value-type="string">
            <text:p>LFP3</text:p>
          </table:table-cell>
          <table:table-cell office:value-type="float" office:value="608947.985">
            <text:p>608947.985</text:p>
          </table:table-cell>
          <table:table-cell office:value-type="float" office:value="227848.94">
            <text:p>227848.94</text:p>
          </table:table-cell>
          <table:table-cell office:value-type="float" office:value="457.673">
            <text:p>457.673</text:p>
          </table:table-cell>
          <table:table-cell office:value-type="float" office:value="457.6000061035">
            <text:p>457.6000061035</text:p>
          </table:table-cell>
          <table:table-cell office:value-type="float" office:value="-7.2993896484">
            <text:p>-7.2993896484</text:p>
          </table:table-cell>
          <table:table-cell office:value-type="string">
            <text:p>2534</text:p>
          </table:table-cell>
          <table:table-cell table:formula="of:=ABS([.H913])" office:value-type="float" office:value="7.2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19</text:p>
          </table:table-cell>
          <table:table-cell office:value-type="string">
            <text:p>25345668</text:p>
          </table:table-cell>
          <table:table-cell office:value-type="string">
            <text:p>LFP3</text:p>
          </table:table-cell>
          <table:table-cell office:value-type="float" office:value="609016.833">
            <text:p>609016.833</text:p>
          </table:table-cell>
          <table:table-cell office:value-type="float" office:value="227811.983">
            <text:p>227811.983</text:p>
          </table:table-cell>
          <table:table-cell office:value-type="float" office:value="456.713">
            <text:p>456.713</text:p>
          </table:table-cell>
          <table:table-cell office:value-type="float" office:value="456.6499938965">
            <text:p>456.6499938965</text:p>
          </table:table-cell>
          <table:table-cell office:value-type="float" office:value="-6.3006103516">
            <text:p>-6.3006103516</text:p>
          </table:table-cell>
          <table:table-cell office:value-type="string">
            <text:p>2534</text:p>
          </table:table-cell>
          <table:table-cell table:formula="of:=ABS([.H914])" office:value-type="float" office:value="6.3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20</text:p>
          </table:table-cell>
          <table:table-cell office:value-type="string">
            <text:p>25345669</text:p>
          </table:table-cell>
          <table:table-cell office:value-type="string">
            <text:p>LFP3</text:p>
          </table:table-cell>
          <table:table-cell office:value-type="float" office:value="609054.373">
            <text:p>609054.373</text:p>
          </table:table-cell>
          <table:table-cell office:value-type="float" office:value="227801.534">
            <text:p>227801.534</text:p>
          </table:table-cell>
          <table:table-cell office:value-type="float" office:value="452.396">
            <text:p>452.396</text:p>
          </table:table-cell>
          <table:table-cell office:value-type="float" office:value="452.3900146484">
            <text:p>452.3900146484</text:p>
          </table:table-cell>
          <table:table-cell office:value-type="float" office:value="-0.5985351563">
            <text:p>-0.5985351563</text:p>
          </table:table-cell>
          <table:table-cell office:value-type="string">
            <text:p>2534</text:p>
          </table:table-cell>
          <table:table-cell table:formula="of:=ABS([.H915])" office:value-type="float" office:value="0.598535156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21</text:p>
          </table:table-cell>
          <table:table-cell office:value-type="string">
            <text:p>25345671</text:p>
          </table:table-cell>
          <table:table-cell office:value-type="string">
            <text:p>LFP3</text:p>
          </table:table-cell>
          <table:table-cell office:value-type="float" office:value="609033.027">
            <text:p>609033.027</text:p>
          </table:table-cell>
          <table:table-cell office:value-type="float" office:value="227748.929">
            <text:p>227748.929</text:p>
          </table:table-cell>
          <table:table-cell office:value-type="float" office:value="457.694">
            <text:p>457.694</text:p>
          </table:table-cell>
          <table:table-cell office:value-type="float" office:value="457.6799926758">
            <text:p>457.6799926758</text:p>
          </table:table-cell>
          <table:table-cell office:value-type="float" office:value="-1.4007324219">
            <text:p>-1.4007324219</text:p>
          </table:table-cell>
          <table:table-cell office:value-type="string">
            <text:p>2534</text:p>
          </table:table-cell>
          <table:table-cell table:formula="of:=ABS([.H916])" office:value-type="float" office:value="1.4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22</text:p>
          </table:table-cell>
          <table:table-cell office:value-type="string">
            <text:p>25345673</text:p>
          </table:table-cell>
          <table:table-cell office:value-type="string">
            <text:p>LFP3</text:p>
          </table:table-cell>
          <table:table-cell office:value-type="float" office:value="609026.46">
            <text:p>609026.46</text:p>
          </table:table-cell>
          <table:table-cell office:value-type="float" office:value="227706.736">
            <text:p>227706.736</text:p>
          </table:table-cell>
          <table:table-cell office:value-type="float" office:value="463.641">
            <text:p>463.641</text:p>
          </table:table-cell>
          <table:table-cell office:value-type="float" office:value="463.6499938965">
            <text:p>463.6499938965</text:p>
          </table:table-cell>
          <table:table-cell office:value-type="float" office:value="0.8993896484">
            <text:p>0.8993896484</text:p>
          </table:table-cell>
          <table:table-cell office:value-type="string">
            <text:p>2534</text:p>
          </table:table-cell>
          <table:table-cell table:formula="of:=ABS([.H917])" office:value-type="float" office:value="0.8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23</text:p>
          </table:table-cell>
          <table:table-cell office:value-type="string">
            <text:p>25345674</text:p>
          </table:table-cell>
          <table:table-cell office:value-type="string">
            <text:p>LFP3</text:p>
          </table:table-cell>
          <table:table-cell office:value-type="float" office:value="608994.664">
            <text:p>608994.664</text:p>
          </table:table-cell>
          <table:table-cell office:value-type="float" office:value="227770.957">
            <text:p>227770.957</text:p>
          </table:table-cell>
          <table:table-cell office:value-type="float" office:value="469.327">
            <text:p>469.327</text:p>
          </table:table-cell>
          <table:table-cell office:value-type="float" office:value="469.2699890137">
            <text:p>469.2699890137</text:p>
          </table:table-cell>
          <table:table-cell office:value-type="float" office:value="-5.7010986328">
            <text:p>-5.7010986328</text:p>
          </table:table-cell>
          <table:table-cell office:value-type="string">
            <text:p>2534</text:p>
          </table:table-cell>
          <table:table-cell table:formula="of:=ABS([.H918])" office:value-type="float" office:value="5.7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24</text:p>
          </table:table-cell>
          <table:table-cell office:value-type="string">
            <text:p>25345675</text:p>
          </table:table-cell>
          <table:table-cell office:value-type="string">
            <text:p>LFP3</text:p>
          </table:table-cell>
          <table:table-cell office:value-type="float" office:value="608958.845">
            <text:p>608958.845</text:p>
          </table:table-cell>
          <table:table-cell office:value-type="float" office:value="227792.822">
            <text:p>227792.822</text:p>
          </table:table-cell>
          <table:table-cell office:value-type="float" office:value="472.382">
            <text:p>472.382</text:p>
          </table:table-cell>
          <table:table-cell office:value-type="float" office:value="472.2900085449">
            <text:p>472.2900085449</text:p>
          </table:table-cell>
          <table:table-cell office:value-type="float" office:value="-9.1991455078">
            <text:p>-9.1991455078</text:p>
          </table:table-cell>
          <table:table-cell office:value-type="string">
            <text:p>2534</text:p>
          </table:table-cell>
          <table:table-cell table:formula="of:=ABS([.H919])" office:value-type="float" office:value="9.1991455078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325</text:p>
          </table:table-cell>
          <table:table-cell office:value-type="string">
            <text:p>25345676</text:p>
          </table:table-cell>
          <table:table-cell office:value-type="string">
            <text:p>LFP3</text:p>
          </table:table-cell>
          <table:table-cell office:value-type="float" office:value="608905.894">
            <text:p>608905.894</text:p>
          </table:table-cell>
          <table:table-cell office:value-type="float" office:value="227801.892">
            <text:p>227801.892</text:p>
          </table:table-cell>
          <table:table-cell office:value-type="float" office:value="472.683">
            <text:p>472.683</text:p>
          </table:table-cell>
          <table:table-cell office:value-type="float" office:value="472.6199951172">
            <text:p>472.6199951172</text:p>
          </table:table-cell>
          <table:table-cell office:value-type="float" office:value="-6.3004882812">
            <text:p>-6.3004882812</text:p>
          </table:table-cell>
          <table:table-cell office:value-type="string">
            <text:p>2534</text:p>
          </table:table-cell>
          <table:table-cell table:formula="of:=ABS([.H920])" office:value-type="float" office:value="6.300488281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26</text:p>
          </table:table-cell>
          <table:table-cell office:value-type="string">
            <text:p>25345677</text:p>
          </table:table-cell>
          <table:table-cell office:value-type="string">
            <text:p>LFP3</text:p>
          </table:table-cell>
          <table:table-cell office:value-type="float" office:value="608812.755">
            <text:p>608812.755</text:p>
          </table:table-cell>
          <table:table-cell office:value-type="float" office:value="227803.748">
            <text:p>227803.748</text:p>
          </table:table-cell>
          <table:table-cell office:value-type="float" office:value="470.049">
            <text:p>470.049</text:p>
          </table:table-cell>
          <table:table-cell office:value-type="float" office:value="469.9200134277">
            <text:p>469.9200134277</text:p>
          </table:table-cell>
          <table:table-cell office:value-type="float" office:value="-12.8986572266">
            <text:p>-12.8986572266</text:p>
          </table:table-cell>
          <table:table-cell office:value-type="string">
            <text:p>2534</text:p>
          </table:table-cell>
          <table:table-cell table:formula="of:=ABS([.H921])" office:value-type="float" office:value="12.898657226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327</text:p>
          </table:table-cell>
          <table:table-cell office:value-type="string">
            <text:p>25345678</text:p>
          </table:table-cell>
          <table:table-cell office:value-type="string">
            <text:p>LFP3</text:p>
          </table:table-cell>
          <table:table-cell office:value-type="float" office:value="608734.441">
            <text:p>608734.441</text:p>
          </table:table-cell>
          <table:table-cell office:value-type="float" office:value="227793.437">
            <text:p>227793.437</text:p>
          </table:table-cell>
          <table:table-cell office:value-type="float" office:value="467.79">
            <text:p>467.79</text:p>
          </table:table-cell>
          <table:table-cell office:value-type="float" office:value="467.6700134277">
            <text:p>467.6700134277</text:p>
          </table:table-cell>
          <table:table-cell office:value-type="float" office:value="-11.9986572266">
            <text:p>-11.9986572266</text:p>
          </table:table-cell>
          <table:table-cell office:value-type="string">
            <text:p>2534</text:p>
          </table:table-cell>
          <table:table-cell table:formula="of:=ABS([.H922])" office:value-type="float" office:value="11.9986572266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328</text:p>
          </table:table-cell>
          <table:table-cell office:value-type="string">
            <text:p>25345679</text:p>
          </table:table-cell>
          <table:table-cell office:value-type="string">
            <text:p>LFP3</text:p>
          </table:table-cell>
          <table:table-cell office:value-type="float" office:value="608661.132">
            <text:p>608661.132</text:p>
          </table:table-cell>
          <table:table-cell office:value-type="float" office:value="227762.814">
            <text:p>227762.814</text:p>
          </table:table-cell>
          <table:table-cell office:value-type="float" office:value="462.897">
            <text:p>462.897</text:p>
          </table:table-cell>
          <table:table-cell office:value-type="float" office:value="462.7900085449">
            <text:p>462.7900085449</text:p>
          </table:table-cell>
          <table:table-cell office:value-type="float" office:value="-10.6991455078">
            <text:p>-10.6991455078</text:p>
          </table:table-cell>
          <table:table-cell office:value-type="string">
            <text:p>2534</text:p>
          </table:table-cell>
          <table:table-cell table:formula="of:=ABS([.H923])" office:value-type="float" office:value="10.699145507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29</text:p>
          </table:table-cell>
          <table:table-cell office:value-type="string">
            <text:p>25345680</text:p>
          </table:table-cell>
          <table:table-cell office:value-type="string">
            <text:p>LFP3</text:p>
          </table:table-cell>
          <table:table-cell office:value-type="float" office:value="608611.92">
            <text:p>608611.92</text:p>
          </table:table-cell>
          <table:table-cell office:value-type="float" office:value="227721.662">
            <text:p>227721.662</text:p>
          </table:table-cell>
          <table:table-cell office:value-type="float" office:value="458.233">
            <text:p>458.233</text:p>
          </table:table-cell>
          <table:table-cell office:value-type="float" office:value="458.200012207">
            <text:p>458.200012207</text:p>
          </table:table-cell>
          <table:table-cell office:value-type="float" office:value="-3.2987792969">
            <text:p>-3.2987792969</text:p>
          </table:table-cell>
          <table:table-cell office:value-type="string">
            <text:p>2534</text:p>
          </table:table-cell>
          <table:table-cell table:formula="of:=ABS([.H924])" office:value-type="float" office:value="3.2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30</text:p>
          </table:table-cell>
          <table:table-cell office:value-type="string">
            <text:p>25345681</text:p>
          </table:table-cell>
          <table:table-cell office:value-type="string">
            <text:p>LFP3</text:p>
          </table:table-cell>
          <table:table-cell office:value-type="float" office:value="608609.232">
            <text:p>608609.232</text:p>
          </table:table-cell>
          <table:table-cell office:value-type="float" office:value="227675.079">
            <text:p>227675.079</text:p>
          </table:table-cell>
          <table:table-cell office:value-type="float" office:value="461.203">
            <text:p>461.203</text:p>
          </table:table-cell>
          <table:table-cell office:value-type="float" office:value="461.200012207">
            <text:p>461.200012207</text:p>
          </table:table-cell>
          <table:table-cell office:value-type="float" office:value="-0.2987792969">
            <text:p>-0.2987792969</text:p>
          </table:table-cell>
          <table:table-cell office:value-type="string">
            <text:p>2534</text:p>
          </table:table-cell>
          <table:table-cell table:formula="of:=ABS([.H925])" office:value-type="float" office:value="0.298779296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31</text:p>
          </table:table-cell>
          <table:table-cell office:value-type="string">
            <text:p>25345682</text:p>
          </table:table-cell>
          <table:table-cell office:value-type="string">
            <text:p>LFP3</text:p>
          </table:table-cell>
          <table:table-cell office:value-type="float" office:value="608656.516">
            <text:p>608656.516</text:p>
          </table:table-cell>
          <table:table-cell office:value-type="float" office:value="227588.251">
            <text:p>227588.251</text:p>
          </table:table-cell>
          <table:table-cell office:value-type="float" office:value="466.585">
            <text:p>466.585</text:p>
          </table:table-cell>
          <table:table-cell office:value-type="float" office:value="466.5599975586">
            <text:p>466.5599975586</text:p>
          </table:table-cell>
          <table:table-cell office:value-type="float" office:value="-2.5002441406">
            <text:p>-2.5002441406</text:p>
          </table:table-cell>
          <table:table-cell office:value-type="string">
            <text:p>2534</text:p>
          </table:table-cell>
          <table:table-cell table:formula="of:=ABS([.H926])" office:value-type="float" office:value="2.5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32</text:p>
          </table:table-cell>
          <table:table-cell office:value-type="string">
            <text:p>25345683</text:p>
          </table:table-cell>
          <table:table-cell office:value-type="string">
            <text:p>LFP3</text:p>
          </table:table-cell>
          <table:table-cell office:value-type="float" office:value="608694.752">
            <text:p>608694.752</text:p>
          </table:table-cell>
          <table:table-cell office:value-type="float" office:value="227666.151">
            <text:p>227666.151</text:p>
          </table:table-cell>
          <table:table-cell office:value-type="float" office:value="471.825">
            <text:p>471.825</text:p>
          </table:table-cell>
          <table:table-cell office:value-type="float" office:value="471.9200134277">
            <text:p>471.9200134277</text:p>
          </table:table-cell>
          <table:table-cell office:value-type="float" office:value="9.5013427734">
            <text:p>9.5013427734</text:p>
          </table:table-cell>
          <table:table-cell office:value-type="string">
            <text:p>2534</text:p>
          </table:table-cell>
          <table:table-cell table:formula="of:=ABS([.H927])" office:value-type="float" office:value="9.501342773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333</text:p>
          </table:table-cell>
          <table:table-cell office:value-type="string">
            <text:p>25345684</text:p>
          </table:table-cell>
          <table:table-cell office:value-type="string">
            <text:p>LFP3</text:p>
          </table:table-cell>
          <table:table-cell office:value-type="float" office:value="608807.159">
            <text:p>608807.159</text:p>
          </table:table-cell>
          <table:table-cell office:value-type="float" office:value="227691.095">
            <text:p>227691.095</text:p>
          </table:table-cell>
          <table:table-cell office:value-type="float" office:value="478.915">
            <text:p>478.915</text:p>
          </table:table-cell>
          <table:table-cell office:value-type="float" office:value="479.049987793">
            <text:p>479.049987793</text:p>
          </table:table-cell>
          <table:table-cell office:value-type="float" office:value="13.4987792969">
            <text:p>13.4987792969</text:p>
          </table:table-cell>
          <table:table-cell office:value-type="string">
            <text:p>2534</text:p>
          </table:table-cell>
          <table:table-cell table:formula="of:=ABS([.H928])" office:value-type="float" office:value="13.4987792969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334</text:p>
          </table:table-cell>
          <table:table-cell office:value-type="string">
            <text:p>25345685</text:p>
          </table:table-cell>
          <table:table-cell office:value-type="string">
            <text:p>LFP3</text:p>
          </table:table-cell>
          <table:table-cell office:value-type="float" office:value="608905.604">
            <text:p>608905.604</text:p>
          </table:table-cell>
          <table:table-cell office:value-type="float" office:value="227711.588">
            <text:p>227711.588</text:p>
          </table:table-cell>
          <table:table-cell office:value-type="float" office:value="480.11">
            <text:p>480.11</text:p>
          </table:table-cell>
          <table:table-cell office:value-type="float" office:value="480.1499938965">
            <text:p>480.1499938965</text:p>
          </table:table-cell>
          <table:table-cell office:value-type="float" office:value="3.9993896484">
            <text:p>3.9993896484</text:p>
          </table:table-cell>
          <table:table-cell office:value-type="string">
            <text:p>2534</text:p>
          </table:table-cell>
          <table:table-cell table:formula="of:=ABS([.H929])" office:value-type="float" office:value="3.999389648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35</text:p>
          </table:table-cell>
          <table:table-cell office:value-type="string">
            <text:p>25345686</text:p>
          </table:table-cell>
          <table:table-cell office:value-type="string">
            <text:p>LFP3</text:p>
          </table:table-cell>
          <table:table-cell office:value-type="float" office:value="608960.308">
            <text:p>608960.308</text:p>
          </table:table-cell>
          <table:table-cell office:value-type="float" office:value="227679.429">
            <text:p>227679.429</text:p>
          </table:table-cell>
          <table:table-cell office:value-type="float" office:value="480.66">
            <text:p>480.66</text:p>
          </table:table-cell>
          <table:table-cell office:value-type="float" office:value="480.75">
            <text:p>480.75</text:p>
          </table:table-cell>
          <table:table-cell office:value-type="float" office:value="9">
            <text:p>9</text:p>
          </table:table-cell>
          <table:table-cell office:value-type="string">
            <text:p>2534</text:p>
          </table:table-cell>
          <table:table-cell table:formula="of:=ABS([.H930])" office:value-type="float" office:value="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336</text:p>
          </table:table-cell>
          <table:table-cell office:value-type="string">
            <text:p>25345687</text:p>
          </table:table-cell>
          <table:table-cell office:value-type="string">
            <text:p>LFP3</text:p>
          </table:table-cell>
          <table:table-cell office:value-type="float" office:value="608983.925">
            <text:p>608983.925</text:p>
          </table:table-cell>
          <table:table-cell office:value-type="float" office:value="227604.364">
            <text:p>227604.364</text:p>
          </table:table-cell>
          <table:table-cell office:value-type="float" office:value="479.165">
            <text:p>479.165</text:p>
          </table:table-cell>
          <table:table-cell office:value-type="float" office:value="479.1700134277">
            <text:p>479.1700134277</text:p>
          </table:table-cell>
          <table:table-cell office:value-type="float" office:value="0.5013427734">
            <text:p>0.5013427734</text:p>
          </table:table-cell>
          <table:table-cell office:value-type="string">
            <text:p>2534</text:p>
          </table:table-cell>
          <table:table-cell table:formula="of:=ABS([.H931])" office:value-type="float" office:value="0.501342773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37</text:p>
          </table:table-cell>
          <table:table-cell office:value-type="string">
            <text:p>25345688</text:p>
          </table:table-cell>
          <table:table-cell office:value-type="string">
            <text:p>LFP3</text:p>
          </table:table-cell>
          <table:table-cell office:value-type="float" office:value="608981.138">
            <text:p>608981.138</text:p>
          </table:table-cell>
          <table:table-cell office:value-type="float" office:value="227539.609">
            <text:p>227539.609</text:p>
          </table:table-cell>
          <table:table-cell office:value-type="float" office:value="481.364">
            <text:p>481.364</text:p>
          </table:table-cell>
          <table:table-cell office:value-type="float" office:value="481.2799987793">
            <text:p>481.2799987793</text:p>
          </table:table-cell>
          <table:table-cell office:value-type="float" office:value="-8.4001220703">
            <text:p>-8.4001220703</text:p>
          </table:table-cell>
          <table:table-cell office:value-type="string">
            <text:p>2534</text:p>
          </table:table-cell>
          <table:table-cell table:formula="of:=ABS([.H932])" office:value-type="float" office:value="8.400122070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338</text:p>
          </table:table-cell>
          <table:table-cell office:value-type="string">
            <text:p>25345690</text:p>
          </table:table-cell>
          <table:table-cell office:value-type="string">
            <text:p>LFP3</text:p>
          </table:table-cell>
          <table:table-cell office:value-type="float" office:value="608957.692">
            <text:p>608957.692</text:p>
          </table:table-cell>
          <table:table-cell office:value-type="float" office:value="227492.885">
            <text:p>227492.885</text:p>
          </table:table-cell>
          <table:table-cell office:value-type="float" office:value="480.794">
            <text:p>480.794</text:p>
          </table:table-cell>
          <table:table-cell office:value-type="float" office:value="480.7799987793">
            <text:p>480.7799987793</text:p>
          </table:table-cell>
          <table:table-cell office:value-type="float" office:value="-1.4001220703">
            <text:p>-1.4001220703</text:p>
          </table:table-cell>
          <table:table-cell office:value-type="string">
            <text:p>2534</text:p>
          </table:table-cell>
          <table:table-cell table:formula="of:=ABS([.H933])" office:value-type="float" office:value="1.400122070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39</text:p>
          </table:table-cell>
          <table:table-cell office:value-type="string">
            <text:p>25345691</text:p>
          </table:table-cell>
          <table:table-cell office:value-type="string">
            <text:p>LFP3</text:p>
          </table:table-cell>
          <table:table-cell office:value-type="float" office:value="608874.252">
            <text:p>608874.252</text:p>
          </table:table-cell>
          <table:table-cell office:value-type="float" office:value="227534.648">
            <text:p>227534.648</text:p>
          </table:table-cell>
          <table:table-cell office:value-type="float" office:value="476.998">
            <text:p>476.998</text:p>
          </table:table-cell>
          <table:table-cell office:value-type="float" office:value="477.0400085449">
            <text:p>477.0400085449</text:p>
          </table:table-cell>
          <table:table-cell office:value-type="float" office:value="4.2008544922">
            <text:p>4.2008544922</text:p>
          </table:table-cell>
          <table:table-cell office:value-type="string">
            <text:p>2534</text:p>
          </table:table-cell>
          <table:table-cell table:formula="of:=ABS([.H934])" office:value-type="float" office:value="4.200854492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40</text:p>
          </table:table-cell>
          <table:table-cell office:value-type="string">
            <text:p>25345692</text:p>
          </table:table-cell>
          <table:table-cell office:value-type="string">
            <text:p>LFP3</text:p>
          </table:table-cell>
          <table:table-cell office:value-type="float" office:value="608768.085">
            <text:p>608768.085</text:p>
          </table:table-cell>
          <table:table-cell office:value-type="float" office:value="227540.039">
            <text:p>227540.039</text:p>
          </table:table-cell>
          <table:table-cell office:value-type="float" office:value="472.497">
            <text:p>472.497</text:p>
          </table:table-cell>
          <table:table-cell office:value-type="float" office:value="472.4299926758">
            <text:p>472.4299926758</text:p>
          </table:table-cell>
          <table:table-cell office:value-type="float" office:value="-6.7007324219">
            <text:p>-6.7007324219</text:p>
          </table:table-cell>
          <table:table-cell office:value-type="string">
            <text:p>2534</text:p>
          </table:table-cell>
          <table:table-cell table:formula="of:=ABS([.H935])" office:value-type="float" office:value="6.700732421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41</text:p>
          </table:table-cell>
          <table:table-cell office:value-type="string">
            <text:p>25345693</text:p>
          </table:table-cell>
          <table:table-cell office:value-type="string">
            <text:p>LFP3</text:p>
          </table:table-cell>
          <table:table-cell office:value-type="float" office:value="608646.357">
            <text:p>608646.357</text:p>
          </table:table-cell>
          <table:table-cell office:value-type="float" office:value="227545.014">
            <text:p>227545.014</text:p>
          </table:table-cell>
          <table:table-cell office:value-type="float" office:value="464.771">
            <text:p>464.771</text:p>
          </table:table-cell>
          <table:table-cell office:value-type="float" office:value="464.7099914551">
            <text:p>464.7099914551</text:p>
          </table:table-cell>
          <table:table-cell office:value-type="float" office:value="-6.1008544922">
            <text:p>-6.1008544922</text:p>
          </table:table-cell>
          <table:table-cell office:value-type="string">
            <text:p>2534</text:p>
          </table:table-cell>
          <table:table-cell table:formula="of:=ABS([.H936])" office:value-type="float" office:value="6.100854492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42</text:p>
          </table:table-cell>
          <table:table-cell office:value-type="string">
            <text:p>25345694</text:p>
          </table:table-cell>
          <table:table-cell office:value-type="string">
            <text:p>LFP3</text:p>
          </table:table-cell>
          <table:table-cell office:value-type="float" office:value="608786.78">
            <text:p>608786.78</text:p>
          </table:table-cell>
          <table:table-cell office:value-type="float" office:value="227498.844">
            <text:p>227498.844</text:p>
          </table:table-cell>
          <table:table-cell office:value-type="float" office:value="472.199">
            <text:p>472.199</text:p>
          </table:table-cell>
          <table:table-cell office:value-type="float" office:value="472.1400146484">
            <text:p>472.1400146484</text:p>
          </table:table-cell>
          <table:table-cell office:value-type="float" office:value="-5.8985351563">
            <text:p>-5.8985351563</text:p>
          </table:table-cell>
          <table:table-cell office:value-type="string">
            <text:p>2534</text:p>
          </table:table-cell>
          <table:table-cell table:formula="of:=ABS([.H937])" office:value-type="float" office:value="5.898535156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343</text:p>
          </table:table-cell>
          <table:table-cell office:value-type="string">
            <text:p>25345695</text:p>
          </table:table-cell>
          <table:table-cell office:value-type="string">
            <text:p>LFP3</text:p>
          </table:table-cell>
          <table:table-cell office:value-type="float" office:value="608815.788">
            <text:p>608815.788</text:p>
          </table:table-cell>
          <table:table-cell office:value-type="float" office:value="227429.115">
            <text:p>227429.115</text:p>
          </table:table-cell>
          <table:table-cell office:value-type="float" office:value="471.402">
            <text:p>471.402</text:p>
          </table:table-cell>
          <table:table-cell office:value-type="float" office:value="471.3500061035">
            <text:p>471.3500061035</text:p>
          </table:table-cell>
          <table:table-cell office:value-type="float" office:value="-5.1993896484">
            <text:p>-5.1993896484</text:p>
          </table:table-cell>
          <table:table-cell office:value-type="string">
            <text:p>2534</text:p>
          </table:table-cell>
          <table:table-cell table:formula="of:=ABS([.H938])" office:value-type="float" office:value="5.199389648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44</text:p>
          </table:table-cell>
          <table:table-cell office:value-type="string">
            <text:p>25345696</text:p>
          </table:table-cell>
          <table:table-cell office:value-type="string">
            <text:p>LFP3</text:p>
          </table:table-cell>
          <table:table-cell office:value-type="float" office:value="608903.731">
            <text:p>608903.731</text:p>
          </table:table-cell>
          <table:table-cell office:value-type="float" office:value="227414.061">
            <text:p>227414.061</text:p>
          </table:table-cell>
          <table:table-cell office:value-type="float" office:value="476.633">
            <text:p>476.633</text:p>
          </table:table-cell>
          <table:table-cell office:value-type="float" office:value="476.7399902344">
            <text:p>476.7399902344</text:p>
          </table:table-cell>
          <table:table-cell office:value-type="float" office:value="10.6990234375">
            <text:p>10.6990234375</text:p>
          </table:table-cell>
          <table:table-cell office:value-type="string">
            <text:p>2534</text:p>
          </table:table-cell>
          <table:table-cell table:formula="of:=ABS([.H939])" office:value-type="float" office:value="10.6990234375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45</text:p>
          </table:table-cell>
          <table:table-cell office:value-type="string">
            <text:p>25345697</text:p>
          </table:table-cell>
          <table:table-cell office:value-type="string">
            <text:p>LFP3</text:p>
          </table:table-cell>
          <table:table-cell office:value-type="float" office:value="608751.484">
            <text:p>608751.484</text:p>
          </table:table-cell>
          <table:table-cell office:value-type="float" office:value="227437.426">
            <text:p>227437.426</text:p>
          </table:table-cell>
          <table:table-cell office:value-type="float" office:value="466.194">
            <text:p>466.194</text:p>
          </table:table-cell>
          <table:table-cell office:value-type="float" office:value="466.0799865723">
            <text:p>466.0799865723</text:p>
          </table:table-cell>
          <table:table-cell office:value-type="float" office:value="-11.4013427734">
            <text:p>-11.4013427734</text:p>
          </table:table-cell>
          <table:table-cell office:value-type="string">
            <text:p>2534</text:p>
          </table:table-cell>
          <table:table-cell table:formula="of:=ABS([.H940])" office:value-type="float" office:value="11.4013427734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46</text:p>
          </table:table-cell>
          <table:table-cell office:value-type="string">
            <text:p>25345704</text:p>
          </table:table-cell>
          <table:table-cell office:value-type="string">
            <text:p>LFP3</text:p>
          </table:table-cell>
          <table:table-cell office:value-type="float" office:value="608429.682">
            <text:p>608429.682</text:p>
          </table:table-cell>
          <table:table-cell office:value-type="float" office:value="227320.278">
            <text:p>227320.278</text:p>
          </table:table-cell>
          <table:table-cell office:value-type="float" office:value="453.896">
            <text:p>453.896</text:p>
          </table:table-cell>
          <table:table-cell office:value-type="float" office:value="454.0700073242">
            <text:p>454.0700073242</text:p>
          </table:table-cell>
          <table:table-cell office:value-type="float" office:value="17.4007324219">
            <text:p>17.4007324219</text:p>
          </table:table-cell>
          <table:table-cell office:value-type="string">
            <text:p>2534</text:p>
          </table:table-cell>
          <table:table-cell table:formula="of:=ABS([.H941])" office:value-type="float" office:value="17.4007324219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347</text:p>
          </table:table-cell>
          <table:table-cell office:value-type="string">
            <text:p>25345705</text:p>
          </table:table-cell>
          <table:table-cell office:value-type="string">
            <text:p>LFP3</text:p>
          </table:table-cell>
          <table:table-cell office:value-type="float" office:value="608497.253">
            <text:p>608497.253</text:p>
          </table:table-cell>
          <table:table-cell office:value-type="float" office:value="227373.522">
            <text:p>227373.522</text:p>
          </table:table-cell>
          <table:table-cell office:value-type="float" office:value="455.836">
            <text:p>455.836</text:p>
          </table:table-cell>
          <table:table-cell office:value-type="float" office:value="456.0400085449">
            <text:p>456.0400085449</text:p>
          </table:table-cell>
          <table:table-cell office:value-type="float" office:value="20.4008544922">
            <text:p>20.4008544922</text:p>
          </table:table-cell>
          <table:table-cell office:value-type="string">
            <text:p>2534</text:p>
          </table:table-cell>
          <table:table-cell table:formula="of:=ABS([.H942])" office:value-type="float" office:value="20.4008544922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3348</text:p>
          </table:table-cell>
          <table:table-cell office:value-type="string">
            <text:p>25345706</text:p>
          </table:table-cell>
          <table:table-cell office:value-type="string">
            <text:p>LFP3</text:p>
          </table:table-cell>
          <table:table-cell office:value-type="float" office:value="608529.543">
            <text:p>608529.543</text:p>
          </table:table-cell>
          <table:table-cell office:value-type="float" office:value="227390.082">
            <text:p>227390.082</text:p>
          </table:table-cell>
          <table:table-cell office:value-type="float" office:value="456.464">
            <text:p>456.464</text:p>
          </table:table-cell>
          <table:table-cell office:value-type="float" office:value="456.4599914551">
            <text:p>456.4599914551</text:p>
          </table:table-cell>
          <table:table-cell office:value-type="float" office:value="-0.4008544922">
            <text:p>-0.4008544922</text:p>
          </table:table-cell>
          <table:table-cell office:value-type="string">
            <text:p>2534</text:p>
          </table:table-cell>
          <table:table-cell table:formula="of:=ABS([.H943])" office:value-type="float" office:value="0.4008544922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49</text:p>
          </table:table-cell>
          <table:table-cell office:value-type="string">
            <text:p>25345707</text:p>
          </table:table-cell>
          <table:table-cell office:value-type="string">
            <text:p>LFP3</text:p>
          </table:table-cell>
          <table:table-cell office:value-type="float" office:value="608351.442">
            <text:p>608351.442</text:p>
          </table:table-cell>
          <table:table-cell office:value-type="float" office:value="227443.636">
            <text:p>227443.636</text:p>
          </table:table-cell>
          <table:table-cell office:value-type="float" office:value="451.697">
            <text:p>451.697</text:p>
          </table:table-cell>
          <table:table-cell office:value-type="float" office:value="451.7099914551">
            <text:p>451.7099914551</text:p>
          </table:table-cell>
          <table:table-cell office:value-type="float" office:value="1.2991455078">
            <text:p>1.2991455078</text:p>
          </table:table-cell>
          <table:table-cell office:value-type="string">
            <text:p>2534</text:p>
          </table:table-cell>
          <table:table-cell table:formula="of:=ABS([.H944])" office:value-type="float" office:value="1.2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50</text:p>
          </table:table-cell>
          <table:table-cell office:value-type="string">
            <text:p>25345708</text:p>
          </table:table-cell>
          <table:table-cell office:value-type="string">
            <text:p>LFP3</text:p>
          </table:table-cell>
          <table:table-cell office:value-type="float" office:value="608384.489">
            <text:p>608384.489</text:p>
          </table:table-cell>
          <table:table-cell office:value-type="float" office:value="227369.633">
            <text:p>227369.633</text:p>
          </table:table-cell>
          <table:table-cell office:value-type="float" office:value="451.782">
            <text:p>451.782</text:p>
          </table:table-cell>
          <table:table-cell office:value-type="float" office:value="452.0100097656">
            <text:p>452.0100097656</text:p>
          </table:table-cell>
          <table:table-cell office:value-type="float" office:value="22.8009765625">
            <text:p>22.8009765625</text:p>
          </table:table-cell>
          <table:table-cell office:value-type="string">
            <text:p>2534</text:p>
          </table:table-cell>
          <table:table-cell table:formula="of:=ABS([.H945])" office:value-type="float" office:value="22.8009765625">
            <text:p>23</text:p>
          </table:table-cell>
          <table:table-cell table:number-columns-repeated="246"/>
        </table:table-row>
        <table:table-row table:style-name="ro1">
          <table:table-cell office:value-type="string">
            <text:p>5353351</text:p>
          </table:table-cell>
          <table:table-cell office:value-type="string">
            <text:p>25345709</text:p>
          </table:table-cell>
          <table:table-cell office:value-type="string">
            <text:p>LFP3</text:p>
          </table:table-cell>
          <table:table-cell office:value-type="float" office:value="608406.065">
            <text:p>608406.065</text:p>
          </table:table-cell>
          <table:table-cell office:value-type="float" office:value="227537.286">
            <text:p>227537.286</text:p>
          </table:table-cell>
          <table:table-cell office:value-type="float" office:value="451.509">
            <text:p>451.509</text:p>
          </table:table-cell>
          <table:table-cell office:value-type="float" office:value="451.5199890137">
            <text:p>451.5199890137</text:p>
          </table:table-cell>
          <table:table-cell office:value-type="float" office:value="1.0989013672">
            <text:p>1.0989013672</text:p>
          </table:table-cell>
          <table:table-cell office:value-type="string">
            <text:p>2534</text:p>
          </table:table-cell>
          <table:table-cell table:formula="of:=ABS([.H946])" office:value-type="float" office:value="1.0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52</text:p>
          </table:table-cell>
          <table:table-cell office:value-type="string">
            <text:p>25345710</text:p>
          </table:table-cell>
          <table:table-cell office:value-type="string">
            <text:p>LFP3</text:p>
          </table:table-cell>
          <table:table-cell office:value-type="float" office:value="608427.128">
            <text:p>608427.128</text:p>
          </table:table-cell>
          <table:table-cell office:value-type="float" office:value="227500.861">
            <text:p>227500.861</text:p>
          </table:table-cell>
          <table:table-cell office:value-type="float" office:value="452.445">
            <text:p>452.445</text:p>
          </table:table-cell>
          <table:table-cell office:value-type="float" office:value="452.4200134277">
            <text:p>452.4200134277</text:p>
          </table:table-cell>
          <table:table-cell office:value-type="float" office:value="-2.4986572266">
            <text:p>-2.4986572266</text:p>
          </table:table-cell>
          <table:table-cell office:value-type="string">
            <text:p>2534</text:p>
          </table:table-cell>
          <table:table-cell table:formula="of:=ABS([.H947])" office:value-type="float" office:value="2.4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53</text:p>
          </table:table-cell>
          <table:table-cell office:value-type="string">
            <text:p>25345711</text:p>
          </table:table-cell>
          <table:table-cell office:value-type="string">
            <text:p>LFP3</text:p>
          </table:table-cell>
          <table:table-cell office:value-type="float" office:value="608448.672">
            <text:p>608448.672</text:p>
          </table:table-cell>
          <table:table-cell office:value-type="float" office:value="227456.379">
            <text:p>227456.379</text:p>
          </table:table-cell>
          <table:table-cell office:value-type="float" office:value="453.7">
            <text:p>453.7</text:p>
          </table:table-cell>
          <table:table-cell office:value-type="float" office:value="453.700012207">
            <text:p>453.700012207</text:p>
          </table:table-cell>
          <table:table-cell office:value-type="float" office:value="0.0012207031">
            <text:p>0.0012207031</text:p>
          </table:table-cell>
          <table:table-cell office:value-type="string">
            <text:p>2534</text:p>
          </table:table-cell>
          <table:table-cell table:formula="of:=ABS([.H948])" office:value-type="float" office:value="0.0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54</text:p>
          </table:table-cell>
          <table:table-cell office:value-type="string">
            <text:p>25345712</text:p>
          </table:table-cell>
          <table:table-cell office:value-type="string">
            <text:p>LFP3</text:p>
          </table:table-cell>
          <table:table-cell office:value-type="float" office:value="608463.38">
            <text:p>608463.38</text:p>
          </table:table-cell>
          <table:table-cell office:value-type="float" office:value="227418.315">
            <text:p>227418.315</text:p>
          </table:table-cell>
          <table:table-cell office:value-type="float" office:value="454.696">
            <text:p>454.696</text:p>
          </table:table-cell>
          <table:table-cell office:value-type="float" office:value="454.700012207">
            <text:p>454.700012207</text:p>
          </table:table-cell>
          <table:table-cell office:value-type="float" office:value="0.4012207031">
            <text:p>0.4012207031</text:p>
          </table:table-cell>
          <table:table-cell office:value-type="string">
            <text:p>2534</text:p>
          </table:table-cell>
          <table:table-cell table:formula="of:=ABS([.H949])" office:value-type="float" office:value="0.401220703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55</text:p>
          </table:table-cell>
          <table:table-cell office:value-type="string">
            <text:p>25345713</text:p>
          </table:table-cell>
          <table:table-cell office:value-type="string">
            <text:p>LFP3</text:p>
          </table:table-cell>
          <table:table-cell office:value-type="float" office:value="608491.5">
            <text:p>608491.5</text:p>
          </table:table-cell>
          <table:table-cell office:value-type="float" office:value="227430.635">
            <text:p>227430.635</text:p>
          </table:table-cell>
          <table:table-cell office:value-type="float" office:value="454.951">
            <text:p>454.951</text:p>
          </table:table-cell>
          <table:table-cell office:value-type="float" office:value="454.9700012207">
            <text:p>454.9700012207</text:p>
          </table:table-cell>
          <table:table-cell office:value-type="float" office:value="1.9001220703">
            <text:p>1.9001220703</text:p>
          </table:table-cell>
          <table:table-cell office:value-type="string">
            <text:p>2534</text:p>
          </table:table-cell>
          <table:table-cell table:formula="of:=ABS([.H950])" office:value-type="float" office:value="1.9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56</text:p>
          </table:table-cell>
          <table:table-cell office:value-type="string">
            <text:p>25345714</text:p>
          </table:table-cell>
          <table:table-cell office:value-type="string">
            <text:p>LFP3</text:p>
          </table:table-cell>
          <table:table-cell office:value-type="float" office:value="608345.183">
            <text:p>608345.183</text:p>
          </table:table-cell>
          <table:table-cell office:value-type="float" office:value="227610.823">
            <text:p>227610.823</text:p>
          </table:table-cell>
          <table:table-cell office:value-type="float" office:value="449.353">
            <text:p>449.353</text:p>
          </table:table-cell>
          <table:table-cell office:value-type="float" office:value="449.3200073242">
            <text:p>449.3200073242</text:p>
          </table:table-cell>
          <table:table-cell office:value-type="float" office:value="-3.2992675781">
            <text:p>-3.2992675781</text:p>
          </table:table-cell>
          <table:table-cell office:value-type="string">
            <text:p>2534</text:p>
          </table:table-cell>
          <table:table-cell table:formula="of:=ABS([.H951])" office:value-type="float" office:value="3.299267578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57</text:p>
          </table:table-cell>
          <table:table-cell office:value-type="string">
            <text:p>25345715</text:p>
          </table:table-cell>
          <table:table-cell office:value-type="string">
            <text:p>LFP3</text:p>
          </table:table-cell>
          <table:table-cell office:value-type="float" office:value="608397.864">
            <text:p>608397.864</text:p>
          </table:table-cell>
          <table:table-cell office:value-type="float" office:value="227487.693">
            <text:p>227487.693</text:p>
          </table:table-cell>
          <table:table-cell office:value-type="float" office:value="451.8">
            <text:p>451.8</text:p>
          </table:table-cell>
          <table:table-cell office:value-type="float" office:value="451.7900085449">
            <text:p>451.7900085449</text:p>
          </table:table-cell>
          <table:table-cell office:value-type="float" office:value="-0.9991455078">
            <text:p>-0.9991455078</text:p>
          </table:table-cell>
          <table:table-cell office:value-type="string">
            <text:p>2534</text:p>
          </table:table-cell>
          <table:table-cell table:formula="of:=ABS([.H952])" office:value-type="float" office:value="0.9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62</text:p>
          </table:table-cell>
          <table:table-cell office:value-type="string">
            <text:p>25345725</text:p>
          </table:table-cell>
          <table:table-cell office:value-type="string">
            <text:p>LFP3</text:p>
          </table:table-cell>
          <table:table-cell office:value-type="float" office:value="608432.943">
            <text:p>608432.943</text:p>
          </table:table-cell>
          <table:table-cell office:value-type="float" office:value="227889.183">
            <text:p>227889.183</text:p>
          </table:table-cell>
          <table:table-cell office:value-type="float" office:value="443.623">
            <text:p>443.623</text:p>
          </table:table-cell>
          <table:table-cell office:value-type="float" office:value="443.5799865723">
            <text:p>443.5799865723</text:p>
          </table:table-cell>
          <table:table-cell office:value-type="float" office:value="-4.3013427734">
            <text:p>-4.3013427734</text:p>
          </table:table-cell>
          <table:table-cell office:value-type="string">
            <text:p>2534</text:p>
          </table:table-cell>
          <table:table-cell table:formula="of:=ABS([.H953])" office:value-type="float" office:value="4.3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63</text:p>
          </table:table-cell>
          <table:table-cell office:value-type="string">
            <text:p>25345727</text:p>
          </table:table-cell>
          <table:table-cell office:value-type="string">
            <text:p>LFP3</text:p>
          </table:table-cell>
          <table:table-cell office:value-type="float" office:value="608192.606">
            <text:p>608192.606</text:p>
          </table:table-cell>
          <table:table-cell office:value-type="float" office:value="227842.426">
            <text:p>227842.426</text:p>
          </table:table-cell>
          <table:table-cell office:value-type="float" office:value="436.106">
            <text:p>436.106</text:p>
          </table:table-cell>
          <table:table-cell office:value-type="float" office:value="436.0299987793">
            <text:p>436.0299987793</text:p>
          </table:table-cell>
          <table:table-cell office:value-type="float" office:value="-7.6001220703">
            <text:p>-7.6001220703</text:p>
          </table:table-cell>
          <table:table-cell office:value-type="string">
            <text:p>2534</text:p>
          </table:table-cell>
          <table:table-cell table:formula="of:=ABS([.H954])" office:value-type="float" office:value="7.6001220703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364</text:p>
          </table:table-cell>
          <table:table-cell office:value-type="string">
            <text:p>25345755</text:p>
          </table:table-cell>
          <table:table-cell office:value-type="string">
            <text:p>LFP3</text:p>
          </table:table-cell>
          <table:table-cell office:value-type="float" office:value="609450.516">
            <text:p>609450.516</text:p>
          </table:table-cell>
          <table:table-cell office:value-type="float" office:value="228823.141">
            <text:p>228823.141</text:p>
          </table:table-cell>
          <table:table-cell office:value-type="float" office:value="430.292">
            <text:p>430.292</text:p>
          </table:table-cell>
          <table:table-cell office:value-type="float" office:value="430.2399902344">
            <text:p>430.2399902344</text:p>
          </table:table-cell>
          <table:table-cell office:value-type="float" office:value="-5.2009765625">
            <text:p>-5.2009765625</text:p>
          </table:table-cell>
          <table:table-cell office:value-type="string">
            <text:p>2534</text:p>
          </table:table-cell>
          <table:table-cell table:formula="of:=ABS([.H955])" office:value-type="float" office:value="5.2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65</text:p>
          </table:table-cell>
          <table:table-cell office:value-type="string">
            <text:p>25345756</text:p>
          </table:table-cell>
          <table:table-cell office:value-type="string">
            <text:p>LFP3</text:p>
          </table:table-cell>
          <table:table-cell office:value-type="float" office:value="609503.857">
            <text:p>609503.857</text:p>
          </table:table-cell>
          <table:table-cell office:value-type="float" office:value="228845.658">
            <text:p>228845.658</text:p>
          </table:table-cell>
          <table:table-cell office:value-type="float" office:value="430.353">
            <text:p>430.353</text:p>
          </table:table-cell>
          <table:table-cell office:value-type="float" office:value="430.3099975586">
            <text:p>430.3099975586</text:p>
          </table:table-cell>
          <table:table-cell office:value-type="float" office:value="-4.3002441406">
            <text:p>-4.3002441406</text:p>
          </table:table-cell>
          <table:table-cell office:value-type="string">
            <text:p>2534</text:p>
          </table:table-cell>
          <table:table-cell table:formula="of:=ABS([.H956])" office:value-type="float" office:value="4.300244140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66</text:p>
          </table:table-cell>
          <table:table-cell office:value-type="string">
            <text:p>25345757</text:p>
          </table:table-cell>
          <table:table-cell office:value-type="string">
            <text:p>LFP3</text:p>
          </table:table-cell>
          <table:table-cell office:value-type="float" office:value="609585.335">
            <text:p>609585.335</text:p>
          </table:table-cell>
          <table:table-cell office:value-type="float" office:value="228892.78">
            <text:p>228892.78</text:p>
          </table:table-cell>
          <table:table-cell office:value-type="float" office:value="430.393">
            <text:p>430.393</text:p>
          </table:table-cell>
          <table:table-cell office:value-type="float" office:value="430.3200073242">
            <text:p>430.3200073242</text:p>
          </table:table-cell>
          <table:table-cell office:value-type="float" office:value="-7.2992675781">
            <text:p>-7.2992675781</text:p>
          </table:table-cell>
          <table:table-cell office:value-type="string">
            <text:p>2534</text:p>
          </table:table-cell>
          <table:table-cell table:formula="of:=ABS([.H957])" office:value-type="float" office:value="7.2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67</text:p>
          </table:table-cell>
          <table:table-cell office:value-type="string">
            <text:p>25345758</text:p>
          </table:table-cell>
          <table:table-cell office:value-type="string">
            <text:p>LFP3</text:p>
          </table:table-cell>
          <table:table-cell office:value-type="float" office:value="609838.764">
            <text:p>609838.764</text:p>
          </table:table-cell>
          <table:table-cell office:value-type="float" office:value="229047.187">
            <text:p>229047.187</text:p>
          </table:table-cell>
          <table:table-cell office:value-type="float" office:value="430.507">
            <text:p>430.507</text:p>
          </table:table-cell>
          <table:table-cell office:value-type="float" office:value="430.4899902344">
            <text:p>430.4899902344</text:p>
          </table:table-cell>
          <table:table-cell office:value-type="float" office:value="-1.7009765625">
            <text:p>-1.7009765625</text:p>
          </table:table-cell>
          <table:table-cell office:value-type="string">
            <text:p>2534</text:p>
          </table:table-cell>
          <table:table-cell table:formula="of:=ABS([.H958])" office:value-type="float" office:value="1.700976562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68</text:p>
          </table:table-cell>
          <table:table-cell office:value-type="string">
            <text:p>25345759</text:p>
          </table:table-cell>
          <table:table-cell office:value-type="string">
            <text:p>LFP3</text:p>
          </table:table-cell>
          <table:table-cell office:value-type="float" office:value="609937.541">
            <text:p>609937.541</text:p>
          </table:table-cell>
          <table:table-cell office:value-type="float" office:value="229107.817">
            <text:p>229107.817</text:p>
          </table:table-cell>
          <table:table-cell office:value-type="float" office:value="429.842">
            <text:p>429.842</text:p>
          </table:table-cell>
          <table:table-cell office:value-type="float" office:value="429.799987793">
            <text:p>429.799987793</text:p>
          </table:table-cell>
          <table:table-cell office:value-type="float" office:value="-4.2012207031">
            <text:p>-4.2012207031</text:p>
          </table:table-cell>
          <table:table-cell office:value-type="string">
            <text:p>2534</text:p>
          </table:table-cell>
          <table:table-cell table:formula="of:=ABS([.H959])" office:value-type="float" office:value="4.2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69</text:p>
          </table:table-cell>
          <table:table-cell office:value-type="string">
            <text:p>25345760</text:p>
          </table:table-cell>
          <table:table-cell office:value-type="string">
            <text:p>LFP3</text:p>
          </table:table-cell>
          <table:table-cell office:value-type="float" office:value="610003.423">
            <text:p>610003.423</text:p>
          </table:table-cell>
          <table:table-cell office:value-type="float" office:value="229149.239">
            <text:p>229149.239</text:p>
          </table:table-cell>
          <table:table-cell office:value-type="float" office:value="429.463">
            <text:p>429.463</text:p>
          </table:table-cell>
          <table:table-cell office:value-type="float" office:value="429.4200134277">
            <text:p>429.4200134277</text:p>
          </table:table-cell>
          <table:table-cell office:value-type="float" office:value="-4.2986572266">
            <text:p>-4.2986572266</text:p>
          </table:table-cell>
          <table:table-cell office:value-type="string">
            <text:p>2534</text:p>
          </table:table-cell>
          <table:table-cell table:formula="of:=ABS([.H960])" office:value-type="float" office:value="4.2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70</text:p>
          </table:table-cell>
          <table:table-cell office:value-type="string">
            <text:p>25345761</text:p>
          </table:table-cell>
          <table:table-cell office:value-type="string">
            <text:p>LFP3</text:p>
          </table:table-cell>
          <table:table-cell office:value-type="float" office:value="610097.173">
            <text:p>610097.173</text:p>
          </table:table-cell>
          <table:table-cell office:value-type="float" office:value="229218.391">
            <text:p>229218.391</text:p>
          </table:table-cell>
          <table:table-cell office:value-type="float" office:value="430.456">
            <text:p>430.456</text:p>
          </table:table-cell>
          <table:table-cell office:value-type="float" office:value="430.3699951172">
            <text:p>430.3699951172</text:p>
          </table:table-cell>
          <table:table-cell office:value-type="float" office:value="-8.6004882813">
            <text:p>-8.6004882813</text:p>
          </table:table-cell>
          <table:table-cell office:value-type="string">
            <text:p>2534</text:p>
          </table:table-cell>
          <table:table-cell table:formula="of:=ABS([.H961])" office:value-type="float" office:value="8.600488281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371</text:p>
          </table:table-cell>
          <table:table-cell office:value-type="string">
            <text:p>25345762</text:p>
          </table:table-cell>
          <table:table-cell office:value-type="string">
            <text:p>LFP3</text:p>
          </table:table-cell>
          <table:table-cell office:value-type="float" office:value="609403.178">
            <text:p>609403.178</text:p>
          </table:table-cell>
          <table:table-cell office:value-type="float" office:value="228711.082">
            <text:p>228711.082</text:p>
          </table:table-cell>
          <table:table-cell office:value-type="float" office:value="430.168">
            <text:p>430.168</text:p>
          </table:table-cell>
          <table:table-cell office:value-type="float" office:value="427.1400146484">
            <text:p>427.1400146484</text:p>
          </table:table-cell>
          <table:table-cell office:value-type="float" office:value="-302.7985351563">
            <text:p>-302.7985351563</text:p>
          </table:table-cell>
          <table:table-cell office:value-type="string">
            <text:p>2534</text:p>
          </table:table-cell>
          <table:table-cell table:formula="of:=ABS([.H962])" office:value-type="float" office:value="302.7985351563">
            <text:p>303</text:p>
          </table:table-cell>
          <table:table-cell table:number-columns-repeated="246"/>
        </table:table-row>
        <table:table-row table:style-name="ro1">
          <table:table-cell office:value-type="string">
            <text:p>5353372</text:p>
          </table:table-cell>
          <table:table-cell office:value-type="string">
            <text:p>25345763</text:p>
          </table:table-cell>
          <table:table-cell office:value-type="string">
            <text:p>LFP3</text:p>
          </table:table-cell>
          <table:table-cell office:value-type="float" office:value="609355.105">
            <text:p>609355.105</text:p>
          </table:table-cell>
          <table:table-cell office:value-type="float" office:value="228864.187">
            <text:p>228864.187</text:p>
          </table:table-cell>
          <table:table-cell office:value-type="float" office:value="429.64">
            <text:p>429.64</text:p>
          </table:table-cell>
          <table:table-cell office:value-type="float" office:value="429.6700134277">
            <text:p>429.6700134277</text:p>
          </table:table-cell>
          <table:table-cell office:value-type="float" office:value="3.0013427734">
            <text:p>3.0013427734</text:p>
          </table:table-cell>
          <table:table-cell office:value-type="string">
            <text:p>2534</text:p>
          </table:table-cell>
          <table:table-cell table:formula="of:=ABS([.H963])" office:value-type="float" office:value="3.001342773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373</text:p>
          </table:table-cell>
          <table:table-cell office:value-type="string">
            <text:p>25345764</text:p>
          </table:table-cell>
          <table:table-cell office:value-type="string">
            <text:p>LFP3</text:p>
          </table:table-cell>
          <table:table-cell office:value-type="float" office:value="609325.818">
            <text:p>609325.818</text:p>
          </table:table-cell>
          <table:table-cell office:value-type="float" office:value="228958.037">
            <text:p>228958.037</text:p>
          </table:table-cell>
          <table:table-cell office:value-type="float" office:value="429.572">
            <text:p>429.572</text:p>
          </table:table-cell>
          <table:table-cell office:value-type="float" office:value="429.7300109863">
            <text:p>429.7300109863</text:p>
          </table:table-cell>
          <table:table-cell office:value-type="float" office:value="15.8010986328">
            <text:p>15.8010986328</text:p>
          </table:table-cell>
          <table:table-cell office:value-type="string">
            <text:p>2534</text:p>
          </table:table-cell>
          <table:table-cell table:formula="of:=ABS([.H964])" office:value-type="float" office:value="15.8010986328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374</text:p>
          </table:table-cell>
          <table:table-cell office:value-type="string">
            <text:p>25345765</text:p>
          </table:table-cell>
          <table:table-cell office:value-type="string">
            <text:p>LFP3</text:p>
          </table:table-cell>
          <table:table-cell office:value-type="float" office:value="609308.326">
            <text:p>609308.326</text:p>
          </table:table-cell>
          <table:table-cell office:value-type="float" office:value="229006.707">
            <text:p>229006.707</text:p>
          </table:table-cell>
          <table:table-cell office:value-type="float" office:value="429.501">
            <text:p>429.501</text:p>
          </table:table-cell>
          <table:table-cell office:value-type="float" office:value="429.5199890137">
            <text:p>429.5199890137</text:p>
          </table:table-cell>
          <table:table-cell office:value-type="float" office:value="1.8989013672">
            <text:p>1.8989013672</text:p>
          </table:table-cell>
          <table:table-cell office:value-type="string">
            <text:p>2534</text:p>
          </table:table-cell>
          <table:table-cell table:formula="of:=ABS([.H965])" office:value-type="float" office:value="1.8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75</text:p>
          </table:table-cell>
          <table:table-cell office:value-type="string">
            <text:p>25345766</text:p>
          </table:table-cell>
          <table:table-cell office:value-type="string">
            <text:p>LFP3</text:p>
          </table:table-cell>
          <table:table-cell office:value-type="float" office:value="609287.698">
            <text:p>609287.698</text:p>
          </table:table-cell>
          <table:table-cell office:value-type="float" office:value="229048.985">
            <text:p>229048.985</text:p>
          </table:table-cell>
          <table:table-cell office:value-type="float" office:value="428.912">
            <text:p>428.912</text:p>
          </table:table-cell>
          <table:table-cell office:value-type="float" office:value="428.950012207">
            <text:p>428.950012207</text:p>
          </table:table-cell>
          <table:table-cell office:value-type="float" office:value="3.8012207031">
            <text:p>3.8012207031</text:p>
          </table:table-cell>
          <table:table-cell office:value-type="string">
            <text:p>2534</text:p>
          </table:table-cell>
          <table:table-cell table:formula="of:=ABS([.H966])" office:value-type="float" office:value="3.8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376</text:p>
          </table:table-cell>
          <table:table-cell office:value-type="string">
            <text:p>25345767</text:p>
          </table:table-cell>
          <table:table-cell office:value-type="string">
            <text:p>LFP3</text:p>
          </table:table-cell>
          <table:table-cell office:value-type="float" office:value="609270.168">
            <text:p>609270.168</text:p>
          </table:table-cell>
          <table:table-cell office:value-type="float" office:value="229083.529">
            <text:p>229083.529</text:p>
          </table:table-cell>
          <table:table-cell office:value-type="float" office:value="428.923">
            <text:p>428.923</text:p>
          </table:table-cell>
          <table:table-cell office:value-type="float" office:value="428.9899902344">
            <text:p>428.9899902344</text:p>
          </table:table-cell>
          <table:table-cell office:value-type="float" office:value="6.6990234375">
            <text:p>6.6990234375</text:p>
          </table:table-cell>
          <table:table-cell office:value-type="string">
            <text:p>2534</text:p>
          </table:table-cell>
          <table:table-cell table:formula="of:=ABS([.H967])" office:value-type="float" office:value="6.6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77</text:p>
          </table:table-cell>
          <table:table-cell office:value-type="string">
            <text:p>25345769</text:p>
          </table:table-cell>
          <table:table-cell office:value-type="string">
            <text:p>LFP3</text:p>
          </table:table-cell>
          <table:table-cell office:value-type="float" office:value="609192.995">
            <text:p>609192.995</text:p>
          </table:table-cell>
          <table:table-cell office:value-type="float" office:value="229212.265">
            <text:p>229212.265</text:p>
          </table:table-cell>
          <table:table-cell office:value-type="float" office:value="429.159">
            <text:p>429.159</text:p>
          </table:table-cell>
          <table:table-cell office:value-type="float" office:value="429.1499938965">
            <text:p>429.1499938965</text:p>
          </table:table-cell>
          <table:table-cell office:value-type="float" office:value="-0.9006103516">
            <text:p>-0.9006103516</text:p>
          </table:table-cell>
          <table:table-cell office:value-type="string">
            <text:p>2534</text:p>
          </table:table-cell>
          <table:table-cell table:formula="of:=ABS([.H968])" office:value-type="float" office:value="0.9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378</text:p>
          </table:table-cell>
          <table:table-cell office:value-type="string">
            <text:p>25345771</text:p>
          </table:table-cell>
          <table:table-cell office:value-type="string">
            <text:p>LFP3</text:p>
          </table:table-cell>
          <table:table-cell office:value-type="float" office:value="609052.485">
            <text:p>609052.485</text:p>
          </table:table-cell>
          <table:table-cell office:value-type="float" office:value="228750.18">
            <text:p>228750.18</text:p>
          </table:table-cell>
          <table:table-cell office:value-type="float" office:value="429.948">
            <text:p>429.948</text:p>
          </table:table-cell>
          <table:table-cell office:value-type="float" office:value="429.9299926758">
            <text:p>429.9299926758</text:p>
          </table:table-cell>
          <table:table-cell office:value-type="float" office:value="-1.8007324219">
            <text:p>-1.8007324219</text:p>
          </table:table-cell>
          <table:table-cell office:value-type="string">
            <text:p>2534</text:p>
          </table:table-cell>
          <table:table-cell table:formula="of:=ABS([.H969])" office:value-type="float" office:value="1.8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79</text:p>
          </table:table-cell>
          <table:table-cell office:value-type="string">
            <text:p>25345774</text:p>
          </table:table-cell>
          <table:table-cell office:value-type="string">
            <text:p>LFP3</text:p>
          </table:table-cell>
          <table:table-cell office:value-type="float" office:value="608926.561">
            <text:p>608926.561</text:p>
          </table:table-cell>
          <table:table-cell office:value-type="float" office:value="229029.823">
            <text:p>229029.823</text:p>
          </table:table-cell>
          <table:table-cell office:value-type="float" office:value="429.639">
            <text:p>429.639</text:p>
          </table:table-cell>
          <table:table-cell office:value-type="float" office:value="429.6600036621">
            <text:p>429.6600036621</text:p>
          </table:table-cell>
          <table:table-cell office:value-type="float" office:value="2.1003662109">
            <text:p>2.1003662109</text:p>
          </table:table-cell>
          <table:table-cell office:value-type="string">
            <text:p>2534</text:p>
          </table:table-cell>
          <table:table-cell table:formula="of:=ABS([.H970])" office:value-type="float" office:value="2.1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80</text:p>
          </table:table-cell>
          <table:table-cell office:value-type="string">
            <text:p>25345775</text:p>
          </table:table-cell>
          <table:table-cell office:value-type="string">
            <text:p>LFP3</text:p>
          </table:table-cell>
          <table:table-cell office:value-type="float" office:value="608878.106">
            <text:p>608878.106</text:p>
          </table:table-cell>
          <table:table-cell office:value-type="float" office:value="229098.808">
            <text:p>229098.808</text:p>
          </table:table-cell>
          <table:table-cell office:value-type="float" office:value="429.345">
            <text:p>429.345</text:p>
          </table:table-cell>
          <table:table-cell office:value-type="float" office:value="429.5299987793">
            <text:p>429.5299987793</text:p>
          </table:table-cell>
          <table:table-cell office:value-type="float" office:value="18.4998779297">
            <text:p>18.4998779297</text:p>
          </table:table-cell>
          <table:table-cell office:value-type="string">
            <text:p>2534</text:p>
          </table:table-cell>
          <table:table-cell table:formula="of:=ABS([.H971])" office:value-type="float" office:value="18.4998779297">
            <text:p>18</text:p>
          </table:table-cell>
          <table:table-cell table:number-columns-repeated="246"/>
        </table:table-row>
        <table:table-row table:style-name="ro1">
          <table:table-cell office:value-type="string">
            <text:p>5353381</text:p>
          </table:table-cell>
          <table:table-cell office:value-type="string">
            <text:p>25345776</text:p>
          </table:table-cell>
          <table:table-cell office:value-type="string">
            <text:p>LFP3</text:p>
          </table:table-cell>
          <table:table-cell office:value-type="float" office:value="608843.131">
            <text:p>608843.131</text:p>
          </table:table-cell>
          <table:table-cell office:value-type="float" office:value="229145.458">
            <text:p>229145.458</text:p>
          </table:table-cell>
          <table:table-cell office:value-type="float" office:value="429.387">
            <text:p>429.387</text:p>
          </table:table-cell>
          <table:table-cell office:value-type="float" office:value="429.5199890137">
            <text:p>429.5199890137</text:p>
          </table:table-cell>
          <table:table-cell office:value-type="float" office:value="13.2989013672">
            <text:p>13.2989013672</text:p>
          </table:table-cell>
          <table:table-cell office:value-type="string">
            <text:p>2534</text:p>
          </table:table-cell>
          <table:table-cell table:formula="of:=ABS([.H972])" office:value-type="float" office:value="13.2989013672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382</text:p>
          </table:table-cell>
          <table:table-cell office:value-type="string">
            <text:p>25345777</text:p>
          </table:table-cell>
          <table:table-cell office:value-type="string">
            <text:p>LFP3</text:p>
          </table:table-cell>
          <table:table-cell office:value-type="float" office:value="608798.908">
            <text:p>608798.908</text:p>
          </table:table-cell>
          <table:table-cell office:value-type="float" office:value="229197.723">
            <text:p>229197.723</text:p>
          </table:table-cell>
          <table:table-cell office:value-type="float" office:value="429.152">
            <text:p>429.152</text:p>
          </table:table-cell>
          <table:table-cell office:value-type="float" office:value="429.3399963379">
            <text:p>429.3399963379</text:p>
          </table:table-cell>
          <table:table-cell office:value-type="float" office:value="18.7996337891">
            <text:p>18.7996337891</text:p>
          </table:table-cell>
          <table:table-cell office:value-type="string">
            <text:p>2534</text:p>
          </table:table-cell>
          <table:table-cell table:formula="of:=ABS([.H973])" office:value-type="float" office:value="18.7996337891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3383</text:p>
          </table:table-cell>
          <table:table-cell office:value-type="string">
            <text:p>25345778</text:p>
          </table:table-cell>
          <table:table-cell office:value-type="string">
            <text:p>LFP3</text:p>
          </table:table-cell>
          <table:table-cell office:value-type="float" office:value="608757.868">
            <text:p>608757.868</text:p>
          </table:table-cell>
          <table:table-cell office:value-type="float" office:value="229247.228">
            <text:p>229247.228</text:p>
          </table:table-cell>
          <table:table-cell office:value-type="float" office:value="428.799">
            <text:p>428.799</text:p>
          </table:table-cell>
          <table:table-cell office:value-type="float" office:value="428.799987793">
            <text:p>428.799987793</text:p>
          </table:table-cell>
          <table:table-cell office:value-type="float" office:value="0.0987792969">
            <text:p>0.0987792969</text:p>
          </table:table-cell>
          <table:table-cell office:value-type="string">
            <text:p>2534</text:p>
          </table:table-cell>
          <table:table-cell table:formula="of:=ABS([.H974])" office:value-type="float" office:value="0.098779296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384</text:p>
          </table:table-cell>
          <table:table-cell office:value-type="string">
            <text:p>25345779</text:p>
          </table:table-cell>
          <table:table-cell office:value-type="string">
            <text:p>LFP3</text:p>
          </table:table-cell>
          <table:table-cell office:value-type="float" office:value="608784.652">
            <text:p>608784.652</text:p>
          </table:table-cell>
          <table:table-cell office:value-type="float" office:value="229331.668">
            <text:p>229331.668</text:p>
          </table:table-cell>
          <table:table-cell office:value-type="float" office:value="427.811">
            <text:p>427.811</text:p>
          </table:table-cell>
          <table:table-cell office:value-type="float" office:value="427.9100036621">
            <text:p>427.9100036621</text:p>
          </table:table-cell>
          <table:table-cell office:value-type="float" office:value="9.9003662109">
            <text:p>9.9003662109</text:p>
          </table:table-cell>
          <table:table-cell office:value-type="string">
            <text:p>2534</text:p>
          </table:table-cell>
          <table:table-cell table:formula="of:=ABS([.H975])" office:value-type="float" office:value="9.9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385</text:p>
          </table:table-cell>
          <table:table-cell office:value-type="string">
            <text:p>25345783</text:p>
          </table:table-cell>
          <table:table-cell office:value-type="string">
            <text:p>LFP3</text:p>
          </table:table-cell>
          <table:table-cell office:value-type="float" office:value="609065.137">
            <text:p>609065.137</text:p>
          </table:table-cell>
          <table:table-cell office:value-type="float" office:value="229176.637">
            <text:p>229176.637</text:p>
          </table:table-cell>
          <table:table-cell office:value-type="float" office:value="429.551">
            <text:p>429.551</text:p>
          </table:table-cell>
          <table:table-cell office:value-type="float" office:value="429.7099914551">
            <text:p>429.7099914551</text:p>
          </table:table-cell>
          <table:table-cell office:value-type="float" office:value="15.8991455078">
            <text:p>15.8991455078</text:p>
          </table:table-cell>
          <table:table-cell office:value-type="string">
            <text:p>2534</text:p>
          </table:table-cell>
          <table:table-cell table:formula="of:=ABS([.H976])" office:value-type="float" office:value="15.8991455078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386</text:p>
          </table:table-cell>
          <table:table-cell office:value-type="string">
            <text:p>25345784</text:p>
          </table:table-cell>
          <table:table-cell office:value-type="string">
            <text:p>LFP3</text:p>
          </table:table-cell>
          <table:table-cell office:value-type="float" office:value="609116.968">
            <text:p>609116.968</text:p>
          </table:table-cell>
          <table:table-cell office:value-type="float" office:value="229227.562">
            <text:p>229227.562</text:p>
          </table:table-cell>
          <table:table-cell office:value-type="float" office:value="431.193">
            <text:p>431.193</text:p>
          </table:table-cell>
          <table:table-cell office:value-type="float" office:value="431.2099914551">
            <text:p>431.2099914551</text:p>
          </table:table-cell>
          <table:table-cell office:value-type="float" office:value="1.6991455078">
            <text:p>1.6991455078</text:p>
          </table:table-cell>
          <table:table-cell office:value-type="string">
            <text:p>2534</text:p>
          </table:table-cell>
          <table:table-cell table:formula="of:=ABS([.H977])" office:value-type="float" office:value="1.699145507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87</text:p>
          </table:table-cell>
          <table:table-cell office:value-type="string">
            <text:p>25345785</text:p>
          </table:table-cell>
          <table:table-cell office:value-type="string">
            <text:p>LFP3</text:p>
          </table:table-cell>
          <table:table-cell office:value-type="float" office:value="609207.118">
            <text:p>609207.118</text:p>
          </table:table-cell>
          <table:table-cell office:value-type="float" office:value="229318.209">
            <text:p>229318.209</text:p>
          </table:table-cell>
          <table:table-cell office:value-type="float" office:value="428.919">
            <text:p>428.919</text:p>
          </table:table-cell>
          <table:table-cell office:value-type="float" office:value="429.0899963379">
            <text:p>429.0899963379</text:p>
          </table:table-cell>
          <table:table-cell office:value-type="float" office:value="17.0996337891">
            <text:p>17.0996337891</text:p>
          </table:table-cell>
          <table:table-cell office:value-type="string">
            <text:p>2534</text:p>
          </table:table-cell>
          <table:table-cell table:formula="of:=ABS([.H978])" office:value-type="float" office:value="17.0996337891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388</text:p>
          </table:table-cell>
          <table:table-cell office:value-type="string">
            <text:p>25345786</text:p>
          </table:table-cell>
          <table:table-cell office:value-type="string">
            <text:p>LFP3</text:p>
          </table:table-cell>
          <table:table-cell office:value-type="float" office:value="609289.903">
            <text:p>609289.903</text:p>
          </table:table-cell>
          <table:table-cell office:value-type="float" office:value="229346.143">
            <text:p>229346.143</text:p>
          </table:table-cell>
          <table:table-cell office:value-type="float" office:value="428.681">
            <text:p>428.681</text:p>
          </table:table-cell>
          <table:table-cell office:value-type="float" office:value="428.75">
            <text:p>428.75</text:p>
          </table:table-cell>
          <table:table-cell office:value-type="float" office:value="6.9">
            <text:p>6.9</text:p>
          </table:table-cell>
          <table:table-cell office:value-type="string">
            <text:p>2534</text:p>
          </table:table-cell>
          <table:table-cell table:formula="of:=ABS([.H979])" office:value-type="float" office:value="6.9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389</text:p>
          </table:table-cell>
          <table:table-cell office:value-type="string">
            <text:p>25345787</text:p>
          </table:table-cell>
          <table:table-cell office:value-type="string">
            <text:p>LFP3</text:p>
          </table:table-cell>
          <table:table-cell office:value-type="float" office:value="609476.067">
            <text:p>609476.067</text:p>
          </table:table-cell>
          <table:table-cell office:value-type="float" office:value="229382.467">
            <text:p>229382.467</text:p>
          </table:table-cell>
          <table:table-cell office:value-type="float" office:value="429.117">
            <text:p>429.117</text:p>
          </table:table-cell>
          <table:table-cell office:value-type="float" office:value="429.2300109863">
            <text:p>429.2300109863</text:p>
          </table:table-cell>
          <table:table-cell office:value-type="float" office:value="11.3010986328">
            <text:p>11.3010986328</text:p>
          </table:table-cell>
          <table:table-cell office:value-type="string">
            <text:p>2534</text:p>
          </table:table-cell>
          <table:table-cell table:formula="of:=ABS([.H980])" office:value-type="float" office:value="11.301098632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90</text:p>
          </table:table-cell>
          <table:table-cell office:value-type="string">
            <text:p>25345788</text:p>
          </table:table-cell>
          <table:table-cell office:value-type="string">
            <text:p>LFP3</text:p>
          </table:table-cell>
          <table:table-cell office:value-type="float" office:value="609626.581">
            <text:p>609626.581</text:p>
          </table:table-cell>
          <table:table-cell office:value-type="float" office:value="229444.559">
            <text:p>229444.559</text:p>
          </table:table-cell>
          <table:table-cell office:value-type="float" office:value="428.594">
            <text:p>428.594</text:p>
          </table:table-cell>
          <table:table-cell office:value-type="float" office:value="427.1799926758">
            <text:p>427.1799926758</text:p>
          </table:table-cell>
          <table:table-cell office:value-type="float" office:value="-141.4007324219">
            <text:p>-141.4007324219</text:p>
          </table:table-cell>
          <table:table-cell office:value-type="string">
            <text:p>2534</text:p>
          </table:table-cell>
          <table:table-cell table:formula="of:=ABS([.H981])" office:value-type="float" office:value="141.4007324219">
            <text:p>141</text:p>
          </table:table-cell>
          <table:table-cell table:number-columns-repeated="246"/>
        </table:table-row>
        <table:table-row table:style-name="ro1">
          <table:table-cell office:value-type="string">
            <text:p>5353391</text:p>
          </table:table-cell>
          <table:table-cell office:value-type="string">
            <text:p>25345789</text:p>
          </table:table-cell>
          <table:table-cell office:value-type="string">
            <text:p>LFP3</text:p>
          </table:table-cell>
          <table:table-cell office:value-type="float" office:value="609758.262">
            <text:p>609758.262</text:p>
          </table:table-cell>
          <table:table-cell office:value-type="float" office:value="229540.676">
            <text:p>229540.676</text:p>
          </table:table-cell>
          <table:table-cell office:value-type="float" office:value="428.769">
            <text:p>428.769</text:p>
          </table:table-cell>
          <table:table-cell office:value-type="float" office:value="428.75">
            <text:p>428.75</text:p>
          </table:table-cell>
          <table:table-cell office:value-type="float" office:value="-1.9">
            <text:p>-1.9</text:p>
          </table:table-cell>
          <table:table-cell office:value-type="string">
            <text:p>2534</text:p>
          </table:table-cell>
          <table:table-cell table:formula="of:=ABS([.H982])" office:value-type="float" office:value="1.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392</text:p>
          </table:table-cell>
          <table:table-cell office:value-type="string">
            <text:p>25345791</text:p>
          </table:table-cell>
          <table:table-cell office:value-type="string">
            <text:p>LFP3</text:p>
          </table:table-cell>
          <table:table-cell office:value-type="float" office:value="609656.18">
            <text:p>609656.18</text:p>
          </table:table-cell>
          <table:table-cell office:value-type="float" office:value="229335.797">
            <text:p>229335.797</text:p>
          </table:table-cell>
          <table:table-cell office:value-type="float" office:value="429.16">
            <text:p>429.16</text:p>
          </table:table-cell>
          <table:table-cell office:value-type="float" office:value="429.3299865723">
            <text:p>429.3299865723</text:p>
          </table:table-cell>
          <table:table-cell office:value-type="float" office:value="16.9986572266">
            <text:p>16.9986572266</text:p>
          </table:table-cell>
          <table:table-cell office:value-type="string">
            <text:p>2534</text:p>
          </table:table-cell>
          <table:table-cell table:formula="of:=ABS([.H983])" office:value-type="float" office:value="16.9986572266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393</text:p>
          </table:table-cell>
          <table:table-cell office:value-type="string">
            <text:p>25345792</text:p>
          </table:table-cell>
          <table:table-cell office:value-type="string">
            <text:p>LFP3</text:p>
          </table:table-cell>
          <table:table-cell office:value-type="float" office:value="609160.212">
            <text:p>609160.212</text:p>
          </table:table-cell>
          <table:table-cell office:value-type="float" office:value="229370.571">
            <text:p>229370.571</text:p>
          </table:table-cell>
          <table:table-cell office:value-type="float" office:value="428.405">
            <text:p>428.405</text:p>
          </table:table-cell>
          <table:table-cell office:value-type="float" office:value="428.450012207">
            <text:p>428.450012207</text:p>
          </table:table-cell>
          <table:table-cell office:value-type="float" office:value="4.5012207031">
            <text:p>4.5012207031</text:p>
          </table:table-cell>
          <table:table-cell office:value-type="string">
            <text:p>2534</text:p>
          </table:table-cell>
          <table:table-cell table:formula="of:=ABS([.H984])" office:value-type="float" office:value="4.5012207031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94</text:p>
          </table:table-cell>
          <table:table-cell office:value-type="string">
            <text:p>25345793</text:p>
          </table:table-cell>
          <table:table-cell office:value-type="string">
            <text:p>LFP3</text:p>
          </table:table-cell>
          <table:table-cell office:value-type="float" office:value="609147.365">
            <text:p>609147.365</text:p>
          </table:table-cell>
          <table:table-cell office:value-type="float" office:value="229553.249">
            <text:p>229553.249</text:p>
          </table:table-cell>
          <table:table-cell office:value-type="float" office:value="426.988">
            <text:p>426.988</text:p>
          </table:table-cell>
          <table:table-cell office:value-type="float" office:value="427.1000061035">
            <text:p>427.1000061035</text:p>
          </table:table-cell>
          <table:table-cell office:value-type="float" office:value="11.2006103516">
            <text:p>11.2006103516</text:p>
          </table:table-cell>
          <table:table-cell office:value-type="string">
            <text:p>2534</text:p>
          </table:table-cell>
          <table:table-cell table:formula="of:=ABS([.H985])" office:value-type="float" office:value="11.200610351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395</text:p>
          </table:table-cell>
          <table:table-cell office:value-type="string">
            <text:p>25345794</text:p>
          </table:table-cell>
          <table:table-cell office:value-type="string">
            <text:p>LFP3</text:p>
          </table:table-cell>
          <table:table-cell office:value-type="float" office:value="610158.077">
            <text:p>610158.077</text:p>
          </table:table-cell>
          <table:table-cell office:value-type="float" office:value="229293.376">
            <text:p>229293.376</text:p>
          </table:table-cell>
          <table:table-cell office:value-type="float" office:value="428.864">
            <text:p>428.864</text:p>
          </table:table-cell>
          <table:table-cell office:value-type="float" office:value="429.0100097656">
            <text:p>429.0100097656</text:p>
          </table:table-cell>
          <table:table-cell office:value-type="float" office:value="14.6009765625">
            <text:p>14.6009765625</text:p>
          </table:table-cell>
          <table:table-cell office:value-type="string">
            <text:p>2534</text:p>
          </table:table-cell>
          <table:table-cell table:formula="of:=ABS([.H986])" office:value-type="float" office:value="14.6009765625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396</text:p>
          </table:table-cell>
          <table:table-cell office:value-type="string">
            <text:p>25345795</text:p>
          </table:table-cell>
          <table:table-cell office:value-type="string">
            <text:p>LFP3</text:p>
          </table:table-cell>
          <table:table-cell office:value-type="float" office:value="610125.522">
            <text:p>610125.522</text:p>
          </table:table-cell>
          <table:table-cell office:value-type="float" office:value="229374.956">
            <text:p>229374.956</text:p>
          </table:table-cell>
          <table:table-cell office:value-type="float" office:value="428.238">
            <text:p>428.238</text:p>
          </table:table-cell>
          <table:table-cell office:value-type="float" office:value="428.1900024414">
            <text:p>428.1900024414</text:p>
          </table:table-cell>
          <table:table-cell office:value-type="float" office:value="-4.7997558594">
            <text:p>-4.7997558594</text:p>
          </table:table-cell>
          <table:table-cell office:value-type="string">
            <text:p>2534</text:p>
          </table:table-cell>
          <table:table-cell table:formula="of:=ABS([.H987])" office:value-type="float" office:value="4.799755859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97</text:p>
          </table:table-cell>
          <table:table-cell office:value-type="string">
            <text:p>25345796</text:p>
          </table:table-cell>
          <table:table-cell office:value-type="string">
            <text:p>LFP3</text:p>
          </table:table-cell>
          <table:table-cell office:value-type="float" office:value="610096.61">
            <text:p>610096.61</text:p>
          </table:table-cell>
          <table:table-cell office:value-type="float" office:value="229414.931">
            <text:p>229414.931</text:p>
          </table:table-cell>
          <table:table-cell office:value-type="float" office:value="428.476">
            <text:p>428.476</text:p>
          </table:table-cell>
          <table:table-cell office:value-type="float" office:value="428.5599975586">
            <text:p>428.5599975586</text:p>
          </table:table-cell>
          <table:table-cell office:value-type="float" office:value="8.3997558594">
            <text:p>8.3997558594</text:p>
          </table:table-cell>
          <table:table-cell office:value-type="string">
            <text:p>2534</text:p>
          </table:table-cell>
          <table:table-cell table:formula="of:=ABS([.H988])" office:value-type="float" office:value="8.3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398</text:p>
          </table:table-cell>
          <table:table-cell office:value-type="string">
            <text:p>25345797</text:p>
          </table:table-cell>
          <table:table-cell office:value-type="string">
            <text:p>LFP3</text:p>
          </table:table-cell>
          <table:table-cell office:value-type="float" office:value="610049.77">
            <text:p>610049.77</text:p>
          </table:table-cell>
          <table:table-cell office:value-type="float" office:value="229553.775">
            <text:p>229553.775</text:p>
          </table:table-cell>
          <table:table-cell office:value-type="float" office:value="428.57">
            <text:p>428.57</text:p>
          </table:table-cell>
          <table:table-cell office:value-type="float" office:value="428.6199951172">
            <text:p>428.6199951172</text:p>
          </table:table-cell>
          <table:table-cell office:value-type="float" office:value="4.9995117188">
            <text:p>4.9995117188</text:p>
          </table:table-cell>
          <table:table-cell office:value-type="string">
            <text:p>2534</text:p>
          </table:table-cell>
          <table:table-cell table:formula="of:=ABS([.H989])" office:value-type="float" office:value="4.999511718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399</text:p>
          </table:table-cell>
          <table:table-cell office:value-type="string">
            <text:p>25345798</text:p>
          </table:table-cell>
          <table:table-cell office:value-type="string">
            <text:p>LFP3</text:p>
          </table:table-cell>
          <table:table-cell office:value-type="float" office:value="610027.06">
            <text:p>610027.06</text:p>
          </table:table-cell>
          <table:table-cell office:value-type="float" office:value="229646.189">
            <text:p>229646.189</text:p>
          </table:table-cell>
          <table:table-cell office:value-type="float" office:value="427.269">
            <text:p>427.269</text:p>
          </table:table-cell>
          <table:table-cell office:value-type="float" office:value="427.4100036621">
            <text:p>427.4100036621</text:p>
          </table:table-cell>
          <table:table-cell office:value-type="float" office:value="14.1003662109">
            <text:p>14.1003662109</text:p>
          </table:table-cell>
          <table:table-cell office:value-type="string">
            <text:p>2534</text:p>
          </table:table-cell>
          <table:table-cell table:formula="of:=ABS([.H990])" office:value-type="float" office:value="14.1003662109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400</text:p>
          </table:table-cell>
          <table:table-cell office:value-type="string">
            <text:p>25345799</text:p>
          </table:table-cell>
          <table:table-cell office:value-type="string">
            <text:p>LFP3</text:p>
          </table:table-cell>
          <table:table-cell office:value-type="float" office:value="609997.723">
            <text:p>609997.723</text:p>
          </table:table-cell>
          <table:table-cell office:value-type="float" office:value="229702.362">
            <text:p>229702.362</text:p>
          </table:table-cell>
          <table:table-cell office:value-type="float" office:value="427.623">
            <text:p>427.623</text:p>
          </table:table-cell>
          <table:table-cell office:value-type="float" office:value="427.6099853516">
            <text:p>427.6099853516</text:p>
          </table:table-cell>
          <table:table-cell office:value-type="float" office:value="-1.3014648437">
            <text:p>-1.3014648437</text:p>
          </table:table-cell>
          <table:table-cell office:value-type="string">
            <text:p>2534</text:p>
          </table:table-cell>
          <table:table-cell table:formula="of:=ABS([.H991])" office:value-type="float" office:value="1.301464843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01</text:p>
          </table:table-cell>
          <table:table-cell office:value-type="string">
            <text:p>25345805</text:p>
          </table:table-cell>
          <table:table-cell office:value-type="string">
            <text:p>LFP3</text:p>
          </table:table-cell>
          <table:table-cell office:value-type="float" office:value="609462.214">
            <text:p>609462.214</text:p>
          </table:table-cell>
          <table:table-cell office:value-type="float" office:value="228745.171">
            <text:p>228745.171</text:p>
          </table:table-cell>
          <table:table-cell office:value-type="float" office:value="429.936">
            <text:p>429.936</text:p>
          </table:table-cell>
          <table:table-cell office:value-type="float" office:value="429.8800048828">
            <text:p>429.8800048828</text:p>
          </table:table-cell>
          <table:table-cell office:value-type="float" office:value="-5.5995117187">
            <text:p>-5.5995117187</text:p>
          </table:table-cell>
          <table:table-cell office:value-type="string">
            <text:p>2534</text:p>
          </table:table-cell>
          <table:table-cell table:formula="of:=ABS([.H992])" office:value-type="float" office:value="5.5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02</text:p>
          </table:table-cell>
          <table:table-cell office:value-type="string">
            <text:p>25345806</text:p>
          </table:table-cell>
          <table:table-cell office:value-type="string">
            <text:p>LFP3</text:p>
          </table:table-cell>
          <table:table-cell office:value-type="float" office:value="609510.999">
            <text:p>609510.999</text:p>
          </table:table-cell>
          <table:table-cell office:value-type="float" office:value="228781.681">
            <text:p>228781.681</text:p>
          </table:table-cell>
          <table:table-cell office:value-type="float" office:value="429.879">
            <text:p>429.879</text:p>
          </table:table-cell>
          <table:table-cell office:value-type="float" office:value="429.8200073242">
            <text:p>429.8200073242</text:p>
          </table:table-cell>
          <table:table-cell office:value-type="float" office:value="-5.8992675781">
            <text:p>-5.8992675781</text:p>
          </table:table-cell>
          <table:table-cell office:value-type="string">
            <text:p>2534</text:p>
          </table:table-cell>
          <table:table-cell table:formula="of:=ABS([.H993])" office:value-type="float" office:value="5.899267578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03</text:p>
          </table:table-cell>
          <table:table-cell office:value-type="string">
            <text:p>25345809</text:p>
          </table:table-cell>
          <table:table-cell office:value-type="string">
            <text:p>LFP3</text:p>
          </table:table-cell>
          <table:table-cell office:value-type="float" office:value="609248.254">
            <text:p>609248.254</text:p>
          </table:table-cell>
          <table:table-cell office:value-type="float" office:value="228792.965">
            <text:p>228792.965</text:p>
          </table:table-cell>
          <table:table-cell office:value-type="float" office:value="429.788">
            <text:p>429.788</text:p>
          </table:table-cell>
          <table:table-cell office:value-type="float" office:value="429.7699890137">
            <text:p>429.7699890137</text:p>
          </table:table-cell>
          <table:table-cell office:value-type="float" office:value="-1.8010986328">
            <text:p>-1.8010986328</text:p>
          </table:table-cell>
          <table:table-cell office:value-type="string">
            <text:p>2534</text:p>
          </table:table-cell>
          <table:table-cell table:formula="of:=ABS([.H994])" office:value-type="float" office:value="1.8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04</text:p>
          </table:table-cell>
          <table:table-cell office:value-type="string">
            <text:p>25345810</text:p>
          </table:table-cell>
          <table:table-cell office:value-type="string">
            <text:p>LFP3</text:p>
          </table:table-cell>
          <table:table-cell office:value-type="float" office:value="609292.192">
            <text:p>609292.192</text:p>
          </table:table-cell>
          <table:table-cell office:value-type="float" office:value="228822.318">
            <text:p>228822.318</text:p>
          </table:table-cell>
          <table:table-cell office:value-type="float" office:value="429.793">
            <text:p>429.793</text:p>
          </table:table-cell>
          <table:table-cell office:value-type="float" office:value="429.8200073242">
            <text:p>429.8200073242</text:p>
          </table:table-cell>
          <table:table-cell office:value-type="float" office:value="2.7007324219">
            <text:p>2.7007324219</text:p>
          </table:table-cell>
          <table:table-cell office:value-type="string">
            <text:p>2534</text:p>
          </table:table-cell>
          <table:table-cell table:formula="of:=ABS([.H995])" office:value-type="float" office:value="2.700732421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05</text:p>
          </table:table-cell>
          <table:table-cell office:value-type="string">
            <text:p>25345811</text:p>
          </table:table-cell>
          <table:table-cell office:value-type="string">
            <text:p>LFP3</text:p>
          </table:table-cell>
          <table:table-cell office:value-type="float" office:value="609128.707">
            <text:p>609128.707</text:p>
          </table:table-cell>
          <table:table-cell office:value-type="float" office:value="228815.816">
            <text:p>228815.816</text:p>
          </table:table-cell>
          <table:table-cell office:value-type="float" office:value="429.703">
            <text:p>429.703</text:p>
          </table:table-cell>
          <table:table-cell office:value-type="float" office:value="429.7300109863">
            <text:p>429.7300109863</text:p>
          </table:table-cell>
          <table:table-cell office:value-type="float" office:value="2.7010986328">
            <text:p>2.7010986328</text:p>
          </table:table-cell>
          <table:table-cell office:value-type="string">
            <text:p>2534</text:p>
          </table:table-cell>
          <table:table-cell table:formula="of:=ABS([.H996])" office:value-type="float" office:value="2.7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06</text:p>
          </table:table-cell>
          <table:table-cell office:value-type="string">
            <text:p>25345815</text:p>
          </table:table-cell>
          <table:table-cell office:value-type="string">
            <text:p>LFP3</text:p>
          </table:table-cell>
          <table:table-cell office:value-type="float" office:value="609107.386">
            <text:p>609107.386</text:p>
          </table:table-cell>
          <table:table-cell office:value-type="float" office:value="228841.943">
            <text:p>228841.943</text:p>
          </table:table-cell>
          <table:table-cell office:value-type="float" office:value="429.721">
            <text:p>429.721</text:p>
          </table:table-cell>
          <table:table-cell office:value-type="float" office:value="429.75">
            <text:p>429.75</text:p>
          </table:table-cell>
          <table:table-cell office:value-type="float" office:value="2.9">
            <text:p>2.9</text:p>
          </table:table-cell>
          <table:table-cell office:value-type="string">
            <text:p>2534</text:p>
          </table:table-cell>
          <table:table-cell table:formula="of:=ABS([.H997])" office:value-type="float" office:value="2.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07</text:p>
          </table:table-cell>
          <table:table-cell office:value-type="string">
            <text:p>25345822</text:p>
          </table:table-cell>
          <table:table-cell office:value-type="string">
            <text:p>LFP3</text:p>
          </table:table-cell>
          <table:table-cell office:value-type="float" office:value="608993.852">
            <text:p>608993.852</text:p>
          </table:table-cell>
          <table:table-cell office:value-type="float" office:value="229106.221">
            <text:p>229106.221</text:p>
          </table:table-cell>
          <table:table-cell office:value-type="float" office:value="429.708">
            <text:p>429.708</text:p>
          </table:table-cell>
          <table:table-cell office:value-type="float" office:value="429.75">
            <text:p>429.75</text:p>
          </table:table-cell>
          <table:table-cell office:value-type="float" office:value="4.2">
            <text:p>4.2</text:p>
          </table:table-cell>
          <table:table-cell office:value-type="string">
            <text:p>2534</text:p>
          </table:table-cell>
          <table:table-cell table:formula="of:=ABS([.H998])" office:value-type="float" office:value="4.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408</text:p>
          </table:table-cell>
          <table:table-cell office:value-type="string">
            <text:p>25345823</text:p>
          </table:table-cell>
          <table:table-cell office:value-type="string">
            <text:p>LFP3</text:p>
          </table:table-cell>
          <table:table-cell office:value-type="float" office:value="609474.079">
            <text:p>609474.079</text:p>
          </table:table-cell>
          <table:table-cell office:value-type="float" office:value="228916.192">
            <text:p>228916.192</text:p>
          </table:table-cell>
          <table:table-cell office:value-type="float" office:value="430.201">
            <text:p>430.201</text:p>
          </table:table-cell>
          <table:table-cell office:value-type="float" office:value="430.2300109863">
            <text:p>430.2300109863</text:p>
          </table:table-cell>
          <table:table-cell office:value-type="float" office:value="2.9010986328">
            <text:p>2.9010986328</text:p>
          </table:table-cell>
          <table:table-cell office:value-type="string">
            <text:p>2534</text:p>
          </table:table-cell>
          <table:table-cell table:formula="of:=ABS([.H999])" office:value-type="float" office:value="2.901098632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09</text:p>
          </table:table-cell>
          <table:table-cell office:value-type="string">
            <text:p>25345824</text:p>
          </table:table-cell>
          <table:table-cell office:value-type="string">
            <text:p>LFP3</text:p>
          </table:table-cell>
          <table:table-cell office:value-type="float" office:value="609449.819">
            <text:p>609449.819</text:p>
          </table:table-cell>
          <table:table-cell office:value-type="float" office:value="229004.994">
            <text:p>229004.994</text:p>
          </table:table-cell>
          <table:table-cell office:value-type="float" office:value="429.758">
            <text:p>429.758</text:p>
          </table:table-cell>
          <table:table-cell office:value-type="float" office:value="429.7300109863">
            <text:p>429.7300109863</text:p>
          </table:table-cell>
          <table:table-cell office:value-type="float" office:value="-2.7989013672">
            <text:p>-2.7989013672</text:p>
          </table:table-cell>
          <table:table-cell office:value-type="string">
            <text:p>2534</text:p>
          </table:table-cell>
          <table:table-cell table:formula="of:=ABS([.H1000])" office:value-type="float" office:value="2.7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10</text:p>
          </table:table-cell>
          <table:table-cell office:value-type="string">
            <text:p>25345825</text:p>
          </table:table-cell>
          <table:table-cell office:value-type="string">
            <text:p>LFP3</text:p>
          </table:table-cell>
          <table:table-cell office:value-type="float" office:value="609423.126">
            <text:p>609423.126</text:p>
          </table:table-cell>
          <table:table-cell office:value-type="float" office:value="229086.66">
            <text:p>229086.66</text:p>
          </table:table-cell>
          <table:table-cell office:value-type="float" office:value="429.325">
            <text:p>429.325</text:p>
          </table:table-cell>
          <table:table-cell office:value-type="float" office:value="429.3500061035">
            <text:p>429.3500061035</text:p>
          </table:table-cell>
          <table:table-cell office:value-type="float" office:value="2.5006103516">
            <text:p>2.5006103516</text:p>
          </table:table-cell>
          <table:table-cell office:value-type="string">
            <text:p>2534</text:p>
          </table:table-cell>
          <table:table-cell table:formula="of:=ABS([.H1001])" office:value-type="float" office:value="2.5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11</text:p>
          </table:table-cell>
          <table:table-cell office:value-type="string">
            <text:p>25345828</text:p>
          </table:table-cell>
          <table:table-cell office:value-type="string">
            <text:p>LFP3</text:p>
          </table:table-cell>
          <table:table-cell office:value-type="float" office:value="609321.662">
            <text:p>609321.662</text:p>
          </table:table-cell>
          <table:table-cell office:value-type="float" office:value="229289.521">
            <text:p>229289.521</text:p>
          </table:table-cell>
          <table:table-cell office:value-type="float" office:value="428.787">
            <text:p>428.787</text:p>
          </table:table-cell>
          <table:table-cell office:value-type="float" office:value="428.799987793">
            <text:p>428.799987793</text:p>
          </table:table-cell>
          <table:table-cell office:value-type="float" office:value="1.2987792969">
            <text:p>1.2987792969</text:p>
          </table:table-cell>
          <table:table-cell office:value-type="string">
            <text:p>2534</text:p>
          </table:table-cell>
          <table:table-cell table:formula="of:=ABS([.H1002])" office:value-type="float" office:value="1.298779296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12</text:p>
          </table:table-cell>
          <table:table-cell office:value-type="string">
            <text:p>25345829</text:p>
          </table:table-cell>
          <table:table-cell office:value-type="string">
            <text:p>LFP3</text:p>
          </table:table-cell>
          <table:table-cell office:value-type="float" office:value="609423.325">
            <text:p>609423.325</text:p>
          </table:table-cell>
          <table:table-cell office:value-type="float" office:value="228874.957">
            <text:p>228874.957</text:p>
          </table:table-cell>
          <table:table-cell office:value-type="float" office:value="430.134">
            <text:p>430.134</text:p>
          </table:table-cell>
          <table:table-cell office:value-type="float" office:value="430.1600036621">
            <text:p>430.1600036621</text:p>
          </table:table-cell>
          <table:table-cell office:value-type="float" office:value="2.6003662109">
            <text:p>2.6003662109</text:p>
          </table:table-cell>
          <table:table-cell office:value-type="string">
            <text:p>2534</text:p>
          </table:table-cell>
          <table:table-cell table:formula="of:=ABS([.H1003])" office:value-type="float" office:value="2.6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13</text:p>
          </table:table-cell>
          <table:table-cell office:value-type="string">
            <text:p>25345830</text:p>
          </table:table-cell>
          <table:table-cell office:value-type="string">
            <text:p>LFP3</text:p>
          </table:table-cell>
          <table:table-cell office:value-type="float" office:value="609368.899">
            <text:p>609368.899</text:p>
          </table:table-cell>
          <table:table-cell office:value-type="float" office:value="228910.224">
            <text:p>228910.224</text:p>
          </table:table-cell>
          <table:table-cell office:value-type="float" office:value="429.928">
            <text:p>429.928</text:p>
          </table:table-cell>
          <table:table-cell office:value-type="float" office:value="429.9599914551">
            <text:p>429.9599914551</text:p>
          </table:table-cell>
          <table:table-cell office:value-type="float" office:value="3.1991455078">
            <text:p>3.1991455078</text:p>
          </table:table-cell>
          <table:table-cell office:value-type="string">
            <text:p>2534</text:p>
          </table:table-cell>
          <table:table-cell table:formula="of:=ABS([.H1004])" office:value-type="float" office:value="3.1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14</text:p>
          </table:table-cell>
          <table:table-cell office:value-type="string">
            <text:p>25345831</text:p>
          </table:table-cell>
          <table:table-cell office:value-type="string">
            <text:p>LFP3</text:p>
          </table:table-cell>
          <table:table-cell office:value-type="float" office:value="609378.187">
            <text:p>609378.187</text:p>
          </table:table-cell>
          <table:table-cell office:value-type="float" office:value="228978.028">
            <text:p>228978.028</text:p>
          </table:table-cell>
          <table:table-cell office:value-type="float" office:value="429.851">
            <text:p>429.851</text:p>
          </table:table-cell>
          <table:table-cell office:value-type="float" office:value="429.8800048828">
            <text:p>429.8800048828</text:p>
          </table:table-cell>
          <table:table-cell office:value-type="float" office:value="2.9004882813">
            <text:p>2.9004882813</text:p>
          </table:table-cell>
          <table:table-cell office:value-type="string">
            <text:p>2534</text:p>
          </table:table-cell>
          <table:table-cell table:formula="of:=ABS([.H1005])" office:value-type="float" office:value="2.900488281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15</text:p>
          </table:table-cell>
          <table:table-cell office:value-type="string">
            <text:p>25345832</text:p>
          </table:table-cell>
          <table:table-cell office:value-type="string">
            <text:p>LFP3</text:p>
          </table:table-cell>
          <table:table-cell office:value-type="float" office:value="608854.782">
            <text:p>608854.782</text:p>
          </table:table-cell>
          <table:table-cell office:value-type="float" office:value="229417.139">
            <text:p>229417.139</text:p>
          </table:table-cell>
          <table:table-cell office:value-type="float" office:value="432.411">
            <text:p>432.411</text:p>
          </table:table-cell>
          <table:table-cell office:value-type="float" office:value="432.4299926758">
            <text:p>432.4299926758</text:p>
          </table:table-cell>
          <table:table-cell office:value-type="float" office:value="1.8992675781">
            <text:p>1.8992675781</text:p>
          </table:table-cell>
          <table:table-cell office:value-type="string">
            <text:p>2534</text:p>
          </table:table-cell>
          <table:table-cell table:formula="of:=ABS([.H1006])" office:value-type="float" office:value="1.8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16</text:p>
          </table:table-cell>
          <table:table-cell office:value-type="string">
            <text:p>25345833</text:p>
          </table:table-cell>
          <table:table-cell office:value-type="string">
            <text:p>LFP3</text:p>
          </table:table-cell>
          <table:table-cell office:value-type="float" office:value="608922.843">
            <text:p>608922.843</text:p>
          </table:table-cell>
          <table:table-cell office:value-type="float" office:value="229492.973">
            <text:p>229492.973</text:p>
          </table:table-cell>
          <table:table-cell office:value-type="float" office:value="427.877">
            <text:p>427.877</text:p>
          </table:table-cell>
          <table:table-cell office:value-type="float" office:value="427.8099975586">
            <text:p>427.8099975586</text:p>
          </table:table-cell>
          <table:table-cell office:value-type="float" office:value="-6.7002441406">
            <text:p>-6.7002441406</text:p>
          </table:table-cell>
          <table:table-cell office:value-type="string">
            <text:p>2534</text:p>
          </table:table-cell>
          <table:table-cell table:formula="of:=ABS([.H1007])" office:value-type="float" office:value="6.700244140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17</text:p>
          </table:table-cell>
          <table:table-cell office:value-type="string">
            <text:p>25345834</text:p>
          </table:table-cell>
          <table:table-cell office:value-type="string">
            <text:p>LFP3</text:p>
          </table:table-cell>
          <table:table-cell office:value-type="float" office:value="608978.252">
            <text:p>608978.252</text:p>
          </table:table-cell>
          <table:table-cell office:value-type="float" office:value="229521.076">
            <text:p>229521.076</text:p>
          </table:table-cell>
          <table:table-cell office:value-type="float" office:value="427.513">
            <text:p>427.513</text:p>
          </table:table-cell>
          <table:table-cell office:value-type="float" office:value="427.5">
            <text:p>427.5</text:p>
          </table:table-cell>
          <table:table-cell office:value-type="float" office:value="-1.3">
            <text:p>-1.3</text:p>
          </table:table-cell>
          <table:table-cell office:value-type="string">
            <text:p>2534</text:p>
          </table:table-cell>
          <table:table-cell table:formula="of:=ABS([.H1008])" office:value-type="float" office:value="1.3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18</text:p>
          </table:table-cell>
          <table:table-cell office:value-type="string">
            <text:p>25345835</text:p>
          </table:table-cell>
          <table:table-cell office:value-type="string">
            <text:p>LFP3</text:p>
          </table:table-cell>
          <table:table-cell office:value-type="float" office:value="609060.855">
            <text:p>609060.855</text:p>
          </table:table-cell>
          <table:table-cell office:value-type="float" office:value="229538.524">
            <text:p>229538.524</text:p>
          </table:table-cell>
          <table:table-cell office:value-type="float" office:value="428.097">
            <text:p>428.097</text:p>
          </table:table-cell>
          <table:table-cell office:value-type="float" office:value="428.2900085449">
            <text:p>428.2900085449</text:p>
          </table:table-cell>
          <table:table-cell office:value-type="float" office:value="19.3008544922">
            <text:p>19.3008544922</text:p>
          </table:table-cell>
          <table:table-cell office:value-type="string">
            <text:p>2534</text:p>
          </table:table-cell>
          <table:table-cell table:formula="of:=ABS([.H1009])" office:value-type="float" office:value="19.3008544922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3419</text:p>
          </table:table-cell>
          <table:table-cell office:value-type="string">
            <text:p>25345836</text:p>
          </table:table-cell>
          <table:table-cell office:value-type="string">
            <text:p>LFP3</text:p>
          </table:table-cell>
          <table:table-cell office:value-type="float" office:value="609248.249">
            <text:p>609248.249</text:p>
          </table:table-cell>
          <table:table-cell office:value-type="float" office:value="229564.674">
            <text:p>229564.674</text:p>
          </table:table-cell>
          <table:table-cell office:value-type="float" office:value="427.676">
            <text:p>427.676</text:p>
          </table:table-cell>
          <table:table-cell office:value-type="float" office:value="427.75">
            <text:p>427.75</text:p>
          </table:table-cell>
          <table:table-cell office:value-type="float" office:value="7.4">
            <text:p>7.4</text:p>
          </table:table-cell>
          <table:table-cell office:value-type="string">
            <text:p>2534</text:p>
          </table:table-cell>
          <table:table-cell table:formula="of:=ABS([.H1010])" office:value-type="float" office:value="7.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20</text:p>
          </table:table-cell>
          <table:table-cell office:value-type="string">
            <text:p>25345837</text:p>
          </table:table-cell>
          <table:table-cell office:value-type="string">
            <text:p>LFP3</text:p>
          </table:table-cell>
          <table:table-cell office:value-type="float" office:value="609349.294">
            <text:p>609349.294</text:p>
          </table:table-cell>
          <table:table-cell office:value-type="float" office:value="229564.545">
            <text:p>229564.545</text:p>
          </table:table-cell>
          <table:table-cell office:value-type="float" office:value="428.013">
            <text:p>428.013</text:p>
          </table:table-cell>
          <table:table-cell office:value-type="float" office:value="428.1400146484">
            <text:p>428.1400146484</text:p>
          </table:table-cell>
          <table:table-cell office:value-type="float" office:value="12.7014648438">
            <text:p>12.7014648438</text:p>
          </table:table-cell>
          <table:table-cell office:value-type="string">
            <text:p>2534</text:p>
          </table:table-cell>
          <table:table-cell table:formula="of:=ABS([.H1011])" office:value-type="float" office:value="12.701464843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421</text:p>
          </table:table-cell>
          <table:table-cell office:value-type="string">
            <text:p>25345838</text:p>
          </table:table-cell>
          <table:table-cell office:value-type="string">
            <text:p>LFP3</text:p>
          </table:table-cell>
          <table:table-cell office:value-type="float" office:value="609415.222">
            <text:p>609415.222</text:p>
          </table:table-cell>
          <table:table-cell office:value-type="float" office:value="229553.325">
            <text:p>229553.325</text:p>
          </table:table-cell>
          <table:table-cell office:value-type="float" office:value="426.898">
            <text:p>426.898</text:p>
          </table:table-cell>
          <table:table-cell office:value-type="float" office:value="427.0700073242">
            <text:p>427.0700073242</text:p>
          </table:table-cell>
          <table:table-cell office:value-type="float" office:value="17.2007324219">
            <text:p>17.2007324219</text:p>
          </table:table-cell>
          <table:table-cell office:value-type="string">
            <text:p>2534</text:p>
          </table:table-cell>
          <table:table-cell table:formula="of:=ABS([.H1012])" office:value-type="float" office:value="17.2007324219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422</text:p>
          </table:table-cell>
          <table:table-cell office:value-type="string">
            <text:p>25345839</text:p>
          </table:table-cell>
          <table:table-cell office:value-type="string">
            <text:p>LFP3</text:p>
          </table:table-cell>
          <table:table-cell office:value-type="float" office:value="609502.178">
            <text:p>609502.178</text:p>
          </table:table-cell>
          <table:table-cell office:value-type="float" office:value="229531.145">
            <text:p>229531.145</text:p>
          </table:table-cell>
          <table:table-cell office:value-type="float" office:value="428.188">
            <text:p>428.188</text:p>
          </table:table-cell>
          <table:table-cell office:value-type="float" office:value="428.1600036621">
            <text:p>428.1600036621</text:p>
          </table:table-cell>
          <table:table-cell office:value-type="float" office:value="-2.7996337891">
            <text:p>-2.7996337891</text:p>
          </table:table-cell>
          <table:table-cell office:value-type="string">
            <text:p>2534</text:p>
          </table:table-cell>
          <table:table-cell table:formula="of:=ABS([.H1013])" office:value-type="float" office:value="2.7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23</text:p>
          </table:table-cell>
          <table:table-cell office:value-type="string">
            <text:p>25345840</text:p>
          </table:table-cell>
          <table:table-cell office:value-type="string">
            <text:p>LFP3</text:p>
          </table:table-cell>
          <table:table-cell office:value-type="float" office:value="609580.821">
            <text:p>609580.821</text:p>
          </table:table-cell>
          <table:table-cell office:value-type="float" office:value="229525.927">
            <text:p>229525.927</text:p>
          </table:table-cell>
          <table:table-cell office:value-type="float" office:value="427.363">
            <text:p>427.363</text:p>
          </table:table-cell>
          <table:table-cell office:value-type="float" office:value="427.3599853516">
            <text:p>427.3599853516</text:p>
          </table:table-cell>
          <table:table-cell office:value-type="float" office:value="-0.3014648437">
            <text:p>-0.3014648437</text:p>
          </table:table-cell>
          <table:table-cell office:value-type="string">
            <text:p>2534</text:p>
          </table:table-cell>
          <table:table-cell table:formula="of:=ABS([.H1014])" office:value-type="float" office:value="0.301464843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424</text:p>
          </table:table-cell>
          <table:table-cell office:value-type="string">
            <text:p>25345841</text:p>
          </table:table-cell>
          <table:table-cell office:value-type="string">
            <text:p>LFP3</text:p>
          </table:table-cell>
          <table:table-cell office:value-type="float" office:value="609633.358">
            <text:p>609633.358</text:p>
          </table:table-cell>
          <table:table-cell office:value-type="float" office:value="229531.564">
            <text:p>229531.564</text:p>
          </table:table-cell>
          <table:table-cell office:value-type="float" office:value="426.87">
            <text:p>426.87</text:p>
          </table:table-cell>
          <table:table-cell office:value-type="float" office:value="426.9700012207">
            <text:p>426.9700012207</text:p>
          </table:table-cell>
          <table:table-cell office:value-type="float" office:value="10.0001220703">
            <text:p>10.0001220703</text:p>
          </table:table-cell>
          <table:table-cell office:value-type="string">
            <text:p>2534</text:p>
          </table:table-cell>
          <table:table-cell table:formula="of:=ABS([.H1015])" office:value-type="float" office:value="10.0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25</text:p>
          </table:table-cell>
          <table:table-cell office:value-type="string">
            <text:p>25345842</text:p>
          </table:table-cell>
          <table:table-cell office:value-type="string">
            <text:p>LFP3</text:p>
          </table:table-cell>
          <table:table-cell office:value-type="float" office:value="609682.741">
            <text:p>609682.741</text:p>
          </table:table-cell>
          <table:table-cell office:value-type="float" office:value="229532.483">
            <text:p>229532.483</text:p>
          </table:table-cell>
          <table:table-cell office:value-type="float" office:value="428.406">
            <text:p>428.406</text:p>
          </table:table-cell>
          <table:table-cell office:value-type="float" office:value="428.3800048828">
            <text:p>428.3800048828</text:p>
          </table:table-cell>
          <table:table-cell office:value-type="float" office:value="-2.5995117188">
            <text:p>-2.5995117188</text:p>
          </table:table-cell>
          <table:table-cell office:value-type="string">
            <text:p>2534</text:p>
          </table:table-cell>
          <table:table-cell table:formula="of:=ABS([.H1016])" office:value-type="float" office:value="2.599511718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26</text:p>
          </table:table-cell>
          <table:table-cell office:value-type="string">
            <text:p>25345843</text:p>
          </table:table-cell>
          <table:table-cell office:value-type="string">
            <text:p>LFP3</text:p>
          </table:table-cell>
          <table:table-cell office:value-type="float" office:value="609822.808">
            <text:p>609822.808</text:p>
          </table:table-cell>
          <table:table-cell office:value-type="float" office:value="229558.11">
            <text:p>229558.11</text:p>
          </table:table-cell>
          <table:table-cell office:value-type="float" office:value="427.09">
            <text:p>427.09</text:p>
          </table:table-cell>
          <table:table-cell office:value-type="float" office:value="427.200012207">
            <text:p>427.200012207</text:p>
          </table:table-cell>
          <table:table-cell office:value-type="float" office:value="11.0012207031">
            <text:p>11.0012207031</text:p>
          </table:table-cell>
          <table:table-cell office:value-type="string">
            <text:p>2534</text:p>
          </table:table-cell>
          <table:table-cell table:formula="of:=ABS([.H1017])" office:value-type="float" office:value="11.001220703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427</text:p>
          </table:table-cell>
          <table:table-cell office:value-type="string">
            <text:p>25345844</text:p>
          </table:table-cell>
          <table:table-cell office:value-type="string">
            <text:p>LFP3</text:p>
          </table:table-cell>
          <table:table-cell office:value-type="float" office:value="609877.556">
            <text:p>609877.556</text:p>
          </table:table-cell>
          <table:table-cell office:value-type="float" office:value="229590.712">
            <text:p>229590.712</text:p>
          </table:table-cell>
          <table:table-cell office:value-type="float" office:value="427.121">
            <text:p>427.121</text:p>
          </table:table-cell>
          <table:table-cell office:value-type="float" office:value="427.1600036621">
            <text:p>427.1600036621</text:p>
          </table:table-cell>
          <table:table-cell office:value-type="float" office:value="3.9003662109">
            <text:p>3.9003662109</text:p>
          </table:table-cell>
          <table:table-cell office:value-type="string">
            <text:p>2534</text:p>
          </table:table-cell>
          <table:table-cell table:formula="of:=ABS([.H1018])" office:value-type="float" office:value="3.9003662109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428</text:p>
          </table:table-cell>
          <table:table-cell office:value-type="string">
            <text:p>25345845</text:p>
          </table:table-cell>
          <table:table-cell office:value-type="string">
            <text:p>LFP3</text:p>
          </table:table-cell>
          <table:table-cell office:value-type="float" office:value="609937.746">
            <text:p>609937.746</text:p>
          </table:table-cell>
          <table:table-cell office:value-type="float" office:value="229645.781">
            <text:p>229645.781</text:p>
          </table:table-cell>
          <table:table-cell office:value-type="float" office:value="430.107">
            <text:p>430.107</text:p>
          </table:table-cell>
          <table:table-cell office:value-type="float" office:value="428.4400024414">
            <text:p>428.4400024414</text:p>
          </table:table-cell>
          <table:table-cell office:value-type="float" office:value="-166.6997558594">
            <text:p>-166.6997558594</text:p>
          </table:table-cell>
          <table:table-cell office:value-type="string">
            <text:p>2534</text:p>
          </table:table-cell>
          <table:table-cell table:formula="of:=ABS([.H1019])" office:value-type="float" office:value="166.6997558594">
            <text:p>167</text:p>
          </table:table-cell>
          <table:table-cell table:number-columns-repeated="246"/>
        </table:table-row>
        <table:table-row table:style-name="ro1">
          <table:table-cell office:value-type="string">
            <text:p>5353429</text:p>
          </table:table-cell>
          <table:table-cell office:value-type="string">
            <text:p>25345846</text:p>
          </table:table-cell>
          <table:table-cell office:value-type="string">
            <text:p>LFP3</text:p>
          </table:table-cell>
          <table:table-cell office:value-type="float" office:value="609973.503">
            <text:p>609973.503</text:p>
          </table:table-cell>
          <table:table-cell office:value-type="float" office:value="229224.361">
            <text:p>229224.361</text:p>
          </table:table-cell>
          <table:table-cell office:value-type="float" office:value="429.633">
            <text:p>429.633</text:p>
          </table:table-cell>
          <table:table-cell office:value-type="float" office:value="429.5599975586">
            <text:p>429.5599975586</text:p>
          </table:table-cell>
          <table:table-cell office:value-type="float" office:value="-7.3002441406">
            <text:p>-7.3002441406</text:p>
          </table:table-cell>
          <table:table-cell office:value-type="string">
            <text:p>2534</text:p>
          </table:table-cell>
          <table:table-cell table:formula="of:=ABS([.H1020])" office:value-type="float" office:value="7.300244140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30</text:p>
          </table:table-cell>
          <table:table-cell office:value-type="string">
            <text:p>25345847</text:p>
          </table:table-cell>
          <table:table-cell office:value-type="string">
            <text:p>LFP3</text:p>
          </table:table-cell>
          <table:table-cell office:value-type="float" office:value="609960.308">
            <text:p>609960.308</text:p>
          </table:table-cell>
          <table:table-cell office:value-type="float" office:value="229284.174">
            <text:p>229284.174</text:p>
          </table:table-cell>
          <table:table-cell office:value-type="float" office:value="429.677">
            <text:p>429.677</text:p>
          </table:table-cell>
          <table:table-cell office:value-type="float" office:value="429.7600097656">
            <text:p>429.7600097656</text:p>
          </table:table-cell>
          <table:table-cell office:value-type="float" office:value="8.3009765625">
            <text:p>8.3009765625</text:p>
          </table:table-cell>
          <table:table-cell office:value-type="string">
            <text:p>2534</text:p>
          </table:table-cell>
          <table:table-cell table:formula="of:=ABS([.H1021])" office:value-type="float" office:value="8.3009765625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31</text:p>
          </table:table-cell>
          <table:table-cell office:value-type="string">
            <text:p>25345848</text:p>
          </table:table-cell>
          <table:table-cell office:value-type="string">
            <text:p>LFP3</text:p>
          </table:table-cell>
          <table:table-cell office:value-type="float" office:value="609924.221">
            <text:p>609924.221</text:p>
          </table:table-cell>
          <table:table-cell office:value-type="float" office:value="229370.835">
            <text:p>229370.835</text:p>
          </table:table-cell>
          <table:table-cell office:value-type="float" office:value="429.934">
            <text:p>429.934</text:p>
          </table:table-cell>
          <table:table-cell office:value-type="float" office:value="429.9899902344">
            <text:p>429.9899902344</text:p>
          </table:table-cell>
          <table:table-cell office:value-type="float" office:value="5.5990234375">
            <text:p>5.5990234375</text:p>
          </table:table-cell>
          <table:table-cell office:value-type="string">
            <text:p>2534</text:p>
          </table:table-cell>
          <table:table-cell table:formula="of:=ABS([.H1022])" office:value-type="float" office:value="5.5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32</text:p>
          </table:table-cell>
          <table:table-cell office:value-type="string">
            <text:p>25345850</text:p>
          </table:table-cell>
          <table:table-cell office:value-type="string">
            <text:p>LFP3</text:p>
          </table:table-cell>
          <table:table-cell office:value-type="float" office:value="609862.359">
            <text:p>609862.359</text:p>
          </table:table-cell>
          <table:table-cell office:value-type="float" office:value="229545.276">
            <text:p>229545.276</text:p>
          </table:table-cell>
          <table:table-cell office:value-type="float" office:value="429.818">
            <text:p>429.818</text:p>
          </table:table-cell>
          <table:table-cell office:value-type="float" office:value="429.6799926758">
            <text:p>429.6799926758</text:p>
          </table:table-cell>
          <table:table-cell office:value-type="float" office:value="-13.8007324219">
            <text:p>-13.8007324219</text:p>
          </table:table-cell>
          <table:table-cell office:value-type="string">
            <text:p>2534</text:p>
          </table:table-cell>
          <table:table-cell table:formula="of:=ABS([.H1023])" office:value-type="float" office:value="13.8007324219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433</text:p>
          </table:table-cell>
          <table:table-cell office:value-type="string">
            <text:p>25345851</text:p>
          </table:table-cell>
          <table:table-cell office:value-type="string">
            <text:p>LFP3</text:p>
          </table:table-cell>
          <table:table-cell office:value-type="float" office:value="609711.751">
            <text:p>609711.751</text:p>
          </table:table-cell>
          <table:table-cell office:value-type="float" office:value="229172.192">
            <text:p>229172.192</text:p>
          </table:table-cell>
          <table:table-cell office:value-type="float" office:value="429.552">
            <text:p>429.552</text:p>
          </table:table-cell>
          <table:table-cell office:value-type="float" office:value="429.6099853516">
            <text:p>429.6099853516</text:p>
          </table:table-cell>
          <table:table-cell office:value-type="float" office:value="5.7985351562">
            <text:p>5.7985351562</text:p>
          </table:table-cell>
          <table:table-cell office:value-type="string">
            <text:p>2534</text:p>
          </table:table-cell>
          <table:table-cell table:formula="of:=ABS([.H1024])" office:value-type="float" office:value="5.798535156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34</text:p>
          </table:table-cell>
          <table:table-cell office:value-type="string">
            <text:p>25345852</text:p>
          </table:table-cell>
          <table:table-cell office:value-type="string">
            <text:p>LFP3</text:p>
          </table:table-cell>
          <table:table-cell office:value-type="float" office:value="608610.966">
            <text:p>608610.966</text:p>
          </table:table-cell>
          <table:table-cell office:value-type="float" office:value="228863.262">
            <text:p>228863.262</text:p>
          </table:table-cell>
          <table:table-cell office:value-type="float" office:value="429.406">
            <text:p>429.406</text:p>
          </table:table-cell>
          <table:table-cell office:value-type="float" office:value="429.4299926758">
            <text:p>429.4299926758</text:p>
          </table:table-cell>
          <table:table-cell office:value-type="float" office:value="2.3992675781">
            <text:p>2.3992675781</text:p>
          </table:table-cell>
          <table:table-cell office:value-type="string">
            <text:p>2534</text:p>
          </table:table-cell>
          <table:table-cell table:formula="of:=ABS([.H1025])" office:value-type="float" office:value="2.3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35</text:p>
          </table:table-cell>
          <table:table-cell office:value-type="string">
            <text:p>25345853</text:p>
          </table:table-cell>
          <table:table-cell office:value-type="string">
            <text:p>LFP3</text:p>
          </table:table-cell>
          <table:table-cell office:value-type="float" office:value="608628.479">
            <text:p>608628.479</text:p>
          </table:table-cell>
          <table:table-cell office:value-type="float" office:value="228917.975">
            <text:p>228917.975</text:p>
          </table:table-cell>
          <table:table-cell office:value-type="float" office:value="428.971">
            <text:p>428.971</text:p>
          </table:table-cell>
          <table:table-cell office:value-type="float" office:value="429.0199890137">
            <text:p>429.0199890137</text:p>
          </table:table-cell>
          <table:table-cell office:value-type="float" office:value="4.8989013672">
            <text:p>4.8989013672</text:p>
          </table:table-cell>
          <table:table-cell office:value-type="string">
            <text:p>2534</text:p>
          </table:table-cell>
          <table:table-cell table:formula="of:=ABS([.H1026])" office:value-type="float" office:value="4.8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436</text:p>
          </table:table-cell>
          <table:table-cell office:value-type="string">
            <text:p>25345854</text:p>
          </table:table-cell>
          <table:table-cell office:value-type="string">
            <text:p>LFP3</text:p>
          </table:table-cell>
          <table:table-cell office:value-type="float" office:value="608667.355">
            <text:p>608667.355</text:p>
          </table:table-cell>
          <table:table-cell office:value-type="float" office:value="228986.852">
            <text:p>228986.852</text:p>
          </table:table-cell>
          <table:table-cell office:value-type="float" office:value="428.874">
            <text:p>428.874</text:p>
          </table:table-cell>
          <table:table-cell office:value-type="float" office:value="428.9400024414">
            <text:p>428.9400024414</text:p>
          </table:table-cell>
          <table:table-cell office:value-type="float" office:value="6.6002441406">
            <text:p>6.6002441406</text:p>
          </table:table-cell>
          <table:table-cell office:value-type="string">
            <text:p>2534</text:p>
          </table:table-cell>
          <table:table-cell table:formula="of:=ABS([.H1027])" office:value-type="float" office:value="6.600244140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37</text:p>
          </table:table-cell>
          <table:table-cell office:value-type="string">
            <text:p>25345855</text:p>
          </table:table-cell>
          <table:table-cell office:value-type="string">
            <text:p>LFP3</text:p>
          </table:table-cell>
          <table:table-cell office:value-type="float" office:value="608701.228">
            <text:p>608701.228</text:p>
          </table:table-cell>
          <table:table-cell office:value-type="float" office:value="229063.611">
            <text:p>229063.611</text:p>
          </table:table-cell>
          <table:table-cell office:value-type="float" office:value="428.931">
            <text:p>428.931</text:p>
          </table:table-cell>
          <table:table-cell office:value-type="float" office:value="428.9800109863">
            <text:p>428.9800109863</text:p>
          </table:table-cell>
          <table:table-cell office:value-type="float" office:value="4.9010986328">
            <text:p>4.9010986328</text:p>
          </table:table-cell>
          <table:table-cell office:value-type="string">
            <text:p>2534</text:p>
          </table:table-cell>
          <table:table-cell table:formula="of:=ABS([.H1028])" office:value-type="float" office:value="4.9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438</text:p>
          </table:table-cell>
          <table:table-cell office:value-type="string">
            <text:p>25345856</text:p>
          </table:table-cell>
          <table:table-cell office:value-type="string">
            <text:p>LFP3</text:p>
          </table:table-cell>
          <table:table-cell office:value-type="float" office:value="608727.677">
            <text:p>608727.677</text:p>
          </table:table-cell>
          <table:table-cell office:value-type="float" office:value="229151.317">
            <text:p>229151.317</text:p>
          </table:table-cell>
          <table:table-cell office:value-type="float" office:value="428.794">
            <text:p>428.794</text:p>
          </table:table-cell>
          <table:table-cell office:value-type="float" office:value="428.8900146484">
            <text:p>428.8900146484</text:p>
          </table:table-cell>
          <table:table-cell office:value-type="float" office:value="9.6014648438">
            <text:p>9.6014648438</text:p>
          </table:table-cell>
          <table:table-cell office:value-type="string">
            <text:p>2534</text:p>
          </table:table-cell>
          <table:table-cell table:formula="of:=ABS([.H1029])" office:value-type="float" office:value="9.60146484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39</text:p>
          </table:table-cell>
          <table:table-cell office:value-type="string">
            <text:p>25345857</text:p>
          </table:table-cell>
          <table:table-cell office:value-type="string">
            <text:p>LFP3</text:p>
          </table:table-cell>
          <table:table-cell office:value-type="float" office:value="608982.749">
            <text:p>608982.749</text:p>
          </table:table-cell>
          <table:table-cell office:value-type="float" office:value="229360.669">
            <text:p>229360.669</text:p>
          </table:table-cell>
          <table:table-cell office:value-type="float" office:value="428.811">
            <text:p>428.811</text:p>
          </table:table-cell>
          <table:table-cell office:value-type="float" office:value="428.8500061035">
            <text:p>428.8500061035</text:p>
          </table:table-cell>
          <table:table-cell office:value-type="float" office:value="3.9006103516">
            <text:p>3.9006103516</text:p>
          </table:table-cell>
          <table:table-cell office:value-type="string">
            <text:p>2534</text:p>
          </table:table-cell>
          <table:table-cell table:formula="of:=ABS([.H1030])" office:value-type="float" office:value="3.900610351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440</text:p>
          </table:table-cell>
          <table:table-cell office:value-type="string">
            <text:p>25345858</text:p>
          </table:table-cell>
          <table:table-cell office:value-type="string">
            <text:p>LFP3</text:p>
          </table:table-cell>
          <table:table-cell office:value-type="float" office:value="609079.64">
            <text:p>609079.64</text:p>
          </table:table-cell>
          <table:table-cell office:value-type="float" office:value="229384.683">
            <text:p>229384.683</text:p>
          </table:table-cell>
          <table:table-cell office:value-type="float" office:value="428.441">
            <text:p>428.441</text:p>
          </table:table-cell>
          <table:table-cell office:value-type="float" office:value="428.4700012207">
            <text:p>428.4700012207</text:p>
          </table:table-cell>
          <table:table-cell office:value-type="float" office:value="2.9001220703">
            <text:p>2.9001220703</text:p>
          </table:table-cell>
          <table:table-cell office:value-type="string">
            <text:p>2534</text:p>
          </table:table-cell>
          <table:table-cell table:formula="of:=ABS([.H1031])" office:value-type="float" office:value="2.9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43</text:p>
          </table:table-cell>
          <table:table-cell office:value-type="string">
            <text:p>25345872</text:p>
          </table:table-cell>
          <table:table-cell office:value-type="string">
            <text:p>LFP3</text:p>
          </table:table-cell>
          <table:table-cell office:value-type="float" office:value="609212.684">
            <text:p>609212.684</text:p>
          </table:table-cell>
          <table:table-cell office:value-type="float" office:value="228932.825">
            <text:p>228932.825</text:p>
          </table:table-cell>
          <table:table-cell office:value-type="float" office:value="429.384">
            <text:p>429.384</text:p>
          </table:table-cell>
          <table:table-cell office:value-type="float" office:value="429.4599914551">
            <text:p>429.4599914551</text:p>
          </table:table-cell>
          <table:table-cell office:value-type="float" office:value="7.5991455078">
            <text:p>7.5991455078</text:p>
          </table:table-cell>
          <table:table-cell office:value-type="string">
            <text:p>2534</text:p>
          </table:table-cell>
          <table:table-cell table:formula="of:=ABS([.H1032])" office:value-type="float" office:value="7.599145507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44</text:p>
          </table:table-cell>
          <table:table-cell office:value-type="string">
            <text:p>25345875</text:p>
          </table:table-cell>
          <table:table-cell office:value-type="string">
            <text:p>LFP3</text:p>
          </table:table-cell>
          <table:table-cell office:value-type="float" office:value="609269.22">
            <text:p>609269.22</text:p>
          </table:table-cell>
          <table:table-cell office:value-type="float" office:value="228973.61">
            <text:p>228973.61</text:p>
          </table:table-cell>
          <table:table-cell office:value-type="float" office:value="429.537">
            <text:p>429.537</text:p>
          </table:table-cell>
          <table:table-cell office:value-type="float" office:value="429.4400024414">
            <text:p>429.4400024414</text:p>
          </table:table-cell>
          <table:table-cell office:value-type="float" office:value="-9.6997558594">
            <text:p>-9.6997558594</text:p>
          </table:table-cell>
          <table:table-cell office:value-type="string">
            <text:p>2534</text:p>
          </table:table-cell>
          <table:table-cell table:formula="of:=ABS([.H1033])" office:value-type="float" office:value="9.699755859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45</text:p>
          </table:table-cell>
          <table:table-cell office:value-type="string">
            <text:p>25345876</text:p>
          </table:table-cell>
          <table:table-cell office:value-type="string">
            <text:p>LFP3</text:p>
          </table:table-cell>
          <table:table-cell office:value-type="float" office:value="609232.886">
            <text:p>609232.886</text:p>
          </table:table-cell>
          <table:table-cell office:value-type="float" office:value="228947.423">
            <text:p>228947.423</text:p>
          </table:table-cell>
          <table:table-cell office:value-type="float" office:value="429.477">
            <text:p>429.477</text:p>
          </table:table-cell>
          <table:table-cell office:value-type="float" office:value="429.5100097656">
            <text:p>429.5100097656</text:p>
          </table:table-cell>
          <table:table-cell office:value-type="float" office:value="3.3009765625">
            <text:p>3.3009765625</text:p>
          </table:table-cell>
          <table:table-cell office:value-type="string">
            <text:p>2534</text:p>
          </table:table-cell>
          <table:table-cell table:formula="of:=ABS([.H1034])" office:value-type="float" office:value="3.3009765625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46</text:p>
          </table:table-cell>
          <table:table-cell office:value-type="string">
            <text:p>25345880</text:p>
          </table:table-cell>
          <table:table-cell office:value-type="string">
            <text:p>LFP3</text:p>
          </table:table-cell>
          <table:table-cell office:value-type="float" office:value="609225.002">
            <text:p>609225.002</text:p>
          </table:table-cell>
          <table:table-cell office:value-type="float" office:value="228840.961">
            <text:p>228840.961</text:p>
          </table:table-cell>
          <table:table-cell office:value-type="float" office:value="429.208">
            <text:p>429.208</text:p>
          </table:table-cell>
          <table:table-cell office:value-type="float" office:value="429.2300109863">
            <text:p>429.2300109863</text:p>
          </table:table-cell>
          <table:table-cell office:value-type="float" office:value="2.2010986328">
            <text:p>2.2010986328</text:p>
          </table:table-cell>
          <table:table-cell office:value-type="string">
            <text:p>2534</text:p>
          </table:table-cell>
          <table:table-cell table:formula="of:=ABS([.H1035])" office:value-type="float" office:value="2.201098632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47</text:p>
          </table:table-cell>
          <table:table-cell office:value-type="string">
            <text:p>25345881</text:p>
          </table:table-cell>
          <table:table-cell office:value-type="string">
            <text:p>LFP3</text:p>
          </table:table-cell>
          <table:table-cell office:value-type="float" office:value="609001.835">
            <text:p>609001.835</text:p>
          </table:table-cell>
          <table:table-cell office:value-type="float" office:value="228853.937">
            <text:p>228853.937</text:p>
          </table:table-cell>
          <table:table-cell office:value-type="float" office:value="429.535">
            <text:p>429.535</text:p>
          </table:table-cell>
          <table:table-cell office:value-type="float" office:value="429.6799926758">
            <text:p>429.6799926758</text:p>
          </table:table-cell>
          <table:table-cell office:value-type="float" office:value="14.4992675781">
            <text:p>14.4992675781</text:p>
          </table:table-cell>
          <table:table-cell office:value-type="string">
            <text:p>2534</text:p>
          </table:table-cell>
          <table:table-cell table:formula="of:=ABS([.H1036])" office:value-type="float" office:value="14.499267578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448</text:p>
          </table:table-cell>
          <table:table-cell office:value-type="string">
            <text:p>25345893</text:p>
          </table:table-cell>
          <table:table-cell office:value-type="string">
            <text:p>LFP3</text:p>
          </table:table-cell>
          <table:table-cell office:value-type="float" office:value="609992.641">
            <text:p>609992.641</text:p>
          </table:table-cell>
          <table:table-cell office:value-type="float" office:value="229379.264">
            <text:p>229379.264</text:p>
          </table:table-cell>
          <table:table-cell office:value-type="float" office:value="431">
            <text:p>431</text:p>
          </table:table-cell>
          <table:table-cell office:value-type="float" office:value="430.8999938965">
            <text:p>430.8999938965</text:p>
          </table:table-cell>
          <table:table-cell office:value-type="float" office:value="-10.0006103516">
            <text:p>-10.0006103516</text:p>
          </table:table-cell>
          <table:table-cell office:value-type="string">
            <text:p>2534</text:p>
          </table:table-cell>
          <table:table-cell table:formula="of:=ABS([.H1037])" office:value-type="float" office:value="10.0006103516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49</text:p>
          </table:table-cell>
          <table:table-cell office:value-type="string">
            <text:p>25345897</text:p>
          </table:table-cell>
          <table:table-cell office:value-type="string">
            <text:p>LFP3</text:p>
          </table:table-cell>
          <table:table-cell office:value-type="float" office:value="610060.225">
            <text:p>610060.225</text:p>
          </table:table-cell>
          <table:table-cell office:value-type="float" office:value="229085.362">
            <text:p>229085.362</text:p>
          </table:table-cell>
          <table:table-cell office:value-type="float" office:value="431.526">
            <text:p>431.526</text:p>
          </table:table-cell>
          <table:table-cell office:value-type="float" office:value="431.25">
            <text:p>431.25</text:p>
          </table:table-cell>
          <table:table-cell office:value-type="float" office:value="-27.6">
            <text:p>-27.6</text:p>
          </table:table-cell>
          <table:table-cell office:value-type="string">
            <text:p>2534</text:p>
          </table:table-cell>
          <table:table-cell table:formula="of:=ABS([.H1038])" office:value-type="float" office:value="27.6">
            <text:p>28</text:p>
          </table:table-cell>
          <table:table-cell table:number-columns-repeated="246"/>
        </table:table-row>
        <table:table-row table:style-name="ro1">
          <table:table-cell office:value-type="string">
            <text:p>5353450</text:p>
          </table:table-cell>
          <table:table-cell office:value-type="string">
            <text:p>25345898</text:p>
          </table:table-cell>
          <table:table-cell office:value-type="string">
            <text:p>LFP3</text:p>
          </table:table-cell>
          <table:table-cell office:value-type="float" office:value="609961.489">
            <text:p>609961.489</text:p>
          </table:table-cell>
          <table:table-cell office:value-type="float" office:value="229028.989">
            <text:p>229028.989</text:p>
          </table:table-cell>
          <table:table-cell office:value-type="float" office:value="431.299">
            <text:p>431.299</text:p>
          </table:table-cell>
          <table:table-cell office:value-type="float" office:value="431.1700134277">
            <text:p>431.1700134277</text:p>
          </table:table-cell>
          <table:table-cell office:value-type="float" office:value="-12.8986572266">
            <text:p>-12.8986572266</text:p>
          </table:table-cell>
          <table:table-cell office:value-type="string">
            <text:p>2534</text:p>
          </table:table-cell>
          <table:table-cell table:formula="of:=ABS([.H1039])" office:value-type="float" office:value="12.8986572266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451</text:p>
          </table:table-cell>
          <table:table-cell office:value-type="string">
            <text:p>25345899</text:p>
          </table:table-cell>
          <table:table-cell office:value-type="string">
            <text:p>LFP3</text:p>
          </table:table-cell>
          <table:table-cell office:value-type="float" office:value="609881.329">
            <text:p>609881.329</text:p>
          </table:table-cell>
          <table:table-cell office:value-type="float" office:value="228969.556">
            <text:p>228969.556</text:p>
          </table:table-cell>
          <table:table-cell office:value-type="float" office:value="431.368">
            <text:p>431.368</text:p>
          </table:table-cell>
          <table:table-cell office:value-type="float" office:value="431.5599975586">
            <text:p>431.5599975586</text:p>
          </table:table-cell>
          <table:table-cell office:value-type="float" office:value="19.1997558594">
            <text:p>19.1997558594</text:p>
          </table:table-cell>
          <table:table-cell office:value-type="string">
            <text:p>2534</text:p>
          </table:table-cell>
          <table:table-cell table:formula="of:=ABS([.H1040])" office:value-type="float" office:value="19.1997558594">
            <text:p>19</text:p>
          </table:table-cell>
          <table:table-cell table:number-columns-repeated="246"/>
        </table:table-row>
        <table:table-row table:style-name="ro1">
          <table:table-cell office:value-type="string">
            <text:p>5353452</text:p>
          </table:table-cell>
          <table:table-cell office:value-type="string">
            <text:p>25345900</text:p>
          </table:table-cell>
          <table:table-cell office:value-type="string">
            <text:p>LFP3</text:p>
          </table:table-cell>
          <table:table-cell office:value-type="float" office:value="609800.292">
            <text:p>609800.292</text:p>
          </table:table-cell>
          <table:table-cell office:value-type="float" office:value="228928.648">
            <text:p>228928.648</text:p>
          </table:table-cell>
          <table:table-cell office:value-type="float" office:value="431.554">
            <text:p>431.554</text:p>
          </table:table-cell>
          <table:table-cell office:value-type="float" office:value="431.3099975586">
            <text:p>431.3099975586</text:p>
          </table:table-cell>
          <table:table-cell office:value-type="float" office:value="-24.4002441406">
            <text:p>-24.4002441406</text:p>
          </table:table-cell>
          <table:table-cell office:value-type="string">
            <text:p>2534</text:p>
          </table:table-cell>
          <table:table-cell table:formula="of:=ABS([.H1041])" office:value-type="float" office:value="24.4002441406">
            <text:p>24</text:p>
          </table:table-cell>
          <table:table-cell table:number-columns-repeated="246"/>
        </table:table-row>
        <table:table-row table:style-name="ro1">
          <table:table-cell office:value-type="string">
            <text:p>5353453</text:p>
          </table:table-cell>
          <table:table-cell office:value-type="string">
            <text:p>25345901</text:p>
          </table:table-cell>
          <table:table-cell office:value-type="string">
            <text:p>LFP3</text:p>
          </table:table-cell>
          <table:table-cell office:value-type="float" office:value="609718.084">
            <text:p>609718.084</text:p>
          </table:table-cell>
          <table:table-cell office:value-type="float" office:value="228868.915">
            <text:p>228868.915</text:p>
          </table:table-cell>
          <table:table-cell office:value-type="float" office:value="431.35">
            <text:p>431.35</text:p>
          </table:table-cell>
          <table:table-cell office:value-type="float" office:value="431.3399963379">
            <text:p>431.3399963379</text:p>
          </table:table-cell>
          <table:table-cell office:value-type="float" office:value="-1.0003662109">
            <text:p>-1.0003662109</text:p>
          </table:table-cell>
          <table:table-cell office:value-type="string">
            <text:p>2534</text:p>
          </table:table-cell>
          <table:table-cell table:formula="of:=ABS([.H1042])" office:value-type="float" office:value="1.000366210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54</text:p>
          </table:table-cell>
          <table:table-cell office:value-type="string">
            <text:p>25345902</text:p>
          </table:table-cell>
          <table:table-cell office:value-type="string">
            <text:p>LFP3</text:p>
          </table:table-cell>
          <table:table-cell office:value-type="float" office:value="609639.351">
            <text:p>609639.351</text:p>
          </table:table-cell>
          <table:table-cell office:value-type="float" office:value="228796.112">
            <text:p>228796.112</text:p>
          </table:table-cell>
          <table:table-cell office:value-type="float" office:value="431.525">
            <text:p>431.525</text:p>
          </table:table-cell>
          <table:table-cell office:value-type="float" office:value="431.5599975586">
            <text:p>431.5599975586</text:p>
          </table:table-cell>
          <table:table-cell office:value-type="float" office:value="3.4997558594">
            <text:p>3.4997558594</text:p>
          </table:table-cell>
          <table:table-cell office:value-type="string">
            <text:p>2534</text:p>
          </table:table-cell>
          <table:table-cell table:formula="of:=ABS([.H1043])" office:value-type="float" office:value="3.499755859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55</text:p>
          </table:table-cell>
          <table:table-cell office:value-type="string">
            <text:p>25345903</text:p>
          </table:table-cell>
          <table:table-cell office:value-type="string">
            <text:p>LFP3</text:p>
          </table:table-cell>
          <table:table-cell office:value-type="float" office:value="609485.429">
            <text:p>609485.429</text:p>
          </table:table-cell>
          <table:table-cell office:value-type="float" office:value="228688.415">
            <text:p>228688.415</text:p>
          </table:table-cell>
          <table:table-cell office:value-type="float" office:value="431.37">
            <text:p>431.37</text:p>
          </table:table-cell>
          <table:table-cell office:value-type="float" office:value="431.299987793">
            <text:p>431.299987793</text:p>
          </table:table-cell>
          <table:table-cell office:value-type="float" office:value="-7.0012207031">
            <text:p>-7.0012207031</text:p>
          </table:table-cell>
          <table:table-cell office:value-type="string">
            <text:p>2534</text:p>
          </table:table-cell>
          <table:table-cell table:formula="of:=ABS([.H1044])" office:value-type="float" office:value="7.001220703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56</text:p>
          </table:table-cell>
          <table:table-cell office:value-type="string">
            <text:p>25345904</text:p>
          </table:table-cell>
          <table:table-cell office:value-type="string">
            <text:p>LFP3</text:p>
          </table:table-cell>
          <table:table-cell office:value-type="float" office:value="609331.708">
            <text:p>609331.708</text:p>
          </table:table-cell>
          <table:table-cell office:value-type="float" office:value="228557.512">
            <text:p>228557.512</text:p>
          </table:table-cell>
          <table:table-cell office:value-type="float" office:value="431.361">
            <text:p>431.361</text:p>
          </table:table-cell>
          <table:table-cell office:value-type="float" office:value="431.4800109863">
            <text:p>431.4800109863</text:p>
          </table:table-cell>
          <table:table-cell office:value-type="float" office:value="11.9010986328">
            <text:p>11.9010986328</text:p>
          </table:table-cell>
          <table:table-cell office:value-type="string">
            <text:p>2534</text:p>
          </table:table-cell>
          <table:table-cell table:formula="of:=ABS([.H1045])" office:value-type="float" office:value="11.901098632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457</text:p>
          </table:table-cell>
          <table:table-cell office:value-type="string">
            <text:p>25345905</text:p>
          </table:table-cell>
          <table:table-cell office:value-type="string">
            <text:p>LFP3</text:p>
          </table:table-cell>
          <table:table-cell office:value-type="float" office:value="609251.915">
            <text:p>609251.915</text:p>
          </table:table-cell>
          <table:table-cell office:value-type="float" office:value="228496.269">
            <text:p>228496.269</text:p>
          </table:table-cell>
          <table:table-cell office:value-type="float" office:value="431.332">
            <text:p>431.332</text:p>
          </table:table-cell>
          <table:table-cell office:value-type="float" office:value="431.4899902344">
            <text:p>431.4899902344</text:p>
          </table:table-cell>
          <table:table-cell office:value-type="float" office:value="15.7990234375">
            <text:p>15.7990234375</text:p>
          </table:table-cell>
          <table:table-cell office:value-type="string">
            <text:p>2534</text:p>
          </table:table-cell>
          <table:table-cell table:formula="of:=ABS([.H1046])" office:value-type="float" office:value="15.7990234375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458</text:p>
          </table:table-cell>
          <table:table-cell office:value-type="string">
            <text:p>25345906</text:p>
          </table:table-cell>
          <table:table-cell office:value-type="string">
            <text:p>LFP3</text:p>
          </table:table-cell>
          <table:table-cell office:value-type="float" office:value="609189.368">
            <text:p>609189.368</text:p>
          </table:table-cell>
          <table:table-cell office:value-type="float" office:value="228452.489">
            <text:p>228452.489</text:p>
          </table:table-cell>
          <table:table-cell office:value-type="float" office:value="431.442">
            <text:p>431.442</text:p>
          </table:table-cell>
          <table:table-cell office:value-type="float" office:value="431.4599914551">
            <text:p>431.4599914551</text:p>
          </table:table-cell>
          <table:table-cell office:value-type="float" office:value="1.7991455078">
            <text:p>1.7991455078</text:p>
          </table:table-cell>
          <table:table-cell office:value-type="string">
            <text:p>2534</text:p>
          </table:table-cell>
          <table:table-cell table:formula="of:=ABS([.H1047])" office:value-type="float" office:value="1.799145507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59</text:p>
          </table:table-cell>
          <table:table-cell office:value-type="string">
            <text:p>25345907</text:p>
          </table:table-cell>
          <table:table-cell office:value-type="string">
            <text:p>LFP3</text:p>
          </table:table-cell>
          <table:table-cell office:value-type="float" office:value="609080.893">
            <text:p>609080.893</text:p>
          </table:table-cell>
          <table:table-cell office:value-type="float" office:value="228391.543">
            <text:p>228391.543</text:p>
          </table:table-cell>
          <table:table-cell office:value-type="float" office:value="431.685">
            <text:p>431.685</text:p>
          </table:table-cell>
          <table:table-cell office:value-type="float" office:value="431.6199951172">
            <text:p>431.6199951172</text:p>
          </table:table-cell>
          <table:table-cell office:value-type="float" office:value="-6.5004882813">
            <text:p>-6.5004882813</text:p>
          </table:table-cell>
          <table:table-cell office:value-type="string">
            <text:p>2534</text:p>
          </table:table-cell>
          <table:table-cell table:formula="of:=ABS([.H1048])" office:value-type="float" office:value="6.5004882813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60</text:p>
          </table:table-cell>
          <table:table-cell office:value-type="string">
            <text:p>25345908</text:p>
          </table:table-cell>
          <table:table-cell office:value-type="string">
            <text:p>LFP3</text:p>
          </table:table-cell>
          <table:table-cell office:value-type="float" office:value="608997.482">
            <text:p>608997.482</text:p>
          </table:table-cell>
          <table:table-cell office:value-type="float" office:value="228356.226">
            <text:p>228356.226</text:p>
          </table:table-cell>
          <table:table-cell office:value-type="float" office:value="431.621">
            <text:p>431.621</text:p>
          </table:table-cell>
          <table:table-cell office:value-type="float" office:value="431.5400085449">
            <text:p>431.5400085449</text:p>
          </table:table-cell>
          <table:table-cell office:value-type="float" office:value="-8.0991455078">
            <text:p>-8.0991455078</text:p>
          </table:table-cell>
          <table:table-cell office:value-type="string">
            <text:p>2534</text:p>
          </table:table-cell>
          <table:table-cell table:formula="of:=ABS([.H1049])" office:value-type="float" office:value="8.099145507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64</text:p>
          </table:table-cell>
          <table:table-cell office:value-type="string">
            <text:p>25345915</text:p>
          </table:table-cell>
          <table:table-cell office:value-type="string">
            <text:p>LFP3</text:p>
          </table:table-cell>
          <table:table-cell office:value-type="float" office:value="608572.011">
            <text:p>608572.011</text:p>
          </table:table-cell>
          <table:table-cell office:value-type="float" office:value="228763.096">
            <text:p>228763.096</text:p>
          </table:table-cell>
          <table:table-cell office:value-type="float" office:value="427.108">
            <text:p>427.108</text:p>
          </table:table-cell>
          <table:table-cell office:value-type="float" office:value="427.2399902344">
            <text:p>427.2399902344</text:p>
          </table:table-cell>
          <table:table-cell office:value-type="float" office:value="13.1990234375">
            <text:p>13.1990234375</text:p>
          </table:table-cell>
          <table:table-cell office:value-type="string">
            <text:p>2534</text:p>
          </table:table-cell>
          <table:table-cell table:formula="of:=ABS([.H1050])" office:value-type="float" office:value="13.199023437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465</text:p>
          </table:table-cell>
          <table:table-cell office:value-type="string">
            <text:p>25345916</text:p>
          </table:table-cell>
          <table:table-cell office:value-type="string">
            <text:p>LFP3</text:p>
          </table:table-cell>
          <table:table-cell office:value-type="float" office:value="608598.714">
            <text:p>608598.714</text:p>
          </table:table-cell>
          <table:table-cell office:value-type="float" office:value="228821.136">
            <text:p>228821.136</text:p>
          </table:table-cell>
          <table:table-cell office:value-type="float" office:value="428.273">
            <text:p>428.273</text:p>
          </table:table-cell>
          <table:table-cell office:value-type="float" office:value="428.3699951172">
            <text:p>428.3699951172</text:p>
          </table:table-cell>
          <table:table-cell office:value-type="float" office:value="9.6995117187">
            <text:p>9.6995117187</text:p>
          </table:table-cell>
          <table:table-cell office:value-type="string">
            <text:p>2534</text:p>
          </table:table-cell>
          <table:table-cell table:formula="of:=ABS([.H1051])" office:value-type="float" office:value="9.6995117187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66</text:p>
          </table:table-cell>
          <table:table-cell office:value-type="string">
            <text:p>25345917</text:p>
          </table:table-cell>
          <table:table-cell office:value-type="string">
            <text:p>LFP3</text:p>
          </table:table-cell>
          <table:table-cell office:value-type="float" office:value="608827.582">
            <text:p>608827.582</text:p>
          </table:table-cell>
          <table:table-cell office:value-type="float" office:value="228429.967">
            <text:p>228429.967</text:p>
          </table:table-cell>
          <table:table-cell office:value-type="float" office:value="430.182">
            <text:p>430.182</text:p>
          </table:table-cell>
          <table:table-cell office:value-type="float" office:value="430.1000061035">
            <text:p>430.1000061035</text:p>
          </table:table-cell>
          <table:table-cell office:value-type="float" office:value="-8.1993896484">
            <text:p>-8.1993896484</text:p>
          </table:table-cell>
          <table:table-cell office:value-type="string">
            <text:p>2534</text:p>
          </table:table-cell>
          <table:table-cell table:formula="of:=ABS([.H1052])" office:value-type="float" office:value="8.199389648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67</text:p>
          </table:table-cell>
          <table:table-cell office:value-type="string">
            <text:p>25345918</text:p>
          </table:table-cell>
          <table:table-cell office:value-type="string">
            <text:p>LFP3</text:p>
          </table:table-cell>
          <table:table-cell office:value-type="float" office:value="608852.385">
            <text:p>608852.385</text:p>
          </table:table-cell>
          <table:table-cell office:value-type="float" office:value="228450.956">
            <text:p>228450.956</text:p>
          </table:table-cell>
          <table:table-cell office:value-type="float" office:value="430.264">
            <text:p>430.264</text:p>
          </table:table-cell>
          <table:table-cell office:value-type="float" office:value="430.1799926758">
            <text:p>430.1799926758</text:p>
          </table:table-cell>
          <table:table-cell office:value-type="float" office:value="-8.4007324219">
            <text:p>-8.4007324219</text:p>
          </table:table-cell>
          <table:table-cell office:value-type="string">
            <text:p>2534</text:p>
          </table:table-cell>
          <table:table-cell table:formula="of:=ABS([.H1053])" office:value-type="float" office:value="8.400732421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68</text:p>
          </table:table-cell>
          <table:table-cell office:value-type="string">
            <text:p>25345919</text:p>
          </table:table-cell>
          <table:table-cell office:value-type="string">
            <text:p>LFP3</text:p>
          </table:table-cell>
          <table:table-cell office:value-type="float" office:value="608884.87">
            <text:p>608884.87</text:p>
          </table:table-cell>
          <table:table-cell office:value-type="float" office:value="228478.329">
            <text:p>228478.329</text:p>
          </table:table-cell>
          <table:table-cell office:value-type="float" office:value="430.015">
            <text:p>430.015</text:p>
          </table:table-cell>
          <table:table-cell office:value-type="float" office:value="430.1799926758">
            <text:p>430.1799926758</text:p>
          </table:table-cell>
          <table:table-cell office:value-type="float" office:value="16.4992675781">
            <text:p>16.4992675781</text:p>
          </table:table-cell>
          <table:table-cell office:value-type="string">
            <text:p>2534</text:p>
          </table:table-cell>
          <table:table-cell table:formula="of:=ABS([.H1054])" office:value-type="float" office:value="16.4992675781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469</text:p>
          </table:table-cell>
          <table:table-cell office:value-type="string">
            <text:p>25345920</text:p>
          </table:table-cell>
          <table:table-cell office:value-type="string">
            <text:p>LFP3</text:p>
          </table:table-cell>
          <table:table-cell office:value-type="float" office:value="608951.854">
            <text:p>608951.854</text:p>
          </table:table-cell>
          <table:table-cell office:value-type="float" office:value="228509.833">
            <text:p>228509.833</text:p>
          </table:table-cell>
          <table:table-cell office:value-type="float" office:value="430.256">
            <text:p>430.256</text:p>
          </table:table-cell>
          <table:table-cell office:value-type="float" office:value="430.2099914551">
            <text:p>430.2099914551</text:p>
          </table:table-cell>
          <table:table-cell office:value-type="float" office:value="-4.6008544922">
            <text:p>-4.6008544922</text:p>
          </table:table-cell>
          <table:table-cell office:value-type="string">
            <text:p>2534</text:p>
          </table:table-cell>
          <table:table-cell table:formula="of:=ABS([.H1055])" office:value-type="float" office:value="4.600854492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470</text:p>
          </table:table-cell>
          <table:table-cell office:value-type="string">
            <text:p>25345924</text:p>
          </table:table-cell>
          <table:table-cell office:value-type="string">
            <text:p>LFP3</text:p>
          </table:table-cell>
          <table:table-cell office:value-type="float" office:value="608855.267">
            <text:p>608855.267</text:p>
          </table:table-cell>
          <table:table-cell office:value-type="float" office:value="228394.159">
            <text:p>228394.159</text:p>
          </table:table-cell>
          <table:table-cell office:value-type="float" office:value="430.168">
            <text:p>430.168</text:p>
          </table:table-cell>
          <table:table-cell office:value-type="float" office:value="430.1600036621">
            <text:p>430.1600036621</text:p>
          </table:table-cell>
          <table:table-cell office:value-type="float" office:value="-0.7996337891">
            <text:p>-0.7996337891</text:p>
          </table:table-cell>
          <table:table-cell office:value-type="string">
            <text:p>2534</text:p>
          </table:table-cell>
          <table:table-cell table:formula="of:=ABS([.H1056])" office:value-type="float" office:value="0.7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71</text:p>
          </table:table-cell>
          <table:table-cell office:value-type="string">
            <text:p>25345933</text:p>
          </table:table-cell>
          <table:table-cell office:value-type="string">
            <text:p>LFP3</text:p>
          </table:table-cell>
          <table:table-cell office:value-type="float" office:value="608432.03">
            <text:p>608432.03</text:p>
          </table:table-cell>
          <table:table-cell office:value-type="float" office:value="228426.935">
            <text:p>228426.935</text:p>
          </table:table-cell>
          <table:table-cell office:value-type="float" office:value="428.125">
            <text:p>428.125</text:p>
          </table:table-cell>
          <table:table-cell office:value-type="float" office:value="428.2699890137">
            <text:p>428.2699890137</text:p>
          </table:table-cell>
          <table:table-cell office:value-type="float" office:value="14.4989013672">
            <text:p>14.4989013672</text:p>
          </table:table-cell>
          <table:table-cell office:value-type="string">
            <text:p>2534</text:p>
          </table:table-cell>
          <table:table-cell table:formula="of:=ABS([.H1057])" office:value-type="float" office:value="14.4989013672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472</text:p>
          </table:table-cell>
          <table:table-cell office:value-type="string">
            <text:p>25345934</text:p>
          </table:table-cell>
          <table:table-cell office:value-type="string">
            <text:p>LFP3</text:p>
          </table:table-cell>
          <table:table-cell office:value-type="float" office:value="608465.122">
            <text:p>608465.122</text:p>
          </table:table-cell>
          <table:table-cell office:value-type="float" office:value="228461.009">
            <text:p>228461.009</text:p>
          </table:table-cell>
          <table:table-cell office:value-type="float" office:value="428.444">
            <text:p>428.444</text:p>
          </table:table-cell>
          <table:table-cell office:value-type="float" office:value="428.4599914551">
            <text:p>428.4599914551</text:p>
          </table:table-cell>
          <table:table-cell office:value-type="float" office:value="1.5991455078">
            <text:p>1.5991455078</text:p>
          </table:table-cell>
          <table:table-cell office:value-type="string">
            <text:p>2534</text:p>
          </table:table-cell>
          <table:table-cell table:formula="of:=ABS([.H1058])" office:value-type="float" office:value="1.599145507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73</text:p>
          </table:table-cell>
          <table:table-cell office:value-type="string">
            <text:p>25345935</text:p>
          </table:table-cell>
          <table:table-cell office:value-type="string">
            <text:p>LFP3</text:p>
          </table:table-cell>
          <table:table-cell office:value-type="float" office:value="608505.234">
            <text:p>608505.234</text:p>
          </table:table-cell>
          <table:table-cell office:value-type="float" office:value="228532.255">
            <text:p>228532.255</text:p>
          </table:table-cell>
          <table:table-cell office:value-type="float" office:value="428.761">
            <text:p>428.761</text:p>
          </table:table-cell>
          <table:table-cell office:value-type="float" office:value="428.7300109863">
            <text:p>428.7300109863</text:p>
          </table:table-cell>
          <table:table-cell office:value-type="float" office:value="-3.0989013672">
            <text:p>-3.0989013672</text:p>
          </table:table-cell>
          <table:table-cell office:value-type="string">
            <text:p>2534</text:p>
          </table:table-cell>
          <table:table-cell table:formula="of:=ABS([.H1059])" office:value-type="float" office:value="3.0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74</text:p>
          </table:table-cell>
          <table:table-cell office:value-type="string">
            <text:p>25345936</text:p>
          </table:table-cell>
          <table:table-cell office:value-type="string">
            <text:p>LFP3</text:p>
          </table:table-cell>
          <table:table-cell office:value-type="float" office:value="608515.234">
            <text:p>608515.234</text:p>
          </table:table-cell>
          <table:table-cell office:value-type="float" office:value="228562.953">
            <text:p>228562.953</text:p>
          </table:table-cell>
          <table:table-cell office:value-type="float" office:value="428.47">
            <text:p>428.47</text:p>
          </table:table-cell>
          <table:table-cell office:value-type="float" office:value="429.299987793">
            <text:p>429.299987793</text:p>
          </table:table-cell>
          <table:table-cell office:value-type="float" office:value="82.9987792969">
            <text:p>82.9987792969</text:p>
          </table:table-cell>
          <table:table-cell office:value-type="string">
            <text:p>2534</text:p>
          </table:table-cell>
          <table:table-cell table:formula="of:=ABS([.H1060])" office:value-type="float" office:value="82.9987792969">
            <text:p>83</text:p>
          </table:table-cell>
          <table:table-cell table:number-columns-repeated="246"/>
        </table:table-row>
        <table:table-row table:style-name="ro1">
          <table:table-cell office:value-type="string">
            <text:p>5353475</text:p>
          </table:table-cell>
          <table:table-cell office:value-type="string">
            <text:p>25345937</text:p>
          </table:table-cell>
          <table:table-cell office:value-type="string">
            <text:p>LFP3</text:p>
          </table:table-cell>
          <table:table-cell office:value-type="float" office:value="608526">
            <text:p>608526</text:p>
          </table:table-cell>
          <table:table-cell office:value-type="float" office:value="228609.971">
            <text:p>228609.971</text:p>
          </table:table-cell>
          <table:table-cell office:value-type="float" office:value="427.335">
            <text:p>427.335</text:p>
          </table:table-cell>
          <table:table-cell office:value-type="float" office:value="427.4400024414">
            <text:p>427.4400024414</text:p>
          </table:table-cell>
          <table:table-cell office:value-type="float" office:value="10.5002441406">
            <text:p>10.5002441406</text:p>
          </table:table-cell>
          <table:table-cell office:value-type="string">
            <text:p>2534</text:p>
          </table:table-cell>
          <table:table-cell table:formula="of:=ABS([.H1061])" office:value-type="float" office:value="10.5002441406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476</text:p>
          </table:table-cell>
          <table:table-cell office:value-type="string">
            <text:p>25345938</text:p>
          </table:table-cell>
          <table:table-cell office:value-type="string">
            <text:p>LFP3</text:p>
          </table:table-cell>
          <table:table-cell office:value-type="float" office:value="608537.228">
            <text:p>608537.228</text:p>
          </table:table-cell>
          <table:table-cell office:value-type="float" office:value="228653.396">
            <text:p>228653.396</text:p>
          </table:table-cell>
          <table:table-cell office:value-type="float" office:value="427.273">
            <text:p>427.273</text:p>
          </table:table-cell>
          <table:table-cell office:value-type="float" office:value="427.3599853516">
            <text:p>427.3599853516</text:p>
          </table:table-cell>
          <table:table-cell office:value-type="float" office:value="8.6985351562">
            <text:p>8.6985351562</text:p>
          </table:table-cell>
          <table:table-cell office:value-type="string">
            <text:p>2534</text:p>
          </table:table-cell>
          <table:table-cell table:formula="of:=ABS([.H1062])" office:value-type="float" office:value="8.698535156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477</text:p>
          </table:table-cell>
          <table:table-cell office:value-type="string">
            <text:p>25345941</text:p>
          </table:table-cell>
          <table:table-cell office:value-type="string">
            <text:p>LFP3</text:p>
          </table:table-cell>
          <table:table-cell office:value-type="float" office:value="608554.536">
            <text:p>608554.536</text:p>
          </table:table-cell>
          <table:table-cell office:value-type="float" office:value="228318.55">
            <text:p>228318.55</text:p>
          </table:table-cell>
          <table:table-cell office:value-type="float" office:value="431.585">
            <text:p>431.585</text:p>
          </table:table-cell>
          <table:table-cell office:value-type="float" office:value="431.6499938965">
            <text:p>431.6499938965</text:p>
          </table:table-cell>
          <table:table-cell office:value-type="float" office:value="6.4993896484">
            <text:p>6.4993896484</text:p>
          </table:table-cell>
          <table:table-cell office:value-type="string">
            <text:p>2534</text:p>
          </table:table-cell>
          <table:table-cell table:formula="of:=ABS([.H1063])" office:value-type="float" office:value="6.499389648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78</text:p>
          </table:table-cell>
          <table:table-cell office:value-type="string">
            <text:p>25345942</text:p>
          </table:table-cell>
          <table:table-cell office:value-type="string">
            <text:p>LFP3</text:p>
          </table:table-cell>
          <table:table-cell office:value-type="float" office:value="608632.314">
            <text:p>608632.314</text:p>
          </table:table-cell>
          <table:table-cell office:value-type="float" office:value="228341.402">
            <text:p>228341.402</text:p>
          </table:table-cell>
          <table:table-cell office:value-type="float" office:value="431.661">
            <text:p>431.661</text:p>
          </table:table-cell>
          <table:table-cell office:value-type="float" office:value="431.6099853516">
            <text:p>431.6099853516</text:p>
          </table:table-cell>
          <table:table-cell office:value-type="float" office:value="-5.1014648438">
            <text:p>-5.1014648438</text:p>
          </table:table-cell>
          <table:table-cell office:value-type="string">
            <text:p>2534</text:p>
          </table:table-cell>
          <table:table-cell table:formula="of:=ABS([.H1064])" office:value-type="float" office:value="5.101464843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479</text:p>
          </table:table-cell>
          <table:table-cell office:value-type="string">
            <text:p>25345943</text:p>
          </table:table-cell>
          <table:table-cell office:value-type="string">
            <text:p>LFP3</text:p>
          </table:table-cell>
          <table:table-cell office:value-type="float" office:value="608718.817">
            <text:p>608718.817</text:p>
          </table:table-cell>
          <table:table-cell office:value-type="float" office:value="228362.913">
            <text:p>228362.913</text:p>
          </table:table-cell>
          <table:table-cell office:value-type="float" office:value="430.234">
            <text:p>430.234</text:p>
          </table:table-cell>
          <table:table-cell office:value-type="float" office:value="430.3099975586">
            <text:p>430.3099975586</text:p>
          </table:table-cell>
          <table:table-cell office:value-type="float" office:value="7.5997558594">
            <text:p>7.5997558594</text:p>
          </table:table-cell>
          <table:table-cell office:value-type="string">
            <text:p>2534</text:p>
          </table:table-cell>
          <table:table-cell table:formula="of:=ABS([.H1065])" office:value-type="float" office:value="7.5997558594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80</text:p>
          </table:table-cell>
          <table:table-cell office:value-type="string">
            <text:p>25345944</text:p>
          </table:table-cell>
          <table:table-cell office:value-type="string">
            <text:p>LFP3</text:p>
          </table:table-cell>
          <table:table-cell office:value-type="float" office:value="608647.047">
            <text:p>608647.047</text:p>
          </table:table-cell>
          <table:table-cell office:value-type="float" office:value="228312.571">
            <text:p>228312.571</text:p>
          </table:table-cell>
          <table:table-cell office:value-type="float" office:value="431.745">
            <text:p>431.745</text:p>
          </table:table-cell>
          <table:table-cell office:value-type="float" office:value="431.6600036621">
            <text:p>431.6600036621</text:p>
          </table:table-cell>
          <table:table-cell office:value-type="float" office:value="-8.4996337891">
            <text:p>-8.4996337891</text:p>
          </table:table-cell>
          <table:table-cell office:value-type="string">
            <text:p>2534</text:p>
          </table:table-cell>
          <table:table-cell table:formula="of:=ABS([.H1066])" office:value-type="float" office:value="8.49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81</text:p>
          </table:table-cell>
          <table:table-cell office:value-type="string">
            <text:p>25345945</text:p>
          </table:table-cell>
          <table:table-cell office:value-type="string">
            <text:p>LFP3</text:p>
          </table:table-cell>
          <table:table-cell office:value-type="float" office:value="608740.986">
            <text:p>608740.986</text:p>
          </table:table-cell>
          <table:table-cell office:value-type="float" office:value="228327.515">
            <text:p>228327.515</text:p>
          </table:table-cell>
          <table:table-cell office:value-type="float" office:value="430.392">
            <text:p>430.392</text:p>
          </table:table-cell>
          <table:table-cell office:value-type="float" office:value="430.3900146484">
            <text:p>430.3900146484</text:p>
          </table:table-cell>
          <table:table-cell office:value-type="float" office:value="-0.1985351562">
            <text:p>-0.1985351562</text:p>
          </table:table-cell>
          <table:table-cell office:value-type="string">
            <text:p>2534</text:p>
          </table:table-cell>
          <table:table-cell table:formula="of:=ABS([.H1067])" office:value-type="float" office:value="0.1985351562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482</text:p>
          </table:table-cell>
          <table:table-cell office:value-type="string">
            <text:p>25345946</text:p>
          </table:table-cell>
          <table:table-cell office:value-type="string">
            <text:p>LFP3</text:p>
          </table:table-cell>
          <table:table-cell office:value-type="float" office:value="608640.606">
            <text:p>608640.606</text:p>
          </table:table-cell>
          <table:table-cell office:value-type="float" office:value="228405.519">
            <text:p>228405.519</text:p>
          </table:table-cell>
          <table:table-cell office:value-type="float" office:value="429.976">
            <text:p>429.976</text:p>
          </table:table-cell>
          <table:table-cell office:value-type="float" office:value="429.950012207">
            <text:p>429.950012207</text:p>
          </table:table-cell>
          <table:table-cell office:value-type="float" office:value="-2.5987792969">
            <text:p>-2.5987792969</text:p>
          </table:table-cell>
          <table:table-cell office:value-type="string">
            <text:p>2534</text:p>
          </table:table-cell>
          <table:table-cell table:formula="of:=ABS([.H1068])" office:value-type="float" office:value="2.598779296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483</text:p>
          </table:table-cell>
          <table:table-cell office:value-type="string">
            <text:p>25345947</text:p>
          </table:table-cell>
          <table:table-cell office:value-type="string">
            <text:p>LFP3</text:p>
          </table:table-cell>
          <table:table-cell office:value-type="float" office:value="608665.256">
            <text:p>608665.256</text:p>
          </table:table-cell>
          <table:table-cell office:value-type="float" office:value="228493.286">
            <text:p>228493.286</text:p>
          </table:table-cell>
          <table:table-cell office:value-type="float" office:value="429.842">
            <text:p>429.842</text:p>
          </table:table-cell>
          <table:table-cell office:value-type="float" office:value="429.8200073242">
            <text:p>429.8200073242</text:p>
          </table:table-cell>
          <table:table-cell office:value-type="float" office:value="-2.1992675781">
            <text:p>-2.1992675781</text:p>
          </table:table-cell>
          <table:table-cell office:value-type="string">
            <text:p>2534</text:p>
          </table:table-cell>
          <table:table-cell table:formula="of:=ABS([.H1069])" office:value-type="float" office:value="2.1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484</text:p>
          </table:table-cell>
          <table:table-cell office:value-type="string">
            <text:p>25345948</text:p>
          </table:table-cell>
          <table:table-cell office:value-type="string">
            <text:p>LFP3</text:p>
          </table:table-cell>
          <table:table-cell office:value-type="float" office:value="608560.816">
            <text:p>608560.816</text:p>
          </table:table-cell>
          <table:table-cell office:value-type="float" office:value="228540.003">
            <text:p>228540.003</text:p>
          </table:table-cell>
          <table:table-cell office:value-type="float" office:value="429.114">
            <text:p>429.114</text:p>
          </table:table-cell>
          <table:table-cell office:value-type="float" office:value="429.1000061035">
            <text:p>429.1000061035</text:p>
          </table:table-cell>
          <table:table-cell office:value-type="float" office:value="-1.3993896484">
            <text:p>-1.3993896484</text:p>
          </table:table-cell>
          <table:table-cell office:value-type="string">
            <text:p>2534</text:p>
          </table:table-cell>
          <table:table-cell table:formula="of:=ABS([.H1070])" office:value-type="float" office:value="1.3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85</text:p>
          </table:table-cell>
          <table:table-cell office:value-type="string">
            <text:p>25345950</text:p>
          </table:table-cell>
          <table:table-cell office:value-type="string">
            <text:p>LFP3</text:p>
          </table:table-cell>
          <table:table-cell office:value-type="float" office:value="608471.972">
            <text:p>608471.972</text:p>
          </table:table-cell>
          <table:table-cell office:value-type="float" office:value="228395.098">
            <text:p>228395.098</text:p>
          </table:table-cell>
          <table:table-cell office:value-type="float" office:value="428.348">
            <text:p>428.348</text:p>
          </table:table-cell>
          <table:table-cell office:value-type="float" office:value="428.3399963379">
            <text:p>428.3399963379</text:p>
          </table:table-cell>
          <table:table-cell office:value-type="float" office:value="-0.8003662109">
            <text:p>-0.8003662109</text:p>
          </table:table-cell>
          <table:table-cell office:value-type="string">
            <text:p>2534</text:p>
          </table:table-cell>
          <table:table-cell table:formula="of:=ABS([.H1071])" office:value-type="float" office:value="0.800366210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486</text:p>
          </table:table-cell>
          <table:table-cell office:value-type="string">
            <text:p>25345951</text:p>
          </table:table-cell>
          <table:table-cell office:value-type="string">
            <text:p>LFP3</text:p>
          </table:table-cell>
          <table:table-cell office:value-type="float" office:value="608627.813">
            <text:p>608627.813</text:p>
          </table:table-cell>
          <table:table-cell office:value-type="float" office:value="228624.379">
            <text:p>228624.379</text:p>
          </table:table-cell>
          <table:table-cell office:value-type="float" office:value="429.537">
            <text:p>429.537</text:p>
          </table:table-cell>
          <table:table-cell office:value-type="float" office:value="429.4800109863">
            <text:p>429.4800109863</text:p>
          </table:table-cell>
          <table:table-cell office:value-type="float" office:value="-5.6989013672">
            <text:p>-5.6989013672</text:p>
          </table:table-cell>
          <table:table-cell office:value-type="string">
            <text:p>2534</text:p>
          </table:table-cell>
          <table:table-cell table:formula="of:=ABS([.H1072])" office:value-type="float" office:value="5.6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487</text:p>
          </table:table-cell>
          <table:table-cell office:value-type="string">
            <text:p>25345954</text:p>
          </table:table-cell>
          <table:table-cell office:value-type="string">
            <text:p>LFP3</text:p>
          </table:table-cell>
          <table:table-cell office:value-type="float" office:value="608198.018">
            <text:p>608198.018</text:p>
          </table:table-cell>
          <table:table-cell office:value-type="float" office:value="228317.198">
            <text:p>228317.198</text:p>
          </table:table-cell>
          <table:table-cell office:value-type="float" office:value="428.097">
            <text:p>428.097</text:p>
          </table:table-cell>
          <table:table-cell office:value-type="float" office:value="428.1499938965">
            <text:p>428.1499938965</text:p>
          </table:table-cell>
          <table:table-cell office:value-type="float" office:value="5.2993896484">
            <text:p>5.2993896484</text:p>
          </table:table-cell>
          <table:table-cell office:value-type="string">
            <text:p>2534</text:p>
          </table:table-cell>
          <table:table-cell table:formula="of:=ABS([.H1073])" office:value-type="float" office:value="5.299389648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488</text:p>
          </table:table-cell>
          <table:table-cell office:value-type="string">
            <text:p>25345955</text:p>
          </table:table-cell>
          <table:table-cell office:value-type="string">
            <text:p>LFP3</text:p>
          </table:table-cell>
          <table:table-cell office:value-type="float" office:value="608213.953">
            <text:p>608213.953</text:p>
          </table:table-cell>
          <table:table-cell office:value-type="float" office:value="228250.854">
            <text:p>228250.854</text:p>
          </table:table-cell>
          <table:table-cell office:value-type="float" office:value="431.417">
            <text:p>431.417</text:p>
          </table:table-cell>
          <table:table-cell office:value-type="float" office:value="431.4899902344">
            <text:p>431.4899902344</text:p>
          </table:table-cell>
          <table:table-cell office:value-type="float" office:value="7.2990234375">
            <text:p>7.2990234375</text:p>
          </table:table-cell>
          <table:table-cell office:value-type="string">
            <text:p>2534</text:p>
          </table:table-cell>
          <table:table-cell table:formula="of:=ABS([.H1074])" office:value-type="float" office:value="7.2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489</text:p>
          </table:table-cell>
          <table:table-cell office:value-type="string">
            <text:p>25345958</text:p>
          </table:table-cell>
          <table:table-cell office:value-type="string">
            <text:p>LFP3</text:p>
          </table:table-cell>
          <table:table-cell office:value-type="float" office:value="608635.426">
            <text:p>608635.426</text:p>
          </table:table-cell>
          <table:table-cell office:value-type="float" office:value="228829.472">
            <text:p>228829.472</text:p>
          </table:table-cell>
          <table:table-cell office:value-type="float" office:value="429.525">
            <text:p>429.525</text:p>
          </table:table-cell>
          <table:table-cell office:value-type="float" office:value="429.6600036621">
            <text:p>429.6600036621</text:p>
          </table:table-cell>
          <table:table-cell office:value-type="float" office:value="13.5003662109">
            <text:p>13.5003662109</text:p>
          </table:table-cell>
          <table:table-cell office:value-type="string">
            <text:p>2534</text:p>
          </table:table-cell>
          <table:table-cell table:formula="of:=ABS([.H1075])" office:value-type="float" office:value="13.5003662109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490</text:p>
          </table:table-cell>
          <table:table-cell office:value-type="string">
            <text:p>25345959</text:p>
          </table:table-cell>
          <table:table-cell office:value-type="string">
            <text:p>LFP3</text:p>
          </table:table-cell>
          <table:table-cell office:value-type="float" office:value="608795.474">
            <text:p>608795.474</text:p>
          </table:table-cell>
          <table:table-cell office:value-type="float" office:value="228935.509">
            <text:p>228935.509</text:p>
          </table:table-cell>
          <table:table-cell office:value-type="float" office:value="429.382">
            <text:p>429.382</text:p>
          </table:table-cell>
          <table:table-cell office:value-type="float" office:value="429.5">
            <text:p>429.5</text:p>
          </table:table-cell>
          <table:table-cell office:value-type="float" office:value="11.8">
            <text:p>11.8</text:p>
          </table:table-cell>
          <table:table-cell office:value-type="string">
            <text:p>2534</text:p>
          </table:table-cell>
          <table:table-cell table:formula="of:=ABS([.H1076])" office:value-type="float" office:value="11.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491</text:p>
          </table:table-cell>
          <table:table-cell office:value-type="string">
            <text:p>25345960</text:p>
          </table:table-cell>
          <table:table-cell office:value-type="string">
            <text:p>LFP3</text:p>
          </table:table-cell>
          <table:table-cell office:value-type="float" office:value="608903.879">
            <text:p>608903.879</text:p>
          </table:table-cell>
          <table:table-cell office:value-type="float" office:value="228929.373">
            <text:p>228929.373</text:p>
          </table:table-cell>
          <table:table-cell office:value-type="float" office:value="429.625">
            <text:p>429.625</text:p>
          </table:table-cell>
          <table:table-cell office:value-type="float" office:value="429.8200073242">
            <text:p>429.8200073242</text:p>
          </table:table-cell>
          <table:table-cell office:value-type="float" office:value="19.5007324219">
            <text:p>19.5007324219</text:p>
          </table:table-cell>
          <table:table-cell office:value-type="string">
            <text:p>2534</text:p>
          </table:table-cell>
          <table:table-cell table:formula="of:=ABS([.H1077])" office:value-type="float" office:value="19.5007324219">
            <text:p>20</text:p>
          </table:table-cell>
          <table:table-cell table:number-columns-repeated="246"/>
        </table:table-row>
        <table:table-row table:style-name="ro1">
          <table:table-cell office:value-type="string">
            <text:p>5353492</text:p>
          </table:table-cell>
          <table:table-cell office:value-type="string">
            <text:p>25345961</text:p>
          </table:table-cell>
          <table:table-cell office:value-type="string">
            <text:p>LFP3</text:p>
          </table:table-cell>
          <table:table-cell office:value-type="float" office:value="608867.983">
            <text:p>608867.983</text:p>
          </table:table-cell>
          <table:table-cell office:value-type="float" office:value="228983.552">
            <text:p>228983.552</text:p>
          </table:table-cell>
          <table:table-cell office:value-type="float" office:value="429.565">
            <text:p>429.565</text:p>
          </table:table-cell>
          <table:table-cell office:value-type="float" office:value="429.7399902344">
            <text:p>429.7399902344</text:p>
          </table:table-cell>
          <table:table-cell office:value-type="float" office:value="17.4990234375">
            <text:p>17.4990234375</text:p>
          </table:table-cell>
          <table:table-cell office:value-type="string">
            <text:p>2534</text:p>
          </table:table-cell>
          <table:table-cell table:formula="of:=ABS([.H1078])" office:value-type="float" office:value="17.4990234375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493</text:p>
          </table:table-cell>
          <table:table-cell office:value-type="string">
            <text:p>25345962</text:p>
          </table:table-cell>
          <table:table-cell office:value-type="string">
            <text:p>LFP3</text:p>
          </table:table-cell>
          <table:table-cell office:value-type="float" office:value="608998.728">
            <text:p>608998.728</text:p>
          </table:table-cell>
          <table:table-cell office:value-type="float" office:value="228628.755">
            <text:p>228628.755</text:p>
          </table:table-cell>
          <table:table-cell office:value-type="float" office:value="429.638">
            <text:p>429.638</text:p>
          </table:table-cell>
          <table:table-cell office:value-type="float" office:value="429.7399902344">
            <text:p>429.7399902344</text:p>
          </table:table-cell>
          <table:table-cell office:value-type="float" office:value="10.1990234375">
            <text:p>10.1990234375</text:p>
          </table:table-cell>
          <table:table-cell office:value-type="string">
            <text:p>2534</text:p>
          </table:table-cell>
          <table:table-cell table:formula="of:=ABS([.H1079])" office:value-type="float" office:value="10.1990234375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494</text:p>
          </table:table-cell>
          <table:table-cell office:value-type="string">
            <text:p>25345963</text:p>
          </table:table-cell>
          <table:table-cell office:value-type="string">
            <text:p>LFP3</text:p>
          </table:table-cell>
          <table:table-cell office:value-type="float" office:value="608928.015">
            <text:p>608928.015</text:p>
          </table:table-cell>
          <table:table-cell office:value-type="float" office:value="228735.452">
            <text:p>228735.452</text:p>
          </table:table-cell>
          <table:table-cell office:value-type="float" office:value="429.617">
            <text:p>429.617</text:p>
          </table:table-cell>
          <table:table-cell office:value-type="float" office:value="429.75">
            <text:p>429.75</text:p>
          </table:table-cell>
          <table:table-cell office:value-type="float" office:value="13.3">
            <text:p>13.3</text:p>
          </table:table-cell>
          <table:table-cell office:value-type="string">
            <text:p>2534</text:p>
          </table:table-cell>
          <table:table-cell table:formula="of:=ABS([.H1080])" office:value-type="float" office:value="13.3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495</text:p>
          </table:table-cell>
          <table:table-cell office:value-type="string">
            <text:p>25345964</text:p>
          </table:table-cell>
          <table:table-cell office:value-type="string">
            <text:p>LFP3</text:p>
          </table:table-cell>
          <table:table-cell office:value-type="float" office:value="608831.366">
            <text:p>608831.366</text:p>
          </table:table-cell>
          <table:table-cell office:value-type="float" office:value="228881.335">
            <text:p>228881.335</text:p>
          </table:table-cell>
          <table:table-cell office:value-type="float" office:value="429.109">
            <text:p>429.109</text:p>
          </table:table-cell>
          <table:table-cell office:value-type="float" office:value="429.2399902344">
            <text:p>429.2399902344</text:p>
          </table:table-cell>
          <table:table-cell office:value-type="float" office:value="13.0990234375">
            <text:p>13.0990234375</text:p>
          </table:table-cell>
          <table:table-cell office:value-type="string">
            <text:p>2534</text:p>
          </table:table-cell>
          <table:table-cell table:formula="of:=ABS([.H1081])" office:value-type="float" office:value="13.0990234375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496</text:p>
          </table:table-cell>
          <table:table-cell office:value-type="string">
            <text:p>25345965</text:p>
          </table:table-cell>
          <table:table-cell office:value-type="string">
            <text:p>LFP3</text:p>
          </table:table-cell>
          <table:table-cell office:value-type="float" office:value="608838.68">
            <text:p>608838.68</text:p>
          </table:table-cell>
          <table:table-cell office:value-type="float" office:value="228522.699">
            <text:p>228522.699</text:p>
          </table:table-cell>
          <table:table-cell office:value-type="float" office:value="429.699">
            <text:p>429.699</text:p>
          </table:table-cell>
          <table:table-cell office:value-type="float" office:value="429.7799987793">
            <text:p>429.7799987793</text:p>
          </table:table-cell>
          <table:table-cell office:value-type="float" office:value="8.0998779297">
            <text:p>8.0998779297</text:p>
          </table:table-cell>
          <table:table-cell office:value-type="string">
            <text:p>2534</text:p>
          </table:table-cell>
          <table:table-cell table:formula="of:=ABS([.H1082])" office:value-type="float" office:value="8.0998779297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497</text:p>
          </table:table-cell>
          <table:table-cell office:value-type="string">
            <text:p>25345967</text:p>
          </table:table-cell>
          <table:table-cell office:value-type="string">
            <text:p>LFP3</text:p>
          </table:table-cell>
          <table:table-cell office:value-type="float" office:value="608895.983">
            <text:p>608895.983</text:p>
          </table:table-cell>
          <table:table-cell office:value-type="float" office:value="228783.805">
            <text:p>228783.805</text:p>
          </table:table-cell>
          <table:table-cell office:value-type="float" office:value="429.606">
            <text:p>429.606</text:p>
          </table:table-cell>
          <table:table-cell office:value-type="float" office:value="429.7300109863">
            <text:p>429.7300109863</text:p>
          </table:table-cell>
          <table:table-cell office:value-type="float" office:value="12.4010986328">
            <text:p>12.4010986328</text:p>
          </table:table-cell>
          <table:table-cell office:value-type="string">
            <text:p>2534</text:p>
          </table:table-cell>
          <table:table-cell table:formula="of:=ABS([.H1083])" office:value-type="float" office:value="12.401098632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498</text:p>
          </table:table-cell>
          <table:table-cell office:value-type="string">
            <text:p>25345968</text:p>
          </table:table-cell>
          <table:table-cell office:value-type="string">
            <text:p>LFP3</text:p>
          </table:table-cell>
          <table:table-cell office:value-type="float" office:value="610542.059">
            <text:p>610542.059</text:p>
          </table:table-cell>
          <table:table-cell office:value-type="float" office:value="227519.749">
            <text:p>227519.749</text:p>
          </table:table-cell>
          <table:table-cell office:value-type="float" office:value="440.622">
            <text:p>440.622</text:p>
          </table:table-cell>
          <table:table-cell office:value-type="float" office:value="440.5799865723">
            <text:p>440.5799865723</text:p>
          </table:table-cell>
          <table:table-cell office:value-type="float" office:value="-4.2013427734">
            <text:p>-4.2013427734</text:p>
          </table:table-cell>
          <table:table-cell office:value-type="string">
            <text:p>2534</text:p>
          </table:table-cell>
          <table:table-cell table:formula="of:=ABS([.H1084])" office:value-type="float" office:value="4.201342773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499</text:p>
          </table:table-cell>
          <table:table-cell office:value-type="string">
            <text:p>25345969</text:p>
          </table:table-cell>
          <table:table-cell office:value-type="string">
            <text:p>LFP3</text:p>
          </table:table-cell>
          <table:table-cell office:value-type="float" office:value="610435.47">
            <text:p>610435.47</text:p>
          </table:table-cell>
          <table:table-cell office:value-type="float" office:value="227449.124">
            <text:p>227449.124</text:p>
          </table:table-cell>
          <table:table-cell office:value-type="float" office:value="443.402">
            <text:p>443.402</text:p>
          </table:table-cell>
          <table:table-cell office:value-type="float" office:value="443.299987793">
            <text:p>443.299987793</text:p>
          </table:table-cell>
          <table:table-cell office:value-type="float" office:value="-10.2012207031">
            <text:p>-10.2012207031</text:p>
          </table:table-cell>
          <table:table-cell office:value-type="string">
            <text:p>2534</text:p>
          </table:table-cell>
          <table:table-cell table:formula="of:=ABS([.H1085])" office:value-type="float" office:value="10.2012207031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500</text:p>
          </table:table-cell>
          <table:table-cell office:value-type="string">
            <text:p>25345970</text:p>
          </table:table-cell>
          <table:table-cell office:value-type="string">
            <text:p>LFP3</text:p>
          </table:table-cell>
          <table:table-cell office:value-type="float" office:value="610391.56">
            <text:p>610391.56</text:p>
          </table:table-cell>
          <table:table-cell office:value-type="float" office:value="227375.129">
            <text:p>227375.129</text:p>
          </table:table-cell>
          <table:table-cell office:value-type="float" office:value="451.777">
            <text:p>451.777</text:p>
          </table:table-cell>
          <table:table-cell office:value-type="float" office:value="451.8500061035">
            <text:p>451.8500061035</text:p>
          </table:table-cell>
          <table:table-cell office:value-type="float" office:value="7.3006103516">
            <text:p>7.3006103516</text:p>
          </table:table-cell>
          <table:table-cell office:value-type="string">
            <text:p>2534</text:p>
          </table:table-cell>
          <table:table-cell table:formula="of:=ABS([.H1086])" office:value-type="float" office:value="7.3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01</text:p>
          </table:table-cell>
          <table:table-cell office:value-type="string">
            <text:p>25345971</text:p>
          </table:table-cell>
          <table:table-cell office:value-type="string">
            <text:p>LFP3</text:p>
          </table:table-cell>
          <table:table-cell office:value-type="float" office:value="610378.551">
            <text:p>610378.551</text:p>
          </table:table-cell>
          <table:table-cell office:value-type="float" office:value="227316.959">
            <text:p>227316.959</text:p>
          </table:table-cell>
          <table:table-cell office:value-type="float" office:value="456.447">
            <text:p>456.447</text:p>
          </table:table-cell>
          <table:table-cell office:value-type="float" office:value="456.3099975586">
            <text:p>456.3099975586</text:p>
          </table:table-cell>
          <table:table-cell office:value-type="float" office:value="-13.7002441406">
            <text:p>-13.7002441406</text:p>
          </table:table-cell>
          <table:table-cell office:value-type="string">
            <text:p>2534</text:p>
          </table:table-cell>
          <table:table-cell table:formula="of:=ABS([.H1087])" office:value-type="float" office:value="13.7002441406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02</text:p>
          </table:table-cell>
          <table:table-cell office:value-type="string">
            <text:p>25345972</text:p>
          </table:table-cell>
          <table:table-cell office:value-type="string">
            <text:p>LFP3</text:p>
          </table:table-cell>
          <table:table-cell office:value-type="float" office:value="610376.04">
            <text:p>610376.04</text:p>
          </table:table-cell>
          <table:table-cell office:value-type="float" office:value="227271.721">
            <text:p>227271.721</text:p>
          </table:table-cell>
          <table:table-cell office:value-type="float" office:value="458.72">
            <text:p>458.72</text:p>
          </table:table-cell>
          <table:table-cell office:value-type="float" office:value="458.6099853516">
            <text:p>458.6099853516</text:p>
          </table:table-cell>
          <table:table-cell office:value-type="float" office:value="-11.0014648438">
            <text:p>-11.0014648438</text:p>
          </table:table-cell>
          <table:table-cell office:value-type="string">
            <text:p>2534</text:p>
          </table:table-cell>
          <table:table-cell table:formula="of:=ABS([.H1088])" office:value-type="float" office:value="11.0014648438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503</text:p>
          </table:table-cell>
          <table:table-cell office:value-type="string">
            <text:p>25345974</text:p>
          </table:table-cell>
          <table:table-cell office:value-type="string">
            <text:p>LFP3</text:p>
          </table:table-cell>
          <table:table-cell office:value-type="float" office:value="610283.058">
            <text:p>610283.058</text:p>
          </table:table-cell>
          <table:table-cell office:value-type="float" office:value="227063.77">
            <text:p>227063.77</text:p>
          </table:table-cell>
          <table:table-cell office:value-type="float" office:value="466.732">
            <text:p>466.732</text:p>
          </table:table-cell>
          <table:table-cell office:value-type="float" office:value="466.7799987793">
            <text:p>466.7799987793</text:p>
          </table:table-cell>
          <table:table-cell office:value-type="float" office:value="4.7998779297">
            <text:p>4.7998779297</text:p>
          </table:table-cell>
          <table:table-cell office:value-type="string">
            <text:p>2534</text:p>
          </table:table-cell>
          <table:table-cell table:formula="of:=ABS([.H1089])" office:value-type="float" office:value="4.7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04</text:p>
          </table:table-cell>
          <table:table-cell office:value-type="string">
            <text:p>25345981</text:p>
          </table:table-cell>
          <table:table-cell office:value-type="string">
            <text:p>LFP3</text:p>
          </table:table-cell>
          <table:table-cell office:value-type="float" office:value="610447.184">
            <text:p>610447.184</text:p>
          </table:table-cell>
          <table:table-cell office:value-type="float" office:value="227264.217">
            <text:p>227264.217</text:p>
          </table:table-cell>
          <table:table-cell office:value-type="float" office:value="461.801">
            <text:p>461.801</text:p>
          </table:table-cell>
          <table:table-cell office:value-type="float" office:value="461.8099975586">
            <text:p>461.8099975586</text:p>
          </table:table-cell>
          <table:table-cell office:value-type="float" office:value="0.8997558594">
            <text:p>0.8997558594</text:p>
          </table:table-cell>
          <table:table-cell office:value-type="string">
            <text:p>2534</text:p>
          </table:table-cell>
          <table:table-cell table:formula="of:=ABS([.H1090])" office:value-type="float" office:value="0.8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05</text:p>
          </table:table-cell>
          <table:table-cell office:value-type="string">
            <text:p>25345982</text:p>
          </table:table-cell>
          <table:table-cell office:value-type="string">
            <text:p>LFP3</text:p>
          </table:table-cell>
          <table:table-cell office:value-type="float" office:value="610504.071">
            <text:p>610504.071</text:p>
          </table:table-cell>
          <table:table-cell office:value-type="float" office:value="227263.638">
            <text:p>227263.638</text:p>
          </table:table-cell>
          <table:table-cell office:value-type="float" office:value="463.941">
            <text:p>463.941</text:p>
          </table:table-cell>
          <table:table-cell office:value-type="float" office:value="463.8500061035">
            <text:p>463.8500061035</text:p>
          </table:table-cell>
          <table:table-cell office:value-type="float" office:value="-9.0993896484">
            <text:p>-9.0993896484</text:p>
          </table:table-cell>
          <table:table-cell office:value-type="string">
            <text:p>2534</text:p>
          </table:table-cell>
          <table:table-cell table:formula="of:=ABS([.H1091])" office:value-type="float" office:value="9.099389648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506</text:p>
          </table:table-cell>
          <table:table-cell office:value-type="string">
            <text:p>25345983</text:p>
          </table:table-cell>
          <table:table-cell office:value-type="string">
            <text:p>LFP3</text:p>
          </table:table-cell>
          <table:table-cell office:value-type="float" office:value="610539.463">
            <text:p>610539.463</text:p>
          </table:table-cell>
          <table:table-cell office:value-type="float" office:value="227222.499">
            <text:p>227222.499</text:p>
          </table:table-cell>
          <table:table-cell office:value-type="float" office:value="465.392">
            <text:p>465.392</text:p>
          </table:table-cell>
          <table:table-cell office:value-type="float" office:value="465.2699890137">
            <text:p>465.2699890137</text:p>
          </table:table-cell>
          <table:table-cell office:value-type="float" office:value="-12.2010986328">
            <text:p>-12.2010986328</text:p>
          </table:table-cell>
          <table:table-cell office:value-type="string">
            <text:p>2534</text:p>
          </table:table-cell>
          <table:table-cell table:formula="of:=ABS([.H1092])" office:value-type="float" office:value="12.2010986328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507</text:p>
          </table:table-cell>
          <table:table-cell office:value-type="string">
            <text:p>25345984</text:p>
          </table:table-cell>
          <table:table-cell office:value-type="string">
            <text:p>LFP3</text:p>
          </table:table-cell>
          <table:table-cell office:value-type="float" office:value="610631.64">
            <text:p>610631.64</text:p>
          </table:table-cell>
          <table:table-cell office:value-type="float" office:value="227173.746">
            <text:p>227173.746</text:p>
          </table:table-cell>
          <table:table-cell office:value-type="float" office:value="465.644">
            <text:p>465.644</text:p>
          </table:table-cell>
          <table:table-cell office:value-type="float" office:value="465.5299987793">
            <text:p>465.5299987793</text:p>
          </table:table-cell>
          <table:table-cell office:value-type="float" office:value="-11.4001220703">
            <text:p>-11.4001220703</text:p>
          </table:table-cell>
          <table:table-cell office:value-type="string">
            <text:p>2534</text:p>
          </table:table-cell>
          <table:table-cell table:formula="of:=ABS([.H1093])" office:value-type="float" office:value="11.400122070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508</text:p>
          </table:table-cell>
          <table:table-cell office:value-type="string">
            <text:p>25345985</text:p>
          </table:table-cell>
          <table:table-cell office:value-type="string">
            <text:p>LFP3</text:p>
          </table:table-cell>
          <table:table-cell office:value-type="float" office:value="610662.128">
            <text:p>610662.128</text:p>
          </table:table-cell>
          <table:table-cell office:value-type="float" office:value="227135.422">
            <text:p>227135.422</text:p>
          </table:table-cell>
          <table:table-cell office:value-type="float" office:value="465.843">
            <text:p>465.843</text:p>
          </table:table-cell>
          <table:table-cell office:value-type="float" office:value="465.75">
            <text:p>465.75</text:p>
          </table:table-cell>
          <table:table-cell office:value-type="float" office:value="-9.3">
            <text:p>-9.3</text:p>
          </table:table-cell>
          <table:table-cell office:value-type="string">
            <text:p>2534</text:p>
          </table:table-cell>
          <table:table-cell table:formula="of:=ABS([.H1094])" office:value-type="float" office:value="9.3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509</text:p>
          </table:table-cell>
          <table:table-cell office:value-type="string">
            <text:p>25345986</text:p>
          </table:table-cell>
          <table:table-cell office:value-type="string">
            <text:p>LFP3</text:p>
          </table:table-cell>
          <table:table-cell office:value-type="float" office:value="610673.73">
            <text:p>610673.73</text:p>
          </table:table-cell>
          <table:table-cell office:value-type="float" office:value="227106.19">
            <text:p>227106.19</text:p>
          </table:table-cell>
          <table:table-cell office:value-type="float" office:value="467.19">
            <text:p>467.19</text:p>
          </table:table-cell>
          <table:table-cell office:value-type="float" office:value="467.049987793">
            <text:p>467.049987793</text:p>
          </table:table-cell>
          <table:table-cell office:value-type="float" office:value="-14.0012207031">
            <text:p>-14.0012207031</text:p>
          </table:table-cell>
          <table:table-cell office:value-type="string">
            <text:p>2534</text:p>
          </table:table-cell>
          <table:table-cell table:formula="of:=ABS([.H1095])" office:value-type="float" office:value="14.0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10</text:p>
          </table:table-cell>
          <table:table-cell office:value-type="string">
            <text:p>25345987</text:p>
          </table:table-cell>
          <table:table-cell office:value-type="string">
            <text:p>LFP3</text:p>
          </table:table-cell>
          <table:table-cell office:value-type="float" office:value="610653.84">
            <text:p>610653.84</text:p>
          </table:table-cell>
          <table:table-cell office:value-type="float" office:value="227083.47">
            <text:p>227083.47</text:p>
          </table:table-cell>
          <table:table-cell office:value-type="float" office:value="467.11">
            <text:p>467.11</text:p>
          </table:table-cell>
          <table:table-cell office:value-type="float" office:value="466.9899902344">
            <text:p>466.9899902344</text:p>
          </table:table-cell>
          <table:table-cell office:value-type="float" office:value="-12.0009765625">
            <text:p>-12.0009765625</text:p>
          </table:table-cell>
          <table:table-cell office:value-type="string">
            <text:p>2534</text:p>
          </table:table-cell>
          <table:table-cell table:formula="of:=ABS([.H1096])" office:value-type="float" office:value="12.0009765625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511</text:p>
          </table:table-cell>
          <table:table-cell office:value-type="string">
            <text:p>25345988</text:p>
          </table:table-cell>
          <table:table-cell office:value-type="string">
            <text:p>LFP3</text:p>
          </table:table-cell>
          <table:table-cell office:value-type="float" office:value="610637.46">
            <text:p>610637.46</text:p>
          </table:table-cell>
          <table:table-cell office:value-type="float" office:value="227031.02">
            <text:p>227031.02</text:p>
          </table:table-cell>
          <table:table-cell office:value-type="float" office:value="466.07">
            <text:p>466.07</text:p>
          </table:table-cell>
          <table:table-cell office:value-type="float" office:value="466.0599975586">
            <text:p>466.0599975586</text:p>
          </table:table-cell>
          <table:table-cell office:value-type="float" office:value="-1.0002441406">
            <text:p>-1.0002441406</text:p>
          </table:table-cell>
          <table:table-cell office:value-type="string">
            <text:p>2534</text:p>
          </table:table-cell>
          <table:table-cell table:formula="of:=ABS([.H1097])" office:value-type="float" office:value="1.000244140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12</text:p>
          </table:table-cell>
          <table:table-cell office:value-type="string">
            <text:p>25346004</text:p>
          </table:table-cell>
          <table:table-cell office:value-type="string">
            <text:p>LFP3</text:p>
          </table:table-cell>
          <table:table-cell office:value-type="float" office:value="610579.163">
            <text:p>610579.163</text:p>
          </table:table-cell>
          <table:table-cell office:value-type="float" office:value="227475.704">
            <text:p>227475.704</text:p>
          </table:table-cell>
          <table:table-cell office:value-type="float" office:value="453.682">
            <text:p>453.682</text:p>
          </table:table-cell>
          <table:table-cell office:value-type="float" office:value="453.6099853516">
            <text:p>453.6099853516</text:p>
          </table:table-cell>
          <table:table-cell office:value-type="float" office:value="-7.2014648438">
            <text:p>-7.2014648438</text:p>
          </table:table-cell>
          <table:table-cell office:value-type="string">
            <text:p>2534</text:p>
          </table:table-cell>
          <table:table-cell table:formula="of:=ABS([.H1098])" office:value-type="float" office:value="7.201464843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13</text:p>
          </table:table-cell>
          <table:table-cell office:value-type="string">
            <text:p>25346005</text:p>
          </table:table-cell>
          <table:table-cell office:value-type="string">
            <text:p>LFP3</text:p>
          </table:table-cell>
          <table:table-cell office:value-type="float" office:value="610620.633">
            <text:p>610620.633</text:p>
          </table:table-cell>
          <table:table-cell office:value-type="float" office:value="227383.851">
            <text:p>227383.851</text:p>
          </table:table-cell>
          <table:table-cell office:value-type="float" office:value="463.258">
            <text:p>463.258</text:p>
          </table:table-cell>
          <table:table-cell office:value-type="float" office:value="463.2200012207">
            <text:p>463.2200012207</text:p>
          </table:table-cell>
          <table:table-cell office:value-type="float" office:value="-3.7998779297">
            <text:p>-3.7998779297</text:p>
          </table:table-cell>
          <table:table-cell office:value-type="string">
            <text:p>2534</text:p>
          </table:table-cell>
          <table:table-cell table:formula="of:=ABS([.H1099])" office:value-type="float" office:value="3.7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14</text:p>
          </table:table-cell>
          <table:table-cell office:value-type="string">
            <text:p>25346006</text:p>
          </table:table-cell>
          <table:table-cell office:value-type="string">
            <text:p>LFP3</text:p>
          </table:table-cell>
          <table:table-cell office:value-type="float" office:value="610645.799">
            <text:p>610645.799</text:p>
          </table:table-cell>
          <table:table-cell office:value-type="float" office:value="227330.216">
            <text:p>227330.216</text:p>
          </table:table-cell>
          <table:table-cell office:value-type="float" office:value="465.151">
            <text:p>465.151</text:p>
          </table:table-cell>
          <table:table-cell office:value-type="float" office:value="465.0299987793">
            <text:p>465.0299987793</text:p>
          </table:table-cell>
          <table:table-cell office:value-type="float" office:value="-12.1001220703">
            <text:p>-12.1001220703</text:p>
          </table:table-cell>
          <table:table-cell office:value-type="string">
            <text:p>2534</text:p>
          </table:table-cell>
          <table:table-cell table:formula="of:=ABS([.H1100])" office:value-type="float" office:value="12.100122070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515</text:p>
          </table:table-cell>
          <table:table-cell office:value-type="string">
            <text:p>25346007</text:p>
          </table:table-cell>
          <table:table-cell office:value-type="string">
            <text:p>LFP3</text:p>
          </table:table-cell>
          <table:table-cell office:value-type="float" office:value="610661.979">
            <text:p>610661.979</text:p>
          </table:table-cell>
          <table:table-cell office:value-type="float" office:value="227245.584">
            <text:p>227245.584</text:p>
          </table:table-cell>
          <table:table-cell office:value-type="float" office:value="465.712">
            <text:p>465.712</text:p>
          </table:table-cell>
          <table:table-cell office:value-type="float" office:value="465.6700134277">
            <text:p>465.6700134277</text:p>
          </table:table-cell>
          <table:table-cell office:value-type="float" office:value="-4.1986572266">
            <text:p>-4.1986572266</text:p>
          </table:table-cell>
          <table:table-cell office:value-type="string">
            <text:p>2534</text:p>
          </table:table-cell>
          <table:table-cell table:formula="of:=ABS([.H1101])" office:value-type="float" office:value="4.1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16</text:p>
          </table:table-cell>
          <table:table-cell office:value-type="string">
            <text:p>25346008</text:p>
          </table:table-cell>
          <table:table-cell office:value-type="string">
            <text:p>LFP3</text:p>
          </table:table-cell>
          <table:table-cell office:value-type="float" office:value="610604.854">
            <text:p>610604.854</text:p>
          </table:table-cell>
          <table:table-cell office:value-type="float" office:value="227107.976">
            <text:p>227107.976</text:p>
          </table:table-cell>
          <table:table-cell office:value-type="float" office:value="464.504">
            <text:p>464.504</text:p>
          </table:table-cell>
          <table:table-cell office:value-type="float" office:value="464.3900146484">
            <text:p>464.3900146484</text:p>
          </table:table-cell>
          <table:table-cell office:value-type="float" office:value="-11.3985351563">
            <text:p>-11.3985351563</text:p>
          </table:table-cell>
          <table:table-cell office:value-type="string">
            <text:p>2534</text:p>
          </table:table-cell>
          <table:table-cell table:formula="of:=ABS([.H1102])" office:value-type="float" office:value="11.3985351563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517</text:p>
          </table:table-cell>
          <table:table-cell office:value-type="string">
            <text:p>25346009</text:p>
          </table:table-cell>
          <table:table-cell office:value-type="string">
            <text:p>LFP3</text:p>
          </table:table-cell>
          <table:table-cell office:value-type="float" office:value="610250.878">
            <text:p>610250.878</text:p>
          </table:table-cell>
          <table:table-cell office:value-type="float" office:value="227299.165">
            <text:p>227299.165</text:p>
          </table:table-cell>
          <table:table-cell office:value-type="float" office:value="446.938">
            <text:p>446.938</text:p>
          </table:table-cell>
          <table:table-cell office:value-type="float" office:value="446.8900146484">
            <text:p>446.8900146484</text:p>
          </table:table-cell>
          <table:table-cell office:value-type="float" office:value="-4.7985351562">
            <text:p>-4.7985351562</text:p>
          </table:table-cell>
          <table:table-cell office:value-type="string">
            <text:p>2534</text:p>
          </table:table-cell>
          <table:table-cell table:formula="of:=ABS([.H1103])" office:value-type="float" office:value="4.798535156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18</text:p>
          </table:table-cell>
          <table:table-cell office:value-type="string">
            <text:p>25346010</text:p>
          </table:table-cell>
          <table:table-cell office:value-type="string">
            <text:p>LFP3</text:p>
          </table:table-cell>
          <table:table-cell office:value-type="float" office:value="610271.028">
            <text:p>610271.028</text:p>
          </table:table-cell>
          <table:table-cell office:value-type="float" office:value="227269.736">
            <text:p>227269.736</text:p>
          </table:table-cell>
          <table:table-cell office:value-type="float" office:value="449.825">
            <text:p>449.825</text:p>
          </table:table-cell>
          <table:table-cell office:value-type="float" office:value="449.8399963379">
            <text:p>449.8399963379</text:p>
          </table:table-cell>
          <table:table-cell office:value-type="float" office:value="1.4996337891">
            <text:p>1.4996337891</text:p>
          </table:table-cell>
          <table:table-cell office:value-type="string">
            <text:p>2534</text:p>
          </table:table-cell>
          <table:table-cell table:formula="of:=ABS([.H1104])" office:value-type="float" office:value="1.4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19</text:p>
          </table:table-cell>
          <table:table-cell office:value-type="string">
            <text:p>25346011</text:p>
          </table:table-cell>
          <table:table-cell office:value-type="string">
            <text:p>LFP3</text:p>
          </table:table-cell>
          <table:table-cell office:value-type="float" office:value="610262.214">
            <text:p>610262.214</text:p>
          </table:table-cell>
          <table:table-cell office:value-type="float" office:value="227236.528">
            <text:p>227236.528</text:p>
          </table:table-cell>
          <table:table-cell office:value-type="float" office:value="448.584">
            <text:p>448.584</text:p>
          </table:table-cell>
          <table:table-cell office:value-type="float" office:value="448.5100097656">
            <text:p>448.5100097656</text:p>
          </table:table-cell>
          <table:table-cell office:value-type="float" office:value="-7.3990234375">
            <text:p>-7.3990234375</text:p>
          </table:table-cell>
          <table:table-cell office:value-type="string">
            <text:p>2534</text:p>
          </table:table-cell>
          <table:table-cell table:formula="of:=ABS([.H1105])" office:value-type="float" office:value="7.399023437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20</text:p>
          </table:table-cell>
          <table:table-cell office:value-type="string">
            <text:p>25346012</text:p>
          </table:table-cell>
          <table:table-cell office:value-type="string">
            <text:p>LFP3</text:p>
          </table:table-cell>
          <table:table-cell office:value-type="float" office:value="610285.763">
            <text:p>610285.763</text:p>
          </table:table-cell>
          <table:table-cell office:value-type="float" office:value="227202.344">
            <text:p>227202.344</text:p>
          </table:table-cell>
          <table:table-cell office:value-type="float" office:value="453.76">
            <text:p>453.76</text:p>
          </table:table-cell>
          <table:table-cell office:value-type="float" office:value="453.6700134277">
            <text:p>453.6700134277</text:p>
          </table:table-cell>
          <table:table-cell office:value-type="float" office:value="-8.9986572266">
            <text:p>-8.9986572266</text:p>
          </table:table-cell>
          <table:table-cell office:value-type="string">
            <text:p>2534</text:p>
          </table:table-cell>
          <table:table-cell table:formula="of:=ABS([.H1106])" office:value-type="float" office:value="8.998657226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521</text:p>
          </table:table-cell>
          <table:table-cell office:value-type="string">
            <text:p>25346013</text:p>
          </table:table-cell>
          <table:table-cell office:value-type="string">
            <text:p>LFP3</text:p>
          </table:table-cell>
          <table:table-cell office:value-type="float" office:value="610303.875">
            <text:p>610303.875</text:p>
          </table:table-cell>
          <table:table-cell office:value-type="float" office:value="227177.364">
            <text:p>227177.364</text:p>
          </table:table-cell>
          <table:table-cell office:value-type="float" office:value="454.725">
            <text:p>454.725</text:p>
          </table:table-cell>
          <table:table-cell office:value-type="float" office:value="454.4100036621">
            <text:p>454.4100036621</text:p>
          </table:table-cell>
          <table:table-cell office:value-type="float" office:value="-31.4996337891">
            <text:p>-31.4996337891</text:p>
          </table:table-cell>
          <table:table-cell office:value-type="string">
            <text:p>2534</text:p>
          </table:table-cell>
          <table:table-cell table:formula="of:=ABS([.H1107])" office:value-type="float" office:value="31.4996337891">
            <text:p>31</text:p>
          </table:table-cell>
          <table:table-cell table:number-columns-repeated="246"/>
        </table:table-row>
        <table:table-row table:style-name="ro1">
          <table:table-cell office:value-type="string">
            <text:p>5353522</text:p>
          </table:table-cell>
          <table:table-cell office:value-type="string">
            <text:p>25346014</text:p>
          </table:table-cell>
          <table:table-cell office:value-type="string">
            <text:p>LFP3</text:p>
          </table:table-cell>
          <table:table-cell office:value-type="float" office:value="610342.861">
            <text:p>610342.861</text:p>
          </table:table-cell>
          <table:table-cell office:value-type="float" office:value="227148.348">
            <text:p>227148.348</text:p>
          </table:table-cell>
          <table:table-cell office:value-type="float" office:value="458.014">
            <text:p>458.014</text:p>
          </table:table-cell>
          <table:table-cell office:value-type="float" office:value="457.9400024414">
            <text:p>457.9400024414</text:p>
          </table:table-cell>
          <table:table-cell office:value-type="float" office:value="-7.3997558594">
            <text:p>-7.3997558594</text:p>
          </table:table-cell>
          <table:table-cell office:value-type="string">
            <text:p>2534</text:p>
          </table:table-cell>
          <table:table-cell table:formula="of:=ABS([.H1108])" office:value-type="float" office:value="7.399755859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23</text:p>
          </table:table-cell>
          <table:table-cell office:value-type="string">
            <text:p>25346018</text:p>
          </table:table-cell>
          <table:table-cell office:value-type="string">
            <text:p>LFP3</text:p>
          </table:table-cell>
          <table:table-cell office:value-type="float" office:value="610243.928">
            <text:p>610243.928</text:p>
          </table:table-cell>
          <table:table-cell office:value-type="float" office:value="227108.727">
            <text:p>227108.727</text:p>
          </table:table-cell>
          <table:table-cell office:value-type="float" office:value="465.331">
            <text:p>465.331</text:p>
          </table:table-cell>
          <table:table-cell office:value-type="float" office:value="465.299987793">
            <text:p>465.299987793</text:p>
          </table:table-cell>
          <table:table-cell office:value-type="float" office:value="-3.1012207031">
            <text:p>-3.1012207031</text:p>
          </table:table-cell>
          <table:table-cell office:value-type="string">
            <text:p>2534</text:p>
          </table:table-cell>
          <table:table-cell table:formula="of:=ABS([.H1109])" office:value-type="float" office:value="3.1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24</text:p>
          </table:table-cell>
          <table:table-cell office:value-type="string">
            <text:p>25346021</text:p>
          </table:table-cell>
          <table:table-cell office:value-type="string">
            <text:p>LFP3</text:p>
          </table:table-cell>
          <table:table-cell office:value-type="float" office:value="609037.862">
            <text:p>609037.862</text:p>
          </table:table-cell>
          <table:table-cell office:value-type="float" office:value="228400.856">
            <text:p>228400.856</text:p>
          </table:table-cell>
          <table:table-cell office:value-type="float" office:value="431.295">
            <text:p>431.295</text:p>
          </table:table-cell>
          <table:table-cell office:value-type="float" office:value="431.2799987793">
            <text:p>431.2799987793</text:p>
          </table:table-cell>
          <table:table-cell office:value-type="float" office:value="-1.5001220703">
            <text:p>-1.5001220703</text:p>
          </table:table-cell>
          <table:table-cell office:value-type="string">
            <text:p>2534</text:p>
          </table:table-cell>
          <table:table-cell table:formula="of:=ABS([.H1110])" office:value-type="float" office:value="1.5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25</text:p>
          </table:table-cell>
          <table:table-cell office:value-type="string">
            <text:p>25346022</text:p>
          </table:table-cell>
          <table:table-cell office:value-type="string">
            <text:p>LFP3</text:p>
          </table:table-cell>
          <table:table-cell office:value-type="float" office:value="609122.067">
            <text:p>609122.067</text:p>
          </table:table-cell>
          <table:table-cell office:value-type="float" office:value="228450.625">
            <text:p>228450.625</text:p>
          </table:table-cell>
          <table:table-cell office:value-type="float" office:value="431.116">
            <text:p>431.116</text:p>
          </table:table-cell>
          <table:table-cell office:value-type="float" office:value="431.0899963379">
            <text:p>431.0899963379</text:p>
          </table:table-cell>
          <table:table-cell office:value-type="float" office:value="-2.6003662109">
            <text:p>-2.6003662109</text:p>
          </table:table-cell>
          <table:table-cell office:value-type="string">
            <text:p>2534</text:p>
          </table:table-cell>
          <table:table-cell table:formula="of:=ABS([.H1111])" office:value-type="float" office:value="2.600366210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26</text:p>
          </table:table-cell>
          <table:table-cell office:value-type="string">
            <text:p>25346023</text:p>
          </table:table-cell>
          <table:table-cell office:value-type="string">
            <text:p>LFP3</text:p>
          </table:table-cell>
          <table:table-cell office:value-type="float" office:value="609103.606">
            <text:p>609103.606</text:p>
          </table:table-cell>
          <table:table-cell office:value-type="float" office:value="228503.294">
            <text:p>228503.294</text:p>
          </table:table-cell>
          <table:table-cell office:value-type="float" office:value="430.939">
            <text:p>430.939</text:p>
          </table:table-cell>
          <table:table-cell office:value-type="float" office:value="430.9299926758">
            <text:p>430.9299926758</text:p>
          </table:table-cell>
          <table:table-cell office:value-type="float" office:value="-0.9007324219">
            <text:p>-0.9007324219</text:p>
          </table:table-cell>
          <table:table-cell office:value-type="string">
            <text:p>2534</text:p>
          </table:table-cell>
          <table:table-cell table:formula="of:=ABS([.H1112])" office:value-type="float" office:value="0.9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27</text:p>
          </table:table-cell>
          <table:table-cell office:value-type="string">
            <text:p>25346026</text:p>
          </table:table-cell>
          <table:table-cell office:value-type="string">
            <text:p>LFP3</text:p>
          </table:table-cell>
          <table:table-cell office:value-type="float" office:value="609114.8">
            <text:p>609114.8</text:p>
          </table:table-cell>
          <table:table-cell office:value-type="float" office:value="229113.591">
            <text:p>229113.591</text:p>
          </table:table-cell>
          <table:table-cell office:value-type="float" office:value="429.317">
            <text:p>429.317</text:p>
          </table:table-cell>
          <table:table-cell office:value-type="float" office:value="429.3900146484">
            <text:p>429.3900146484</text:p>
          </table:table-cell>
          <table:table-cell office:value-type="float" office:value="7.3014648437">
            <text:p>7.3014648437</text:p>
          </table:table-cell>
          <table:table-cell office:value-type="string">
            <text:p>2534</text:p>
          </table:table-cell>
          <table:table-cell table:formula="of:=ABS([.H1113])" office:value-type="float" office:value="7.3014648437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28</text:p>
          </table:table-cell>
          <table:table-cell office:value-type="string">
            <text:p>25346028</text:p>
          </table:table-cell>
          <table:table-cell office:value-type="string">
            <text:p>LFP3</text:p>
          </table:table-cell>
          <table:table-cell office:value-type="float" office:value="609029.006">
            <text:p>609029.006</text:p>
          </table:table-cell>
          <table:table-cell office:value-type="float" office:value="228966.733">
            <text:p>228966.733</text:p>
          </table:table-cell>
          <table:table-cell office:value-type="float" office:value="429.681">
            <text:p>429.681</text:p>
          </table:table-cell>
          <table:table-cell office:value-type="float" office:value="429.6799926758">
            <text:p>429.6799926758</text:p>
          </table:table-cell>
          <table:table-cell office:value-type="float" office:value="-0.1007324219">
            <text:p>-0.1007324219</text:p>
          </table:table-cell>
          <table:table-cell office:value-type="string">
            <text:p>2534</text:p>
          </table:table-cell>
          <table:table-cell table:formula="of:=ABS([.H1114])" office:value-type="float" office:value="0.100732421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529</text:p>
          </table:table-cell>
          <table:table-cell office:value-type="string">
            <text:p>25346029</text:p>
          </table:table-cell>
          <table:table-cell office:value-type="string">
            <text:p>LFP3</text:p>
          </table:table-cell>
          <table:table-cell office:value-type="float" office:value="609007.447">
            <text:p>609007.447</text:p>
          </table:table-cell>
          <table:table-cell office:value-type="float" office:value="229003.603">
            <text:p>229003.603</text:p>
          </table:table-cell>
          <table:table-cell office:value-type="float" office:value="429.419">
            <text:p>429.419</text:p>
          </table:table-cell>
          <table:table-cell office:value-type="float" office:value="429.450012207">
            <text:p>429.450012207</text:p>
          </table:table-cell>
          <table:table-cell office:value-type="float" office:value="3.1012207031">
            <text:p>3.1012207031</text:p>
          </table:table-cell>
          <table:table-cell office:value-type="string">
            <text:p>2534</text:p>
          </table:table-cell>
          <table:table-cell table:formula="of:=ABS([.H1115])" office:value-type="float" office:value="3.1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30</text:p>
          </table:table-cell>
          <table:table-cell office:value-type="string">
            <text:p>25346030</text:p>
          </table:table-cell>
          <table:table-cell office:value-type="string">
            <text:p>LFP3</text:p>
          </table:table-cell>
          <table:table-cell office:value-type="float" office:value="608992.631">
            <text:p>608992.631</text:p>
          </table:table-cell>
          <table:table-cell office:value-type="float" office:value="229033.306">
            <text:p>229033.306</text:p>
          </table:table-cell>
          <table:table-cell office:value-type="float" office:value="429.546">
            <text:p>429.546</text:p>
          </table:table-cell>
          <table:table-cell office:value-type="float" office:value="429.5799865723">
            <text:p>429.5799865723</text:p>
          </table:table-cell>
          <table:table-cell office:value-type="float" office:value="3.3986572266">
            <text:p>3.3986572266</text:p>
          </table:table-cell>
          <table:table-cell office:value-type="string">
            <text:p>2534</text:p>
          </table:table-cell>
          <table:table-cell table:formula="of:=ABS([.H1116])" office:value-type="float" office:value="3.398657226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31</text:p>
          </table:table-cell>
          <table:table-cell office:value-type="string">
            <text:p>25346031</text:p>
          </table:table-cell>
          <table:table-cell office:value-type="string">
            <text:p>LFP3</text:p>
          </table:table-cell>
          <table:table-cell office:value-type="float" office:value="609036.027">
            <text:p>609036.027</text:p>
          </table:table-cell>
          <table:table-cell office:value-type="float" office:value="229072.352">
            <text:p>229072.352</text:p>
          </table:table-cell>
          <table:table-cell office:value-type="float" office:value="429.491">
            <text:p>429.491</text:p>
          </table:table-cell>
          <table:table-cell office:value-type="float" office:value="429.6199951172">
            <text:p>429.6199951172</text:p>
          </table:table-cell>
          <table:table-cell office:value-type="float" office:value="12.8995117188">
            <text:p>12.8995117188</text:p>
          </table:table-cell>
          <table:table-cell office:value-type="string">
            <text:p>2534</text:p>
          </table:table-cell>
          <table:table-cell table:formula="of:=ABS([.H1117])" office:value-type="float" office:value="12.899511718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532</text:p>
          </table:table-cell>
          <table:table-cell office:value-type="string">
            <text:p>25346032</text:p>
          </table:table-cell>
          <table:table-cell office:value-type="string">
            <text:p>LFP3</text:p>
          </table:table-cell>
          <table:table-cell office:value-type="float" office:value="609075.276">
            <text:p>609075.276</text:p>
          </table:table-cell>
          <table:table-cell office:value-type="float" office:value="229082.927">
            <text:p>229082.927</text:p>
          </table:table-cell>
          <table:table-cell office:value-type="float" office:value="429.576">
            <text:p>429.576</text:p>
          </table:table-cell>
          <table:table-cell office:value-type="float" office:value="429.6099853516">
            <text:p>429.6099853516</text:p>
          </table:table-cell>
          <table:table-cell office:value-type="float" office:value="3.3985351562">
            <text:p>3.3985351562</text:p>
          </table:table-cell>
          <table:table-cell office:value-type="string">
            <text:p>2534</text:p>
          </table:table-cell>
          <table:table-cell table:formula="of:=ABS([.H1118])" office:value-type="float" office:value="3.398535156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33</text:p>
          </table:table-cell>
          <table:table-cell office:value-type="string">
            <text:p>25346034</text:p>
          </table:table-cell>
          <table:table-cell office:value-type="string">
            <text:p>LFP3</text:p>
          </table:table-cell>
          <table:table-cell office:value-type="float" office:value="609762.622">
            <text:p>609762.622</text:p>
          </table:table-cell>
          <table:table-cell office:value-type="float" office:value="227661.69">
            <text:p>227661.69</text:p>
          </table:table-cell>
          <table:table-cell office:value-type="float" office:value="435.064">
            <text:p>435.064</text:p>
          </table:table-cell>
          <table:table-cell office:value-type="float" office:value="435.200012207">
            <text:p>435.200012207</text:p>
          </table:table-cell>
          <table:table-cell office:value-type="float" office:value="13.6012207031">
            <text:p>13.6012207031</text:p>
          </table:table-cell>
          <table:table-cell office:value-type="string">
            <text:p>2534</text:p>
          </table:table-cell>
          <table:table-cell table:formula="of:=ABS([.H1119])" office:value-type="float" office:value="13.6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34</text:p>
          </table:table-cell>
          <table:table-cell office:value-type="string">
            <text:p>25346036</text:p>
          </table:table-cell>
          <table:table-cell office:value-type="string">
            <text:p>LFP3</text:p>
          </table:table-cell>
          <table:table-cell office:value-type="float" office:value="608987.943">
            <text:p>608987.943</text:p>
          </table:table-cell>
          <table:table-cell office:value-type="float" office:value="228260.474">
            <text:p>228260.474</text:p>
          </table:table-cell>
          <table:table-cell office:value-type="float" office:value="431.5265">
            <text:p>431.5265</text:p>
          </table:table-cell>
          <table:table-cell office:value-type="float" office:value="431.4899902344">
            <text:p>431.4899902344</text:p>
          </table:table-cell>
          <table:table-cell office:value-type="float" office:value="-3.6509765625">
            <text:p>-3.6509765625</text:p>
          </table:table-cell>
          <table:table-cell office:value-type="string">
            <text:p>2534</text:p>
          </table:table-cell>
          <table:table-cell table:formula="of:=ABS([.H1120])" office:value-type="float" office:value="3.650976562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35</text:p>
          </table:table-cell>
          <table:table-cell office:value-type="string">
            <text:p>25346038</text:p>
          </table:table-cell>
          <table:table-cell office:value-type="string">
            <text:p>LFP3</text:p>
          </table:table-cell>
          <table:table-cell office:value-type="float" office:value="610390.979">
            <text:p>610390.979</text:p>
          </table:table-cell>
          <table:table-cell office:value-type="float" office:value="227821.416">
            <text:p>227821.416</text:p>
          </table:table-cell>
          <table:table-cell office:value-type="float" office:value="434.993">
            <text:p>434.993</text:p>
          </table:table-cell>
          <table:table-cell office:value-type="float" office:value="435.049987793">
            <text:p>435.049987793</text:p>
          </table:table-cell>
          <table:table-cell office:value-type="float" office:value="5.6987792969">
            <text:p>5.6987792969</text:p>
          </table:table-cell>
          <table:table-cell office:value-type="string">
            <text:p>2534</text:p>
          </table:table-cell>
          <table:table-cell table:formula="of:=ABS([.H1121])" office:value-type="float" office:value="5.698779296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36</text:p>
          </table:table-cell>
          <table:table-cell office:value-type="string">
            <text:p>25346039</text:p>
          </table:table-cell>
          <table:table-cell office:value-type="string">
            <text:p>LFP3</text:p>
          </table:table-cell>
          <table:table-cell office:value-type="float" office:value="610415.047">
            <text:p>610415.047</text:p>
          </table:table-cell>
          <table:table-cell office:value-type="float" office:value="227865.124">
            <text:p>227865.124</text:p>
          </table:table-cell>
          <table:table-cell office:value-type="float" office:value="434.983">
            <text:p>434.983</text:p>
          </table:table-cell>
          <table:table-cell office:value-type="float" office:value="434.9899902344">
            <text:p>434.9899902344</text:p>
          </table:table-cell>
          <table:table-cell office:value-type="float" office:value="0.6990234375">
            <text:p>0.6990234375</text:p>
          </table:table-cell>
          <table:table-cell office:value-type="string">
            <text:p>2534</text:p>
          </table:table-cell>
          <table:table-cell table:formula="of:=ABS([.H1122])" office:value-type="float" office:value="0.6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37</text:p>
          </table:table-cell>
          <table:table-cell office:value-type="string">
            <text:p>25346041</text:p>
          </table:table-cell>
          <table:table-cell office:value-type="string">
            <text:p>LFP3</text:p>
          </table:table-cell>
          <table:table-cell office:value-type="float" office:value="609436.28">
            <text:p>609436.28</text:p>
          </table:table-cell>
          <table:table-cell office:value-type="float" office:value="227672.313">
            <text:p>227672.313</text:p>
          </table:table-cell>
          <table:table-cell office:value-type="float" office:value="434.501">
            <text:p>434.501</text:p>
          </table:table-cell>
          <table:table-cell office:value-type="float" office:value="434.5199890137">
            <text:p>434.5199890137</text:p>
          </table:table-cell>
          <table:table-cell office:value-type="float" office:value="1.8989013672">
            <text:p>1.8989013672</text:p>
          </table:table-cell>
          <table:table-cell office:value-type="string">
            <text:p>2534</text:p>
          </table:table-cell>
          <table:table-cell table:formula="of:=ABS([.H1123])" office:value-type="float" office:value="1.8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38</text:p>
          </table:table-cell>
          <table:table-cell office:value-type="string">
            <text:p>25346042</text:p>
          </table:table-cell>
          <table:table-cell office:value-type="string">
            <text:p>LFP3</text:p>
          </table:table-cell>
          <table:table-cell office:value-type="float" office:value="609411.158">
            <text:p>609411.158</text:p>
          </table:table-cell>
          <table:table-cell office:value-type="float" office:value="227681.436">
            <text:p>227681.436</text:p>
          </table:table-cell>
          <table:table-cell office:value-type="float" office:value="434.938">
            <text:p>434.938</text:p>
          </table:table-cell>
          <table:table-cell office:value-type="float" office:value="434.9100036621">
            <text:p>434.9100036621</text:p>
          </table:table-cell>
          <table:table-cell office:value-type="float" office:value="-2.7996337891">
            <text:p>-2.7996337891</text:p>
          </table:table-cell>
          <table:table-cell office:value-type="string">
            <text:p>2534</text:p>
          </table:table-cell>
          <table:table-cell table:formula="of:=ABS([.H1124])" office:value-type="float" office:value="2.799633789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39</text:p>
          </table:table-cell>
          <table:table-cell office:value-type="string">
            <text:p>25346044</text:p>
          </table:table-cell>
          <table:table-cell office:value-type="string">
            <text:p>LFP3</text:p>
          </table:table-cell>
          <table:table-cell office:value-type="float" office:value="609158.376">
            <text:p>609158.376</text:p>
          </table:table-cell>
          <table:table-cell office:value-type="float" office:value="229076.224">
            <text:p>229076.224</text:p>
          </table:table-cell>
          <table:table-cell office:value-type="float" office:value="429.6">
            <text:p>429.6</text:p>
          </table:table-cell>
          <table:table-cell office:value-type="float" office:value="429.7300109863">
            <text:p>429.7300109863</text:p>
          </table:table-cell>
          <table:table-cell office:value-type="float" office:value="13.0010986328">
            <text:p>13.0010986328</text:p>
          </table:table-cell>
          <table:table-cell office:value-type="string">
            <text:p>2534</text:p>
          </table:table-cell>
          <table:table-cell table:formula="of:=ABS([.H1125])" office:value-type="float" office:value="13.0010986328">
            <text:p>13</text:p>
          </table:table-cell>
          <table:table-cell table:number-columns-repeated="246"/>
        </table:table-row>
        <table:table-row table:style-name="ro1">
          <table:table-cell office:value-type="string">
            <text:p>5353540</text:p>
          </table:table-cell>
          <table:table-cell office:value-type="string">
            <text:p>25346045</text:p>
          </table:table-cell>
          <table:table-cell office:value-type="string">
            <text:p>LFP3</text:p>
          </table:table-cell>
          <table:table-cell office:value-type="float" office:value="609104.404">
            <text:p>609104.404</text:p>
          </table:table-cell>
          <table:table-cell office:value-type="float" office:value="229002.238">
            <text:p>229002.238</text:p>
          </table:table-cell>
          <table:table-cell office:value-type="float" office:value="429.866">
            <text:p>429.866</text:p>
          </table:table-cell>
          <table:table-cell office:value-type="float" office:value="429.9700012207">
            <text:p>429.9700012207</text:p>
          </table:table-cell>
          <table:table-cell office:value-type="float" office:value="10.4001220703">
            <text:p>10.4001220703</text:p>
          </table:table-cell>
          <table:table-cell office:value-type="string">
            <text:p>2534</text:p>
          </table:table-cell>
          <table:table-cell table:formula="of:=ABS([.H1126])" office:value-type="float" office:value="10.4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541</text:p>
          </table:table-cell>
          <table:table-cell office:value-type="string">
            <text:p>25346046</text:p>
          </table:table-cell>
          <table:table-cell office:value-type="string">
            <text:p>LFP3</text:p>
          </table:table-cell>
          <table:table-cell office:value-type="float" office:value="609065.813">
            <text:p>609065.813</text:p>
          </table:table-cell>
          <table:table-cell office:value-type="float" office:value="228943.609">
            <text:p>228943.609</text:p>
          </table:table-cell>
          <table:table-cell office:value-type="float" office:value="430.072">
            <text:p>430.072</text:p>
          </table:table-cell>
          <table:table-cell office:value-type="float" office:value="430.0799865723">
            <text:p>430.0799865723</text:p>
          </table:table-cell>
          <table:table-cell office:value-type="float" office:value="0.7986572266">
            <text:p>0.7986572266</text:p>
          </table:table-cell>
          <table:table-cell office:value-type="string">
            <text:p>2534</text:p>
          </table:table-cell>
          <table:table-cell table:formula="of:=ABS([.H1127])" office:value-type="float" office:value="0.7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42</text:p>
          </table:table-cell>
          <table:table-cell office:value-type="string">
            <text:p>25346047</text:p>
          </table:table-cell>
          <table:table-cell office:value-type="string">
            <text:p>LFP3</text:p>
          </table:table-cell>
          <table:table-cell office:value-type="float" office:value="609041.267">
            <text:p>609041.267</text:p>
          </table:table-cell>
          <table:table-cell office:value-type="float" office:value="228892.99">
            <text:p>228892.99</text:p>
          </table:table-cell>
          <table:table-cell office:value-type="float" office:value="429.728">
            <text:p>429.728</text:p>
          </table:table-cell>
          <table:table-cell office:value-type="float" office:value="429.7399902344">
            <text:p>429.7399902344</text:p>
          </table:table-cell>
          <table:table-cell office:value-type="float" office:value="1.1990234375">
            <text:p>1.1990234375</text:p>
          </table:table-cell>
          <table:table-cell office:value-type="string">
            <text:p>2534</text:p>
          </table:table-cell>
          <table:table-cell table:formula="of:=ABS([.H1128])" office:value-type="float" office:value="1.199023437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43</text:p>
          </table:table-cell>
          <table:table-cell office:value-type="string">
            <text:p>25346048</text:p>
          </table:table-cell>
          <table:table-cell office:value-type="string">
            <text:p>LFP3</text:p>
          </table:table-cell>
          <table:table-cell office:value-type="float" office:value="609137.025">
            <text:p>609137.025</text:p>
          </table:table-cell>
          <table:table-cell office:value-type="float" office:value="228922.934">
            <text:p>228922.934</text:p>
          </table:table-cell>
          <table:table-cell office:value-type="float" office:value="429.492">
            <text:p>429.492</text:p>
          </table:table-cell>
          <table:table-cell office:value-type="float" office:value="429.6600036621">
            <text:p>429.6600036621</text:p>
          </table:table-cell>
          <table:table-cell office:value-type="float" office:value="16.8003662109">
            <text:p>16.8003662109</text:p>
          </table:table-cell>
          <table:table-cell office:value-type="string">
            <text:p>2534</text:p>
          </table:table-cell>
          <table:table-cell table:formula="of:=ABS([.H1129])" office:value-type="float" office:value="16.8003662109">
            <text:p>17</text:p>
          </table:table-cell>
          <table:table-cell table:number-columns-repeated="246"/>
        </table:table-row>
        <table:table-row table:style-name="ro1">
          <table:table-cell office:value-type="string">
            <text:p>5353544</text:p>
          </table:table-cell>
          <table:table-cell office:value-type="string">
            <text:p>25346049</text:p>
          </table:table-cell>
          <table:table-cell office:value-type="string">
            <text:p>LFP3</text:p>
          </table:table-cell>
          <table:table-cell office:value-type="float" office:value="609168.857">
            <text:p>609168.857</text:p>
          </table:table-cell>
          <table:table-cell office:value-type="float" office:value="228849.48">
            <text:p>228849.48</text:p>
          </table:table-cell>
          <table:table-cell office:value-type="float" office:value="429.808">
            <text:p>429.808</text:p>
          </table:table-cell>
          <table:table-cell office:value-type="float" office:value="429.950012207">
            <text:p>429.950012207</text:p>
          </table:table-cell>
          <table:table-cell office:value-type="float" office:value="14.2012207031">
            <text:p>14.2012207031</text:p>
          </table:table-cell>
          <table:table-cell office:value-type="string">
            <text:p>2534</text:p>
          </table:table-cell>
          <table:table-cell table:formula="of:=ABS([.H1130])" office:value-type="float" office:value="14.2012207031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45</text:p>
          </table:table-cell>
          <table:table-cell office:value-type="string">
            <text:p>25346050</text:p>
          </table:table-cell>
          <table:table-cell office:value-type="string">
            <text:p>LFP3</text:p>
          </table:table-cell>
          <table:table-cell office:value-type="float" office:value="609204.479">
            <text:p>609204.479</text:p>
          </table:table-cell>
          <table:table-cell office:value-type="float" office:value="228765.06">
            <text:p>228765.06</text:p>
          </table:table-cell>
          <table:table-cell office:value-type="float" office:value="429.96">
            <text:p>429.96</text:p>
          </table:table-cell>
          <table:table-cell office:value-type="float" office:value="430.1000061035">
            <text:p>430.1000061035</text:p>
          </table:table-cell>
          <table:table-cell office:value-type="float" office:value="14.0006103516">
            <text:p>14.0006103516</text:p>
          </table:table-cell>
          <table:table-cell office:value-type="string">
            <text:p>2534</text:p>
          </table:table-cell>
          <table:table-cell table:formula="of:=ABS([.H1131])" office:value-type="float" office:value="14.0006103516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46</text:p>
          </table:table-cell>
          <table:table-cell office:value-type="string">
            <text:p>25346052</text:p>
          </table:table-cell>
          <table:table-cell office:value-type="string">
            <text:p>LFP3</text:p>
          </table:table-cell>
          <table:table-cell office:value-type="float" office:value="610495.886">
            <text:p>610495.886</text:p>
          </table:table-cell>
          <table:table-cell office:value-type="float" office:value="227805.928">
            <text:p>227805.928</text:p>
          </table:table-cell>
          <table:table-cell office:value-type="float" office:value="434.805">
            <text:p>434.805</text:p>
          </table:table-cell>
          <table:table-cell office:value-type="float" office:value="434.8500061035">
            <text:p>434.8500061035</text:p>
          </table:table-cell>
          <table:table-cell office:value-type="float" office:value="4.5006103516">
            <text:p>4.5006103516</text:p>
          </table:table-cell>
          <table:table-cell office:value-type="string">
            <text:p>2534</text:p>
          </table:table-cell>
          <table:table-cell table:formula="of:=ABS([.H1132])" office:value-type="float" office:value="4.500610351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47</text:p>
          </table:table-cell>
          <table:table-cell office:value-type="string">
            <text:p>25346053</text:p>
          </table:table-cell>
          <table:table-cell office:value-type="string">
            <text:p>LFP3</text:p>
          </table:table-cell>
          <table:table-cell office:value-type="float" office:value="609321.736">
            <text:p>609321.736</text:p>
          </table:table-cell>
          <table:table-cell office:value-type="float" office:value="228664.809">
            <text:p>228664.809</text:p>
          </table:table-cell>
          <table:table-cell office:value-type="float" office:value="430.16">
            <text:p>430.16</text:p>
          </table:table-cell>
          <table:table-cell office:value-type="float" office:value="430.0199890137">
            <text:p>430.0199890137</text:p>
          </table:table-cell>
          <table:table-cell office:value-type="float" office:value="-14.0010986328">
            <text:p>-14.0010986328</text:p>
          </table:table-cell>
          <table:table-cell office:value-type="string">
            <text:p>2534</text:p>
          </table:table-cell>
          <table:table-cell table:formula="of:=ABS([.H1133])" office:value-type="float" office:value="14.0010986328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548</text:p>
          </table:table-cell>
          <table:table-cell office:value-type="string">
            <text:p>25346054</text:p>
          </table:table-cell>
          <table:table-cell office:value-type="string">
            <text:p>LFP3</text:p>
          </table:table-cell>
          <table:table-cell office:value-type="float" office:value="609260.544">
            <text:p>609260.544</text:p>
          </table:table-cell>
          <table:table-cell office:value-type="float" office:value="228617.108">
            <text:p>228617.108</text:p>
          </table:table-cell>
          <table:table-cell office:value-type="float" office:value="430.171">
            <text:p>430.171</text:p>
          </table:table-cell>
          <table:table-cell office:value-type="float" office:value="430.1400146484">
            <text:p>430.1400146484</text:p>
          </table:table-cell>
          <table:table-cell office:value-type="float" office:value="-3.0985351562">
            <text:p>-3.0985351562</text:p>
          </table:table-cell>
          <table:table-cell office:value-type="string">
            <text:p>2534</text:p>
          </table:table-cell>
          <table:table-cell table:formula="of:=ABS([.H1134])" office:value-type="float" office:value="3.098535156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49</text:p>
          </table:table-cell>
          <table:table-cell office:value-type="string">
            <text:p>25346055</text:p>
          </table:table-cell>
          <table:table-cell office:value-type="string">
            <text:p>LFP3</text:p>
          </table:table-cell>
          <table:table-cell office:value-type="float" office:value="609184.208">
            <text:p>609184.208</text:p>
          </table:table-cell>
          <table:table-cell office:value-type="float" office:value="228572.062">
            <text:p>228572.062</text:p>
          </table:table-cell>
          <table:table-cell office:value-type="float" office:value="430.457">
            <text:p>430.457</text:p>
          </table:table-cell>
          <table:table-cell office:value-type="float" office:value="430.4400024414">
            <text:p>430.4400024414</text:p>
          </table:table-cell>
          <table:table-cell office:value-type="float" office:value="-1.6997558594">
            <text:p>-1.6997558594</text:p>
          </table:table-cell>
          <table:table-cell office:value-type="string">
            <text:p>2534</text:p>
          </table:table-cell>
          <table:table-cell table:formula="of:=ABS([.H1135])" office:value-type="float" office:value="1.6997558594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50</text:p>
          </table:table-cell>
          <table:table-cell office:value-type="string">
            <text:p>25346057</text:p>
          </table:table-cell>
          <table:table-cell office:value-type="string">
            <text:p>LFP3</text:p>
          </table:table-cell>
          <table:table-cell office:value-type="float" office:value="608360.629">
            <text:p>608360.629</text:p>
          </table:table-cell>
          <table:table-cell office:value-type="float" office:value="228111.587">
            <text:p>228111.587</text:p>
          </table:table-cell>
          <table:table-cell office:value-type="float" office:value="431.414">
            <text:p>431.414</text:p>
          </table:table-cell>
          <table:table-cell office:value-type="float" office:value="431.4800109863">
            <text:p>431.4800109863</text:p>
          </table:table-cell>
          <table:table-cell office:value-type="float" office:value="6.6010986328">
            <text:p>6.6010986328</text:p>
          </table:table-cell>
          <table:table-cell office:value-type="string">
            <text:p>2534</text:p>
          </table:table-cell>
          <table:table-cell table:formula="of:=ABS([.H1136])" office:value-type="float" office:value="6.601098632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51</text:p>
          </table:table-cell>
          <table:table-cell office:value-type="string">
            <text:p>25346058</text:p>
          </table:table-cell>
          <table:table-cell office:value-type="string">
            <text:p>LFP3</text:p>
          </table:table-cell>
          <table:table-cell office:value-type="float" office:value="608417.673">
            <text:p>608417.673</text:p>
          </table:table-cell>
          <table:table-cell office:value-type="float" office:value="228122.881">
            <text:p>228122.881</text:p>
          </table:table-cell>
          <table:table-cell office:value-type="float" office:value="430.459">
            <text:p>430.459</text:p>
          </table:table-cell>
          <table:table-cell office:value-type="float" office:value="430.5100097656">
            <text:p>430.5100097656</text:p>
          </table:table-cell>
          <table:table-cell office:value-type="float" office:value="5.1009765625">
            <text:p>5.1009765625</text:p>
          </table:table-cell>
          <table:table-cell office:value-type="string">
            <text:p>2534</text:p>
          </table:table-cell>
          <table:table-cell table:formula="of:=ABS([.H1137])" office:value-type="float" office:value="5.1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52</text:p>
          </table:table-cell>
          <table:table-cell office:value-type="string">
            <text:p>25346059</text:p>
          </table:table-cell>
          <table:table-cell office:value-type="string">
            <text:p>LFP3</text:p>
          </table:table-cell>
          <table:table-cell office:value-type="float" office:value="608508.424">
            <text:p>608508.424</text:p>
          </table:table-cell>
          <table:table-cell office:value-type="float" office:value="228167.119">
            <text:p>228167.119</text:p>
          </table:table-cell>
          <table:table-cell office:value-type="float" office:value="430.066">
            <text:p>430.066</text:p>
          </table:table-cell>
          <table:table-cell office:value-type="float" office:value="430.1199951172">
            <text:p>430.1199951172</text:p>
          </table:table-cell>
          <table:table-cell office:value-type="float" office:value="5.3995117188">
            <text:p>5.3995117188</text:p>
          </table:table-cell>
          <table:table-cell office:value-type="string">
            <text:p>2534</text:p>
          </table:table-cell>
          <table:table-cell table:formula="of:=ABS([.H1138])" office:value-type="float" office:value="5.399511718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53</text:p>
          </table:table-cell>
          <table:table-cell office:value-type="string">
            <text:p>25346060</text:p>
          </table:table-cell>
          <table:table-cell office:value-type="string">
            <text:p>LFP3</text:p>
          </table:table-cell>
          <table:table-cell office:value-type="float" office:value="608572.243">
            <text:p>608572.243</text:p>
          </table:table-cell>
          <table:table-cell office:value-type="float" office:value="228181.775">
            <text:p>228181.775</text:p>
          </table:table-cell>
          <table:table-cell office:value-type="float" office:value="430.362">
            <text:p>430.362</text:p>
          </table:table-cell>
          <table:table-cell office:value-type="float" office:value="430.4100036621">
            <text:p>430.4100036621</text:p>
          </table:table-cell>
          <table:table-cell office:value-type="float" office:value="4.8003662109">
            <text:p>4.8003662109</text:p>
          </table:table-cell>
          <table:table-cell office:value-type="string">
            <text:p>2534</text:p>
          </table:table-cell>
          <table:table-cell table:formula="of:=ABS([.H1139])" office:value-type="float" office:value="4.800366210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54</text:p>
          </table:table-cell>
          <table:table-cell office:value-type="string">
            <text:p>25346061</text:p>
          </table:table-cell>
          <table:table-cell office:value-type="string">
            <text:p>LFP3</text:p>
          </table:table-cell>
          <table:table-cell office:value-type="float" office:value="610281.381">
            <text:p>610281.381</text:p>
          </table:table-cell>
          <table:table-cell office:value-type="float" office:value="227929.024">
            <text:p>227929.024</text:p>
          </table:table-cell>
          <table:table-cell office:value-type="float" office:value="434.39">
            <text:p>434.39</text:p>
          </table:table-cell>
          <table:table-cell office:value-type="float" office:value="434.4100036621">
            <text:p>434.4100036621</text:p>
          </table:table-cell>
          <table:table-cell office:value-type="float" office:value="2.0003662109">
            <text:p>2.0003662109</text:p>
          </table:table-cell>
          <table:table-cell office:value-type="string">
            <text:p>2534</text:p>
          </table:table-cell>
          <table:table-cell table:formula="of:=ABS([.H1140])" office:value-type="float" office:value="2.000366210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55</text:p>
          </table:table-cell>
          <table:table-cell office:value-type="string">
            <text:p>25346062</text:p>
          </table:table-cell>
          <table:table-cell office:value-type="string">
            <text:p>LFP3</text:p>
          </table:table-cell>
          <table:table-cell office:value-type="float" office:value="610301.425">
            <text:p>610301.425</text:p>
          </table:table-cell>
          <table:table-cell office:value-type="float" office:value="227907.932">
            <text:p>227907.932</text:p>
          </table:table-cell>
          <table:table-cell office:value-type="float" office:value="434.62">
            <text:p>434.62</text:p>
          </table:table-cell>
          <table:table-cell office:value-type="float" office:value="434.6300048828">
            <text:p>434.6300048828</text:p>
          </table:table-cell>
          <table:table-cell office:value-type="float" office:value="1.0004882812">
            <text:p>1.0004882812</text:p>
          </table:table-cell>
          <table:table-cell office:value-type="string">
            <text:p>2534</text:p>
          </table:table-cell>
          <table:table-cell table:formula="of:=ABS([.H1141])" office:value-type="float" office:value="1.000488281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56</text:p>
          </table:table-cell>
          <table:table-cell office:value-type="string">
            <text:p>25346063</text:p>
          </table:table-cell>
          <table:table-cell office:value-type="string">
            <text:p>LFP3</text:p>
          </table:table-cell>
          <table:table-cell office:value-type="float" office:value="610315.252">
            <text:p>610315.252</text:p>
          </table:table-cell>
          <table:table-cell office:value-type="float" office:value="227864.18">
            <text:p>227864.18</text:p>
          </table:table-cell>
          <table:table-cell office:value-type="float" office:value="434.509">
            <text:p>434.509</text:p>
          </table:table-cell>
          <table:table-cell office:value-type="float" office:value="434.5100097656">
            <text:p>434.5100097656</text:p>
          </table:table-cell>
          <table:table-cell office:value-type="float" office:value="0.1009765625">
            <text:p>0.1009765625</text:p>
          </table:table-cell>
          <table:table-cell office:value-type="string">
            <text:p>2534</text:p>
          </table:table-cell>
          <table:table-cell table:formula="of:=ABS([.H1142])" office:value-type="float" office:value="0.100976562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557</text:p>
          </table:table-cell>
          <table:table-cell office:value-type="string">
            <text:p>25346064</text:p>
          </table:table-cell>
          <table:table-cell office:value-type="string">
            <text:p>LFP3</text:p>
          </table:table-cell>
          <table:table-cell office:value-type="float" office:value="610289.425">
            <text:p>610289.425</text:p>
          </table:table-cell>
          <table:table-cell office:value-type="float" office:value="227858.034">
            <text:p>227858.034</text:p>
          </table:table-cell>
          <table:table-cell office:value-type="float" office:value="434.578">
            <text:p>434.578</text:p>
          </table:table-cell>
          <table:table-cell office:value-type="float" office:value="434.5199890137">
            <text:p>434.5199890137</text:p>
          </table:table-cell>
          <table:table-cell office:value-type="float" office:value="-5.8010986328">
            <text:p>-5.8010986328</text:p>
          </table:table-cell>
          <table:table-cell office:value-type="string">
            <text:p>2534</text:p>
          </table:table-cell>
          <table:table-cell table:formula="of:=ABS([.H1143])" office:value-type="float" office:value="5.8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58</text:p>
          </table:table-cell>
          <table:table-cell office:value-type="string">
            <text:p>25346065</text:p>
          </table:table-cell>
          <table:table-cell office:value-type="string">
            <text:p>LFP3</text:p>
          </table:table-cell>
          <table:table-cell office:value-type="float" office:value="610224.8">
            <text:p>610224.8</text:p>
          </table:table-cell>
          <table:table-cell office:value-type="float" office:value="227885.915">
            <text:p>227885.915</text:p>
          </table:table-cell>
          <table:table-cell office:value-type="float" office:value="434.761">
            <text:p>434.761</text:p>
          </table:table-cell>
          <table:table-cell office:value-type="float" office:value="434.7300109863">
            <text:p>434.7300109863</text:p>
          </table:table-cell>
          <table:table-cell office:value-type="float" office:value="-3.0989013672">
            <text:p>-3.0989013672</text:p>
          </table:table-cell>
          <table:table-cell office:value-type="string">
            <text:p>2534</text:p>
          </table:table-cell>
          <table:table-cell table:formula="of:=ABS([.H1144])" office:value-type="float" office:value="3.098901367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59</text:p>
          </table:table-cell>
          <table:table-cell office:value-type="string">
            <text:p>25346066</text:p>
          </table:table-cell>
          <table:table-cell office:value-type="string">
            <text:p>LFP3</text:p>
          </table:table-cell>
          <table:table-cell office:value-type="float" office:value="609205.41">
            <text:p>609205.41</text:p>
          </table:table-cell>
          <table:table-cell office:value-type="float" office:value="228979.722">
            <text:p>228979.722</text:p>
          </table:table-cell>
          <table:table-cell office:value-type="float" office:value="429.411">
            <text:p>429.411</text:p>
          </table:table-cell>
          <table:table-cell office:value-type="float" office:value="429.4400024414">
            <text:p>429.4400024414</text:p>
          </table:table-cell>
          <table:table-cell office:value-type="float" office:value="2.9002441406">
            <text:p>2.9002441406</text:p>
          </table:table-cell>
          <table:table-cell office:value-type="string">
            <text:p>2534</text:p>
          </table:table-cell>
          <table:table-cell table:formula="of:=ABS([.H1145])" office:value-type="float" office:value="2.9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60</text:p>
          </table:table-cell>
          <table:table-cell office:value-type="string">
            <text:p>25346067</text:p>
          </table:table-cell>
          <table:table-cell office:value-type="string">
            <text:p>LFP3</text:p>
          </table:table-cell>
          <table:table-cell office:value-type="float" office:value="609245.896">
            <text:p>609245.896</text:p>
          </table:table-cell>
          <table:table-cell office:value-type="float" office:value="229014.104">
            <text:p>229014.104</text:p>
          </table:table-cell>
          <table:table-cell office:value-type="float" office:value="429.129">
            <text:p>429.129</text:p>
          </table:table-cell>
          <table:table-cell office:value-type="float" office:value="429.1400146484">
            <text:p>429.1400146484</text:p>
          </table:table-cell>
          <table:table-cell office:value-type="float" office:value="1.1014648437">
            <text:p>1.1014648437</text:p>
          </table:table-cell>
          <table:table-cell office:value-type="string">
            <text:p>2534</text:p>
          </table:table-cell>
          <table:table-cell table:formula="of:=ABS([.H1146])" office:value-type="float" office:value="1.101464843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61</text:p>
          </table:table-cell>
          <table:table-cell office:value-type="string">
            <text:p>25346077</text:p>
          </table:table-cell>
          <table:table-cell office:value-type="string">
            <text:p>LFP3</text:p>
          </table:table-cell>
          <table:table-cell office:value-type="float" office:value="610502.88">
            <text:p>610502.88</text:p>
          </table:table-cell>
          <table:table-cell office:value-type="float" office:value="227682.436">
            <text:p>227682.436</text:p>
          </table:table-cell>
          <table:table-cell office:value-type="float" office:value="435.774">
            <text:p>435.774</text:p>
          </table:table-cell>
          <table:table-cell office:value-type="float" office:value="435.8299865723">
            <text:p>435.8299865723</text:p>
          </table:table-cell>
          <table:table-cell office:value-type="float" office:value="5.5986572266">
            <text:p>5.5986572266</text:p>
          </table:table-cell>
          <table:table-cell office:value-type="string">
            <text:p>2534</text:p>
          </table:table-cell>
          <table:table-cell table:formula="of:=ABS([.H1147])" office:value-type="float" office:value="5.5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62</text:p>
          </table:table-cell>
          <table:table-cell office:value-type="string">
            <text:p>25346078</text:p>
          </table:table-cell>
          <table:table-cell office:value-type="string">
            <text:p>LFP3</text:p>
          </table:table-cell>
          <table:table-cell office:value-type="float" office:value="610549.611">
            <text:p>610549.611</text:p>
          </table:table-cell>
          <table:table-cell office:value-type="float" office:value="227621.066">
            <text:p>227621.066</text:p>
          </table:table-cell>
          <table:table-cell office:value-type="float" office:value="436.795">
            <text:p>436.795</text:p>
          </table:table-cell>
          <table:table-cell office:value-type="float" office:value="436.7799987793">
            <text:p>436.7799987793</text:p>
          </table:table-cell>
          <table:table-cell office:value-type="float" office:value="-1.5001220703">
            <text:p>-1.5001220703</text:p>
          </table:table-cell>
          <table:table-cell office:value-type="string">
            <text:p>2534</text:p>
          </table:table-cell>
          <table:table-cell table:formula="of:=ABS([.H1148])" office:value-type="float" office:value="1.5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63</text:p>
          </table:table-cell>
          <table:table-cell office:value-type="string">
            <text:p>25346079</text:p>
          </table:table-cell>
          <table:table-cell office:value-type="string">
            <text:p>LFP3</text:p>
          </table:table-cell>
          <table:table-cell office:value-type="float" office:value="610597.386">
            <text:p>610597.386</text:p>
          </table:table-cell>
          <table:table-cell office:value-type="float" office:value="227589.37">
            <text:p>227589.37</text:p>
          </table:table-cell>
          <table:table-cell office:value-type="float" office:value="437.223">
            <text:p>437.223</text:p>
          </table:table-cell>
          <table:table-cell office:value-type="float" office:value="437.2099914551">
            <text:p>437.2099914551</text:p>
          </table:table-cell>
          <table:table-cell office:value-type="float" office:value="-1.3008544922">
            <text:p>-1.3008544922</text:p>
          </table:table-cell>
          <table:table-cell office:value-type="string">
            <text:p>2534</text:p>
          </table:table-cell>
          <table:table-cell table:formula="of:=ABS([.H1149])" office:value-type="float" office:value="1.300854492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64</text:p>
          </table:table-cell>
          <table:table-cell office:value-type="string">
            <text:p>25346081</text:p>
          </table:table-cell>
          <table:table-cell office:value-type="string">
            <text:p>LFP3</text:p>
          </table:table-cell>
          <table:table-cell office:value-type="float" office:value="610644.304">
            <text:p>610644.304</text:p>
          </table:table-cell>
          <table:table-cell office:value-type="float" office:value="227639.5">
            <text:p>227639.5</text:p>
          </table:table-cell>
          <table:table-cell office:value-type="float" office:value="435.456">
            <text:p>435.456</text:p>
          </table:table-cell>
          <table:table-cell office:value-type="float" office:value="435.3599853516">
            <text:p>435.3599853516</text:p>
          </table:table-cell>
          <table:table-cell office:value-type="float" office:value="-9.6014648438">
            <text:p>-9.6014648438</text:p>
          </table:table-cell>
          <table:table-cell office:value-type="string">
            <text:p>2534</text:p>
          </table:table-cell>
          <table:table-cell table:formula="of:=ABS([.H1150])" office:value-type="float" office:value="9.6014648438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565</text:p>
          </table:table-cell>
          <table:table-cell office:value-type="string">
            <text:p>25346082</text:p>
          </table:table-cell>
          <table:table-cell office:value-type="string">
            <text:p>LFP3</text:p>
          </table:table-cell>
          <table:table-cell office:value-type="float" office:value="610617.74">
            <text:p>610617.74</text:p>
          </table:table-cell>
          <table:table-cell office:value-type="float" office:value="227669.219">
            <text:p>227669.219</text:p>
          </table:table-cell>
          <table:table-cell office:value-type="float" office:value="435.508">
            <text:p>435.508</text:p>
          </table:table-cell>
          <table:table-cell office:value-type="float" office:value="435.4200134277">
            <text:p>435.4200134277</text:p>
          </table:table-cell>
          <table:table-cell office:value-type="float" office:value="-8.7986572266">
            <text:p>-8.7986572266</text:p>
          </table:table-cell>
          <table:table-cell office:value-type="string">
            <text:p>2534</text:p>
          </table:table-cell>
          <table:table-cell table:formula="of:=ABS([.H1151])" office:value-type="float" office:value="8.798657226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566</text:p>
          </table:table-cell>
          <table:table-cell office:value-type="string">
            <text:p>25346083</text:p>
          </table:table-cell>
          <table:table-cell office:value-type="string">
            <text:p>LFP3</text:p>
          </table:table-cell>
          <table:table-cell office:value-type="float" office:value="610541.632">
            <text:p>610541.632</text:p>
          </table:table-cell>
          <table:table-cell office:value-type="float" office:value="227760.462">
            <text:p>227760.462</text:p>
          </table:table-cell>
          <table:table-cell office:value-type="float" office:value="435.032">
            <text:p>435.032</text:p>
          </table:table-cell>
          <table:table-cell office:value-type="float" office:value="434.9800109863">
            <text:p>434.9800109863</text:p>
          </table:table-cell>
          <table:table-cell office:value-type="float" office:value="-5.1989013672">
            <text:p>-5.1989013672</text:p>
          </table:table-cell>
          <table:table-cell office:value-type="string">
            <text:p>2534</text:p>
          </table:table-cell>
          <table:table-cell table:formula="of:=ABS([.H1152])" office:value-type="float" office:value="5.1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67</text:p>
          </table:table-cell>
          <table:table-cell office:value-type="string">
            <text:p>25346084</text:p>
          </table:table-cell>
          <table:table-cell office:value-type="string">
            <text:p>LFP3</text:p>
          </table:table-cell>
          <table:table-cell office:value-type="float" office:value="610507.253">
            <text:p>610507.253</text:p>
          </table:table-cell>
          <table:table-cell office:value-type="float" office:value="227608.459">
            <text:p>227608.459</text:p>
          </table:table-cell>
          <table:table-cell office:value-type="float" office:value="436.42">
            <text:p>436.42</text:p>
          </table:table-cell>
          <table:table-cell office:value-type="float" office:value="436.3299865723">
            <text:p>436.3299865723</text:p>
          </table:table-cell>
          <table:table-cell office:value-type="float" office:value="-9.0013427734">
            <text:p>-9.0013427734</text:p>
          </table:table-cell>
          <table:table-cell office:value-type="string">
            <text:p>2534</text:p>
          </table:table-cell>
          <table:table-cell table:formula="of:=ABS([.H1153])" office:value-type="float" office:value="9.0013427734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568</text:p>
          </table:table-cell>
          <table:table-cell office:value-type="string">
            <text:p>25346087</text:p>
          </table:table-cell>
          <table:table-cell office:value-type="string">
            <text:p>LFP3</text:p>
          </table:table-cell>
          <table:table-cell office:value-type="float" office:value="609251.043">
            <text:p>609251.043</text:p>
          </table:table-cell>
          <table:table-cell office:value-type="float" office:value="228037.89">
            <text:p>228037.89</text:p>
          </table:table-cell>
          <table:table-cell office:value-type="float" office:value="432.799">
            <text:p>432.799</text:p>
          </table:table-cell>
          <table:table-cell office:value-type="float" office:value="432.799987793">
            <text:p>432.799987793</text:p>
          </table:table-cell>
          <table:table-cell office:value-type="float" office:value="0.0987792969">
            <text:p>0.0987792969</text:p>
          </table:table-cell>
          <table:table-cell office:value-type="string">
            <text:p>2534</text:p>
          </table:table-cell>
          <table:table-cell table:formula="of:=ABS([.H1154])" office:value-type="float" office:value="0.0987792969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569</text:p>
          </table:table-cell>
          <table:table-cell office:value-type="string">
            <text:p>25346088</text:p>
          </table:table-cell>
          <table:table-cell office:value-type="string">
            <text:p>LFP3</text:p>
          </table:table-cell>
          <table:table-cell office:value-type="float" office:value="609250.183">
            <text:p>609250.183</text:p>
          </table:table-cell>
          <table:table-cell office:value-type="float" office:value="228106.791">
            <text:p>228106.791</text:p>
          </table:table-cell>
          <table:table-cell office:value-type="float" office:value="432.762">
            <text:p>432.762</text:p>
          </table:table-cell>
          <table:table-cell office:value-type="float" office:value="432.7099914551">
            <text:p>432.7099914551</text:p>
          </table:table-cell>
          <table:table-cell office:value-type="float" office:value="-5.2008544922">
            <text:p>-5.2008544922</text:p>
          </table:table-cell>
          <table:table-cell office:value-type="string">
            <text:p>2534</text:p>
          </table:table-cell>
          <table:table-cell table:formula="of:=ABS([.H1155])" office:value-type="float" office:value="5.200854492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70</text:p>
          </table:table-cell>
          <table:table-cell office:value-type="string">
            <text:p>25346090</text:p>
          </table:table-cell>
          <table:table-cell office:value-type="string">
            <text:p>LFP3</text:p>
          </table:table-cell>
          <table:table-cell office:value-type="float" office:value="609526.502">
            <text:p>609526.502</text:p>
          </table:table-cell>
          <table:table-cell office:value-type="float" office:value="227748.425">
            <text:p>227748.425</text:p>
          </table:table-cell>
          <table:table-cell office:value-type="float" office:value="434.042">
            <text:p>434.042</text:p>
          </table:table-cell>
          <table:table-cell office:value-type="float" office:value="434.1000061035">
            <text:p>434.1000061035</text:p>
          </table:table-cell>
          <table:table-cell office:value-type="float" office:value="5.8006103516">
            <text:p>5.8006103516</text:p>
          </table:table-cell>
          <table:table-cell office:value-type="string">
            <text:p>2534</text:p>
          </table:table-cell>
          <table:table-cell table:formula="of:=ABS([.H1156])" office:value-type="float" office:value="5.8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71</text:p>
          </table:table-cell>
          <table:table-cell office:value-type="string">
            <text:p>25346092</text:p>
          </table:table-cell>
          <table:table-cell office:value-type="string">
            <text:p>LFP3</text:p>
          </table:table-cell>
          <table:table-cell office:value-type="float" office:value="609858.777">
            <text:p>609858.777</text:p>
          </table:table-cell>
          <table:table-cell office:value-type="float" office:value="229544.564">
            <text:p>229544.564</text:p>
          </table:table-cell>
          <table:table-cell office:value-type="float" office:value="429.823">
            <text:p>429.823</text:p>
          </table:table-cell>
          <table:table-cell office:value-type="float" office:value="429.6700134277">
            <text:p>429.6700134277</text:p>
          </table:table-cell>
          <table:table-cell office:value-type="float" office:value="-15.2986572266">
            <text:p>-15.2986572266</text:p>
          </table:table-cell>
          <table:table-cell office:value-type="string">
            <text:p>2534</text:p>
          </table:table-cell>
          <table:table-cell table:formula="of:=ABS([.H1157])" office:value-type="float" office:value="15.2986572266">
            <text:p>15</text:p>
          </table:table-cell>
          <table:table-cell table:number-columns-repeated="246"/>
        </table:table-row>
        <table:table-row table:style-name="ro1">
          <table:table-cell office:value-type="string">
            <text:p>5353572</text:p>
          </table:table-cell>
          <table:table-cell office:value-type="string">
            <text:p>25346094</text:p>
          </table:table-cell>
          <table:table-cell office:value-type="string">
            <text:p>LFP3</text:p>
          </table:table-cell>
          <table:table-cell office:value-type="float" office:value="608960.129">
            <text:p>608960.129</text:p>
          </table:table-cell>
          <table:table-cell office:value-type="float" office:value="227938.144">
            <text:p>227938.144</text:p>
          </table:table-cell>
          <table:table-cell office:value-type="float" office:value="432.596">
            <text:p>432.596</text:p>
          </table:table-cell>
          <table:table-cell office:value-type="float" office:value="432.6300048828">
            <text:p>432.6300048828</text:p>
          </table:table-cell>
          <table:table-cell office:value-type="float" office:value="3.4004882812">
            <text:p>3.4004882812</text:p>
          </table:table-cell>
          <table:table-cell office:value-type="string">
            <text:p>2534</text:p>
          </table:table-cell>
          <table:table-cell table:formula="of:=ABS([.H1158])" office:value-type="float" office:value="3.400488281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73</text:p>
          </table:table-cell>
          <table:table-cell office:value-type="string">
            <text:p>25346095</text:p>
          </table:table-cell>
          <table:table-cell office:value-type="string">
            <text:p>LFP3</text:p>
          </table:table-cell>
          <table:table-cell office:value-type="float" office:value="609092.899">
            <text:p>609092.899</text:p>
          </table:table-cell>
          <table:table-cell office:value-type="float" office:value="227963.328">
            <text:p>227963.328</text:p>
          </table:table-cell>
          <table:table-cell office:value-type="float" office:value="432.58">
            <text:p>432.58</text:p>
          </table:table-cell>
          <table:table-cell office:value-type="float" office:value="432.5400085449">
            <text:p>432.5400085449</text:p>
          </table:table-cell>
          <table:table-cell office:value-type="float" office:value="-3.9991455078">
            <text:p>-3.9991455078</text:p>
          </table:table-cell>
          <table:table-cell office:value-type="string">
            <text:p>2534</text:p>
          </table:table-cell>
          <table:table-cell table:formula="of:=ABS([.H1159])" office:value-type="float" office:value="3.9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74</text:p>
          </table:table-cell>
          <table:table-cell office:value-type="string">
            <text:p>25346096</text:p>
          </table:table-cell>
          <table:table-cell office:value-type="string">
            <text:p>LFP3</text:p>
          </table:table-cell>
          <table:table-cell office:value-type="float" office:value="609148.45">
            <text:p>609148.45</text:p>
          </table:table-cell>
          <table:table-cell office:value-type="float" office:value="227933.711">
            <text:p>227933.711</text:p>
          </table:table-cell>
          <table:table-cell office:value-type="float" office:value="432.811">
            <text:p>432.811</text:p>
          </table:table-cell>
          <table:table-cell office:value-type="float" office:value="432.75">
            <text:p>432.75</text:p>
          </table:table-cell>
          <table:table-cell office:value-type="float" office:value="-6.1">
            <text:p>-6.1</text:p>
          </table:table-cell>
          <table:table-cell office:value-type="string">
            <text:p>2534</text:p>
          </table:table-cell>
          <table:table-cell table:formula="of:=ABS([.H1160])" office:value-type="float" office:value="6.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75</text:p>
          </table:table-cell>
          <table:table-cell office:value-type="string">
            <text:p>25346097</text:p>
          </table:table-cell>
          <table:table-cell office:value-type="string">
            <text:p>LFP3</text:p>
          </table:table-cell>
          <table:table-cell office:value-type="float" office:value="609179.108">
            <text:p>609179.108</text:p>
          </table:table-cell>
          <table:table-cell office:value-type="float" office:value="227877.783">
            <text:p>227877.783</text:p>
          </table:table-cell>
          <table:table-cell office:value-type="float" office:value="432.817">
            <text:p>432.817</text:p>
          </table:table-cell>
          <table:table-cell office:value-type="float" office:value="432.8399963379">
            <text:p>432.8399963379</text:p>
          </table:table-cell>
          <table:table-cell office:value-type="float" office:value="2.2996337891">
            <text:p>2.2996337891</text:p>
          </table:table-cell>
          <table:table-cell office:value-type="string">
            <text:p>2534</text:p>
          </table:table-cell>
          <table:table-cell table:formula="of:=ABS([.H1161])" office:value-type="float" office:value="2.299633789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76</text:p>
          </table:table-cell>
          <table:table-cell office:value-type="string">
            <text:p>25346098</text:p>
          </table:table-cell>
          <table:table-cell office:value-type="string">
            <text:p>LFP3</text:p>
          </table:table-cell>
          <table:table-cell office:value-type="float" office:value="609222.307">
            <text:p>609222.307</text:p>
          </table:table-cell>
          <table:table-cell office:value-type="float" office:value="227950.551">
            <text:p>227950.551</text:p>
          </table:table-cell>
          <table:table-cell office:value-type="float" office:value="432.636">
            <text:p>432.636</text:p>
          </table:table-cell>
          <table:table-cell office:value-type="float" office:value="432.6900024414">
            <text:p>432.6900024414</text:p>
          </table:table-cell>
          <table:table-cell office:value-type="float" office:value="5.4002441406">
            <text:p>5.4002441406</text:p>
          </table:table-cell>
          <table:table-cell office:value-type="string">
            <text:p>2534</text:p>
          </table:table-cell>
          <table:table-cell table:formula="of:=ABS([.H1162])" office:value-type="float" office:value="5.400244140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77</text:p>
          </table:table-cell>
          <table:table-cell office:value-type="string">
            <text:p>25346099</text:p>
          </table:table-cell>
          <table:table-cell office:value-type="string">
            <text:p>LFP3</text:p>
          </table:table-cell>
          <table:table-cell office:value-type="float" office:value="609227.413">
            <text:p>609227.413</text:p>
          </table:table-cell>
          <table:table-cell office:value-type="float" office:value="227861.03">
            <text:p>227861.03</text:p>
          </table:table-cell>
          <table:table-cell office:value-type="float" office:value="432.671">
            <text:p>432.671</text:p>
          </table:table-cell>
          <table:table-cell office:value-type="float" office:value="432.7099914551">
            <text:p>432.7099914551</text:p>
          </table:table-cell>
          <table:table-cell office:value-type="float" office:value="3.8991455078">
            <text:p>3.8991455078</text:p>
          </table:table-cell>
          <table:table-cell office:value-type="string">
            <text:p>2534</text:p>
          </table:table-cell>
          <table:table-cell table:formula="of:=ABS([.H1163])" office:value-type="float" office:value="3.8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78</text:p>
          </table:table-cell>
          <table:table-cell office:value-type="string">
            <text:p>25346100</text:p>
          </table:table-cell>
          <table:table-cell office:value-type="string">
            <text:p>LFP3</text:p>
          </table:table-cell>
          <table:table-cell office:value-type="float" office:value="609274.459">
            <text:p>609274.459</text:p>
          </table:table-cell>
          <table:table-cell office:value-type="float" office:value="227845.355">
            <text:p>227845.355</text:p>
          </table:table-cell>
          <table:table-cell office:value-type="float" office:value="432.794">
            <text:p>432.794</text:p>
          </table:table-cell>
          <table:table-cell office:value-type="float" office:value="432.8299865723">
            <text:p>432.8299865723</text:p>
          </table:table-cell>
          <table:table-cell office:value-type="float" office:value="3.5986572266">
            <text:p>3.5986572266</text:p>
          </table:table-cell>
          <table:table-cell office:value-type="string">
            <text:p>2534</text:p>
          </table:table-cell>
          <table:table-cell table:formula="of:=ABS([.H1164])" office:value-type="float" office:value="3.5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579</text:p>
          </table:table-cell>
          <table:table-cell office:value-type="string">
            <text:p>25346101</text:p>
          </table:table-cell>
          <table:table-cell office:value-type="string">
            <text:p>LFP3</text:p>
          </table:table-cell>
          <table:table-cell office:value-type="float" office:value="609304.953">
            <text:p>609304.953</text:p>
          </table:table-cell>
          <table:table-cell office:value-type="float" office:value="227829.134">
            <text:p>227829.134</text:p>
          </table:table-cell>
          <table:table-cell office:value-type="float" office:value="432.97">
            <text:p>432.97</text:p>
          </table:table-cell>
          <table:table-cell office:value-type="float" office:value="432.950012207">
            <text:p>432.950012207</text:p>
          </table:table-cell>
          <table:table-cell office:value-type="float" office:value="-1.9987792969">
            <text:p>-1.9987792969</text:p>
          </table:table-cell>
          <table:table-cell office:value-type="string">
            <text:p>2534</text:p>
          </table:table-cell>
          <table:table-cell table:formula="of:=ABS([.H1165])" office:value-type="float" office:value="1.9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80</text:p>
          </table:table-cell>
          <table:table-cell office:value-type="string">
            <text:p>25346102</text:p>
          </table:table-cell>
          <table:table-cell office:value-type="string">
            <text:p>LFP3</text:p>
          </table:table-cell>
          <table:table-cell office:value-type="float" office:value="609290.483">
            <text:p>609290.483</text:p>
          </table:table-cell>
          <table:table-cell office:value-type="float" office:value="227904.036">
            <text:p>227904.036</text:p>
          </table:table-cell>
          <table:table-cell office:value-type="float" office:value="432.587">
            <text:p>432.587</text:p>
          </table:table-cell>
          <table:table-cell office:value-type="float" office:value="432.5899963379">
            <text:p>432.5899963379</text:p>
          </table:table-cell>
          <table:table-cell office:value-type="float" office:value="0.2996337891">
            <text:p>0.2996337891</text:p>
          </table:table-cell>
          <table:table-cell office:value-type="string">
            <text:p>2534</text:p>
          </table:table-cell>
          <table:table-cell table:formula="of:=ABS([.H1166])" office:value-type="float" office:value="0.2996337891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581</text:p>
          </table:table-cell>
          <table:table-cell office:value-type="string">
            <text:p>25346103</text:p>
          </table:table-cell>
          <table:table-cell office:value-type="string">
            <text:p>LFP3</text:p>
          </table:table-cell>
          <table:table-cell office:value-type="float" office:value="609378.644">
            <text:p>609378.644</text:p>
          </table:table-cell>
          <table:table-cell office:value-type="float" office:value="228777.864">
            <text:p>228777.864</text:p>
          </table:table-cell>
          <table:table-cell office:value-type="float" office:value="430.238">
            <text:p>430.238</text:p>
          </table:table-cell>
          <table:table-cell office:value-type="float" office:value="430.2200012207">
            <text:p>430.2200012207</text:p>
          </table:table-cell>
          <table:table-cell office:value-type="float" office:value="-1.7998779297">
            <text:p>-1.7998779297</text:p>
          </table:table-cell>
          <table:table-cell office:value-type="string">
            <text:p>2534</text:p>
          </table:table-cell>
          <table:table-cell table:formula="of:=ABS([.H1167])" office:value-type="float" office:value="1.7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82</text:p>
          </table:table-cell>
          <table:table-cell office:value-type="string">
            <text:p>25346104</text:p>
          </table:table-cell>
          <table:table-cell office:value-type="string">
            <text:p>LFP3</text:p>
          </table:table-cell>
          <table:table-cell office:value-type="float" office:value="609297.832">
            <text:p>609297.832</text:p>
          </table:table-cell>
          <table:table-cell office:value-type="float" office:value="228728.924">
            <text:p>228728.924</text:p>
          </table:table-cell>
          <table:table-cell office:value-type="float" office:value="430.282">
            <text:p>430.282</text:p>
          </table:table-cell>
          <table:table-cell office:value-type="float" office:value="430.25">
            <text:p>430.25</text:p>
          </table:table-cell>
          <table:table-cell office:value-type="float" office:value="-3.2">
            <text:p>-3.2</text:p>
          </table:table-cell>
          <table:table-cell office:value-type="string">
            <text:p>2534</text:p>
          </table:table-cell>
          <table:table-cell table:formula="of:=ABS([.H1168])" office:value-type="float" office:value="3.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83</text:p>
          </table:table-cell>
          <table:table-cell office:value-type="string">
            <text:p>25346105</text:p>
          </table:table-cell>
          <table:table-cell office:value-type="string">
            <text:p>LFP3</text:p>
          </table:table-cell>
          <table:table-cell office:value-type="float" office:value="609240.464">
            <text:p>609240.464</text:p>
          </table:table-cell>
          <table:table-cell office:value-type="float" office:value="228684.209">
            <text:p>228684.209</text:p>
          </table:table-cell>
          <table:table-cell office:value-type="float" office:value="430.358">
            <text:p>430.358</text:p>
          </table:table-cell>
          <table:table-cell office:value-type="float" office:value="430.299987793">
            <text:p>430.299987793</text:p>
          </table:table-cell>
          <table:table-cell office:value-type="float" office:value="-5.8012207031">
            <text:p>-5.8012207031</text:p>
          </table:table-cell>
          <table:table-cell office:value-type="string">
            <text:p>2534</text:p>
          </table:table-cell>
          <table:table-cell table:formula="of:=ABS([.H1169])" office:value-type="float" office:value="5.8012207031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84</text:p>
          </table:table-cell>
          <table:table-cell office:value-type="string">
            <text:p>25346106</text:p>
          </table:table-cell>
          <table:table-cell office:value-type="string">
            <text:p>LFP3</text:p>
          </table:table-cell>
          <table:table-cell office:value-type="float" office:value="609153.232">
            <text:p>609153.232</text:p>
          </table:table-cell>
          <table:table-cell office:value-type="float" office:value="228641.361">
            <text:p>228641.361</text:p>
          </table:table-cell>
          <table:table-cell office:value-type="float" office:value="430.5">
            <text:p>430.5</text:p>
          </table:table-cell>
          <table:table-cell office:value-type="float" office:value="430.450012207">
            <text:p>430.450012207</text:p>
          </table:table-cell>
          <table:table-cell office:value-type="float" office:value="-4.9987792969">
            <text:p>-4.9987792969</text:p>
          </table:table-cell>
          <table:table-cell office:value-type="string">
            <text:p>2534</text:p>
          </table:table-cell>
          <table:table-cell table:formula="of:=ABS([.H1170])" office:value-type="float" office:value="4.998779296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85</text:p>
          </table:table-cell>
          <table:table-cell office:value-type="string">
            <text:p>25346107</text:p>
          </table:table-cell>
          <table:table-cell office:value-type="string">
            <text:p>LFP3</text:p>
          </table:table-cell>
          <table:table-cell office:value-type="float" office:value="609095.835">
            <text:p>609095.835</text:p>
          </table:table-cell>
          <table:table-cell office:value-type="float" office:value="228591.559">
            <text:p>228591.559</text:p>
          </table:table-cell>
          <table:table-cell office:value-type="float" office:value="430.611">
            <text:p>430.611</text:p>
          </table:table-cell>
          <table:table-cell office:value-type="float" office:value="430.6199951172">
            <text:p>430.6199951172</text:p>
          </table:table-cell>
          <table:table-cell office:value-type="float" office:value="0.8995117188">
            <text:p>0.8995117188</text:p>
          </table:table-cell>
          <table:table-cell office:value-type="string">
            <text:p>2534</text:p>
          </table:table-cell>
          <table:table-cell table:formula="of:=ABS([.H1171])" office:value-type="float" office:value="0.899511718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86</text:p>
          </table:table-cell>
          <table:table-cell office:value-type="string">
            <text:p>25346109</text:p>
          </table:table-cell>
          <table:table-cell office:value-type="string">
            <text:p>LFP3</text:p>
          </table:table-cell>
          <table:table-cell office:value-type="float" office:value="610519.635">
            <text:p>610519.635</text:p>
          </table:table-cell>
          <table:table-cell office:value-type="float" office:value="227736.955">
            <text:p>227736.955</text:p>
          </table:table-cell>
          <table:table-cell office:value-type="float" office:value="435.295">
            <text:p>435.295</text:p>
          </table:table-cell>
          <table:table-cell office:value-type="float" office:value="435.2300109863">
            <text:p>435.2300109863</text:p>
          </table:table-cell>
          <table:table-cell office:value-type="float" office:value="-6.4989013672">
            <text:p>-6.4989013672</text:p>
          </table:table-cell>
          <table:table-cell office:value-type="string">
            <text:p>2534</text:p>
          </table:table-cell>
          <table:table-cell table:formula="of:=ABS([.H1172])" office:value-type="float" office:value="6.4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587</text:p>
          </table:table-cell>
          <table:table-cell office:value-type="string">
            <text:p>25346110</text:p>
          </table:table-cell>
          <table:table-cell office:value-type="string">
            <text:p>LFP3</text:p>
          </table:table-cell>
          <table:table-cell office:value-type="float" office:value="609424.113">
            <text:p>609424.113</text:p>
          </table:table-cell>
          <table:table-cell office:value-type="float" office:value="228544.214">
            <text:p>228544.214</text:p>
          </table:table-cell>
          <table:table-cell office:value-type="float" office:value="430.45">
            <text:p>430.45</text:p>
          </table:table-cell>
          <table:table-cell office:value-type="float" office:value="430.4400024414">
            <text:p>430.4400024414</text:p>
          </table:table-cell>
          <table:table-cell office:value-type="float" office:value="-0.9997558594">
            <text:p>-0.9997558594</text:p>
          </table:table-cell>
          <table:table-cell office:value-type="string">
            <text:p>2534</text:p>
          </table:table-cell>
          <table:table-cell table:formula="of:=ABS([.H1173])" office:value-type="float" office:value="0.999755859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88</text:p>
          </table:table-cell>
          <table:table-cell office:value-type="string">
            <text:p>25346111</text:p>
          </table:table-cell>
          <table:table-cell office:value-type="string">
            <text:p>LFP3</text:p>
          </table:table-cell>
          <table:table-cell office:value-type="float" office:value="609366.037">
            <text:p>609366.037</text:p>
          </table:table-cell>
          <table:table-cell office:value-type="float" office:value="228516.347">
            <text:p>228516.347</text:p>
          </table:table-cell>
          <table:table-cell office:value-type="float" office:value="430.143">
            <text:p>430.143</text:p>
          </table:table-cell>
          <table:table-cell office:value-type="float" office:value="430.2099914551">
            <text:p>430.2099914551</text:p>
          </table:table-cell>
          <table:table-cell office:value-type="float" office:value="6.6991455078">
            <text:p>6.6991455078</text:p>
          </table:table-cell>
          <table:table-cell office:value-type="string">
            <text:p>2534</text:p>
          </table:table-cell>
          <table:table-cell table:formula="of:=ABS([.H1174])" office:value-type="float" office:value="6.699145507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589</text:p>
          </table:table-cell>
          <table:table-cell office:value-type="string">
            <text:p>25346112</text:p>
          </table:table-cell>
          <table:table-cell office:value-type="string">
            <text:p>LFP3</text:p>
          </table:table-cell>
          <table:table-cell office:value-type="float" office:value="609380.265">
            <text:p>609380.265</text:p>
          </table:table-cell>
          <table:table-cell office:value-type="float" office:value="228489.379">
            <text:p>228489.379</text:p>
          </table:table-cell>
          <table:table-cell office:value-type="float" office:value="430.212">
            <text:p>430.212</text:p>
          </table:table-cell>
          <table:table-cell office:value-type="float" office:value="430.1799926758">
            <text:p>430.1799926758</text:p>
          </table:table-cell>
          <table:table-cell office:value-type="float" office:value="-3.2007324219">
            <text:p>-3.2007324219</text:p>
          </table:table-cell>
          <table:table-cell office:value-type="string">
            <text:p>2534</text:p>
          </table:table-cell>
          <table:table-cell table:formula="of:=ABS([.H1175])" office:value-type="float" office:value="3.2007324219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590</text:p>
          </table:table-cell>
          <table:table-cell office:value-type="string">
            <text:p>25346115</text:p>
          </table:table-cell>
          <table:table-cell office:value-type="string">
            <text:p>LFP3</text:p>
          </table:table-cell>
          <table:table-cell office:value-type="float" office:value="609413.746">
            <text:p>609413.746</text:p>
          </table:table-cell>
          <table:table-cell office:value-type="float" office:value="227787.223">
            <text:p>227787.223</text:p>
          </table:table-cell>
          <table:table-cell office:value-type="float" office:value="433.593">
            <text:p>433.593</text:p>
          </table:table-cell>
          <table:table-cell office:value-type="float" office:value="433.6099853516">
            <text:p>433.6099853516</text:p>
          </table:table-cell>
          <table:table-cell office:value-type="float" office:value="1.6985351562">
            <text:p>1.6985351562</text:p>
          </table:table-cell>
          <table:table-cell office:value-type="string">
            <text:p>2534</text:p>
          </table:table-cell>
          <table:table-cell table:formula="of:=ABS([.H1176])" office:value-type="float" office:value="1.698535156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91</text:p>
          </table:table-cell>
          <table:table-cell office:value-type="string">
            <text:p>25346118</text:p>
          </table:table-cell>
          <table:table-cell office:value-type="string">
            <text:p>LFP3</text:p>
          </table:table-cell>
          <table:table-cell office:value-type="float" office:value="608663.657">
            <text:p>608663.657</text:p>
          </table:table-cell>
          <table:table-cell office:value-type="float" office:value="227902.026">
            <text:p>227902.026</text:p>
          </table:table-cell>
          <table:table-cell office:value-type="float" office:value="440.627">
            <text:p>440.627</text:p>
          </table:table-cell>
          <table:table-cell office:value-type="float" office:value="440.5299987793">
            <text:p>440.5299987793</text:p>
          </table:table-cell>
          <table:table-cell office:value-type="float" office:value="-9.7001220703">
            <text:p>-9.7001220703</text:p>
          </table:table-cell>
          <table:table-cell office:value-type="string">
            <text:p>2534</text:p>
          </table:table-cell>
          <table:table-cell table:formula="of:=ABS([.H1177])" office:value-type="float" office:value="9.7001220703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592</text:p>
          </table:table-cell>
          <table:table-cell office:value-type="string">
            <text:p>25346119</text:p>
          </table:table-cell>
          <table:table-cell office:value-type="string">
            <text:p>LFP3</text:p>
          </table:table-cell>
          <table:table-cell office:value-type="float" office:value="609359.476">
            <text:p>609359.476</text:p>
          </table:table-cell>
          <table:table-cell office:value-type="float" office:value="227878.049">
            <text:p>227878.049</text:p>
          </table:table-cell>
          <table:table-cell office:value-type="float" office:value="432.981">
            <text:p>432.981</text:p>
          </table:table-cell>
          <table:table-cell office:value-type="float" office:value="433.0299987793">
            <text:p>433.0299987793</text:p>
          </table:table-cell>
          <table:table-cell office:value-type="float" office:value="4.8998779297">
            <text:p>4.8998779297</text:p>
          </table:table-cell>
          <table:table-cell office:value-type="string">
            <text:p>2534</text:p>
          </table:table-cell>
          <table:table-cell table:formula="of:=ABS([.H1178])" office:value-type="float" office:value="4.8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93</text:p>
          </table:table-cell>
          <table:table-cell office:value-type="string">
            <text:p>25346120</text:p>
          </table:table-cell>
          <table:table-cell office:value-type="string">
            <text:p>LFP3</text:p>
          </table:table-cell>
          <table:table-cell office:value-type="float" office:value="610201.517">
            <text:p>610201.517</text:p>
          </table:table-cell>
          <table:table-cell office:value-type="float" office:value="227863.14">
            <text:p>227863.14</text:p>
          </table:table-cell>
          <table:table-cell office:value-type="float" office:value="435.299">
            <text:p>435.299</text:p>
          </table:table-cell>
          <table:table-cell office:value-type="float" office:value="435.2900085449">
            <text:p>435.2900085449</text:p>
          </table:table-cell>
          <table:table-cell office:value-type="float" office:value="-0.8991455078">
            <text:p>-0.8991455078</text:p>
          </table:table-cell>
          <table:table-cell office:value-type="string">
            <text:p>2534</text:p>
          </table:table-cell>
          <table:table-cell table:formula="of:=ABS([.H1179])" office:value-type="float" office:value="0.899145507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94</text:p>
          </table:table-cell>
          <table:table-cell office:value-type="string">
            <text:p>25346121</text:p>
          </table:table-cell>
          <table:table-cell office:value-type="string">
            <text:p>LFP3</text:p>
          </table:table-cell>
          <table:table-cell office:value-type="float" office:value="610265.45">
            <text:p>610265.45</text:p>
          </table:table-cell>
          <table:table-cell office:value-type="float" office:value="227828.515">
            <text:p>227828.515</text:p>
          </table:table-cell>
          <table:table-cell office:value-type="float" office:value="435.329">
            <text:p>435.329</text:p>
          </table:table-cell>
          <table:table-cell office:value-type="float" office:value="435.3299865723">
            <text:p>435.3299865723</text:p>
          </table:table-cell>
          <table:table-cell office:value-type="float" office:value="0.0986572266">
            <text:p>0.0986572266</text:p>
          </table:table-cell>
          <table:table-cell office:value-type="string">
            <text:p>2534</text:p>
          </table:table-cell>
          <table:table-cell table:formula="of:=ABS([.H1180])" office:value-type="float" office:value="0.098657226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595</text:p>
          </table:table-cell>
          <table:table-cell office:value-type="string">
            <text:p>25346122</text:p>
          </table:table-cell>
          <table:table-cell office:value-type="string">
            <text:p>LFP3</text:p>
          </table:table-cell>
          <table:table-cell office:value-type="float" office:value="610466.586">
            <text:p>610466.586</text:p>
          </table:table-cell>
          <table:table-cell office:value-type="float" office:value="227732.016">
            <text:p>227732.016</text:p>
          </table:table-cell>
          <table:table-cell office:value-type="float" office:value="435.789">
            <text:p>435.789</text:p>
          </table:table-cell>
          <table:table-cell office:value-type="float" office:value="435.8699951172">
            <text:p>435.8699951172</text:p>
          </table:table-cell>
          <table:table-cell office:value-type="float" office:value="8.0995117188">
            <text:p>8.0995117188</text:p>
          </table:table-cell>
          <table:table-cell office:value-type="string">
            <text:p>2534</text:p>
          </table:table-cell>
          <table:table-cell table:formula="of:=ABS([.H1181])" office:value-type="float" office:value="8.0995117188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596</text:p>
          </table:table-cell>
          <table:table-cell office:value-type="string">
            <text:p>25346123</text:p>
          </table:table-cell>
          <table:table-cell office:value-type="string">
            <text:p>LFP3</text:p>
          </table:table-cell>
          <table:table-cell office:value-type="float" office:value="608718.548">
            <text:p>608718.548</text:p>
          </table:table-cell>
          <table:table-cell office:value-type="float" office:value="228480.673">
            <text:p>228480.673</text:p>
          </table:table-cell>
          <table:table-cell office:value-type="float" office:value="430.212">
            <text:p>430.212</text:p>
          </table:table-cell>
          <table:table-cell office:value-type="float" office:value="430.2600097656">
            <text:p>430.2600097656</text:p>
          </table:table-cell>
          <table:table-cell office:value-type="float" office:value="4.8009765625">
            <text:p>4.8009765625</text:p>
          </table:table-cell>
          <table:table-cell office:value-type="string">
            <text:p>2534</text:p>
          </table:table-cell>
          <table:table-cell table:formula="of:=ABS([.H1182])" office:value-type="float" office:value="4.8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597</text:p>
          </table:table-cell>
          <table:table-cell office:value-type="string">
            <text:p>25346124</text:p>
          </table:table-cell>
          <table:table-cell office:value-type="string">
            <text:p>LFP3</text:p>
          </table:table-cell>
          <table:table-cell office:value-type="float" office:value="608713.119">
            <text:p>608713.119</text:p>
          </table:table-cell>
          <table:table-cell office:value-type="float" office:value="228546.136">
            <text:p>228546.136</text:p>
          </table:table-cell>
          <table:table-cell office:value-type="float" office:value="429.933">
            <text:p>429.933</text:p>
          </table:table-cell>
          <table:table-cell office:value-type="float" office:value="429.950012207">
            <text:p>429.950012207</text:p>
          </table:table-cell>
          <table:table-cell office:value-type="float" office:value="1.7012207031">
            <text:p>1.7012207031</text:p>
          </table:table-cell>
          <table:table-cell office:value-type="string">
            <text:p>2534</text:p>
          </table:table-cell>
          <table:table-cell table:formula="of:=ABS([.H1183])" office:value-type="float" office:value="1.70122070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598</text:p>
          </table:table-cell>
          <table:table-cell office:value-type="string">
            <text:p>25346125</text:p>
          </table:table-cell>
          <table:table-cell office:value-type="string">
            <text:p>LFP3</text:p>
          </table:table-cell>
          <table:table-cell office:value-type="float" office:value="608647.368">
            <text:p>608647.368</text:p>
          </table:table-cell>
          <table:table-cell office:value-type="float" office:value="228649.078">
            <text:p>228649.078</text:p>
          </table:table-cell>
          <table:table-cell office:value-type="float" office:value="429.44">
            <text:p>429.44</text:p>
          </table:table-cell>
          <table:table-cell office:value-type="float" office:value="429.450012207">
            <text:p>429.450012207</text:p>
          </table:table-cell>
          <table:table-cell office:value-type="float" office:value="1.0012207031">
            <text:p>1.0012207031</text:p>
          </table:table-cell>
          <table:table-cell office:value-type="string">
            <text:p>2534</text:p>
          </table:table-cell>
          <table:table-cell table:formula="of:=ABS([.H1184])" office:value-type="float" office:value="1.001220703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599</text:p>
          </table:table-cell>
          <table:table-cell office:value-type="string">
            <text:p>25346126</text:p>
          </table:table-cell>
          <table:table-cell office:value-type="string">
            <text:p>LFP3</text:p>
          </table:table-cell>
          <table:table-cell office:value-type="float" office:value="608585.46">
            <text:p>608585.46</text:p>
          </table:table-cell>
          <table:table-cell office:value-type="float" office:value="228687.56">
            <text:p>228687.56</text:p>
          </table:table-cell>
          <table:table-cell office:value-type="float" office:value="428.314">
            <text:p>428.314</text:p>
          </table:table-cell>
          <table:table-cell office:value-type="float" office:value="428.3699951172">
            <text:p>428.3699951172</text:p>
          </table:table-cell>
          <table:table-cell office:value-type="float" office:value="5.5995117187">
            <text:p>5.5995117187</text:p>
          </table:table-cell>
          <table:table-cell office:value-type="string">
            <text:p>2534</text:p>
          </table:table-cell>
          <table:table-cell table:formula="of:=ABS([.H1185])" office:value-type="float" office:value="5.5995117187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00</text:p>
          </table:table-cell>
          <table:table-cell office:value-type="string">
            <text:p>25346127</text:p>
          </table:table-cell>
          <table:table-cell office:value-type="string">
            <text:p>LFP3</text:p>
          </table:table-cell>
          <table:table-cell office:value-type="float" office:value="609334.17">
            <text:p>609334.17</text:p>
          </table:table-cell>
          <table:table-cell office:value-type="float" office:value="227612.68">
            <text:p>227612.68</text:p>
          </table:table-cell>
          <table:table-cell office:value-type="float" office:value="453.2">
            <text:p>453.2</text:p>
          </table:table-cell>
          <table:table-cell office:value-type="float" office:value="453.2200012207">
            <text:p>453.2200012207</text:p>
          </table:table-cell>
          <table:table-cell office:value-type="float" office:value="2.0001220703">
            <text:p>2.0001220703</text:p>
          </table:table-cell>
          <table:table-cell office:value-type="string">
            <text:p>2534</text:p>
          </table:table-cell>
          <table:table-cell table:formula="of:=ABS([.H1186])" office:value-type="float" office:value="2.000122070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01</text:p>
          </table:table-cell>
          <table:table-cell office:value-type="string">
            <text:p>25346129</text:p>
          </table:table-cell>
          <table:table-cell office:value-type="string">
            <text:p>LFP3</text:p>
          </table:table-cell>
          <table:table-cell office:value-type="float" office:value="609979.278">
            <text:p>609979.278</text:p>
          </table:table-cell>
          <table:table-cell office:value-type="float" office:value="227860.467">
            <text:p>227860.467</text:p>
          </table:table-cell>
          <table:table-cell office:value-type="float" office:value="434.915">
            <text:p>434.915</text:p>
          </table:table-cell>
          <table:table-cell office:value-type="float" office:value="434.9599914551">
            <text:p>434.9599914551</text:p>
          </table:table-cell>
          <table:table-cell office:value-type="float" office:value="4.4991455078">
            <text:p>4.4991455078</text:p>
          </table:table-cell>
          <table:table-cell office:value-type="string">
            <text:p>2534</text:p>
          </table:table-cell>
          <table:table-cell table:formula="of:=ABS([.H1187])" office:value-type="float" office:value="4.4991455078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02</text:p>
          </table:table-cell>
          <table:table-cell office:value-type="string">
            <text:p>25346130</text:p>
          </table:table-cell>
          <table:table-cell office:value-type="string">
            <text:p>LFP3</text:p>
          </table:table-cell>
          <table:table-cell office:value-type="float" office:value="609992.879">
            <text:p>609992.879</text:p>
          </table:table-cell>
          <table:table-cell office:value-type="float" office:value="227707.357">
            <text:p>227707.357</text:p>
          </table:table-cell>
          <table:table-cell office:value-type="float" office:value="435.417">
            <text:p>435.417</text:p>
          </table:table-cell>
          <table:table-cell office:value-type="float" office:value="435.3699951172">
            <text:p>435.3699951172</text:p>
          </table:table-cell>
          <table:table-cell office:value-type="float" office:value="-4.7004882812">
            <text:p>-4.7004882812</text:p>
          </table:table-cell>
          <table:table-cell office:value-type="string">
            <text:p>2534</text:p>
          </table:table-cell>
          <table:table-cell table:formula="of:=ABS([.H1188])" office:value-type="float" office:value="4.700488281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03</text:p>
          </table:table-cell>
          <table:table-cell office:value-type="string">
            <text:p>25346131</text:p>
          </table:table-cell>
          <table:table-cell office:value-type="string">
            <text:p>LFP3</text:p>
          </table:table-cell>
          <table:table-cell office:value-type="float" office:value="609908.3">
            <text:p>609908.3</text:p>
          </table:table-cell>
          <table:table-cell office:value-type="float" office:value="227770.153">
            <text:p>227770.153</text:p>
          </table:table-cell>
          <table:table-cell office:value-type="float" office:value="435.82">
            <text:p>435.82</text:p>
          </table:table-cell>
          <table:table-cell office:value-type="float" office:value="435.8299865723">
            <text:p>435.8299865723</text:p>
          </table:table-cell>
          <table:table-cell office:value-type="float" office:value="0.9986572266">
            <text:p>0.9986572266</text:p>
          </table:table-cell>
          <table:table-cell office:value-type="string">
            <text:p>2534</text:p>
          </table:table-cell>
          <table:table-cell table:formula="of:=ABS([.H1189])" office:value-type="float" office:value="0.998657226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04</text:p>
          </table:table-cell>
          <table:table-cell office:value-type="string">
            <text:p>25346132</text:p>
          </table:table-cell>
          <table:table-cell office:value-type="string">
            <text:p>LFP3</text:p>
          </table:table-cell>
          <table:table-cell office:value-type="float" office:value="609820.157">
            <text:p>609820.157</text:p>
          </table:table-cell>
          <table:table-cell office:value-type="float" office:value="227853.729">
            <text:p>227853.729</text:p>
          </table:table-cell>
          <table:table-cell office:value-type="float" office:value="436.321">
            <text:p>436.321</text:p>
          </table:table-cell>
          <table:table-cell office:value-type="float" office:value="436.2900085449">
            <text:p>436.2900085449</text:p>
          </table:table-cell>
          <table:table-cell office:value-type="float" office:value="-3.0991455078">
            <text:p>-3.0991455078</text:p>
          </table:table-cell>
          <table:table-cell office:value-type="string">
            <text:p>2534</text:p>
          </table:table-cell>
          <table:table-cell table:formula="of:=ABS([.H1190])" office:value-type="float" office:value="3.0991455078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05</text:p>
          </table:table-cell>
          <table:table-cell office:value-type="string">
            <text:p>25346138</text:p>
          </table:table-cell>
          <table:table-cell office:value-type="string">
            <text:p>LFP3</text:p>
          </table:table-cell>
          <table:table-cell office:value-type="float" office:value="609235.687">
            <text:p>609235.687</text:p>
          </table:table-cell>
          <table:table-cell office:value-type="float" office:value="228427.488">
            <text:p>228427.488</text:p>
          </table:table-cell>
          <table:table-cell office:value-type="float" office:value="430.257">
            <text:p>430.257</text:p>
          </table:table-cell>
          <table:table-cell office:value-type="float" office:value="430.2200012207">
            <text:p>430.2200012207</text:p>
          </table:table-cell>
          <table:table-cell office:value-type="float" office:value="-3.6998779297">
            <text:p>-3.6998779297</text:p>
          </table:table-cell>
          <table:table-cell office:value-type="string">
            <text:p>2534</text:p>
          </table:table-cell>
          <table:table-cell table:formula="of:=ABS([.H1191])" office:value-type="float" office:value="3.6998779297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06</text:p>
          </table:table-cell>
          <table:table-cell office:value-type="string">
            <text:p>25346139</text:p>
          </table:table-cell>
          <table:table-cell office:value-type="string">
            <text:p>LFP3</text:p>
          </table:table-cell>
          <table:table-cell office:value-type="float" office:value="609449.574">
            <text:p>609449.574</text:p>
          </table:table-cell>
          <table:table-cell office:value-type="float" office:value="228024.586">
            <text:p>228024.586</text:p>
          </table:table-cell>
          <table:table-cell office:value-type="float" office:value="433.415">
            <text:p>433.415</text:p>
          </table:table-cell>
          <table:table-cell office:value-type="float" office:value="433.4400024414">
            <text:p>433.4400024414</text:p>
          </table:table-cell>
          <table:table-cell office:value-type="float" office:value="2.5002441406">
            <text:p>2.5002441406</text:p>
          </table:table-cell>
          <table:table-cell office:value-type="string">
            <text:p>2534</text:p>
          </table:table-cell>
          <table:table-cell table:formula="of:=ABS([.H1192])" office:value-type="float" office:value="2.500244140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07</text:p>
          </table:table-cell>
          <table:table-cell office:value-type="string">
            <text:p>25346140</text:p>
          </table:table-cell>
          <table:table-cell office:value-type="string">
            <text:p>LFP3</text:p>
          </table:table-cell>
          <table:table-cell office:value-type="float" office:value="609538.186">
            <text:p>609538.186</text:p>
          </table:table-cell>
          <table:table-cell office:value-type="float" office:value="228033.457">
            <text:p>228033.457</text:p>
          </table:table-cell>
          <table:table-cell office:value-type="float" office:value="433.416">
            <text:p>433.416</text:p>
          </table:table-cell>
          <table:table-cell office:value-type="float" office:value="433.4100036621">
            <text:p>433.4100036621</text:p>
          </table:table-cell>
          <table:table-cell office:value-type="float" office:value="-0.5996337891">
            <text:p>-0.5996337891</text:p>
          </table:table-cell>
          <table:table-cell office:value-type="string">
            <text:p>2534</text:p>
          </table:table-cell>
          <table:table-cell table:formula="of:=ABS([.H1193])" office:value-type="float" office:value="0.5996337891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08</text:p>
          </table:table-cell>
          <table:table-cell office:value-type="string">
            <text:p>25346141</text:p>
          </table:table-cell>
          <table:table-cell office:value-type="string">
            <text:p>LFP3</text:p>
          </table:table-cell>
          <table:table-cell office:value-type="float" office:value="609276.913">
            <text:p>609276.913</text:p>
          </table:table-cell>
          <table:table-cell office:value-type="float" office:value="227981.314">
            <text:p>227981.314</text:p>
          </table:table-cell>
          <table:table-cell office:value-type="float" office:value="432.822">
            <text:p>432.822</text:p>
          </table:table-cell>
          <table:table-cell office:value-type="float" office:value="432.799987793">
            <text:p>432.799987793</text:p>
          </table:table-cell>
          <table:table-cell office:value-type="float" office:value="-2.2012207031">
            <text:p>-2.2012207031</text:p>
          </table:table-cell>
          <table:table-cell office:value-type="string">
            <text:p>2534</text:p>
          </table:table-cell>
          <table:table-cell table:formula="of:=ABS([.H1194])" office:value-type="float" office:value="2.201220703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09</text:p>
          </table:table-cell>
          <table:table-cell office:value-type="string">
            <text:p>25346142</text:p>
          </table:table-cell>
          <table:table-cell office:value-type="string">
            <text:p>LFP3</text:p>
          </table:table-cell>
          <table:table-cell office:value-type="float" office:value="609400.993">
            <text:p>609400.993</text:p>
          </table:table-cell>
          <table:table-cell office:value-type="float" office:value="228014.98">
            <text:p>228014.98</text:p>
          </table:table-cell>
          <table:table-cell office:value-type="float" office:value="433.258">
            <text:p>433.258</text:p>
          </table:table-cell>
          <table:table-cell office:value-type="float" office:value="433.3099975586">
            <text:p>433.3099975586</text:p>
          </table:table-cell>
          <table:table-cell office:value-type="float" office:value="5.1997558594">
            <text:p>5.1997558594</text:p>
          </table:table-cell>
          <table:table-cell office:value-type="string">
            <text:p>2534</text:p>
          </table:table-cell>
          <table:table-cell table:formula="of:=ABS([.H1195])" office:value-type="float" office:value="5.1997558594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10</text:p>
          </table:table-cell>
          <table:table-cell office:value-type="string">
            <text:p>25346143</text:p>
          </table:table-cell>
          <table:table-cell office:value-type="string">
            <text:p>LFP3</text:p>
          </table:table-cell>
          <table:table-cell office:value-type="float" office:value="609331.485">
            <text:p>609331.485</text:p>
          </table:table-cell>
          <table:table-cell office:value-type="float" office:value="227995.911">
            <text:p>227995.911</text:p>
          </table:table-cell>
          <table:table-cell office:value-type="float" office:value="433.023">
            <text:p>433.023</text:p>
          </table:table-cell>
          <table:table-cell office:value-type="float" office:value="433.0700073242">
            <text:p>433.0700073242</text:p>
          </table:table-cell>
          <table:table-cell office:value-type="float" office:value="4.7007324219">
            <text:p>4.7007324219</text:p>
          </table:table-cell>
          <table:table-cell office:value-type="string">
            <text:p>2534</text:p>
          </table:table-cell>
          <table:table-cell table:formula="of:=ABS([.H1196])" office:value-type="float" office:value="4.700732421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11</text:p>
          </table:table-cell>
          <table:table-cell office:value-type="string">
            <text:p>25346144</text:p>
          </table:table-cell>
          <table:table-cell office:value-type="string">
            <text:p>LFP3</text:p>
          </table:table-cell>
          <table:table-cell office:value-type="float" office:value="609534.028">
            <text:p>609534.028</text:p>
          </table:table-cell>
          <table:table-cell office:value-type="float" office:value="228517.927">
            <text:p>228517.927</text:p>
          </table:table-cell>
          <table:table-cell office:value-type="float" office:value="431.515">
            <text:p>431.515</text:p>
          </table:table-cell>
          <table:table-cell office:value-type="float" office:value="431.5799865723">
            <text:p>431.5799865723</text:p>
          </table:table-cell>
          <table:table-cell office:value-type="float" office:value="6.4986572266">
            <text:p>6.4986572266</text:p>
          </table:table-cell>
          <table:table-cell office:value-type="string">
            <text:p>2534</text:p>
          </table:table-cell>
          <table:table-cell table:formula="of:=ABS([.H1197])" office:value-type="float" office:value="6.498657226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12</text:p>
          </table:table-cell>
          <table:table-cell office:value-type="string">
            <text:p>25346145</text:p>
          </table:table-cell>
          <table:table-cell office:value-type="string">
            <text:p>LFP3</text:p>
          </table:table-cell>
          <table:table-cell office:value-type="float" office:value="609390.114">
            <text:p>609390.114</text:p>
          </table:table-cell>
          <table:table-cell office:value-type="float" office:value="228474.837">
            <text:p>228474.837</text:p>
          </table:table-cell>
          <table:table-cell office:value-type="float" office:value="430.265">
            <text:p>430.265</text:p>
          </table:table-cell>
          <table:table-cell office:value-type="float" office:value="430.25">
            <text:p>430.25</text:p>
          </table:table-cell>
          <table:table-cell office:value-type="float" office:value="-1.5">
            <text:p>-1.5</text:p>
          </table:table-cell>
          <table:table-cell office:value-type="string">
            <text:p>2534</text:p>
          </table:table-cell>
          <table:table-cell table:formula="of:=ABS([.H1198])" office:value-type="float" office:value="1.5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13</text:p>
          </table:table-cell>
          <table:table-cell office:value-type="string">
            <text:p>25346146</text:p>
          </table:table-cell>
          <table:table-cell office:value-type="string">
            <text:p>LFP3</text:p>
          </table:table-cell>
          <table:table-cell office:value-type="float" office:value="609311.848">
            <text:p>609311.848</text:p>
          </table:table-cell>
          <table:table-cell office:value-type="float" office:value="228446.545">
            <text:p>228446.545</text:p>
          </table:table-cell>
          <table:table-cell office:value-type="float" office:value="430.361">
            <text:p>430.361</text:p>
          </table:table-cell>
          <table:table-cell office:value-type="float" office:value="430.3500061035">
            <text:p>430.3500061035</text:p>
          </table:table-cell>
          <table:table-cell office:value-type="float" office:value="-1.0993896484">
            <text:p>-1.0993896484</text:p>
          </table:table-cell>
          <table:table-cell office:value-type="string">
            <text:p>2534</text:p>
          </table:table-cell>
          <table:table-cell table:formula="of:=ABS([.H1199])" office:value-type="float" office:value="1.0993896484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14</text:p>
          </table:table-cell>
          <table:table-cell office:value-type="string">
            <text:p>25346152</text:p>
          </table:table-cell>
          <table:table-cell office:value-type="string">
            <text:p>LFP3</text:p>
          </table:table-cell>
          <table:table-cell office:value-type="float" office:value="609657.982">
            <text:p>609657.982</text:p>
          </table:table-cell>
          <table:table-cell office:value-type="float" office:value="228497.463">
            <text:p>228497.463</text:p>
          </table:table-cell>
          <table:table-cell office:value-type="float" office:value="431.787">
            <text:p>431.787</text:p>
          </table:table-cell>
          <table:table-cell office:value-type="float" office:value="431.7399902344">
            <text:p>431.7399902344</text:p>
          </table:table-cell>
          <table:table-cell office:value-type="float" office:value="-4.7009765625">
            <text:p>-4.7009765625</text:p>
          </table:table-cell>
          <table:table-cell office:value-type="string">
            <text:p>2534</text:p>
          </table:table-cell>
          <table:table-cell table:formula="of:=ABS([.H1200])" office:value-type="float" office:value="4.7009765625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15</text:p>
          </table:table-cell>
          <table:table-cell office:value-type="string">
            <text:p>25346153</text:p>
          </table:table-cell>
          <table:table-cell office:value-type="string">
            <text:p>LFP3</text:p>
          </table:table-cell>
          <table:table-cell office:value-type="float" office:value="609649.841">
            <text:p>609649.841</text:p>
          </table:table-cell>
          <table:table-cell office:value-type="float" office:value="228546.954">
            <text:p>228546.954</text:p>
          </table:table-cell>
          <table:table-cell office:value-type="float" office:value="431.311">
            <text:p>431.311</text:p>
          </table:table-cell>
          <table:table-cell office:value-type="float" office:value="431.2799987793">
            <text:p>431.2799987793</text:p>
          </table:table-cell>
          <table:table-cell office:value-type="float" office:value="-3.1001220703">
            <text:p>-3.1001220703</text:p>
          </table:table-cell>
          <table:table-cell office:value-type="string">
            <text:p>2534</text:p>
          </table:table-cell>
          <table:table-cell table:formula="of:=ABS([.H1201])" office:value-type="float" office:value="3.1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16</text:p>
          </table:table-cell>
          <table:table-cell office:value-type="string">
            <text:p>25346154</text:p>
          </table:table-cell>
          <table:table-cell office:value-type="string">
            <text:p>LFP3</text:p>
          </table:table-cell>
          <table:table-cell office:value-type="float" office:value="609516.122">
            <text:p>609516.122</text:p>
          </table:table-cell>
          <table:table-cell office:value-type="float" office:value="228671.771">
            <text:p>228671.771</text:p>
          </table:table-cell>
          <table:table-cell office:value-type="float" office:value="430.49">
            <text:p>430.49</text:p>
          </table:table-cell>
          <table:table-cell office:value-type="float" office:value="430.4800109863">
            <text:p>430.4800109863</text:p>
          </table:table-cell>
          <table:table-cell office:value-type="float" office:value="-0.9989013672">
            <text:p>-0.9989013672</text:p>
          </table:table-cell>
          <table:table-cell office:value-type="string">
            <text:p>2534</text:p>
          </table:table-cell>
          <table:table-cell table:formula="of:=ABS([.H1202])" office:value-type="float" office:value="0.998901367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17</text:p>
          </table:table-cell>
          <table:table-cell office:value-type="string">
            <text:p>25346155</text:p>
          </table:table-cell>
          <table:table-cell office:value-type="string">
            <text:p>LFP3</text:p>
          </table:table-cell>
          <table:table-cell office:value-type="float" office:value="609555.503">
            <text:p>609555.503</text:p>
          </table:table-cell>
          <table:table-cell office:value-type="float" office:value="228701.68">
            <text:p>228701.68</text:p>
          </table:table-cell>
          <table:table-cell office:value-type="float" office:value="430.322">
            <text:p>430.322</text:p>
          </table:table-cell>
          <table:table-cell office:value-type="float" office:value="430.3500061035">
            <text:p>430.3500061035</text:p>
          </table:table-cell>
          <table:table-cell office:value-type="float" office:value="2.8006103516">
            <text:p>2.8006103516</text:p>
          </table:table-cell>
          <table:table-cell office:value-type="string">
            <text:p>2534</text:p>
          </table:table-cell>
          <table:table-cell table:formula="of:=ABS([.H1203])" office:value-type="float" office:value="2.8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18</text:p>
          </table:table-cell>
          <table:table-cell office:value-type="string">
            <text:p>25346156</text:p>
          </table:table-cell>
          <table:table-cell office:value-type="string">
            <text:p>LFP3</text:p>
          </table:table-cell>
          <table:table-cell office:value-type="float" office:value="609503.404">
            <text:p>609503.404</text:p>
          </table:table-cell>
          <table:table-cell office:value-type="float" office:value="227825.097">
            <text:p>227825.097</text:p>
          </table:table-cell>
          <table:table-cell office:value-type="float" office:value="433.097">
            <text:p>433.097</text:p>
          </table:table-cell>
          <table:table-cell office:value-type="float" office:value="433.1199951172">
            <text:p>433.1199951172</text:p>
          </table:table-cell>
          <table:table-cell office:value-type="float" office:value="2.2995117188">
            <text:p>2.2995117188</text:p>
          </table:table-cell>
          <table:table-cell office:value-type="string">
            <text:p>2534</text:p>
          </table:table-cell>
          <table:table-cell table:formula="of:=ABS([.H1204])" office:value-type="float" office:value="2.299511718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19</text:p>
          </table:table-cell>
          <table:table-cell office:value-type="string">
            <text:p>25346157</text:p>
          </table:table-cell>
          <table:table-cell office:value-type="string">
            <text:p>LFP3</text:p>
          </table:table-cell>
          <table:table-cell office:value-type="float" office:value="609466.289">
            <text:p>609466.289</text:p>
          </table:table-cell>
          <table:table-cell office:value-type="float" office:value="227843.671">
            <text:p>227843.671</text:p>
          </table:table-cell>
          <table:table-cell office:value-type="float" office:value="433.008">
            <text:p>433.008</text:p>
          </table:table-cell>
          <table:table-cell office:value-type="float" office:value="433.0299987793">
            <text:p>433.0299987793</text:p>
          </table:table-cell>
          <table:table-cell office:value-type="float" office:value="2.1998779297">
            <text:p>2.1998779297</text:p>
          </table:table-cell>
          <table:table-cell office:value-type="string">
            <text:p>2534</text:p>
          </table:table-cell>
          <table:table-cell table:formula="of:=ABS([.H1205])" office:value-type="float" office:value="2.1998779297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20</text:p>
          </table:table-cell>
          <table:table-cell office:value-type="string">
            <text:p>25346158</text:p>
          </table:table-cell>
          <table:table-cell office:value-type="string">
            <text:p>LFP3</text:p>
          </table:table-cell>
          <table:table-cell office:value-type="float" office:value="609460.828">
            <text:p>609460.828</text:p>
          </table:table-cell>
          <table:table-cell office:value-type="float" office:value="227899.078">
            <text:p>227899.078</text:p>
          </table:table-cell>
          <table:table-cell office:value-type="float" office:value="433.346">
            <text:p>433.346</text:p>
          </table:table-cell>
          <table:table-cell office:value-type="float" office:value="433.3599853516">
            <text:p>433.3599853516</text:p>
          </table:table-cell>
          <table:table-cell office:value-type="float" office:value="1.3985351562">
            <text:p>1.3985351562</text:p>
          </table:table-cell>
          <table:table-cell office:value-type="string">
            <text:p>2534</text:p>
          </table:table-cell>
          <table:table-cell table:formula="of:=ABS([.H1206])" office:value-type="float" office:value="1.3985351562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21</text:p>
          </table:table-cell>
          <table:table-cell office:value-type="string">
            <text:p>25346159</text:p>
          </table:table-cell>
          <table:table-cell office:value-type="string">
            <text:p>LFP3</text:p>
          </table:table-cell>
          <table:table-cell office:value-type="float" office:value="609456.59">
            <text:p>609456.59</text:p>
          </table:table-cell>
          <table:table-cell office:value-type="float" office:value="227958.903">
            <text:p>227958.903</text:p>
          </table:table-cell>
          <table:table-cell office:value-type="float" office:value="433.34">
            <text:p>433.34</text:p>
          </table:table-cell>
          <table:table-cell office:value-type="float" office:value="433.3500061035">
            <text:p>433.3500061035</text:p>
          </table:table-cell>
          <table:table-cell office:value-type="float" office:value="1.0006103516">
            <text:p>1.0006103516</text:p>
          </table:table-cell>
          <table:table-cell office:value-type="string">
            <text:p>2534</text:p>
          </table:table-cell>
          <table:table-cell table:formula="of:=ABS([.H1207])" office:value-type="float" office:value="1.0006103516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22</text:p>
          </table:table-cell>
          <table:table-cell office:value-type="string">
            <text:p>25346163</text:p>
          </table:table-cell>
          <table:table-cell office:value-type="string">
            <text:p>LFP3</text:p>
          </table:table-cell>
          <table:table-cell office:value-type="float" office:value="609340.936">
            <text:p>609340.936</text:p>
          </table:table-cell>
          <table:table-cell office:value-type="float" office:value="228556.788">
            <text:p>228556.788</text:p>
          </table:table-cell>
          <table:table-cell office:value-type="float" office:value="429.961">
            <text:p>429.961</text:p>
          </table:table-cell>
          <table:table-cell office:value-type="float" office:value="429.9200134277">
            <text:p>429.9200134277</text:p>
          </table:table-cell>
          <table:table-cell office:value-type="float" office:value="-4.0986572266">
            <text:p>-4.0986572266</text:p>
          </table:table-cell>
          <table:table-cell office:value-type="string">
            <text:p>2534</text:p>
          </table:table-cell>
          <table:table-cell table:formula="of:=ABS([.H1208])" office:value-type="float" office:value="4.0986572266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23</text:p>
          </table:table-cell>
          <table:table-cell office:value-type="string">
            <text:p>25346164</text:p>
          </table:table-cell>
          <table:table-cell office:value-type="string">
            <text:p>LFP3</text:p>
          </table:table-cell>
          <table:table-cell office:value-type="float" office:value="609277.565">
            <text:p>609277.565</text:p>
          </table:table-cell>
          <table:table-cell office:value-type="float" office:value="228507.5">
            <text:p>228507.5</text:p>
          </table:table-cell>
          <table:table-cell office:value-type="float" office:value="429.725">
            <text:p>429.725</text:p>
          </table:table-cell>
          <table:table-cell office:value-type="float" office:value="429.6900024414">
            <text:p>429.6900024414</text:p>
          </table:table-cell>
          <table:table-cell office:value-type="float" office:value="-3.4997558594">
            <text:p>-3.4997558594</text:p>
          </table:table-cell>
          <table:table-cell office:value-type="string">
            <text:p>2534</text:p>
          </table:table-cell>
          <table:table-cell table:formula="of:=ABS([.H1209])" office:value-type="float" office:value="3.499755859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24</text:p>
          </table:table-cell>
          <table:table-cell office:value-type="string">
            <text:p>25346165</text:p>
          </table:table-cell>
          <table:table-cell office:value-type="string">
            <text:p>LFP3</text:p>
          </table:table-cell>
          <table:table-cell office:value-type="float" office:value="609213.44">
            <text:p>609213.44</text:p>
          </table:table-cell>
          <table:table-cell office:value-type="float" office:value="228453.271">
            <text:p>228453.271</text:p>
          </table:table-cell>
          <table:table-cell office:value-type="float" office:value="430.768">
            <text:p>430.768</text:p>
          </table:table-cell>
          <table:table-cell office:value-type="float" office:value="430.7200012207">
            <text:p>430.7200012207</text:p>
          </table:table-cell>
          <table:table-cell office:value-type="float" office:value="-4.7998779297">
            <text:p>-4.7998779297</text:p>
          </table:table-cell>
          <table:table-cell office:value-type="string">
            <text:p>2534</text:p>
          </table:table-cell>
          <table:table-cell table:formula="of:=ABS([.H1210])" office:value-type="float" office:value="4.799877929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25</text:p>
          </table:table-cell>
          <table:table-cell office:value-type="string">
            <text:p>25346168</text:p>
          </table:table-cell>
          <table:table-cell office:value-type="string">
            <text:p>LFP3</text:p>
          </table:table-cell>
          <table:table-cell office:value-type="float" office:value="609839.746">
            <text:p>609839.746</text:p>
          </table:table-cell>
          <table:table-cell office:value-type="float" office:value="227982.306">
            <text:p>227982.306</text:p>
          </table:table-cell>
          <table:table-cell office:value-type="float" office:value="434.138">
            <text:p>434.138</text:p>
          </table:table-cell>
          <table:table-cell office:value-type="float" office:value="434.1700134277">
            <text:p>434.1700134277</text:p>
          </table:table-cell>
          <table:table-cell office:value-type="float" office:value="3.2013427734">
            <text:p>3.2013427734</text:p>
          </table:table-cell>
          <table:table-cell office:value-type="string">
            <text:p>2534</text:p>
          </table:table-cell>
          <table:table-cell table:formula="of:=ABS([.H1211])" office:value-type="float" office:value="3.2013427734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26</text:p>
          </table:table-cell>
          <table:table-cell office:value-type="string">
            <text:p>25346169</text:p>
          </table:table-cell>
          <table:table-cell office:value-type="string">
            <text:p>LFP3</text:p>
          </table:table-cell>
          <table:table-cell office:value-type="float" office:value="608922.205">
            <text:p>608922.205</text:p>
          </table:table-cell>
          <table:table-cell office:value-type="float" office:value="228031.592">
            <text:p>228031.592</text:p>
          </table:table-cell>
          <table:table-cell office:value-type="float" office:value="432.301">
            <text:p>432.301</text:p>
          </table:table-cell>
          <table:table-cell office:value-type="float" office:value="432.2300109863">
            <text:p>432.2300109863</text:p>
          </table:table-cell>
          <table:table-cell office:value-type="float" office:value="-7.0989013672">
            <text:p>-7.0989013672</text:p>
          </table:table-cell>
          <table:table-cell office:value-type="string">
            <text:p>2534</text:p>
          </table:table-cell>
          <table:table-cell table:formula="of:=ABS([.H1212])" office:value-type="float" office:value="7.0989013672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27</text:p>
          </table:table-cell>
          <table:table-cell office:value-type="string">
            <text:p>25346170</text:p>
          </table:table-cell>
          <table:table-cell office:value-type="string">
            <text:p>LFP3</text:p>
          </table:table-cell>
          <table:table-cell office:value-type="float" office:value="609008.017">
            <text:p>609008.017</text:p>
          </table:table-cell>
          <table:table-cell office:value-type="float" office:value="228079.197">
            <text:p>228079.197</text:p>
          </table:table-cell>
          <table:table-cell office:value-type="float" office:value="432.715">
            <text:p>432.715</text:p>
          </table:table-cell>
          <table:table-cell office:value-type="float" office:value="432.6199951172">
            <text:p>432.6199951172</text:p>
          </table:table-cell>
          <table:table-cell office:value-type="float" office:value="-9.5004882812">
            <text:p>-9.5004882812</text:p>
          </table:table-cell>
          <table:table-cell office:value-type="string">
            <text:p>2534</text:p>
          </table:table-cell>
          <table:table-cell table:formula="of:=ABS([.H1213])" office:value-type="float" office:value="9.5004882812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628</text:p>
          </table:table-cell>
          <table:table-cell office:value-type="string">
            <text:p>25346171</text:p>
          </table:table-cell>
          <table:table-cell office:value-type="string">
            <text:p>LFP3</text:p>
          </table:table-cell>
          <table:table-cell office:value-type="float" office:value="609145.131">
            <text:p>609145.131</text:p>
          </table:table-cell>
          <table:table-cell office:value-type="float" office:value="228091.134">
            <text:p>228091.134</text:p>
          </table:table-cell>
          <table:table-cell office:value-type="float" office:value="432.889">
            <text:p>432.889</text:p>
          </table:table-cell>
          <table:table-cell office:value-type="float" office:value="432.8900146484">
            <text:p>432.8900146484</text:p>
          </table:table-cell>
          <table:table-cell office:value-type="float" office:value="0.1014648437">
            <text:p>0.1014648437</text:p>
          </table:table-cell>
          <table:table-cell office:value-type="string">
            <text:p>2534</text:p>
          </table:table-cell>
          <table:table-cell table:formula="of:=ABS([.H1214])" office:value-type="float" office:value="0.1014648437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629</text:p>
          </table:table-cell>
          <table:table-cell office:value-type="string">
            <text:p>25346172</text:p>
          </table:table-cell>
          <table:table-cell office:value-type="string">
            <text:p>LFP3</text:p>
          </table:table-cell>
          <table:table-cell office:value-type="float" office:value="609228.141">
            <text:p>609228.141</text:p>
          </table:table-cell>
          <table:table-cell office:value-type="float" office:value="228092.888">
            <text:p>228092.888</text:p>
          </table:table-cell>
          <table:table-cell office:value-type="float" office:value="433.087">
            <text:p>433.087</text:p>
          </table:table-cell>
          <table:table-cell office:value-type="float" office:value="432.9700012207">
            <text:p>432.9700012207</text:p>
          </table:table-cell>
          <table:table-cell office:value-type="float" office:value="-11.6998779297">
            <text:p>-11.6998779297</text:p>
          </table:table-cell>
          <table:table-cell office:value-type="string">
            <text:p>2534</text:p>
          </table:table-cell>
          <table:table-cell table:formula="of:=ABS([.H1215])" office:value-type="float" office:value="11.6998779297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630</text:p>
          </table:table-cell>
          <table:table-cell office:value-type="string">
            <text:p>25346173</text:p>
          </table:table-cell>
          <table:table-cell office:value-type="string">
            <text:p>LFP3</text:p>
          </table:table-cell>
          <table:table-cell office:value-type="float" office:value="609009.243">
            <text:p>609009.243</text:p>
          </table:table-cell>
          <table:table-cell office:value-type="float" office:value="228867.365">
            <text:p>228867.365</text:p>
          </table:table-cell>
          <table:table-cell office:value-type="float" office:value="429.736">
            <text:p>429.736</text:p>
          </table:table-cell>
          <table:table-cell office:value-type="float" office:value="429.7399902344">
            <text:p>429.7399902344</text:p>
          </table:table-cell>
          <table:table-cell office:value-type="float" office:value="0.3990234375">
            <text:p>0.3990234375</text:p>
          </table:table-cell>
          <table:table-cell office:value-type="string">
            <text:p>2534</text:p>
          </table:table-cell>
          <table:table-cell table:formula="of:=ABS([.H1216])" office:value-type="float" office:value="0.3990234375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631</text:p>
          </table:table-cell>
          <table:table-cell office:value-type="string">
            <text:p>25346174</text:p>
          </table:table-cell>
          <table:table-cell office:value-type="string">
            <text:p>LFP3</text:p>
          </table:table-cell>
          <table:table-cell office:value-type="float" office:value="608945.959">
            <text:p>608945.959</text:p>
          </table:table-cell>
          <table:table-cell office:value-type="float" office:value="228994.002">
            <text:p>228994.002</text:p>
          </table:table-cell>
          <table:table-cell office:value-type="float" office:value="429.611">
            <text:p>429.611</text:p>
          </table:table-cell>
          <table:table-cell office:value-type="float" office:value="429.6799926758">
            <text:p>429.6799926758</text:p>
          </table:table-cell>
          <table:table-cell office:value-type="float" office:value="6.8992675781">
            <text:p>6.8992675781</text:p>
          </table:table-cell>
          <table:table-cell office:value-type="string">
            <text:p>2534</text:p>
          </table:table-cell>
          <table:table-cell table:formula="of:=ABS([.H1217])" office:value-type="float" office:value="6.8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32</text:p>
          </table:table-cell>
          <table:table-cell office:value-type="string">
            <text:p>25346175</text:p>
          </table:table-cell>
          <table:table-cell office:value-type="string">
            <text:p>LFP3</text:p>
          </table:table-cell>
          <table:table-cell office:value-type="float" office:value="609104.777">
            <text:p>609104.777</text:p>
          </table:table-cell>
          <table:table-cell office:value-type="float" office:value="228759.225">
            <text:p>228759.225</text:p>
          </table:table-cell>
          <table:table-cell office:value-type="float" office:value="429.808">
            <text:p>429.808</text:p>
          </table:table-cell>
          <table:table-cell office:value-type="float" office:value="429.8200073242">
            <text:p>429.8200073242</text:p>
          </table:table-cell>
          <table:table-cell office:value-type="float" office:value="1.2007324219">
            <text:p>1.2007324219</text:p>
          </table:table-cell>
          <table:table-cell office:value-type="string">
            <text:p>2534</text:p>
          </table:table-cell>
          <table:table-cell table:formula="of:=ABS([.H1218])" office:value-type="float" office:value="1.2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33</text:p>
          </table:table-cell>
          <table:table-cell office:value-type="string">
            <text:p>25346176</text:p>
          </table:table-cell>
          <table:table-cell office:value-type="string">
            <text:p>LFP3</text:p>
          </table:table-cell>
          <table:table-cell office:value-type="float" office:value="609044.49">
            <text:p>609044.49</text:p>
          </table:table-cell>
          <table:table-cell office:value-type="float" office:value="228845.751">
            <text:p>228845.751</text:p>
          </table:table-cell>
          <table:table-cell office:value-type="float" office:value="429.569">
            <text:p>429.569</text:p>
          </table:table-cell>
          <table:table-cell office:value-type="float" office:value="429.6600036621">
            <text:p>429.6600036621</text:p>
          </table:table-cell>
          <table:table-cell office:value-type="float" office:value="9.1003662109">
            <text:p>9.1003662109</text:p>
          </table:table-cell>
          <table:table-cell office:value-type="string">
            <text:p>2534</text:p>
          </table:table-cell>
          <table:table-cell table:formula="of:=ABS([.H1219])" office:value-type="float" office:value="9.1003662109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634</text:p>
          </table:table-cell>
          <table:table-cell office:value-type="string">
            <text:p>25346177</text:p>
          </table:table-cell>
          <table:table-cell office:value-type="string">
            <text:p>LFP3</text:p>
          </table:table-cell>
          <table:table-cell office:value-type="float" office:value="608677.614">
            <text:p>608677.614</text:p>
          </table:table-cell>
          <table:table-cell office:value-type="float" office:value="227366.394">
            <text:p>227366.394</text:p>
          </table:table-cell>
          <table:table-cell office:value-type="float" office:value="463.807">
            <text:p>463.807</text:p>
          </table:table-cell>
          <table:table-cell office:value-type="float" office:value="463.8599853516">
            <text:p>463.8599853516</text:p>
          </table:table-cell>
          <table:table-cell office:value-type="float" office:value="5.2985351562">
            <text:p>5.2985351562</text:p>
          </table:table-cell>
          <table:table-cell office:value-type="string">
            <text:p>2534</text:p>
          </table:table-cell>
          <table:table-cell table:formula="of:=ABS([.H1220])" office:value-type="float" office:value="5.298535156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35</text:p>
          </table:table-cell>
          <table:table-cell office:value-type="string">
            <text:p>25346178</text:p>
          </table:table-cell>
          <table:table-cell office:value-type="string">
            <text:p>LFP3</text:p>
          </table:table-cell>
          <table:table-cell office:value-type="float" office:value="608615.318">
            <text:p>608615.318</text:p>
          </table:table-cell>
          <table:table-cell office:value-type="float" office:value="227242.476">
            <text:p>227242.476</text:p>
          </table:table-cell>
          <table:table-cell office:value-type="float" office:value="462.818">
            <text:p>462.818</text:p>
          </table:table-cell>
          <table:table-cell office:value-type="float" office:value="462.9599914551">
            <text:p>462.9599914551</text:p>
          </table:table-cell>
          <table:table-cell office:value-type="float" office:value="14.1991455078">
            <text:p>14.1991455078</text:p>
          </table:table-cell>
          <table:table-cell office:value-type="string">
            <text:p>2534</text:p>
          </table:table-cell>
          <table:table-cell table:formula="of:=ABS([.H1221])" office:value-type="float" office:value="14.1991455078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636</text:p>
          </table:table-cell>
          <table:table-cell office:value-type="string">
            <text:p>25346179</text:p>
          </table:table-cell>
          <table:table-cell office:value-type="string">
            <text:p>LFP3</text:p>
          </table:table-cell>
          <table:table-cell office:value-type="float" office:value="608568.575">
            <text:p>608568.575</text:p>
          </table:table-cell>
          <table:table-cell office:value-type="float" office:value="227268.393">
            <text:p>227268.393</text:p>
          </table:table-cell>
          <table:table-cell office:value-type="float" office:value="461.682">
            <text:p>461.682</text:p>
          </table:table-cell>
          <table:table-cell office:value-type="float" office:value="461.7399902344">
            <text:p>461.7399902344</text:p>
          </table:table-cell>
          <table:table-cell office:value-type="float" office:value="5.7990234375">
            <text:p>5.7990234375</text:p>
          </table:table-cell>
          <table:table-cell office:value-type="string">
            <text:p>2534</text:p>
          </table:table-cell>
          <table:table-cell table:formula="of:=ABS([.H1222])" office:value-type="float" office:value="5.7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37</text:p>
          </table:table-cell>
          <table:table-cell office:value-type="string">
            <text:p>25346180</text:p>
          </table:table-cell>
          <table:table-cell office:value-type="string">
            <text:p>LFP3</text:p>
          </table:table-cell>
          <table:table-cell office:value-type="float" office:value="608617.796">
            <text:p>608617.796</text:p>
          </table:table-cell>
          <table:table-cell office:value-type="float" office:value="227388.177">
            <text:p>227388.177</text:p>
          </table:table-cell>
          <table:table-cell office:value-type="float" office:value="461.21">
            <text:p>461.21</text:p>
          </table:table-cell>
          <table:table-cell office:value-type="float" office:value="461.2699890137">
            <text:p>461.2699890137</text:p>
          </table:table-cell>
          <table:table-cell office:value-type="float" office:value="5.9989013672">
            <text:p>5.9989013672</text:p>
          </table:table-cell>
          <table:table-cell office:value-type="string">
            <text:p>2534</text:p>
          </table:table-cell>
          <table:table-cell table:formula="of:=ABS([.H1223])" office:value-type="float" office:value="5.9989013672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38</text:p>
          </table:table-cell>
          <table:table-cell office:value-type="string">
            <text:p>25346181</text:p>
          </table:table-cell>
          <table:table-cell office:value-type="string">
            <text:p>LFP3</text:p>
          </table:table-cell>
          <table:table-cell office:value-type="float" office:value="608540.44">
            <text:p>608540.44</text:p>
          </table:table-cell>
          <table:table-cell office:value-type="float" office:value="227416.548">
            <text:p>227416.548</text:p>
          </table:table-cell>
          <table:table-cell office:value-type="float" office:value="456.772">
            <text:p>456.772</text:p>
          </table:table-cell>
          <table:table-cell office:value-type="float" office:value="456.7699890137">
            <text:p>456.7699890137</text:p>
          </table:table-cell>
          <table:table-cell office:value-type="float" office:value="-0.2010986328">
            <text:p>-0.2010986328</text:p>
          </table:table-cell>
          <table:table-cell office:value-type="string">
            <text:p>2534</text:p>
          </table:table-cell>
          <table:table-cell table:formula="of:=ABS([.H1224])" office:value-type="float" office:value="0.2010986328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639</text:p>
          </table:table-cell>
          <table:table-cell office:value-type="string">
            <text:p>25346182</text:p>
          </table:table-cell>
          <table:table-cell office:value-type="string">
            <text:p>LFP3</text:p>
          </table:table-cell>
          <table:table-cell office:value-type="float" office:value="608492.018">
            <text:p>608492.018</text:p>
          </table:table-cell>
          <table:table-cell office:value-type="float" office:value="227510.008">
            <text:p>227510.008</text:p>
          </table:table-cell>
          <table:table-cell office:value-type="float" office:value="453.851">
            <text:p>453.851</text:p>
          </table:table-cell>
          <table:table-cell office:value-type="float" office:value="453.8800048828">
            <text:p>453.8800048828</text:p>
          </table:table-cell>
          <table:table-cell office:value-type="float" office:value="2.9004882813">
            <text:p>2.9004882813</text:p>
          </table:table-cell>
          <table:table-cell office:value-type="string">
            <text:p>2534</text:p>
          </table:table-cell>
          <table:table-cell table:formula="of:=ABS([.H1225])" office:value-type="float" office:value="2.900488281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40</text:p>
          </table:table-cell>
          <table:table-cell office:value-type="string">
            <text:p>25346183</text:p>
          </table:table-cell>
          <table:table-cell office:value-type="string">
            <text:p>LFP3</text:p>
          </table:table-cell>
          <table:table-cell office:value-type="float" office:value="608452.159">
            <text:p>608452.159</text:p>
          </table:table-cell>
          <table:table-cell office:value-type="float" office:value="227586.923">
            <text:p>227586.923</text:p>
          </table:table-cell>
          <table:table-cell office:value-type="float" office:value="452.439">
            <text:p>452.439</text:p>
          </table:table-cell>
          <table:table-cell office:value-type="float" office:value="452.4200134277">
            <text:p>452.4200134277</text:p>
          </table:table-cell>
          <table:table-cell office:value-type="float" office:value="-1.8986572266">
            <text:p>-1.8986572266</text:p>
          </table:table-cell>
          <table:table-cell office:value-type="string">
            <text:p>2534</text:p>
          </table:table-cell>
          <table:table-cell table:formula="of:=ABS([.H1226])" office:value-type="float" office:value="1.8986572266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41</text:p>
          </table:table-cell>
          <table:table-cell office:value-type="string">
            <text:p>25346184</text:p>
          </table:table-cell>
          <table:table-cell office:value-type="string">
            <text:p>LFP3</text:p>
          </table:table-cell>
          <table:table-cell office:value-type="float" office:value="608416.029">
            <text:p>608416.029</text:p>
          </table:table-cell>
          <table:table-cell office:value-type="float" office:value="227637.948">
            <text:p>227637.948</text:p>
          </table:table-cell>
          <table:table-cell office:value-type="float" office:value="451.446">
            <text:p>451.446</text:p>
          </table:table-cell>
          <table:table-cell office:value-type="float" office:value="451.4299926758">
            <text:p>451.4299926758</text:p>
          </table:table-cell>
          <table:table-cell office:value-type="float" office:value="-1.6007324219">
            <text:p>-1.6007324219</text:p>
          </table:table-cell>
          <table:table-cell office:value-type="string">
            <text:p>2534</text:p>
          </table:table-cell>
          <table:table-cell table:formula="of:=ABS([.H1227])" office:value-type="float" office:value="1.600732421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42</text:p>
          </table:table-cell>
          <table:table-cell office:value-type="string">
            <text:p>25346185</text:p>
          </table:table-cell>
          <table:table-cell office:value-type="string">
            <text:p>LFP3</text:p>
          </table:table-cell>
          <table:table-cell office:value-type="float" office:value="609191.47">
            <text:p>609191.47</text:p>
          </table:table-cell>
          <table:table-cell office:value-type="float" office:value="229112.696">
            <text:p>229112.696</text:p>
          </table:table-cell>
          <table:table-cell office:value-type="float" office:value="429.51">
            <text:p>429.51</text:p>
          </table:table-cell>
          <table:table-cell office:value-type="float" office:value="429.5400085449">
            <text:p>429.5400085449</text:p>
          </table:table-cell>
          <table:table-cell office:value-type="float" office:value="3.0008544922">
            <text:p>3.0008544922</text:p>
          </table:table-cell>
          <table:table-cell office:value-type="string">
            <text:p>2534</text:p>
          </table:table-cell>
          <table:table-cell table:formula="of:=ABS([.H1228])" office:value-type="float" office:value="3.000854492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43</text:p>
          </table:table-cell>
          <table:table-cell office:value-type="string">
            <text:p>25346186</text:p>
          </table:table-cell>
          <table:table-cell office:value-type="string">
            <text:p>LFP3</text:p>
          </table:table-cell>
          <table:table-cell office:value-type="float" office:value="609229.046">
            <text:p>609229.046</text:p>
          </table:table-cell>
          <table:table-cell office:value-type="float" office:value="229045.621">
            <text:p>229045.621</text:p>
          </table:table-cell>
          <table:table-cell office:value-type="float" office:value="429.294">
            <text:p>429.294</text:p>
          </table:table-cell>
          <table:table-cell office:value-type="float" office:value="429.4100036621">
            <text:p>429.4100036621</text:p>
          </table:table-cell>
          <table:table-cell office:value-type="float" office:value="11.6003662109">
            <text:p>11.6003662109</text:p>
          </table:table-cell>
          <table:table-cell office:value-type="string">
            <text:p>2534</text:p>
          </table:table-cell>
          <table:table-cell table:formula="of:=ABS([.H1229])" office:value-type="float" office:value="11.6003662109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644</text:p>
          </table:table-cell>
          <table:table-cell office:value-type="string">
            <text:p>25346187</text:p>
          </table:table-cell>
          <table:table-cell office:value-type="string">
            <text:p>LFP3</text:p>
          </table:table-cell>
          <table:table-cell office:value-type="float" office:value="609192.936">
            <text:p>609192.936</text:p>
          </table:table-cell>
          <table:table-cell office:value-type="float" office:value="229015.292">
            <text:p>229015.292</text:p>
          </table:table-cell>
          <table:table-cell office:value-type="float" office:value="429.566">
            <text:p>429.566</text:p>
          </table:table-cell>
          <table:table-cell office:value-type="float" office:value="429.6799926758">
            <text:p>429.6799926758</text:p>
          </table:table-cell>
          <table:table-cell office:value-type="float" office:value="11.3992675781">
            <text:p>11.3992675781</text:p>
          </table:table-cell>
          <table:table-cell office:value-type="string">
            <text:p>2534</text:p>
          </table:table-cell>
          <table:table-cell table:formula="of:=ABS([.H1230])" office:value-type="float" office:value="11.3992675781">
            <text:p>11</text:p>
          </table:table-cell>
          <table:table-cell table:number-columns-repeated="246"/>
        </table:table-row>
        <table:table-row table:style-name="ro1">
          <table:table-cell office:value-type="string">
            <text:p>5353645</text:p>
          </table:table-cell>
          <table:table-cell office:value-type="string">
            <text:p>25346188</text:p>
          </table:table-cell>
          <table:table-cell office:value-type="string">
            <text:p>LFP3</text:p>
          </table:table-cell>
          <table:table-cell office:value-type="float" office:value="608613.004">
            <text:p>608613.004</text:p>
          </table:table-cell>
          <table:table-cell office:value-type="float" office:value="227925.127">
            <text:p>227925.127</text:p>
          </table:table-cell>
          <table:table-cell office:value-type="float" office:value="440.321">
            <text:p>440.321</text:p>
          </table:table-cell>
          <table:table-cell office:value-type="float" office:value="440.2300109863">
            <text:p>440.2300109863</text:p>
          </table:table-cell>
          <table:table-cell office:value-type="float" office:value="-9.0989013672">
            <text:p>-9.0989013672</text:p>
          </table:table-cell>
          <table:table-cell office:value-type="string">
            <text:p>2534</text:p>
          </table:table-cell>
          <table:table-cell table:formula="of:=ABS([.H1231])" office:value-type="float" office:value="9.0989013672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646</text:p>
          </table:table-cell>
          <table:table-cell office:value-type="string">
            <text:p>25346189</text:p>
          </table:table-cell>
          <table:table-cell office:value-type="string">
            <text:p>LFP3</text:p>
          </table:table-cell>
          <table:table-cell office:value-type="float" office:value="608658.001">
            <text:p>608658.001</text:p>
          </table:table-cell>
          <table:table-cell office:value-type="float" office:value="227931.412">
            <text:p>227931.412</text:p>
          </table:table-cell>
          <table:table-cell office:value-type="float" office:value="437.238">
            <text:p>437.238</text:p>
          </table:table-cell>
          <table:table-cell office:value-type="float" office:value="437.1600036621">
            <text:p>437.1600036621</text:p>
          </table:table-cell>
          <table:table-cell office:value-type="float" office:value="-7.7996337891">
            <text:p>-7.7996337891</text:p>
          </table:table-cell>
          <table:table-cell office:value-type="string">
            <text:p>2534</text:p>
          </table:table-cell>
          <table:table-cell table:formula="of:=ABS([.H1232])" office:value-type="float" office:value="7.7996337891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647</text:p>
          </table:table-cell>
          <table:table-cell office:value-type="string">
            <text:p>25346190</text:p>
          </table:table-cell>
          <table:table-cell office:value-type="string">
            <text:p>LFP3</text:p>
          </table:table-cell>
          <table:table-cell office:value-type="float" office:value="608776.771">
            <text:p>608776.771</text:p>
          </table:table-cell>
          <table:table-cell office:value-type="float" office:value="227962.738">
            <text:p>227962.738</text:p>
          </table:table-cell>
          <table:table-cell office:value-type="float" office:value="433.267">
            <text:p>433.267</text:p>
          </table:table-cell>
          <table:table-cell office:value-type="float" office:value="433.2300109863">
            <text:p>433.2300109863</text:p>
          </table:table-cell>
          <table:table-cell office:value-type="float" office:value="-3.6989013672">
            <text:p>-3.6989013672</text:p>
          </table:table-cell>
          <table:table-cell office:value-type="string">
            <text:p>2534</text:p>
          </table:table-cell>
          <table:table-cell table:formula="of:=ABS([.H1233])" office:value-type="float" office:value="3.6989013672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48</text:p>
          </table:table-cell>
          <table:table-cell office:value-type="string">
            <text:p>25346191</text:p>
          </table:table-cell>
          <table:table-cell office:value-type="string">
            <text:p>LFP3</text:p>
          </table:table-cell>
          <table:table-cell office:value-type="float" office:value="608861.863">
            <text:p>608861.863</text:p>
          </table:table-cell>
          <table:table-cell office:value-type="float" office:value="228011.638">
            <text:p>228011.638</text:p>
          </table:table-cell>
          <table:table-cell office:value-type="float" office:value="432.64">
            <text:p>432.64</text:p>
          </table:table-cell>
          <table:table-cell office:value-type="float" office:value="432.5799865723">
            <text:p>432.5799865723</text:p>
          </table:table-cell>
          <table:table-cell office:value-type="float" office:value="-6.0013427734">
            <text:p>-6.0013427734</text:p>
          </table:table-cell>
          <table:table-cell office:value-type="string">
            <text:p>2534</text:p>
          </table:table-cell>
          <table:table-cell table:formula="of:=ABS([.H1234])" office:value-type="float" office:value="6.0013427734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49</text:p>
          </table:table-cell>
          <table:table-cell office:value-type="string">
            <text:p>25346192</text:p>
          </table:table-cell>
          <table:table-cell office:value-type="string">
            <text:p>LFP3</text:p>
          </table:table-cell>
          <table:table-cell office:value-type="float" office:value="609117.11">
            <text:p>609117.11</text:p>
          </table:table-cell>
          <table:table-cell office:value-type="float" office:value="228712.114">
            <text:p>228712.114</text:p>
          </table:table-cell>
          <table:table-cell office:value-type="float" office:value="430.08">
            <text:p>430.08</text:p>
          </table:table-cell>
          <table:table-cell office:value-type="float" office:value="430.049987793">
            <text:p>430.049987793</text:p>
          </table:table-cell>
          <table:table-cell office:value-type="float" office:value="-3.0012207031">
            <text:p>-3.0012207031</text:p>
          </table:table-cell>
          <table:table-cell office:value-type="string">
            <text:p>2534</text:p>
          </table:table-cell>
          <table:table-cell table:formula="of:=ABS([.H1235])" office:value-type="float" office:value="3.0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50</text:p>
          </table:table-cell>
          <table:table-cell office:value-type="string">
            <text:p>25346193</text:p>
          </table:table-cell>
          <table:table-cell office:value-type="string">
            <text:p>LFP3</text:p>
          </table:table-cell>
          <table:table-cell office:value-type="float" office:value="609064.932">
            <text:p>609064.932</text:p>
          </table:table-cell>
          <table:table-cell office:value-type="float" office:value="228696.683">
            <text:p>228696.683</text:p>
          </table:table-cell>
          <table:table-cell office:value-type="float" office:value="429.806">
            <text:p>429.806</text:p>
          </table:table-cell>
          <table:table-cell office:value-type="float" office:value="429.8200073242">
            <text:p>429.8200073242</text:p>
          </table:table-cell>
          <table:table-cell office:value-type="float" office:value="1.4007324219">
            <text:p>1.4007324219</text:p>
          </table:table-cell>
          <table:table-cell office:value-type="string">
            <text:p>2534</text:p>
          </table:table-cell>
          <table:table-cell table:formula="of:=ABS([.H1236])" office:value-type="float" office:value="1.400732421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51</text:p>
          </table:table-cell>
          <table:table-cell office:value-type="string">
            <text:p>25346194</text:p>
          </table:table-cell>
          <table:table-cell office:value-type="string">
            <text:p>LFP3</text:p>
          </table:table-cell>
          <table:table-cell office:value-type="float" office:value="608225.03">
            <text:p>608225.03</text:p>
          </table:table-cell>
          <table:table-cell office:value-type="float" office:value="227985.424">
            <text:p>227985.424</text:p>
          </table:table-cell>
          <table:table-cell office:value-type="float" office:value="433.997">
            <text:p>433.997</text:p>
          </table:table-cell>
          <table:table-cell office:value-type="float" office:value="434.0799865723">
            <text:p>434.0799865723</text:p>
          </table:table-cell>
          <table:table-cell office:value-type="float" office:value="8.2986572266">
            <text:p>8.2986572266</text:p>
          </table:table-cell>
          <table:table-cell office:value-type="string">
            <text:p>2534</text:p>
          </table:table-cell>
          <table:table-cell table:formula="of:=ABS([.H1237])" office:value-type="float" office:value="8.2986572266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652</text:p>
          </table:table-cell>
          <table:table-cell office:value-type="string">
            <text:p>25346195</text:p>
          </table:table-cell>
          <table:table-cell office:value-type="string">
            <text:p>LFP3</text:p>
          </table:table-cell>
          <table:table-cell office:value-type="float" office:value="608306.261">
            <text:p>608306.261</text:p>
          </table:table-cell>
          <table:table-cell office:value-type="float" office:value="227980.156">
            <text:p>227980.156</text:p>
          </table:table-cell>
          <table:table-cell office:value-type="float" office:value="434.431">
            <text:p>434.431</text:p>
          </table:table-cell>
          <table:table-cell office:value-type="float" office:value="434.4700012207">
            <text:p>434.4700012207</text:p>
          </table:table-cell>
          <table:table-cell office:value-type="float" office:value="3.9001220703">
            <text:p>3.9001220703</text:p>
          </table:table-cell>
          <table:table-cell office:value-type="string">
            <text:p>2534</text:p>
          </table:table-cell>
          <table:table-cell table:formula="of:=ABS([.H1238])" office:value-type="float" office:value="3.900122070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53</text:p>
          </table:table-cell>
          <table:table-cell office:value-type="string">
            <text:p>25346196</text:p>
          </table:table-cell>
          <table:table-cell office:value-type="string">
            <text:p>LFP3</text:p>
          </table:table-cell>
          <table:table-cell office:value-type="float" office:value="608525.853">
            <text:p>608525.853</text:p>
          </table:table-cell>
          <table:table-cell office:value-type="float" office:value="227960.948">
            <text:p>227960.948</text:p>
          </table:table-cell>
          <table:table-cell office:value-type="float" office:value="434.091">
            <text:p>434.091</text:p>
          </table:table-cell>
          <table:table-cell office:value-type="float" office:value="434.1799926758">
            <text:p>434.1799926758</text:p>
          </table:table-cell>
          <table:table-cell office:value-type="float" office:value="8.8992675781">
            <text:p>8.8992675781</text:p>
          </table:table-cell>
          <table:table-cell office:value-type="string">
            <text:p>2534</text:p>
          </table:table-cell>
          <table:table-cell table:formula="of:=ABS([.H1239])" office:value-type="float" office:value="8.8992675781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654</text:p>
          </table:table-cell>
          <table:table-cell office:value-type="string">
            <text:p>25346199</text:p>
          </table:table-cell>
          <table:table-cell office:value-type="string">
            <text:p>LFP3</text:p>
          </table:table-cell>
          <table:table-cell office:value-type="float" office:value="608931.406">
            <text:p>608931.406</text:p>
          </table:table-cell>
          <table:table-cell office:value-type="float" office:value="228399.304">
            <text:p>228399.304</text:p>
          </table:table-cell>
          <table:table-cell office:value-type="float" office:value="430.914">
            <text:p>430.914</text:p>
          </table:table-cell>
          <table:table-cell office:value-type="float" office:value="430.8800048828">
            <text:p>430.8800048828</text:p>
          </table:table-cell>
          <table:table-cell office:value-type="float" office:value="-3.3995117187">
            <text:p>-3.3995117187</text:p>
          </table:table-cell>
          <table:table-cell office:value-type="string">
            <text:p>2534</text:p>
          </table:table-cell>
          <table:table-cell table:formula="of:=ABS([.H1240])" office:value-type="float" office:value="3.3995117187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55</text:p>
          </table:table-cell>
          <table:table-cell office:value-type="string">
            <text:p>25346200</text:p>
          </table:table-cell>
          <table:table-cell office:value-type="string">
            <text:p>LFP3</text:p>
          </table:table-cell>
          <table:table-cell office:value-type="float" office:value="608630.889">
            <text:p>608630.889</text:p>
          </table:table-cell>
          <table:table-cell office:value-type="float" office:value="227535.732">
            <text:p>227535.732</text:p>
          </table:table-cell>
          <table:table-cell office:value-type="float" office:value="463.276">
            <text:p>463.276</text:p>
          </table:table-cell>
          <table:table-cell office:value-type="float" office:value="463.3500061035">
            <text:p>463.3500061035</text:p>
          </table:table-cell>
          <table:table-cell office:value-type="float" office:value="7.4006103516">
            <text:p>7.4006103516</text:p>
          </table:table-cell>
          <table:table-cell office:value-type="string">
            <text:p>2534</text:p>
          </table:table-cell>
          <table:table-cell table:formula="of:=ABS([.H1241])" office:value-type="float" office:value="7.4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56</text:p>
          </table:table-cell>
          <table:table-cell office:value-type="string">
            <text:p>25346201</text:p>
          </table:table-cell>
          <table:table-cell office:value-type="string">
            <text:p>LFP3</text:p>
          </table:table-cell>
          <table:table-cell office:value-type="float" office:value="608593.678">
            <text:p>608593.678</text:p>
          </table:table-cell>
          <table:table-cell office:value-type="float" office:value="227630.678">
            <text:p>227630.678</text:p>
          </table:table-cell>
          <table:table-cell office:value-type="float" office:value="458.232">
            <text:p>458.232</text:p>
          </table:table-cell>
          <table:table-cell office:value-type="float" office:value="458.2200012207">
            <text:p>458.2200012207</text:p>
          </table:table-cell>
          <table:table-cell office:value-type="float" office:value="-1.1998779297">
            <text:p>-1.1998779297</text:p>
          </table:table-cell>
          <table:table-cell office:value-type="string">
            <text:p>2534</text:p>
          </table:table-cell>
          <table:table-cell table:formula="of:=ABS([.H1242])" office:value-type="float" office:value="1.1998779297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57</text:p>
          </table:table-cell>
          <table:table-cell office:value-type="string">
            <text:p>25346203</text:p>
          </table:table-cell>
          <table:table-cell office:value-type="string">
            <text:p>LFP3</text:p>
          </table:table-cell>
          <table:table-cell office:value-type="float" office:value="608505.945">
            <text:p>608505.945</text:p>
          </table:table-cell>
          <table:table-cell office:value-type="float" office:value="227609.331">
            <text:p>227609.331</text:p>
          </table:table-cell>
          <table:table-cell office:value-type="float" office:value="454.853">
            <text:p>454.853</text:p>
          </table:table-cell>
          <table:table-cell office:value-type="float" office:value="454.8399963379">
            <text:p>454.8399963379</text:p>
          </table:table-cell>
          <table:table-cell office:value-type="float" office:value="-1.3003662109">
            <text:p>-1.3003662109</text:p>
          </table:table-cell>
          <table:table-cell office:value-type="string">
            <text:p>2534</text:p>
          </table:table-cell>
          <table:table-cell table:formula="of:=ABS([.H1243])" office:value-type="float" office:value="1.3003662109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58</text:p>
          </table:table-cell>
          <table:table-cell office:value-type="string">
            <text:p>25346205</text:p>
          </table:table-cell>
          <table:table-cell office:value-type="string">
            <text:p>LFP3</text:p>
          </table:table-cell>
          <table:table-cell office:value-type="float" office:value="610166.096">
            <text:p>610166.096</text:p>
          </table:table-cell>
          <table:table-cell office:value-type="float" office:value="227630.09">
            <text:p>227630.09</text:p>
          </table:table-cell>
          <table:table-cell office:value-type="float" office:value="436.57">
            <text:p>436.57</text:p>
          </table:table-cell>
          <table:table-cell office:value-type="float" office:value="436.6300048828">
            <text:p>436.6300048828</text:p>
          </table:table-cell>
          <table:table-cell office:value-type="float" office:value="6.0004882813">
            <text:p>6.0004882813</text:p>
          </table:table-cell>
          <table:table-cell office:value-type="string">
            <text:p>2534</text:p>
          </table:table-cell>
          <table:table-cell table:formula="of:=ABS([.H1244])" office:value-type="float" office:value="6.0004882813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59</text:p>
          </table:table-cell>
          <table:table-cell office:value-type="string">
            <text:p>25346207</text:p>
          </table:table-cell>
          <table:table-cell office:value-type="string">
            <text:p>LFP3</text:p>
          </table:table-cell>
          <table:table-cell office:value-type="float" office:value="610257.073">
            <text:p>610257.073</text:p>
          </table:table-cell>
          <table:table-cell office:value-type="float" office:value="228506.076">
            <text:p>228506.076</text:p>
          </table:table-cell>
          <table:table-cell office:value-type="float" office:value="431.018">
            <text:p>431.018</text:p>
          </table:table-cell>
          <table:table-cell office:value-type="float" office:value="430.8800048828">
            <text:p>430.8800048828</text:p>
          </table:table-cell>
          <table:table-cell office:value-type="float" office:value="-13.7995117187">
            <text:p>-13.7995117187</text:p>
          </table:table-cell>
          <table:table-cell office:value-type="string">
            <text:p>2534</text:p>
          </table:table-cell>
          <table:table-cell table:formula="of:=ABS([.H1245])" office:value-type="float" office:value="13.7995117187">
            <text:p>14</text:p>
          </table:table-cell>
          <table:table-cell table:number-columns-repeated="246"/>
        </table:table-row>
        <table:table-row table:style-name="ro1">
          <table:table-cell office:value-type="string">
            <text:p>5353660</text:p>
          </table:table-cell>
          <table:table-cell office:value-type="string">
            <text:p>25346208</text:p>
          </table:table-cell>
          <table:table-cell office:value-type="string">
            <text:p>LFP3</text:p>
          </table:table-cell>
          <table:table-cell office:value-type="float" office:value="610197.27">
            <text:p>610197.27</text:p>
          </table:table-cell>
          <table:table-cell office:value-type="float" office:value="227927.164">
            <text:p>227927.164</text:p>
          </table:table-cell>
          <table:table-cell office:value-type="float" office:value="434.717">
            <text:p>434.717</text:p>
          </table:table-cell>
          <table:table-cell office:value-type="float" office:value="434.7600097656">
            <text:p>434.7600097656</text:p>
          </table:table-cell>
          <table:table-cell office:value-type="float" office:value="4.3009765625">
            <text:p>4.3009765625</text:p>
          </table:table-cell>
          <table:table-cell office:value-type="string">
            <text:p>2534</text:p>
          </table:table-cell>
          <table:table-cell table:formula="of:=ABS([.H1246])" office:value-type="float" office:value="4.3009765625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61</text:p>
          </table:table-cell>
          <table:table-cell office:value-type="string">
            <text:p>25346209</text:p>
          </table:table-cell>
          <table:table-cell office:value-type="string">
            <text:p>LFP3</text:p>
          </table:table-cell>
          <table:table-cell office:value-type="float" office:value="610352.789">
            <text:p>610352.789</text:p>
          </table:table-cell>
          <table:table-cell office:value-type="float" office:value="227876.232">
            <text:p>227876.232</text:p>
          </table:table-cell>
          <table:table-cell office:value-type="float" office:value="434.729">
            <text:p>434.729</text:p>
          </table:table-cell>
          <table:table-cell office:value-type="float" office:value="434.7099914551">
            <text:p>434.7099914551</text:p>
          </table:table-cell>
          <table:table-cell office:value-type="float" office:value="-1.9008544922">
            <text:p>-1.9008544922</text:p>
          </table:table-cell>
          <table:table-cell office:value-type="string">
            <text:p>2534</text:p>
          </table:table-cell>
          <table:table-cell table:formula="of:=ABS([.H1247])" office:value-type="float" office:value="1.900854492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62</text:p>
          </table:table-cell>
          <table:table-cell office:value-type="string">
            <text:p>25346210</text:p>
          </table:table-cell>
          <table:table-cell office:value-type="string">
            <text:p>LFP3</text:p>
          </table:table-cell>
          <table:table-cell office:value-type="float" office:value="610522.998">
            <text:p>610522.998</text:p>
          </table:table-cell>
          <table:table-cell office:value-type="float" office:value="227575.661">
            <text:p>227575.661</text:p>
          </table:table-cell>
          <table:table-cell office:value-type="float" office:value="436.9">
            <text:p>436.9</text:p>
          </table:table-cell>
          <table:table-cell office:value-type="float" office:value="436.8399963379">
            <text:p>436.8399963379</text:p>
          </table:table-cell>
          <table:table-cell office:value-type="float" office:value="-6.0003662109">
            <text:p>-6.0003662109</text:p>
          </table:table-cell>
          <table:table-cell office:value-type="string">
            <text:p>2534</text:p>
          </table:table-cell>
          <table:table-cell table:formula="of:=ABS([.H1248])" office:value-type="float" office:value="6.000366210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63</text:p>
          </table:table-cell>
          <table:table-cell office:value-type="string">
            <text:p>25346211</text:p>
          </table:table-cell>
          <table:table-cell office:value-type="string">
            <text:p>LFP3</text:p>
          </table:table-cell>
          <table:table-cell office:value-type="float" office:value="610066.574">
            <text:p>610066.574</text:p>
          </table:table-cell>
          <table:table-cell office:value-type="float" office:value="227649.825">
            <text:p>227649.825</text:p>
          </table:table-cell>
          <table:table-cell office:value-type="float" office:value="436.166">
            <text:p>436.166</text:p>
          </table:table-cell>
          <table:table-cell office:value-type="float" office:value="436.1000061035">
            <text:p>436.1000061035</text:p>
          </table:table-cell>
          <table:table-cell office:value-type="float" office:value="-6.5993896484">
            <text:p>-6.5993896484</text:p>
          </table:table-cell>
          <table:table-cell office:value-type="string">
            <text:p>2534</text:p>
          </table:table-cell>
          <table:table-cell table:formula="of:=ABS([.H1249])" office:value-type="float" office:value="6.599389648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64</text:p>
          </table:table-cell>
          <table:table-cell office:value-type="string">
            <text:p>25346212</text:p>
          </table:table-cell>
          <table:table-cell office:value-type="string">
            <text:p>LFP3</text:p>
          </table:table-cell>
          <table:table-cell office:value-type="float" office:value="609567.286">
            <text:p>609567.286</text:p>
          </table:table-cell>
          <table:table-cell office:value-type="float" office:value="227781.08">
            <text:p>227781.08</text:p>
          </table:table-cell>
          <table:table-cell office:value-type="float" office:value="434.027">
            <text:p>434.027</text:p>
          </table:table-cell>
          <table:table-cell office:value-type="float" office:value="434.049987793">
            <text:p>434.049987793</text:p>
          </table:table-cell>
          <table:table-cell office:value-type="float" office:value="2.2987792969">
            <text:p>2.2987792969</text:p>
          </table:table-cell>
          <table:table-cell office:value-type="string">
            <text:p>2534</text:p>
          </table:table-cell>
          <table:table-cell table:formula="of:=ABS([.H1250])" office:value-type="float" office:value="2.2987792969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65</text:p>
          </table:table-cell>
          <table:table-cell office:value-type="string">
            <text:p>25346213</text:p>
          </table:table-cell>
          <table:table-cell office:value-type="string">
            <text:p>LFP3</text:p>
          </table:table-cell>
          <table:table-cell office:value-type="float" office:value="609688.018">
            <text:p>609688.018</text:p>
          </table:table-cell>
          <table:table-cell office:value-type="float" office:value="227552.15">
            <text:p>227552.15</text:p>
          </table:table-cell>
          <table:table-cell office:value-type="float" office:value="439.066">
            <text:p>439.066</text:p>
          </table:table-cell>
          <table:table-cell office:value-type="float" office:value="439.1000061035">
            <text:p>439.1000061035</text:p>
          </table:table-cell>
          <table:table-cell office:value-type="float" office:value="3.4006103516">
            <text:p>3.4006103516</text:p>
          </table:table-cell>
          <table:table-cell office:value-type="string">
            <text:p>2534</text:p>
          </table:table-cell>
          <table:table-cell table:formula="of:=ABS([.H1251])" office:value-type="float" office:value="3.400610351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66</text:p>
          </table:table-cell>
          <table:table-cell office:value-type="string">
            <text:p>25346214</text:p>
          </table:table-cell>
          <table:table-cell office:value-type="string">
            <text:p>LFP3</text:p>
          </table:table-cell>
          <table:table-cell office:value-type="float" office:value="610150.915">
            <text:p>610150.915</text:p>
          </table:table-cell>
          <table:table-cell office:value-type="float" office:value="228814.175">
            <text:p>228814.175</text:p>
          </table:table-cell>
          <table:table-cell office:value-type="float" office:value="429.433">
            <text:p>429.433</text:p>
          </table:table-cell>
          <table:table-cell office:value-type="float" office:value="428.8999938965">
            <text:p>428.8999938965</text:p>
          </table:table-cell>
          <table:table-cell office:value-type="float" office:value="-53.3006103516">
            <text:p>-53.3006103516</text:p>
          </table:table-cell>
          <table:table-cell office:value-type="string">
            <text:p>2534</text:p>
          </table:table-cell>
          <table:table-cell table:formula="of:=ABS([.H1252])" office:value-type="float" office:value="53.3006103516">
            <text:p>53</text:p>
          </table:table-cell>
          <table:table-cell table:number-columns-repeated="246"/>
        </table:table-row>
        <table:table-row table:style-name="ro1">
          <table:table-cell office:value-type="string">
            <text:p>5353667</text:p>
          </table:table-cell>
          <table:table-cell office:value-type="string">
            <text:p>25346215</text:p>
          </table:table-cell>
          <table:table-cell office:value-type="string">
            <text:p>LFP3</text:p>
          </table:table-cell>
          <table:table-cell office:value-type="float" office:value="609825.919">
            <text:p>609825.919</text:p>
          </table:table-cell>
          <table:table-cell office:value-type="float" office:value="228148.273">
            <text:p>228148.273</text:p>
          </table:table-cell>
          <table:table-cell office:value-type="float" office:value="433.463">
            <text:p>433.463</text:p>
          </table:table-cell>
          <table:table-cell office:value-type="float" office:value="433.3999938965">
            <text:p>433.3999938965</text:p>
          </table:table-cell>
          <table:table-cell office:value-type="float" office:value="-6.3006103516">
            <text:p>-6.3006103516</text:p>
          </table:table-cell>
          <table:table-cell office:value-type="string">
            <text:p>2534</text:p>
          </table:table-cell>
          <table:table-cell table:formula="of:=ABS([.H1253])" office:value-type="float" office:value="6.3006103516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68</text:p>
          </table:table-cell>
          <table:table-cell office:value-type="string">
            <text:p>25346216</text:p>
          </table:table-cell>
          <table:table-cell office:value-type="string">
            <text:p>LFP3</text:p>
          </table:table-cell>
          <table:table-cell office:value-type="float" office:value="609763.38">
            <text:p>609763.38</text:p>
          </table:table-cell>
          <table:table-cell office:value-type="float" office:value="228160.829">
            <text:p>228160.829</text:p>
          </table:table-cell>
          <table:table-cell office:value-type="float" office:value="433.319">
            <text:p>433.319</text:p>
          </table:table-cell>
          <table:table-cell office:value-type="float" office:value="433.2699890137">
            <text:p>433.2699890137</text:p>
          </table:table-cell>
          <table:table-cell office:value-type="float" office:value="-4.9010986328">
            <text:p>-4.9010986328</text:p>
          </table:table-cell>
          <table:table-cell office:value-type="string">
            <text:p>2534</text:p>
          </table:table-cell>
          <table:table-cell table:formula="of:=ABS([.H1254])" office:value-type="float" office:value="4.9010986328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70</text:p>
          </table:table-cell>
          <table:table-cell office:value-type="string">
            <text:p>25346218</text:p>
          </table:table-cell>
          <table:table-cell office:value-type="string">
            <text:p>LFP3</text:p>
          </table:table-cell>
          <table:table-cell office:value-type="float" office:value="609991.878">
            <text:p>609991.878</text:p>
          </table:table-cell>
          <table:table-cell office:value-type="float" office:value="227624.003">
            <text:p>227624.003</text:p>
          </table:table-cell>
          <table:table-cell office:value-type="float" office:value="437.38">
            <text:p>437.38</text:p>
          </table:table-cell>
          <table:table-cell office:value-type="float" office:value="439.8599853516">
            <text:p>439.8599853516</text:p>
          </table:table-cell>
          <table:table-cell office:value-type="float" office:value="247.9985351562">
            <text:p>247.9985351562</text:p>
          </table:table-cell>
          <table:table-cell office:value-type="string">
            <text:p>2534</text:p>
          </table:table-cell>
          <table:table-cell table:formula="of:=ABS([.H1255])" office:value-type="float" office:value="247.9985351562">
            <text:p>248</text:p>
          </table:table-cell>
          <table:table-cell table:number-columns-repeated="246"/>
        </table:table-row>
        <table:table-row table:style-name="ro1">
          <table:table-cell office:value-type="string">
            <text:p>5353671</text:p>
          </table:table-cell>
          <table:table-cell office:value-type="string">
            <text:p>25346223</text:p>
          </table:table-cell>
          <table:table-cell office:value-type="string">
            <text:p>LFP3</text:p>
          </table:table-cell>
          <table:table-cell office:value-type="float" office:value="608317.811">
            <text:p>608317.811</text:p>
          </table:table-cell>
          <table:table-cell office:value-type="float" office:value="227842.974">
            <text:p>227842.974</text:p>
          </table:table-cell>
          <table:table-cell office:value-type="float" office:value="438.083">
            <text:p>438.083</text:p>
          </table:table-cell>
          <table:table-cell office:value-type="float" office:value="438.049987793">
            <text:p>438.049987793</text:p>
          </table:table-cell>
          <table:table-cell office:value-type="float" office:value="-3.3012207031">
            <text:p>-3.3012207031</text:p>
          </table:table-cell>
          <table:table-cell office:value-type="string">
            <text:p>2534</text:p>
          </table:table-cell>
          <table:table-cell table:formula="of:=ABS([.H1256])" office:value-type="float" office:value="3.3012207031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72</text:p>
          </table:table-cell>
          <table:table-cell office:value-type="string">
            <text:p>25346224</text:p>
          </table:table-cell>
          <table:table-cell office:value-type="string">
            <text:p>LFP3</text:p>
          </table:table-cell>
          <table:table-cell office:value-type="float" office:value="608308.414">
            <text:p>608308.414</text:p>
          </table:table-cell>
          <table:table-cell office:value-type="float" office:value="227888.329">
            <text:p>227888.329</text:p>
          </table:table-cell>
          <table:table-cell office:value-type="float" office:value="437.558">
            <text:p>437.558</text:p>
          </table:table-cell>
          <table:table-cell office:value-type="float" office:value="437.3999938965">
            <text:p>437.3999938965</text:p>
          </table:table-cell>
          <table:table-cell office:value-type="float" office:value="-15.8006103516">
            <text:p>-15.8006103516</text:p>
          </table:table-cell>
          <table:table-cell office:value-type="string">
            <text:p>2534</text:p>
          </table:table-cell>
          <table:table-cell table:formula="of:=ABS([.H1257])" office:value-type="float" office:value="15.8006103516">
            <text:p>16</text:p>
          </table:table-cell>
          <table:table-cell table:number-columns-repeated="246"/>
        </table:table-row>
        <table:table-row table:style-name="ro1">
          <table:table-cell office:value-type="string">
            <text:p>5353673</text:p>
          </table:table-cell>
          <table:table-cell office:value-type="string">
            <text:p>25346225</text:p>
          </table:table-cell>
          <table:table-cell office:value-type="string">
            <text:p>LFP3</text:p>
          </table:table-cell>
          <table:table-cell office:value-type="float" office:value="608324.973">
            <text:p>608324.973</text:p>
          </table:table-cell>
          <table:table-cell office:value-type="float" office:value="227805.094">
            <text:p>227805.094</text:p>
          </table:table-cell>
          <table:table-cell office:value-type="float" office:value="440.204">
            <text:p>440.204</text:p>
          </table:table-cell>
          <table:table-cell office:value-type="float" office:value="440.1600036621">
            <text:p>440.1600036621</text:p>
          </table:table-cell>
          <table:table-cell office:value-type="float" office:value="-4.3996337891">
            <text:p>-4.3996337891</text:p>
          </table:table-cell>
          <table:table-cell office:value-type="string">
            <text:p>2534</text:p>
          </table:table-cell>
          <table:table-cell table:formula="of:=ABS([.H1258])" office:value-type="float" office:value="4.399633789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74</text:p>
          </table:table-cell>
          <table:table-cell office:value-type="string">
            <text:p>25346226</text:p>
          </table:table-cell>
          <table:table-cell office:value-type="string">
            <text:p>LFP3</text:p>
          </table:table-cell>
          <table:table-cell office:value-type="float" office:value="608337.561">
            <text:p>608337.561</text:p>
          </table:table-cell>
          <table:table-cell office:value-type="float" office:value="227749.129">
            <text:p>227749.129</text:p>
          </table:table-cell>
          <table:table-cell office:value-type="float" office:value="445.033">
            <text:p>445.033</text:p>
          </table:table-cell>
          <table:table-cell office:value-type="float" office:value="444.9800109863">
            <text:p>444.9800109863</text:p>
          </table:table-cell>
          <table:table-cell office:value-type="float" office:value="-5.2989013672">
            <text:p>-5.2989013672</text:p>
          </table:table-cell>
          <table:table-cell office:value-type="string">
            <text:p>2534</text:p>
          </table:table-cell>
          <table:table-cell table:formula="of:=ABS([.H1259])" office:value-type="float" office:value="5.2989013672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75</text:p>
          </table:table-cell>
          <table:table-cell office:value-type="string">
            <text:p>25346227</text:p>
          </table:table-cell>
          <table:table-cell office:value-type="string">
            <text:p>LFP3</text:p>
          </table:table-cell>
          <table:table-cell office:value-type="float" office:value="608311.797">
            <text:p>608311.797</text:p>
          </table:table-cell>
          <table:table-cell office:value-type="float" office:value="227736.409">
            <text:p>227736.409</text:p>
          </table:table-cell>
          <table:table-cell office:value-type="float" office:value="444.277">
            <text:p>444.277</text:p>
          </table:table-cell>
          <table:table-cell office:value-type="float" office:value="444.200012207">
            <text:p>444.200012207</text:p>
          </table:table-cell>
          <table:table-cell office:value-type="float" office:value="-7.6987792969">
            <text:p>-7.6987792969</text:p>
          </table:table-cell>
          <table:table-cell office:value-type="string">
            <text:p>2534</text:p>
          </table:table-cell>
          <table:table-cell table:formula="of:=ABS([.H1260])" office:value-type="float" office:value="7.6987792969">
            <text:p>8</text:p>
          </table:table-cell>
          <table:table-cell table:number-columns-repeated="246"/>
        </table:table-row>
        <table:table-row table:style-name="ro1">
          <table:table-cell office:value-type="string">
            <text:p>5353676</text:p>
          </table:table-cell>
          <table:table-cell office:value-type="string">
            <text:p>25346228</text:p>
          </table:table-cell>
          <table:table-cell office:value-type="string">
            <text:p>LFP3</text:p>
          </table:table-cell>
          <table:table-cell office:value-type="float" office:value="609227.178">
            <text:p>609227.178</text:p>
          </table:table-cell>
          <table:table-cell office:value-type="float" office:value="229162.431">
            <text:p>229162.431</text:p>
          </table:table-cell>
          <table:table-cell office:value-type="float" office:value="429.346">
            <text:p>429.346</text:p>
          </table:table-cell>
          <table:table-cell office:value-type="float" office:value="429.3800048828">
            <text:p>429.3800048828</text:p>
          </table:table-cell>
          <table:table-cell office:value-type="float" office:value="3.4004882812">
            <text:p>3.4004882812</text:p>
          </table:table-cell>
          <table:table-cell office:value-type="string">
            <text:p>2534</text:p>
          </table:table-cell>
          <table:table-cell table:formula="of:=ABS([.H1261])" office:value-type="float" office:value="3.4004882812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77</text:p>
          </table:table-cell>
          <table:table-cell office:value-type="string">
            <text:p>25346229</text:p>
          </table:table-cell>
          <table:table-cell office:value-type="string">
            <text:p>LFP3</text:p>
          </table:table-cell>
          <table:table-cell office:value-type="float" office:value="609631.873">
            <text:p>609631.873</text:p>
          </table:table-cell>
          <table:table-cell office:value-type="float" office:value="228133.307">
            <text:p>228133.307</text:p>
          </table:table-cell>
          <table:table-cell office:value-type="float" office:value="433.438">
            <text:p>433.438</text:p>
          </table:table-cell>
          <table:table-cell office:value-type="float" office:value="433.4599914551">
            <text:p>433.4599914551</text:p>
          </table:table-cell>
          <table:table-cell office:value-type="float" office:value="2.1991455078">
            <text:p>2.1991455078</text:p>
          </table:table-cell>
          <table:table-cell office:value-type="string">
            <text:p>2534</text:p>
          </table:table-cell>
          <table:table-cell table:formula="of:=ABS([.H1262])" office:value-type="float" office:value="2.1991455078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78</text:p>
          </table:table-cell>
          <table:table-cell office:value-type="string">
            <text:p>25346230</text:p>
          </table:table-cell>
          <table:table-cell office:value-type="string">
            <text:p>LFP3</text:p>
          </table:table-cell>
          <table:table-cell office:value-type="float" office:value="608592.08">
            <text:p>608592.08</text:p>
          </table:table-cell>
          <table:table-cell office:value-type="float" office:value="227684.542">
            <text:p>227684.542</text:p>
          </table:table-cell>
          <table:table-cell office:value-type="float" office:value="455.919">
            <text:p>455.919</text:p>
          </table:table-cell>
          <table:table-cell office:value-type="float" office:value="455.9800109863">
            <text:p>455.9800109863</text:p>
          </table:table-cell>
          <table:table-cell office:value-type="float" office:value="6.1010986328">
            <text:p>6.1010986328</text:p>
          </table:table-cell>
          <table:table-cell office:value-type="string">
            <text:p>2534</text:p>
          </table:table-cell>
          <table:table-cell table:formula="of:=ABS([.H1263])" office:value-type="float" office:value="6.1010986328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79</text:p>
          </table:table-cell>
          <table:table-cell office:value-type="string">
            <text:p>25346231</text:p>
          </table:table-cell>
          <table:table-cell office:value-type="string">
            <text:p>LFP3</text:p>
          </table:table-cell>
          <table:table-cell office:value-type="float" office:value="608580.99">
            <text:p>608580.99</text:p>
          </table:table-cell>
          <table:table-cell office:value-type="float" office:value="227731.38">
            <text:p>227731.38</text:p>
          </table:table-cell>
          <table:table-cell office:value-type="float" office:value="453.444">
            <text:p>453.444</text:p>
          </table:table-cell>
          <table:table-cell office:value-type="float" office:value="453.4700012207">
            <text:p>453.4700012207</text:p>
          </table:table-cell>
          <table:table-cell office:value-type="float" office:value="2.6001220703">
            <text:p>2.6001220703</text:p>
          </table:table-cell>
          <table:table-cell office:value-type="string">
            <text:p>2534</text:p>
          </table:table-cell>
          <table:table-cell table:formula="of:=ABS([.H1264])" office:value-type="float" office:value="2.600122070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80</text:p>
          </table:table-cell>
          <table:table-cell office:value-type="string">
            <text:p>25346232</text:p>
          </table:table-cell>
          <table:table-cell office:value-type="string">
            <text:p>LFP3</text:p>
          </table:table-cell>
          <table:table-cell office:value-type="float" office:value="608577.9">
            <text:p>608577.9</text:p>
          </table:table-cell>
          <table:table-cell office:value-type="float" office:value="227792.088">
            <text:p>227792.088</text:p>
          </table:table-cell>
          <table:table-cell office:value-type="float" office:value="451.002">
            <text:p>451.002</text:p>
          </table:table-cell>
          <table:table-cell office:value-type="float" office:value="450.9899902344">
            <text:p>450.9899902344</text:p>
          </table:table-cell>
          <table:table-cell office:value-type="float" office:value="-1.2009765625">
            <text:p>-1.2009765625</text:p>
          </table:table-cell>
          <table:table-cell office:value-type="string">
            <text:p>2534</text:p>
          </table:table-cell>
          <table:table-cell table:formula="of:=ABS([.H1265])" office:value-type="float" office:value="1.2009765625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81</text:p>
          </table:table-cell>
          <table:table-cell office:value-type="string">
            <text:p>25346233</text:p>
          </table:table-cell>
          <table:table-cell office:value-type="string">
            <text:p>LFP3</text:p>
          </table:table-cell>
          <table:table-cell office:value-type="float" office:value="608576.72">
            <text:p>608576.72</text:p>
          </table:table-cell>
          <table:table-cell office:value-type="float" office:value="227848.52">
            <text:p>227848.52</text:p>
          </table:table-cell>
          <table:table-cell office:value-type="float" office:value="448.592">
            <text:p>448.592</text:p>
          </table:table-cell>
          <table:table-cell office:value-type="float" office:value="448.5700073242">
            <text:p>448.5700073242</text:p>
          </table:table-cell>
          <table:table-cell office:value-type="float" office:value="-2.1992675781">
            <text:p>-2.1992675781</text:p>
          </table:table-cell>
          <table:table-cell office:value-type="string">
            <text:p>2534</text:p>
          </table:table-cell>
          <table:table-cell table:formula="of:=ABS([.H1266])" office:value-type="float" office:value="2.1992675781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82</text:p>
          </table:table-cell>
          <table:table-cell office:value-type="string">
            <text:p>25346234</text:p>
          </table:table-cell>
          <table:table-cell office:value-type="string">
            <text:p>LFP3</text:p>
          </table:table-cell>
          <table:table-cell office:value-type="float" office:value="608654.288">
            <text:p>608654.288</text:p>
          </table:table-cell>
          <table:table-cell office:value-type="float" office:value="227487.994">
            <text:p>227487.994</text:p>
          </table:table-cell>
          <table:table-cell office:value-type="float" office:value="463.785">
            <text:p>463.785</text:p>
          </table:table-cell>
          <table:table-cell office:value-type="float" office:value="463.8500061035">
            <text:p>463.8500061035</text:p>
          </table:table-cell>
          <table:table-cell office:value-type="float" office:value="6.5006103516">
            <text:p>6.5006103516</text:p>
          </table:table-cell>
          <table:table-cell office:value-type="string">
            <text:p>2534</text:p>
          </table:table-cell>
          <table:table-cell table:formula="of:=ABS([.H1267])" office:value-type="float" office:value="6.5006103516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83</text:p>
          </table:table-cell>
          <table:table-cell office:value-type="string">
            <text:p>25346235</text:p>
          </table:table-cell>
          <table:table-cell office:value-type="string">
            <text:p>LFP3</text:p>
          </table:table-cell>
          <table:table-cell office:value-type="float" office:value="608685.874">
            <text:p>608685.874</text:p>
          </table:table-cell>
          <table:table-cell office:value-type="float" office:value="227401.26">
            <text:p>227401.26</text:p>
          </table:table-cell>
          <table:table-cell office:value-type="float" office:value="464.08">
            <text:p>464.08</text:p>
          </table:table-cell>
          <table:table-cell office:value-type="float" office:value="464.1099853516">
            <text:p>464.1099853516</text:p>
          </table:table-cell>
          <table:table-cell office:value-type="float" office:value="2.9985351563">
            <text:p>2.9985351563</text:p>
          </table:table-cell>
          <table:table-cell office:value-type="string">
            <text:p>2534</text:p>
          </table:table-cell>
          <table:table-cell table:formula="of:=ABS([.H1268])" office:value-type="float" office:value="2.9985351563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84</text:p>
          </table:table-cell>
          <table:table-cell office:value-type="string">
            <text:p>25346236</text:p>
          </table:table-cell>
          <table:table-cell office:value-type="string">
            <text:p>LFP3</text:p>
          </table:table-cell>
          <table:table-cell office:value-type="float" office:value="608393.996">
            <text:p>608393.996</text:p>
          </table:table-cell>
          <table:table-cell office:value-type="float" office:value="227825.46">
            <text:p>227825.46</text:p>
          </table:table-cell>
          <table:table-cell office:value-type="float" office:value="443.942">
            <text:p>443.942</text:p>
          </table:table-cell>
          <table:table-cell office:value-type="float" office:value="444.0299987793">
            <text:p>444.0299987793</text:p>
          </table:table-cell>
          <table:table-cell office:value-type="float" office:value="8.7998779297">
            <text:p>8.7998779297</text:p>
          </table:table-cell>
          <table:table-cell office:value-type="string">
            <text:p>2534</text:p>
          </table:table-cell>
          <table:table-cell table:formula="of:=ABS([.H1269])" office:value-type="float" office:value="8.7998779297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685</text:p>
          </table:table-cell>
          <table:table-cell office:value-type="string">
            <text:p>25346237</text:p>
          </table:table-cell>
          <table:table-cell office:value-type="string">
            <text:p>LFP3</text:p>
          </table:table-cell>
          <table:table-cell office:value-type="float" office:value="608405.986">
            <text:p>608405.986</text:p>
          </table:table-cell>
          <table:table-cell office:value-type="float" office:value="227759.121">
            <text:p>227759.121</text:p>
          </table:table-cell>
          <table:table-cell office:value-type="float" office:value="449.255">
            <text:p>449.255</text:p>
          </table:table-cell>
          <table:table-cell office:value-type="float" office:value="449.200012207">
            <text:p>449.200012207</text:p>
          </table:table-cell>
          <table:table-cell office:value-type="float" office:value="-5.4987792969">
            <text:p>-5.4987792969</text:p>
          </table:table-cell>
          <table:table-cell office:value-type="string">
            <text:p>2534</text:p>
          </table:table-cell>
          <table:table-cell table:formula="of:=ABS([.H1270])" office:value-type="float" office:value="5.4987792969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86</text:p>
          </table:table-cell>
          <table:table-cell office:value-type="string">
            <text:p>25346238</text:p>
          </table:table-cell>
          <table:table-cell office:value-type="string">
            <text:p>LFP3</text:p>
          </table:table-cell>
          <table:table-cell office:value-type="float" office:value="608516.788">
            <text:p>608516.788</text:p>
          </table:table-cell>
          <table:table-cell office:value-type="float" office:value="227782.704">
            <text:p>227782.704</text:p>
          </table:table-cell>
          <table:table-cell office:value-type="float" office:value="450.183">
            <text:p>450.183</text:p>
          </table:table-cell>
          <table:table-cell office:value-type="float" office:value="450.2399902344">
            <text:p>450.2399902344</text:p>
          </table:table-cell>
          <table:table-cell office:value-type="float" office:value="5.6990234375">
            <text:p>5.6990234375</text:p>
          </table:table-cell>
          <table:table-cell office:value-type="string">
            <text:p>2534</text:p>
          </table:table-cell>
          <table:table-cell table:formula="of:=ABS([.H1271])" office:value-type="float" office:value="5.6990234375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687</text:p>
          </table:table-cell>
          <table:table-cell office:value-type="string">
            <text:p>25346239</text:p>
          </table:table-cell>
          <table:table-cell office:value-type="string">
            <text:p>LFP3</text:p>
          </table:table-cell>
          <table:table-cell office:value-type="float" office:value="608521.025">
            <text:p>608521.025</text:p>
          </table:table-cell>
          <table:table-cell office:value-type="float" office:value="227675.575">
            <text:p>227675.575</text:p>
          </table:table-cell>
          <table:table-cell office:value-type="float" office:value="455.052">
            <text:p>455.052</text:p>
          </table:table-cell>
          <table:table-cell office:value-type="float" office:value="455.0799865723">
            <text:p>455.0799865723</text:p>
          </table:table-cell>
          <table:table-cell office:value-type="float" office:value="2.7986572266">
            <text:p>2.7986572266</text:p>
          </table:table-cell>
          <table:table-cell office:value-type="string">
            <text:p>2534</text:p>
          </table:table-cell>
          <table:table-cell table:formula="of:=ABS([.H1272])" office:value-type="float" office:value="2.7986572266">
            <text:p>3</text:p>
          </table:table-cell>
          <table:table-cell table:number-columns-repeated="246"/>
        </table:table-row>
        <table:table-row table:style-name="ro1">
          <table:table-cell office:value-type="string">
            <text:p>5353688</text:p>
          </table:table-cell>
          <table:table-cell office:value-type="string">
            <text:p>25346240</text:p>
          </table:table-cell>
          <table:table-cell office:value-type="string">
            <text:p>LFP3</text:p>
          </table:table-cell>
          <table:table-cell office:value-type="float" office:value="608610.11">
            <text:p>608610.11</text:p>
          </table:table-cell>
          <table:table-cell office:value-type="float" office:value="227462.791">
            <text:p>227462.791</text:p>
          </table:table-cell>
          <table:table-cell office:value-type="float" office:value="458.981">
            <text:p>458.981</text:p>
          </table:table-cell>
          <table:table-cell office:value-type="float" office:value="458.9400024414">
            <text:p>458.9400024414</text:p>
          </table:table-cell>
          <table:table-cell office:value-type="float" office:value="-4.0997558594">
            <text:p>-4.0997558594</text:p>
          </table:table-cell>
          <table:table-cell office:value-type="string">
            <text:p>2534</text:p>
          </table:table-cell>
          <table:table-cell table:formula="of:=ABS([.H1273])" office:value-type="float" office:value="4.0997558594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89</text:p>
          </table:table-cell>
          <table:table-cell office:value-type="string">
            <text:p>25346241</text:p>
          </table:table-cell>
          <table:table-cell office:value-type="string">
            <text:p>LFP3</text:p>
          </table:table-cell>
          <table:table-cell office:value-type="float" office:value="608371.477">
            <text:p>608371.477</text:p>
          </table:table-cell>
          <table:table-cell office:value-type="float" office:value="227937.628">
            <text:p>227937.628</text:p>
          </table:table-cell>
          <table:table-cell office:value-type="float" office:value="443.16">
            <text:p>443.16</text:p>
          </table:table-cell>
          <table:table-cell office:value-type="float" office:value="443.200012207">
            <text:p>443.200012207</text:p>
          </table:table-cell>
          <table:table-cell office:value-type="float" office:value="4.0012207031">
            <text:p>4.0012207031</text:p>
          </table:table-cell>
          <table:table-cell office:value-type="string">
            <text:p>2534</text:p>
          </table:table-cell>
          <table:table-cell table:formula="of:=ABS([.H1274])" office:value-type="float" office:value="4.0012207031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690</text:p>
          </table:table-cell>
          <table:table-cell office:value-type="string">
            <text:p>25346242</text:p>
          </table:table-cell>
          <table:table-cell office:value-type="string">
            <text:p>LFP3</text:p>
          </table:table-cell>
          <table:table-cell office:value-type="float" office:value="608549.242">
            <text:p>608549.242</text:p>
          </table:table-cell>
          <table:table-cell office:value-type="float" office:value="227518.682">
            <text:p>227518.682</text:p>
          </table:table-cell>
          <table:table-cell office:value-type="float" office:value="455.921">
            <text:p>455.921</text:p>
          </table:table-cell>
          <table:table-cell office:value-type="float" office:value="455.9200134277">
            <text:p>455.9200134277</text:p>
          </table:table-cell>
          <table:table-cell office:value-type="float" office:value="-0.0986572266">
            <text:p>-0.0986572266</text:p>
          </table:table-cell>
          <table:table-cell office:value-type="string">
            <text:p>2534</text:p>
          </table:table-cell>
          <table:table-cell table:formula="of:=ABS([.H1275])" office:value-type="float" office:value="0.0986572266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5353691</text:p>
          </table:table-cell>
          <table:table-cell office:value-type="string">
            <text:p>25346253</text:p>
          </table:table-cell>
          <table:table-cell office:value-type="string">
            <text:p>LFP3</text:p>
          </table:table-cell>
          <table:table-cell office:value-type="float" office:value="608279.66">
            <text:p>608279.66</text:p>
          </table:table-cell>
          <table:table-cell office:value-type="float" office:value="228366.749">
            <text:p>228366.749</text:p>
          </table:table-cell>
          <table:table-cell office:value-type="float" office:value="427.996">
            <text:p>427.996</text:p>
          </table:table-cell>
          <table:table-cell office:value-type="float" office:value="428.0199890137">
            <text:p>428.0199890137</text:p>
          </table:table-cell>
          <table:table-cell office:value-type="float" office:value="2.3989013672">
            <text:p>2.3989013672</text:p>
          </table:table-cell>
          <table:table-cell office:value-type="string">
            <text:p>2534</text:p>
          </table:table-cell>
          <table:table-cell table:formula="of:=ABS([.H1276])" office:value-type="float" office:value="2.3989013672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92</text:p>
          </table:table-cell>
          <table:table-cell office:value-type="string">
            <text:p>25346254</text:p>
          </table:table-cell>
          <table:table-cell office:value-type="string">
            <text:p>LFP3</text:p>
          </table:table-cell>
          <table:table-cell office:value-type="float" office:value="608380.787">
            <text:p>608380.787</text:p>
          </table:table-cell>
          <table:table-cell office:value-type="float" office:value="228396.032">
            <text:p>228396.032</text:p>
          </table:table-cell>
          <table:table-cell office:value-type="float" office:value="428.092">
            <text:p>428.092</text:p>
          </table:table-cell>
          <table:table-cell office:value-type="float" office:value="428.1099853516">
            <text:p>428.1099853516</text:p>
          </table:table-cell>
          <table:table-cell office:value-type="float" office:value="1.7985351563">
            <text:p>1.7985351563</text:p>
          </table:table-cell>
          <table:table-cell office:value-type="string">
            <text:p>2534</text:p>
          </table:table-cell>
          <table:table-cell table:formula="of:=ABS([.H1277])" office:value-type="float" office:value="1.7985351563">
            <text:p>2</text:p>
          </table:table-cell>
          <table:table-cell table:number-columns-repeated="246"/>
        </table:table-row>
        <table:table-row table:style-name="ro1">
          <table:table-cell office:value-type="string">
            <text:p>5353693</text:p>
          </table:table-cell>
          <table:table-cell office:value-type="string">
            <text:p>25346255</text:p>
          </table:table-cell>
          <table:table-cell office:value-type="string">
            <text:p>LFP3</text:p>
          </table:table-cell>
          <table:table-cell office:value-type="float" office:value="608301.24">
            <text:p>608301.24</text:p>
          </table:table-cell>
          <table:table-cell office:value-type="float" office:value="228265.445">
            <text:p>228265.445</text:p>
          </table:table-cell>
          <table:table-cell office:value-type="float" office:value="431.412">
            <text:p>431.412</text:p>
          </table:table-cell>
          <table:table-cell office:value-type="float" office:value="431.3599853516">
            <text:p>431.3599853516</text:p>
          </table:table-cell>
          <table:table-cell office:value-type="float" office:value="-5.2014648437">
            <text:p>-5.2014648437</text:p>
          </table:table-cell>
          <table:table-cell office:value-type="string">
            <text:p>2534</text:p>
          </table:table-cell>
          <table:table-cell table:formula="of:=ABS([.H1278])" office:value-type="float" office:value="5.2014648437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694</text:p>
          </table:table-cell>
          <table:table-cell office:value-type="string">
            <text:p>25346256</text:p>
          </table:table-cell>
          <table:table-cell office:value-type="string">
            <text:p>LFP3</text:p>
          </table:table-cell>
          <table:table-cell office:value-type="float" office:value="608394.4">
            <text:p>608394.4</text:p>
          </table:table-cell>
          <table:table-cell office:value-type="float" office:value="228284.518">
            <text:p>228284.518</text:p>
          </table:table-cell>
          <table:table-cell office:value-type="float" office:value="431.472">
            <text:p>431.472</text:p>
          </table:table-cell>
          <table:table-cell office:value-type="float" office:value="431.4800109863">
            <text:p>431.4800109863</text:p>
          </table:table-cell>
          <table:table-cell office:value-type="float" office:value="0.8010986328">
            <text:p>0.8010986328</text:p>
          </table:table-cell>
          <table:table-cell office:value-type="string">
            <text:p>2534</text:p>
          </table:table-cell>
          <table:table-cell table:formula="of:=ABS([.H1279])" office:value-type="float" office:value="0.8010986328">
            <text:p>1</text:p>
          </table:table-cell>
          <table:table-cell table:number-columns-repeated="246"/>
        </table:table-row>
        <table:table-row table:style-name="ro1">
          <table:table-cell office:value-type="string">
            <text:p>5353695</text:p>
          </table:table-cell>
          <table:table-cell office:value-type="string">
            <text:p>25346257</text:p>
          </table:table-cell>
          <table:table-cell office:value-type="string">
            <text:p>LFP3</text:p>
          </table:table-cell>
          <table:table-cell office:value-type="float" office:value="608482.985">
            <text:p>608482.985</text:p>
          </table:table-cell>
          <table:table-cell office:value-type="float" office:value="228304.152">
            <text:p>228304.152</text:p>
          </table:table-cell>
          <table:table-cell office:value-type="float" office:value="431.553">
            <text:p>431.553</text:p>
          </table:table-cell>
          <table:table-cell office:value-type="float" office:value="431.6199951172">
            <text:p>431.6199951172</text:p>
          </table:table-cell>
          <table:table-cell office:value-type="float" office:value="6.6995117188">
            <text:p>6.6995117188</text:p>
          </table:table-cell>
          <table:table-cell office:value-type="string">
            <text:p>2534</text:p>
          </table:table-cell>
          <table:table-cell table:formula="of:=ABS([.H1280])" office:value-type="float" office:value="6.6995117188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96</text:p>
          </table:table-cell>
          <table:table-cell office:value-type="string">
            <text:p>25346258</text:p>
          </table:table-cell>
          <table:table-cell office:value-type="string">
            <text:p>LFP3</text:p>
          </table:table-cell>
          <table:table-cell office:value-type="float" office:value="609356.514">
            <text:p>609356.514</text:p>
          </table:table-cell>
          <table:table-cell office:value-type="float" office:value="228207.595">
            <text:p>228207.595</text:p>
          </table:table-cell>
          <table:table-cell office:value-type="float" office:value="432.89">
            <text:p>432.89</text:p>
          </table:table-cell>
          <table:table-cell office:value-type="float" office:value="432.8200073242">
            <text:p>432.8200073242</text:p>
          </table:table-cell>
          <table:table-cell office:value-type="float" office:value="-6.9992675781">
            <text:p>-6.9992675781</text:p>
          </table:table-cell>
          <table:table-cell office:value-type="string">
            <text:p>2534</text:p>
          </table:table-cell>
          <table:table-cell table:formula="of:=ABS([.H1281])" office:value-type="float" office:value="6.9992675781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697</text:p>
          </table:table-cell>
          <table:table-cell office:value-type="string">
            <text:p>25346259</text:p>
          </table:table-cell>
          <table:table-cell office:value-type="string">
            <text:p>LFP3</text:p>
          </table:table-cell>
          <table:table-cell office:value-type="float" office:value="609206.654">
            <text:p>609206.654</text:p>
          </table:table-cell>
          <table:table-cell office:value-type="float" office:value="228194.758">
            <text:p>228194.758</text:p>
          </table:table-cell>
          <table:table-cell office:value-type="float" office:value="429.942">
            <text:p>429.942</text:p>
          </table:table-cell>
          <table:table-cell office:value-type="float" office:value="429.8399963379">
            <text:p>429.8399963379</text:p>
          </table:table-cell>
          <table:table-cell office:value-type="float" office:value="-10.2003662109">
            <text:p>-10.2003662109</text:p>
          </table:table-cell>
          <table:table-cell office:value-type="string">
            <text:p>2534</text:p>
          </table:table-cell>
          <table:table-cell table:formula="of:=ABS([.H1282])" office:value-type="float" office:value="10.2003662109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698</text:p>
          </table:table-cell>
          <table:table-cell office:value-type="string">
            <text:p>25346260</text:p>
          </table:table-cell>
          <table:table-cell office:value-type="string">
            <text:p>LFP3</text:p>
          </table:table-cell>
          <table:table-cell office:value-type="float" office:value="609194.065">
            <text:p>609194.065</text:p>
          </table:table-cell>
          <table:table-cell office:value-type="float" office:value="228259.407">
            <text:p>228259.407</text:p>
          </table:table-cell>
          <table:table-cell office:value-type="float" office:value="432.663">
            <text:p>432.663</text:p>
          </table:table-cell>
          <table:table-cell office:value-type="float" office:value="427.3099975586">
            <text:p>427.3099975586</text:p>
          </table:table-cell>
          <table:table-cell office:value-type="float" office:value="-535.3002441406">
            <text:p>-535.3002441406</text:p>
          </table:table-cell>
          <table:table-cell office:value-type="string">
            <text:p>2534</text:p>
          </table:table-cell>
          <table:table-cell table:formula="of:=ABS([.H1283])" office:value-type="float" office:value="535.3002441406">
            <text:p>535</text:p>
          </table:table-cell>
          <table:table-cell table:number-columns-repeated="246"/>
        </table:table-row>
        <table:table-row table:style-name="ro1">
          <table:table-cell office:value-type="string">
            <text:p>5353699</text:p>
          </table:table-cell>
          <table:table-cell office:value-type="string">
            <text:p>25346261</text:p>
          </table:table-cell>
          <table:table-cell office:value-type="string">
            <text:p>LFP3</text:p>
          </table:table-cell>
          <table:table-cell office:value-type="float" office:value="609149.836">
            <text:p>609149.836</text:p>
          </table:table-cell>
          <table:table-cell office:value-type="float" office:value="228263.987">
            <text:p>228263.987</text:p>
          </table:table-cell>
          <table:table-cell office:value-type="float" office:value="433.009">
            <text:p>433.009</text:p>
          </table:table-cell>
          <table:table-cell office:value-type="float" office:value="432.9200134277">
            <text:p>432.9200134277</text:p>
          </table:table-cell>
          <table:table-cell office:value-type="float" office:value="-8.8986572266">
            <text:p>-8.8986572266</text:p>
          </table:table-cell>
          <table:table-cell office:value-type="string">
            <text:p>2534</text:p>
          </table:table-cell>
          <table:table-cell table:formula="of:=ABS([.H1284])" office:value-type="float" office:value="8.8986572266">
            <text:p>9</text:p>
          </table:table-cell>
          <table:table-cell table:number-columns-repeated="246"/>
        </table:table-row>
        <table:table-row table:style-name="ro1">
          <table:table-cell office:value-type="string">
            <text:p>5353700</text:p>
          </table:table-cell>
          <table:table-cell office:value-type="string">
            <text:p>25346263</text:p>
          </table:table-cell>
          <table:table-cell office:value-type="string">
            <text:p>LFP3</text:p>
          </table:table-cell>
          <table:table-cell office:value-type="float" office:value="609106.371">
            <text:p>609106.371</text:p>
          </table:table-cell>
          <table:table-cell office:value-type="float" office:value="228189.557">
            <text:p>228189.557</text:p>
          </table:table-cell>
          <table:table-cell office:value-type="float" office:value="432.013">
            <text:p>432.013</text:p>
          </table:table-cell>
          <table:table-cell office:value-type="float" office:value="431.9400024414">
            <text:p>431.9400024414</text:p>
          </table:table-cell>
          <table:table-cell office:value-type="float" office:value="-7.2997558594">
            <text:p>-7.2997558594</text:p>
          </table:table-cell>
          <table:table-cell office:value-type="string">
            <text:p>2534</text:p>
          </table:table-cell>
          <table:table-cell table:formula="of:=ABS([.H1285])" office:value-type="float" office:value="7.2997558594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701</text:p>
          </table:table-cell>
          <table:table-cell office:value-type="string">
            <text:p>25346264</text:p>
          </table:table-cell>
          <table:table-cell office:value-type="string">
            <text:p>LFP3</text:p>
          </table:table-cell>
          <table:table-cell office:value-type="float" office:value="609160.912">
            <text:p>609160.912</text:p>
          </table:table-cell>
          <table:table-cell office:value-type="float" office:value="228353.969">
            <text:p>228353.969</text:p>
          </table:table-cell>
          <table:table-cell office:value-type="float" office:value="427.373">
            <text:p>427.373</text:p>
          </table:table-cell>
          <table:table-cell office:value-type="float" office:value="427.25">
            <text:p>427.25</text:p>
          </table:table-cell>
          <table:table-cell office:value-type="float" office:value="-12.3">
            <text:p>-12.3</text:p>
          </table:table-cell>
          <table:table-cell office:value-type="string">
            <text:p>2534</text:p>
          </table:table-cell>
          <table:table-cell table:formula="of:=ABS([.H1286])" office:value-type="float" office:value="12.3">
            <text:p>12</text:p>
          </table:table-cell>
          <table:table-cell table:number-columns-repeated="246"/>
        </table:table-row>
        <table:table-row table:style-name="ro1">
          <table:table-cell office:value-type="string">
            <text:p>5353702</text:p>
          </table:table-cell>
          <table:table-cell office:value-type="string">
            <text:p>25346265</text:p>
          </table:table-cell>
          <table:table-cell office:value-type="string">
            <text:p>LFP3</text:p>
          </table:table-cell>
          <table:table-cell office:value-type="float" office:value="609099.256">
            <text:p>609099.256</text:p>
          </table:table-cell>
          <table:table-cell office:value-type="float" office:value="228542.016">
            <text:p>228542.016</text:p>
          </table:table-cell>
          <table:table-cell office:value-type="float" office:value="430.258">
            <text:p>430.258</text:p>
          </table:table-cell>
          <table:table-cell office:value-type="float" office:value="430.1600036621">
            <text:p>430.1600036621</text:p>
          </table:table-cell>
          <table:table-cell office:value-type="float" office:value="-9.7996337891">
            <text:p>-9.7996337891</text:p>
          </table:table-cell>
          <table:table-cell office:value-type="string">
            <text:p>2534</text:p>
          </table:table-cell>
          <table:table-cell table:formula="of:=ABS([.H1287])" office:value-type="float" office:value="9.7996337891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703</text:p>
          </table:table-cell>
          <table:table-cell office:value-type="string">
            <text:p>25346266</text:p>
          </table:table-cell>
          <table:table-cell office:value-type="string">
            <text:p>LFP3</text:p>
          </table:table-cell>
          <table:table-cell office:value-type="float" office:value="609266.228">
            <text:p>609266.228</text:p>
          </table:table-cell>
          <table:table-cell office:value-type="float" office:value="228176.36">
            <text:p>228176.36</text:p>
          </table:table-cell>
          <table:table-cell office:value-type="float" office:value="432.239">
            <text:p>432.239</text:p>
          </table:table-cell>
          <table:table-cell office:value-type="float" office:value="432.1799926758">
            <text:p>432.1799926758</text:p>
          </table:table-cell>
          <table:table-cell office:value-type="float" office:value="-5.9007324219">
            <text:p>-5.9007324219</text:p>
          </table:table-cell>
          <table:table-cell office:value-type="string">
            <text:p>2534</text:p>
          </table:table-cell>
          <table:table-cell table:formula="of:=ABS([.H1288])" office:value-type="float" office:value="5.9007324219">
            <text:p>6</text:p>
          </table:table-cell>
          <table:table-cell table:number-columns-repeated="246"/>
        </table:table-row>
        <table:table-row table:style-name="ro1">
          <table:table-cell office:value-type="string">
            <text:p>5353704</text:p>
          </table:table-cell>
          <table:table-cell office:value-type="string">
            <text:p>25346267</text:p>
          </table:table-cell>
          <table:table-cell office:value-type="string">
            <text:p>LFP3</text:p>
          </table:table-cell>
          <table:table-cell office:value-type="float" office:value="609329.659">
            <text:p>609329.659</text:p>
          </table:table-cell>
          <table:table-cell office:value-type="float" office:value="228170.836">
            <text:p>228170.836</text:p>
          </table:table-cell>
          <table:table-cell office:value-type="float" office:value="432.66">
            <text:p>432.66</text:p>
          </table:table-cell>
          <table:table-cell office:value-type="float" office:value="432.6199951172">
            <text:p>432.6199951172</text:p>
          </table:table-cell>
          <table:table-cell office:value-type="float" office:value="-4.0004882813">
            <text:p>-4.0004882813</text:p>
          </table:table-cell>
          <table:table-cell office:value-type="string">
            <text:p>2534</text:p>
          </table:table-cell>
          <table:table-cell table:formula="of:=ABS([.H1289])" office:value-type="float" office:value="4.0004882813">
            <text:p>4</text:p>
          </table:table-cell>
          <table:table-cell table:number-columns-repeated="246"/>
        </table:table-row>
        <table:table-row table:style-name="ro1">
          <table:table-cell office:value-type="string">
            <text:p>5353705</text:p>
          </table:table-cell>
          <table:table-cell office:value-type="string">
            <text:p>25346268</text:p>
          </table:table-cell>
          <table:table-cell office:value-type="string">
            <text:p>LFP3</text:p>
          </table:table-cell>
          <table:table-cell office:value-type="float" office:value="609042.854">
            <text:p>609042.854</text:p>
          </table:table-cell>
          <table:table-cell office:value-type="float" office:value="228579.87">
            <text:p>228579.87</text:p>
          </table:table-cell>
          <table:table-cell office:value-type="float" office:value="430.562">
            <text:p>430.562</text:p>
          </table:table-cell>
          <table:table-cell office:value-type="float" office:value="430.4899902344">
            <text:p>430.4899902344</text:p>
          </table:table-cell>
          <table:table-cell office:value-type="float" office:value="-7.2009765625">
            <text:p>-7.2009765625</text:p>
          </table:table-cell>
          <table:table-cell office:value-type="string">
            <text:p>2534</text:p>
          </table:table-cell>
          <table:table-cell table:formula="of:=ABS([.H1290])" office:value-type="float" office:value="7.2009765625">
            <text:p>7</text:p>
          </table:table-cell>
          <table:table-cell table:number-columns-repeated="246"/>
        </table:table-row>
        <table:table-row table:style-name="ro1">
          <table:table-cell office:value-type="string">
            <text:p>5353706</text:p>
          </table:table-cell>
          <table:table-cell office:value-type="string">
            <text:p>25346269</text:p>
          </table:table-cell>
          <table:table-cell office:value-type="string">
            <text:p>LFP3</text:p>
          </table:table-cell>
          <table:table-cell office:value-type="float" office:value="608508.938">
            <text:p>608508.938</text:p>
          </table:table-cell>
          <table:table-cell office:value-type="float" office:value="227727.095">
            <text:p>227727.095</text:p>
          </table:table-cell>
          <table:table-cell office:value-type="float" office:value="452.197">
            <text:p>452.197</text:p>
          </table:table-cell>
          <table:table-cell office:value-type="float" office:value="452.1499938965">
            <text:p>452.1499938965</text:p>
          </table:table-cell>
          <table:table-cell office:value-type="float" office:value="-4.7006103516">
            <text:p>-4.7006103516</text:p>
          </table:table-cell>
          <table:table-cell office:value-type="string">
            <text:p>2534</text:p>
          </table:table-cell>
          <table:table-cell table:formula="of:=ABS([.H1291])" office:value-type="float" office:value="4.7006103516">
            <text:p>5</text:p>
          </table:table-cell>
          <table:table-cell table:number-columns-repeated="246"/>
        </table:table-row>
        <table:table-row table:style-name="ro1">
          <table:table-cell office:value-type="string">
            <text:p>5353707</text:p>
          </table:table-cell>
          <table:table-cell office:value-type="string">
            <text:p>25346271</text:p>
          </table:table-cell>
          <table:table-cell office:value-type="string">
            <text:p>LFP3</text:p>
          </table:table-cell>
          <table:table-cell office:value-type="float" office:value="608422.514">
            <text:p>608422.514</text:p>
          </table:table-cell>
          <table:table-cell office:value-type="float" office:value="227697.974">
            <text:p>227697.974</text:p>
          </table:table-cell>
          <table:table-cell office:value-type="float" office:value="450.575">
            <text:p>450.575</text:p>
          </table:table-cell>
          <table:table-cell office:value-type="float" office:value="450.6700134277">
            <text:p>450.6700134277</text:p>
          </table:table-cell>
          <table:table-cell office:value-type="float" office:value="9.5013427734">
            <text:p>9.5013427734</text:p>
          </table:table-cell>
          <table:table-cell office:value-type="string">
            <text:p>2534</text:p>
          </table:table-cell>
          <table:table-cell table:formula="of:=ABS([.H1292])" office:value-type="float" office:value="9.5013427734">
            <text:p>10</text:p>
          </table:table-cell>
          <table:table-cell table:number-columns-repeated="246"/>
        </table:table-row>
        <table:table-row table:style-name="ro1">
          <table:table-cell office:value-type="string">
            <text:p>5353708</text:p>
          </table:table-cell>
          <table:table-cell office:value-type="string">
            <text:p>25346272</text:p>
          </table:table-cell>
          <table:table-cell office:value-type="string">
            <text:p>LFP3</text:p>
          </table:table-cell>
          <table:table-cell office:value-type="float" office:value="609045.149">
            <text:p>609045.149</text:p>
          </table:table-cell>
          <table:table-cell office:value-type="float" office:value="228192.599">
            <text:p>228192.599</text:p>
          </table:table-cell>
          <table:table-cell office:value-type="float" office:value="431.781">
            <text:p>431.781</text:p>
          </table:table-cell>
          <table:table-cell office:value-type="float" office:value="431.6499938965">
            <text:p>431.6499938965</text:p>
          </table:table-cell>
          <table:table-cell office:value-type="float" office:value="-13.1006103516">
            <text:p>-13.1006103516</text:p>
          </table:table-cell>
          <table:table-cell office:value-type="string">
            <text:p>2534</text:p>
          </table:table-cell>
          <table:table-cell table:formula="of:=ABS([.H1293])" office:value-type="float" office:value="13.1006103516">
            <text:p>13</text:p>
          </table:table-cell>
          <table:table-cell table:number-columns-repeated="246"/>
        </table:table-row>
        <table:table-row table:style-name="ro1">
          <table:table-cell table:style-name="Default" table:number-columns-repeated="9"/>
          <table:table-cell table:style-name="Default" table:formula="of:=AVERAGE([.J1:.J1293])" office:value-type="float" office:value="37.1158664027766">
            <text:p>37.1158664027766</text:p>
          </table:table-cell>
          <table:table-cell table:style-name="Default" table:number-columns-repeated="246"/>
        </table:table-row>
        <table:table-row table:style-name="ro1">
          <table:table-cell table:style-name="Default" table:number-columns-repeated="9"/>
          <table:table-cell table:style-name="Default" table:formula="of:=MEDIAN([.J1:.J1293])" office:value-type="float" office:value="5.5995117187">
            <text:p>5.5995117187</text:p>
          </table:table-cell>
          <table:table-cell table:style-name="Default"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7/20/2015</text:date>, <text:time>20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20T17:50:40Z</meta:creation-date>
    <meta:generator>OpenOffice.org/3.2$Unix OpenOffice.org_project/320m12$Build-9483</meta:generator>
    <dc:date>2015-07-20T20:09:22</dc:date>
    <dc:creator>Stefan Ziegler</dc:creator>
    <meta:editing-duration>PT00H17M51S</meta:editing-duration>
    <meta:editing-cycles>2</meta:editing-cycles>
    <meta:document-statistic meta:table-count="1" meta:cell-count="12932" meta:object-count="0"/>
  </office:meta>
</office:document-meta>
</file>